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1" svg:font-family="Wingdings" style:font-pitch="variable"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Arial-BoldMT" svg:font-family="Arial-BoldMT"/>
    <style:font-face style:name="CMBX10" svg:font-family="CMBX10"/>
    <style:font-face style:name="CMBX12" svg:font-family="CMBX12"/>
    <style:font-face style:name="CMBX9" svg:font-family="CMBX9"/>
    <style:font-face style:name="CMMI12" svg:font-family="CMMI12"/>
    <style:font-face style:name="CMR10" svg:font-family="CMR10"/>
    <style:font-face style:name="CMR17" svg:font-family="CMR17"/>
    <style:font-face style:name="CMSY10" svg:font-family="CMSY10"/>
    <style:font-face style:name="CMTI10" svg:font-family="CMTI10"/>
    <style:font-face style:name="CMTI12" svg:font-family="CMTI12"/>
    <style:font-face style:name="CMTT10" svg:font-family="CMTT10"/>
    <style:font-face style:name="CMTT12~33" svg:font-family="CMTT12~33"/>
    <style:font-face style:name="CMTT8" svg:font-family="CMTT8"/>
    <style:font-face style:name="Consolas" svg:font-family="Consolas"/>
    <style:font-face style:name="Georgia" svg:font-family="Georgia"/>
    <style:font-face style:name="LMMono10-Regular" svg:font-family="LMMono10-Regular"/>
    <style:font-face style:name="LMMono9-Regular" svg:font-family="LMMono9-Regular"/>
    <style:font-face style:name="OpenSymbol1" svg:font-family="OpenSymbol"/>
    <style:font-face style:name="OpenSymbol" svg:font-family="OpenSymbol, 'Arial Unicode MS'"/>
    <style:font-face style:name="Wingdings-Regular" svg:font-family="Wingdings-Regular"/>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ItalicMT" svg:font-family="Arial-ItalicMT" style:font-family-generic="script"/>
    <style:font-face style:name="LMMathItalic10-Regular" svg:font-family="LMMathItalic10-Regular" style:font-family-generic="script"/>
    <style:font-face style:name="ArialMT" svg:font-family="ArialMT" style:font-family-generic="swiss"/>
    <style:font-face style:name="LMSans10-Bold" svg:font-family="LMSans10-Bold" style:font-family-generic="swiss"/>
    <style:font-face style:name="LMSans10-Regular" svg:font-family="LMSans10-Regular" style:font-family-generic="swiss"/>
    <style:font-face style:name="LMSans8-Regular" svg:font-family="LMSans8-Regular" style:font-family-generic="swiss"/>
    <style:font-face style:name="Tahoma" svg:font-family="Tahoma"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1" style:family="table">
      <style:table-properties style:width="12.21cm" table:align="center" style:writing-mode="lr-tb"/>
    </style:style>
    <style:style style:name="Tableau11.A" style:family="table-column">
      <style:table-column-properties style:column-width="3.806cm"/>
    </style:style>
    <style:style style:name="Tableau11.B" style:family="table-column">
      <style:table-column-properties style:column-width="4.078cm"/>
    </style:style>
    <style:style style:name="Tableau11.C" style:family="table-column">
      <style:table-column-properties style:column-width="4.325cm"/>
    </style:style>
    <style:style style:name="Tableau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2" style:family="table">
      <style:table-properties style:width="14.81cm" table:align="center" style:writing-mode="lr-tb"/>
    </style:style>
    <style:style style:name="Tableau12.A" style:family="table-column">
      <style:table-column-properties style:column-width="6.65cm"/>
    </style:style>
    <style:style style:name="Tableau12.B" style:family="table-column">
      <style:table-column-properties style:column-width="3.438cm"/>
    </style:style>
    <style:style style:name="Tableau12.C" style:family="table-column">
      <style:table-column-properties style:column-width="4.722cm"/>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table-cell-properties fo:padding="0.097cm" fo:border-left="0.002cm solid #000000" fo:border-right="0.002cm solid #000000" fo:border-top="none" fo:border-bottom="0.002cm solid #000000"/>
    </style:style>
    <style:style style:name="Tableau9" style:family="table">
      <style:table-properties style:width="14.101cm" table:align="center" style:writing-mode="lr-tb"/>
    </style:style>
    <style:style style:name="Tableau9.A" style:family="table-column">
      <style:table-column-properties style:column-width="2.417cm"/>
    </style:style>
    <style:style style:name="Tableau9.B" style:family="table-column">
      <style:table-column-properties style:column-width="2.824cm"/>
    </style:style>
    <style:style style:name="Tableau9.C" style:family="table-column">
      <style:table-column-properties style:column-width="3.487cm"/>
    </style:style>
    <style:style style:name="Tableau9.D" style:family="table-column">
      <style:table-column-properties style:column-width="2.769cm"/>
    </style:style>
    <style:style style:name="Tableau9.E" style:family="table-column">
      <style:table-column-properties style:column-width="2.604cm"/>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au9.E1" style:family="table-cell">
      <style:table-cell-properties style:vertical-align="top" fo:padding-left="0.123cm" fo:padding-right="0.123cm" fo:padding-top="0cm" fo:padding-bottom="0cm" fo:border="0.002cm solid #000000" style:writing-mode="lr-tb"/>
    </style:style>
    <style:style style:name="Tableau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au9.B2" style:family="table-cell">
      <style:table-cell-properties style:vertical-align="top" fo:background-color="transparent"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au9.E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au73" style:family="table">
      <style:table-properties style:width="13.48cm" table:align="center" style:writing-mode="lr-tb"/>
    </style:style>
    <style:style style:name="Tableau73.A" style:family="table-column">
      <style:table-column-properties style:column-width="2.35cm"/>
    </style:style>
    <style:style style:name="Tableau73.B" style:family="table-column">
      <style:table-column-properties style:column-width="1.656cm"/>
    </style:style>
    <style:style style:name="Tableau73.C" style:family="table-column">
      <style:table-column-properties style:column-width="4.874cm"/>
    </style:style>
    <style:style style:name="Tableau73.D" style:family="table-column">
      <style:table-column-properties style:column-width="4.6cm"/>
    </style:style>
    <style:style style:name="Tableau73.A1" style:family="table-cell">
      <style:table-cell-properties fo:padding="0.097cm" fo:border-left="0.002cm solid #000000" fo:border-right="none" fo:border-top="0.002cm solid #000000" fo:border-bottom="0.002cm solid #000000"/>
    </style:style>
    <style:style style:name="Tableau73.C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D2" style:family="table-cell">
      <style:table-cell-properties fo:padding="0.097cm" fo:border-left="0.002cm solid #000000" fo:border-right="0.002cm solid #000000" fo:border-top="none" fo:border-bottom="0.002cm solid #000000"/>
    </style:style>
    <style:style style:name="Tableau74" style:family="table">
      <style:table-properties style:width="14.392cm" fo:margin-left="1.556cm" fo:margin-right="0.644cm" table:align="margins" style:writing-mode="lr-tb"/>
    </style:style>
    <style:style style:name="Tableau74.A" style:family="table-column">
      <style:table-column-properties style:column-width="2.967cm" style:rel-column-width="13510*"/>
    </style:style>
    <style:style style:name="Tableau74.B" style:family="table-column">
      <style:table-column-properties style:column-width="2.572cm" style:rel-column-width="11710*"/>
    </style:style>
    <style:style style:name="Tableau74.C" style:family="table-column">
      <style:table-column-properties style:column-width="4.748cm" style:rel-column-width="21622*"/>
    </style:style>
    <style:style style:name="Tableau74.D" style:family="table-column">
      <style:table-column-properties style:column-width="4.105cm" style:rel-column-width="18693*"/>
    </style:style>
    <style:style style:name="Tableau74.A1" style:family="table-cell">
      <style:table-cell-properties fo:padding="0.097cm" fo:border-left="0.002cm solid #000000" fo:border-right="none" fo:border-top="0.002cm solid #000000" fo:border-bottom="0.002cm solid #000000"/>
    </style:style>
    <style:style style:name="Tableau74.C1" style:family="table-cell">
      <style:table-cell-properties fo:padding="0.097cm" fo:border="0.002cm solid #000000"/>
    </style:style>
    <style:style style:name="Tableau74.A2" style:family="table-cell">
      <style:table-cell-properties fo:padding="0.097cm" fo:border-left="0.002cm solid #000000" fo:border-right="none" fo:border-top="none" fo:border-bottom="0.002cm solid #000000"/>
    </style:style>
    <style:style style:name="Tableau74.D2" style:family="table-cell">
      <style:table-cell-properties fo:padding="0.097cm" fo:border-left="0.002cm solid #000000" fo:border-right="0.002cm solid #000000" fo:border-top="none" fo:border-bottom="0.002cm solid #000000"/>
    </style:style>
    <style:style style:name="Tableau72" style:family="table">
      <style:table-properties style:width="14.072cm" table:align="center" style:writing-mode="lr-tb"/>
    </style:style>
    <style:style style:name="Tableau72.A" style:family="table-column">
      <style:table-column-properties style:column-width="2.917cm"/>
    </style:style>
    <style:style style:name="Tableau72.B" style:family="table-column">
      <style:table-column-properties style:column-width="3.067cm"/>
    </style:style>
    <style:style style:name="Tableau72.C" style:family="table-column">
      <style:table-column-properties style:column-width="4.401cm"/>
    </style:style>
    <style:style style:name="Tableau72.D" style:family="table-column">
      <style:table-column-properties style:column-width="3.687cm"/>
    </style:style>
    <style:style style:name="Tableau72.A1" style:family="table-cell">
      <style:table-cell-properties fo:padding="0.097cm" fo:border-left="0.002cm solid #000000" fo:border-right="none" fo:border-top="0.002cm solid #000000" fo:border-bottom="0.002cm solid #000000"/>
    </style:style>
    <style:style style:name="Tableau72.D1" style:family="table-cell">
      <style:table-cell-properties fo:padding="0.097cm" fo:border="0.002cm solid #000000"/>
    </style:style>
    <style:style style:name="Tableau72.A2" style:family="table-cell">
      <style:table-cell-properties fo:padding="0.097cm" fo:border-left="0.002cm solid #000000" fo:border-right="none" fo:border-top="none" fo:border-bottom="0.002cm solid #000000"/>
    </style:style>
    <style:style style:name="Tableau72.D2" style:family="table-cell">
      <style:table-cell-properties fo:padding="0.097cm" fo:border-left="0.002cm solid #000000" fo:border-right="0.002cm solid #000000" fo:border-top="none" fo:border-bottom="0.002cm solid #000000"/>
    </style:style>
    <style:style style:name="Tableau13" style:family="table">
      <style:table-properties style:width="8.41cm" table:align="center" style:writing-mode="lr-tb"/>
    </style:style>
    <style:style style:name="Tableau13.A" style:family="table-column">
      <style:table-column-properties style:column-width="8.41cm"/>
    </style:style>
    <style:style style:name="Tableau13.A1" style:family="table-cell">
      <style:table-cell-properties fo:padding="0.097cm" fo:border="0.002cm solid #000000"/>
    </style:style>
    <style:style style:name="Tableau14" style:family="table">
      <style:table-properties style:width="13.75cm" table:align="center" style:writing-mode="lr-tb"/>
    </style:style>
    <style:style style:name="Tableau14.A" style:family="table-column">
      <style:table-column-properties style:column-width="13.75cm"/>
    </style:style>
    <style:style style:name="Tableau14.A1" style:family="table-cell">
      <style:table-cell-properties fo:padding="0.097cm" fo:border="0.002cm solid #000000"/>
    </style:style>
    <style:style style:name="Tableau15" style:family="table">
      <style:table-properties style:width="16.591cm" table:align="margins" style:writing-mode="lr-tb"/>
    </style:style>
    <style:style style:name="Tableau15.A" style:family="table-column">
      <style:table-column-properties style:column-width="8.296cm" style:rel-column-width="32767*"/>
    </style:style>
    <style:style style:name="Tableau15.B" style:family="table-column">
      <style:table-column-properties style:column-width="8.296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9" style:family="table">
      <style:table-properties style:width="7.34cm" table:align="center" style:writing-mode="lr-tb"/>
    </style:style>
    <style:style style:name="Tableau19.A" style:family="table-column">
      <style:table-column-properties style:column-width="7.34cm"/>
    </style:style>
    <style:style style:name="Tableau19.A1" style:family="table-cell">
      <style:table-cell-properties fo:padding="0.097cm" fo:border="0.002cm solid #000000"/>
    </style:style>
    <style:style style:name="Tableau16" style:family="table">
      <style:table-properties style:width="10.61cm" table:align="center" style:writing-mode="lr-tb"/>
    </style:style>
    <style:style style:name="Tableau16.A" style:family="table-column">
      <style:table-column-properties style:column-width="5.539cm"/>
    </style:style>
    <style:style style:name="Tableau16.B" style:family="table-column">
      <style:table-column-properties style:column-width="5.071cm"/>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7" style:family="table">
      <style:table-properties style:width="13.869cm" table:align="center" style:writing-mode="lr-tb"/>
    </style:style>
    <style:style style:name="Tableau17.A" style:family="table-column">
      <style:table-column-properties style:column-width="5.117cm"/>
    </style:style>
    <style:style style:name="Tableau17.B" style:family="table-column">
      <style:table-column-properties style:column-width="8.752cm"/>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8" style:family="table">
      <style:table-properties style:width="9.25cm" table:align="center" style:writing-mode="lr-tb"/>
    </style:style>
    <style:style style:name="Tableau18.A" style:family="table-column">
      <style:table-column-properties style:column-width="9.25cm"/>
    </style:style>
    <style:style style:name="Tableau18.A1" style:family="table-cell">
      <style:table-cell-properties fo:padding="0.097cm" fo:border="0.002cm solid #000000"/>
    </style:style>
    <style:style style:name="Tableau52" style:family="table">
      <style:table-properties style:width="14.79cm" table:align="center" style:writing-mode="lr-tb"/>
    </style:style>
    <style:style style:name="Tableau52.A" style:family="table-column">
      <style:table-column-properties style:column-width="14.79cm"/>
    </style:style>
    <style:style style:name="Tableau52.A1" style:family="table-cell">
      <style:table-cell-properties fo:padding="0.097cm" fo:border="0.002cm solid #000000"/>
    </style:style>
    <style:style style:name="Tableau26" style:family="table">
      <style:table-properties style:width="3.709cm" table:align="center" style:writing-mode="lr-tb"/>
    </style:style>
    <style:style style:name="Tableau26.A" style:family="table-column">
      <style:table-column-properties style:column-width="3.709cm"/>
    </style:style>
    <style:style style:name="Tableau26.A1" style:family="table-cell">
      <style:table-cell-properties fo:padding="0.097cm" fo:border="0.002cm solid #000000"/>
    </style:style>
    <style:style style:name="Tableau20" style:family="table">
      <style:table-properties style:width="12.98cm" table:align="center" style:writing-mode="lr-tb"/>
    </style:style>
    <style:style style:name="Tableau20.A" style:family="table-column">
      <style:table-column-properties style:column-width="5.611cm"/>
    </style:style>
    <style:style style:name="Tableau20.B" style:family="table-column">
      <style:table-column-properties style:column-width="7.37cm"/>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5" style:family="table">
      <style:table-properties style:width="3.731cm" table:align="center" style:writing-mode="lr-tb"/>
    </style:style>
    <style:style style:name="Tableau25.A" style:family="table-column">
      <style:table-column-properties style:column-width="3.731cm"/>
    </style:style>
    <style:style style:name="Tableau25.A1" style:family="table-cell">
      <style:table-cell-properties fo:padding="0.097cm" fo:border="0.002cm solid #000000"/>
    </style:style>
    <style:style style:name="Tableau21" style:family="table">
      <style:table-properties style:width="12.861cm" table:align="center" style:writing-mode="lr-tb"/>
    </style:style>
    <style:style style:name="Tableau21.A" style:family="table-column">
      <style:table-column-properties style:column-width="7.789cm"/>
    </style:style>
    <style:style style:name="Tableau21.B" style:family="table-column">
      <style:table-column-properties style:column-width="5.071cm"/>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2" style:family="table">
      <style:table-properties style:width="16.591cm" table:align="margins" style:writing-mode="lr-tb"/>
    </style:style>
    <style:style style:name="Tableau22.A" style:family="table-column">
      <style:table-column-properties style:column-width="8.296cm" style:rel-column-width="32767*"/>
    </style:style>
    <style:style style:name="Tableau22.B" style:family="table-column">
      <style:table-column-properties style:column-width="8.296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9.5cm" table:align="center" style:writing-mode="lr-tb"/>
    </style:style>
    <style:style style:name="Tableau23.A" style:family="table-column">
      <style:table-column-properties style:column-width="3.687cm"/>
    </style:style>
    <style:style style:name="Tableau23.B" style:family="table-column">
      <style:table-column-properties style:column-width="5.814cm"/>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4" style:family="table">
      <style:table-properties style:width="11.97cm" table:align="center" style:writing-mode="lr-tb"/>
    </style:style>
    <style:style style:name="Tableau24.A" style:family="table-column">
      <style:table-column-properties style:column-width="5.884cm"/>
    </style:style>
    <style:style style:name="Tableau24.B" style:family="table-column">
      <style:table-column-properties style:column-width="6.085cm"/>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7" style:family="table">
      <style:table-properties style:width="11.97cm" table:align="center" style:writing-mode="lr-tb"/>
    </style:style>
    <style:style style:name="Tableau27.A" style:family="table-column">
      <style:table-column-properties style:column-width="5.884cm"/>
    </style:style>
    <style:style style:name="Tableau27.B" style:family="table-column">
      <style:table-column-properties style:column-width="6.085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8" style:family="table">
      <style:table-properties style:width="11.321cm" table:align="center" style:writing-mode="lr-tb"/>
    </style:style>
    <style:style style:name="Tableau28.A" style:family="table-column">
      <style:table-column-properties style:column-width="11.321cm"/>
    </style:style>
    <style:style style:name="Tableau28.A1" style:family="table-cell">
      <style:table-cell-properties fo:padding="0.097cm" fo:border="0.002cm solid #000000"/>
    </style:style>
    <style:style style:name="Tableau29" style:family="table">
      <style:table-properties style:width="13.82cm" table:align="center" style:writing-mode="lr-tb"/>
    </style:style>
    <style:style style:name="Tableau29.A" style:family="table-column">
      <style:table-column-properties style:column-width="7.985cm"/>
    </style:style>
    <style:style style:name="Tableau29.B" style:family="table-column">
      <style:table-column-properties style:column-width="5.835cm"/>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30" style:family="table">
      <style:table-properties style:width="7.691cm" table:align="center" style:writing-mode="lr-tb"/>
    </style:style>
    <style:style style:name="Tableau30.A" style:family="table-column">
      <style:table-column-properties style:column-width="2.72cm"/>
    </style:style>
    <style:style style:name="Tableau30.B" style:family="table-column">
      <style:table-column-properties style:column-width="4.971cm"/>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81" style:family="table">
      <style:table-properties style:width="16.591cm" table:align="margins" style:writing-mode="lr-tb"/>
    </style:style>
    <style:style style:name="Tableau81.A" style:family="table-column">
      <style:table-column-properties style:column-width="4.147cm" style:rel-column-width="16383*"/>
    </style:style>
    <style:style style:name="Tableau81.D" style:family="table-column">
      <style:table-column-properties style:column-width="4.149cm" style:rel-column-width="16386*"/>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none" fo:border-top="none" fo:border-bottom="0.002cm solid #000000"/>
    </style:style>
    <style:style style:name="Tableau81.D2" style:family="table-cell">
      <style:table-cell-properties fo:padding="0.097cm" fo:border-left="0.002cm solid #000000" fo:border-right="0.002cm solid #000000" fo:border-top="none" fo:border-bottom="0.002cm solid #000000"/>
    </style:style>
    <style:style style:name="Tableau31" style:family="table">
      <style:table-properties style:width="12.21cm" table:align="center" style:writing-mode="lr-tb"/>
    </style:style>
    <style:style style:name="Tableau31.A" style:family="table-column">
      <style:table-column-properties style:column-width="1.162cm"/>
    </style:style>
    <style:style style:name="Tableau31.B" style:family="table-column">
      <style:table-column-properties style:column-width="3.219cm"/>
    </style:style>
    <style:style style:name="Tableau31.C" style:family="table-column">
      <style:table-column-properties style:column-width="7.828cm"/>
    </style:style>
    <style:style style:name="Tableau31.A1" style:family="table-cell">
      <style:table-cell-properties fo:padding="0.097cm" fo:border-left="0.002cm solid #000000" fo:border-right="none" fo:border-top="0.002cm solid #000000" fo:border-bottom="0.002cm solid #000000"/>
    </style:style>
    <style:style style:name="Tableau31.C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C2" style:family="table-cell">
      <style:table-cell-properties fo:padding="0.097cm" fo:border-left="0.002cm solid #000000" fo:border-right="0.002cm solid #000000" fo:border-top="none" fo:border-bottom="0.002cm solid #000000"/>
    </style:style>
    <style:style style:name="Tableau32" style:family="table">
      <style:table-properties style:width="12.21cm" table:align="center" style:writing-mode="lr-tb"/>
    </style:style>
    <style:style style:name="Tableau32.A" style:family="table-column">
      <style:table-column-properties style:column-width="1.134cm"/>
    </style:style>
    <style:style style:name="Tableau32.B" style:family="table-column">
      <style:table-column-properties style:column-width="3.21cm"/>
    </style:style>
    <style:style style:name="Tableau32.C" style:family="table-column">
      <style:table-column-properties style:column-width="7.865cm"/>
    </style:style>
    <style:style style:name="Tableau32.A1" style:family="table-cell">
      <style:table-cell-properties fo:padding="0.097cm" fo:border-left="0.002cm solid #000000" fo:border-right="none" fo:border-top="0.002cm solid #000000" fo:border-bottom="0.002cm solid #000000"/>
    </style:style>
    <style:style style:name="Tableau32.C1" style:family="table-cell">
      <style:table-cell-properties fo:padding="0.097cm" fo:border="0.002cm solid #000000"/>
    </style:style>
    <style:style style:name="Tableau80" style:family="table">
      <style:table-properties style:width="11.326cm" fo:margin-left="2.655cm" fo:margin-right="2.611cm" table:align="margins" style:writing-mode="lr-tb"/>
    </style:style>
    <style:style style:name="Tableau80.A" style:family="table-column">
      <style:table-column-properties style:column-width="5.689cm" style:rel-column-width="32915*"/>
    </style:style>
    <style:style style:name="Tableau80.B" style:family="table-column">
      <style:table-column-properties style:column-width="5.637cm" style:rel-column-width="32620*"/>
    </style:style>
    <style:style style:name="Tableau80.A1" style:family="table-cell">
      <style:table-cell-properties fo:padding="0.097cm" fo:border-left="0.002cm solid #000000" fo:border-right="none" fo:border-top="0.002cm solid #000000" fo:border-bottom="0.002cm solid #000000"/>
    </style:style>
    <style:style style:name="Tableau80.B1" style:family="table-cell">
      <style:table-cell-properties fo:padding="0.097cm" fo:border="0.002cm solid #000000"/>
    </style:style>
    <style:style style:name="Tableau33" style:family="table">
      <style:table-properties style:width="10.089cm" table:align="center" style:writing-mode="lr-tb"/>
    </style:style>
    <style:style style:name="Tableau33.A" style:family="table-column">
      <style:table-column-properties style:column-width="0.965cm"/>
    </style:style>
    <style:style style:name="Tableau33.B" style:family="table-column">
      <style:table-column-properties style:column-width="9.125cm"/>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table-cell-properties fo:padding="0.097cm" fo:border="0.002cm solid #000000"/>
    </style:style>
    <style:style style:name="Tableau35" style:family="table">
      <style:table-properties style:width="14.169cm" table:align="center" style:writing-mode="lr-tb"/>
    </style:style>
    <style:style style:name="Tableau35.A" style:family="table-column">
      <style:table-column-properties style:column-width="8.036cm"/>
    </style:style>
    <style:style style:name="Tableau35.B" style:family="table-column">
      <style:table-column-properties style:column-width="6.133cm"/>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4" style:family="table">
      <style:table-properties style:width="10.089cm" table:align="center" style:writing-mode="lr-tb"/>
    </style:style>
    <style:style style:name="Tableau34.A" style:family="table-column">
      <style:table-column-properties style:column-width="0.965cm"/>
    </style:style>
    <style:style style:name="Tableau34.B" style:family="table-column">
      <style:table-column-properties style:column-width="9.125cm"/>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10" style:family="table">
      <style:table-properties style:width="13.079cm" table:align="center" style:writing-mode="lr-tb"/>
    </style:style>
    <style:style style:name="Tableau10.A" style:family="table-column">
      <style:table-column-properties style:column-width="1.947cm"/>
    </style:style>
    <style:style style:name="Tableau10.B" style:family="table-column">
      <style:table-column-properties style:column-width="2.533cm"/>
    </style:style>
    <style:style style:name="Tableau10.C" style:family="table-column">
      <style:table-column-properties style:column-width="4.692cm"/>
    </style:style>
    <style:style style:name="Tableau10.D" style:family="table-column">
      <style:table-column-properties style:column-width="3.907cm"/>
    </style:style>
    <style:style style:name="Tableau10.1" style:family="table-row">
      <style:table-row-properties style:keep-together="true" fo:keep-together="auto"/>
    </style:style>
    <style:style style:name="Tableau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au10.D1" style:family="table-cell">
      <style:table-cell-properties style:vertical-align="top" fo:padding-left="0.123cm" fo:padding-right="0.123cm" fo:padding-top="0cm" fo:padding-bottom="0cm" fo:border="0.002cm solid #000000" style:writing-mode="lr-tb"/>
    </style:style>
    <style:style style:name="Tableau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au10.D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au75" style:family="table">
      <style:table-properties style:width="12.141cm" table:align="center" style:writing-mode="lr-tb"/>
    </style:style>
    <style:style style:name="Tableau75.A" style:family="table-column">
      <style:table-column-properties style:column-width="6.059cm"/>
    </style:style>
    <style:style style:name="Tableau75.B" style:family="table-column">
      <style:table-column-properties style:column-width="6.082cm"/>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Tableau48" style:family="table">
      <style:table-properties style:width="14.293cm" fo:margin-left="1.155cm" fo:margin-right="1.143cm" table:align="margins" style:writing-mode="lr-tb"/>
    </style:style>
    <style:style style:name="Tableau48.A" style:family="table-column">
      <style:table-column-properties style:column-width="8.283cm" style:rel-column-width="37980*"/>
    </style:style>
    <style:style style:name="Tableau48.B" style:family="table-column">
      <style:table-column-properties style:column-width="2.949cm" style:rel-column-width="13522*"/>
    </style:style>
    <style:style style:name="Tableau48.C" style:family="table-column">
      <style:table-column-properties style:column-width="3.06cm" style:rel-column-width="14033*"/>
    </style:style>
    <style:style style:name="Tableau48.A1" style:family="table-cell">
      <style:table-cell-properties fo:padding="0.097cm" fo:border-left="0.002cm solid #000000" fo:border-right="none" fo:border-top="0.002cm solid #000000" fo:border-bottom="0.002cm solid #000000"/>
    </style:style>
    <style:style style:name="Tableau48.B1" style:family="table-cell">
      <style:table-cell-properties fo:padding="0.097cm" fo:border="0.002cm solid #000000"/>
    </style:style>
    <style:style style:name="Tableau48.B2" style:family="table-cell">
      <style:table-cell-properties fo:padding="0.097cm" fo:border-left="0.002cm solid #000000" fo:border-right="none" fo:border-top="none" fo:border-bottom="0.002cm solid #000000"/>
    </style:style>
    <style:style style:name="Tableau48.C2" style:family="table-cell">
      <style:table-cell-properties fo:padding="0.097cm" fo:border-left="0.002cm solid #000000" fo:border-right="0.002cm solid #000000" fo:border-top="none" fo:border-bottom="0.002cm solid #000000"/>
    </style:style>
    <style:style style:name="Tableau53" style:family="table">
      <style:table-properties style:width="16.341cm" table:align="center" style:writing-mode="lr-tb"/>
    </style:style>
    <style:style style:name="Tableau53.A" style:family="table-column">
      <style:table-column-properties style:column-width="10.382cm"/>
    </style:style>
    <style:style style:name="Tableau53.B" style:family="table-column">
      <style:table-column-properties style:column-width="2.342cm"/>
    </style:style>
    <style:style style:name="Tableau53.C" style:family="table-column">
      <style:table-column-properties style:column-width="2.506cm"/>
    </style:style>
    <style:style style:name="Tableau53.D" style:family="table-column">
      <style:table-column-properties style:column-width="1.109cm"/>
    </style:style>
    <style:style style:name="Tableau53.A1" style:family="table-cell">
      <style:table-cell-properties fo:padding="0.097cm" fo:border-left="0.002cm solid #000000" fo:border-right="none" fo:border-top="0.002cm solid #000000" fo:border-bottom="0.002cm solid #000000"/>
    </style:style>
    <style:style style:name="Tableau53.D1" style:family="table-cell">
      <style:table-cell-properties fo:padding="0.097cm" fo:border="0.002cm solid #000000"/>
    </style:style>
    <style:style style:name="Tableau53.A2" style:family="table-cell">
      <style:table-cell-properties fo:padding="0.097cm" fo:border-left="0.002cm solid #000000" fo:border-right="none" fo:border-top="none" fo:border-bottom="0.002cm solid #000000"/>
    </style:style>
    <style:style style:name="Tableau53.D2" style:family="table-cell">
      <style:table-cell-properties fo:padding="0.097cm" fo:border-left="0.002cm solid #000000" fo:border-right="0.002cm solid #000000" fo:border-top="none" fo:border-bottom="0.002cm solid #000000"/>
    </style:style>
    <style:style style:name="Tableau54" style:family="table">
      <style:table-properties style:width="16.591cm" table:align="margins" style:writing-mode="lr-tb"/>
    </style:style>
    <style:style style:name="Tableau54.A" style:family="table-column">
      <style:table-column-properties style:column-width="5.953cm" style:rel-column-width="23515*"/>
    </style:style>
    <style:style style:name="Tableau54.B" style:family="table-column">
      <style:table-column-properties style:column-width="2.392cm" style:rel-column-width="9445*"/>
    </style:style>
    <style:style style:name="Tableau54.C" style:family="table-column">
      <style:table-column-properties style:column-width="8.246cm" style:rel-column-width="32575*"/>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2" style:family="table-row">
      <style:table-row-properties style:min-row-height="0.598cm"/>
    </style:style>
    <style:style style:name="Tableau54.A2" style:family="table-cell">
      <style:table-cell-properties fo:padding="0.097cm" fo:border-left="0.002cm solid #000000" fo:border-right="none" fo:border-top="none" fo:border-bottom="0.002cm solid #000000"/>
    </style:style>
    <style:style style:name="Tableau54.C2" style:family="table-cell">
      <style:table-cell-properties fo:padding="0.097cm" fo:border-left="0.002cm solid #000000" fo:border-right="0.002cm solid #000000" fo:border-top="none" fo:border-bottom="0.002cm solid #000000"/>
    </style:style>
    <style:style style:name="Tableau55" style:family="table">
      <style:table-properties style:width="16.591cm" table:align="margins" style:writing-mode="lr-tb"/>
    </style:style>
    <style:style style:name="Tableau55.A" style:family="table-column">
      <style:table-column-properties style:column-width="6.639cm" style:rel-column-width="26222*"/>
    </style:style>
    <style:style style:name="Tableau55.B" style:family="table-column">
      <style:table-column-properties style:column-width="9.952cm" style:rel-column-width="39313*"/>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63" style:family="table">
      <style:table-properties style:width="3.709cm" table:align="center" style:writing-mode="lr-tb"/>
    </style:style>
    <style:style style:name="Tableau63.A" style:family="table-column">
      <style:table-column-properties style:column-width="0.616cm"/>
    </style:style>
    <style:style style:name="Tableau63.B" style:family="table-column">
      <style:table-column-properties style:column-width="0.693cm"/>
    </style:style>
    <style:style style:name="Tableau63.C" style:family="table-column">
      <style:table-column-properties style:column-width="0.667cm"/>
    </style:style>
    <style:style style:name="Tableau63.D" style:family="table-column">
      <style:table-column-properties style:column-width="0.594cm"/>
    </style:style>
    <style:style style:name="Tableau63.E" style:family="table-column">
      <style:table-column-properties style:column-width="0.593cm"/>
    </style:style>
    <style:style style:name="Tableau63.F" style:family="table-column">
      <style:table-column-properties style:column-width="0.547cm"/>
    </style:style>
    <style:style style:name="Tableau63.A1" style:family="table-cell">
      <style:table-cell-properties fo:padding="0.097cm" fo:border-left="0.002cm solid #000000" fo:border-right="none" fo:border-top="0.002cm solid #000000" fo:border-bottom="0.002cm solid #000000"/>
    </style:style>
    <style:style style:name="Tableau63.F1" style:family="table-cell">
      <style:table-cell-properties fo:padding="0.097cm" fo:border="0.002cm solid #000000"/>
    </style:style>
    <style:style style:name="Tableau64" style:family="table">
      <style:table-properties style:width="3.711cm" table:align="center" style:writing-mode="lr-tb"/>
    </style:style>
    <style:style style:name="Tableau64.A" style:family="table-column">
      <style:table-column-properties style:column-width="0.616cm"/>
    </style:style>
    <style:style style:name="Tableau64.B" style:family="table-column">
      <style:table-column-properties style:column-width="0.67cm"/>
    </style:style>
    <style:style style:name="Tableau64.C" style:family="table-column">
      <style:table-column-properties style:column-width="0.69cm"/>
    </style:style>
    <style:style style:name="Tableau64.D" style:family="table-column">
      <style:table-column-properties style:column-width="0.594cm"/>
    </style:style>
    <style:style style:name="Tableau64.E" style:family="table-column">
      <style:table-column-properties style:column-width="0.593cm"/>
    </style:style>
    <style:style style:name="Tableau64.F" style:family="table-column">
      <style:table-column-properties style:column-width="0.549cm"/>
    </style:style>
    <style:style style:name="Tableau64.A1" style:family="table-cell">
      <style:table-cell-properties fo:padding="0.097cm" fo:border-left="0.002cm solid #000000" fo:border-right="none" fo:border-top="0.002cm solid #000000" fo:border-bottom="0.002cm solid #000000"/>
    </style:style>
    <style:style style:name="Tableau64.F1" style:family="table-cell">
      <style:table-cell-properties fo:padding="0.097cm" fo:border="0.002cm solid #000000"/>
    </style:style>
    <style:style style:name="Tableau61" style:family="table">
      <style:table-properties style:width="2.177cm" fo:margin-left="7.205cm" fo:margin-right="7.209cm" table:align="margins" style:writing-mode="lr-tb"/>
    </style:style>
    <style:style style:name="Tableau61.A" style:family="table-column">
      <style:table-column-properties style:column-width="0.743cm" style:rel-column-width="22358*"/>
    </style:style>
    <style:style style:name="Tableau61.B" style:family="table-column">
      <style:table-column-properties style:column-width="0.716cm" style:rel-column-width="21561*"/>
    </style:style>
    <style:style style:name="Tableau61.C" style:family="table-column">
      <style:table-column-properties style:column-width="0.718cm" style:rel-column-width="21616*"/>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2" style:family="table">
      <style:table-properties style:width="2.551cm" table:align="center" style:writing-mode="lr-tb"/>
    </style:style>
    <style:style style:name="Tableau62.A" style:family="table-column">
      <style:table-column-properties style:column-width="0.669cm"/>
    </style:style>
    <style:style style:name="Tableau62.C" style:family="table-column">
      <style:table-column-properties style:column-width="0.617cm"/>
    </style:style>
    <style:style style:name="Tableau62.D" style:family="table-column">
      <style:table-column-properties style:column-width="0.596cm"/>
    </style:style>
    <style:style style:name="Tableau62.A1" style:family="table-cell">
      <style:table-cell-properties fo:padding="0.097cm" fo:border-left="0.002cm solid #000000" fo:border-right="none" fo:border-top="0.002cm solid #000000" fo:border-bottom="0.002cm solid #000000"/>
    </style:style>
    <style:style style:name="Tableau62.D1" style:family="table-cell">
      <style:table-cell-properties fo:padding="0.097cm" fo:border="0.002cm solid #000000"/>
    </style:style>
    <style:style style:name="Tableau1" style:family="table">
      <style:table-properties style:width="10.73cm" table:align="center" style:writing-mode="lr-tb"/>
    </style:style>
    <style:style style:name="Tableau1.A" style:family="table-column">
      <style:table-column-properties style:column-width="5.387cm"/>
    </style:style>
    <style:style style:name="Tableau1.B" style:family="table-column">
      <style:table-column-properties style:column-width="5.343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57" style:family="table">
      <style:table-properties style:width="1.63cm" table:align="center" style:writing-mode="lr-tb"/>
    </style:style>
    <style:style style:name="Tableau57.A" style:family="table-column">
      <style:table-column-properties style:column-width="0.84cm"/>
    </style:style>
    <style:style style:name="Tableau57.B" style:family="table-column">
      <style:table-column-properties style:column-width="0.79cm"/>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2.819cm" fo:margin-left="6.851cm" fo:margin-right="6.922cm" table:align="margins" style:writing-mode="lr-tb"/>
    </style:style>
    <style:style style:name="Tableau58.A" style:family="table-column">
      <style:table-column-properties style:column-width="0.766cm" style:rel-column-width="17798*"/>
    </style:style>
    <style:style style:name="Tableau58.B" style:family="table-column">
      <style:table-column-properties style:column-width="0.714cm" style:rel-column-width="16609*"/>
    </style:style>
    <style:style style:name="Tableau58.C" style:family="table-column">
      <style:table-column-properties style:column-width="0.619cm" style:rel-column-width="14394*"/>
    </style:style>
    <style:style style:name="Tableau58.D" style:family="table-column">
      <style:table-column-properties style:column-width="0.72cm" style:rel-column-width="16734*"/>
    </style:style>
    <style:style style:name="Tableau58.A1" style:family="table-cell">
      <style:table-cell-properties fo:padding="0.097cm" fo:border-left="0.002cm solid #000000" fo:border-right="none" fo:border-top="0.002cm solid #000000" fo:border-bottom="0.002cm solid #000000"/>
    </style:style>
    <style:style style:name="Tableau58.D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D2" style:family="table-cell">
      <style:table-cell-properties fo:padding="0.097cm" fo:border-left="0.002cm solid #000000" fo:border-right="0.002cm solid #000000" fo:border-top="none" fo:border-bottom="0.002cm solid #000000"/>
    </style:style>
    <style:style style:name="Tableau59" style:family="table">
      <style:table-properties style:width="2.15cm" table:align="center" style:writing-mode="lr-tb"/>
    </style:style>
    <style:style style:name="Tableau59.A" style:family="table-column">
      <style:table-column-properties style:column-width="0.741cm"/>
    </style:style>
    <style:style style:name="Tableau59.B" style:family="table-column">
      <style:table-column-properties style:column-width="0.766cm"/>
    </style:style>
    <style:style style:name="Tableau59.C" style:family="table-column">
      <style:table-column-properties style:column-width="0.644cm"/>
    </style:style>
    <style:style style:name="Tableau59.A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none" fo:border-top="none" fo:border-bottom="0.002cm solid #000000"/>
    </style:style>
    <style:style style:name="Tableau59.C2" style:family="table-cell">
      <style:table-cell-properties fo:padding="0.097cm" fo:border-left="0.002cm solid #000000" fo:border-right="0.002cm solid #000000" fo:border-top="none" fo:border-bottom="0.002cm solid #000000"/>
    </style:style>
    <style:style style:name="Tableau2" style:family="table">
      <style:table-properties style:width="16.418cm" fo:margin-left="0.072cm" fo:margin-right="0.101cm" table:align="margins" style:writing-mode="lr-tb"/>
    </style:style>
    <style:style style:name="Tableau2.A" style:family="table-column">
      <style:table-column-properties style:column-width="6.454cm" style:rel-column-width="25761*"/>
    </style:style>
    <style:style style:name="Tableau2.B" style:family="table-column">
      <style:table-column-properties style:column-width="9.964cm" style:rel-column-width="3977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56" style:family="table">
      <style:table-properties style:width="16.568cm" table:align="right" style:writing-mode="lr-tb"/>
    </style:style>
    <style:style style:name="Tableau56.A" style:family="table-column">
      <style:table-column-properties style:column-width="8.259cm"/>
    </style:style>
    <style:style style:name="Tableau56.B" style:family="table-column">
      <style:table-column-properties style:column-width="8.31cm"/>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B2" style:family="table-cell">
      <style:table-cell-properties fo:padding="0.097cm" fo:border-left="0.002cm solid #000000" fo:border-right="0.002cm solid #000000" fo:border-top="none" fo:border-bottom="0.002cm solid #000000"/>
    </style:style>
    <style:style style:name="Tableau76" style:family="table">
      <style:table-properties style:width="11.52cm" table:align="center" style:writing-mode="lr-tb"/>
    </style:style>
    <style:style style:name="Tableau76.A" style:family="table-column">
      <style:table-column-properties style:column-width="11.52cm"/>
    </style:style>
    <style:style style:name="Tableau76.A1" style:family="table-cell">
      <style:table-cell-properties fo:padding="0.097cm" fo:border="0.002cm solid #000000"/>
    </style:style>
    <style:style style:name="Tableau38" style:family="table">
      <style:table-properties style:width="9.029cm" table:align="center" style:writing-mode="lr-tb"/>
    </style:style>
    <style:style style:name="Tableau38.A" style:family="table-column">
      <style:table-column-properties style:column-width="9.029cm"/>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40" style:family="table">
      <style:table-properties style:width="9.816cm" fo:margin-left="3.919cm" fo:margin-right="2.856cm" table:align="margins" style:writing-mode="lr-tb"/>
    </style:style>
    <style:style style:name="Tableau40.A" style:family="table-column">
      <style:table-column-properties style:column-width="3.584cm" style:rel-column-width="23929*"/>
    </style:style>
    <style:style style:name="Tableau40.B" style:family="table-column">
      <style:table-column-properties style:column-width="6.232cm" style:rel-column-width="41606*"/>
    </style:style>
    <style:style style:name="Tableau40.A1" style:family="table-cell">
      <style:table-cell-properties fo:padding="0.097cm" fo:border-left="0.002cm solid #000000" fo:border-right="none" fo:border-top="0.002cm solid #000000" fo:border-bottom="0.002cm solid #000000"/>
    </style:style>
    <style:style style:name="Tableau40.B1" style:family="table-cell">
      <style:table-cell-properties fo:padding="0.097cm" fo:border="0.002cm solid #000000"/>
    </style:style>
    <style:style style:name="Tableau41" style:family="table">
      <style:table-properties style:width="16.591cm" table:align="margins" style:writing-mode="lr-tb"/>
    </style:style>
    <style:style style:name="Tableau41.A" style:family="table-column">
      <style:table-column-properties style:column-width="6.445cm" style:rel-column-width="25460*"/>
    </style:style>
    <style:style style:name="Tableau41.B" style:family="table-column">
      <style:table-column-properties style:column-width="10.146cm" style:rel-column-width="40075*"/>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3" style:family="table">
      <style:table-properties style:width="10.19cm" table:align="center" style:writing-mode="lr-tb"/>
    </style:style>
    <style:style style:name="Tableau3.A" style:family="table-column">
      <style:table-column-properties style:column-width="1.804cm"/>
    </style:style>
    <style:style style:name="Tableau3.B" style:family="table-column">
      <style:table-column-properties style:column-width="1.434cm"/>
    </style:style>
    <style:style style:name="Tableau3.C" style:family="table-column">
      <style:table-column-properties style:column-width="1.014cm"/>
    </style:style>
    <style:style style:name="Tableau3.D" style:family="table-column">
      <style:table-column-properties style:column-width="1.856cm"/>
    </style:style>
    <style:style style:name="Tableau3.E" style:family="table-column">
      <style:table-column-properties style:column-width="2.2cm"/>
    </style:style>
    <style:style style:name="Tableau3.F" style:family="table-column">
      <style:table-column-properties style:column-width="1.882cm"/>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8.805cm" fo:margin-left="3.905cm" fo:margin-right="3.881cm" table:align="margins" style:writing-mode="lr-tb"/>
    </style:style>
    <style:style style:name="Tableau4.A" style:family="table-column">
      <style:table-column-properties style:column-width="4.623cm" style:rel-column-width="34408*"/>
    </style:style>
    <style:style style:name="Tableau4.B" style:family="table-column">
      <style:table-column-properties style:column-width="4.182cm" style:rel-column-width="3112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4" style:family="table">
      <style:table-properties style:width="16.591cm" table:align="margins" style:writing-mode="lr-tb"/>
    </style:style>
    <style:style style:name="Tableau44.A" style:family="table-column">
      <style:table-column-properties style:column-width="8.296cm" style:rel-column-width="32767*"/>
    </style:style>
    <style:style style:name="Tableau44.B" style:family="table-column">
      <style:table-column-properties style:column-width="8.296cm" style:rel-column-width="32768*"/>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71" style:family="table">
      <style:table-properties style:width="15.21cm" table:align="center" style:writing-mode="lr-tb"/>
    </style:style>
    <style:style style:name="Tableau71.A" style:family="table-column">
      <style:table-column-properties style:column-width="6.182cm"/>
    </style:style>
    <style:style style:name="Tableau71.B" style:family="table-column">
      <style:table-column-properties style:column-width="9.028cm"/>
    </style:style>
    <style:style style:name="Tableau71.A1" style:family="table-cell">
      <style:table-cell-properties fo:padding="0.097cm" fo:border-left="0.002cm solid #000000" fo:border-right="none" fo:border-top="0.002cm solid #000000" fo:border-bottom="0.002cm solid #000000"/>
    </style:style>
    <style:style style:name="Tableau71.B1" style:family="table-cell">
      <style:table-cell-properties fo:padding="0.097cm" fo:border="0.002cm solid #000000"/>
    </style:style>
    <style:style style:name="Tableau70" style:family="table">
      <style:table-properties style:width="16.607cm" fo:margin-left="-0.016cm" fo:margin-right="0cm" table:align="margins" style:writing-mode="lr-tb"/>
    </style:style>
    <style:style style:name="Tableau70.A" style:family="table-column">
      <style:table-column-properties style:column-width="8.606cm" style:rel-column-width="33961*"/>
    </style:style>
    <style:style style:name="Tableau70.B" style:family="table-column">
      <style:table-column-properties style:column-width="8.001cm" style:rel-column-width="31574*"/>
    </style:style>
    <style:style style:name="Tableau70.A1" style:family="table-cell">
      <style:table-cell-properties fo:padding="0.097cm" fo:border-left="0.002cm solid #000000" fo:border-right="none" fo:border-top="0.002cm solid #000000" fo:border-bottom="0.002cm solid #000000"/>
    </style:style>
    <style:style style:name="Tableau70.B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0.002cm solid #000000" fo:border-top="none" fo:border-bottom="0.002cm solid #000000"/>
    </style:style>
    <style:style style:name="Tableau60" style:family="table">
      <style:table-properties style:width="14.27cm" table:align="center" style:writing-mode="lr-tb"/>
    </style:style>
    <style:style style:name="Tableau60.A" style:family="table-column">
      <style:table-column-properties style:column-width="6.232cm"/>
    </style:style>
    <style:style style:name="Tableau60.B" style:family="table-column">
      <style:table-column-properties style:column-width="8.038cm"/>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5" style:family="table">
      <style:table-properties style:width="7.468cm" fo:margin-left="4.584cm" fo:margin-right="4.538cm" table:align="margins" style:writing-mode="lr-tb"/>
    </style:style>
    <style:style style:name="Tableau5.A" style:family="table-column">
      <style:table-column-properties style:column-width="7.468cm" style:rel-column-width="65535*"/>
    </style:style>
    <style:style style:name="Tableau5.A1" style:family="table-cell">
      <style:table-cell-properties fo:padding="0.097cm" fo:border="0.002cm solid #000000"/>
    </style:style>
    <style:style style:name="Tableau6" style:family="table">
      <style:table-properties style:width="16.602cm" fo:margin-left="0cm" fo:margin-right="-0.011cm" table:align="margins" style:writing-mode="lr-tb"/>
    </style:style>
    <style:style style:name="Tableau6.A" style:family="table-column">
      <style:table-column-properties style:column-width="7.747cm" style:rel-column-width="30582*"/>
    </style:style>
    <style:style style:name="Tableau6.B" style:family="table-column">
      <style:table-column-properties style:column-width="8.855cm" style:rel-column-width="34953*"/>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8" style:family="table">
      <style:table-properties style:width="16.591cm" table:align="margins" style:writing-mode="lr-tb"/>
    </style:style>
    <style:style style:name="Tableau8.A" style:family="table-column">
      <style:table-column-properties style:column-width="8.296cm" style:rel-column-width="32767*"/>
    </style:style>
    <style:style style:name="Tableau8.B" style:family="table-column">
      <style:table-column-properties style:column-width="8.296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36" style:family="table">
      <style:table-properties style:width="10.051cm" table:align="center" style:writing-mode="lr-tb"/>
    </style:style>
    <style:style style:name="Tableau36.A" style:family="table-column">
      <style:table-column-properties style:column-width="2.917cm"/>
    </style:style>
    <style:style style:name="Tableau36.B" style:family="table-column">
      <style:table-column-properties style:column-width="3.141cm"/>
    </style:style>
    <style:style style:name="Tableau36.C" style:family="table-column">
      <style:table-column-properties style:column-width="3.992cm"/>
    </style:style>
    <style:style style:name="Tableau36.A1" style:family="table-cell">
      <style:table-cell-properties fo:padding="0.097cm" fo:border-left="0.002cm solid #000000" fo:border-right="none" fo:border-top="0.002cm solid #000000" fo:border-bottom="0.002cm solid #000000"/>
    </style:style>
    <style:style style:name="Tableau36.C1" style:family="table-cell">
      <style:table-cell-properties fo:padding="0.097cm" fo:border="0.002cm solid #000000"/>
    </style:style>
    <style:style style:name="Tableau45" style:family="table">
      <style:table-properties style:width="14.169cm" table:align="center" style:writing-mode="lr-tb"/>
    </style:style>
    <style:style style:name="Tableau45.A" style:family="table-column">
      <style:table-column-properties style:column-width="6.899cm"/>
    </style:style>
    <style:style style:name="Tableau45.B" style:family="table-column">
      <style:table-column-properties style:column-width="7.271cm"/>
    </style:style>
    <style:style style:name="Tableau45.A1" style:family="table-cell">
      <style:table-cell-properties fo:padding="0.097cm" fo:border-left="0.002cm solid #000000" fo:border-right="none" fo:border-top="0.002cm solid #000000" fo:border-bottom="0.002cm solid #000000"/>
    </style:style>
    <style:style style:name="Tableau45.B1" style:family="table-cell">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0.002cm solid #000000" fo:border-top="none" fo:border-bottom="0.002cm solid #000000"/>
    </style:style>
    <style:style style:name="Tableau46" style:family="table">
      <style:table-properties style:width="11.82cm" table:align="center" style:writing-mode="lr-tb"/>
    </style:style>
    <style:style style:name="Tableau46.A" style:family="table-column">
      <style:table-column-properties style:column-width="1.48cm"/>
    </style:style>
    <style:style style:name="Tableau46.B" style:family="table-column">
      <style:table-column-properties style:column-width="10.34cm"/>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6.A2" style:family="table-cell">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6.591cm" table:align="margins" style:writing-mode="lr-tb"/>
    </style:style>
    <style:style style:name="Tableau47.A" style:family="table-column">
      <style:table-column-properties style:column-width="8.184cm" style:rel-column-width="32328*"/>
    </style:style>
    <style:style style:name="Tableau47.B" style:family="table-column">
      <style:table-column-properties style:column-width="8.407cm" style:rel-column-width="33207*"/>
    </style:style>
    <style:style style:name="Tableau47.A1" style:family="table-cell">
      <style:table-cell-properties fo:padding="0.097cm" fo:border-left="0.002cm solid #000000" fo:border-right="none" fo:border-top="0.002cm solid #000000" fo:border-bottom="none"/>
    </style:style>
    <style:style style:name="Tableau47.B1" style:family="table-cell">
      <style:table-cell-properties fo:padding="0.097cm" fo:border-left="0.002cm solid #000000" fo:border-right="0.002cm solid #000000" fo:border-top="0.002cm solid #000000" fo:border-bottom="none"/>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49" style:family="table">
      <style:table-properties style:width="16.593cm" fo:margin-left="0cm" fo:margin-right="-0.002cm" table:align="margins" style:writing-mode="lr-tb"/>
    </style:style>
    <style:style style:name="Tableau49.A" style:family="table-column">
      <style:table-column-properties style:column-width="8.333cm" style:rel-column-width="32910*"/>
    </style:style>
    <style:style style:name="Tableau49.B" style:family="table-column">
      <style:table-column-properties style:column-width="8.26cm" style:rel-column-width="32625*"/>
    </style:style>
    <style:style style:name="Tableau49.A1" style:family="table-cell">
      <style:table-cell-properties fo:padding="0.097cm" fo:border-left="0.002cm solid #000000" fo:border-right="none" fo:border-top="0.002cm solid #000000" fo:border-bottom="0.002cm solid #000000"/>
    </style:style>
    <style:style style:name="Tableau49.B1" style:family="table-cell">
      <style:table-cell-properties fo:padding="0.097cm" fo:border="0.002cm solid #000000"/>
    </style:style>
    <style:style style:name="Tableau50" style:family="table">
      <style:table-properties style:width="16.33cm" table:align="center" style:writing-mode="lr-tb"/>
    </style:style>
    <style:style style:name="Tableau50.A" style:family="table-column">
      <style:table-column-properties style:column-width="16.33cm"/>
    </style:style>
    <style:style style:name="Tableau50.1" style:family="table-row">
      <style:table-row-properties style:min-row-height="11.358cm"/>
    </style:style>
    <style:style style:name="Tableau50.A1" style:family="table-cell">
      <style:table-cell-properties fo:padding="0.097cm" fo:border="0.002cm solid #000000"/>
    </style:style>
    <style:style style:name="Tableau65" style:family="table">
      <style:table-properties style:width="14.019cm" table:align="center" style:writing-mode="lr-tb"/>
    </style:style>
    <style:style style:name="Tableau65.A" style:family="table-column">
      <style:table-column-properties style:column-width="2cm"/>
    </style:style>
    <style:style style:name="Tableau65.G" style:family="table-column">
      <style:table-column-properties style:column-width="2.018cm"/>
    </style:style>
    <style:style style:name="Tableau65.1" style:family="table-row">
      <style:table-row-properties style:min-row-height="0.63cm" style:keep-together="true" fo:keep-together="auto"/>
    </style:style>
    <style:style style:name="Tableau6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5.B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65.G1" style:family="table-cell">
      <style:table-cell-properties style:vertical-align="top" fo:padding-left="0.123cm" fo:padding-right="0.123cm" fo:padding-top="0cm" fo:padding-bottom="0cm" fo:border="0.018cm solid #000000" style:writing-mode="lr-tb"/>
    </style:style>
    <style:style style:name="Tableau65.2" style:family="table-row">
      <style:table-row-properties style:keep-together="true" fo:keep-together="auto"/>
    </style:style>
    <style:style style:name="Tableau65.A2" style:family="table-cell">
      <style:table-cell-properties style:vertical-align="top" fo:padding-left="0.123cm" fo:padding-right="0.123cm" fo:padding-top="0cm" fo:padding-bottom="0cm" fo:border="none" style:writing-mode="lr-tb"/>
    </style:style>
    <style:style style:name="Tableau51" style:family="table">
      <style:table-properties style:width="10.657cm" fo:margin-left="2.99cm" fo:margin-right="2.944cm" table:align="margins" style:writing-mode="lr-tb"/>
    </style:style>
    <style:style style:name="Tableau51.A" style:family="table-column">
      <style:table-column-properties style:column-width="10.657cm" style:rel-column-width="65535*"/>
    </style:style>
    <style:style style:name="Tableau51.A1" style:family="table-cell">
      <style:table-cell-properties fo:padding="0.097cm" fo:border="0.002cm solid #000000"/>
    </style:style>
    <style:style style:name="Tableau7" style:family="table">
      <style:table-properties style:width="16.614cm" table:align="left" style:writing-mode="lr-tb"/>
    </style:style>
    <style:style style:name="Tableau7.A" style:family="table-column">
      <style:table-column-properties style:column-width="4.249cm"/>
    </style:style>
    <style:style style:name="Tableau7.B" style:family="table-column">
      <style:table-column-properties style:column-width="2.208cm"/>
    </style:style>
    <style:style style:name="Tableau7.C" style:family="table-column">
      <style:table-column-properties style:column-width="5.001cm"/>
    </style:style>
    <style:style style:name="Tableau7.D" style:family="table-column">
      <style:table-column-properties style:column-width="5.156cm"/>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69" style:family="table">
      <style:table-properties style:width="15.259cm" table:align="center" style:writing-mode="lr-tb"/>
    </style:style>
    <style:style style:name="Tableau69.A" style:family="table-column">
      <style:table-column-properties style:column-width="1.409cm"/>
    </style:style>
    <style:style style:name="Tableau69.B" style:family="table-column">
      <style:table-column-properties style:column-width="13.85cm"/>
    </style:style>
    <style:style style:name="Tableau69.1" style:family="table-row">
      <style:table-row-properties style:keep-together="false" fo:keep-together="always"/>
    </style:style>
    <style:style style:name="Tableau6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9.B1" style:family="table-cell">
      <style:table-cell-properties style:vertical-align="top" fo:padding-left="0.123cm" fo:padding-right="0.123cm" fo:padding-top="0cm" fo:padding-bottom="0cm" fo:border="0.018cm solid #000000" style:writing-mode="lr-tb"/>
    </style:style>
    <style:style style:name="Tableau77" style:family="table">
      <style:table-properties style:width="14.101cm" table:align="center" style:writing-mode="lr-tb"/>
    </style:style>
    <style:style style:name="Tableau77.A" style:family="table-column">
      <style:table-column-properties style:column-width="7.246cm"/>
    </style:style>
    <style:style style:name="Tableau77.B" style:family="table-column">
      <style:table-column-properties style:column-width="6.854cm"/>
    </style:style>
    <style:style style:name="Tableau77.A1" style:family="table-cell">
      <style:table-cell-properties fo:padding="0.097cm" fo:border-left="0.002cm solid #000000" fo:border-right="none" fo:border-top="0.002cm solid #000000" fo:border-bottom="0.002cm solid #000000"/>
    </style:style>
    <style:style style:name="Tableau77.B1" style:family="table-cell">
      <style:table-cell-properties fo:padding="0.097cm" fo:border="0.002cm solid #000000"/>
    </style:style>
    <style:style style:name="Tableau77.A2" style:family="table-cell">
      <style:table-cell-properties fo:padding="0.097cm" fo:border-left="0.002cm solid #000000" fo:border-right="none" fo:border-top="none" fo:border-bottom="0.002cm solid #000000"/>
    </style:style>
    <style:style style:name="Tableau77.B2" style:family="table-cell">
      <style:table-cell-properties fo:padding="0.097cm" fo:border-left="0.002cm solid #000000" fo:border-right="0.002cm solid #000000" fo:border-top="none" fo:border-bottom="0.002cm solid #000000"/>
    </style:style>
    <style:style style:name="Tableau78" style:family="table">
      <style:table-properties style:width="10.059cm" table:align="center" style:writing-mode="lr-tb"/>
    </style:style>
    <style:style style:name="Tableau78.A" style:family="table-column">
      <style:table-column-properties style:column-width="4.745cm"/>
    </style:style>
    <style:style style:name="Tableau78.B" style:family="table-column">
      <style:table-column-properties style:column-width="5.315cm"/>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8.A2" style:family="table-cell">
      <style:table-cell-properties fo:padding="0.097cm" fo:border-left="0.002cm solid #000000" fo:border-right="none" fo:border-top="none" fo:border-bottom="0.002cm solid #000000"/>
    </style:style>
    <style:style style:name="Tableau78.B2" style:family="table-cell">
      <style:table-cell-properties fo:padding="0.097cm" fo:border-left="0.002cm solid #000000" fo:border-right="0.002cm solid #000000" fo:border-top="none" fo:border-bottom="0.002cm solid #000000"/>
    </style:style>
    <style:style style:name="Tableau79" style:family="table">
      <style:table-properties style:width="16.591cm" table:align="margins" style:writing-mode="lr-tb"/>
    </style:style>
    <style:style style:name="Tableau79.A" style:family="table-column">
      <style:table-column-properties style:column-width="4.475cm" style:rel-column-width="17676*"/>
    </style:style>
    <style:style style:name="Tableau79.B" style:family="table-column">
      <style:table-column-properties style:column-width="12.116cm" style:rel-column-width="47859*"/>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66" style:family="table">
      <style:table-properties style:width="16.549cm" fo:margin-left="0.019cm" fo:margin-right="0.023cm" table:align="margins" style:writing-mode="lr-tb"/>
    </style:style>
    <style:style style:name="Tableau66.A" style:family="table-column">
      <style:table-column-properties style:column-width="16.549cm" style:rel-column-width="65535*"/>
    </style:style>
    <style:style style:name="Tableau66.A1" style:family="table-cell">
      <style:table-cell-properties fo:padding="0.097cm" fo:border="0.002cm solid #000000"/>
    </style:style>
    <style:style style:name="Tableau67" style:family="table">
      <style:table-properties style:width="16.544cm" table:align="left" style:writing-mode="lr-tb"/>
    </style:style>
    <style:style style:name="Tableau67.A" style:family="table-column">
      <style:table-column-properties style:column-width="8.357cm"/>
    </style:style>
    <style:style style:name="Tableau67.B" style:family="table-column">
      <style:table-column-properties style:column-width="8.186cm"/>
    </style:style>
    <style:style style:name="Tableau67.A1" style:family="table-cell">
      <style:table-cell-properties fo:padding="0.097cm" fo:border-left="0.002cm solid #000000" fo:border-right="none" fo:border-top="0.002cm solid #000000" fo:border-bottom="none"/>
    </style:style>
    <style:style style:name="Tableau67.B1" style:family="table-cell">
      <style:table-cell-properties fo:padding="0.097cm" fo:border-left="0.002cm solid #000000" fo:border-right="0.002cm solid #000000" fo:border-top="0.002cm solid #000000" fo:border-bottom="none"/>
    </style:style>
    <style:style style:name="Tableau67.A2" style:family="table-cell">
      <style:table-cell-properties fo:padding="0.097cm" fo:border-left="0.002cm solid #000000" fo:border-right="none" fo:border-top="none" fo:border-bottom="none"/>
    </style:style>
    <style:style style:name="Tableau67.B2" style:family="table-cell">
      <style:table-cell-properties fo:padding="0.097cm" fo:border-left="0.002cm solid #000000" fo:border-right="0.002cm solid #000000" fo:border-top="none" fo:border-bottom="none"/>
    </style:style>
    <style:style style:name="Tableau67.A3" style:family="table-cell">
      <style:table-cell-properties fo:padding="0.097cm" fo:border-left="0.002cm solid #000000" fo:border-right="none" fo:border-top="none" fo:border-bottom="0.002cm solid #000000"/>
    </style:style>
    <style:style style:name="Tableau67.B3" style:family="table-cell">
      <style:table-cell-properties fo:padding="0.097cm" fo:border-left="0.002cm solid #000000" fo:border-right="0.002cm solid #000000" fo:border-top="none" fo:border-bottom="0.002cm solid #000000"/>
    </style:style>
    <style:style style:name="Tableau68" style:family="table">
      <style:table-properties style:width="15.97cm" table:align="center" style:writing-mode="lr-tb"/>
    </style:style>
    <style:style style:name="Tableau68.A" style:family="table-column">
      <style:table-column-properties style:column-width="9.714cm"/>
    </style:style>
    <style:style style:name="Tableau68.B" style:family="table-column">
      <style:table-column-properties style:column-width="6.257cm"/>
    </style:style>
    <style:style style:name="Tableau68.A1" style:family="table-cell">
      <style:table-cell-properties fo:padding="0.097cm" fo:border-left="0.002cm solid #000000" fo:border-right="none" fo:border-top="0.002cm solid #000000" fo:border-bottom="0.002cm solid #000000"/>
    </style:style>
    <style:style style:name="Tableau68.B1" style:family="table-cell">
      <style:table-cell-properties fo:padding="0.097cm" fo:border="0.002cm solid #000000"/>
    </style:style>
    <style:style style:name="Tableau68.A2" style:family="table-cell">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0.002cm solid #000000" fo:border-top="none" fo:border-bottom="0.002cm solid #000000"/>
    </style:style>
    <style:style style:name="Tableau37" style:family="table">
      <style:table-properties style:width="8.98cm" table:align="center" style:writing-mode="lr-tb"/>
    </style:style>
    <style:style style:name="Tableau37.A" style:family="table-column">
      <style:table-column-properties style:column-width="8.98cm"/>
    </style:style>
    <style:style style:name="Tableau37.A1" style:family="table-cell">
      <style:table-cell-properties fo:padding="0.097cm" fo:border="0.002cm solid #000000"/>
    </style:style>
    <style:style style:name="Tableau39" style:family="table">
      <style:table-properties style:width="8.46cm" table:align="center" style:writing-mode="lr-tb"/>
    </style:style>
    <style:style style:name="Tableau39.A" style:family="table-column">
      <style:table-column-properties style:column-width="8.46cm"/>
    </style:style>
    <style:style style:name="Tableau39.A1" style:family="table-cell">
      <style:table-cell-properties fo:padding="0.097cm" fo:border="0.002cm solid #000000"/>
    </style:style>
    <style:style style:name="Tableau42" style:family="table">
      <style:table-properties style:width="1.9cm" table:align="center" style:writing-mode="lr-tb"/>
    </style:style>
    <style:style style:name="Tableau42.A" style:family="table-column">
      <style:table-column-properties style:column-width="1.9cm"/>
    </style:style>
    <style:style style:name="Tableau42.A1" style:family="table-cell">
      <style:table-cell-properties fo:padding="0.097cm" fo:border="0.002cm solid #000000"/>
    </style:style>
    <style:style style:name="Tableau43" style:family="table">
      <style:table-properties style:width="11.839cm" table:align="center" style:writing-mode="lr-tb"/>
    </style:style>
    <style:style style:name="Tableau43.A" style:family="table-column">
      <style:table-column-properties style:column-width="11.839cm"/>
    </style:style>
    <style:style style:name="Tableau43.A1" style:family="table-cell">
      <style:table-cell-properties fo:padding="0.097cm" fo:border="0.002cm solid #000000"/>
    </style:style>
    <style:style style:name="Tableau82" style:family="table">
      <style:table-properties style:width="15.311cm" table:align="center" style:writing-mode="lr-tb"/>
    </style:style>
    <style:style style:name="Tableau82.A" style:family="table-column">
      <style:table-column-properties style:column-width="7.357cm"/>
    </style:style>
    <style:style style:name="Tableau82.B" style:family="table-column">
      <style:table-column-properties style:column-width="7.953cm"/>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align="end" style:justify-single-word="false" fo:text-indent="0cm" style:auto-text-indent="false"/>
    </style:style>
    <style:style style:name="P3" style:family="paragraph" style:parent-style-name="Footer">
      <style:paragraph-properties fo:background-color="transparent">
        <style:background-image/>
      </style:paragraph-properties>
    </style:style>
    <style:style style:name="P4" style:family="paragraph" style:parent-style-name="Footer">
      <style:paragraph-properties fo:text-align="end" style:justify-single-word="false"/>
    </style:style>
    <style:style style:name="P5" style:family="paragraph" style:parent-style-name="Standard">
      <style:paragraph-properties style:line-height-at-least="0.635cm"/>
    </style:style>
    <style:style style:name="P6" style:family="paragraph" style:parent-style-name="Standard">
      <style:paragraph-properties fo:line-height="150%"/>
      <style:text-properties fo:text-transform="uppercase" style:font-name="Times New Roman" fo:font-size="12pt" style:text-underline-style="solid" style:text-underline-width="auto" style:text-underline-color="font-color" fo:font-weight="bold" style:font-size-asian="12pt" style:font-weight-asian="bold"/>
    </style:style>
    <style:style style:name="P7" style:family="paragraph" style:parent-style-name="Standard">
      <style:paragraph-properties fo:line-height="150%" fo:text-align="justify" style:justify-single-word="false"/>
      <style:text-properties fo:text-transform="uppercase" style:font-name="Times New Roman" fo:font-size="12pt" style:text-underline-style="solid" style:text-underline-width="auto" style:text-underline-color="font-color" fo:font-weight="bold" style:font-size-asian="12pt" style:font-weight-asian="bold"/>
    </style:style>
    <style:style style:name="P8" style:family="paragraph" style:parent-style-name="Standard">
      <style:paragraph-properties fo:line-height="150%"/>
      <style:text-properties fo:text-transform="uppercase" style:font-name="Times New Roman" fo:font-size="12pt" style:text-underline-style="solid" style:text-underline-width="auto" style:text-underline-color="font-color" fo:font-weight="bold" style:font-size-asian="12pt" style:font-weight-asian="bold" style:font-size-complex="12pt"/>
    </style:style>
    <style:style style:name="P9" style:family="paragraph" style:parent-style-name="Standard">
      <style:paragraph-properties fo:line-height="150%"/>
      <style:text-properties fo:text-transform="uppercas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line-height="150%" style:text-autospace="none"/>
      <style:text-properties fo:text-transform="uppercas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line-height="150%" style:text-autospace="none"/>
      <style:text-properties fo:text-transform="uppercase" style:font-name="Times New Roman" fo:font-size="12pt" style:text-underline-style="solid" style:text-underline-width="auto" style:text-underline-color="font-color" fo:font-weight="bold" style:font-name-asian="Arial-BoldMT" style:font-size-asian="12pt" style:font-weight-asian="bold" style:font-name-complex="Arial-BoldMT" style:font-size-complex="12pt" style:font-weight-complex="bold"/>
    </style:style>
    <style:style style:name="P12" style:family="paragraph" style:parent-style-name="Standard">
      <style:paragraph-properties fo:line-height="150%" fo:text-align="start" style:justify-single-word="false" style:text-autospace="none"/>
      <style:text-properties fo:text-transform="uppercase" style:font-name="Times New Roman" fo:font-size="12pt" style:text-underline-style="solid" style:text-underline-width="auto" style:text-underline-color="font-color" fo:font-weight="bold" style:font-name-asian="Arial-BoldMT" style:font-size-asian="12pt" style:font-weight-asian="bold" style:font-name-complex="Arial-BoldMT" style:font-size-complex="12pt" style:font-weight-complex="bold"/>
    </style:style>
    <style:style style:name="P13" style:family="paragraph" style:parent-style-name="Standard">
      <style:paragraph-properties fo:line-height="150%"/>
      <style:text-properties fo:text-transform="uppercase" style:font-name="Times New Roman" fo:font-size="12pt" style:text-underline-style="solid" style:text-underline-type="double" style:text-underline-width="auto" style:text-underline-color="font-color" fo:font-weight="bold" style:font-size-asian="12pt" style:font-weight-asian="bold"/>
    </style:style>
    <style:style style:name="P14" style:family="paragraph" style:parent-style-name="Standard">
      <style:paragraph-properties fo:line-height="150%" fo:text-align="center" style:justify-single-word="false"/>
      <style:text-properties fo:text-transform="uppercase" style:font-name="Times New Roman" fo:font-size="12pt" style:text-underline-style="solid" style:text-underline-type="double" style:text-underline-width="auto" style:text-underline-color="font-color" fo:font-weight="bold" style:font-size-asian="12pt" style:font-weight-asian="bold"/>
    </style:style>
    <style:style style:name="P15" style:family="paragraph" style:parent-style-name="Standard">
      <style:paragraph-properties fo:line-height="150%"/>
      <style:text-properties fo:text-transform="uppercase" style:font-name="Times New Roman" fo:font-size="12pt" fo:font-weight="bold" style:font-size-asian="12pt" style:font-weight-asian="bold"/>
    </style:style>
    <style:style style:name="P16" style:family="paragraph" style:parent-style-name="Standard">
      <style:paragraph-properties fo:line-height="150%"/>
      <style:text-properties fo:text-transform="uppercase" style:font-name="Times New Roman" fo:font-size="12pt" fo:font-style="italic" fo:font-weight="bold" style:font-size-asian="12pt" style:font-style-asian="italic" style:font-weight-asian="bold"/>
    </style:style>
    <style:style style:name="P17" style:family="paragraph" style:parent-style-name="Standard">
      <style:paragraph-properties fo:line-height="150%"/>
      <style:text-properties fo:text-transform="uppercase" style:font-name="Times New Roman" fo:font-size="12pt" fo:font-style="italic" style:text-underline-style="solid" style:text-underline-width="auto" style:text-underline-color="font-color" fo:font-weight="bold" style:font-size-asian="12pt" style:font-style-asian="italic" style:font-weight-asian="bold"/>
    </style:style>
    <style:style style:name="P18" style:family="paragraph" style:parent-style-name="Standard">
      <style:paragraph-properties fo:line-height="150%"/>
      <style:text-properties fo:text-transform="uppercase" style:font-name="Times New Roman" fo:font-size="12pt" style:text-underline-style="none" fo:font-weight="bold" style:font-size-asian="12pt" style:font-weight-asian="bold" style:font-size-complex="12pt"/>
    </style:style>
    <style:style style:name="P19" style:family="paragraph" style:parent-style-name="Standard">
      <style:paragraph-properties fo:line-height="150%"/>
      <style:text-properties fo:text-transform="uppercase" style:font-name="Times New Roman" style:text-underline-style="solid" style:text-underline-width="auto" style:text-underline-color="font-color" fo:font-weight="bold" style:font-weight-asian="bold"/>
    </style:style>
    <style:style style:name="P20" style:family="paragraph" style:parent-style-name="Standard">
      <style:paragraph-properties fo:line-height="150%"/>
      <style:text-properties fo:text-transform="uppercase" style:font-name="Times New Roman" fo:font-size="10pt" style:text-underline-style="solid" style:text-underline-width="auto" style:text-underline-color="font-color" fo:font-weight="normal" style:font-size-asian="10pt" style:font-weight-asian="normal"/>
    </style:style>
    <style:style style:name="P21" style:family="paragraph" style:parent-style-name="Standard">
      <style:paragraph-properties fo:line-height="150%" fo:text-align="start" style:justify-single-word="false" style:text-autospace="none"/>
      <style:text-properties fo:text-transform="uppercase" style:font-name="Times New Roman" fo:font-size="10pt" style:text-underline-style="none" fo:font-weight="normal" style:font-size-asian="10pt" style:font-weight-asian="normal" style:font-size-complex="10pt" style:font-weight-complex="normal"/>
    </style:style>
    <style:style style:name="P22" style:family="paragraph" style:parent-style-name="Standard">
      <style:paragraph-properties style:line-height-at-least="0cm"/>
      <style:text-properties fo:text-transform="uppercase" style:font-name="Times New Roman" fo:font-size="10pt" style:text-underline-style="none" fo:font-weight="normal" style:font-size-asian="10pt" style:font-weight-asian="normal" style:font-size-complex="10pt" style:font-weight-complex="normal"/>
    </style:style>
    <style:style style:name="P23" style:family="paragraph" style:parent-style-name="Standard">
      <style:paragraph-properties fo:line-height="150%"/>
      <style:text-properties fo:text-transform="uppercase" style:font-name="Times New Roman" fo:font-style="italic" style:text-underline-style="solid" style:text-underline-width="auto" style:text-underline-color="font-color" fo:font-weight="normal" style:font-style-asian="italic" style:font-weight-asian="normal"/>
    </style:style>
    <style:style style:name="P24" style:family="paragraph" style:parent-style-name="Standard">
      <style:paragraph-properties fo:line-height="150%" fo:text-align="start" style:justify-single-word="false" style:text-autospace="none"/>
      <style:text-properties fo:text-transform="uppercase" style:font-name="Times New Roman" fo:font-size="18pt" style:text-underline-style="none" fo:font-weight="bold" style:font-size-asian="18pt" style:font-weight-asian="bold" style:font-size-complex="18pt"/>
    </style:style>
    <style:style style:name="P25" style:family="paragraph" style:parent-style-name="Standard">
      <style:paragraph-properties fo:line-height="150%"/>
      <style:text-properties fo:text-transform="uppercase" style:font-name="Times New Roman"/>
    </style:style>
    <style:style style:name="P26" style:family="paragraph" style:parent-style-name="Standard">
      <style:paragraph-properties fo:line-height="150%"/>
      <style:text-properties fo:text-transform="uppercase" fo:font-size="12pt" fo:font-weight="bold" style:font-size-asian="12pt" style:font-weight-asian="bold"/>
    </style:style>
    <style:style style:name="P27" style:family="paragraph" style:parent-style-name="Standard">
      <style:paragraph-properties fo:line-height="150%" fo:text-align="justify" style:justify-single-word="false"/>
      <style:text-properties fo:text-transform="uppercase" fo:font-size="12pt" fo:font-weight="bold" style:font-size-asian="12pt" style:font-weight-asian="bold"/>
    </style:style>
    <style:style style:name="P28" style:family="paragraph" style:parent-style-name="Standard">
      <style:paragraph-properties fo:line-height="150%"/>
      <style:text-properties fo:text-transform="uppercase" fo:font-size="12pt" fo:language="en" fo:country="GB" fo:font-weight="bold" style:font-size-asian="12pt" style:font-weight-asian="bold"/>
    </style:style>
    <style:style style:name="P29" style:family="paragraph" style:parent-style-name="Standard">
      <style:paragraph-properties fo:line-height="150%"/>
      <style:text-properties fo:text-transform="uppercase" fo:font-size="12pt" style:text-underline-style="solid" style:text-underline-width="auto" style:text-underline-color="font-color" fo:font-weight="bold" style:font-size-asian="12pt" style:font-weight-asian="bold" style:font-size-complex="12pt"/>
    </style:style>
    <style:style style:name="P30" style:family="paragraph" style:parent-style-name="Standard">
      <style:paragraph-properties fo:line-height="150%"/>
      <style:text-properties fo:text-transform="uppercase"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line-height="150%"/>
      <style:text-properties fo:text-transform="uppercase" fo:font-size="12pt" style:text-underline-style="solid" style:text-underline-width="auto" style:text-underline-color="font-color" fo:font-weight="bold" style:font-size-asian="12pt" style:font-weight-asian="bold" style:font-weight-complex="bold"/>
    </style:style>
    <style:style style:name="P32" style:family="paragraph" style:parent-style-name="Standard">
      <style:paragraph-properties fo:line-height="150%"/>
      <style:text-properties fo:text-transform="uppercase" fo:font-weight="bold" style:font-weight-asian="bold"/>
    </style:style>
    <style:style style:name="P33" style:family="paragraph" style:parent-style-name="Standard">
      <style:paragraph-properties fo:line-height="150%"/>
      <style:text-properties fo:text-transform="uppercase"/>
    </style:style>
    <style:style style:name="P34" style:family="paragraph" style:parent-style-name="Standard">
      <style:paragraph-properties fo:line-height="150%"/>
      <style:text-properties fo:text-transform="uppercase" style:text-underline-style="solid" style:text-underline-width="auto" style:text-underline-color="font-color" fo:font-weight="bold" style:font-weight-asian="bold"/>
    </style:style>
    <style:style style:name="P35" style:family="paragraph" style:parent-style-name="Standard">
      <style:paragraph-properties fo:text-align="start" style:justify-single-word="false"/>
      <style:text-properties fo:text-transform="uppercase" fo:color="#000000" style:font-name="Times New Roman" fo:font-size="12pt" style:text-underline-style="solid" style:text-underline-width="auto" style:text-underline-color="font-color" fo:font-weight="bold" style:font-size-asian="12pt" style:font-weight-asian="bold"/>
    </style:style>
    <style:style style:name="P36" style:family="paragraph" style:parent-style-name="Standard">
      <style:paragraph-properties fo:line-height="150%"/>
      <style:text-properties fo:text-transform="uppercase"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line-height="150%"/>
      <style:text-properties fo:text-transform="uppercase" fo:color="#000000" style:font-name="Times New Roman" fo:font-size="12pt" style:text-underline-style="solid" style:text-underline-width="auto" style:text-underline-color="font-color" fo:font-weight="bold" style:font-size-asian="12pt" style:font-weight-asian="bold" style:font-size-complex="12pt"/>
    </style:style>
    <style:style style:name="P38" style:family="paragraph" style:parent-style-name="Standard">
      <style:paragraph-properties fo:line-height="150%"/>
      <style:text-properties fo:text-transform="uppercase" fo:color="#000000" style:font-name="Times New Roman" fo:font-size="12pt" style:text-underline-style="solid" style:text-underline-width="auto" style:text-underline-color="font-color" fo:font-weight="bold" style:font-size-asian="12pt" style:font-weight-asian="bold"/>
    </style:style>
    <style:style style:name="P39" style:family="paragraph" style:parent-style-name="Standard">
      <style:paragraph-properties fo:line-height="150%" style:text-autospace="none"/>
      <style:text-properties fo:text-transform="uppercase" fo:color="#000000" style:font-name="Times New Roman"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40" style:family="paragraph" style:parent-style-name="Standard">
      <style:paragraph-properties fo:line-height="150%"/>
      <style:text-properties fo:text-transform="uppercase" fo:color="#000000" style:font-name="Times New Roman" fo:font-size="12pt" style:text-underline-style="solid" style:text-underline-type="double" style:text-underline-width="auto" style:text-underline-color="font-color" fo:font-weight="bold" style:font-name-asian="Tahoma" style:font-size-asian="12pt" style:font-weight-asian="bold" style:font-name-complex="Tahoma" style:font-size-complex="12pt"/>
    </style:style>
    <style:style style:name="P41" style:family="paragraph" style:parent-style-name="Standard">
      <style:paragraph-properties fo:line-height="150%"/>
      <style:text-properties fo:text-transform="uppercase" fo:color="#000000" style:font-name="Times New Roman" fo:font-size="8pt" style:text-underline-style="none" fo:font-weight="normal" style:font-size-asian="8pt" style:font-weight-asian="normal"/>
    </style:style>
    <style:style style:name="P42" style:family="paragraph" style:parent-style-name="Standard">
      <style:paragraph-properties fo:line-height="150%"/>
      <style:text-properties fo:text-transform="uppercase" fo:color="#000000" fo:font-size="12pt" style:text-underline-style="solid" style:text-underline-width="auto" style:text-underline-color="font-color" fo:font-weight="bold" style:font-size-asian="12pt" style:font-weight-asian="bold"/>
    </style:style>
    <style:style style:name="P43" style:family="paragraph" style:parent-style-name="Standard">
      <style:paragraph-properties fo:line-height="150%"/>
      <style:text-properties fo:text-transform="uppercase" fo:color="#000000" fo:font-size="12pt" fo:font-weight="bold" style:font-size-asian="12pt" style:font-weight-asian="bold" style:font-size-complex="12pt"/>
    </style:style>
    <style:style style:name="P44" style:family="paragraph" style:parent-style-name="Standard">
      <style:paragraph-properties fo:line-height="150%"/>
    </style:style>
    <style:style style:name="P45" style:family="paragraph" style:parent-style-name="Standard">
      <style:paragraph-properties fo:line-height="150%" fo:text-align="start" style:justify-single-word="false" style:text-autospace="none"/>
    </style:style>
    <style:style style:name="P46" style:family="paragraph" style:parent-style-name="Standard">
      <style:paragraph-properties fo:line-height="150%"/>
      <style:text-properties fo:font-size="12pt" style:font-size-asian="12pt"/>
    </style:style>
    <style:style style:name="P47" style:family="paragraph" style:parent-style-name="Standard">
      <style:paragraph-properties style:line-height-at-least="0.635cm"/>
      <style:text-properties fo:font-size="12pt" style:font-size-asian="12pt"/>
    </style:style>
    <style:style style:name="P48" style:family="paragraph" style:parent-style-name="Standard">
      <style:paragraph-properties fo:line-height="150%"/>
      <style:text-properties fo:font-size="12pt" style:font-size-asian="12pt" style:font-size-complex="12pt"/>
    </style:style>
    <style:style style:name="P49" style:family="paragraph" style:parent-style-name="Standard">
      <style:paragraph-properties fo:line-height="150%" fo:text-align="center" style:justify-single-word="false"/>
      <style:text-properties fo:font-size="12pt" style:font-size-asian="12pt" style:font-size-complex="12pt"/>
    </style:style>
    <style:style style:name="P50" style:family="paragraph" style:parent-style-name="Standard">
      <style:paragraph-properties fo:text-align="center" style:justify-single-word="false"/>
      <style:text-properties fo:font-size="12pt" style:font-size-asian="12pt" style:font-size-complex="12pt"/>
    </style:style>
    <style:style style:name="P51" style:family="paragraph" style:parent-style-name="Standard">
      <style:paragraph-properties fo:line-height="150%"/>
      <style:text-properties fo:font-size="12pt" fo:font-weight="bold" style:font-size-asian="12pt" style:font-weight-asian="bold"/>
    </style:style>
    <style:style style:name="P52" style:family="paragraph" style:parent-style-name="Standard">
      <style:paragraph-properties fo:line-height="150%"/>
      <style:text-properties fo:font-size="12pt" fo:font-weight="bold" style:font-size-asian="12pt" style:font-weight-asian="bold" style:font-size-complex="12pt"/>
    </style:style>
    <style:style style:name="P53" style:family="paragraph" style:parent-style-name="Standard">
      <style:text-properties fo:font-size="12pt" fo:font-weight="bold" style:font-size-asian="12pt" style:font-size-complex="12pt" style:font-weight-complex="bold"/>
    </style:style>
    <style:style style:name="P54" style:family="paragraph" style:parent-style-name="Standard">
      <style:paragraph-properties fo:line-height="150%"/>
      <style:text-properties fo:font-size="12pt" fo:font-style="italic" style:font-size-asian="12pt" style:font-style-asian="italic"/>
    </style:style>
    <style:style style:name="P55" style:family="paragraph" style:parent-style-name="Standard">
      <style:paragraph-properties fo:line-height="150%"/>
      <style:text-properties fo:font-size="12pt" fo:font-style="italic" style:font-size-asian="12pt" style:font-style-asian="italic" style:font-size-complex="12pt" style:font-style-complex="italic"/>
    </style:style>
    <style:style style:name="P56" style:family="paragraph" style:parent-style-name="Standard">
      <style:paragraph-properties fo:line-height="150%"/>
      <style:text-properties fo:font-size="12pt" fo:font-style="italic" style:font-size-asian="12pt" style:font-style-asian="italic" style:font-style-complex="italic"/>
    </style:style>
    <style:style style:name="P57" style:family="paragraph" style:parent-style-name="Standard">
      <style:paragraph-properties fo:line-height="150%"/>
      <style:text-properties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style:line-height-at-least="0.635cm"/>
      <style:text-properties fo:font-size="12pt" style:text-underline-style="solid" style:text-underline-width="auto" style:text-underline-color="font-color" fo:font-weight="bold" style:font-size-asian="12pt" style:font-weight-asian="bold"/>
    </style:style>
    <style:style style:name="P59" style:family="paragraph" style:parent-style-name="Standard">
      <style:paragraph-properties fo:line-height="150%"/>
      <style:text-properties fo:font-size="12pt" style:text-underline-style="solid" style:text-underline-width="auto" style:text-underline-color="font-color" fo:font-weight="bold" style:font-size-asian="12pt" style:font-weight-asian="bold" style:font-size-complex="12pt"/>
    </style:style>
    <style:style style:name="P60" style:family="paragraph" style:parent-style-name="Standard">
      <style:text-properties fo:font-size="12pt" style:text-underline-style="solid" style:text-underline-width="auto" style:text-underline-color="font-color" fo:font-weight="bold" style:font-size-asian="12pt" style:font-size-complex="12pt" style:font-weight-complex="bold"/>
    </style:style>
    <style:style style:name="P61" style:family="paragraph" style:parent-style-name="Standard">
      <style:paragraph-properties fo:line-height="150%"/>
      <style:text-properties fo:font-size="12pt" style:text-underline-style="solid" style:text-underline-width="auto" style:text-underline-color="font-color" style:font-size-asian="12pt"/>
    </style:style>
    <style:style style:name="P62" style:family="paragraph" style:parent-style-name="Standard">
      <style:paragraph-properties fo:line-height="150%"/>
      <style:text-properties fo:font-size="12pt" style:text-underline-style="solid" style:text-underline-width="auto" style:text-underline-color="font-color" style:font-size-asian="12pt" style:font-size-complex="12pt"/>
    </style:style>
    <style:style style:name="P63" style:family="paragraph" style:parent-style-name="Standard">
      <style:text-properties fo:font-size="12pt" fo:font-weight="normal" style:font-size-asian="12pt" style:font-weight-asian="normal"/>
    </style:style>
    <style:style style:name="P64" style:family="paragraph" style:parent-style-name="Standard">
      <style:paragraph-properties style:line-height-at-least="0.635cm"/>
      <style:text-properties fo:font-size="12pt" style:text-underline-style="none" fo:font-weight="normal" style:font-size-asian="12pt" style:font-weight-asian="normal"/>
    </style:style>
    <style:style style:name="P65" style:family="paragraph" style:parent-style-name="Standard">
      <style:paragraph-properties fo:line-height="150%"/>
      <style:text-properties fo:font-size="12pt" style:text-underline-style="none" style:font-size-asian="12pt" style:font-size-complex="12pt"/>
    </style:style>
    <style:style style:name="P66" style:family="paragraph" style:parent-style-name="Standard">
      <style:paragraph-properties fo:line-height="150%"/>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7" style:family="paragraph" style:parent-style-name="Standard">
      <style:paragraph-properties fo:line-height="150%"/>
      <style:text-properties style:font-name="Times New Roman" fo:font-size="12pt" style:font-size-asian="12pt"/>
    </style:style>
    <style:style style:name="P68" style:family="paragraph" style:parent-style-name="Standard">
      <style:paragraph-properties fo:line-height="150%" fo:text-align="center" style:justify-single-word="false"/>
      <style:text-properties style:font-name="Times New Roman" fo:font-size="12pt" style:font-size-asian="12pt"/>
    </style:style>
    <style:style style:name="P69" style:family="paragraph" style:parent-style-name="Standard">
      <style:paragraph-properties style:line-height-at-least="0.635cm"/>
      <style:text-properties style:font-name="Times New Roman" fo:font-size="12pt" style:font-size-asian="12pt"/>
    </style:style>
    <style:style style:name="P70" style:family="paragraph" style:parent-style-name="Standard">
      <style:paragraph-properties fo:line-height="150%"/>
      <style:text-properties style:font-name="Times New Roman" fo:font-size="12pt" style:font-size-asian="12pt" style:font-size-complex="12pt"/>
    </style:style>
    <style:style style:name="P71" style:family="paragraph" style:parent-style-name="Standard">
      <style:paragraph-properties fo:line-height="150%" fo:text-align="start" style:justify-single-word="false" style:text-autospace="none"/>
      <style:text-properties style:font-name="Times New Roman" fo:font-size="12pt" style:font-size-asian="12pt" style:font-size-complex="12pt"/>
    </style:style>
    <style:style style:name="P72" style:family="paragraph" style:parent-style-name="Standard">
      <style:paragraph-properties fo:line-height="150%" style:text-autospace="none"/>
      <style:text-properties style:font-name="Times New Roman" fo:font-size="12pt" style:font-size-asian="12pt" style:font-size-complex="12pt"/>
    </style:style>
    <style:style style:name="P73" style:family="paragraph" style:parent-style-name="Standard">
      <style:paragraph-properties fo:line-height="150%"/>
      <style:text-properties style:font-name="Times New Roman" fo:font-size="12pt" fo:font-weight="bold" style:font-size-asian="12pt" style:font-weight-asian="bold"/>
    </style:style>
    <style:style style:name="P74" style:family="paragraph" style:parent-style-name="Standard">
      <style:paragraph-properties fo:line-height="150%" fo:text-align="center" style:justify-single-word="false"/>
      <style:text-properties style:font-name="Times New Roman" fo:font-size="12pt" fo:font-weight="bold" style:font-size-asian="12pt" style:font-weight-asian="bold"/>
    </style:style>
    <style:style style:name="P75" style:family="paragraph" style:parent-style-name="Standard">
      <style:paragraph-properties fo:line-height="150%"/>
      <style:text-properties style:font-name="Times New Roman" fo:font-size="12pt" fo:font-weight="bold" style:font-size-asian="12pt" style:font-weight-asian="bold" style:font-weight-complex="bold"/>
    </style:style>
    <style:style style:name="P76" style:family="paragraph" style:parent-style-name="Standard">
      <style:paragraph-properties fo:line-height="150%" fo:text-align="center" style:justify-single-word="false"/>
      <style:text-properties style:font-name="Times New Roman" fo:font-size="12pt" fo:font-weight="bold" style:font-size-asian="12pt" style:font-weight-asian="bold" style:font-weight-complex="bold"/>
    </style:style>
    <style:style style:name="P77" style:family="paragraph" style:parent-style-name="Standard">
      <style:paragraph-properties fo:line-height="150%"/>
      <style:text-properties style:font-name="Times New Roman" fo:font-size="12pt" fo:font-style="italic" style:font-size-asian="12pt" style:font-style-asian="italic"/>
    </style:style>
    <style:style style:name="P78" style:family="paragraph" style:parent-style-name="Standard">
      <style:paragraph-properties fo:line-height="150%"/>
      <style:text-properties style:font-name="Times New Roman" fo:font-size="12pt" fo:font-style="italic" style:font-size-asian="12pt" style:font-style-asian="italic" style:font-style-complex="italic"/>
    </style:style>
    <style:style style:name="P79" style:family="paragraph" style:parent-style-name="Standard">
      <style:paragraph-properties fo:line-height="150%"/>
      <style:text-properties style:font-name="Times New Roman" fo:font-size="12pt" fo:font-style="italic" style:font-size-asian="12pt" style:font-style-asian="italic" style:font-size-complex="12pt" style:font-style-complex="italic"/>
    </style:style>
    <style:style style:name="P80" style:family="paragraph" style:parent-style-name="Standard">
      <style:paragraph-properties fo:line-height="150%"/>
      <style:text-properties style:font-name="Times New Roman" fo:font-size="12pt" fo:font-style="italic" fo:font-weight="bold" style:font-size-asian="12pt" style:font-style-asian="italic" style:font-weight-asian="bold"/>
    </style:style>
    <style:style style:name="P81" style:family="paragraph" style:parent-style-name="Standard">
      <style:paragraph-properties fo:line-height="150%"/>
      <style:text-properties style:font-name="Times New Roman" fo:font-size="12pt" fo:font-style="italic" fo:font-weight="bold" style:font-size-asian="12pt" style:font-style-asian="italic" style:font-weight-asian="bold" style:font-size-complex="12pt" style:font-style-complex="italic"/>
    </style:style>
    <style:style style:name="P82" style:family="paragraph" style:parent-style-name="Standard">
      <style:paragraph-properties fo:line-height="150%" fo:text-align="start" style:justify-single-word="false" style:text-autospace="none"/>
      <style:text-properties style:font-name="Times New Roman" fo:font-size="12pt" fo:font-style="italic" fo:font-weight="bold" style:font-name-asian="TimesNewRomanPSMT" style:font-size-asian="12pt" style:font-style-asian="italic" style:font-weight-asian="bold" style:font-name-complex="TimesNewRomanPSMT" style:font-size-complex="12pt"/>
    </style:style>
    <style:style style:name="P83" style:family="paragraph" style:parent-style-name="Standard">
      <style:paragraph-properties fo:line-height="150%" fo:text-align="start" style:justify-single-word="false" style:text-autospace="none"/>
      <style:text-properties style:font-name="Times New Roman" fo:font-size="12pt" fo:font-style="italic" fo:font-weight="bold" style:font-name-asian="CourierNewPSMT" style:font-size-asian="12pt" style:font-style-asian="italic" style:font-weight-asian="bold" style:font-name-complex="CourierNewPSMT" style:font-size-complex="12pt" style:font-style-complex="italic" style:font-weight-complex="bold"/>
    </style:style>
    <style:style style:name="P84" style:family="paragraph" style:parent-style-name="Standard">
      <style:paragraph-properties fo:line-height="150%"/>
      <style:text-properties style:font-name="Times New Roman" fo:font-size="12pt" fo:font-style="italic" fo:font-weight="normal" style:font-size-asian="12pt" style:font-style-asian="italic" style:font-weight-asian="normal"/>
    </style:style>
    <style:style style:name="P85" style:family="paragraph" style:parent-style-name="Standard">
      <style:paragraph-properties fo:line-height="150%" fo:text-align="start" style:justify-single-word="false" style:text-autospace="none"/>
      <style:text-properties style:font-name="Times New Roman" fo:font-size="12pt" fo:font-style="italic" style:font-name-asian="Arial-ItalicMT" style:font-size-asian="12pt" style:font-style-asian="italic" style:font-name-complex="Arial-ItalicMT" style:font-size-complex="12pt" style:font-style-complex="italic"/>
    </style:style>
    <style:style style:name="P86" style:family="paragraph" style:parent-style-name="Standard">
      <style:paragraph-properties fo:line-height="150%" style:text-autospace="none"/>
      <style:text-properties style:font-name="Times New Roman" fo:font-size="12pt" fo:font-style="italic" style:font-name-asian="ArialMT" style:font-size-asian="12pt" style:font-style-asian="italic" style:font-name-complex="ArialMT" style:font-size-complex="12pt" style:font-style-complex="italic"/>
    </style:style>
    <style:style style:name="P87" style:family="paragraph" style:parent-style-name="Standard">
      <style:paragraph-properties fo:line-height="150%"/>
      <style:text-properties style:font-name="Times New Roman" fo:font-size="12pt" style:text-underline-style="solid" style:text-underline-width="auto" style:text-underline-color="font-color" fo:font-weight="bold" style:font-size-asian="12pt" style:font-weight-asian="bold"/>
    </style:style>
    <style:style style:name="P88" style:family="paragraph" style:parent-style-name="Standard">
      <style:paragraph-properties fo:line-height="150%"/>
      <style:text-properties style:font-name="Times New Roman" fo:font-size="12pt" style:text-underline-style="solid" style:text-underline-width="auto" style:text-underline-color="font-color" fo:font-weight="bold" style:font-size-asian="12pt" style:font-weight-asian="bold" style:font-weight-complex="bold"/>
    </style:style>
    <style:style style:name="P89" style:family="paragraph" style:parent-style-name="Standard">
      <style:paragraph-properties fo:line-height="15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0" style:family="paragraph" style:parent-style-name="Standard">
      <style:paragraph-properties fo:line-height="150%" style:text-autospace="non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91" style:family="paragraph" style:parent-style-name="Standard">
      <style:paragraph-properties fo:line-height="150%" style:text-autospace="non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92" style:family="paragraph" style:parent-style-name="Standard">
      <style:paragraph-properties fo:line-height="150%" style:text-autospace="none"/>
      <style:text-properties style:font-name="Times New Roman" fo:font-size="12pt" style:text-underline-style="solid" style:text-underline-width="auto" style:text-underline-color="font-color" fo:font-weight="bold" style:font-name-asian="Arial-BoldMT" style:font-size-asian="12pt" style:font-weight-asian="bold" style:font-name-complex="Arial-BoldMT" style:font-size-complex="12pt" style:font-weight-complex="bold"/>
    </style:style>
    <style:style style:name="P93" style:family="paragraph" style:parent-style-name="Standard">
      <style:paragraph-properties fo:line-height="150%"/>
      <style:text-properties style:font-name="Times New Roman" fo:font-size="12pt" style:text-underline-style="solid" style:text-underline-width="auto" style:text-underline-color="font-color" style:font-size-asian="12pt"/>
    </style:style>
    <style:style style:name="P94" style:family="paragraph" style:parent-style-name="Standard">
      <style:paragraph-properties fo:line-height="150%"/>
      <style:text-properties style:font-name="Times New Roman" fo:font-size="12pt" fo:font-weight="normal" style:font-size-asian="12pt" style:font-weight-asian="normal"/>
    </style:style>
    <style:style style:name="P95" style:family="paragraph" style:parent-style-name="Standard">
      <style:paragraph-properties fo:line-height="150%"/>
      <style:text-properties style:font-name="Times New Roman" fo:font-size="12pt" fo:font-weight="normal" style:font-size-asian="12pt" style:font-weight-asian="normal" style:font-weight-complex="normal"/>
    </style:style>
    <style:style style:name="P96" style:family="paragraph" style:parent-style-name="Standard">
      <style:paragraph-properties fo:line-height="150%"/>
      <style:text-properties style:font-name="Times New Roman" fo:font-size="12pt" fo:font-style="normal" style:text-underline-style="solid" style:text-underline-width="auto" style:text-underline-color="font-color" style:font-size-asian="12pt" style:font-style-asian="normal" style:font-style-complex="normal"/>
    </style:style>
    <style:style style:name="P97" style:family="paragraph" style:parent-style-name="Standard">
      <style:paragraph-properties fo:line-height="150%"/>
      <style:text-properties style:font-name="Times New Roman" fo:font-size="12pt" style:text-underline-style="none" fo:font-weight="bold" style:font-size-asian="12pt" style:font-weight-asian="bold" style:font-size-complex="12pt" style:font-weight-complex="bold"/>
    </style:style>
    <style:style style:name="P98" style:family="paragraph" style:parent-style-name="Standard">
      <style:paragraph-properties fo:line-height="150%"/>
      <style:text-properties style:font-name="Times New Roman" fo:font-size="12pt" fo:language="en" fo:country="GB" fo:font-style="italic" style:font-size-asian="12pt" style:font-style-asian="italic" style:font-size-complex="12pt" style:font-style-complex="italic"/>
    </style:style>
    <style:style style:name="P99" style:family="paragraph" style:parent-style-name="Standard">
      <style:paragraph-properties fo:line-height="150%" style:text-autospace="none"/>
      <style:text-properties style:font-name="Times New Roman" fo:font-size="12pt" fo:language="en" fo:country="GB" style:font-name-asian="Times New Roman1" style:font-size-asian="12pt" style:font-name-complex="Times New Roman1" style:font-size-complex="12pt"/>
    </style:style>
    <style:style style:name="P100" style:family="paragraph" style:parent-style-name="Standard">
      <style:paragraph-properties fo:line-height="150%" style:text-autospace="none"/>
      <style:text-properties style:font-name="Times New Roman" fo:font-size="12pt" fo:language="en" fo:country="GB" style:font-name-asian="CourierNewPSMT" style:font-size-asian="12pt" style:font-name-complex="CourierNewPSMT" style:font-size-complex="12pt"/>
    </style:style>
    <style:style style:name="P101"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102" style:family="paragraph" style:parent-style-name="Standard">
      <style:paragraph-properties fo:line-height="150%"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103" style:family="paragraph" style:parent-style-name="Standard">
      <style:paragraph-properties fo:line-height="150%" style:text-autospace="none"/>
      <style:text-properties style:font-name="Times New Roman" fo:font-size="12pt" style:font-name-asian="Times New Roman1" style:font-size-asian="12pt" style:font-name-complex="Times New Roman1" style:font-size-complex="12pt"/>
    </style:style>
    <style:style style:name="P104" style:family="paragraph" style:parent-style-name="Standard">
      <style:paragraph-properties fo:line-height="150%" style:text-autospace="none"/>
      <style:text-properties style:font-name="Times New Roman" fo:font-size="12pt" style:font-name-asian="ArialMT" style:font-size-asian="12pt" style:font-name-complex="ArialMT" style:font-size-complex="12pt"/>
    </style:style>
    <style:style style:name="P105" style:family="paragraph" style:parent-style-name="Standard">
      <style:paragraph-properties fo:line-height="150%" fo:text-align="start" style:justify-single-word="false" style:text-autospace="none"/>
      <style:text-properties style:font-name="Times New Roman" fo:font-size="12pt" style:font-name-asian="ArialMT" style:font-size-asian="12pt" style:font-name-complex="ArialMT" style:font-size-complex="12pt"/>
    </style:style>
    <style:style style:name="P106" style:family="paragraph" style:parent-style-name="Standard">
      <style:paragraph-properties fo:line-height="150%" fo:text-align="start" style:justify-single-word="false" style:text-autospace="none"/>
      <style:text-properties style:font-name="Times New Roman" fo:font-size="12pt" style:font-name-asian="CourierNewPSMT" style:font-size-asian="12pt" style:font-name-complex="CourierNewPSMT" style:font-size-complex="12pt"/>
    </style:style>
    <style:style style:name="P107" style:family="paragraph" style:parent-style-name="Standard">
      <style:paragraph-properties fo:line-height="150%"/>
      <style:text-properties style:font-name="Times New Roman" fo:font-size="12pt" style:font-name-asian="CMR10" style:font-size-asian="12pt" style:font-name-complex="CMR10" style:font-size-complex="12pt"/>
    </style:style>
    <style:style style:name="P108" style:family="paragraph" style:parent-style-name="Standard">
      <style:paragraph-properties fo:line-height="150%" fo:text-align="start" style:justify-single-word="false" style:text-autospace="none"/>
      <style:text-properties style:font-name="Times New Roman" fo:font-size="12pt" style:font-name-asian="CMR10" style:font-size-asian="12pt" style:font-name-complex="CMR10" style:font-size-complex="12pt"/>
    </style:style>
    <style:style style:name="P109" style:family="paragraph" style:parent-style-name="Standard">
      <style:paragraph-properties style:line-height-at-least="0.635cm"/>
      <style:text-properties style:font-name="Times New Roman" fo:font-size="16pt" style:text-underline-style="solid" style:text-underline-width="auto" style:text-underline-color="font-color" fo:font-weight="bold" style:font-size-asian="16pt" style:font-weight-asian="bold"/>
    </style:style>
    <style:style style:name="P110" style:family="paragraph" style:parent-style-name="Standard">
      <style:paragraph-properties fo:line-height="150%"/>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111" style:family="paragraph" style:parent-style-name="Standard">
      <style:paragraph-properties fo:text-align="center" style:justify-single-word="false"/>
      <style:text-properties style:font-name="Times New Roman" fo:font-size="20pt" style:font-size-asian="20pt"/>
    </style:style>
    <style:style style:name="P112" style:family="paragraph" style:parent-style-name="Standard">
      <style:paragraph-properties fo:line-height="150%"/>
      <style:text-properties style:font-name="Times New Roman" fo:font-size="10pt" fo:font-weight="normal" style:font-size-asian="10pt" style:font-weight-asian="normal" style:font-size-complex="10pt" style:font-weight-complex="normal"/>
    </style:style>
    <style:style style:name="P113" style:family="paragraph" style:parent-style-name="Standard">
      <style:paragraph-properties fo:line-height="100%" fo:text-align="start" style:justify-single-word="false" style:text-autospace="none"/>
      <style:text-properties style:font-name="Times New Roman" fo:font-size="10pt" style:text-underline-style="none" fo:font-weight="normal" style:font-name-asian="CMBX10" style:font-size-asian="10pt" style:font-weight-asian="normal" style:font-name-complex="CMBX10" style:font-size-complex="10pt" style:font-weight-complex="normal"/>
    </style:style>
    <style:style style:name="P114" style:family="paragraph" style:parent-style-name="Standard">
      <style:paragraph-properties fo:line-height="150%"/>
      <style:text-properties style:font-name="Times New Roman" fo:font-size="10pt" fo:font-style="italic" style:font-size-asian="10pt" style:font-style-asian="italic" style:font-size-complex="10pt" style:font-style-complex="italic"/>
    </style:style>
    <style:style style:name="P115" style:family="paragraph" style:parent-style-name="Standard">
      <style:paragraph-properties fo:line-height="150%"/>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P116" style:family="paragraph" style:parent-style-name="Standard">
      <style:paragraph-properties fo:line-height="150%"/>
      <style:text-properties style:font-name="Times New Roman"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117" style:family="paragraph" style:parent-style-name="Standard">
      <style:paragraph-properties fo:line-height="150%"/>
      <style:text-properties style:font-name="Times New Roman" fo:font-size="10pt" fo:font-style="normal" style:font-size-asian="10pt" style:font-style-asian="normal" style:font-size-complex="10pt" style:font-style-complex="normal"/>
    </style:style>
    <style:style style:name="P118" style:family="paragraph" style:parent-style-name="Standard">
      <style:paragraph-properties fo:line-height="150%" style:text-autospace="none"/>
      <style:text-properties style:font-name="Times New Roman" fo:font-size="10pt" fo:language="fr" fo:country="FR" fo:font-style="italic" style:font-name-asian="Courier New1" style:font-size-asian="10pt" style:font-style-asian="italic" style:font-name-complex="Courier New1" style:font-size-complex="10pt" style:font-style-complex="italic"/>
    </style:style>
    <style:style style:name="P119" style:family="paragraph" style:parent-style-name="Standard">
      <style:paragraph-properties style:text-autospace="none"/>
      <style:text-properties style:font-name="Times New Roman" fo:font-size="9.5pt" style:font-size-asian="9.5pt" style:font-size-complex="9.5pt"/>
    </style:style>
    <style:style style:name="P120" style:family="paragraph" style:parent-style-name="Standard">
      <style:paragraph-properties fo:line-height="150%"/>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21" style:family="paragraph" style:parent-style-name="Standard">
      <style:paragraph-properties fo:line-height="150%"/>
      <style:text-properties fo:color="#ff0000" style:font-name="Times New Roman" fo:font-size="14pt" fo:font-weight="bold" style:font-size-asian="14pt" style:font-weight-asian="bold"/>
    </style:style>
    <style:style style:name="P122" style:family="paragraph" style:parent-style-name="Standard">
      <style:paragraph-properties fo:line-height="150%" fo:text-align="start" style:justify-single-word="false" style:text-autospace="none"/>
      <style:text-properties fo:color="#ff0000" style:font-name="TimesNewRomanPSMT" fo:font-size="11pt" fo:font-weight="bold" style:font-name-asian="TimesNewRomanPSMT" style:font-size-asian="11pt" style:font-weight-asian="bold" style:font-name-complex="TimesNewRomanPSMT" style:font-size-complex="11pt" style:font-weight-complex="bold"/>
    </style:style>
    <style:style style:name="P123" style:family="paragraph" style:parent-style-name="Standard">
      <style:paragraph-properties fo:line-height="150%"/>
      <style:text-properties fo:color="#ff0000" fo:font-size="12pt" style:font-size-asian="12pt" style:font-size-complex="12pt"/>
    </style:style>
    <style:style style:name="P124" style:family="paragraph" style:parent-style-name="Standard">
      <style:paragraph-properties style:line-height-at-least="0.635cm"/>
      <style:text-properties fo:font-size="16pt" style:text-underline-style="solid" style:text-underline-width="auto" style:text-underline-color="font-color" fo:font-weight="bold" style:font-size-asian="16pt" style:font-weight-asian="bold"/>
    </style:style>
    <style:style style:name="P125" style:family="paragraph" style:parent-style-name="Standard">
      <style:paragraph-properties fo:text-align="start" style:justify-single-word="false"/>
      <style:text-properties fo:color="#000080" style:font-name="Times New Roman" fo:font-size="12pt" style:font-size-asian="12pt"/>
    </style:style>
    <style:style style:name="P126" style:family="paragraph" style:parent-style-name="Standard">
      <style:paragraph-properties fo:text-align="start" style:justify-single-word="false" style:text-autospace="none"/>
      <style:text-properties fo:color="#000000" style:font-name="Times New Roman" fo:font-size="12pt" style:text-underline-style="solid" style:text-underline-width="auto" style:text-underline-color="font-color" fo:font-weight="bold" style:font-name-asian="CMR17" style:font-size-asian="12pt" style:font-weight-asian="bold" style:font-name-complex="CMR17" style:font-size-complex="12pt" style:font-weight-complex="bold"/>
    </style:style>
    <style:style style:name="P127" style:family="paragraph" style:parent-style-name="Standard">
      <style:paragraph-properties fo:line-height="150%"/>
      <style:text-properties fo:color="#000000" style:font-name="Times New Roman" fo:font-size="12pt" style:text-underline-style="solid" style:text-underline-width="auto" style:text-underline-color="font-color" fo:font-weight="bold" style:font-size-asian="12pt" style:font-weight-asian="bold"/>
    </style:style>
    <style:style style:name="P128" style:family="paragraph" style:parent-style-name="Standard">
      <style:paragraph-properties fo:line-height="150%" fo:text-align="start" style:justify-single-word="false"/>
      <style:text-properties fo:color="#000000" style:font-name="Times New Roman" fo:font-size="12pt" style:text-underline-style="solid" style:text-underline-width="auto" style:text-underline-color="font-color" fo:font-weight="bold" style:font-size-asian="12pt" style:font-weight-asian="bold"/>
    </style:style>
    <style:style style:name="P129" style:family="paragraph" style:parent-style-name="Standard">
      <style:paragraph-properties fo:line-height="150%"/>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30" style:family="paragraph" style:parent-style-name="Standard">
      <style:paragraph-properties fo:line-height="150%" style:text-autospace="none"/>
      <style:text-properties fo:color="#000000"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31" style:family="paragraph" style:parent-style-name="Standard">
      <style:paragraph-properties fo:line-height="150%" fo:text-align="start" style:justify-single-word="false" style:text-autospace="none"/>
      <style:text-properties fo:color="#000000" style:font-name="Times New Roman" fo:font-size="12pt" style:text-underline-style="solid" style:text-underline-width="auto" style:text-underline-color="font-color" style:font-name-asian="CMR17" style:font-size-asian="12pt" style:font-name-complex="CMR17" style:font-size-complex="12pt"/>
    </style:style>
    <style:style style:name="P132" style:family="paragraph" style:parent-style-name="Standard">
      <style:paragraph-properties fo:line-height="150%" fo:text-align="start" style:justify-single-word="false" style:text-autospace="none"/>
      <style:text-properties fo:color="#000000" style:font-name="Times New Roman" fo:font-size="12pt" style:text-underline-style="solid" style:text-underline-width="auto" style:text-underline-color="font-color" style:font-name-asian="CMR10" style:font-size-asian="12pt" style:font-name-complex="CMR10" style:font-size-complex="12pt"/>
    </style:style>
    <style:style style:name="P133" style:family="paragraph" style:parent-style-name="Standard">
      <style:text-properties fo:color="#000000" style:font-name="Times New Roman" fo:font-size="12pt" style:font-size-asian="12pt"/>
    </style:style>
    <style:style style:name="P13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35" style:family="paragraph" style:parent-style-name="Standard">
      <style:paragraph-properties fo:line-height="150%"/>
      <style:text-properties fo:color="#000000" style:font-name="Times New Roman" fo:font-size="12pt" style:font-size-asian="12pt" style:font-size-complex="12pt"/>
    </style:style>
    <style:style style:name="P136" style:family="paragraph" style:parent-style-name="Standard">
      <style:paragraph-properties fo:line-height="150%" style:text-autospace="none"/>
      <style:text-properties fo:color="#000000" style:font-name="Times New Roman" fo:font-size="12pt" style:font-size-asian="12pt" style:font-size-complex="12pt"/>
    </style:style>
    <style:style style:name="P137" style:family="paragraph" style:parent-style-name="Standard">
      <style:paragraph-properties fo:line-height="150%"/>
      <style:text-properties fo:color="#000000" style:font-name="Times New Roman" fo:font-size="12pt" style:font-size-asian="12pt"/>
    </style:style>
    <style:style style:name="P138" style:family="paragraph" style:parent-style-name="Standard">
      <style:paragraph-properties fo:line-height="150%" fo:text-align="start" style:justify-single-word="false"/>
      <style:text-properties fo:color="#000000" style:font-name="Times New Roman" fo:font-size="12pt" style:font-size-asian="12pt"/>
    </style:style>
    <style:style style:name="P139" style:family="paragraph" style:parent-style-name="Standard">
      <style:paragraph-properties fo:line-height="150%" fo:text-align="start" style:justify-single-word="false" style:text-autospace="none"/>
      <style:text-properties fo:color="#000000" style:font-name="Times New Roman" fo:font-size="12pt" style:font-size-asian="12pt"/>
    </style:style>
    <style:style style:name="P140" style:family="paragraph" style:parent-style-name="Standard">
      <style:paragraph-properties fo:text-align="start" style:justify-single-word="false" style:text-autospace="none"/>
      <style:text-properties fo:color="#000000" style:font-name="Times New Roman" fo:font-size="12pt" fo:font-weight="bold" style:font-name-asian="CMR17" style:font-size-asian="12pt" style:font-weight-asian="bold" style:font-name-complex="CMR17" style:font-size-complex="12pt" style:font-weight-complex="bold"/>
    </style:style>
    <style:style style:name="P141" style:family="paragraph" style:parent-style-name="Standard">
      <style:paragraph-properties fo:line-height="150%" fo:text-align="start" style:justify-single-word="false" style:text-autospace="none"/>
      <style:text-properties fo:color="#000000" style:font-name="Times New Roman" fo:font-size="12pt" fo:font-weight="bold" style:font-name-asian="CMR17" style:font-size-asian="12pt" style:font-weight-asian="bold" style:font-name-complex="CMR17" style:font-size-complex="12pt" style:font-weight-complex="bold"/>
    </style:style>
    <style:style style:name="P142" style:family="paragraph" style:parent-style-name="Standard">
      <style:paragraph-properties fo:line-height="150%" fo:text-align="center" style:justify-single-word="false" style:text-autospace="none"/>
      <style:text-properties fo:color="#000000" style:font-name="Times New Roman" fo:font-size="12pt" fo:font-weight="bold" style:font-name-asian="CMR17" style:font-size-asian="12pt" style:font-weight-asian="bold" style:font-name-complex="CMR17" style:font-size-complex="12pt" style:font-weight-complex="bold"/>
    </style:style>
    <style:style style:name="P143" style:family="paragraph" style:parent-style-name="Standard">
      <style:paragraph-properties fo:text-align="center" style:justify-single-word="false" style:text-autospace="none"/>
      <style:text-properties fo:color="#000000" style:font-name="Times New Roman" fo:font-size="12pt" fo:font-weight="bold" style:font-name-asian="CMR17" style:font-size-asian="12pt" style:font-weight-asian="bold" style:font-name-complex="CMR17" style:font-size-complex="12pt" style:font-weight-complex="bold"/>
    </style:style>
    <style:style style:name="P144" style:family="paragraph" style:parent-style-name="Standard">
      <style:paragraph-properties fo:line-height="150%"/>
      <style:text-properties fo:color="#000000" style:font-name="Times New Roman" fo:font-size="12pt" fo:font-weight="bold" style:font-size-asian="12pt" style:font-weight-asian="bold"/>
    </style:style>
    <style:style style:name="P145" style:family="paragraph" style:parent-style-name="Standard">
      <style:paragraph-properties fo:line-height="150%"/>
      <style:text-properties fo:color="#000000" style:font-name="Times New Roman" fo:font-size="12pt" fo:font-weight="bold" style:font-size-asian="12pt" style:font-weight-asian="bold" style:font-weight-complex="bold"/>
    </style:style>
    <style:style style:name="P146" style:family="paragraph" style:parent-style-name="Standard">
      <style:paragraph-properties fo:line-height="150%" fo:text-align="center" style:justify-single-word="false" style:text-autospace="none"/>
      <style:text-properties fo:color="#000000" style:font-name="Times New Roman" fo:font-size="12pt" fo:font-weight="bold" style:font-name-asian="LMSans10-Regular" style:font-size-asian="12pt" style:font-weight-asian="bold" style:font-name-complex="LMSans10-Regular" style:font-size-complex="12pt" style:font-weight-complex="bold"/>
    </style:style>
    <style:style style:name="P147" style:family="paragraph" style:parent-style-name="Standard">
      <style:paragraph-properties fo:text-align="start" style:justify-single-word="false" style:text-autospace="none"/>
      <style:text-properties fo:color="#000000" style:font-name="Times New Roman" fo:font-size="12pt" style:font-name-asian="CMR17" style:font-size-asian="12pt" style:font-name-complex="CMR17" style:font-size-complex="12pt"/>
    </style:style>
    <style:style style:name="P148" style:family="paragraph" style:parent-style-name="Standard">
      <style:paragraph-properties fo:line-height="150%" fo:text-align="start" style:justify-single-word="false" style:text-autospace="none"/>
      <style:text-properties fo:color="#000000" style:font-name="Times New Roman" fo:font-size="12pt" style:font-name-asian="CMBX12" style:font-size-asian="12pt" style:font-name-complex="CMBX12" style:font-size-complex="12pt"/>
    </style:style>
    <style:style style:name="P149" style:family="paragraph" style:parent-style-name="Standard">
      <style:paragraph-properties fo:text-align="start" style:justify-single-word="false" style:text-autospace="none"/>
      <style:text-properties fo:color="#000000" style:font-name="Times New Roman" fo:font-size="12pt" style:font-name-asian="CMTT12~33" style:font-size-asian="12pt" style:font-name-complex="CMTT12~33" style:font-size-complex="12pt"/>
    </style:style>
    <style:style style:name="P150" style:family="paragraph" style:parent-style-name="Standard">
      <style:paragraph-properties fo:line-height="150%" fo:text-align="start" style:justify-single-word="false" style:text-autospace="none"/>
      <style:text-properties fo:color="#000000" style:font-name="Times New Roman" fo:font-size="12pt" style:font-name-asian="CMTT12~33" style:font-size-asian="12pt" style:font-name-complex="CMTT12~33" style:font-size-complex="12pt"/>
    </style:style>
    <style:style style:name="P151" style:family="paragraph" style:parent-style-name="Standard">
      <style:text-properties fo:color="#000000" style:font-name="Times New Roman" fo:font-size="12pt" style:text-underline-style="none" fo:font-weight="bold" style:font-size-asian="12pt" style:font-weight-asian="bold"/>
    </style:style>
    <style:style style:name="P152" style:family="paragraph" style:parent-style-name="Standard">
      <style:paragraph-properties fo:line-height="150%" fo:text-align="center" style:justify-single-word="false"/>
      <style:text-properties fo:color="#000000" style:font-name="Times New Roman" fo:font-size="12pt" style:text-underline-style="none" fo:font-weight="bold" style:font-size-asian="12pt" style:font-weight-asian="bold" style:font-size-complex="12pt" style:font-weight-complex="bold"/>
    </style:style>
    <style:style style:name="P153" style:family="paragraph" style:parent-style-name="Standard">
      <style:paragraph-properties fo:line-height="150%" fo:text-align="start" style:justify-single-word="false" style:text-autospace="none"/>
      <style:text-properties fo:color="#000000" style:font-name="Times New Roman" fo:font-size="12pt" style:text-underline-style="none" fo:font-weight="bold" style:font-name-asian="CMR10" style:font-size-asian="12pt" style:font-weight-asian="bold" style:font-name-complex="CMR10" style:font-size-complex="12pt" style:font-weight-complex="bold"/>
    </style:style>
    <style:style style:name="P154" style:family="paragraph" style:parent-style-name="Standard">
      <style:paragraph-properties fo:line-height="150%"/>
      <style:text-properties fo:color="#000000" style:font-name="Times New Roman" fo:font-size="12pt" fo:font-style="italic" fo:font-weight="bold" style:font-size-asian="12pt" style:font-style-asian="italic" style:font-weight-asian="bold"/>
    </style:style>
    <style:style style:name="P155" style:family="paragraph" style:parent-style-name="Standard">
      <style:paragraph-properties fo:line-height="150%"/>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156" style:family="paragraph" style:parent-style-name="Standard">
      <style:text-properties fo:color="#000000" style:font-name="Times New Roman" fo:font-size="12pt" fo:font-style="italic" style:font-size-asian="12pt" style:font-style-asian="italic" style:font-style-complex="italic"/>
    </style:style>
    <style:style style:name="P157" style:family="paragraph" style:parent-style-name="Standard">
      <style:paragraph-properties fo:line-height="150%"/>
      <style:text-properties fo:color="#000000" style:font-name="Times New Roman" fo:font-size="12pt" fo:font-style="italic" style:font-size-asian="12pt" style:font-style-asian="italic" style:font-style-complex="italic"/>
    </style:style>
    <style:style style:name="P158" style:family="paragraph" style:parent-style-name="Standard">
      <style:paragraph-properties fo:line-height="150%"/>
      <style:text-properties fo:color="#000000" style:font-name="Times New Roman" fo:font-size="12pt" fo:font-style="italic" style:font-size-asian="12pt" style:font-style-asian="italic" style:font-size-complex="12pt" style:font-style-complex="italic"/>
    </style:style>
    <style:style style:name="P159" style:family="paragraph" style:parent-style-name="Standard">
      <style:paragraph-properties fo:line-height="150%" fo:text-align="start" style:justify-single-word="false" style:text-autospace="none"/>
      <style:text-properties fo:color="#000000" style:font-name="Times New Roman" fo:font-size="12pt" fo:font-style="italic" style:font-name-asian="CMTT12~33" style:font-size-asian="12pt" style:font-style-asian="italic" style:font-name-complex="CMTT12~33" style:font-size-complex="12pt" style:font-style-complex="italic"/>
    </style:style>
    <style:style style:name="P160" style:family="paragraph" style:parent-style-name="Standard">
      <style:paragraph-properties fo:line-height="150%" fo:text-align="start" style:justify-single-word="false" style:text-autospace="none"/>
      <style:text-properties fo:color="#000000" style:font-name="Times New Roman" fo:font-size="12pt" fo:font-style="italic" style:font-name-asian="CMR17" style:font-size-asian="12pt" style:font-style-asian="italic" style:font-name-complex="CMR17" style:font-size-complex="12pt" style:font-style-complex="italic"/>
    </style:style>
    <style:style style:name="P161" style:family="paragraph" style:parent-style-name="Standard">
      <style:paragraph-properties fo:line-height="150%" fo:text-align="start" style:justify-single-word="false" style:text-autospace="none"/>
      <style:text-properties fo:color="#000000" style:font-name="Times New Roman" fo:font-size="12pt" fo:font-style="italic" style:font-name-asian="Tahoma" style:font-size-asian="12pt" style:font-style-asian="italic" style:font-name-complex="Tahoma" style:font-size-complex="12pt" style:font-style-complex="italic"/>
    </style:style>
    <style:style style:name="P162" style:family="paragraph" style:parent-style-name="Standard">
      <style:paragraph-properties fo:line-height="150%" fo:text-align="start" style:justify-single-word="false" style:text-autospace="none"/>
      <style:text-properties fo:color="#000000" style:font-name="Times New Roman" fo:font-size="12pt" fo:font-style="italic" style:font-name-asian="LMSans10-Regular" style:font-size-asian="12pt" style:font-style-asian="italic" style:font-name-complex="LMSans10-Regular" style:font-size-complex="12pt" style:font-style-complex="italic"/>
    </style:style>
    <style:style style:name="P163" style:family="paragraph" style:parent-style-name="Standard">
      <style:paragraph-properties fo:line-height="150%"/>
      <style:text-properties fo:color="#000000" style:font-name="Times New Roman" fo:font-size="12pt" fo:font-weight="normal" style:font-size-asian="12pt" style:font-weight-asian="normal" style:font-weight-complex="normal"/>
    </style:style>
    <style:style style:name="P164" style:family="paragraph" style:parent-style-name="Standard">
      <style:paragraph-properties fo:line-height="150%" style:text-autospace="none"/>
      <style:text-properties fo:color="#000000" style:font-name="Times New Roman" fo:font-size="12pt" style:font-name-asian="TimesNewRomanPSMT" style:font-size-asian="12pt" style:font-name-complex="TimesNewRomanPSMT" style:font-size-complex="12pt"/>
    </style:style>
    <style:style style:name="P165" style:family="paragraph" style:parent-style-name="Standard">
      <style:paragraph-properties fo:line-height="150%" style:text-autospace="none"/>
      <style:text-properties fo:color="#000000" style:font-name="Times New Roman" fo:font-size="12pt" fo:language="fr" fo:country="FR"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66" style:family="paragraph" style:parent-style-name="Standard">
      <style:paragraph-properties fo:line-height="150%" style:text-autospace="none"/>
      <style:text-properties fo:color="#000000" style:font-name="Times New Roman" fo:font-size="12pt" fo:language="fr" fo:country="FR" fo:font-style="italic" style:font-name-asian="Courier New1" style:font-size-asian="12pt" style:font-style-asian="italic" style:font-name-complex="Courier New1" style:font-size-complex="12pt" style:font-style-complex="italic"/>
    </style:style>
    <style:style style:name="P167" style:family="paragraph" style:parent-style-name="Standard">
      <style:paragraph-properties fo:line-height="150%" style:text-autospace="none">
        <style:tab-stops>
          <style:tab-stop style:position="3.907cm"/>
        </style:tab-stops>
      </style:paragraph-properties>
      <style:text-properties fo:color="#000000" style:font-name="Times New Roman" fo:font-size="12pt" fo:language="fr" fo:country="FR" fo:font-style="italic" style:font-name-asian="Courier New1" style:font-size-asian="12pt" style:font-style-asian="italic" style:font-name-complex="Courier New1" style:font-size-complex="12pt" style:font-style-complex="italic"/>
    </style:style>
    <style:style style:name="P168" style:family="paragraph" style:parent-style-name="Standard">
      <style:paragraph-properties fo:line-height="150%" fo:text-align="start" style:justify-single-word="false" style:text-autospace="none"/>
      <style:text-properties fo:color="#000000" style:font-name="Times New Roman" fo:font-size="12pt" fo:language="fr" fo:country="FR" fo:font-style="italic" style:text-underline-style="none"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69" style:family="paragraph" style:parent-style-name="Standard">
      <style:paragraph-properties fo:line-height="150%" fo:text-align="start" style:justify-single-word="false" style:text-autospace="none"/>
      <style:text-properties fo:color="#000000" style:font-name="Times New Roman" fo:font-size="12pt" fo:language="fr" fo:country="FR"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P170" style:family="paragraph" style:parent-style-name="Standard">
      <style:paragraph-properties fo:line-height="150%"/>
      <style:text-properties fo:color="#000000" style:font-name="Times New Roman" fo:font-size="12pt" fo:language="en" fo:country="GB" fo:font-weight="normal" style:font-size-asian="12pt" style:font-weight-asian="normal" style:font-size-complex="12pt" style:font-weight-complex="normal"/>
    </style:style>
    <style:style style:name="P171" style:family="paragraph" style:parent-style-name="Standard">
      <style:paragraph-properties fo:text-align="start" style:justify-single-word="false" style:text-autospace="none"/>
      <style:text-properties fo:color="#000000" style:font-name="Times New Roman" fo:font-size="12pt" style:font-name-asian="Tahoma" style:font-size-asian="12pt" style:font-name-complex="Tahoma" style:font-size-complex="12pt"/>
    </style:style>
    <style:style style:name="P172" style:family="paragraph" style:parent-style-name="Standard">
      <style:paragraph-properties fo:line-height="150%"/>
      <style:text-properties fo:color="#000000" style:font-name="Times New Roman" fo:font-size="12pt" style:font-name-asian="Tahoma" style:font-size-asian="12pt" style:font-name-complex="Tahoma" style:font-size-complex="12pt"/>
    </style:style>
    <style:style style:name="P173" style:family="paragraph" style:parent-style-name="Standard">
      <style:paragraph-properties fo:line-height="150%" fo:text-align="start" style:justify-single-word="false" style:text-autospace="none"/>
      <style:text-properties fo:color="#000000" style:font-name="Times New Roman" fo:font-size="12pt" style:font-name-asian="Tahoma" style:font-size-asian="12pt" style:font-name-complex="Tahoma" style:font-size-complex="12pt"/>
    </style:style>
    <style:style style:name="P174" style:family="paragraph" style:parent-style-name="Standard">
      <style:paragraph-properties style:text-autospace="none"/>
      <style:text-properties fo:color="#000000" style:font-name="Times New Roman" fo:font-size="12pt" style:font-name-asian="Wingdings-Regular" style:font-size-asian="12pt" style:font-name-complex="Wingdings-Regular" style:font-size-complex="12pt"/>
    </style:style>
    <style:style style:name="P175" style:family="paragraph" style:parent-style-name="Standard">
      <style:paragraph-properties fo:line-height="150%"/>
      <style:text-properties fo:color="#000000" style:font-name="Times New Roman" fo:font-size="12pt" style:font-name-asian="LMSans10-Regular" style:font-size-asian="12pt" style:font-name-complex="LMSans10-Regular" style:font-size-complex="12pt"/>
    </style:style>
    <style:style style:name="P176" style:family="paragraph" style:parent-style-name="Standard">
      <style:paragraph-properties fo:line-height="150%" fo:text-align="start" style:justify-single-word="false" style:text-autospace="none"/>
      <style:text-properties fo:color="#000000" style:font-name="Times New Roman" fo:font-size="12pt" style:font-name-asian="LMSans10-Regular" style:font-size-asian="12pt" style:font-name-complex="LMSans10-Regular" style:font-size-complex="12pt"/>
    </style:style>
    <style:style style:name="P177" style:family="paragraph" style:parent-style-name="Standard">
      <style:paragraph-properties fo:line-height="150%" fo:text-align="start" style:justify-single-word="false" style:text-autospace="none"/>
      <style:text-properties fo:color="#000000" style:font-name="Times New Roman" fo:font-size="12pt" style:font-name-asian="LMMono10-Regular" style:font-size-asian="12pt" style:font-name-complex="LMMono10-Regular" style:font-size-complex="12pt"/>
    </style:style>
    <style:style style:name="P178" style:family="paragraph" style:parent-style-name="Standard">
      <style:paragraph-properties fo:line-height="150%" style:text-autospace="none"/>
      <style:text-properties fo:color="#000000" style:font-name="Times New Roman" fo:font-size="12pt" fo:font-style="normal" fo:font-weight="normal" style:font-name-asian="LMSans10-Regular" style:font-size-asian="12pt" style:font-style-asian="normal" style:font-weight-asian="normal" style:font-name-complex="LMSans10-Regular" style:font-size-complex="12pt" style:font-style-complex="normal" style:font-weight-complex="normal"/>
    </style:style>
    <style:style style:name="P179" style:family="paragraph" style:parent-style-name="Standard">
      <style:paragraph-properties fo:line-height="150%" style:text-autospace="none"/>
      <style:text-properties fo:color="#000000" style:font-name="Times New Roman" fo:font-size="12pt" fo:font-style="normal" style:text-underline-style="solid" style:text-underline-width="auto" style:text-underline-color="font-color" fo:font-weight="bold" style:font-name-asian="LMSans10-Regular" style:font-size-asian="12pt" style:font-style-asian="normal" style:font-weight-asian="bold" style:font-name-complex="LMSans10-Regular" style:font-size-complex="12pt" style:font-style-complex="normal" style:font-weight-complex="bold"/>
    </style:style>
    <style:style style:name="P180" style:family="paragraph" style:parent-style-name="Standard">
      <style:paragraph-properties fo:line-height="150%" style:text-autospace="none"/>
      <style:text-properties fo:color="#000000" style:font-name="Times New Roman" fo:font-size="10pt" style:font-name-asian="TimesNewRomanPSMT" style:font-size-asian="10pt" style:font-name-complex="TimesNewRomanPSMT" style:font-size-complex="10pt"/>
    </style:style>
    <style:style style:name="P181" style:family="paragraph" style:parent-style-name="Standard">
      <style:paragraph-properties fo:line-height="150%" fo:text-align="start" style:justify-single-word="false" style:text-autospace="none"/>
      <style:text-properties fo:color="#000000" style:font-name="Times New Roman" fo:font-size="10pt" style:text-underline-style="none" fo:font-weight="normal" style:font-name-asian="CMBX10" style:font-size-asian="10pt" style:font-weight-asian="normal" style:font-name-complex="CMBX10" style:font-size-complex="10pt" style:font-weight-complex="normal"/>
    </style:style>
    <style:style style:name="P182" style:family="paragraph" style:parent-style-name="Standard">
      <style:paragraph-properties fo:line-height="150%"/>
      <style:text-properties fo:color="#000000" style:font-name="Times New Roman" fo:font-size="14pt" fo:font-style="italic" fo:font-weight="bold" style:font-size-asian="14pt" style:font-style-asian="italic" style:font-weight-asian="bold"/>
    </style:style>
    <style:style style:name="P183" style:family="paragraph" style:parent-style-name="Standard">
      <style:paragraph-properties fo:line-height="150%"/>
      <style:text-properties fo:color="#000000" style:font-name="Times New Roman" fo:font-size="14pt" fo:font-style="italic" fo:font-weight="bold" style:font-size-asian="14pt" style:font-style-asian="italic" style:font-weight-asian="bold" style:font-size-complex="14pt"/>
    </style:style>
    <style:style style:name="P184" style:family="paragraph" style:parent-style-name="Standard">
      <style:paragraph-properties fo:line-height="150%" fo:text-align="center" style:justify-single-word="false"/>
      <style:text-properties fo:color="#000000" style:font-name="Times New Roman" fo:font-size="14pt" fo:font-weight="bold" style:font-size-asian="14pt" style:font-weight-asian="bold"/>
    </style:style>
    <style:style style:name="P185" style:family="paragraph" style:parent-style-name="Standard">
      <style:paragraph-properties fo:line-height="150%" fo:text-align="start" style:justify-single-word="false"/>
      <style:text-properties fo:color="#000000" style:font-name="Times New Roman" fo:font-size="14pt" fo:font-weight="bold" style:font-size-asian="14pt" style:font-weight-asian="bold"/>
    </style:style>
    <style:style style:name="P186" style:family="paragraph" style:parent-style-name="Standard">
      <style:paragraph-properties fo:line-height="150%" fo:text-align="start" style:justify-single-word="false" style:text-autospace="none"/>
      <style:text-properties fo:color="#000000" style:font-name="Times New Roman" fo:font-size="14pt" fo:language="fr" fo:country="FR" style:text-underline-style="solid" style:text-underline-width="auto" style:text-underline-color="font-color" fo:font-weight="bold" style:font-name-asian="TimesNewRomanPSMT" style:font-size-asian="14pt" style:font-weight-asian="bold" style:font-name-complex="TimesNewRomanPSMT" style:font-size-complex="12pt" style:font-weight-complex="bold"/>
    </style:style>
    <style:style style:name="P187" style:family="paragraph" style:parent-style-name="Standard">
      <style:paragraph-properties fo:text-align="start" style:justify-single-word="false"/>
      <style:text-properties fo:color="#000000" style:font-name="Times New Roman" fo:font-size="14pt" style:text-underline-style="solid" style:text-underline-width="auto" style:text-underline-color="font-color" fo:font-weight="bold" style:font-size-asian="14pt" style:font-weight-asian="bold"/>
    </style:style>
    <style:style style:name="P188" style:family="paragraph" style:parent-style-name="Standard">
      <style:paragraph-properties style:text-autospace="none"/>
      <style:text-properties fo:color="#000000" style:font-name="Times New Roman" fo:font-size="9.5pt" style:font-size-asian="9.5pt" style:font-size-complex="9.5pt"/>
    </style:style>
    <style:style style:name="P189" style:family="paragraph" style:parent-style-name="Standard">
      <style:paragraph-properties fo:line-height="150%"/>
      <style:text-properties fo:color="#000000" fo:font-size="14pt"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50%"/>
      <style:text-properties fo:color="#000000" fo:font-size="14pt" style:font-size-asian="14pt"/>
    </style:style>
    <style:style style:name="P191" style:family="paragraph" style:parent-style-name="Standard">
      <style:paragraph-properties fo:line-height="150%"/>
      <style:text-properties fo:color="#000000" fo:font-size="12pt" fo:font-weight="normal" style:font-size-asian="12pt" style:font-weight-asian="normal" style:font-size-complex="12pt" style:font-weight-complex="normal"/>
    </style:style>
    <style:style style:name="P192" style:family="paragraph" style:parent-style-name="Standard">
      <style:paragraph-properties fo:line-height="150%"/>
      <style:text-properties fo:color="#000000" fo:font-size="12pt" style:font-size-asian="12pt"/>
    </style:style>
    <style:style style:name="P193" style:family="paragraph" style:parent-style-name="Standard">
      <style:paragraph-properties fo:line-height="150%" fo:text-align="start" style:justify-single-word="false"/>
      <style:text-properties fo:color="#000000" fo:font-size="12pt" style:font-size-asian="12pt"/>
    </style:style>
    <style:style style:name="P194" style:family="paragraph" style:parent-style-name="Standard">
      <style:paragraph-properties fo:line-height="150%"/>
      <style:text-properties fo:color="#000000" fo:font-size="12pt" style:font-size-asian="12pt" style:font-size-complex="12pt"/>
    </style:style>
    <style:style style:name="P195" style:family="paragraph" style:parent-style-name="Standard">
      <style:paragraph-properties fo:line-height="150%" fo:text-align="start" style:justify-single-word="false"/>
      <style:text-properties fo:color="#000000" fo:font-size="12pt" style:font-size-asian="12pt" style:font-size-complex="12pt"/>
    </style:style>
    <style:style style:name="P196" style:family="paragraph" style:parent-style-name="Standard">
      <style:paragraph-properties fo:line-height="150%"/>
      <style:text-properties fo:color="#000000" fo:font-size="12pt" style:text-underline-style="solid" style:text-underline-width="auto" style:text-underline-color="font-color" style:font-size-asian="12pt"/>
    </style:style>
    <style:style style:name="P197" style:family="paragraph" style:parent-style-name="Standard">
      <style:text-properties fo:color="#000000" fo:font-size="12pt" fo:font-style="italic" style:font-size-asian="12pt" style:font-style-asian="italic" style:font-size-complex="12pt" style:font-style-complex="italic"/>
    </style:style>
    <style:style style:name="P198" style:family="paragraph" style:parent-style-name="Standard">
      <style:paragraph-properties fo:line-height="150%"/>
      <style:text-properties fo:color="#000000" fo:font-size="12pt" style:text-underline-style="none" style:font-size-asian="12pt"/>
    </style:style>
    <style:style style:name="P199" style:family="paragraph" style:parent-style-name="Standard">
      <style:paragraph-properties fo:line-height="150%"/>
      <style:text-properties fo:color="#000000"/>
    </style:style>
    <style:style style:name="P20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01" style:family="paragraph" style:parent-style-name="Standard">
      <style:paragraph-properties style:text-autospace="none"/>
      <style:text-properties fo:color="#000000"/>
    </style:style>
    <style:style style:name="P202" style:family="paragraph" style:parent-style-name="Standard">
      <style:paragraph-properties fo:line-height="150%"/>
      <style:text-properties fo:color="#000000" fo:font-weight="bold" style:font-weight-asian="bold" style:font-weight-complex="bold"/>
    </style:style>
    <style:style style:name="P203" style:family="paragraph" style:parent-style-name="Standard">
      <style:paragraph-properties fo:text-align="start" style:justify-single-word="false" style:text-autospace="none"/>
      <style:text-properties fo:color="#000000" style:font-name="Tahoma" fo:font-size="12pt" style:text-underline-style="solid" style:text-underline-width="auto" style:text-underline-color="font-color" style:font-name-asian="Tahoma" style:font-size-asian="20pt" style:font-name-complex="Tahoma" style:font-size-complex="20pt"/>
    </style:style>
    <style:style style:name="P204" style:family="paragraph" style:parent-style-name="Standard">
      <style:paragraph-properties fo:line-height="150%"/>
      <style:text-properties fo:font-weight="normal" style:font-weight-asian="normal"/>
    </style:style>
    <style:style style:name="P205"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06"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07" style:family="paragraph" style:parent-style-name="Standard">
      <style:paragraph-properties style:text-autospace="none"/>
      <style:text-properties style:use-window-font-color="true" style:font-name="Consolas" fo:font-size="9.5pt" fo:font-weight="bold" style:font-name-asian="Consolas" style:font-size-asian="9.5pt" style:font-weight-asian="bold" style:font-name-complex="Consolas" style:font-size-complex="9.5pt" style:font-weight-complex="bold"/>
    </style:style>
    <style:style style:name="P208" style:family="paragraph" style:parent-style-name="Standard">
      <style:paragraph-properties style:text-autospace="none"/>
      <style:text-properties style:use-window-font-color="true" style:font-name="Times New Roman" fo:font-size="9.5pt" style:font-name-asian="Consolas" style:font-size-asian="9.5pt" style:font-name-complex="Consolas" style:font-size-complex="9.5pt"/>
    </style:style>
    <style:style style:name="P209" style:family="paragraph" style:parent-style-name="Standard">
      <style:paragraph-properties style:text-autospace="none"/>
    </style:style>
    <style:style style:name="P210"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211" style:family="paragraph" style:parent-style-name="Standard">
      <style:paragraph-properties fo:line-height="150%"/>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212" style:family="paragraph" style:parent-style-name="Standard">
      <style:paragraph-properties fo:line-height="150%" style:snap-to-layout-grid="false"/>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213" style:family="paragraph" style:parent-style-name="Standard">
      <style:paragraph-properties fo:line-height="150%" fo:text-align="center" style:justify-single-word="false"/>
      <style:text-properties fo:font-variant="normal" fo:text-transform="none" style:text-outline="false" style:text-line-through-style="none" fo:font-size="12pt" fo:font-style="normal" fo:font-weight="bold" style:font-size-asian="12pt" style:font-style-asian="normal" style:font-weight-asian="bold" style:font-size-complex="12pt" style:font-style-complex="normal" style:font-weight-complex="normal" text:display="true"/>
    </style:style>
    <style:style style:name="P214" style:family="paragraph" style:parent-style-name="Standard">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215" style:family="paragraph" style:parent-style-name="Standard">
      <style:paragraph-properties fo:line-height="150%"/>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216" style:family="paragraph" style:parent-style-name="Standard">
      <style:paragraph-properties fo:line-height="150%" style:snap-to-layout-grid="false"/>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217" style:family="paragraph" style:parent-style-name="Standard">
      <style:paragraph-properties fo:line-height="150%"/>
      <style:text-properties fo:font-variant="normal" fo:text-transform="none" style:text-outline="false" style:text-line-through-style="none" fo:font-size="12pt" fo:font-style="normal" fo:font-weight="normal" style:font-size-asian="12pt" style:font-style-asian="normal" style:font-weight-asian="normal" style:font-size-complex="12pt" style:font-style-complex="normal" style:font-weight-complex="normal" text:display="true"/>
    </style:style>
    <style:style style:name="P218" style:family="paragraph" style:parent-style-name="Standard">
      <style:paragraph-properties fo:line-height="150%"/>
      <style:text-properties fo:font-variant="normal" fo:text-transform="none" style:font-name="Times New Roman" fo:font-size="12pt" style:text-underline-style="none" fo:font-weight="normal" style:font-size-asian="12pt" style:font-weight-asian="normal" style:font-weight-complex="normal"/>
    </style:style>
    <style:style style:name="P219" style:family="paragraph" style:parent-style-name="Standard">
      <style:paragraph-properties fo:line-height="150%" fo:text-align="start" style:justify-single-word="false" style:text-autospace="none"/>
      <style:text-properties fo:font-variant="normal" fo:text-transform="none" fo:color="#000000" style:font-name="Times New Roman" fo:font-size="10pt" fo:letter-spacing="normal" fo:font-style="normal" style:text-underline-style="none" fo:font-weight="bold" style:font-name-asian="CMBX10" style:font-size-asian="10pt" style:font-weight-asian="normal" style:font-name-complex="CMBX10" style:font-size-complex="10pt" style:font-weight-complex="normal"/>
    </style:style>
    <style:style style:name="P220"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ize-complex="12pt"/>
    </style:style>
    <style:style style:name="P22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22" style:family="paragraph" style:parent-style-name="Standard">
      <style:paragraph-properties fo:line-height="150%"/>
      <style:text-properties fo:font-size="10pt" style:font-size-asian="10pt" style:font-size-complex="10pt"/>
    </style:style>
    <style:style style:name="P223" style:family="paragraph" style:parent-style-name="Standard">
      <style:text-properties style:text-underline-style="solid" style:text-underline-width="auto" style:text-underline-color="font-color" fo:font-weight="bold" style:font-weight-asian="bold"/>
    </style:style>
    <style:style style:name="P224" style:family="paragraph" style:parent-style-name="Standard">
      <style:paragraph-properties fo:line-height="150%"/>
      <style:text-properties fo:font-style="italic" style:font-style-asian="italic" style:font-style-complex="italic"/>
    </style:style>
    <style:style style:name="P225" style:family="paragraph" style:parent-style-name="Standard">
      <style:paragraph-properties fo:line-height="150%" style:text-autospace="none"/>
      <style:text-properties style:font-name="Courier New1" fo:font-size="10pt" fo:language="fr" fo:country="FR" fo:font-style="italic" style:font-name-asian="Courier New1" style:font-size-asian="10pt" style:font-style-asian="italic" style:font-name-complex="Courier New1" style:font-size-complex="10pt" style:font-style-complex="italic"/>
    </style:style>
    <style:style style:name="P226" style:family="paragraph" style:parent-style-name="Standard">
      <style:paragraph-properties fo:line-height="150%" fo:text-align="start" style:justify-single-word="false" style:text-autospace="none"/>
      <style:text-properties style:font-name="TimesNewRomanPSMT" fo:font-size="11pt" style:text-underline-style="solid" style:text-underline-width="auto" style:text-underline-color="font-color" fo:font-weight="bold" style:font-name-asian="TimesNewRomanPSMT" style:font-size-asian="11pt" style:font-weight-asian="bold" style:font-name-complex="TimesNewRomanPSMT" style:font-size-complex="11pt" style:font-weight-complex="bold"/>
    </style:style>
    <style:style style:name="P227" style:family="paragraph" style:parent-style-name="Standard">
      <style:paragraph-properties fo:line-height="150%"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228" style:family="paragraph" style:parent-style-name="Standard">
      <style:paragraph-properties fo:text-align="start" style:justify-single-word="false" style:text-autospace="none"/>
      <style:text-properties fo:color="#3333cd" style:font-name="Times New Roman" fo:font-size="12pt" style:font-name-asian="Wingdings-Regular" style:font-size-asian="12pt" style:font-name-complex="Wingdings-Regular" style:font-size-complex="12pt"/>
    </style:style>
    <style:style style:name="P229" style:family="paragraph" style:parent-style-name="Standard">
      <style:paragraph-properties fo:text-align="start" style:justify-single-word="false" style:text-autospace="none"/>
      <style:text-properties fo:color="#3333cd" style:font-name="Times New Roman" fo:font-size="12pt" style:text-underline-style="solid" style:text-underline-width="auto" style:text-underline-color="font-color" style:font-name-asian="Wingdings-Regular" style:font-size-asian="12pt" style:font-name-complex="Wingdings-Regular" style:font-size-complex="12pt"/>
    </style:style>
    <style:style style:name="P230" style:family="paragraph" style:parent-style-name="Standard">
      <style:paragraph-properties fo:line-height="150%" fo:text-align="start" style:justify-single-word="false" style:text-autospace="none"/>
      <style:text-properties fo:text-transform="lowercase" fo:color="#000000" style:font-name="Times New Roman" fo:font-size="12pt" style:text-underline-style="none" fo:font-weight="normal" style:font-size-asian="12pt" style:font-weight-asian="normal" style:font-size-complex="12pt" style:font-weight-complex="normal"/>
    </style:style>
    <style:style style:name="P231" style:family="paragraph" style:parent-style-name="Standard">
      <style:paragraph-properties fo:line-height="150%" fo:text-align="start" style:justify-single-word="false" style:text-autospace="none"/>
      <style:text-properties style:font-name="Arial" fo:language="en" fo:country="GB" style:font-weight-complex="bold"/>
    </style:style>
    <style:style style:name="P232" style:family="paragraph" style:parent-style-name="Standard">
      <style:paragraph-properties fo:margin-left="2cm" fo:margin-right="0cm" style:line-height-at-least="0.635cm" fo:text-indent="0cm" style:auto-text-indent="false"/>
      <style:text-properties fo:text-transform="uppercase" fo:font-weight="bold" style:font-weight-asian="bold"/>
    </style:style>
    <style:style style:name="P233" style:family="paragraph" style:parent-style-name="Standard">
      <style:paragraph-properties fo:margin-left="2cm" fo:margin-right="0cm" fo:line-height="150%" fo:text-indent="0cm" style:auto-text-indent="false"/>
      <style:text-properties fo:text-transform="uppercase" fo:font-weight="bold" style:font-weight-asian="bold"/>
    </style:style>
    <style:style style:name="P234" style:family="paragraph" style:parent-style-name="Standard">
      <style:paragraph-properties fo:margin-left="2cm" fo:margin-right="0cm" style:line-height-at-least="0.635cm" fo:text-indent="0cm" style:auto-text-indent="false"/>
      <style:text-properties fo:font-size="12pt" style:font-size-asian="12pt"/>
    </style:style>
    <style:style style:name="P235" style:family="paragraph" style:parent-style-name="Standard">
      <style:paragraph-properties fo:margin-left="1.249cm" fo:margin-right="0cm" fo:line-height="150%" fo:text-indent="0cm" style:auto-text-indent="false"/>
      <style:text-properties fo:text-transform="uppercase" style:font-name="Times New Roman" fo:font-size="8pt" style:font-size-asian="8pt"/>
    </style:style>
    <style:style style:name="P236" style:family="paragraph" style:parent-style-name="Standard">
      <style:paragraph-properties fo:margin-left="1.249cm" fo:margin-right="0cm" fo:line-height="150%" fo:text-indent="0cm" style:auto-text-indent="false">
        <style:tab-stops>
          <style:tab-stop style:position="2.127cm"/>
        </style:tab-stops>
      </style:paragraph-properties>
      <style:text-properties fo:text-transform="uppercase" style:font-name="Times New Roman" fo:font-size="8pt" style:text-underline-style="none" fo:font-weight="normal" style:font-size-asian="8pt" style:font-weight-asian="normal" style:font-size-complex="8pt" style:font-weight-complex="normal"/>
    </style:style>
    <style:style style:name="P237" style:family="paragraph" style:parent-style-name="Standard">
      <style:paragraph-properties fo:margin-left="1.249cm" fo:margin-right="0cm" fo:line-height="150%" fo:text-indent="0cm" style:auto-text-indent="false"/>
      <style:text-properties fo:text-transform="uppercase" style:font-name="Times New Roman"/>
    </style:style>
    <style:style style:name="P238" style:family="paragraph" style:parent-style-name="Standard">
      <style:paragraph-properties fo:margin-left="1.249cm" fo:margin-right="0cm" fo:line-height="150%" fo:text-align="justify" style:justify-single-word="false" fo:text-indent="0cm" style:auto-text-indent="false"/>
      <style:text-properties fo:text-transform="uppercase" style:font-name="Times New Roman"/>
    </style:style>
    <style:style style:name="P239" style:family="paragraph" style:parent-style-name="Standard">
      <style:paragraph-properties fo:margin-left="1.249cm" fo:margin-right="0cm" fo:line-height="150%" fo:text-indent="0cm" style:auto-text-indent="false"/>
      <style:text-properties fo:text-transform="uppercase" style:font-name="Times New Roman" fo:font-size="10pt" style:font-size-asian="10pt" style:font-size-complex="10pt"/>
    </style:style>
    <style:style style:name="P240" style:family="paragraph" style:parent-style-name="Standard">
      <style:paragraph-properties fo:margin-left="1.249cm" fo:margin-right="0cm" fo:line-height="150%" fo:text-indent="0cm" style:auto-text-indent="false"/>
      <style:text-properties fo:text-transform="uppercase" style:font-name="Times New Roman" fo:font-size="10pt" style:text-underline-style="none" fo:font-weight="normal" style:font-size-asian="10pt" style:font-weight-asian="normal" style:font-size-complex="10pt" style:font-weight-complex="normal"/>
    </style:style>
    <style:style style:name="P241" style:family="paragraph" style:parent-style-name="Standard">
      <style:paragraph-properties fo:margin-left="1.249cm" fo:margin-right="0cm" fo:line-height="150%" fo:text-indent="0cm" style:auto-text-indent="false">
        <style:tab-stops>
          <style:tab-stop style:position="2.127cm"/>
        </style:tab-stops>
      </style:paragraph-properties>
      <style:text-properties fo:text-transform="uppercase" style:font-name="Times New Roman" fo:font-size="10pt" style:text-underline-style="none" fo:font-weight="normal" style:font-size-asian="10pt" style:font-weight-asian="normal" style:font-size-complex="10pt" style:font-weight-complex="normal"/>
    </style:style>
    <style:style style:name="P242" style:family="paragraph" style:parent-style-name="Standard">
      <style:paragraph-properties fo:margin-left="1.249cm" fo:margin-right="0cm" style:line-height-at-least="0cm" fo:text-indent="0cm" style:auto-text-indent="false"/>
      <style:text-properties fo:text-transform="uppercase" style:font-name="Times New Roman" fo:font-size="10pt" style:text-underline-style="none" fo:font-weight="normal" style:font-size-asian="10pt" style:font-weight-asian="normal" style:font-size-complex="10pt" style:font-weight-complex="normal"/>
    </style:style>
    <style:style style:name="P243" style:family="paragraph" style:parent-style-name="Standard">
      <style:paragraph-properties fo:margin-left="1.249cm" fo:margin-right="0cm" fo:line-height="150%" fo:text-indent="0cm" style:auto-text-indent="false"/>
      <style:text-properties fo:text-transform="uppercase" style:font-name="Times New Roman" fo:font-style="italic" style:text-underline-style="none" fo:font-weight="bold" style:font-style-asian="italic" style:font-weight-asian="bold" style:font-style-complex="italic"/>
    </style:style>
    <style:style style:name="P244" style:family="paragraph" style:parent-style-name="Standard">
      <style:paragraph-properties fo:margin-left="1.249cm" fo:margin-right="0cm" fo:line-height="150%" fo:text-indent="0cm" style:auto-text-indent="false"/>
      <style:text-properties fo:text-transform="uppercase" style:font-name="Times New Roman" fo:font-size="12pt" fo:font-style="italic" style:text-underline-style="none" fo:font-weight="bold" style:font-size-asian="12pt" style:font-style-asian="italic" style:font-weight-asian="bold" style:font-style-complex="italic"/>
    </style:style>
    <style:style style:name="P245" style:family="paragraph" style:parent-style-name="Standard">
      <style:paragraph-properties fo:margin-left="1.249cm" fo:margin-right="0cm" fo:line-height="150%" fo:text-indent="0cm" style:auto-text-indent="false"/>
      <style:text-properties fo:text-transform="uppercase"/>
    </style:style>
    <style:style style:name="P246" style:family="paragraph" style:parent-style-name="Standard">
      <style:paragraph-properties fo:margin-left="1.249cm" fo:margin-right="0cm" fo:line-height="150%" fo:text-indent="0cm" style:auto-text-indent="false"/>
      <style:text-properties fo:text-transform="uppercase" fo:font-size="12pt" fo:font-weight="bold" style:font-size-asian="12pt" style:font-weight-asian="bold"/>
    </style:style>
    <style:style style:name="P247" style:family="paragraph" style:parent-style-name="Standard">
      <style:paragraph-properties fo:margin-left="1.249cm" fo:margin-right="0cm" style:line-height-at-least="0cm" fo:text-indent="0cm" style:auto-text-indent="false"/>
      <style:text-properties fo:text-transform="uppercase"/>
    </style:style>
    <style:style style:name="P248" style:family="paragraph" style:parent-style-name="Standard">
      <style:paragraph-properties fo:margin-left="1.249cm" fo:margin-right="0cm" fo:line-height="150%" fo:text-indent="0cm" style:auto-text-indent="false"/>
    </style:style>
    <style:style style:name="P249" style:family="paragraph" style:parent-style-name="Standard">
      <style:paragraph-properties fo:margin-left="1.249cm" fo:margin-right="0cm" fo:line-height="150%" fo:text-indent="0cm" style:auto-text-indent="false"/>
      <style:text-properties fo:font-size="12pt" style:font-size-asian="12pt"/>
    </style:style>
    <style:style style:name="P250" style:family="paragraph" style:parent-style-name="Standard">
      <style:paragraph-properties fo:margin-left="1.249cm" fo:margin-right="0cm" fo:text-indent="0cm" style:auto-text-indent="false"/>
      <style:text-properties fo:font-size="12pt" style:font-size-asian="12pt" style:font-size-complex="12pt"/>
    </style:style>
    <style:style style:name="P251" style:family="paragraph" style:parent-style-name="Standard">
      <style:paragraph-properties fo:margin-left="1.249cm" fo:margin-right="0cm" fo:line-height="150%" fo:text-indent="0cm" style:auto-text-indent="false"/>
      <style:text-properties fo:font-size="12pt" style:font-size-asian="12pt" style:font-size-complex="12pt"/>
    </style:style>
    <style:style style:name="P252" style:family="paragraph" style:parent-style-name="Standard">
      <style:paragraph-properties fo:margin-left="1.249cm" fo:margin-right="0cm" fo:line-height="150%" fo:text-indent="0cm" style:auto-text-indent="false"/>
      <style:text-properties fo:font-size="12pt" fo:font-style="italic" style:font-size-asian="12pt" style:font-style-asian="italic"/>
    </style:style>
    <style:style style:name="P253" style:family="paragraph" style:parent-style-name="Standard">
      <style:paragraph-properties fo:margin-left="1.249cm" fo:margin-right="0cm" fo:text-indent="0cm" style:auto-text-indent="false"/>
      <style:text-properties fo:font-size="12pt" fo:font-style="italic" style:font-size-asian="12pt" style:font-style-asian="italic" style:font-size-complex="12pt" style:font-style-complex="italic"/>
    </style:style>
    <style:style style:name="P254" style:family="paragraph" style:parent-style-name="Standard">
      <style:paragraph-properties fo:margin-left="1.249cm" fo:margin-right="0cm" fo:line-height="150%" fo:text-indent="0cm" style:auto-text-indent="false"/>
      <style:text-properties fo:font-size="12pt" fo:font-style="italic" style:font-size-asian="12pt" style:font-style-asian="italic" style:font-size-complex="12pt" style:font-style-complex="italic"/>
    </style:style>
    <style:style style:name="P255" style:family="paragraph" style:parent-style-name="Standard">
      <style:paragraph-properties fo:margin-left="1.249cm" fo:margin-right="0cm" fo:line-height="150%" fo:text-indent="0cm" style:auto-text-indent="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56" style:family="paragraph" style:parent-style-name="Standard">
      <style:paragraph-properties fo:margin-left="1.249cm" fo:margin-right="0cm" fo:line-height="150%" fo:text-indent="0cm" style:auto-text-indent="false"/>
      <style:text-properties fo:font-size="12pt" style:text-underline-style="solid" style:text-underline-width="auto" style:text-underline-color="font-color" fo:font-weight="bold" style:font-size-asian="12pt" style:font-weight-asian="bold" style:font-weight-complex="bold"/>
    </style:style>
    <style:style style:name="P257" style:family="paragraph" style:parent-style-name="Standard">
      <style:paragraph-properties fo:margin-left="1.249cm" fo:margin-right="0cm" fo:text-indent="0cm" style:auto-text-indent="false"/>
      <style:text-properties style:font-name="Times New Roman" fo:font-size="12pt" fo:font-style="italic" style:font-size-asian="12pt" style:font-style-asian="italic"/>
    </style:style>
    <style:style style:name="P258" style:family="paragraph" style:parent-style-name="Standard">
      <style:paragraph-properties fo:margin-left="1.249cm" fo:margin-right="0cm" fo:line-height="150%" fo:text-indent="0cm" style:auto-text-indent="false"/>
      <style:text-properties style:font-name="Times New Roman" fo:font-size="12pt" fo:font-style="italic" style:font-size-asian="12pt" style:font-style-asian="italic"/>
    </style:style>
    <style:style style:name="P259" style:family="paragraph" style:parent-style-name="Standard">
      <style:paragraph-properties fo:margin-left="1.249cm" fo:margin-right="0cm" fo:line-height="150%" fo:text-indent="0cm" style:auto-text-indent="false"/>
      <style:text-properties style:font-name="Times New Roman" fo:font-size="12pt" fo:font-style="italic" style:font-size-asian="12pt" style:font-style-asian="italic" style:font-style-complex="italic"/>
    </style:style>
    <style:style style:name="P260" style:family="paragraph" style:parent-style-name="Standard">
      <style:paragraph-properties fo:margin-left="1.249cm" fo:margin-right="0cm" fo:line-height="150%" fo:text-indent="0cm" style:auto-text-indent="false"/>
      <style:text-properties style:font-name="Times New Roman" fo:font-size="12pt" fo:font-style="italic" fo:font-weight="bold" style:font-size-asian="12pt" style:font-style-asian="italic" style:font-weight-asian="bold" style:font-weight-complex="bold"/>
    </style:style>
    <style:style style:name="P261" style:family="paragraph" style:parent-style-name="Standard">
      <style:paragraph-properties fo:margin-left="1.249cm" fo:margin-right="0cm" fo:line-height="150%"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262" style:family="paragraph" style:parent-style-name="Standard">
      <style:paragraph-properties fo:margin-left="1.249cm" fo:margin-right="0cm" fo:line-height="150%" fo:text-indent="0cm" style:auto-text-indent="false"/>
      <style:text-properties style:font-name="Times New Roman" fo:font-size="12pt" fo:font-style="italic" fo:font-weight="bold" style:font-size-asian="12pt" style:font-style-asian="italic" style:font-weight-asian="bold"/>
    </style:style>
    <style:style style:name="P263" style:family="paragraph" style:parent-style-name="Standard">
      <style:paragraph-properties fo:margin-left="1.249cm" fo:margin-right="0cm" fo:line-height="150%" fo:text-indent="0cm" style:auto-text-indent="false"/>
      <style:text-properties style:font-name="Times New Roman" fo:font-size="12pt" fo:font-style="italic" fo:font-weight="bold" style:font-size-asian="12pt" style:font-style-asian="italic" style:font-weight-asian="bold" style:font-style-complex="italic" style:font-weight-complex="bold"/>
    </style:style>
    <style:style style:name="P264"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fo:font-style="italic" fo:font-weight="bold" style:font-name-asian="CourierNewPSMT" style:font-size-asian="12pt" style:font-style-asian="italic" style:font-weight-asian="bold" style:font-name-complex="CourierNewPSMT" style:font-size-complex="12pt" style:font-style-complex="italic" style:font-weight-complex="bold"/>
    </style:style>
    <style:style style:name="P265"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fo:font-style="italic" fo:font-weight="bold" style:font-name-asian="Arial-ItalicMT" style:font-size-asian="12pt" style:font-style-asian="italic" style:font-weight-asian="bold" style:font-name-complex="Arial-ItalicMT" style:font-size-complex="12pt" style:font-style-complex="italic" style:font-weight-complex="bold"/>
    </style:style>
    <style:style style:name="P266" style:family="paragraph" style:parent-style-name="Standard">
      <style:paragraph-properties fo:margin-left="1.249cm" fo:margin-right="0cm" fo:line-height="150%" fo:text-indent="0cm" style:auto-text-indent="false"/>
      <style:text-properties style:font-name="Times New Roman" fo:font-size="12pt" fo:font-style="italic" style:text-underline-style="none" fo:font-weight="normal" style:font-size-asian="12pt" style:font-style-asian="italic" style:font-weight-asian="normal" style:font-style-complex="italic" style:font-weight-complex="normal"/>
    </style:style>
    <style:style style:name="P267" style:family="paragraph" style:parent-style-name="Standard">
      <style:paragraph-properties fo:margin-left="1.249cm" fo:margin-right="0cm" fo:line-height="150%" fo:text-indent="0cm" style:auto-text-indent="false"/>
      <style:text-properties style:font-name="Times New Roman" fo:font-size="12pt" fo:font-style="italic" style:text-underline-style="none" fo:font-weight="bold" style:font-size-asian="12pt" style:font-style-asian="italic" style:font-weight-asian="bold"/>
    </style:style>
    <style:style style:name="P268" style:family="paragraph" style:parent-style-name="Standard">
      <style:paragraph-properties fo:margin-left="1.249cm" fo:margin-right="0cm" fo:line-height="150%" fo:text-indent="0cm" style:auto-text-indent="false" style:text-autospace="none"/>
      <style:text-properties style:font-name="Times New Roman" fo:font-size="12pt" fo:font-style="italic" style:text-underline-style="none" fo:font-weight="bold" style:font-name-asian="Arial-ItalicMT" style:font-size-asian="12pt" style:font-style-asian="italic" style:font-weight-asian="bold" style:font-name-complex="Arial-ItalicMT" style:font-size-complex="12pt" style:font-style-complex="italic" style:font-weight-complex="bold"/>
    </style:style>
    <style:style style:name="P269" style:family="paragraph" style:parent-style-name="Standard">
      <style:paragraph-properties fo:margin-left="1.249cm" fo:margin-right="0cm" fo:line-height="150%" fo:text-indent="0cm" style:auto-text-indent="false"/>
      <style:text-properties style:font-name="Times New Roman" fo:font-size="12pt" fo:font-style="italic" style:text-underline-style="none" style:font-size-asian="12pt" style:font-style-asian="italic" style:font-style-complex="italic"/>
    </style:style>
    <style:style style:name="P270"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271" style:family="paragraph" style:parent-style-name="Standard">
      <style:paragraph-properties fo:margin-left="1.249cm" fo:margin-right="0cm" fo:line-height="150%" fo:text-indent="0cm" style:auto-text-indent="false" style:text-autospace="non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272"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fo:font-style="italic" style:font-name-asian="Arial-ItalicMT" style:font-size-asian="12pt" style:font-style-asian="italic" style:font-name-complex="Arial-ItalicMT" style:font-size-complex="12pt" style:font-style-complex="italic"/>
    </style:style>
    <style:style style:name="P273" style:family="paragraph" style:parent-style-name="Standard">
      <style:paragraph-properties fo:margin-left="1.249cm" fo:margin-right="0cm" fo:line-height="150%" fo:text-indent="0cm" style:auto-text-indent="false"/>
      <style:text-properties style:font-name="Times New Roman" fo:font-size="12pt" style:font-size-asian="12pt"/>
    </style:style>
    <style:style style:name="P274" style:family="paragraph" style:parent-style-name="Standard">
      <style:paragraph-properties fo:margin-left="1.249cm" fo:margin-right="0cm" fo:line-height="150%" fo:text-align="start" style:justify-single-word="false" fo:text-indent="0cm" style:auto-text-indent="false"/>
      <style:text-properties style:font-name="Times New Roman" fo:font-size="12pt" style:font-size-asian="12pt"/>
    </style:style>
    <style:style style:name="P275" style:family="paragraph" style:parent-style-name="Standard">
      <style:paragraph-properties fo:margin-left="1.249cm" fo:margin-right="0cm" fo:line-height="150%" fo:text-indent="0cm" style:auto-text-indent="false"/>
      <style:text-properties style:font-name="Times New Roman" fo:font-size="12pt" style:font-size-asian="12pt" style:font-size-complex="12pt"/>
    </style:style>
    <style:style style:name="P276" style:family="paragraph" style:parent-style-name="Standard">
      <style:paragraph-properties fo:margin-left="1.249cm" fo:margin-right="0cm" fo:text-indent="0cm" style:auto-text-indent="false"/>
      <style:text-properties style:font-name="Times New Roman" fo:font-size="12pt" fo:font-style="normal" style:text-underline-style="solid" style:text-underline-width="auto" style:text-underline-color="font-color" style:font-size-asian="12pt" style:font-style-asian="normal" style:font-style-complex="normal"/>
    </style:style>
    <style:style style:name="P277" style:family="paragraph" style:parent-style-name="Standard">
      <style:paragraph-properties fo:margin-left="1.249cm" fo:margin-right="0cm" fo:line-height="150%" fo:text-indent="0cm" style:auto-text-indent="false"/>
      <style:text-properties style:font-name="Times New Roman" fo:font-size="12pt" fo:font-style="normal" style:text-underline-style="solid" style:text-underline-width="auto" style:text-underline-color="font-color" style:font-size-asian="12pt" style:font-style-asian="normal" style:font-style-complex="normal"/>
    </style:style>
    <style:style style:name="P278" style:family="paragraph" style:parent-style-name="Standard">
      <style:paragraph-properties fo:margin-left="1.249cm" fo:margin-right="0cm" fo:line-height="150%" fo:text-indent="0cm" style:auto-text-indent="false"/>
      <style:text-properties style:font-name="Times New Roman" fo:font-size="12pt" fo:font-style="normal" style:text-underline-style="none" fo:font-weight="normal" style:font-name-asian="CMR10" style:font-size-asian="12pt" style:font-style-asian="normal" style:font-weight-asian="normal" style:font-name-complex="CMR10" style:font-size-complex="12pt" style:font-style-complex="normal" style:font-weight-complex="normal"/>
    </style:style>
    <style:style style:name="P279" style:family="paragraph" style:parent-style-name="Standard">
      <style:paragraph-properties fo:margin-left="1.249cm" fo:margin-right="0cm" fo:line-height="150%"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80" style:family="paragraph" style:parent-style-name="Standard">
      <style:paragraph-properties fo:margin-left="1.249cm" fo:margin-right="0cm" fo:line-height="150%" fo:text-indent="0cm" style:auto-text-indent="false"/>
      <style:text-properties style:font-name="Times New Roman" fo:font-size="12pt" fo:font-weight="bold" style:font-size-asian="12pt" style:font-weight-asian="bold"/>
    </style:style>
    <style:style style:name="P281" style:family="paragraph" style:parent-style-name="Standard">
      <style:paragraph-properties fo:margin-left="1.249cm" fo:margin-right="0cm" fo:line-height="150%" fo:text-indent="0cm" style:auto-text-indent="false"/>
      <style:text-properties style:font-name="Times New Roman" fo:font-size="12pt" fo:font-weight="bold" style:font-size-asian="12pt" style:font-weight-asian="bold" style:font-weight-complex="bold"/>
    </style:style>
    <style:style style:name="P282" style:family="paragraph" style:parent-style-name="Standard">
      <style:paragraph-properties fo:margin-left="1.249cm" fo:margin-right="0cm" fo:line-height="150%" fo:text-indent="0cm" style:auto-text-indent="false"/>
      <style:text-properties style:font-name="Times New Roman" fo:font-size="12pt" style:text-underline-style="solid" style:text-underline-width="auto" style:text-underline-color="font-color" fo:font-weight="bold" style:font-size-asian="12pt" style:font-weight-asian="bold"/>
    </style:style>
    <style:style style:name="P283" style:family="paragraph" style:parent-style-name="Standard">
      <style:paragraph-properties fo:margin-left="1.249cm" fo:margin-right="0cm" fo:line-height="150%" fo:text-indent="0cm" style:auto-text-indent="false"/>
      <style:text-properties style:font-name="Times New Roman" fo:font-size="12pt" style:text-underline-style="solid" style:text-underline-width="auto" style:text-underline-color="font-color" fo:font-weight="bold" style:font-size-asian="12pt" style:font-weight-asian="bold" style:font-weight-complex="bold"/>
    </style:style>
    <style:style style:name="P284" style:family="paragraph" style:parent-style-name="Standard">
      <style:paragraph-properties fo:margin-left="1.249cm" fo:margin-right="0cm" fo:line-height="150%" fo:text-indent="0cm" style:auto-text-indent="false" style:text-autospace="non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285"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P286" style:family="paragraph" style:parent-style-name="Standard">
      <style:paragraph-properties fo:margin-left="1.249cm" fo:margin-right="0cm" fo:line-height="150%" fo:text-indent="0cm" style:auto-text-indent="false"/>
      <style:text-properties style:font-name="Times New Roman" fo:font-size="12pt" style:text-underline-style="solid" style:text-underline-width="auto" style:text-underline-color="font-color" style:font-size-asian="12pt"/>
    </style:style>
    <style:style style:name="P287" style:family="paragraph" style:parent-style-name="Standard">
      <style:paragraph-properties fo:margin-left="1.249cm" fo:margin-right="0cm" fo:line-height="150%" fo:text-indent="0cm" style:auto-text-indent="false"/>
      <style:text-properties style:font-name="Times New Roman" fo:font-size="12pt" fo:font-weight="normal" style:font-size-asian="12pt" style:font-weight-asian="normal" style:font-weight-complex="normal"/>
    </style:style>
    <style:style style:name="P288" style:family="paragraph" style:parent-style-name="Standard">
      <style:paragraph-properties fo:margin-left="1.249cm" fo:margin-right="0cm" fo:line-height="150%" fo:text-indent="0cm" style:auto-text-indent="false"/>
      <style:text-properties style:font-name="Times New Roman" fo:font-size="12pt" fo:font-weight="normal" style:font-size-asian="12pt" style:font-weight-asian="normal"/>
    </style:style>
    <style:style style:name="P289" style:family="paragraph" style:parent-style-name="Standard">
      <style:paragraph-properties fo:margin-left="1.249cm" fo:margin-right="0cm" fo:line-height="150%" fo:text-indent="0cm" style:auto-text-indent="false"/>
      <style:text-properties style:font-name="Times New Roman" fo:font-size="12pt" style:text-underline-style="none" fo:font-weight="normal" style:font-size-asian="12pt" style:font-weight-asian="normal" style:font-weight-complex="normal"/>
    </style:style>
    <style:style style:name="P290"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style:text-underline-style="none" style:font-name-asian="Times New Roman1" style:font-size-asian="12pt" style:font-name-complex="Times New Roman1" style:font-size-complex="12pt"/>
    </style:style>
    <style:style style:name="P291" style:family="paragraph" style:parent-style-name="Standard">
      <style:paragraph-properties fo:margin-left="1.249cm" fo:margin-right="0cm" fo:line-height="150%" fo:text-indent="0cm" style:auto-text-indent="false" style:text-autospace="none"/>
      <style:text-properties style:font-name="Times New Roman" fo:font-size="12pt" style:text-underline-style="none" style:font-name-asian="ArialMT" style:font-size-asian="12pt" style:font-name-complex="ArialMT" style:font-size-complex="12pt"/>
    </style:style>
    <style:style style:name="P292" style:family="paragraph" style:parent-style-name="Standard">
      <style:paragraph-properties fo:margin-left="1.249cm" fo:margin-right="0cm" fo:line-height="150%" fo:text-indent="0cm" style:auto-text-indent="false" style:text-autospace="none"/>
      <style:text-properties style:font-name="Times New Roman" fo:font-size="12pt" fo:language="fr" fo:country="FR" fo:font-style="italic" style:font-name-asian="Courier New1" style:font-size-asian="12pt" style:font-style-asian="italic" style:font-name-complex="Courier New1" style:font-size-complex="12pt" style:font-style-complex="italic"/>
    </style:style>
    <style:style style:name="P293"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style:font-name-asian="Times New Roman1" style:font-size-asian="12pt" style:font-name-complex="Times New Roman1" style:font-size-complex="12pt"/>
    </style:style>
    <style:style style:name="P294" style:family="paragraph" style:parent-style-name="Standard">
      <style:paragraph-properties fo:margin-left="1.249cm" fo:margin-right="0cm" fo:line-height="150%" fo:text-indent="0cm" style:auto-text-indent="false" style:text-autospace="none"/>
      <style:text-properties style:font-name="Times New Roman" fo:font-size="12pt" style:font-name-asian="Times New Roman1" style:font-size-asian="12pt" style:font-name-complex="Times New Roman1" style:font-size-complex="12pt"/>
    </style:style>
    <style:style style:name="P295" style:family="paragraph" style:parent-style-name="Standard">
      <style:paragraph-properties fo:margin-left="1.249cm" fo:margin-right="0cm" fo:line-height="150%" fo:text-align="start" style:justify-single-word="false" fo:text-indent="0cm" style:auto-text-indent="false" style:text-autospace="none"/>
      <style:text-properties style:font-name="Times New Roman" fo:font-size="12pt" style:font-name-asian="Arial-BoldMT" style:font-size-asian="12pt" style:font-name-complex="Arial-BoldMT" style:font-size-complex="12pt"/>
    </style:style>
    <style:style style:name="P296" style:family="paragraph" style:parent-style-name="Standard">
      <style:paragraph-properties fo:margin-left="1.249cm" fo:margin-right="0cm" fo:line-height="150%" fo:text-indent="0cm" style:auto-text-indent="false"/>
      <style:text-properties style:font-name="Times New Roman" fo:font-size="10pt" fo:font-weight="normal" style:font-size-asian="10pt" style:font-weight-asian="normal" style:font-size-complex="10pt" style:font-weight-complex="normal"/>
    </style:style>
    <style:style style:name="P297" style:family="paragraph" style:parent-style-name="Standard">
      <style:paragraph-properties fo:margin-left="1.249cm" fo:margin-right="0cm" fo:line-height="150%" fo:text-indent="0cm" style:auto-text-indent="false"/>
      <style:text-properties style:font-name="Times New Roman" fo:font-size="10pt" fo:font-style="normal" style:font-size-asian="10pt" style:font-style-asian="normal" style:font-size-complex="10pt" style:font-style-complex="normal"/>
    </style:style>
    <style:style style:name="P298" style:family="paragraph" style:parent-style-name="Standard">
      <style:paragraph-properties fo:margin-left="1.249cm" fo:margin-right="0cm" fo:line-height="150%" fo:text-indent="0cm" style:auto-text-indent="false"/>
      <style:text-properties style:font-name="Times New Roman" fo:font-size="10pt" fo:font-style="italic" style:font-size-asian="10pt" style:font-style-asian="italic" style:font-size-complex="10pt" style:font-style-complex="italic"/>
    </style:style>
    <style:style style:name="P299" style:family="paragraph" style:parent-style-name="Standard">
      <style:paragraph-properties fo:margin-left="1.249cm" fo:margin-right="0cm" fo:line-height="150%" fo:text-indent="0cm" style:auto-text-indent="false"/>
      <style:text-properties fo:font-size="10pt" style:font-size-asian="10pt" style:font-size-complex="10pt"/>
    </style:style>
    <style:style style:name="P300" style:family="paragraph" style:parent-style-name="Standard">
      <style:paragraph-properties fo:margin-left="1.249cm" fo:margin-right="0cm" fo:line-height="150%" fo:text-indent="0cm" style:auto-text-indent="false"/>
      <style:text-properties fo:font-size="10pt" fo:font-style="normal" style:font-size-asian="10pt" style:font-style-asian="normal" style:font-size-complex="10pt" style:font-style-complex="normal"/>
    </style:style>
    <style:style style:name="P301"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fo:font-weight="bold" style:font-name-asian="CMR17" style:font-size-asian="12pt" style:font-weight-asian="bold" style:font-name-complex="CMR17" style:font-size-complex="12pt" style:font-weight-complex="bold"/>
    </style:style>
    <style:style style:name="P302" style:family="paragraph" style:parent-style-name="Standard">
      <style:paragraph-properties fo:margin-left="1.249cm" fo:margin-right="0cm" fo:text-align="start" style:justify-single-word="false" fo:text-indent="0cm" style:auto-text-indent="false"/>
      <style:text-properties fo:color="#000000" style:font-name="Times New Roman" fo:font-size="12pt" fo:font-weight="bold" style:font-size-asian="12pt" style:font-weight-asian="bold"/>
    </style:style>
    <style:style style:name="P303" style:family="paragraph" style:parent-style-name="Standard">
      <style:paragraph-properties fo:margin-left="1.249cm" fo:margin-right="0cm" fo:line-height="150%" fo:text-indent="0cm" style:auto-text-indent="false"/>
      <style:text-properties fo:color="#000000" style:font-name="Times New Roman" fo:font-size="12pt" fo:font-weight="bold" style:font-size-asian="12pt" style:font-weight-asian="bold"/>
    </style:style>
    <style:style style:name="P304"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fo:font-weight="bold" style:font-name-asian="Tahoma" style:font-size-asian="12pt" style:font-weight-asian="bold" style:font-name-complex="Tahoma" style:font-size-complex="12pt" style:font-weight-complex="bold"/>
    </style:style>
    <style:style style:name="P305" style:family="paragraph" style:parent-style-name="Standard">
      <style:paragraph-properties fo:margin-left="1.249cm" fo:margin-right="0cm" fo:line-height="150%" fo:text-indent="0cm" style:auto-text-indent="false"/>
      <style:text-properties fo:color="#000000" style:font-name="Times New Roman" fo:font-size="12pt" fo:font-weight="bold" fo:background-color="transparent" style:font-name-asian="Wingdings-Regular" style:font-size-asian="12pt" style:font-weight-asian="bold" style:font-name-complex="Wingdings-Regular" style:font-size-complex="12pt" style:font-weight-complex="bold"/>
    </style:style>
    <style:style style:name="P306"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font-name-asian="CMR17" style:font-size-asian="12pt" style:font-name-complex="CMR17" style:font-size-complex="12pt"/>
    </style:style>
    <style:style style:name="P307" style:family="paragraph" style:parent-style-name="Standard">
      <style:paragraph-properties fo:margin-left="1.249cm" fo:margin-right="0cm" fo:text-indent="0cm" style:auto-text-indent="false"/>
      <style:text-properties fo:color="#000000" style:font-name="Times New Roman" fo:font-size="12pt" style:text-underline-style="solid" style:text-underline-width="auto" style:text-underline-color="font-color" fo:font-weight="bold" style:font-size-asian="12pt" style:font-weight-asian="bold"/>
    </style:style>
    <style:style style:name="P308"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text-underline-style="solid" style:text-underline-width="auto" style:text-underline-color="font-color" fo:font-weight="bold" style:font-name-asian="CMR17" style:font-size-asian="12pt" style:font-weight-asian="bold" style:font-name-complex="CMR17" style:font-size-complex="12pt" style:font-weight-complex="bold"/>
    </style:style>
    <style:style style:name="P309"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text-underline-style="solid" style:text-underline-width="auto" style:text-underline-color="font-color" fo:font-weight="bold" style:font-name-asian="LMMono10-Regular" style:font-size-asian="12pt" style:font-weight-asian="bold" style:font-name-complex="LMMono10-Regular" style:font-size-complex="12pt"/>
    </style:style>
    <style:style style:name="P310"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font-name-asian="CMBX12" style:font-size-asian="12pt" style:font-name-complex="CMBX12" style:font-size-complex="12pt"/>
    </style:style>
    <style:style style:name="P311"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font-name-asian="CMTT12~33" style:font-size-asian="12pt" style:font-name-complex="CMTT12~33" style:font-size-complex="12pt"/>
    </style:style>
    <style:style style:name="P312" style:family="paragraph" style:parent-style-name="Standard">
      <style:paragraph-properties fo:margin-left="1.249cm" fo:margin-right="0cm" fo:line-height="150%" fo:text-indent="0cm" style:auto-text-indent="false"/>
      <style:text-properties fo:color="#000000" style:font-name="Times New Roman" fo:font-size="12pt" style:font-size-asian="12pt"/>
    </style:style>
    <style:style style:name="P313" style:family="paragraph" style:parent-style-name="Standard">
      <style:paragraph-properties fo:margin-left="1.249cm" fo:margin-right="0cm" fo:line-height="150%" fo:text-indent="0cm" style:auto-text-indent="false"/>
      <style:text-properties fo:color="#000000" style:font-name="Times New Roman" fo:font-size="12pt" fo:font-style="italic" style:font-size-asian="12pt" style:font-style-asian="italic" style:font-size-complex="12pt" style:font-style-complex="italic"/>
    </style:style>
    <style:style style:name="P314" style:family="paragraph" style:parent-style-name="Standard">
      <style:paragraph-properties fo:margin-left="1.249cm" fo:margin-right="0cm" fo:line-height="150%" fo:text-align="center" style:justify-single-word="false" fo:text-indent="0cm" style:auto-text-indent="false" style:text-autospace="none"/>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315"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font-name-asian="Tahoma" style:font-size-asian="12pt" style:font-name-complex="Tahoma" style:font-size-complex="12pt"/>
    </style:style>
    <style:style style:name="P316" style:family="paragraph" style:parent-style-name="Standard">
      <style:paragraph-properties fo:margin-left="1.249cm" fo:margin-right="0cm" fo:line-height="150%" fo:text-indent="0cm" style:auto-text-indent="false"/>
      <style:text-properties fo:color="#000000" style:font-name="Times New Roman" fo:font-size="12pt" fo:background-color="transparent" style:font-name-asian="Tahoma" style:font-size-asian="12pt" style:font-name-complex="Tahoma" style:font-size-complex="12pt"/>
    </style:style>
    <style:style style:name="P317" style:family="paragraph" style:parent-style-name="Standard">
      <style:paragraph-properties fo:margin-left="1.249cm" fo:margin-right="0cm" fo:line-height="150%" fo:text-indent="0cm" style:auto-text-indent="false" style:text-autospace="none"/>
      <style:text-properties fo:color="#000000" style:font-name="Times New Roman" fo:font-size="12pt" fo:language="fr" fo:country="FR" fo:font-style="italic" style:font-name-asian="Courier New1" style:font-size-asian="12pt" style:font-style-asian="italic" style:font-name-complex="Courier New1" style:font-size-complex="12pt" style:font-style-complex="italic"/>
    </style:style>
    <style:style style:name="P318" style:family="paragraph" style:parent-style-name="Standard">
      <style:paragraph-properties fo:margin-left="1.249cm" fo:margin-right="0cm" fo:line-height="150%" fo:text-indent="0cm" style:auto-text-indent="false" style:text-autospace="none">
        <style:tab-stops>
          <style:tab-stop style:position="3.907cm"/>
        </style:tab-stops>
      </style:paragraph-properties>
      <style:text-properties fo:color="#000000" style:font-name="Times New Roman" fo:font-size="12pt" fo:language="fr" fo:country="FR" fo:font-style="italic" style:font-name-asian="Courier New1" style:font-size-asian="12pt" style:font-style-asian="italic" style:font-name-complex="Courier New1" style:font-size-complex="12pt" style:font-style-complex="italic"/>
    </style:style>
    <style:style style:name="P319" style:family="paragraph" style:parent-style-name="Standard">
      <style:paragraph-properties fo:margin-left="1.249cm" fo:margin-right="0cm" fo:line-height="150%" fo:text-indent="0cm" style:auto-text-indent="false" style:text-autospace="none"/>
      <style:text-properties fo:color="#000000" style:font-name="Times New Roman" fo:font-size="12pt" fo:language="fr" fo:country="FR"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P320"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fo:language="fr" fo:country="FR" fo:font-style="italic" style:text-underline-style="none"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321"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fo:language="fr" fo:country="FR" fo:font-style="italic" style:text-underline-style="none" fo:font-weight="normal" style:font-name-asian="Courier New1" style:font-size-asian="12pt" style:font-style-asian="italic" style:font-weight-asian="normal" style:font-name-complex="Courier New1" style:font-size-complex="12pt" style:font-style-complex="italic" style:font-weight-complex="normal"/>
    </style:style>
    <style:style style:name="P322"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fo:language="fr" fo:country="FR"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P323"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fo:language="fr" fo:country="FR" fo:font-style="italic" style:text-underline-style="none" fo:font-weight="bold" style:font-name-asian="Courier New1" style:font-size-asian="12pt" style:font-style-asian="italic" style:font-weight-asian="bold" style:font-name-complex="Courier New1" style:font-size-complex="12pt" style:font-style-complex="italic" style:font-weight-complex="bold"/>
    </style:style>
    <style:style style:name="P324"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font-name-asian="LMSans10-Regular" style:font-size-asian="12pt" style:font-name-complex="LMSans10-Regular" style:font-size-complex="12pt"/>
    </style:style>
    <style:style style:name="P325" style:family="paragraph" style:parent-style-name="Standard">
      <style:paragraph-properties fo:margin-left="1.249cm" fo:margin-right="0cm" fo:line-height="150%" fo:text-indent="0cm" style:auto-text-indent="false" style:text-autospace="none"/>
      <style:text-properties fo:color="#000000" style:font-name="Times New Roman" fo:font-size="12pt" fo:font-style="normal" fo:font-weight="normal" style:font-name-asian="LMSans10-Regular" style:font-size-asian="12pt" style:font-style-asian="normal" style:font-weight-asian="normal" style:font-name-complex="LMSans10-Regular" style:font-size-complex="12pt" style:font-style-complex="normal" style:font-weight-complex="normal"/>
    </style:style>
    <style:style style:name="P326" style:family="paragraph" style:parent-style-name="Standard">
      <style:paragraph-properties fo:margin-left="1.249cm" fo:margin-right="0cm" fo:text-indent="0cm" style:auto-text-indent="false" style:text-autospace="none"/>
      <style:text-properties fo:color="#000000" style:font-name="Times New Roman" fo:font-size="9.5pt" style:font-size-asian="9.5pt" style:font-size-complex="9.5pt"/>
    </style:style>
    <style:style style:name="P327" style:family="paragraph" style:parent-style-name="Standard">
      <style:paragraph-properties fo:margin-left="1.249cm" fo:margin-right="0cm" fo:line-height="150%" fo:text-indent="0cm" style:auto-text-indent="false"/>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P328" style:family="paragraph" style:parent-style-name="Standard">
      <style:paragraph-properties fo:margin-left="1.249cm" fo:margin-right="0cm" fo:line-height="150%" fo:text-indent="0cm" style:auto-text-indent="false"/>
      <style:text-properties fo:color="#000000" style:font-name="Times New Roman" fo:font-size="10pt" fo:language="en" fo:country="GB" fo:font-style="italic" fo:font-weight="normal" style:font-size-asian="10pt" style:font-style-asian="italic" style:font-weight-asian="normal" style:font-size-complex="10pt" style:font-style-complex="italic" style:font-weight-complex="normal"/>
    </style:style>
    <style:style style:name="P329" style:family="paragraph" style:parent-style-name="Standard">
      <style:paragraph-properties fo:margin-left="1.249cm" fo:margin-right="0cm" fo:line-height="150%" fo:text-indent="0cm" style:auto-text-indent="false"/>
      <style:text-properties fo:color="#000000" style:font-name="Times New Roman" fo:font-size="14pt" style:text-underline-style="solid" style:text-underline-width="auto" style:text-underline-color="font-color" fo:font-weight="bold" style:font-size-asian="14pt" style:font-weight-asian="bold"/>
    </style:style>
    <style:style style:name="P330" style:family="paragraph" style:parent-style-name="Standard">
      <style:paragraph-properties fo:margin-left="1.249cm" fo:margin-right="0cm" fo:text-indent="0cm" style:auto-text-indent="false"/>
      <style:text-properties fo:color="#000000" fo:font-size="12pt" fo:font-style="italic" style:font-size-asian="12pt" style:font-style-asian="italic" style:font-size-complex="12pt" style:font-style-complex="italic"/>
    </style:style>
    <style:style style:name="P331" style:family="paragraph" style:parent-style-name="Standard">
      <style:paragraph-properties fo:margin-left="1.249cm" fo:margin-right="0cm" fo:line-height="150%" fo:text-indent="0cm" style:auto-text-indent="false"/>
      <style:text-properties fo:text-transform="lowercase" style:font-name="Times New Roman" fo:font-size="12pt" style:text-underline-style="none" fo:font-weight="normal" style:font-size-asian="12pt" style:font-weight-asian="normal" style:font-size-complex="12pt" style:font-weight-complex="normal"/>
    </style:style>
    <style:style style:name="P332" style:family="paragraph" style:parent-style-name="Standard">
      <style:paragraph-properties fo:margin-left="1.249cm" fo:margin-right="0cm" fo:line-height="150%" fo:text-indent="0cm" style:auto-text-indent="false"/>
      <style:text-properties fo:text-transform="lowercase" style:font-name="Times New Roman" fo:font-size="12pt" fo:font-style="italic" fo:font-weight="bold" style:font-size-asian="12pt" style:font-style-asian="italic" style:font-weight-asian="bold" style:font-size-complex="12pt" style:font-style-complex="italic" style:font-weight-complex="bold"/>
    </style:style>
    <style:style style:name="P333" style:family="paragraph" style:parent-style-name="Standard">
      <style:paragraph-properties fo:margin-left="1.249cm" fo:margin-right="0cm" fo:line-height="150%" fo:text-indent="0cm" style:auto-text-indent="false"/>
      <style:text-properties fo:text-transform="lowercase" style:font-name="Times New Roman" style:text-underline-style="none" fo:font-weight="normal" style:font-weight-asian="normal"/>
    </style:style>
    <style:style style:name="P334" style:family="paragraph" style:parent-style-name="Standard">
      <style:paragraph-properties fo:margin-left="1.249cm" fo:margin-right="0cm" fo:line-height="150%" fo:text-indent="0cm" style:auto-text-indent="false"/>
      <style:text-properties fo:font-variant="normal" fo:text-transform="none" style:font-name="Times New Roman" fo:font-size="12pt" style:text-underline-style="solid" style:text-underline-width="auto" style:text-underline-color="font-color" fo:font-weight="normal" style:font-size-asian="12pt" style:font-weight-asian="normal" style:font-weight-complex="normal"/>
    </style:style>
    <style:style style:name="P335" style:family="paragraph" style:parent-style-name="Standard">
      <style:paragraph-properties fo:margin-left="1.249cm" fo:margin-right="0cm" fo:line-height="150%" fo:text-indent="0cm" style:auto-text-indent="false" style:text-autospace="none"/>
      <style:text-properties fo:font-variant="normal" fo:text-transform="none" fo:color="#000000" style:font-name="Times New Roman" fo:font-size="12pt" style:text-underline-style="none" fo:font-weight="bold" style:font-name-asian="Tahoma" style:font-size-asian="12pt" style:font-weight-asian="bold" style:font-name-complex="Tahoma" style:font-size-complex="12pt"/>
    </style:style>
    <style:style style:name="P336" style:family="paragraph" style:parent-style-name="Standard">
      <style:paragraph-properties fo:margin-left="1.249cm" fo:margin-right="0cm" fo:text-indent="0cm" style:auto-text-indent="false"/>
      <style:text-properties fo:font-style="italic" style:font-style-asian="italic" style:font-style-complex="italic"/>
    </style:style>
    <style:style style:name="P337" style:family="paragraph" style:parent-style-name="Standard">
      <style:paragraph-properties fo:margin-left="1.249cm" fo:margin-right="0cm" fo:margin-top="0cm" fo:margin-bottom="0.515cm" style:line-height-at-least="0.176cm" fo:text-indent="0cm" style:auto-text-indent="false"/>
    </style:style>
    <style:style style:name="P338" style:family="paragraph" style:parent-style-name="Standard">
      <style:paragraph-properties fo:margin-left="1.249cm" fo:margin-right="0cm" fo:margin-top="0cm" fo:margin-bottom="0.515cm" style:line-height-at-least="0.176cm" fo:text-indent="0cm" style:auto-text-indent="false"/>
      <style:text-properties style:font-name="Times New Roman" fo:font-size="12pt" fo:font-style="italic" style:font-size-asian="12pt" style:font-style-asian="italic"/>
    </style:style>
    <style:style style:name="P339" style:family="paragraph" style:parent-style-name="Standard">
      <style:paragraph-properties fo:margin-left="1.249cm" fo:margin-right="0cm" fo:margin-top="0cm" fo:margin-bottom="0.515cm" style:line-height-at-least="0.176cm" fo:text-indent="0cm" style:auto-text-indent="false"/>
      <style:text-properties style:font-name="Times New Roman" fo:font-size="12pt" fo:font-style="italic" style:font-size-asian="12pt" style:font-style-asian="italic" style:font-style-complex="italic"/>
    </style:style>
    <style:style style:name="P340" style:family="paragraph" style:parent-style-name="Standard">
      <style:paragraph-properties fo:margin-left="1.249cm" fo:margin-right="0cm" fo:margin-top="0cm" fo:margin-bottom="0.515cm" fo:line-height="150%" fo:text-indent="0cm" style:auto-text-indent="false"/>
      <style:text-properties style:font-name="Times New Roman" fo:font-size="12pt" fo:font-style="italic" fo:font-weight="bold" style:font-size-asian="12pt" style:font-style-asian="italic" style:font-weight-asian="bold"/>
    </style:style>
    <style:style style:name="P341" style:family="paragraph" style:parent-style-name="Standard">
      <style:paragraph-properties fo:margin-left="1.249cm" fo:margin-right="0cm" fo:margin-top="0cm" fo:margin-bottom="0.515cm" fo:line-height="200%" fo:text-align="start" style:justify-single-word="false" fo:text-indent="0cm" style:auto-text-indent="false"/>
      <style:text-properties fo:font-size="12pt" style:text-underline-style="solid" style:text-underline-width="auto" style:text-underline-color="font-color" style:font-size-asian="12pt"/>
    </style:style>
    <style:style style:name="P342" style:family="paragraph" style:parent-style-name="Standard">
      <style:paragraph-properties fo:margin-left="1.249cm" fo:margin-right="0cm" fo:line-height="150%" fo:text-indent="0cm" style:auto-text-indent="false" fo:break-before="page"/>
      <style:text-properties style:font-name="Times New Roman" fo:font-size="12pt" style:text-underline-style="solid" style:text-underline-width="auto" style:text-underline-color="font-color" style:font-size-asian="12pt"/>
    </style:style>
    <style:style style:name="P343" style:family="paragraph" style:parent-style-name="Standard">
      <style:paragraph-properties fo:margin-left="1.249cm" fo:margin-right="0cm" fo:line-height="150%" fo:text-indent="0cm" style:auto-text-indent="false" fo:break-before="page"/>
      <style:text-properties style:font-name="Times New Roman" fo:font-size="12pt" style:text-underline-style="solid" style:text-underline-width="auto" style:text-underline-color="font-color" fo:font-weight="bold" style:font-size-asian="12pt" style:font-weight-asian="bold"/>
    </style:style>
    <style:style style:name="P344" style:family="paragraph" style:parent-style-name="Standard">
      <style:paragraph-properties fo:margin-left="1.249cm" fo:margin-right="0cm" fo:line-height="150%" fo:text-indent="0cm" style:auto-text-indent="false" fo:break-before="page"/>
      <style:text-properties style:font-name="Times New Roman" fo:font-size="12pt" fo:font-style="italic" style:text-underline-style="solid" style:text-underline-width="auto" style:text-underline-color="font-color" fo:font-weight="bold" style:font-size-asian="12pt" style:font-style-asian="italic" style:font-weight-asian="bold"/>
    </style:style>
    <style:style style:name="P345" style:family="paragraph" style:parent-style-name="Standard">
      <style:paragraph-properties fo:margin-left="1.249cm" fo:margin-right="0cm" fo:line-height="150%" fo:text-indent="0cm" style:auto-text-indent="false" fo:break-before="page"/>
      <style:text-properties style:font-name="Times New Roman" fo:font-size="12pt" fo:font-weight="bold" style:font-size-asian="12pt" style:font-weight-asian="bold"/>
    </style:style>
    <style:style style:name="P346" style:family="paragraph" style:parent-style-name="Standard">
      <style:paragraph-properties fo:margin-left="1.249cm" fo:margin-right="0cm" fo:text-indent="0cm" style:auto-text-indent="false" fo:break-before="page"/>
      <style:text-properties fo:color="#000000" style:font-name="Times New Roman" fo:font-size="12pt" style:text-underline-style="solid" style:text-underline-width="auto" style:text-underline-color="font-color" fo:font-weight="bold" style:font-size-asian="12pt" style:font-weight-asian="bold"/>
    </style:style>
    <style:style style:name="P347" style:family="paragraph" style:parent-style-name="Footer">
      <style:paragraph-properties fo:margin-left="1.249cm" fo:margin-right="0cm" fo:line-height="150%" fo:text-indent="0cm" style:auto-text-indent="false"/>
      <style:text-properties style:font-name="Times New Roman" fo:font-size="12pt" fo:font-style="italic" fo:font-weight="bold" style:font-size-asian="12pt" style:font-style-asian="italic" style:font-weight-asian="bold" style:font-weight-complex="bold"/>
    </style:style>
    <style:style style:name="P348" style:family="paragraph" style:parent-style-name="texte">
      <style:paragraph-properties fo:margin-left="1.249cm" fo:margin-right="0cm" fo:line-height="150%" fo:text-indent="0cm" style:auto-text-indent="false"/>
      <style:text-properties fo:color="#000000" style:font-name="Times New Roman" fo:font-size="10pt" fo:language="en" fo:country="GB" fo:font-style="italic" fo:font-weight="bold" style:font-size-asian="10pt" style:font-style-asian="italic" style:font-weight-asian="bold" style:font-size-complex="10pt" style:font-style-complex="italic" style:font-weight-complex="bold"/>
    </style:style>
    <style:style style:name="P349" style:family="paragraph" style:parent-style-name="texte">
      <style:paragraph-properties fo:margin-left="1.249cm" fo:margin-right="0cm" fo:line-height="150%" fo:text-indent="0cm" style:auto-text-indent="false"/>
      <style:text-properties style:font-name="Times New Roman" fo:font-size="12pt" style:text-underline-style="solid" style:text-underline-width="auto" style:text-underline-color="font-color" style:font-size-asian="12pt" style:font-size-complex="12pt"/>
    </style:style>
    <style:style style:name="P350" style:family="paragraph" style:parent-style-name="Standard">
      <style:paragraph-properties fo:margin-left="1.249cm" fo:margin-right="0cm" fo:margin-top="0cm" fo:margin-bottom="0cm" fo:line-height="150%" fo:orphans="2" fo:widows="2" fo:text-indent="0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51" style:family="paragraph" style:parent-style-name="Standard">
      <style:paragraph-properties fo:line-height="150%" fo:break-before="page"/>
      <style:text-properties fo:text-transform="uppercase" style:font-name="Times New Roman" fo:font-size="12pt" style:text-underline-style="solid" style:text-underline-width="auto" style:text-underline-color="font-color" fo:font-weight="bold" style:font-size-asian="12pt" style:font-weight-asian="bold"/>
    </style:style>
    <style:style style:name="P352" style:family="paragraph" style:parent-style-name="Standard">
      <style:paragraph-properties fo:line-height="150%" fo:break-before="page"/>
      <style:text-properties fo:text-transform="uppercase" style:font-name="Times New Roman" fo:font-size="12pt" style:text-underline-style="solid" style:text-underline-width="auto" style:text-underline-color="font-color" fo:font-weight="bold" style:font-size-asian="12pt" style:font-weight-asian="bold" style:font-size-complex="12pt"/>
    </style:style>
    <style:style style:name="P353" style:family="paragraph" style:parent-style-name="Standard">
      <style:paragraph-properties fo:line-height="150%" fo:break-before="page"/>
      <style:text-properties fo:text-transform="uppercas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54" style:family="paragraph" style:parent-style-name="Standard">
      <style:paragraph-properties fo:line-height="150%" fo:break-before="page"/>
      <style:text-properties fo:text-transform="uppercase" style:font-name="Times New Roman" fo:font-size="12pt" style:text-underline-style="solid" style:text-underline-width="auto" style:text-underline-color="font-color" fo:font-weight="bold" style:font-size-asian="12pt" style:font-weight-asian="bold" style:font-weight-complex="bold"/>
    </style:style>
    <style:style style:name="P355" style:family="paragraph" style:parent-style-name="Standard">
      <style:paragraph-properties fo:line-height="150%" fo:break-before="page" style:text-autospace="none"/>
      <style:text-properties fo:text-transform="uppercase" style:font-name="Times New Roman" fo:font-size="12pt" style:text-underline-style="solid" style:text-underline-width="auto" style:text-underline-color="font-color" fo:font-weight="bold" style:font-name-asian="Arial-BoldMT" style:font-size-asian="12pt" style:font-weight-asian="bold" style:font-name-complex="Arial-BoldMT" style:font-size-complex="12pt" style:font-weight-complex="bold"/>
    </style:style>
    <style:style style:name="P356" style:family="paragraph" style:parent-style-name="Standard">
      <style:paragraph-properties fo:line-height="150%" fo:break-before="page"/>
      <style:text-properties fo:text-transform="uppercase" style:font-name="Times New Roman" fo:font-size="12pt" style:text-underline-style="none" fo:font-weight="bold" style:font-size-asian="12pt" style:font-weight-asian="bold" style:font-size-complex="12pt"/>
    </style:style>
    <style:style style:name="P357" style:family="paragraph" style:parent-style-name="Standard">
      <style:paragraph-properties fo:line-height="150%" fo:break-before="page"/>
      <style:text-properties fo:text-transform="uppercase" fo:color="#000000" style:font-name="Times New Roman" fo:font-size="12pt" style:text-underline-style="solid" style:text-underline-width="auto" style:text-underline-color="font-color" fo:font-weight="bold" style:font-size-asian="12pt" style:font-weight-asian="bold" style:font-size-complex="12pt"/>
    </style:style>
    <style:style style:name="P358" style:family="paragraph" style:parent-style-name="Standard">
      <style:paragraph-properties fo:line-height="150%" fo:break-before="page"/>
      <style:text-properties fo:text-transform="uppercase"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59" style:family="paragraph" style:parent-style-name="Standard">
      <style:paragraph-properties fo:line-height="150%" fo:break-before="page"/>
      <style:text-properties fo:text-transform="uppercase" fo:font-size="12pt" style:text-underline-style="solid" style:text-underline-width="auto" style:text-underline-color="font-color" fo:font-weight="bold" style:font-size-asian="12pt" style:font-weight-asian="bold" style:font-size-complex="12pt" style:font-weight-complex="bold"/>
    </style:style>
    <style:style style:name="P360" style:family="paragraph" style:parent-style-name="Standard">
      <style:paragraph-properties fo:line-height="150%" fo:break-before="page"/>
      <style:text-properties style:font-name="Times New Roman" fo:font-size="12pt" style:font-size-asian="12pt"/>
    </style:style>
    <style:style style:name="P361" style:family="paragraph" style:parent-style-name="Standard">
      <style:paragraph-properties fo:line-height="150%" fo:break-before="page"/>
      <style:text-properties style:font-name="Times New Roman" fo:font-size="12pt" style:font-size-asian="12pt" style:font-size-complex="12pt"/>
    </style:style>
    <style:style style:name="P362" style:family="paragraph" style:parent-style-name="Standard">
      <style:paragraph-properties fo:line-height="150%" fo:break-before="page"/>
      <style:text-properties style:font-name="Times New Roman" fo:font-size="12pt" style:text-underline-style="solid" style:text-underline-width="auto" style:text-underline-color="font-color" style:font-size-asian="12pt"/>
    </style:style>
    <style:style style:name="P363" style:family="paragraph" style:parent-style-name="Standard">
      <style:paragraph-properties fo:line-height="150%" fo:break-before="page"/>
      <style:text-properties style:font-name="Times New Roman" fo:font-size="12pt" style:text-underline-style="solid" style:text-underline-width="auto" style:text-underline-color="font-color" fo:font-weight="bold" style:font-size-asian="12pt" style:font-weight-asian="bold"/>
    </style:style>
    <style:style style:name="P364" style:family="paragraph" style:parent-style-name="Standard">
      <style:paragraph-properties fo:line-height="150%" fo:break-before="page"/>
      <style:text-properties style:font-name="Times New Roman" fo:font-size="12pt" style:text-underline-style="solid" style:text-underline-width="auto" style:text-underline-color="font-color" fo:font-weight="bold" style:font-size-asian="12pt" style:font-weight-asian="bold" style:font-weight-complex="bold"/>
    </style:style>
    <style:style style:name="P365" style:family="paragraph" style:parent-style-name="Standard">
      <style:paragraph-properties fo:line-height="150%" fo:break-before="page" style:text-autospace="none"/>
      <style:text-properties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366" style:family="paragraph" style:parent-style-name="Standard">
      <style:paragraph-properties fo:line-height="150%" fo:break-before="page"/>
      <style:text-properties style:font-name="Times New Roman" fo:font-size="12pt" fo:font-weight="bold" style:font-size-asian="12pt" style:font-weight-asian="bold"/>
    </style:style>
    <style:style style:name="P367" style:family="paragraph" style:parent-style-name="Standard">
      <style:paragraph-properties fo:line-height="150%" fo:text-align="start" style:justify-single-word="false" fo:break-before="page" style:text-autospace="none"/>
      <style:text-properties style:font-name="Times New Roman" fo:font-size="12pt" style:font-name-asian="ArialMT" style:font-size-asian="12pt" style:font-name-complex="ArialMT" style:font-size-complex="12pt"/>
    </style:style>
    <style:style style:name="P368" style:family="paragraph" style:parent-style-name="Standard">
      <style:paragraph-properties fo:line-height="150%"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69" style:family="paragraph" style:parent-style-name="Standard">
      <style:paragraph-properties fo:text-align="start" style:justify-single-word="false" fo:break-before="page" style:text-autospace="none"/>
      <style:text-properties fo:color="#000000" style:font-name="Times New Roman" fo:font-size="12pt" style:text-underline-style="solid" style:text-underline-width="auto" style:text-underline-color="font-color" fo:font-weight="bold" style:font-name-asian="CMR17" style:font-size-asian="12pt" style:font-weight-asian="bold" style:font-name-complex="CMR17" style:font-size-complex="12pt" style:font-weight-complex="bold"/>
    </style:style>
    <style:style style:name="P370" style:family="paragraph" style:parent-style-name="Standard">
      <style:paragraph-properties fo:line-height="150%" fo:text-align="start" style:justify-single-word="false" fo:break-before="page" style:text-autospace="none"/>
      <style:text-properties fo:color="#000000" style:font-name="Times New Roman" fo:font-size="12pt" style:text-underline-style="solid" style:text-underline-width="auto" style:text-underline-color="font-color" fo:font-weight="bold" style:font-name-asian="CMR17" style:font-size-asian="12pt" style:font-weight-asian="bold" style:font-name-complex="CMR17" style:font-size-complex="12pt" style:font-weight-complex="bold"/>
    </style:style>
    <style:style style:name="P371" style:family="paragraph" style:parent-style-name="Standard">
      <style:paragraph-properties fo:line-height="150%" fo:break-before="page" style:text-autospace="none"/>
      <style:text-properties fo:color="#000000" style:font-name="Times New Roman" fo:font-size="12pt" style:text-underline-style="solid" style:text-underline-width="auto" style:text-underline-color="font-color" style:font-name-asian="Tahoma" style:font-size-asian="12pt" style:font-name-complex="Tahoma" style:font-size-complex="12pt"/>
    </style:style>
    <style:style style:name="P372" style:family="paragraph" style:parent-style-name="Standard">
      <style:paragraph-properties fo:line-height="150%" fo:text-align="start" style:justify-single-word="false" fo:break-before="page" style:text-autospace="none"/>
      <style:text-properties fo:color="#000000" style:font-name="Times New Roman" fo:font-size="14pt" fo:language="fr" fo:country="FR" style:text-underline-style="solid" style:text-underline-width="auto" style:text-underline-color="font-color" fo:font-weight="bold" style:font-name-asian="TimesNewRomanPSMT" style:font-size-asian="14pt" style:font-weight-asian="bold" style:font-name-complex="TimesNewRomanPSMT" style:font-size-complex="12pt" style:font-weight-complex="bold"/>
    </style:style>
    <style:style style:name="P373" style:family="paragraph" style:parent-style-name="Standard">
      <style:paragraph-properties fo:line-height="150%" fo:text-align="start" style:justify-single-word="false" fo:break-before="page"/>
      <style:text-properties fo:color="#000000"/>
    </style:style>
    <style:style style:name="P374" style:family="paragraph" style:parent-style-name="Standard">
      <style:paragraph-properties fo:line-height="150%" fo:break-before="page"/>
    </style:style>
    <style:style style:name="P375" style:family="paragraph" style:parent-style-name="Standard">
      <style:paragraph-properties fo:break-before="page" style:text-autospace="none"/>
      <style:text-properties style:use-window-font-color="true" style:font-name="Consolas" fo:font-size="9.5pt" style:font-name-asian="Consolas" style:font-size-asian="9.5pt" style:font-name-complex="Consolas" style:font-size-complex="9.5pt"/>
    </style:style>
    <style:style style:name="P376" style:family="paragraph" style:parent-style-name="Standard">
      <style:paragraph-properties fo:line-height="150%" fo:text-align="center" style:justify-single-word="false" fo:break-before="page" fo:padding="0.106cm" fo:border="0.018cm solid #000000"/>
      <style:text-properties fo:text-transform="uppercase" style:font-name="Times New Roman" fo:font-size="18pt" fo:font-weight="bold" style:font-size-asian="18pt" style:font-weight-asian="bold"/>
    </style:style>
    <style:style style:name="P377" style:family="paragraph" style:parent-style-name="Standard">
      <style:paragraph-properties fo:line-height="150%" fo:text-align="center" style:justify-single-word="false" fo:break-before="page" fo:padding="0.035cm" fo:border="0.018cm solid #000000"/>
      <style:text-properties fo:text-transform="uppercase" style:font-name="Times New Roman" fo:font-size="18pt" fo:font-weight="bold" style:font-size-asian="18pt" style:font-weight-asian="bold"/>
    </style:style>
    <style:style style:name="P378" style:family="paragraph" style:parent-style-name="Standard">
      <style:paragraph-properties fo:line-height="150%" fo:text-align="center" style:justify-single-word="false" fo:break-before="page" fo:padding="0.071cm" fo:border="0.018cm solid #000000"/>
      <style:text-properties fo:text-transform="uppercase" style:font-name="Times New Roman" fo:font-size="18pt" fo:font-weight="bold" style:font-size-asian="18pt" style:font-weight-asian="bold"/>
    </style:style>
    <style:style style:name="P379" style:family="paragraph" style:parent-style-name="Standard">
      <style:paragraph-properties fo:line-height="150%" fo:text-align="center" style:justify-single-word="false" fo:break-before="page" fo:padding="0.071cm" fo:border="0.018cm solid #000000"/>
      <style:text-properties fo:text-transform="uppercase" style:font-name="Times New Roman" fo:font-size="18pt" style:text-underline-style="none" fo:font-weight="bold" style:font-size-asian="18pt" style:font-weight-asian="bold" style:font-size-complex="18pt"/>
    </style:style>
    <style:style style:name="P380" style:family="paragraph" style:parent-style-name="Standard">
      <style:paragraph-properties fo:line-height="150%" fo:text-align="center" style:justify-single-word="false" fo:break-before="page" fo:padding="0.071cm" fo:border="0.018cm solid #000000"/>
      <style:text-properties fo:text-transform="uppercase" style:font-name="Times New Roman" fo:font-size="18pt" fo:font-style="normal" fo:font-weight="bold" style:font-size-asian="18pt" style:font-style-asian="normal" style:font-weight-asian="bold" style:font-size-complex="18pt" style:font-style-complex="normal"/>
    </style:style>
    <style:style style:name="P381" style:family="paragraph" style:parent-style-name="Standard">
      <style:paragraph-properties fo:line-height="150%" fo:text-align="center" style:justify-single-word="false" fo:break-before="page" fo:padding="0.071cm" fo:border="0.018cm solid #000000" style:text-autospace="none"/>
      <style:text-properties fo:text-transform="uppercase" style:font-name="Times New Roman" fo:font-size="18pt" fo:font-style="normal" fo:font-weight="bold" style:font-name-asian="TimesNewRomanPSMT" style:font-size-asian="18pt" style:font-style-asian="normal" style:font-weight-asian="bold" style:font-name-complex="TimesNewRomanPSMT" style:font-size-complex="18pt" style:font-style-complex="normal"/>
    </style:style>
    <style:style style:name="P382" style:family="paragraph" style:parent-style-name="Standard">
      <style:paragraph-properties fo:line-height="150%" fo:text-align="center" style:justify-single-word="false" fo:break-before="page" fo:padding="0.071cm" fo:border="0.018cm solid #000000"/>
      <style:text-properties fo:text-transform="uppercase" fo:color="#000000" style:font-name="Times New Roman" fo:font-size="18pt" fo:font-weight="bold" style:font-size-asian="18pt" style:font-weight-asian="bold" style:font-size-complex="18pt"/>
    </style:style>
    <style:style style:name="P383" style:family="paragraph" style:parent-style-name="Standard">
      <style:paragraph-properties fo:line-height="150%" fo:text-align="center" style:justify-single-word="false" fo:break-before="page" fo:padding="0.071cm" fo:border="0.018cm solid #000000"/>
      <style:text-properties fo:text-transform="uppercase" fo:color="#000000" style:font-name="Times New Roman" fo:font-size="18pt" fo:font-weight="bold" style:font-size-asian="18pt" style:font-weight-asian="bold"/>
    </style:style>
    <style:style style:name="P384" style:family="paragraph" style:parent-style-name="Standard">
      <style:paragraph-properties fo:line-height="150%" fo:break-before="page" style:writing-mode="lr-tb"/>
      <style:text-properties style:font-name="Times New Roman" fo:font-size="9.5pt" style:font-name-asian="CMTT8" style:font-size-asian="9.5pt" style:font-name-complex="CMTT8" style:font-size-complex="9.5pt"/>
    </style:style>
    <style:style style:name="P385" style:family="paragraph" style:parent-style-name="texte">
      <style:paragraph-properties fo:line-height="150%" fo:break-before="pag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386" style:family="paragraph" style:parent-style-name="texte">
      <style:paragraph-properties fo:line-height="150%" fo:break-before="page"/>
      <style:text-properties style:font-name="Times New Roman" fo:font-size="12pt" style:text-underline-style="solid" style:text-underline-width="auto" style:text-underline-color="font-color" style:font-size-asian="12pt" style:font-size-complex="12pt"/>
    </style:style>
    <style:style style:name="P387" style:family="paragraph" style:parent-style-name="texte">
      <style:paragraph-properties fo:line-height="150%" fo:break-before="page"/>
      <style:text-properties fo:text-transform="uppercase" style:font-name="Times New Roman" fo:font-size="12pt" fo:language="en" fo:country="GB" fo:font-style="normal" style:text-underline-style="solid" style:text-underline-width="auto" style:text-underline-color="font-color" fo:font-weight="bold" style:font-name-asian="Arial-BoldMT" style:font-size-asian="12pt" style:font-style-asian="normal" style:font-weight-asian="bold" style:font-name-complex="Arial-BoldMT" style:font-size-complex="12pt" style:font-style-complex="normal" style:font-weight-complex="bold"/>
    </style:style>
    <style:style style:name="P388" style:family="paragraph" style:parent-style-name="Standard">
      <style:paragraph-properties fo:margin-left="2.498cm" fo:margin-right="0cm" fo:line-height="150%" fo:text-indent="0cm" style:auto-text-indent="false"/>
    </style:style>
    <style:style style:name="P389" style:family="paragraph" style:parent-style-name="Standard">
      <style:paragraph-properties fo:margin-left="2.498cm" fo:margin-right="0cm" fo:line-height="150%" fo:text-indent="0cm" style:auto-text-indent="false"/>
      <style:text-properties fo:font-size="12pt" style:font-size-asian="12pt" style:font-size-complex="12pt"/>
    </style:style>
    <style:style style:name="P390" style:family="paragraph" style:parent-style-name="Standard">
      <style:paragraph-properties fo:margin-left="2.498cm" fo:margin-right="0cm" fo:line-height="150%" fo:text-indent="0cm" style:auto-text-indent="false"/>
      <style:text-properties fo:font-size="12pt" fo:font-style="italic" style:font-size-asian="12pt" style:font-style-asian="italic" style:font-style-complex="italic"/>
    </style:style>
    <style:style style:name="P391" style:family="paragraph" style:parent-style-name="Standard">
      <style:paragraph-properties fo:margin-left="2.498cm" fo:margin-right="0cm" fo:text-indent="0cm" style:auto-text-indent="false"/>
      <style:text-properties fo:font-size="12pt" fo:font-style="italic" style:font-size-asian="12pt" style:font-style-asian="italic" style:font-size-complex="12pt" style:font-style-complex="italic"/>
    </style:style>
    <style:style style:name="P392" style:family="paragraph" style:parent-style-name="Standard">
      <style:paragraph-properties fo:margin-left="2.498cm" fo:margin-right="0cm" fo:line-height="150%" fo:text-indent="0cm" style:auto-text-indent="false"/>
      <style:text-properties fo:font-size="12pt" fo:font-style="italic" style:font-size-asian="12pt" style:font-style-asian="italic" style:font-size-complex="12pt" style:font-style-complex="italic"/>
    </style:style>
    <style:style style:name="P393" style:family="paragraph" style:parent-style-name="Standard">
      <style:paragraph-properties fo:margin-left="2.498cm" fo:margin-right="0cm" fo:line-height="150%" fo:text-indent="0cm" style:auto-text-indent="false"/>
      <style:text-properties style:font-name="Times New Roman" fo:font-size="12pt" fo:font-style="italic" style:font-size-asian="12pt" style:font-style-asian="italic"/>
    </style:style>
    <style:style style:name="P394" style:family="paragraph" style:parent-style-name="Standard">
      <style:paragraph-properties fo:margin-left="2.498cm" fo:margin-right="0cm" fo:line-height="150%" fo:text-indent="0cm" style:auto-text-indent="false"/>
      <style:text-properties style:font-name="Times New Roman" fo:font-size="12pt" fo:font-style="italic" style:font-size-asian="12pt" style:font-style-asian="italic" style:font-style-complex="italic"/>
    </style:style>
    <style:style style:name="P395" style:family="paragraph" style:parent-style-name="Standard">
      <style:paragraph-properties fo:margin-left="2.498cm" fo:margin-right="0cm" fo:line-height="150%" fo:text-align="start" style:justify-single-word="false" fo:text-indent="0cm" style:auto-text-indent="false" style:text-autospace="non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396" style:family="paragraph" style:parent-style-name="Standard">
      <style:paragraph-properties fo:margin-left="2.498cm" fo:margin-right="0cm" fo:line-height="150%" fo:text-indent="0cm" style:auto-text-indent="false" style:text-autospace="non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397" style:family="paragraph" style:parent-style-name="Standard">
      <style:paragraph-properties fo:margin-left="2.498cm" fo:margin-right="0cm" fo:line-height="150%" fo:text-indent="0cm" style:auto-text-indent="false"/>
      <style:text-properties style:font-name="Times New Roman" fo:font-size="12pt" fo:font-style="italic" fo:font-weight="bold" style:font-size-asian="12pt" style:font-style-asian="italic" style:font-weight-asian="bold"/>
    </style:style>
    <style:style style:name="P398" style:family="paragraph" style:parent-style-name="Standard">
      <style:paragraph-properties fo:margin-left="2.498cm" fo:margin-right="0cm" fo:line-height="150%" fo:text-align="start" style:justify-single-word="false" fo:text-indent="0cm" style:auto-text-indent="false" style:text-autospace="none"/>
      <style:text-properties style:font-name="Times New Roman" fo:font-size="12pt" fo:font-style="italic" fo:font-weight="bold" style:font-name-asian="CourierNewPSMT" style:font-size-asian="12pt" style:font-style-asian="italic" style:font-weight-asian="bold" style:font-name-complex="CourierNewPSMT" style:font-size-complex="12pt" style:font-style-complex="italic" style:font-weight-complex="bold"/>
    </style:style>
    <style:style style:name="P399" style:family="paragraph" style:parent-style-name="Standard">
      <style:paragraph-properties fo:margin-left="2.498cm" fo:margin-right="0cm" fo:line-height="150%" fo:text-indent="0cm" style:auto-text-indent="false"/>
      <style:text-properties style:font-name="Times New Roman" fo:font-size="12pt" style:font-size-asian="12pt"/>
    </style:style>
    <style:style style:name="P400" style:family="paragraph" style:parent-style-name="Standard">
      <style:paragraph-properties fo:margin-left="2.498cm" fo:margin-right="0cm" fo:line-height="150%" fo:text-indent="0cm" style:auto-text-indent="false"/>
      <style:text-properties style:font-name="Times New Roman" fo:font-size="12pt" style:text-underline-style="none" fo:font-weight="normal" style:font-size-asian="12pt" style:font-weight-asian="normal" style:font-weight-complex="normal"/>
    </style:style>
    <style:style style:name="P401" style:family="paragraph" style:parent-style-name="Standard">
      <style:paragraph-properties fo:margin-left="2.498cm" fo:margin-right="0cm" fo:line-height="150%" fo:text-indent="0cm" style:auto-text-indent="false"/>
      <style:text-properties style:font-name="Times New Roman" fo:font-size="12pt" fo:font-style="normal" style:font-size-asian="12pt" style:font-style-asian="normal" style:font-style-complex="normal"/>
    </style:style>
    <style:style style:name="P402" style:family="paragraph" style:parent-style-name="Standard">
      <style:paragraph-properties fo:margin-left="2.498cm" fo:margin-right="0cm" fo:line-height="150%" fo:text-indent="0cm" style:auto-text-indent="false"/>
      <style:text-properties style:font-name="Times New Roman" fo:font-size="12pt" fo:font-weight="bold" style:font-size-asian="12pt" style:font-weight-asian="bold" style:font-weight-complex="bold"/>
    </style:style>
    <style:style style:name="P403" style:family="paragraph" style:parent-style-name="Standard">
      <style:paragraph-properties fo:margin-left="2.498cm" fo:margin-right="0cm" fo:line-height="150%" fo:text-indent="0cm" style:auto-text-indent="false"/>
      <style:text-properties style:font-name="Times New Roman" fo:font-size="10pt" fo:font-weight="bold" style:font-size-asian="10pt" style:font-weight-asian="bold" style:font-size-complex="10pt" style:font-weight-complex="bold"/>
    </style:style>
    <style:style style:name="P404" style:family="paragraph" style:parent-style-name="Standard">
      <style:paragraph-properties fo:margin-left="2.498cm" fo:margin-right="0cm" fo:line-height="150%" fo:text-indent="0cm" style:auto-text-indent="false"/>
      <style:text-properties style:font-name="Times New Roman" fo:font-size="10pt" fo:font-style="normal" style:font-size-asian="10pt" style:font-style-asian="normal" style:font-size-complex="10pt" style:font-style-complex="normal"/>
    </style:style>
    <style:style style:name="P405" style:family="paragraph" style:parent-style-name="Standard">
      <style:paragraph-properties fo:margin-left="2.498cm" fo:margin-right="0cm" fo:line-height="150%" fo:text-indent="0cm" style:auto-text-indent="false"/>
      <style:text-properties style:font-name="Times New Roman" fo:font-size="14pt" fo:font-style="italic" fo:font-weight="bold" style:font-size-asian="14pt" style:font-style-asian="italic" style:font-weight-asian="bold"/>
    </style:style>
    <style:style style:name="P406" style:family="paragraph" style:parent-style-name="Standard">
      <style:paragraph-properties fo:margin-left="2.498cm" fo:margin-right="0cm" fo:line-height="150%" fo:text-indent="0cm" style:auto-text-indent="false"/>
      <style:text-properties fo:font-size="10pt" style:font-size-asian="10pt" style:font-size-complex="10pt"/>
    </style:style>
    <style:style style:name="P407" style:family="paragraph" style:parent-style-name="Standard">
      <style:paragraph-properties fo:margin-left="2.498cm" fo:margin-right="0cm" fo:line-height="150%" fo:text-indent="0cm" style:auto-text-indent="false"/>
      <style:text-properties fo:font-size="10pt" fo:font-style="normal" style:font-size-asian="10pt" style:font-style-asian="normal" style:font-size-complex="10pt" style:font-style-complex="normal"/>
    </style:style>
    <style:style style:name="P408" style:family="paragraph" style:parent-style-name="Standard">
      <style:paragraph-properties fo:margin-left="2.498cm" fo:margin-right="0cm" fo:text-align="start" style:justify-single-word="false" fo:text-indent="0cm" style:auto-text-indent="false" style:text-autospace="none"/>
      <style:text-properties fo:color="#000000" style:font-name="Times New Roman" fo:font-size="12pt" fo:font-style="italic" style:font-name-asian="CMTT12~33" style:font-size-asian="12pt" style:font-style-asian="italic" style:font-name-complex="CMTT12~33" style:font-size-complex="12pt" style:font-style-complex="italic"/>
    </style:style>
    <style:style style:name="P409" style:family="paragraph" style:parent-style-name="Standard">
      <style:paragraph-properties fo:margin-left="2.498cm" fo:margin-right="0cm" fo:line-height="150%" fo:text-indent="0cm" style:auto-text-indent="false"/>
      <style:text-properties fo:color="#000000" style:font-name="Times New Roman" fo:font-size="12pt" fo:font-style="italic" style:font-size-asian="12pt" style:font-style-asian="italic" style:font-style-complex="italic"/>
    </style:style>
    <style:style style:name="P410" style:family="paragraph" style:parent-style-name="Standard">
      <style:paragraph-properties fo:margin-left="2.498cm" fo:margin-right="0cm" fo:line-height="150%" fo:text-align="start" style:justify-single-word="false" fo:text-indent="0cm" style:auto-text-indent="false" style:text-autospace="none"/>
      <style:text-properties fo:font-variant="normal" fo:text-transform="none" style:font-name="Times New Roman" fo:font-size="12pt" fo:font-style="italic" style:text-underline-style="none"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411" style:family="paragraph" style:parent-style-name="Standard">
      <style:paragraph-properties fo:margin-left="2.498cm" fo:margin-right="0cm" fo:line-height="150%" fo:text-align="start" style:justify-single-word="false" fo:text-indent="0cm" style:auto-text-indent="false" style:text-autospace="none"/>
      <style:text-properties fo:font-variant="normal" fo:text-transform="none"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412" style:family="paragraph" style:parent-style-name="Standard">
      <style:paragraph-properties fo:margin-left="2.498cm" fo:margin-right="0cm" fo:line-height="150%" fo:text-indent="0cm" style:auto-text-indent="false"/>
      <style:text-properties fo:text-transform="uppercase" style:font-name="Times New Roman" fo:font-size="8pt" style:font-size-asian="8pt"/>
    </style:style>
    <style:style style:name="P413" style:family="paragraph" style:parent-style-name="Standard">
      <style:paragraph-properties fo:margin-left="2.498cm" fo:margin-right="0cm" fo:line-height="150%" fo:text-indent="0cm" style:auto-text-indent="false"/>
      <style:text-properties fo:text-transform="uppercase" fo:font-size="8pt" style:font-size-asian="8pt" style:font-size-complex="8pt"/>
    </style:style>
    <style:style style:name="P414" style:family="paragraph" style:parent-style-name="Standard">
      <style:paragraph-properties fo:margin-left="2.498cm" fo:margin-right="0cm" fo:margin-top="0cm" fo:margin-bottom="0.515cm" style:line-height-at-least="0.176cm" fo:text-indent="0cm" style:auto-text-indent="false"/>
      <style:text-properties style:font-name="Times New Roman" fo:font-size="12pt" fo:font-style="italic" style:font-size-asian="12pt" style:font-style-asian="italic"/>
    </style:style>
    <style:style style:name="P415" style:family="paragraph" style:parent-style-name="Standard">
      <style:paragraph-properties fo:margin-left="2.498cm" fo:margin-right="0cm" fo:line-height="150%" fo:text-align="start" style:justify-single-word="false" fo:text-indent="0cm" style:auto-text-indent="false" fo:break-before="page" style:text-autospace="none"/>
      <style:text-properties fo:font-variant="normal" fo:text-transform="none" style:font-name="Times New Roman" fo:font-size="12pt" fo:font-style="italic" style:text-underline-style="none"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416" style:family="paragraph" style:parent-style-name="Standard">
      <style:paragraph-properties fo:margin-left="2.498cm" fo:margin-right="0cm" fo:line-height="150%" fo:text-align="start" style:justify-single-word="false" fo:text-indent="0cm" style:auto-text-indent="false" fo:break-before="page" style:text-autospace="non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417" style:family="paragraph" style:parent-style-name="texte">
      <style:paragraph-properties fo:margin-left="2.498cm" fo:margin-right="0cm" fo:line-height="150%" fo:text-align="start" style:justify-single-word="false" fo:text-indent="0cm" style:auto-text-indent="false" style:text-autospace="none"/>
      <style:text-properties fo:text-transform="lowercase" fo:color="#000000"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418" style:family="paragraph" style:parent-style-name="Standard">
      <style:paragraph-properties fo:margin-top="0cm" fo:margin-bottom="0.515cm" fo:line-height="150%"/>
      <style:text-properties fo:font-variant="normal" fo:text-transform="none" style:text-outline="false" style:text-line-through-style="none" fo:font-size="14pt" fo:font-style="normal" fo:font-weight="normal" style:font-size-asian="14pt" style:font-style-asian="normal" style:font-weight-asian="normal" text:display="true"/>
    </style:style>
    <style:style style:name="P419" style:family="paragraph" style:parent-style-name="Standard">
      <style:paragraph-properties fo:margin-top="0cm" fo:margin-bottom="0.515cm" fo:line-height="150%"/>
      <style:text-properties fo:font-variant="normal" fo:text-transform="none" style:text-outline="false" style:text-line-through-style="none" fo:font-size="12pt" fo:font-style="normal" fo:font-weight="normal" style:font-size-asian="12pt" style:font-style-asian="normal" style:font-weight-asian="normal" style:font-size-complex="12pt" text:display="true"/>
    </style:style>
    <style:style style:name="P420" style:family="paragraph" style:parent-style-name="Standard">
      <style:paragraph-properties fo:margin-top="0cm" fo:margin-bottom="0.515cm" fo:line-height="150%" fo:text-align="start" style:justify-single-word="false"/>
    </style:style>
    <style:style style:name="P421" style:family="paragraph" style:parent-style-name="Standard">
      <style:paragraph-properties fo:margin-top="0cm" fo:margin-bottom="0.515cm" fo:line-height="150%" fo:text-align="start" style:justify-single-word="false"/>
      <style:text-properties style:font-name="Times New Roman" fo:font-size="12pt" fo:font-weight="bold" style:font-size-asian="12pt" style:font-weight-asian="bold" style:font-size-complex="12pt" style:font-weight-complex="bold"/>
    </style:style>
    <style:style style:name="P422" style:family="paragraph" style:parent-style-name="Standard">
      <style:paragraph-properties fo:margin-top="0cm" fo:margin-bottom="0.515cm" style:line-height-at-least="0.176cm"/>
      <style:text-properties style:font-name="Times New Roman" fo:font-size="12pt" fo:font-style="italic" style:font-size-asian="12pt" style:font-style-asian="italic" style:font-style-complex="italic"/>
    </style:style>
    <style:style style:name="P423" style:family="paragraph" style:parent-style-name="Standard">
      <style:paragraph-properties fo:margin-top="0cm" fo:margin-bottom="0.515cm" fo:line-height="150%" fo:text-align="center" style:justify-single-word="false"/>
      <style:text-properties style:font-name="Times New Roman" fo:font-size="12pt" style:font-size-asian="12pt" style:font-size-complex="12pt"/>
    </style:style>
    <style:style style:name="P424" style:family="paragraph" style:parent-style-name="Standard">
      <style:paragraph-properties fo:margin-left="3.747cm" fo:margin-right="0cm" fo:line-height="150%" fo:text-indent="0cm" style:auto-text-indent="false"/>
    </style:style>
    <style:style style:name="P425" style:family="paragraph" style:parent-style-name="Standard">
      <style:paragraph-properties fo:margin-left="3.747cm" fo:margin-right="0cm" fo:line-height="150%" fo:text-indent="0cm" style:auto-text-indent="false"/>
      <style:text-properties style:font-name="Times New Roman" fo:font-size="12pt" fo:font-style="italic" style:font-size-asian="12pt" style:font-style-asian="italic"/>
    </style:style>
    <style:style style:name="P426" style:family="paragraph" style:parent-style-name="Standard">
      <style:paragraph-properties fo:margin-left="3.747cm" fo:margin-right="0cm" fo:line-height="150%" fo:text-indent="0cm" style:auto-text-indent="false"/>
      <style:text-properties fo:font-size="12pt" style:font-size-asian="12pt" style:font-size-complex="12pt"/>
    </style:style>
    <style:style style:name="P427" style:family="paragraph" style:parent-style-name="Standard">
      <style:paragraph-properties fo:margin-left="3.747cm" fo:margin-right="0cm" fo:line-height="150%" fo:text-indent="0cm" style:auto-text-indent="false"/>
      <style:text-properties fo:color="#000000" style:font-name="Times New Roman" fo:font-size="12pt" style:font-size-asian="12pt"/>
    </style:style>
    <style:style style:name="P428" style:family="paragraph" style:parent-style-name="Standard">
      <style:paragraph-properties fo:margin-left="3.747cm" fo:margin-right="0cm" fo:line-height="150%" fo:text-indent="0cm" style:auto-text-indent="false"/>
      <style:text-properties fo:color="#000000" style:font-name="Times New Roman" fo:font-size="12pt" fo:font-style="italic" style:font-size-asian="12pt" style:font-style-asian="italic" style:font-style-complex="italic"/>
    </style:style>
    <style:style style:name="P429" style:family="paragraph" style:parent-style-name="Standard">
      <style:paragraph-properties fo:margin-left="3.747cm" fo:margin-right="0cm" fo:line-height="150%" fo:text-align="start" style:justify-single-word="false" fo:text-indent="0cm" style:auto-text-indent="false" style:text-autospace="none"/>
      <style:text-properties fo:color="#000000" style:font-name="Times New Roman" fo:font-size="12pt" fo:font-style="italic" style:font-name-asian="LMSans10-Regular" style:font-size-asian="12pt" style:font-style-asian="italic" style:font-name-complex="LMSans10-Regular" style:font-size-complex="12pt" style:font-style-complex="italic"/>
    </style:style>
    <style:style style:name="P430" style:family="paragraph" style:parent-style-name="Standard">
      <style:paragraph-properties fo:margin-left="3.747cm" fo:margin-right="0cm" fo:line-height="150%" fo:text-align="start" style:justify-single-word="false" fo:text-indent="0cm" style:auto-text-indent="false" style:text-autospace="none"/>
      <style:text-properties fo:color="#000000" style:font-name="Times New Roman" fo:font-size="12pt" style:font-name-asian="LMSans10-Regular" style:font-size-asian="12pt" style:font-name-complex="LMSans10-Regular" style:font-size-complex="12pt"/>
    </style:style>
    <style:style style:name="P431" style:family="paragraph" style:parent-style-name="Standard">
      <style:paragraph-properties fo:margin-left="3.747cm" fo:margin-right="0cm" fo:line-height="150%" fo:text-indent="1.249cm" style:auto-text-indent="false"/>
    </style:style>
    <style:style style:name="P432" style:family="paragraph" style:parent-style-name="Standard">
      <style:paragraph-properties fo:margin-left="3.747cm" fo:margin-right="0cm" fo:line-height="150%" fo:text-indent="1.249cm" style:auto-text-indent="false"/>
      <style:text-properties style:font-name="Times New Roman" fo:font-size="12pt" fo:font-style="italic" style:font-size-asian="12pt" style:font-style-asian="italic"/>
    </style:style>
    <style:style style:name="P433" style:family="paragraph" style:parent-style-name="Standard">
      <style:paragraph-properties fo:margin-left="3.747cm" fo:margin-right="0cm" fo:line-height="150%" fo:text-indent="1.249cm" style:auto-text-indent="false"/>
      <style:text-properties style:font-name="Times New Roman" fo:font-size="12pt" fo:font-style="italic" style:font-size-asian="12pt" style:font-style-asian="italic" style:font-style-complex="italic"/>
    </style:style>
    <style:style style:name="P434" style:family="paragraph" style:parent-style-name="Standard">
      <style:paragraph-properties fo:margin-left="3.747cm" fo:margin-right="0cm" fo:line-height="150%" fo:text-indent="1.249cm" style:auto-text-indent="false"/>
      <style:text-properties style:font-name="Times New Roman" fo:font-size="12pt" style:font-size-asian="12pt"/>
    </style:style>
    <style:style style:name="P435" style:family="paragraph" style:parent-style-name="Standard">
      <style:paragraph-properties fo:margin-left="4.995cm" fo:margin-right="0cm" fo:line-height="150%" fo:text-indent="0cm" style:auto-text-indent="false"/>
    </style:style>
    <style:style style:name="P436" style:family="paragraph" style:parent-style-name="Standard">
      <style:paragraph-properties fo:margin-left="4.995cm" fo:margin-right="0cm" fo:line-height="150%" fo:text-indent="0cm" style:auto-text-indent="false"/>
      <style:text-properties style:font-name="Times New Roman" fo:font-size="12pt" style:font-size-asian="12pt"/>
    </style:style>
    <style:style style:name="P437" style:family="paragraph" style:parent-style-name="Standard">
      <style:paragraph-properties fo:margin-left="0cm" fo:margin-right="0cm" fo:line-height="150%" fo:text-indent="1.249cm" style:auto-text-indent="false"/>
    </style:style>
    <style:style style:name="P438" style:family="paragraph" style:parent-style-name="Standard">
      <style:paragraph-properties fo:margin-left="0cm" fo:margin-right="0cm" fo:line-height="150%" fo:text-indent="1.249cm" style:auto-text-indent="false"/>
      <style:text-properties style:font-name="Times New Roman" fo:font-size="12pt" fo:font-style="italic" style:font-size-asian="12pt" style:font-style-asian="italic"/>
    </style:style>
    <style:style style:name="P439" style:family="paragraph" style:parent-style-name="Standard">
      <style:paragraph-properties fo:margin-left="0cm" fo:margin-right="0cm" fo:line-height="150%" fo:text-indent="1.249cm" style:auto-text-indent="false"/>
      <style:text-properties style:font-name="Times New Roman" fo:font-size="12pt" style:font-size-asian="12pt"/>
    </style:style>
    <style:style style:name="P440" style:family="paragraph" style:parent-style-name="Standard">
      <style:paragraph-properties fo:margin-left="1.249cm" fo:margin-right="0cm" fo:line-height="150%" fo:text-indent="1.249cm" style:auto-text-indent="false"/>
    </style:style>
    <style:style style:name="P441" style:family="paragraph" style:parent-style-name="Standard">
      <style:paragraph-properties fo:margin-left="1.249cm" fo:margin-right="0cm" fo:line-height="150%" fo:text-indent="1.249cm" style:auto-text-indent="false"/>
      <style:text-properties style:font-name="Times New Roman" fo:font-size="12pt" fo:font-style="italic" style:font-size-asian="12pt" style:font-style-asian="italic"/>
    </style:style>
    <style:style style:name="P442" style:family="paragraph" style:parent-style-name="Standard">
      <style:paragraph-properties fo:margin-left="1.249cm" fo:margin-right="0cm" fo:line-height="150%" fo:text-indent="1.249cm" style:auto-text-indent="false"/>
      <style:text-properties style:font-name="Times New Roman" fo:font-size="12pt" style:font-size-asian="12pt"/>
    </style:style>
    <style:style style:name="P443" style:family="paragraph" style:parent-style-name="Standard">
      <style:paragraph-properties fo:margin-left="2.498cm" fo:margin-right="0cm" fo:line-height="150%" fo:text-indent="1.249cm" style:auto-text-indent="false"/>
    </style:style>
    <style:style style:name="P444" style:family="paragraph" style:parent-style-name="Standard">
      <style:paragraph-properties fo:margin-left="2.498cm" fo:margin-right="0cm" fo:line-height="150%" fo:text-indent="1.249cm" style:auto-text-indent="false"/>
      <style:text-properties style:font-name="Times New Roman" fo:font-size="12pt" fo:font-style="italic" style:font-size-asian="12pt" style:font-style-asian="italic"/>
    </style:style>
    <style:style style:name="P445" style:family="paragraph" style:parent-style-name="Standard">
      <style:paragraph-properties fo:margin-left="2.498cm" fo:margin-right="0cm" fo:line-height="150%" fo:text-indent="1.249cm" style:auto-text-indent="false"/>
      <style:text-properties style:font-name="Times New Roman" fo:font-size="12pt" fo:font-style="italic" style:font-size-asian="12pt" style:font-style-asian="italic" style:font-style-complex="italic"/>
    </style:style>
    <style:style style:name="P446" style:family="paragraph" style:parent-style-name="Standard">
      <style:paragraph-properties fo:margin-left="4.995cm" fo:margin-right="0cm" fo:line-height="150%" fo:text-indent="1.249cm" style:auto-text-indent="false"/>
      <style:text-properties style:font-name="Times New Roman" fo:font-size="12pt" fo:font-style="italic" style:font-size-asian="12pt" style:font-style-asian="italic"/>
    </style:style>
    <style:style style:name="P447" style:family="paragraph" style:parent-style-name="Standard">
      <style:paragraph-properties fo:margin-left="4.995cm" fo:margin-right="0cm" fo:line-height="150%" fo:text-indent="1.249cm" style:auto-text-indent="false"/>
      <style:text-properties style:font-name="Times New Roman" fo:font-size="12pt" fo:font-weight="bold" style:font-size-asian="12pt" style:font-weight-asian="bold"/>
    </style:style>
    <style:style style:name="P448" style:family="paragraph" style:parent-style-name="Standard">
      <style:paragraph-properties fo:margin-left="1.249cm" fo:margin-right="0cm" fo:line-height="150%" fo:text-indent="0.497cm" style:auto-text-indent="false"/>
      <style:text-properties style:font-name="Times New Roman" fo:font-size="12pt" style:font-size-asian="12pt"/>
    </style:style>
    <style:style style:name="P449" style:family="paragraph" style:parent-style-name="Standard">
      <style:paragraph-properties fo:margin-left="1.249cm" fo:margin-right="0cm" fo:line-height="150%" fo:text-indent="0.497cm" style:auto-text-indent="false"/>
      <style:text-properties style:font-name="Times New Roman" fo:font-size="12pt" fo:font-style="italic" style:font-size-asian="12pt" style:font-style-asian="italic"/>
    </style:style>
    <style:style style:name="P450" style:family="paragraph" style:parent-style-name="Standard">
      <style:paragraph-properties fo:margin-left="1.249cm" fo:margin-right="0cm" fo:line-height="150%" fo:text-indent="0.497cm" style:auto-text-indent="false"/>
      <style:text-properties style:font-name="Times New Roman" fo:font-size="12pt" fo:font-style="italic" fo:font-weight="bold" style:font-size-asian="12pt" style:font-style-asian="italic" style:font-weight-asian="bold"/>
    </style:style>
    <style:style style:name="P451" style:family="paragraph" style:parent-style-name="Standard">
      <style:paragraph-properties fo:margin-left="1.249cm" fo:margin-right="0cm" fo:line-height="150%" fo:text-indent="0.497cm" style:auto-text-indent="false"/>
    </style:style>
    <style:style style:name="P452" style:family="paragraph" style:parent-style-name="Standard">
      <style:paragraph-properties fo:margin-left="0cm" fo:margin-right="0cm" fo:line-height="150%" fo:text-indent="0.497cm" style:auto-text-indent="false"/>
    </style:style>
    <style:style style:name="P453" style:family="paragraph" style:parent-style-name="Standard">
      <style:paragraph-properties fo:margin-left="0cm" fo:margin-right="0cm" fo:line-height="150%" fo:text-indent="0.497cm" style:auto-text-indent="false"/>
      <style:text-properties style:font-name="Times New Roman" fo:font-size="12pt" style:font-size-asian="12pt"/>
    </style:style>
    <style:style style:name="P454" style:family="paragraph" style:parent-style-name="Standard">
      <style:paragraph-properties fo:margin-left="0cm" fo:margin-right="0cm" fo:line-height="150%" fo:text-indent="0.497cm" style:auto-text-indent="false"/>
      <style:text-properties style:font-name="Times New Roman" fo:font-size="12pt" fo:font-style="italic" style:font-size-asian="12pt" style:font-style-asian="italic"/>
    </style:style>
    <style:style style:name="P455" style:family="paragraph" style:parent-style-name="Standard">
      <style:paragraph-properties fo:margin-left="0cm" fo:margin-right="0cm" fo:line-height="150%" fo:text-indent="0.497cm" style:auto-text-indent="false"/>
      <style:text-properties fo:font-style="italic" style:font-style-asian="italic" style:font-style-complex="italic"/>
    </style:style>
    <style:style style:name="P456" style:family="paragraph" style:parent-style-name="Standard">
      <style:paragraph-properties fo:margin-left="0cm" fo:margin-right="0cm" fo:margin-top="0cm" fo:margin-bottom="0.515cm" style:line-height-at-least="0.176cm" fo:text-indent="0.497cm" style:auto-text-indent="false"/>
      <style:text-properties style:font-name="Times New Roman" fo:font-size="12pt" fo:font-style="italic" style:font-size-asian="12pt" style:font-style-asian="italic"/>
    </style:style>
    <style:style style:name="P457" style:family="paragraph" style:parent-style-name="Standard">
      <style:paragraph-properties fo:margin-left="1.251cm" fo:margin-right="0cm" fo:line-height="150%" fo:text-indent="0cm" style:auto-text-indent="false"/>
    </style:style>
    <style:style style:name="P458" style:family="paragraph" style:parent-style-name="Standard">
      <style:paragraph-properties fo:margin-left="1.251cm" fo:margin-right="0cm" fo:line-height="150%" fo:text-indent="0cm" style:auto-text-indent="false"/>
      <style:text-properties style:font-name="Times New Roman" fo:font-size="12pt" fo:font-weight="bold" style:font-size-asian="12pt" style:font-weight-asian="bold"/>
    </style:style>
    <style:style style:name="P459" style:family="paragraph" style:parent-style-name="Standard">
      <style:paragraph-properties fo:margin-left="1.251cm" fo:margin-right="0cm" fo:line-height="150%" fo:text-indent="0cm" style:auto-text-indent="false"/>
      <style:text-properties style:font-name="Times New Roman" fo:font-size="12pt" style:font-size-asian="12pt"/>
    </style:style>
    <style:style style:name="P460" style:family="paragraph" style:parent-style-name="Standard">
      <style:paragraph-properties fo:margin-left="1.251cm" fo:margin-right="0cm" fo:line-height="150%" fo:text-indent="0cm" style:auto-text-indent="false"/>
      <style:text-properties style:font-name="Times New Roman" fo:font-size="12pt" fo:font-style="italic" fo:font-weight="bold" style:font-size-asian="12pt" style:font-style-asian="italic" style:font-weight-asian="bold" style:font-size-complex="12pt" style:font-style-complex="italic"/>
    </style:style>
    <style:style style:name="P461" style:family="paragraph" style:parent-style-name="Standard">
      <style:paragraph-properties fo:margin-left="1.251cm" fo:margin-right="0cm" fo:line-height="150%" fo:text-indent="0cm" style:auto-text-indent="false"/>
      <style:text-properties style:font-name="Times New Roman" fo:font-size="12pt" fo:font-style="italic" style:font-size-asian="12pt" style:font-style-asian="italic" style:font-size-complex="12pt" style:font-style-complex="italic"/>
    </style:style>
    <style:style style:name="P462" style:family="paragraph" style:parent-style-name="Standard">
      <style:paragraph-properties fo:margin-left="1.251cm" fo:margin-right="0cm" fo:text-indent="0cm" style:auto-text-indent="false" style:text-autospace="none"/>
    </style:style>
    <style:style style:name="P463" style:family="paragraph" style:parent-style-name="Standard">
      <style:paragraph-properties fo:margin-left="1.251cm" fo:margin-right="0cm" fo:line-height="150%" fo:text-indent="0cm" style:auto-text-indent="false"/>
      <style:text-properties fo:color="#000000" style:font-name="Times New Roman" fo:font-size="12pt" style:font-size-asian="12pt"/>
    </style:style>
    <style:style style:name="P464" style:family="paragraph" style:parent-style-name="Standard">
      <style:paragraph-properties fo:margin-left="1.251cm" fo:margin-right="0cm" fo:line-height="150%" fo:text-indent="0cm" style:auto-text-indent="false"/>
      <style:text-properties fo:color="#000000" style:font-name="Times New Roman" fo:font-size="12pt" fo:font-weight="bold" style:font-size-asian="12pt" style:font-weight-asian="bold" style:font-weight-complex="bold"/>
    </style:style>
    <style:style style:name="P465" style:family="paragraph" style:parent-style-name="Standard">
      <style:paragraph-properties fo:margin-left="1.251cm" fo:margin-right="0cm" fo:line-height="150%" fo:text-indent="0cm" style:auto-text-indent="false"/>
      <style:text-properties fo:color="#000000" style:font-name="Times New Roman" fo:font-size="12pt" fo:font-style="italic" style:font-size-asian="12pt" style:font-style-asian="italic" style:font-size-complex="12pt" style:font-style-complex="italic"/>
    </style:style>
    <style:style style:name="P466" style:family="paragraph" style:parent-style-name="Standard">
      <style:paragraph-properties fo:margin-left="1.251cm" fo:margin-right="0cm" fo:line-height="150%" fo:text-indent="0cm"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467" style:family="paragraph" style:parent-style-name="Standard">
      <style:paragraph-properties fo:margin-left="1.251cm" fo:margin-right="0cm" fo:line-height="150%" fo:text-indent="0cm" style:auto-text-indent="false"/>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P468" style:family="paragraph" style:parent-style-name="Standard">
      <style:paragraph-properties fo:margin-left="1.251cm" fo:margin-right="0cm" fo:line-height="150%" fo:text-indent="0cm" style:auto-text-indent="false"/>
      <style:text-properties fo:color="#000000" style:font-name="Times New Roman" fo:font-size="10pt" fo:language="en" fo:country="GB" fo:font-style="italic" fo:font-weight="normal" style:font-size-asian="10pt" style:font-style-asian="italic" style:font-weight-asian="normal" style:font-size-complex="10pt" style:font-style-complex="italic" style:font-weight-complex="normal"/>
    </style:style>
    <style:style style:name="P469" style:family="paragraph" style:parent-style-name="texte">
      <style:paragraph-properties fo:margin-left="1.251cm" fo:margin-right="0cm" fo:line-height="150%" fo:text-indent="0cm" style:auto-text-indent="false"/>
      <style:text-properties style:font-name="Times New Roman" fo:font-size="12pt" style:font-size-asian="12pt" style:font-size-complex="12pt"/>
    </style:style>
    <style:style style:name="P470" style:family="paragraph" style:parent-style-name="Standard">
      <style:paragraph-properties fo:margin-left="0cm" fo:margin-right="0cm" fo:text-indent="0cm" style:auto-text-indent="false"/>
    </style:style>
    <style:style style:name="P471" style:family="paragraph" style:parent-style-name="Standard">
      <style:paragraph-properties fo:margin-left="0cm" fo:margin-right="0cm" fo:line-height="150%" fo:text-align="start" style:justify-single-word="false" fo:text-indent="0cm" style:auto-text-indent="false"/>
      <style:text-properties fo:text-transform="uppercase" fo:color="#000000" style:font-name="Times New Roman" fo:font-size="8pt" style:text-underline-style="none" fo:font-weight="normal" style:font-size-asian="8pt" style:font-weight-asian="normal"/>
    </style:style>
    <style:style style:name="P472" style:family="paragraph" style:parent-style-name="Standard">
      <style:paragraph-properties fo:margin-left="0cm" fo:margin-right="0cm" fo:line-height="150%" fo:text-indent="0cm" style:auto-text-indent="false" style:text-autospace="none"/>
      <style:text-properties fo:text-transform="uppercase" fo:color="#000000" style:font-name="Times New Roman"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473" style:family="paragraph" style:parent-style-name="Standard">
      <style:paragraph-properties fo:margin-left="0cm" fo:margin-right="0cm" style:line-height-at-least="0.635cm" fo:text-align="center" style:justify-single-word="false" fo:text-indent="0cm" style:auto-text-indent="false"/>
      <style:text-properties fo:text-transform="uppercase" style:font-name="Times New Roman" fo:font-size="14pt" fo:font-style="italic" fo:font-weight="bold" style:font-size-asian="14pt" style:font-style-asian="italic" style:font-weight-asian="bold" style:font-size-complex="14pt"/>
    </style:style>
    <style:style style:name="P474" style:family="paragraph" style:parent-style-name="Standard">
      <style:paragraph-properties fo:margin-left="0cm" fo:margin-right="0cm" fo:line-height="150%" fo:text-indent="0cm" style:auto-text-indent="false"/>
      <style:text-properties fo:text-transform="uppercase" style:font-name="Times New Roman" fo:font-size="12pt" style:text-underline-style="solid" style:text-underline-width="auto" style:text-underline-color="font-color" fo:font-weight="bold" style:font-size-asian="12pt" style:font-weight-asian="bold"/>
    </style:style>
    <style:style style:name="P475" style:family="paragraph" style:parent-style-name="Standard">
      <style:paragraph-properties fo:margin-left="0cm" fo:margin-right="0cm" fo:line-height="150%" fo:text-indent="0cm" style:auto-text-indent="false"/>
      <style:text-properties fo:text-transform="uppercase" style:font-name="Times New Roman" fo:font-size="8pt" style:font-size-asian="8pt"/>
    </style:style>
    <style:style style:name="P476" style:family="paragraph" style:parent-style-name="Standard">
      <style:paragraph-properties fo:margin-left="0cm" fo:margin-right="0cm" style:line-height-at-least="0cm" fo:text-indent="0cm" style:auto-text-indent="false"/>
      <style:text-properties fo:text-transform="uppercase" style:font-name="Times New Roman" fo:font-size="8pt" style:font-size-asian="8pt"/>
    </style:style>
    <style:style style:name="P477" style:family="paragraph" style:parent-style-name="Standard">
      <style:paragraph-properties fo:margin-left="0cm" fo:margin-right="0cm" fo:line-height="150%" fo:text-indent="0cm" style:auto-text-indent="false"/>
      <style:text-properties fo:text-transform="uppercase" style:font-name="Times New Roman"/>
    </style:style>
    <style:style style:name="P478" style:family="paragraph" style:parent-style-name="Standard">
      <style:paragraph-properties fo:margin-left="0cm" fo:margin-right="0cm" fo:line-height="150%" fo:text-indent="0cm" style:auto-text-indent="false"/>
      <style:text-properties fo:text-transform="uppercase" fo:color="#ff0000" fo:font-size="12pt" style:text-underline-style="solid" style:text-underline-width="auto" style:text-underline-color="font-color" fo:font-weight="bold" style:font-size-asian="12pt" style:font-weight-asian="bold" style:font-size-complex="12pt" style:font-weight-complex="bold"/>
    </style:style>
    <style:style style:name="P479" style:family="paragraph" style:parent-style-name="Standard">
      <style:paragraph-properties fo:margin-left="0cm" fo:margin-right="0cm" fo:line-height="150%" fo:text-indent="0cm" style:auto-text-indent="false"/>
      <style:text-properties style:font-name="Times New Roman" fo:font-size="12pt" style:font-size-asian="12pt"/>
    </style:style>
    <style:style style:name="P480" style:family="paragraph" style:parent-style-name="Standard">
      <style:paragraph-properties fo:margin-left="0cm" fo:margin-right="0cm" fo:line-height="150%" fo:text-align="center" style:justify-single-word="false" fo:text-indent="0cm" style:auto-text-indent="false"/>
      <style:text-properties style:font-name="Times New Roman" fo:font-size="12pt" style:font-size-asian="12pt"/>
    </style:style>
    <style:style style:name="P481" style:family="paragraph" style:parent-style-name="Standard">
      <style:paragraph-properties fo:margin-left="0cm" fo:margin-right="0cm" fo:line-height="150%" fo:text-indent="0cm" style:auto-text-indent="false"/>
      <style:text-properties style:font-name="Times New Roman" fo:font-size="12pt" fo:font-style="italic" style:font-size-asian="12pt" style:font-style-asian="italic"/>
    </style:style>
    <style:style style:name="P482" style:family="paragraph" style:parent-style-name="Standard">
      <style:paragraph-properties fo:margin-left="0cm" fo:margin-right="0cm" fo:line-height="150%" fo:text-indent="0cm" style:auto-text-indent="false"/>
      <style:text-properties style:font-name="Times New Roman" fo:font-size="12pt" fo:font-style="italic" style:font-size-asian="12pt" style:font-style-asian="italic" style:font-style-complex="italic"/>
    </style:style>
    <style:style style:name="P483" style:family="paragraph" style:parent-style-name="Standard">
      <style:paragraph-properties fo:margin-left="0cm" fo:margin-right="0cm" fo:line-height="150%"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84" style:family="paragraph" style:parent-style-name="Standard">
      <style:paragraph-properties fo:margin-left="0cm" fo:margin-right="0cm" fo:line-height="150%" fo:text-indent="0cm" style:auto-text-indent="false"/>
      <style:text-properties style:font-name="Times New Roman" fo:font-size="12pt" fo:font-style="italic" fo:font-weight="bold" style:font-size-asian="12pt" style:font-style-asian="italic" style:font-weight-asian="bold"/>
    </style:style>
    <style:style style:name="P485" style:family="paragraph" style:parent-style-name="Standard">
      <style:paragraph-properties fo:margin-left="0cm" fo:margin-right="0cm" fo:line-height="150%" fo:text-indent="0cm" style:auto-text-indent="false"/>
      <style:text-properties style:font-name="Times New Roman" fo:font-size="12pt" fo:font-style="italic" fo:font-weight="bold" style:font-size-asian="12pt" style:font-style-asian="italic" style:font-weight-asian="bold" style:font-style-complex="italic" style:font-weight-complex="bold"/>
    </style:style>
    <style:style style:name="P486" style:family="paragraph" style:parent-style-name="Standard">
      <style:paragraph-properties fo:margin-left="0cm" fo:margin-right="0cm" fo:line-height="150%" fo:text-indent="0cm" style:auto-text-indent="fals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487"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488" style:family="paragraph" style:parent-style-name="Standard">
      <style:paragraph-properties fo:margin-left="0cm" fo:margin-right="0cm" fo:line-height="150%" fo:text-indent="0cm" style:auto-text-indent="false"/>
      <style:text-properties style:font-name="Times New Roman" fo:font-size="12pt" fo:font-style="normal" style:font-size-asian="12pt" style:font-style-asian="normal" style:font-style-complex="normal"/>
    </style:style>
    <style:style style:name="P489" style:family="paragraph" style:parent-style-name="Standard">
      <style:paragraph-properties fo:margin-left="0cm" fo:margin-right="0cm" fo:line-height="150%" fo:text-indent="0cm" style:auto-text-indent="false"/>
      <style:text-properties style:font-name="Times New Roman" fo:font-size="12pt" fo:font-style="normal" style:text-underline-style="solid" style:text-underline-width="auto" style:text-underline-color="font-color" style:font-size-asian="12pt" style:font-style-asian="normal" style:font-style-complex="normal"/>
    </style:style>
    <style:style style:name="P490" style:family="paragraph" style:parent-style-name="Standard">
      <style:paragraph-properties fo:margin-left="0cm" fo:margin-right="0cm" fo:line-height="150%" fo:text-indent="0cm" style:auto-text-indent="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91" style:family="paragraph" style:parent-style-name="Standard">
      <style:paragraph-properties fo:margin-left="0cm" fo:margin-right="0cm" fo:line-height="150%" fo:text-indent="0cm" style:auto-text-indent="false"/>
      <style:text-properties style:font-name="Times New Roman" fo:font-size="12pt" style:text-underline-style="solid" style:text-underline-width="auto" style:text-underline-color="font-color" style:font-size-asian="12pt"/>
    </style:style>
    <style:style style:name="P492" style:family="paragraph" style:parent-style-name="Standard">
      <style:paragraph-properties fo:margin-left="0cm" fo:margin-right="0cm" fo:line-height="150%" fo:text-indent="0cm" style:auto-text-indent="false"/>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P493" style:family="paragraph" style:parent-style-name="Standard">
      <style:paragraph-properties fo:margin-left="0cm" fo:margin-right="0cm" fo:line-height="150%" fo:text-indent="0cm" style:auto-text-indent="false"/>
      <style:text-properties style:font-name="Times New Roman" fo:font-size="12pt" fo:font-weight="bold" style:font-size-asian="12pt" style:font-weight-asian="bold"/>
    </style:style>
    <style:style style:name="P494"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bold" style:font-size-asian="12pt" style:font-weight-asian="bold"/>
    </style:style>
    <style:style style:name="P495" style:family="paragraph" style:parent-style-name="Standard">
      <style:paragraph-properties fo:margin-left="0cm" fo:margin-right="0cm" fo:line-height="150%" fo:text-indent="0cm" style:auto-text-indent="false"/>
      <style:text-properties style:font-name="Times New Roman" fo:font-size="12pt" fo:font-weight="bold" style:font-size-asian="12pt" style:font-weight-asian="bold" style:font-weight-complex="bold"/>
    </style:style>
    <style:style style:name="P496" style:family="paragraph" style:parent-style-name="Standard">
      <style:paragraph-properties fo:margin-left="0cm" fo:margin-right="0cm" fo:line-height="150%" fo:text-indent="0cm" style:auto-text-indent="false"/>
      <style:text-properties style:font-name="Times New Roman" fo:font-size="12pt" fo:font-weight="normal" style:font-size-asian="12pt" style:font-weight-asian="normal" style:font-weight-complex="normal"/>
    </style:style>
    <style:style style:name="P497" style:family="paragraph" style:parent-style-name="Standard">
      <style:paragraph-properties fo:margin-left="0cm" fo:margin-right="0cm" fo:line-height="150%" fo:text-align="center" style:justify-single-word="false" fo:text-indent="0cm" style:auto-text-indent="false"/>
      <style:text-properties style:font-name="Times New Roman" fo:font-size="12pt" style:font-name-asian="Tahoma" style:font-size-asian="12pt" style:font-name-complex="Tahoma" style:font-size-complex="12pt"/>
    </style:style>
    <style:style style:name="P498" style:family="paragraph" style:parent-style-name="Standard">
      <style:paragraph-properties fo:margin-left="0cm" fo:margin-right="0cm" fo:line-height="150%" fo:text-align="center" style:justify-single-word="false" fo:text-indent="0cm" style:auto-text-indent="false" style:text-autospace="none"/>
      <style:text-properties style:font-name="Times New Roman" fo:font-size="12pt" style:font-name-asian="Tahoma" style:font-size-asian="12pt" style:font-name-complex="Tahoma" style:font-size-complex="12pt"/>
    </style:style>
    <style:style style:name="P499" style:family="paragraph" style:parent-style-name="Standard">
      <style:paragraph-properties fo:margin-left="0cm" fo:margin-right="0cm" fo:line-height="150%" fo:text-indent="0cm" style:auto-text-indent="false"/>
      <style:text-properties style:font-name="Times New Roman" fo:font-size="10pt" fo:font-weight="normal" style:font-size-asian="10pt" style:font-weight-asian="normal" style:font-size-complex="10pt" style:font-weight-complex="normal"/>
    </style:style>
    <style:style style:name="P500" style:family="paragraph" style:parent-style-name="Standard">
      <style:paragraph-properties fo:margin-left="0cm" fo:margin-right="0cm" fo:line-height="150%" fo:text-indent="0cm" style:auto-text-indent="false"/>
      <style:text-properties style:font-name="Times New Roman" fo:font-size="10pt" fo:font-style="italic" style:font-size-asian="10pt" style:font-style-asian="italic" style:font-size-complex="10pt" style:font-style-complex="italic"/>
    </style:style>
    <style:style style:name="P501" style:family="paragraph" style:parent-style-name="Standard">
      <style:paragraph-properties fo:margin-left="0cm" fo:margin-right="0cm" fo:line-height="150%" fo:text-indent="0cm" style:auto-text-indent="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502" style:family="paragraph" style:parent-style-name="Standard">
      <style:paragraph-properties fo:margin-left="0cm" fo:margin-right="0cm" fo:line-height="150%" fo:text-align="center" style:justify-single-word="false" fo:text-indent="0cm" style:auto-text-indent="false"/>
      <style:text-properties style:font-name="Times New Roman" fo:font-size="16pt" fo:font-weight="bold" style:font-size-asian="16pt" style:font-weight-asian="bold" style:font-size-complex="16pt"/>
    </style:style>
    <style:style style:name="P503" style:family="paragraph" style:parent-style-name="Standard">
      <style:paragraph-properties fo:margin-left="0cm" fo:margin-right="0cm" fo:line-height="150%" fo:text-indent="0cm" style:auto-text-indent="false"/>
    </style:style>
    <style:style style:name="P504" style:family="paragraph" style:parent-style-name="Standard">
      <style:paragraph-properties fo:margin-left="0cm" fo:margin-right="0cm" fo:line-height="150%" fo:text-align="start" style:justify-single-word="false" fo:text-indent="0cm" style:auto-text-indent="false" style:text-autospace="none"/>
      <style:text-properties fo:font-variant="normal" fo:text-transform="none" style:font-name="Times New Roman" fo:font-size="12pt" fo:font-style="italic" style:text-underline-style="none"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505"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 fo:font-size="12pt" style:text-underline-style="none" fo:font-weight="normal" style:font-name-asian="Tahoma" style:font-size-asian="12pt" style:font-weight-asian="normal" style:font-name-complex="Tahoma" style:font-size-complex="12pt" style:font-weight-complex="normal"/>
    </style:style>
    <style:style style:name="P506"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Times New Roman" fo:font-size="12pt" style:text-underline-style="none" fo:font-weight="normal" style:font-name-asian="Tahoma" style:font-size-asian="12pt" style:font-weight-asian="normal" style:font-name-complex="Tahoma" style:font-size-complex="12pt" style:font-weight-complex="normal"/>
    </style:style>
    <style:style style:name="P50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 fo:font-size="12pt" style:text-underline-style="none" fo:font-weight="bold" style:font-name-asian="Tahoma" style:font-size-asian="12pt" style:font-weight-asian="bold" style:font-name-complex="Tahoma" style:font-size-complex="12pt" style:font-weight-complex="bold"/>
    </style:style>
    <style:style style:name="P50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font-name-asian="CMR17" style:font-size-asian="12pt" style:font-style-asian="italic" style:font-name-complex="CMR17" style:font-size-complex="12pt" style:font-style-complex="italic"/>
    </style:style>
    <style:style style:name="P50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font-name-asian="CMTT12~33" style:font-size-asian="12pt" style:font-style-asian="italic" style:font-name-complex="CMTT12~33" style:font-size-complex="12pt" style:font-style-complex="italic"/>
    </style:style>
    <style:style style:name="P510" style:family="paragraph" style:parent-style-name="Standard">
      <style:paragraph-properties fo:margin-left="0cm" fo:margin-right="0cm" fo:line-height="150%" fo:text-indent="0cm" style:auto-text-indent="false"/>
      <style:text-properties fo:color="#000000" style:font-name="Times New Roman" fo:font-size="12pt" fo:font-style="italic" style:font-size-asian="12pt" style:font-style-asian="italic" style:font-size-complex="12pt" style:font-style-complex="italic"/>
    </style:style>
    <style:style style:name="P511" style:family="paragraph" style:parent-style-name="Standard">
      <style:paragraph-properties fo:margin-left="0cm" fo:margin-right="0cm" fo:line-height="150%" fo:text-indent="0cm"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512" style:family="paragraph" style:parent-style-name="Standard">
      <style:paragraph-properties fo:margin-left="0cm" fo:margin-right="0cm" fo:line-height="150%" fo:text-indent="0cm" style:auto-text-indent="false"/>
      <style:text-properties fo:color="#000000" style:font-name="Times New Roman" fo:font-size="12pt" style:font-size-asian="12pt"/>
    </style:style>
    <style:style style:name="P513" style:family="paragraph" style:parent-style-name="Standard">
      <style:paragraph-properties fo:margin-left="0cm" fo:margin-right="0cm" fo:line-height="150%" fo:text-align="center" style:justify-single-word="false" fo:text-indent="0cm" style:auto-text-indent="false" style:text-autospace="none"/>
      <style:text-properties fo:color="#000000" style:font-name="Times New Roman" fo:font-size="12pt" style:font-size-asian="12pt" style:font-size-complex="12pt"/>
    </style:style>
    <style:style style:name="P514" style:family="paragraph" style:parent-style-name="Standard">
      <style:paragraph-properties fo:margin-left="0cm" fo:margin-right="0cm" fo:line-height="150%" fo:text-align="center" style:justify-single-word="false" fo:text-indent="0cm" style:auto-text-indent="false" style:text-autospace="none"/>
      <style:text-properties fo:color="#000000" style:font-name="Times New Roman" fo:font-size="12pt" style:font-name-asian="Tahoma" style:font-size-asian="12pt" style:font-name-complex="Tahoma" style:font-size-complex="12pt"/>
    </style:style>
    <style:style style:name="P515" style:family="paragraph" style:parent-style-name="Standard">
      <style:paragraph-properties fo:margin-left="0cm" fo:margin-right="0cm" fo:line-height="150%" fo:text-indent="0cm" style:auto-text-indent="false"/>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516" style:family="paragraph" style:parent-style-name="Standard">
      <style:paragraph-properties fo:margin-left="0cm" fo:margin-right="0cm" fo:line-height="150%" fo:text-align="center" style:justify-single-word="false" fo:text-indent="0cm" style:auto-text-indent="false" style:text-autospace="none"/>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517"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style:font-name-asian="LMMono10-Regular" style:font-size-asian="12pt" style:font-name-complex="LMMono10-Regular" style:font-size-complex="12pt"/>
    </style:style>
    <style:style style:name="P518" style:family="paragraph" style:parent-style-name="Standard">
      <style:paragraph-properties fo:margin-left="0cm" fo:margin-right="0cm" fo:line-height="150%" fo:text-indent="0cm" style:auto-text-indent="false" style:text-autospace="none"/>
      <style:text-properties fo:color="#000000" style:font-name="Times New Roman" fo:font-size="12pt" style:font-name-asian="LMMono9-Regular" style:font-size-asian="12pt" style:font-name-complex="LMMono9-Regular" style:font-size-complex="12pt"/>
    </style:style>
    <style:style style:name="P519"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style:font-name-asian="LMMono9-Regular" style:font-size-asian="12pt" style:font-name-complex="LMMono9-Regular" style:font-size-complex="12pt"/>
    </style:style>
    <style:style style:name="P520" style:family="paragraph" style:parent-style-name="Standard">
      <style:paragraph-properties fo:margin-left="0cm" fo:margin-right="0cm" fo:line-height="150%" fo:text-indent="0cm" style:auto-text-indent="false"/>
      <style:text-properties fo:color="#000000" style:font-name="Times New Roman" fo:font-size="10pt" fo:language="en" fo:country="GB" fo:font-style="italic" fo:font-weight="normal" style:font-size-asian="10pt" style:font-style-asian="italic" style:font-weight-asian="normal" style:font-size-complex="10pt" style:font-style-complex="italic" style:font-weight-complex="normal"/>
    </style:style>
    <style:style style:name="P521" style:family="paragraph" style:parent-style-name="Standard">
      <style:paragraph-properties fo:margin-left="0cm" fo:margin-right="0cm" fo:line-height="150%" fo:text-indent="0cm" style:auto-text-indent="false"/>
      <style:text-properties fo:color="#000000" style:font-name="Times New Roman" fo:font-size="10pt" fo:language="en" fo:country="GB" fo:font-style="italic" fo:font-weight="bold" style:font-size-asian="10pt" style:font-style-asian="italic" style:font-weight-asian="bold" style:font-size-complex="10pt" style:font-style-complex="italic" style:font-weight-complex="bold"/>
    </style:style>
    <style:style style:name="P522" style:family="paragraph" style:parent-style-name="Standard">
      <style:paragraph-properties fo:margin-left="0cm" fo:margin-right="0cm" fo:line-height="150%" fo:text-indent="0cm" style:auto-text-indent="false"/>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P523" style:family="paragraph" style:parent-style-name="Standard">
      <style:paragraph-properties fo:margin-left="0cm" fo:margin-right="0cm" fo:line-height="150%" fo:text-indent="0cm" style:auto-text-indent="false"/>
      <style:text-properties fo:color="#000000"/>
    </style:style>
    <style:style style:name="P524" style:family="paragraph" style:parent-style-name="Standard">
      <style:paragraph-properties fo:margin-left="0cm" fo:margin-right="0cm" fo:line-height="150%" fo:text-indent="0cm" style:auto-text-indent="false"/>
      <style:text-properties style:text-underline-style="none" fo:font-weight="bold" style:font-weight-asian="bold" style:font-weight-complex="bold"/>
    </style:style>
    <style:style style:name="P525" style:family="paragraph" style:parent-style-name="Standard">
      <style:paragraph-properties fo:margin-left="0cm" fo:margin-right="0cm" fo:line-height="150%" fo:text-indent="0cm" style:auto-text-indent="false"/>
      <style:text-properties fo:font-size="10pt" style:font-size-asian="10pt" style:font-size-complex="10pt"/>
    </style:style>
    <style:style style:name="P526" style:family="paragraph" style:parent-style-name="Standard">
      <style:paragraph-properties fo:margin-left="0cm" fo:margin-right="0cm" fo:line-height="150%" fo:text-align="center" style:justify-single-word="false" fo:text-indent="0cm" style:auto-text-indent="false"/>
      <style:text-properties fo:font-size="12pt" style:font-size-asian="12pt" style:font-size-complex="12pt"/>
    </style:style>
    <style:style style:name="P527" style:family="paragraph" style:parent-style-name="Standard">
      <style:paragraph-properties fo:margin-left="0cm" fo:margin-right="0cm" fo:line-height="150%" fo:text-align="center" style:justify-single-word="false" fo:text-indent="0cm" style:auto-text-indent="false"/>
      <style:text-properties fo:text-transform="lowercase" style:font-name="Times New Roman" fo:font-size="12pt" fo:font-style="normal" fo:font-weight="bold" style:font-size-asian="12pt" style:font-style-asian="normal" style:font-weight-asian="bold" style:font-size-complex="12pt" style:font-style-complex="normal" style:font-weight-complex="bold"/>
    </style:style>
    <style:style style:name="P528" style:family="paragraph" style:parent-style-name="Standard">
      <style:paragraph-properties fo:margin-left="0cm" fo:margin-right="0cm" fo:line-height="150%" fo:text-indent="0cm" style:auto-text-indent="false"/>
      <style:text-properties fo:text-transform="lowercase" style:font-name="Times New Roman" fo:font-size="12pt" fo:font-style="italic" fo:font-weight="bold" style:font-size-asian="12pt" style:font-style-asian="italic" style:font-weight-asian="bold" style:font-size-complex="12pt" style:font-style-complex="italic" style:font-weight-complex="bold"/>
    </style:style>
    <style:style style:name="P529" style:family="paragraph" style:parent-style-name="Standard">
      <style:paragraph-properties fo:margin-left="0cm" fo:margin-right="0cm" fo:line-height="150%" fo:text-indent="0cm" style:auto-text-indent="false"/>
      <style:text-properties fo:text-transform="lowercase" style:font-name="Times New Roman" fo:font-size="12pt" fo:font-style="italic" style:font-size-asian="12pt" style:font-style-asian="italic" style:font-size-complex="12pt" style:font-style-complex="italic"/>
    </style:style>
    <style:style style:name="P530" style:family="paragraph" style:parent-style-name="Standard">
      <style:paragraph-properties fo:margin-left="0cm" fo:margin-right="0cm" fo:line-height="150%" fo:text-indent="0cm" style:auto-text-indent="false"/>
      <style:text-properties fo:text-transform="lowercase" style:font-name="Times New Roman" fo:font-size="12pt" fo:font-style="italic" style:text-underline-style="none" fo:font-weight="bold" style:font-size-asian="12pt" style:font-style-asian="italic" style:font-weight-asian="bold" style:font-size-complex="12pt" style:font-style-complex="italic"/>
    </style:style>
    <style:style style:name="P531" style:family="paragraph" style:parent-style-name="Standard">
      <style:paragraph-properties fo:margin-left="0cm" fo:margin-right="0cm" fo:text-indent="0cm" style:auto-text-indent="false"/>
      <style:text-properties fo:font-style="italic" style:font-style-asian="italic" style:font-style-complex="italic"/>
    </style:style>
    <style:style style:name="P532" style:family="paragraph" style:parent-style-name="Standard">
      <style:paragraph-properties fo:margin-left="0cm" fo:margin-right="0cm" fo:margin-top="0cm" fo:margin-bottom="0.515cm" style:line-height-at-least="0.176cm" fo:text-indent="0cm" style:auto-text-indent="false"/>
      <style:text-properties style:font-name="Times New Roman" fo:font-size="12pt" fo:font-style="italic" style:font-size-asian="12pt" style:font-style-asian="italic"/>
    </style:style>
    <style:style style:name="P533" style:family="paragraph" style:parent-style-name="Standard">
      <style:paragraph-properties fo:margin-left="0cm" fo:margin-right="0cm" fo:margin-top="0cm" fo:margin-bottom="0.515cm" style:line-height-at-least="0.176cm" fo:text-indent="0cm" style:auto-text-indent="false"/>
      <style:text-properties style:font-name="Times New Roman" fo:font-size="12pt" fo:font-style="italic" style:font-size-asian="12pt" style:font-style-asian="italic" style:font-style-complex="italic"/>
    </style:style>
    <style:style style:name="P534" style:family="paragraph" style:parent-style-name="Standard">
      <style:paragraph-properties fo:margin-left="0cm" fo:margin-right="0cm" fo:line-height="150%" fo:text-align="center" style:justify-single-word="false" fo:text-indent="0cm" style:auto-text-indent="false" fo:break-before="page"/>
      <style:text-properties style:font-name="Times New Roman" fo:font-size="16pt" fo:font-weight="bold" style:font-size-asian="16pt" style:font-weight-asian="bold" style:font-size-complex="16pt"/>
    </style:style>
    <style:style style:name="P535" style:family="paragraph" style:parent-style-name="Standard">
      <style:paragraph-properties fo:margin-left="0cm" fo:margin-right="0cm" fo:line-height="150%" fo:text-indent="0cm" style:auto-text-indent="false" fo:break-before="page"/>
      <style:text-properties fo:text-transform="uppercase" style:font-name="Times New Roman" fo:font-size="12pt" style:text-underline-style="solid" style:text-underline-width="auto" style:text-underline-color="font-color" fo:font-weight="bold" style:font-size-asian="12pt" style:font-weight-asian="bold"/>
    </style:style>
    <style:style style:name="P536" style:family="paragraph" style:parent-style-name="texte">
      <style:paragraph-properties fo:margin-left="0cm" fo:margin-right="0cm" fo:line-height="150%" fo:text-indent="0cm" style:auto-text-indent="false"/>
      <style:text-properties fo:text-transform="lowercase" fo:color="#000000" style:font-name="Times New Roman" fo:font-size="10pt" fo:language="en" fo:country="GB" fo:font-style="italic" fo:font-weight="bold" style:font-size-asian="10pt" style:font-style-asian="italic" style:font-weight-asian="bold" style:font-size-complex="10pt" style:font-style-complex="italic" style:font-weight-complex="bold"/>
    </style:style>
    <style:style style:name="P537" style:family="paragraph" style:parent-style-name="texte">
      <style:paragraph-properties fo:margin-left="0cm" fo:margin-right="0cm" fo:line-height="150%" fo:text-indent="0cm" style:auto-text-indent="false"/>
      <style:text-properties fo:color="#000000" style:font-name="Times New Roman" fo:font-size="10pt" fo:language="en" fo:country="GB" fo:font-style="italic" fo:font-weight="bold" style:font-size-asian="10pt" style:font-style-asian="italic" style:font-weight-asian="bold" style:font-size-complex="10pt" style:font-style-complex="italic" style:font-weight-complex="bold"/>
    </style:style>
    <style:style style:name="P538" style:family="paragraph" style:parent-style-name="Table_20_Contents">
      <style:paragraph-properties fo:margin-left="0cm" fo:margin-right="0cm" fo:text-align="center" style:justify-single-word="false" fo:text-indent="0cm" style:auto-text-indent="false"/>
      <style:text-properties fo:color="#000000" fo:font-size="12pt" style:font-size-asian="12pt" style:font-size-complex="12pt"/>
    </style:style>
    <style:style style:name="P539" style:family="paragraph" style:parent-style-name="Standard">
      <style:paragraph-properties fo:margin-left="2.501cm" fo:margin-right="0cm" fo:line-height="150%" fo:text-align="start" style:justify-single-word="false" fo:text-indent="0cm" style:auto-text-indent="false" style:text-autospace="none"/>
      <style:text-properties fo:color="#000000" style:font-name="Times New Roman" fo:font-size="12pt" fo:font-style="italic" style:font-name-asian="CMTT12~33" style:font-size-asian="12pt" style:font-style-asian="italic" style:font-name-complex="CMTT12~33" style:font-size-complex="12pt" style:font-style-complex="italic"/>
    </style:style>
    <style:style style:name="P540" style:family="paragraph" style:parent-style-name="Standard">
      <style:paragraph-properties fo:margin-left="2.501cm" fo:margin-right="0cm" fo:line-height="150%" fo:text-indent="0cm" style:auto-text-indent="false"/>
      <style:text-properties fo:color="#000000" style:font-name="Times New Roman" fo:font-size="12pt" style:font-size-asian="12pt"/>
    </style:style>
    <style:style style:name="P541" style:family="paragraph" style:parent-style-name="Standard">
      <style:paragraph-properties fo:margin-left="2.501cm" fo:margin-right="0cm" fo:line-height="150%" fo:text-align="start" style:justify-single-word="false" fo:text-indent="0cm" style:auto-text-indent="false"/>
      <style:text-properties fo:color="#000000" style:font-name="Times New Roman" fo:font-size="12pt" style:font-size-asian="12pt"/>
    </style:style>
    <style:style style:name="P542" style:family="paragraph" style:parent-style-name="Standard">
      <style:paragraph-properties fo:margin-left="2.501cm" fo:margin-right="0cm" fo:line-height="150%" fo:text-indent="0cm" style:auto-text-indent="false" style:text-autospace="none"/>
      <style:text-properties fo:color="#000000" style:font-name="Times New Roman" fo:font-size="12pt" style:text-underline-style="none" fo:font-weight="bold" style:font-name-asian="CMTT8" style:font-size-asian="12pt" style:font-weight-asian="bold" style:font-name-complex="CMTT8" style:font-size-complex="12pt" style:font-weight-complex="bold"/>
    </style:style>
    <style:style style:name="P543" style:family="paragraph" style:parent-style-name="Standard">
      <style:paragraph-properties fo:margin-left="2.501cm" fo:margin-right="0cm" fo:line-height="150%" fo:text-align="start" style:justify-single-word="false" fo:text-indent="0cm" style:auto-text-indent="false" style:text-autospace="none"/>
      <style:text-properties fo:color="#000000" style:font-name="Times New Roman" fo:font-size="12pt" style:text-underline-style="none" fo:font-weight="bold" style:font-name-asian="CMTT8" style:font-size-asian="12pt" style:font-weight-asian="bold" style:font-name-complex="CMTT8" style:font-size-complex="12pt" style:font-weight-complex="bold"/>
    </style:style>
    <style:style style:name="P544" style:family="paragraph" style:parent-style-name="Standard">
      <style:paragraph-properties fo:margin-left="3.752cm" fo:margin-right="0cm" fo:text-indent="0cm" style:auto-text-indent="false"/>
      <style:text-properties fo:color="#000000" style:font-name="Times New Roman" fo:font-size="12pt" style:font-size-asian="12pt"/>
    </style:style>
    <style:style style:name="P545" style:family="paragraph" style:parent-style-name="Standard">
      <style:paragraph-properties fo:margin-left="3.752cm" fo:margin-right="0cm" fo:text-indent="0cm" style:auto-text-indent="false"/>
      <style:text-properties fo:color="#000000" style:font-name="Times New Roman" fo:font-size="12pt" fo:font-style="italic" style:font-size-asian="12pt" style:font-style-asian="italic" style:font-style-complex="italic"/>
    </style:style>
    <style:style style:name="P546" style:family="paragraph" style:parent-style-name="Standard">
      <style:paragraph-properties fo:margin-left="3.752cm" fo:margin-right="0cm" fo:text-align="start" style:justify-single-word="false" fo:text-indent="0cm" style:auto-text-indent="false"/>
      <style:text-properties fo:color="#000000" style:font-name="Times New Roman" fo:font-size="12pt" fo:font-style="italic" style:font-size-asian="12pt" style:font-style-asian="italic" style:font-style-complex="italic"/>
    </style:style>
    <style:style style:name="P547" style:family="paragraph" style:parent-style-name="Standard">
      <style:paragraph-properties fo:margin-left="3.752cm" fo:margin-right="0cm" fo:text-indent="0cm" style:auto-text-indent="false"/>
      <style:text-properties fo:color="#000000" style:font-name="Times New Roman" fo:font-size="12pt" fo:font-style="italic" fo:font-weight="bold" style:font-size-asian="12pt" style:font-style-asian="italic" style:font-weight-asian="bold" style:font-style-complex="italic"/>
    </style:style>
    <style:style style:name="P548" style:family="paragraph" style:parent-style-name="Standard">
      <style:paragraph-properties fo:margin-left="3.752cm" fo:margin-right="0cm" fo:text-indent="0cm" style:auto-text-indent="false"/>
      <style:text-properties fo:color="#000000" style:font-name="Times New Roman" fo:font-size="12pt" fo:font-style="italic" fo:font-weight="bold" style:font-size-asian="12pt" style:font-style-asian="italic" style:font-weight-asian="bold" style:font-style-complex="italic" style:font-weight-complex="bold"/>
    </style:style>
    <style:style style:name="P549" style:family="paragraph" style:parent-style-name="Standard">
      <style:paragraph-properties fo:margin-left="3.752cm" fo:margin-right="0cm" fo:text-indent="0cm" style:auto-text-indent="false"/>
      <style:text-properties style:font-name="Times New Roman" fo:font-size="12pt" fo:font-style="italic" style:font-size-asian="12pt" style:font-style-asian="italic" style:font-style-complex="italic"/>
    </style:style>
    <style:style style:name="P550" style:family="paragraph" style:parent-style-name="Standard">
      <style:paragraph-properties fo:margin-left="3.752cm" fo:margin-right="0cm" fo:text-align="start" style:justify-single-word="false" fo:text-indent="0cm" style:auto-text-indent="false"/>
      <style:text-properties style:font-name="Times New Roman" fo:font-size="12pt" fo:font-style="italic" style:font-size-asian="12pt" style:font-style-asian="italic" style:font-style-complex="italic"/>
    </style:style>
    <style:style style:name="P551" style:family="paragraph" style:parent-style-name="Standard">
      <style:paragraph-properties fo:margin-left="3.752cm" fo:margin-right="0cm" fo:line-height="150%" fo:text-indent="0cm" style:auto-text-indent="false"/>
      <style:text-properties style:font-name="Times New Roman" fo:font-size="12pt" fo:font-style="italic" style:font-size-asian="12pt" style:font-style-asian="italic" style:font-style-complex="italic"/>
    </style:style>
    <style:style style:name="P552" style:family="paragraph" style:parent-style-name="Standard">
      <style:paragraph-properties fo:margin-left="3.752cm" fo:margin-right="0cm" fo:line-height="150%" fo:text-indent="0cm" style:auto-text-indent="false"/>
      <style:text-properties style:font-name="Times New Roman" fo:font-size="12pt" fo:font-style="italic" style:font-size-asian="12pt" style:font-style-asian="italic"/>
    </style:style>
    <style:style style:name="P553" style:family="paragraph" style:parent-style-name="Standard">
      <style:paragraph-properties fo:margin-left="3.752cm" fo:margin-right="0cm" fo:text-align="start" style:justify-single-word="false" fo:text-indent="0cm" style:auto-text-indent="false"/>
      <style:text-properties style:font-name="Times New Roman" fo:font-size="12pt" fo:font-style="italic" fo:font-weight="bold" style:font-size-asian="12pt" style:font-style-asian="italic" style:font-weight-asian="bold" style:font-style-complex="italic" style:font-weight-complex="bold"/>
    </style:style>
    <style:style style:name="P554" style:family="paragraph" style:parent-style-name="Standard">
      <style:paragraph-properties fo:margin-left="3.752cm" fo:margin-right="0cm" fo:line-height="150%" fo:text-indent="0cm" style:auto-text-indent="false"/>
      <style:text-properties style:font-name="Times New Roman" fo:font-size="12pt" fo:font-style="italic" fo:font-weight="bold" style:font-size-asian="12pt" style:font-style-asian="italic" style:font-weight-asian="bold" style:font-style-complex="italic" style:font-weight-complex="bold"/>
    </style:style>
    <style:style style:name="P555" style:family="paragraph" style:parent-style-name="Standard">
      <style:paragraph-properties fo:line-height="150%" fo:text-align="center" style:justify-single-word="false" fo:padding="0.071cm" fo:border="0.018cm solid #000000"/>
      <style:text-properties fo:text-transform="uppercase" style:font-name="Times New Roman" fo:font-size="18pt" fo:font-weight="bold" style:font-size-asian="18pt" style:font-weight-asian="bold"/>
    </style:style>
    <style:style style:name="P556" style:family="paragraph" style:parent-style-name="Standard">
      <style:paragraph-properties fo:line-height="150%" fo:text-align="center" style:justify-single-word="false" fo:padding="0.071cm" fo:border="0.018cm solid #000000"/>
      <style:text-properties fo:text-transform="uppercase" style:font-name="Times New Roman" fo:font-size="18pt" fo:font-weight="bold" style:font-size-asian="18pt" style:font-weight-asian="bold" style:font-weight-complex="bold"/>
    </style:style>
    <style:style style:name="P557" style:family="paragraph" style:parent-style-name="Standard">
      <style:paragraph-properties fo:line-height="150%" fo:text-align="center" style:justify-single-word="false" fo:padding="0.071cm" fo:border="0.018cm solid #000000"/>
      <style:text-properties fo:text-transform="uppercase" style:font-name="Times New Roman" fo:font-size="18pt" style:text-underline-style="none" fo:font-weight="bold" style:font-size-asian="18pt" style:font-weight-asian="bold" style:font-size-complex="18pt"/>
    </style:style>
    <style:style style:name="P558" style:family="paragraph" style:parent-style-name="Standard">
      <style:paragraph-properties fo:line-height="150%" fo:text-align="center" style:justify-single-word="false" fo:padding="0.071cm" fo:border="0.018cm solid #000000" style:text-autospace="none"/>
      <style:text-properties fo:text-transform="uppercase" fo:color="#000000" style:font-name="Times New Roman" fo:font-size="18pt" style:text-underline-style="none" fo:font-weight="bold" style:font-name-asian="CMR17" style:font-size-asian="18pt" style:font-weight-asian="bold" style:font-name-complex="CMR17" style:font-size-complex="18pt" style:font-weight-complex="bold"/>
    </style:style>
    <style:style style:name="P559" style:family="paragraph" style:parent-style-name="Standard">
      <style:paragraph-properties fo:line-height="150%" fo:text-align="center" style:justify-single-word="false" style:writing-mode="lr-tb"/>
      <style:text-properties fo:color="#ff0000" fo:font-size="16pt" style:text-underline-style="solid" style:text-underline-width="auto" style:text-underline-color="font-color" fo:font-weight="bold" style:font-size-complex="16pt" style:font-weight-complex="bold"/>
    </style:style>
    <style:style style:name="P560" style:family="paragraph" style:parent-style-name="Standard">
      <style:paragraph-properties fo:line-height="150%" style:text-autospace="none" style:writing-mode="lr-tb">
        <style:tab-stops>
          <style:tab-stop style:position="4.128cm"/>
          <style:tab-stop style:position="8.043cm"/>
        </style:tab-stops>
      </style:paragraph-properties>
      <style:text-properties fo:color="#ff0000" style:text-underline-style="solid" style:text-underline-width="auto" style:text-underline-color="font-color" style:font-name-asian="CMTT8" style:font-name-complex="CMTT8"/>
    </style:style>
    <style:style style:name="P561" style:family="paragraph" style:parent-style-name="Standard">
      <style:paragraph-properties fo:line-height="150%" style:writing-mode="lr-tb"/>
      <style:text-properties style:font-name-asian="CMTT8" style:font-name-complex="CMTT8"/>
    </style:style>
    <style:style style:name="P562" style:family="paragraph" style:parent-style-name="Standard">
      <style:paragraph-properties fo:line-height="150%" style:text-autospace="none" style:writing-mode="lr-tb"/>
      <style:text-properties style:font-name-asian="CMTT8" style:font-name-complex="CMTT8"/>
    </style:style>
    <style:style style:name="P563" style:family="paragraph" style:parent-style-name="Standard">
      <style:paragraph-properties fo:line-height="150%" style:writing-mode="lr-tb"/>
      <style:text-properties fo:font-size="12pt" style:font-name-asian="CMTT8" style:font-size-asian="12pt" style:font-name-complex="CMTT8"/>
    </style:style>
    <style:style style:name="P564" style:family="paragraph" style:parent-style-name="Standard">
      <style:paragraph-properties fo:line-height="150%" style:writing-mode="lr-tb"/>
      <style:text-properties fo:font-size="10pt" style:font-name-asian="CMTT8" style:font-size-asian="10pt" style:font-name-complex="CMTT8" style:font-size-complex="10pt"/>
    </style:style>
    <style:style style:name="P565" style:family="paragraph" style:parent-style-name="Standard">
      <style:paragraph-properties fo:line-height="150%" style:text-autospace="none" style:writing-mode="lr-tb"/>
      <style:text-properties fo:font-size="10pt" style:font-name-asian="CMTT8" style:font-size-asian="10pt" style:font-name-complex="CMTT8" style:font-size-complex="10pt"/>
    </style:style>
    <style:style style:name="P566" style:family="paragraph" style:parent-style-name="Standard">
      <style:paragraph-properties fo:line-height="150%" style:text-autospace="none" style:writing-mode="lr-tb"/>
      <style:text-properties style:use-window-font-color="true" style:text-underline-style="solid" style:text-underline-width="auto" style:text-underline-color="font-color" fo:font-weight="bold" style:font-name-asian="Consolas" style:font-name-complex="Consolas" style:font-weight-complex="bold"/>
    </style:style>
    <style:style style:name="P567" style:family="paragraph" style:parent-style-name="Standard">
      <style:paragraph-properties fo:line-height="150%" style:writing-mode="lr-tb"/>
      <style:text-properties fo:font-size="9.5pt" style:font-name-asian="CMTT8" style:font-size-asian="9.5pt" style:font-name-complex="CMTT8" style:font-size-complex="9.5pt"/>
    </style:style>
    <style:style style:name="P568" style:family="paragraph" style:parent-style-name="Standard">
      <style:paragraph-properties fo:line-height="150%" style:writing-mode="lr-tb"/>
      <style:text-properties style:text-underline-style="none" fo:font-weight="normal" style:font-name-asian="CMTT8" style:font-weight-asian="normal" style:font-name-complex="CMTT8" style:font-weight-complex="normal"/>
    </style:style>
    <style:style style:name="P569" style:family="paragraph" style:parent-style-name="Standard">
      <style:paragraph-properties fo:line-height="150%" style:writing-mode="lr-tb"/>
      <style:text-properties fo:color="#000000" fo:font-size="12pt" fo:font-style="normal" style:text-underline-style="solid" style:text-underline-width="auto" style:text-underline-color="font-color" fo:font-weight="bold" style:font-name-asian="CMTT8" style:font-size-asian="12pt" style:font-style-asian="normal" style:font-weight-asian="bold" style:font-name-complex="CMTT8" style:font-size-complex="12pt" style:font-style-complex="normal" style:font-weight-complex="bold"/>
    </style:style>
    <style:style style:name="P570" style:family="paragraph" style:parent-style-name="Standard">
      <style:paragraph-properties fo:line-height="150%" style:writing-mode="lr-tb"/>
      <style:text-properties fo:color="#000000" fo:font-size="10pt" fo:font-weight="bold" style:font-name-asian="CMTT8" style:font-size-asian="10pt" style:font-weight-asian="bold" style:font-name-complex="CMTT8" style:font-size-complex="10pt" style:font-weight-complex="bold"/>
    </style:style>
    <style:style style:name="P571" style:family="paragraph" style:parent-style-name="Standard">
      <style:paragraph-properties fo:line-height="150%" style:writing-mode="lr-tb"/>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572" style:family="paragraph" style:parent-style-name="Standard">
      <style:paragraph-properties fo:line-height="150%" style:writing-mode="lr-tb"/>
      <style:text-properties fo:color="#000000" style:font-name="Consolas" fo:font-size="10pt" fo:font-weight="bold" style:font-name-asian="Consolas" style:font-size-asian="10pt" style:font-weight-asian="bold" style:font-name-complex="Consolas" style:font-size-complex="10pt" style:font-weight-complex="bold"/>
    </style:style>
    <style:style style:name="P573" style:family="paragraph" style:parent-style-name="Standard">
      <style:paragraph-properties fo:line-height="150%" style:writing-mode="lr-tb"/>
      <style:text-properties fo:font-weight="bold" style:font-name-asian="CMTT8" style:font-weight-asian="bold" style:font-name-complex="CMTT8" style:font-weight-complex="bold"/>
    </style:style>
    <style:style style:name="P574" style:family="paragraph" style:parent-style-name="Table_20_Contents">
      <style:text-properties fo:font-size="12pt" fo:font-weight="bold" style:font-size-asian="12pt" style:font-weight-asian="bold" style:font-size-complex="12pt" style:font-weight-complex="bold"/>
    </style:style>
    <style:style style:name="P57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76" style:family="paragraph" style:parent-style-name="Table_20_Contents">
      <style:text-properties fo:font-size="12pt" style:font-size-asian="12pt" style:font-size-complex="12pt"/>
    </style:style>
    <style:style style:name="P577" style:family="paragraph" style:parent-style-name="Table_20_Contents">
      <style:paragraph-properties fo:text-align="center" style:justify-single-word="false"/>
      <style:text-properties fo:font-size="12pt" style:font-size-asian="12pt" style:font-size-complex="12pt"/>
    </style:style>
    <style:style style:name="P578" style:family="paragraph" style:parent-style-name="Table_20_Contents">
      <style:paragraph-properties fo:text-align="center" style:justify-single-word="false"/>
      <style:text-properties style:font-name="Times New Roman" fo:font-size="12pt" fo:font-weight="bold" style:font-size-asian="12pt" style:font-weight-asian="bold" style:font-weight-complex="bold"/>
    </style:style>
    <style:style style:name="P579" style:family="paragraph" style:parent-style-name="Table_20_Contents">
      <style:text-properties style:font-name="Times New Roman" fo:font-size="12pt" style:font-size-asian="12pt"/>
    </style:style>
    <style:style style:name="P580" style:family="paragraph" style:parent-style-name="Table_20_Contents">
      <style:paragraph-properties fo:line-height="150%" fo:text-align="start" style:justify-single-word="false"/>
      <style:text-properties style:font-name="Times New Roman" fo:font-size="12pt" fo:font-style="italic" style:font-name-asian="CMR17" style:font-size-asian="12pt" style:font-style-asian="italic" style:font-name-complex="CMR17" style:font-size-complex="12pt" style:font-style-complex="italic"/>
    </style:style>
    <style:style style:name="P581" style:family="paragraph" style:parent-style-name="Table_20_Contents">
      <style:paragraph-properties fo:line-height="150%" fo:text-align="start" style:justify-single-word="false"/>
      <style:text-properties style:font-name="Times New Roman" fo:font-size="12pt" fo:font-style="italic" fo:font-weight="bold" style:font-name-asian="CMR17" style:font-size-asian="12pt" style:font-style-asian="italic" style:font-weight-asian="bold" style:font-name-complex="CMR17" style:font-size-complex="12pt" style:font-style-complex="italic" style:font-weight-complex="bold"/>
    </style:style>
    <style:style style:name="P582" style:family="paragraph" style:parent-style-name="Table_20_Contents">
      <style:text-properties fo:color="#000000"/>
    </style:style>
    <style:style style:name="P583" style:family="paragraph" style:parent-style-name="Table_20_Contents">
      <style:text-properties fo:color="#000000" fo:font-size="12pt" style:font-size-asian="12pt" style:font-size-complex="12pt"/>
    </style:style>
    <style:style style:name="P584" style:family="paragraph" style:parent-style-name="Table_20_Contents">
      <style:paragraph-properties fo:text-align="center" style:justify-single-word="false"/>
      <style:text-properties fo:color="#000000" fo:font-size="12pt" style:font-size-asian="12pt" style:font-size-complex="12pt"/>
    </style:style>
    <style:style style:name="P585" style:family="paragraph" style:parent-style-name="Table_20_Contents">
      <style:paragraph-properties fo:text-align="center" style:justify-single-word="false"/>
      <style:text-properties fo:color="#000000" fo:font-size="12pt" fo:font-weight="bold" style:font-size-asian="12pt" style:font-weight-asian="bold" style:font-size-complex="12pt" style:font-weight-complex="bold"/>
    </style:style>
    <style:style style:name="P586" style:family="paragraph" style:parent-style-name="Table_20_Contents">
      <style:paragraph-properties fo:text-align="center" style:justify-single-word="false"/>
      <style:text-properties fo:color="#ff0000" style:font-name="Times New Roman" fo:font-size="12pt" fo:font-weight="bold" style:font-size-asian="12pt" style:font-weight-asian="bold" style:font-weight-complex="bold"/>
    </style:style>
    <style:style style:name="P587" style:family="paragraph" style:parent-style-name="Table_20_Contents">
      <style:paragraph-properties fo:text-align="start" style:justify-single-word="false"/>
      <style:text-properties fo:color="#ff0000" style:font-name="TimesNewRomanPSMT" fo:font-size="11pt" style:text-underline-style="solid" style:text-underline-width="auto" style:text-underline-color="font-color" fo:font-weight="bold" style:font-name-asian="TimesNewRomanPSMT" style:font-size-asian="11pt" style:font-weight-asian="bold" style:font-name-complex="TimesNewRomanPSMT" style:font-size-complex="11pt" style:font-weight-complex="bold"/>
    </style:style>
    <style:style style:name="P588" style:family="paragraph" style:parent-style-name="Table_20_Contents">
      <style:paragraph-properties fo:text-align="start" style:justify-single-word="false"/>
      <style:text-properties fo:color="#ff0000" style:font-name="TimesNewRomanPSMT" fo:font-size="11pt" fo:font-weight="bold" style:font-name-asian="TimesNewRomanPSMT" style:font-size-asian="11pt" style:font-weight-asian="bold" style:font-name-complex="TimesNewRomanPSMT" style:font-size-complex="11pt" style:font-weight-complex="bold"/>
    </style:style>
    <style:style style:name="P589" style:family="paragraph" style:parent-style-name="Table_20_Contents">
      <style:paragraph-properties fo:line-height="150%" fo:text-align="start" style:justify-single-word="false"/>
      <style:text-properties fo:color="#ff0000" style:font-name="TimesNewRomanPSMT" fo:font-size="11pt" fo:font-weight="bold" style:font-name-asian="TimesNewRomanPSMT" style:font-size-asian="11pt" style:font-weight-asian="bold" style:font-name-complex="TimesNewRomanPSMT" style:font-size-complex="11pt" style:font-weight-complex="bold"/>
    </style:style>
    <style:style style:name="P590" style:family="paragraph" style:parent-style-name="Table_20_Contents">
      <style:paragraph-properties fo:text-align="start" style:justify-single-word="false"/>
      <style:text-properties fo:color="#ff0000"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591" style:family="paragraph" style:parent-style-name="Table_20_Contents">
      <style:paragraph-properties fo:line-height="150%" fo:text-align="center" style:justify-single-word="false"/>
      <style:text-properties fo:color="#00ae00" style:font-name="Times New Roman" fo:font-size="12pt" fo:font-style="italic" fo:font-weight="bold" style:font-size-asian="12pt" style:font-style-asian="italic" style:font-weight-asian="bold" style:font-weight-complex="bold"/>
    </style:style>
    <style:style style:name="P592" style:family="paragraph" style:parent-style-name="Table_20_Contents">
      <style:paragraph-properties fo:text-align="center" style:justify-single-word="false"/>
    </style:style>
    <style:style style:name="P593" style:family="paragraph" style:parent-style-name="Table_20_Contents">
      <style:paragraph-properties fo:line-height="150%" fo:text-align="start" style:justify-single-word="false"/>
      <style:text-properties style:font-name="TimesNewRomanPSMT" fo:font-size="11pt" fo:font-weight="bold" style:font-name-asian="TimesNewRomanPSMT" style:font-size-asian="11pt" style:font-weight-asian="bold" style:font-name-complex="TimesNewRomanPSMT" style:font-size-complex="11pt" style:font-weight-complex="bold"/>
    </style:style>
    <style:style style:name="P594" style:family="paragraph" style:parent-style-name="Table_20_Contents">
      <style:paragraph-properties fo:text-align="start" style:justify-single-word="false"/>
      <style:text-properties style:font-name="TimesNewRomanPSMT" fo:font-size="11pt" style:font-name-asian="TimesNewRomanPSMT" style:font-size-asian="11pt" style:font-name-complex="TimesNewRomanPSMT" style:font-size-complex="11pt"/>
    </style:style>
    <style:style style:name="P595" style:family="paragraph" style:parent-style-name="Table_20_Contents">
      <style:paragraph-properties fo:line-height="150%" fo:text-align="start" style:justify-single-word="false"/>
      <style:text-properties style:font-name="TimesNewRomanPSMT" fo:font-size="11pt" style:font-name-asian="TimesNewRomanPSMT" style:font-size-asian="11pt" style:font-name-complex="TimesNewRomanPSMT" style:font-size-complex="11pt"/>
    </style:style>
    <style:style style:name="P596" style:family="paragraph" style:parent-style-name="Table_20_Contents">
      <style:paragraph-properties fo:line-height="150%" fo:text-align="start" style:justify-single-word="false"/>
      <style:text-properties style:font-name="TimesNewRomanPSMT" fo:font-size="11pt" fo:font-weight="normal" style:font-name-asian="TimesNewRomanPSMT" style:font-size-asian="11pt" style:font-weight-asian="normal" style:font-name-complex="TimesNewRomanPSMT" style:font-size-complex="11pt" style:font-weight-complex="normal"/>
    </style:style>
    <style:style style:name="P597" style:family="paragraph" style:parent-style-name="Table_20_Contents">
      <style:paragraph-properties fo:text-align="start" style:justify-single-word="false"/>
      <style:text-properties style:font-name="TimesNewRomanPSMT" fo:font-size="11pt" style:text-underline-style="solid" style:text-underline-width="auto" style:text-underline-color="font-color" fo:font-weight="bold" style:font-name-asian="TimesNewRomanPSMT" style:font-size-asian="11pt" style:font-weight-asian="bold" style:font-name-complex="TimesNewRomanPSMT" style:font-size-complex="11pt" style:font-weight-complex="bold"/>
    </style:style>
    <style:style style:name="P598" style:family="paragraph" style:parent-style-name="Table_20_Contents">
      <style:paragraph-properties fo:text-align="center" style:justify-single-word="false"/>
      <style:text-properties fo:font-weight="bold" style:font-weight-asian="bold" style:font-weight-complex="bold"/>
    </style:style>
    <style:style style:name="P599" style:family="paragraph" style:parent-style-name="Standard">
      <style:paragraph-properties fo:margin-left="-8.742cm" fo:margin-right="0cm" fo:line-height="150%" fo:text-indent="0cm" style:auto-text-indent="false"/>
      <style:text-properties style:font-name="Times New Roman" fo:font-size="12pt" style:font-size-asian="12pt"/>
    </style:style>
    <style:style style:name="P600" style:family="paragraph" style:parent-style-name="Standard">
      <style:paragraph-properties fo:margin-left="1.251cm" fo:margin-right="0cm" fo:line-height="150%" fo:text-indent="-0.635cm" style:auto-text-indent="false"/>
      <style:text-properties fo:text-transform="uppercase" style:font-name="Times New Roman" style:text-underline-style="solid" style:text-underline-width="auto" style:text-underline-color="font-color" fo:font-weight="bold" style:font-weight-asian="bold"/>
    </style:style>
    <style:style style:name="P601" style:family="paragraph" style:parent-style-name="Standard">
      <style:paragraph-properties fo:margin-left="1.251cm" fo:margin-right="0cm" fo:line-height="150%" fo:text-indent="-0.635cm" style:auto-text-indent="false"/>
      <style:text-properties fo:text-transform="uppercase" style:font-name="Times New Roman" fo:font-size="12pt" style:text-underline-style="solid" style:text-underline-width="auto" style:text-underline-color="font-color" fo:font-weight="bold" style:font-size-asian="12pt" style:font-weight-asian="bold"/>
    </style:style>
    <style:style style:name="P602" style:family="paragraph" style:parent-style-name="Standard">
      <style:paragraph-properties fo:margin-left="1.251cm" fo:margin-right="0cm" fo:line-height="150%" fo:text-indent="-0.635cm" style:auto-text-indent="false"/>
      <style:text-properties fo:font-variant="normal" fo:text-transform="none" style:font-name="Times New Roman" fo:font-size="12pt" fo:font-style="italic" style:text-underline-style="none" fo:font-weight="normal" style:font-size-asian="12pt" style:font-style-asian="italic" style:font-weight-asian="normal" style:font-style-complex="italic" style:font-weight-complex="normal"/>
    </style:style>
    <style:style style:name="P603" style:family="paragraph" style:parent-style-name="List_20_Contents">
      <style:paragraph-properties fo:margin-top="0cm" fo:margin-bottom="0.265cm"/>
    </style:style>
    <style:style style:name="P604" style:family="paragraph" style:parent-style-name="Preformatted_20_Text">
      <style:paragraph-properties fo:line-height="150%" fo:text-align="start" style:justify-single-word="false" style:text-autospace="none"/>
      <style:text-properties fo:font-variant="normal" fo:text-transform="none" fo:color="#000000" style:font-name="Times New Roman" fo:font-size="12pt" fo:letter-spacing="normal" fo:font-style="normal" style:text-underline-style="none" fo:font-weight="bold" style:font-name-asian="CMBX10" style:font-size-asian="12pt" style:font-weight-asian="bold" style:font-name-complex="CMBX10" style:font-size-complex="12pt" style:font-weight-complex="bold"/>
    </style:style>
    <style:style style:name="P605" style:family="paragraph" style:parent-style-name="Standard">
      <style:paragraph-properties fo:margin-left="0cm" fo:margin-right="0cm" fo:line-height="150%" fo:text-align="center" style:justify-single-word="false" fo:text-indent="1.251cm" style:auto-text-indent="false" fo:break-before="page" fo:padding="0.071cm" fo:border="0.018cm solid #000000"/>
      <style:text-properties fo:text-transform="uppercase" style:font-name="Times New Roman" fo:font-size="18pt" fo:font-weight="bold" style:font-size-asian="18pt" style:font-weight-asian="bold"/>
    </style:style>
    <style:style style:name="P606" style:family="paragraph" style:parent-style-name="Standard">
      <style:paragraph-properties fo:margin-left="5.002cm" fo:margin-right="0cm" fo:line-height="150%" fo:text-indent="0cm" style:auto-text-indent="false"/>
      <style:text-properties fo:color="#000000" style:font-name="Times New Roman" fo:font-size="12pt" style:font-size-asian="12pt"/>
    </style:style>
    <style:style style:name="P607" style:family="paragraph" style:parent-style-name="Standard">
      <style:paragraph-properties fo:margin-left="5.002cm" fo:margin-right="0cm" fo:line-height="150%" fo:text-align="start" style:justify-single-word="false" fo:text-indent="0cm" style:auto-text-indent="false"/>
      <style:text-properties fo:color="#000000" style:font-name="Times New Roman" fo:font-size="12pt" style:font-size-asian="12pt"/>
    </style:style>
    <style:style style:name="P608" style:family="paragraph" style:parent-style-name="Standard">
      <style:paragraph-properties fo:margin-left="5.002cm" fo:margin-right="0cm" fo:text-align="start" style:justify-single-word="false" fo:text-indent="0cm" style:auto-text-indent="false"/>
      <style:text-properties fo:color="#000000" style:font-name="Times New Roman" fo:font-size="12pt" fo:font-style="italic" style:font-size-asian="12pt" style:font-style-asian="italic" style:font-style-complex="italic"/>
    </style:style>
    <style:style style:name="P609" style:family="paragraph" style:parent-style-name="Standard">
      <style:paragraph-properties fo:margin-left="5.002cm" fo:margin-right="0cm" fo:text-align="start" style:justify-single-word="false" fo:text-indent="0cm" style:auto-text-indent="false"/>
      <style:text-properties style:font-name="Times New Roman" fo:font-size="12pt" fo:font-style="italic" style:font-size-asian="12pt" style:font-style-asian="italic" style:font-style-complex="italic"/>
    </style:style>
    <style:style style:name="P610" style:family="paragraph" style:parent-style-name="Standard">
      <style:paragraph-properties fo:margin-left="5.002cm" fo:margin-right="0cm" fo:text-align="start" style:justify-single-word="false" fo:text-indent="0cm" style:auto-text-indent="false"/>
      <style:text-properties style:font-name="Times New Roman" fo:font-size="12pt" fo:font-style="italic" fo:font-weight="bold" style:font-size-asian="12pt" style:font-style-asian="italic" style:font-weight-asian="bold" style:font-style-complex="italic" style:font-weight-complex="bold"/>
    </style:style>
    <style:style style:name="P611" style:family="paragraph" style:parent-style-name="Standard">
      <style:paragraph-properties fo:margin-left="6.244cm" fo:margin-right="0cm" fo:text-indent="0cm" style:auto-text-indent="false" style:text-autospace="none"/>
      <style:text-properties fo:color="#000000" style:font-name="Times New Roman" fo:font-size="9.5pt" style:font-name-asian="Consolas" style:font-size-asian="9.5pt" style:font-name-complex="Consolas" style:font-size-complex="9.5pt"/>
    </style:style>
    <style:style style:name="P612" style:family="paragraph" style:parent-style-name="Standard">
      <style:paragraph-properties fo:margin-left="6.244cm" fo:margin-right="0cm" fo:line-height="150%" fo:text-indent="0cm" style:auto-text-indent="false"/>
      <style:text-properties style:font-name="Times New Roman" fo:font-size="12pt" fo:font-style="italic" style:font-size-asian="12pt" style:font-style-asian="italic" style:font-style-complex="italic"/>
    </style:style>
    <style:style style:name="P613" style:family="paragraph" style:parent-style-name="Standard">
      <style:paragraph-properties fo:margin-left="11.24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614" style:family="paragraph" style:parent-style-name="Standard">
      <style:paragraph-properties fo:margin-left="7.493cm" fo:margin-right="0cm" fo:line-height="150%" fo:text-indent="1.249cm" style:auto-text-indent="false"/>
      <style:text-properties style:font-name="Times New Roman" fo:font-size="12pt" style:font-size-asian="12pt"/>
    </style:style>
    <style:style style:name="P615" style:family="paragraph" style:parent-style-name="Standard">
      <style:paragraph-properties fo:margin-left="8.742cm" fo:margin-right="0cm" fo:line-height="150%" fo:text-indent="0cm" style:auto-text-indent="false"/>
      <style:text-properties style:font-name="Times New Roman" fo:font-size="12pt" style:font-size-asian="12pt"/>
    </style:style>
    <style:style style:name="P616" style:family="paragraph" style:parent-style-name="Standard">
      <style:paragraph-properties fo:margin-left="6.253cm" fo:margin-right="0cm" fo:text-align="start" style:justify-single-word="false" fo:text-indent="0cm" style:auto-text-indent="false"/>
      <style:text-properties fo:color="#000000" style:font-name="Times New Roman" fo:font-size="12pt" fo:font-style="italic" style:font-size-asian="12pt" style:font-style-asian="italic" style:font-style-complex="italic"/>
    </style:style>
    <style:style style:name="P617" style:family="paragraph" style:parent-style-name="Standard">
      <style:paragraph-properties fo:margin-left="6.253cm" fo:margin-right="0cm" fo:text-align="start" style:justify-single-word="false" fo:text-indent="0cm" style:auto-text-indent="false"/>
      <style:text-properties style:font-name="Times New Roman" fo:font-size="12pt" fo:font-style="italic" style:font-size-asian="12pt" style:font-style-asian="italic" style:font-style-complex="italic"/>
    </style:style>
    <style:style style:name="P618" style:family="paragraph" style:parent-style-name="texte">
      <style:paragraph-properties fo:line-height="150%"/>
      <style:text-properties fo:color="#000000" style:font-name="Times New Roman" fo:font-size="12pt" fo:font-weight="normal" style:font-size-asian="12pt" style:font-weight-asian="normal" style:font-size-complex="12pt" style:font-weight-complex="normal"/>
    </style:style>
    <style:style style:name="P619" style:family="paragraph" style:parent-style-name="texte">
      <style:text-properties fo:color="#000000" style:font-name="Times New Roman" fo:font-size="10pt" fo:language="en" fo:country="GB" fo:font-style="italic" fo:font-weight="normal" style:font-size-asian="10pt" style:font-style-asian="italic" style:font-weight-asian="normal" style:font-size-complex="10pt" style:font-style-complex="italic" style:font-weight-complex="normal"/>
    </style:style>
    <style:style style:name="P620" style:family="paragraph" style:parent-style-name="texte">
      <style:paragraph-properties fo:line-height="150%"/>
      <style:text-properties fo:color="#000000" style:font-name="Times New Roman" fo:font-size="10pt" fo:language="en" fo:country="GB" fo:font-style="italic" fo:font-weight="normal" style:font-size-asian="10pt" style:font-style-asian="italic" style:font-weight-asian="normal" style:font-size-complex="10pt" style:font-style-complex="italic" style:font-weight-complex="normal"/>
    </style:style>
    <style:style style:name="P621" style:family="paragraph" style:parent-style-name="texte">
      <style:paragraph-properties style:snap-to-layout-grid="false"/>
      <style:text-properties style:font-name="Symbol" fo:font-size="12pt" style:font-size-asian="12pt" style:font-size-complex="12pt"/>
    </style:style>
    <style:style style:name="P622" style:family="paragraph" style:parent-style-name="texte">
      <style:text-properties style:font-name="Times New Roman" fo:font-size="12pt" style:font-size-asian="12pt" style:font-size-complex="12pt"/>
    </style:style>
    <style:style style:name="P623" style:family="paragraph" style:parent-style-name="texte">
      <style:paragraph-properties style:snap-to-layout-grid="false"/>
      <style:text-properties style:font-name="Times New Roman" fo:font-size="12pt" style:font-size-asian="12pt" style:font-size-complex="12pt"/>
    </style:style>
    <style:style style:name="P624" style:family="paragraph" style:parent-style-name="texte">
      <style:paragraph-properties fo:line-height="150%"/>
      <style:text-properties style:font-name="Times New Roman" fo:font-size="12pt" style:font-size-asian="12pt" style:font-size-complex="12pt"/>
    </style:style>
    <style:style style:name="P625" style:family="paragraph" style:parent-style-name="texte">
      <style:paragraph-properties fo:line-height="100%" style:snap-to-layout-grid="false"/>
      <style:text-properties style:font-name="Times New Roman" fo:font-size="12pt" style:font-size-asian="12pt" style:font-size-complex="12pt"/>
    </style:style>
    <style:style style:name="P626" style:family="paragraph" style:parent-style-name="texte">
      <style:paragraph-properties fo:line-height="100%" fo:text-align="start" style:justify-single-word="false" style:snap-to-layout-grid="false"/>
      <style:text-properties style:font-name="Times New Roman" fo:font-size="12pt" style:font-size-asian="12pt" style:font-size-complex="12pt"/>
    </style:style>
    <style:style style:name="P627" style:family="paragraph" style:parent-style-name="texte">
      <style:text-properties style:font-name="Times New Roman" fo:font-size="12pt" fo:language="en" fo:country="GB" style:font-size-asian="12pt" style:font-size-complex="12pt"/>
    </style:style>
    <style:style style:name="P628" style:family="paragraph" style:parent-style-name="texte">
      <style:paragraph-properties style:snap-to-layout-grid="false"/>
      <style:text-properties style:font-name="Times New Roman" fo:font-size="12pt" fo:language="en" fo:country="GB" style:font-size-asian="12pt" style:font-size-complex="12pt"/>
    </style:style>
    <style:style style:name="P629" style:family="paragraph" style:parent-style-name="texte">
      <style:paragraph-properties fo:line-height="150%"/>
      <style:text-properties style:font-name="Times New Roman" fo:font-size="12pt" fo:language="en" fo:country="GB" style:font-size-asian="12pt" style:font-size-complex="12pt"/>
    </style:style>
    <style:style style:name="P630" style:family="paragraph" style:parent-style-name="texte">
      <style:paragraph-properties fo:line-height="150%"/>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631" style:family="paragraph" style:parent-style-name="texte">
      <style:paragraph-properties fo:line-height="150%"/>
      <style:text-properties style:font-name="Times New Roman" fo:font-size="12pt" fo:font-weight="bold" style:font-size-asian="12pt" style:font-weight-asian="bold" style:font-size-complex="12pt"/>
    </style:style>
    <style:style style:name="P632" style:family="paragraph" style:parent-style-name="texte">
      <style:paragraph-properties fo:line-height="150%"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633" style:family="paragraph" style:parent-style-name="texte">
      <style:paragraph-properties fo:line-height="100%"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634" style:family="paragraph" style:parent-style-name="texte">
      <style:paragraph-properties fo:line-height="150%"/>
      <style:text-properties style:font-name="Times New Roman" fo:font-size="12pt" fo:font-style="italic" style:font-size-asian="12pt" style:font-style-asian="italic" style:font-size-complex="12pt" style:font-style-complex="italic"/>
    </style:style>
    <style:style style:name="P635" style:family="paragraph" style:parent-style-name="texte">
      <style:paragraph-properties fo:line-height="150%" fo:text-align="start" style:justify-single-word="false" style:text-autospace="none"/>
      <style:text-properties style:font-name="Times New Roman" fo:font-size="12pt" style:font-name-asian="CourierNewPSMT" style:font-size-asian="12pt" style:font-name-complex="CourierNewPSMT" style:font-size-complex="12pt"/>
    </style:style>
    <style:style style:name="P636" style:family="paragraph" style:parent-style-name="List_20_Heading">
      <style:paragraph-properties fo:margin-top="0.132cm" fo:margin-bottom="0.212cm" fo:background-color="#f0f0f0">
        <style:background-image/>
      </style:paragraph-properties>
      <style:text-properties fo:color="#000000" style:font-name="Times New Roman" fo:font-size="10pt" style:font-size-asian="10pt" style:font-size-complex="10pt"/>
    </style:style>
    <style:style style:name="P637" style:family="paragraph" style:parent-style-name="Standard">
      <style:paragraph-properties fo:margin-top="0cm" fo:margin-bottom="0.494cm" fo:line-height="150%" fo:text-align="center" style:justify-single-word="false" fo:break-before="page" fo:padding="0.071cm" fo:border="0.018cm solid #000000"/>
      <style:text-properties style:font-name="Times New Roman" fo:font-size="18pt" style:font-size-asian="18pt" style:font-size-complex="12pt"/>
    </style:style>
    <style:style style:name="P638" style:family="paragraph" style:parent-style-name="Standard">
      <style:paragraph-properties fo:margin-top="0cm" fo:margin-bottom="0.494cm" fo:line-height="150%" fo:text-align="center" style:justify-single-word="false" fo:break-before="page" fo:padding="0.071cm" fo:border="0.018cm solid #000000"/>
      <style:text-properties style:font-name="Times New Roman" fo:font-size="18pt" fo:font-weight="bold" style:font-size-asian="18pt" style:font-weight-asian="bold" style:font-size-complex="16pt" style:font-weight-complex="bold"/>
    </style:style>
    <style:style style:name="P639" style:family="paragraph" style:parent-style-name="Standard">
      <style:paragraph-properties fo:margin-top="0cm" fo:margin-bottom="0.494cm" fo:line-height="150%" fo:text-align="center" style:justify-single-word="false" fo:break-before="page" fo:padding="0.071cm" fo:border="0.018cm solid #000000"/>
      <style:text-properties style:font-name="Times New Roman" fo:font-size="18pt" fo:font-weight="bold" style:font-size-asian="18pt" style:font-weight-asian="bold" style:font-weight-complex="bold"/>
    </style:style>
    <style:style style:name="P640" style:family="paragraph" style:parent-style-name="Standard">
      <style:paragraph-properties fo:margin-top="0cm" fo:margin-bottom="0cm" fo:line-height="150%" fo:orphans="2" fo:widows="2"/>
    </style:style>
    <style:style style:name="P641" style:family="paragraph" style:parent-style-name="Text_20_body">
      <style:paragraph-properties fo:margin-top="0cm" fo:margin-bottom="0cm" fo:line-height="150%" fo:orphans="2" fo:widows="2"/>
      <style:text-properties fo:font-variant="normal" fo:text-transform="none" fo:color="#000000" style:font-name="Georgia" fo:font-size="11.25pt" fo:letter-spacing="normal" fo:font-style="normal" fo:font-weight="normal"/>
    </style:style>
    <style:style style:name="P642" style:family="paragraph" style:parent-style-name="Text_20_body">
      <style:paragraph-properties fo:margin-top="0cm" fo:margin-bottom="0cm" fo:line-height="150%" fo:orphans="2" fo:widows="2"/>
      <style:text-properties fo:font-variant="normal" fo:text-transform="none" fo:color="#000000" style:font-name="Times New Roman" fo:font-size="12pt" fo:letter-spacing="normal" fo:font-style="normal" fo:font-weight="normal" style:font-size-asian="12pt" style:font-size-complex="12pt"/>
    </style:style>
    <style:style style:name="P643" style:family="paragraph" style:parent-style-name="Text_20_body">
      <style:paragraph-properties fo:margin-top="0cm" fo:margin-bottom="0cm" fo:line-height="150%"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44" style:family="paragraph" style:parent-style-name="Text_20_body">
      <style:paragraph-properties fo:margin-top="0cm" fo:margin-bottom="0cm" fo:line-height="150%" fo:text-align="end" style:justify-single-word="false"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45" style:family="paragraph" style:parent-style-name="Text_20_body">
      <style:paragraph-properties fo:margin-top="0cm" fo:margin-bottom="0cm" fo:line-height="150%" fo:orphans="2" fo:widows="2"/>
      <style:text-properties style:font-name="Times New Roman" fo:font-size="12pt" style:font-size-asian="12pt" style:font-size-complex="12pt"/>
    </style:style>
    <style:style style:name="P646" style:family="paragraph" style:parent-style-name="Text_20_body">
      <style:paragraph-properties fo:line-height="150%" fo:orphans="2" fo:widows="2"/>
    </style:style>
    <style:style style:name="P647" style:family="paragraph" style:parent-style-name="Text_20_body">
      <style:paragraph-properties fo:line-height="150%" fo:orphans="2" fo:widows="2"/>
      <style:text-properties fo:font-variant="normal" fo:text-transform="none" fo:color="#000000" style:font-name="Times New Roman" fo:font-size="12pt" fo:letter-spacing="normal" fo:font-style="normal" fo:font-weight="normal" style:font-size-asian="12pt" style:font-size-complex="12pt"/>
    </style:style>
    <style:style style:name="P648" style:family="paragraph" style:parent-style-name="Standard">
      <style:paragraph-properties fo:margin-left="-1.249cm" fo:margin-right="0cm" fo:line-height="150%" fo:text-indent="0cm" style:auto-text-indent="false"/>
      <style:text-properties fo:font-size="10pt" style:font-size-asian="10pt" style:font-size-complex="10pt"/>
    </style:style>
    <style:style style:name="P649" style:family="paragraph" style:parent-style-name="Standard">
      <style:paragraph-properties fo:margin-left="-1.249cm" fo:margin-right="0cm" fo:line-height="150%" fo:text-align="center" style:justify-single-word="false" fo:text-indent="0cm" style:auto-text-indent="false"/>
      <style:text-properties fo:font-variant="normal" fo:text-transform="none" fo:color="#000000" style:font-name="Times New Roman" fo:font-size="12pt" style:text-underline-style="none" fo:font-weight="bold" style:font-name-asian="Tahoma" style:font-size-asian="12pt" style:font-weight-asian="bold" style:font-name-complex="Tahoma" style:font-size-complex="12pt" style:font-weight-complex="bold"/>
    </style:style>
    <style:style style:name="P650" style:family="paragraph" style:parent-style-name="Standard">
      <style:paragraph-properties fo:margin-left="-1.249cm" fo:margin-right="0cm" fo:line-height="150%" fo:text-align="center" style:justify-single-word="false" fo:text-indent="0cm" style:auto-text-indent="false" style:text-autospace="none"/>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651" style:family="paragraph" style:parent-style-name="code">
      <style:paragraph-properties fo:line-height="150%"/>
      <style:text-properties style:font-name="Times New Roman" fo:font-size="12pt" fo:font-style="italic" style:font-size-asian="12pt" style:font-style-asian="italic" style:font-size-complex="12pt" style:font-style-complex="italic"/>
    </style:style>
    <style:style style:name="P652" style:family="paragraph" style:parent-style-name="code">
      <style:paragraph-properties fo:line-height="150%"/>
      <style:text-properties style:font-name="Times New Roman" fo:font-size="12pt" fo:font-style="italic" style:text-underline-style="solid" style:text-underline-width="auto" style:text-underline-color="font-color" fo:font-weight="bold" style:font-name-asian="CourierNewPSMT" style:font-size-asian="12pt" style:font-style-asian="italic" style:font-weight-asian="bold" style:font-name-complex="CourierNewPSMT" style:font-size-complex="12pt" style:font-style-complex="italic" style:font-weight-complex="bold"/>
    </style:style>
    <style:style style:name="P653" style:family="paragraph" style:parent-style-name="code">
      <style:paragraph-properties fo:line-height="150%"/>
      <style:text-properties style:font-name="Times New Roman" fo:font-size="12pt" fo:font-style="italic" style:font-name-asian="CourierNewPSMT" style:font-size-asian="12pt" style:font-style-asian="italic" style:font-name-complex="CourierNewPSMT" style:font-size-complex="12pt" style:font-style-complex="italic"/>
    </style:style>
    <style:style style:name="P654" style:family="paragraph" style:parent-style-name="Standard">
      <style:paragraph-properties fo:margin-left="-1.249cm" fo:margin-right="0cm" fo:line-height="150%" fo:text-indent="1.249cm" style:auto-text-indent="false"/>
      <style:text-properties style:font-name="Times New Roman" fo:font-size="12pt" style:font-size-asian="12pt"/>
    </style:style>
    <style:style style:name="P655" style:family="paragraph" style:parent-style-name="Standard">
      <style:paragraph-properties fo:margin-left="-2.498cm" fo:margin-right="0cm" fo:line-height="150%" fo:text-indent="0.497cm" style:auto-text-indent="false"/>
      <style:text-properties style:font-name="Times New Roman" fo:font-size="12pt" style:font-size-asian="12pt"/>
    </style:style>
    <style:style style:name="P656" style:family="paragraph" style:parent-style-name="Standard">
      <style:paragraph-properties fo:margin-left="-3.747cm" fo:margin-right="0cm" fo:line-height="150%" fo:text-indent="0cm" style:auto-text-indent="false"/>
      <style:text-properties style:font-name="Times New Roman" fo:font-size="12pt" style:font-size-asian="12pt"/>
    </style:style>
    <style:style style:name="P657" style:family="paragraph" style:parent-style-name="Standard" style:master-page-name="Standard">
      <style:paragraph-properties style:line-height-at-least="0.635cm" fo:text-align="center" style:justify-single-word="false" style:page-number="auto"/>
      <style:text-properties fo:text-transform="uppercase" style:font-name="Times New Roman" fo:font-size="20pt" fo:font-weight="bold" style:font-size-asian="20pt" style:font-weight-asian="bold" style:font-size-complex="20pt"/>
    </style:style>
    <style:style style:name="P658" style:family="paragraph" style:parent-style-name="Standard">
      <style:paragraph-properties fo:line-height="150%"/>
      <style:text-properties fo:text-transform="uppercase" style:font-name="Times New Roman" fo:font-size="12pt" style:text-underline-style="solid" style:text-underline-width="auto" style:text-underline-color="font-color" fo:font-weight="bold" style:font-size-asian="12pt" style:font-weight-asian="bold"/>
    </style:style>
    <style:style style:name="P659" style:family="paragraph" style:parent-style-name="Standard" style:list-style-name="L4">
      <style:paragraph-properties fo:line-height="150%"/>
      <style:text-properties fo:text-transform="uppercase" style:font-name="Times New Roman" fo:font-size="12pt" style:text-underline-style="solid" style:text-underline-width="auto" style:text-underline-color="font-color" fo:font-weight="bold" style:font-size-asian="12pt" style:font-weight-asian="bold"/>
    </style:style>
    <style:style style:name="P660" style:family="paragraph" style:parent-style-name="Standard" style:list-style-name="L26">
      <style:paragraph-properties fo:line-height="150%"/>
      <style:text-properties fo:text-transform="uppercase" style:font-name="Times New Roman" fo:font-size="12pt" style:text-underline-style="solid" style:text-underline-width="auto" style:text-underline-color="font-color" fo:font-weight="bold" style:font-size-asian="12pt" style:font-weight-asian="bold" style:font-size-complex="12pt"/>
    </style:style>
    <style:style style:name="P661" style:family="paragraph" style:parent-style-name="Standard" style:list-style-name="L33">
      <style:paragraph-properties fo:line-height="150%"/>
      <style:text-properties fo:text-transform="uppercase" fo:color="#000000" style:font-name="Times New Roman" style:text-underline-style="solid" style:text-underline-width="auto" style:text-underline-color="font-color" fo:font-weight="bold" style:font-weight-asian="bold"/>
    </style:style>
    <style:style style:name="P662" style:family="paragraph" style:parent-style-name="Standard" style:list-style-name="L9">
      <style:paragraph-properties fo:line-height="150%"/>
      <style:text-properties style:font-name="Times New Roman" fo:font-size="12pt" style:font-size-asian="12pt"/>
    </style:style>
    <style:style style:name="P663" style:family="paragraph" style:parent-style-name="Standard" style:list-style-name="L13">
      <style:paragraph-properties fo:line-height="150%"/>
      <style:text-properties style:font-name="Times New Roman" fo:font-size="12pt" style:font-size-asian="12pt"/>
    </style:style>
    <style:style style:name="P664" style:family="paragraph" style:parent-style-name="Standard" style:list-style-name="L15">
      <style:paragraph-properties fo:line-height="150%"/>
      <style:text-properties style:font-name="Times New Roman" fo:font-size="12pt" style:font-size-asian="12pt"/>
    </style:style>
    <style:style style:name="P665" style:family="paragraph" style:parent-style-name="Standard" style:list-style-name="L25">
      <style:paragraph-properties fo:line-height="150%"/>
      <style:text-properties style:font-name="Times New Roman" fo:font-size="12pt" style:font-size-asian="12pt"/>
    </style:style>
    <style:style style:name="P666" style:family="paragraph" style:parent-style-name="Standard" style:list-style-name="WW8Num2">
      <style:paragraph-properties fo:line-height="150%"/>
      <style:text-properties style:font-name="Times New Roman" fo:font-size="12pt" style:font-size-asian="12pt" style:font-size-complex="12pt"/>
    </style:style>
    <style:style style:name="P667" style:family="paragraph" style:parent-style-name="Standard">
      <style:paragraph-properties fo:line-height="150%" fo:text-align="start" style:justify-single-word="false" style:text-autospace="none"/>
      <style:text-properties style:font-name="Times New Roman" fo:font-size="12pt" style:font-name-asian="CMR10" style:font-size-asian="12pt" style:font-name-complex="CMR10" style:font-size-complex="12pt"/>
    </style:style>
    <style:style style:name="P668" style:family="paragraph" style:parent-style-name="Standard">
      <style:paragraph-properties fo:line-height="150%" style:text-autospace="none"/>
      <style:text-properties style:font-name="Times New Roman" fo:font-size="12pt" style:font-name-asian="CMR10" style:font-size-asian="12pt" style:font-name-complex="CMR10" style:font-size-complex="12pt"/>
    </style:style>
    <style:style style:name="P669" style:family="paragraph" style:parent-style-name="Standard" style:list-style-name="L23">
      <style:paragraph-properties fo:line-height="150%"/>
      <style:text-properties style:font-name="Times New Roman" fo:font-size="12pt" fo:font-style="italic" style:font-size-asian="12pt" style:font-style-asian="italic"/>
    </style:style>
    <style:style style:name="P670" style:family="paragraph" style:parent-style-name="Standard">
      <style:paragraph-properties fo:line-height="150%"/>
      <style:text-properties style:font-name="Times New Roman" fo:font-size="12pt" fo:font-style="italic" fo:font-weight="bold" style:font-size-asian="12pt" style:font-style-asian="italic" style:font-weight-asian="bold"/>
    </style:style>
    <style:style style:name="P671" style:family="paragraph" style:parent-style-name="Standard">
      <style:paragraph-properties fo:line-height="150%"/>
      <style:text-properties style:font-name="Times New Roman" fo:font-size="12pt" fo:font-weight="bold" style:font-size-asian="12pt" style:font-weight-asian="bold"/>
    </style:style>
    <style:style style:name="P672" style:family="paragraph" style:parent-style-name="Standard">
      <style:paragraph-properties fo:line-height="150%"/>
      <style:text-properties style:font-name="Times New Roman" fo:font-size="10pt" fo:font-style="italic" style:font-size-asian="10pt" style:font-style-asian="italic" style:font-size-complex="10pt"/>
    </style:style>
    <style:style style:name="P673" style:family="paragraph" style:parent-style-name="Standard">
      <style:paragraph-properties fo:line-height="150%"/>
    </style:style>
    <style:style style:name="P674" style:family="paragraph" style:parent-style-name="Standard" style:list-style-name="L11">
      <style:paragraph-properties fo:line-height="150%"/>
    </style:style>
    <style:style style:name="P675" style:family="paragraph" style:parent-style-name="Standard" style:list-style-name="L16">
      <style:paragraph-properties fo:line-height="150%"/>
    </style:style>
    <style:style style:name="P676" style:family="paragraph" style:parent-style-name="Standard" style:list-style-name="L23">
      <style:paragraph-properties fo:line-height="150%"/>
    </style:style>
    <style:style style:name="P677" style:family="paragraph" style:parent-style-name="Standard" style:list-style-name="L17">
      <style:paragraph-properties fo:line-height="150%"/>
      <style:text-properties fo:font-size="12pt" style:font-size-asian="12pt"/>
    </style:style>
    <style:style style:name="P678" style:family="paragraph" style:parent-style-name="Standard" style:list-style-name="L18">
      <style:paragraph-properties fo:line-height="150%"/>
      <style:text-properties fo:font-size="12pt" style:font-size-asian="12pt"/>
    </style:style>
    <style:style style:name="P679" style:family="paragraph" style:parent-style-name="Standard" style:list-style-name="L20">
      <style:paragraph-properties fo:line-height="150%"/>
      <style:text-properties fo:font-size="12pt" style:font-size-asian="12pt" style:font-size-complex="12pt"/>
    </style:style>
    <style:style style:name="P680" style:family="paragraph" style:parent-style-name="Standard" style:list-style-name="L31">
      <style:paragraph-properties fo:line-height="150%"/>
      <style:text-properties fo:color="#000000" style:font-name="Times New Roman" fo:font-size="12pt" style:font-size-asian="12pt"/>
    </style:style>
    <style:style style:name="P681" style:family="paragraph" style:parent-style-name="Standard">
      <style:paragraph-properties fo:line-height="150%" fo:text-align="start" style:justify-single-word="false" style:text-autospace="none"/>
      <style:text-properties fo:color="#000000" style:font-name="Times New Roman" fo:font-size="12pt" style:font-name-asian="LMMono9-Regular" style:font-size-asian="12pt" style:font-name-complex="LMMono9-Regular" style:font-size-complex="12pt"/>
    </style:style>
    <style:style style:name="P682" style:family="paragraph" style:parent-style-name="Standard">
      <style:paragraph-properties fo:line-height="150%" style:text-autospace="none"/>
      <style:text-properties fo:color="#000000" style:font-name="Times New Roman" fo:font-size="12pt" fo:font-style="italic" style:font-name-asian="LMMono9-Regular" style:font-size-asian="12pt" style:font-style-asian="italic" style:font-name-complex="LMMono9-Regular" style:font-size-complex="12pt" style:font-style-complex="italic"/>
    </style:style>
    <style:style style:name="P683" style:family="paragraph" style:parent-style-name="Standard">
      <style:paragraph-properties fo:line-height="150%" style:text-autospace="none"/>
      <style:text-properties fo:color="#000000" style:font-name="Times New Roman" fo:font-size="12pt" fo:font-style="italic" fo:font-weight="bold" style:font-name-asian="LMMono9-Regular" style:font-size-asian="12pt" style:font-style-asian="italic" style:font-weight-asian="bold" style:font-name-complex="LMMono9-Regular" style:font-size-complex="12pt"/>
    </style:style>
    <style:style style:name="P684" style:family="paragraph" style:parent-style-name="Standard">
      <style:paragraph-properties style:text-autospace="none"/>
      <style:text-properties fo:color="#000000" style:font-name="Times New Roman" fo:font-size="12pt" fo:font-style="italic" fo:font-weight="bold" style:font-name-asian="LMMono9-Regular" style:font-size-asian="12pt" style:font-style-asian="italic" style:font-weight-asian="bold" style:font-name-complex="LMMono9-Regular" style:font-size-complex="9pt"/>
    </style:style>
    <style:style style:name="P685" style:family="paragraph" style:parent-style-name="Standard">
      <style:paragraph-properties fo:line-height="150%" fo:text-align="start" style:justify-single-word="false" style:text-autospace="none"/>
      <style:text-properties fo:color="#000000" style:font-name="Times New Roman" fo:font-size="12pt" style:font-name-asian="LMMono10-Regular" style:font-size-asian="12pt" style:font-name-complex="LMMono10-Regular" style:font-size-complex="12pt"/>
    </style:style>
    <style:style style:name="P686" style:family="paragraph" style:parent-style-name="Standard" style:list-style-name="L35">
      <style:paragraph-properties fo:line-height="150%"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687" style:family="paragraph" style:parent-style-name="Standard" style:list-style-name="L35">
      <style:paragraph-properties fo:line-height="150%" fo:text-align="start" style:justify-single-word="false" style:text-autospace="none"/>
      <style:text-properties style:font-name="TimesNewRomanPSMT" fo:font-size="11pt" style:text-underline-style="solid" style:text-underline-width="auto" style:text-underline-color="font-color" style:font-name-asian="TimesNewRomanPSMT" style:font-size-asian="11pt" style:font-name-complex="TimesNewRomanPSMT" style:font-size-complex="11pt"/>
    </style:style>
    <style:style style:name="P688" style:family="paragraph" style:parent-style-name="Standard">
      <style:paragraph-properties style:text-autospace="none"/>
    </style:style>
    <style:style style:name="P689"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690" style:family="paragraph" style:parent-style-name="Standard">
      <style:paragraph-properties fo:line-height="150%"/>
      <style:text-properties fo:font-size="10pt" style:font-size-asian="10pt" style:font-size-complex="10pt"/>
    </style:style>
    <style:style style:name="P691" style:family="paragraph" style:parent-style-name="Standard">
      <style:paragraph-properties fo:line-height="150%"/>
      <style:text-properties fo:font-size="10pt" fo:font-style="italic" style:font-size-asian="10pt" style:font-style-asian="italic" style:font-size-complex="10pt"/>
    </style:style>
    <style:style style:name="P692" style:family="paragraph" style:parent-style-name="Standard" style:list-style-name="L1">
      <style:paragraph-properties fo:margin-left="2.498cm" fo:margin-right="0cm" fo:line-height="150%" fo:text-indent="0cm" style:auto-text-indent="false"/>
      <style:text-properties fo:text-transform="uppercase" style:font-name="Times New Roman" fo:font-size="8pt" style:font-size-asian="8pt" style:font-size-complex="8pt"/>
    </style:style>
    <style:style style:name="P693" style:family="paragraph" style:parent-style-name="Standard" style:list-style-name="L2">
      <style:paragraph-properties fo:margin-left="2.498cm" fo:margin-right="0cm" fo:line-height="150%" fo:text-align="start" style:justify-single-word="false" fo:text-indent="0cm" style:auto-text-indent="false"/>
      <style:text-properties fo:text-transform="uppercase" fo:color="#000000" style:font-name="Times New Roman" fo:font-size="8pt" style:text-underline-style="none" fo:font-weight="normal" style:font-size-asian="8pt" style:font-weight-asian="normal" style:font-size-complex="8pt" style:font-weight-complex="normal"/>
    </style:style>
    <style:style style:name="P694" style:family="paragraph" style:parent-style-name="Standard" style:list-style-name="L21">
      <style:paragraph-properties fo:margin-left="2.498cm" fo:margin-right="0cm" fo:line-height="150%" fo:text-indent="0cm" style:auto-text-indent="false"/>
      <style:text-properties style:font-name="Times New Roman" fo:font-size="12pt" fo:font-weight="bold" style:font-size-asian="12pt" style:font-weight-asian="bold"/>
    </style:style>
    <style:style style:name="P695" style:family="paragraph" style:parent-style-name="Standard">
      <style:paragraph-properties fo:margin-left="2.498cm" fo:margin-right="0cm" fo:line-height="150%" fo:text-indent="0cm" style:auto-text-indent="false"/>
      <style:text-properties style:font-name="Times New Roman" fo:font-size="10pt" fo:font-style="italic" style:font-size-asian="10pt" style:font-style-asian="italic" style:font-size-complex="10pt"/>
    </style:style>
    <style:style style:name="P696" style:family="paragraph" style:parent-style-name="Standard" style:list-style-name="L21">
      <style:paragraph-properties fo:margin-left="2.498cm" fo:margin-right="0cm" fo:line-height="150%" fo:text-indent="0cm" style:auto-text-indent="false"/>
    </style:style>
    <style:style style:name="P697" style:family="paragraph" style:parent-style-name="Standard">
      <style:paragraph-properties fo:margin-left="2.498cm" fo:margin-right="0cm" fo:line-height="150%" fo:text-indent="0cm" style:auto-text-indent="false"/>
      <style:text-properties fo:font-size="12pt" fo:language="en" fo:country="GB" fo:font-style="italic" fo:font-weight="bold" style:font-size-asian="12pt" style:font-style-asian="italic" style:font-weight-asian="bold" style:font-size-complex="12pt" style:font-style-complex="italic"/>
    </style:style>
    <style:style style:name="P698" style:family="paragraph" style:parent-style-name="Standard" style:list-style-name="L3">
      <style:paragraph-properties fo:margin-left="1.249cm" fo:margin-right="0cm" fo:line-height="150%" fo:text-align="start" style:justify-single-word="false" fo:text-indent="0cm" style:auto-text-indent="false"/>
      <style:text-properties fo:font-size="10pt" style:font-size-asian="10pt" style:font-size-complex="10pt"/>
    </style:style>
    <style:style style:name="P699" style:family="paragraph" style:parent-style-name="Standard" style:list-style-name="L3">
      <style:paragraph-properties fo:margin-left="1.249cm" fo:margin-right="0cm" fo:line-height="150%" fo:text-align="start" style:justify-single-word="false" fo:text-indent="0cm" style:auto-text-indent="false"/>
      <style:text-properties fo:text-transform="uppercase" fo:color="#000000" style:font-name="Times New Roman" fo:font-size="10pt" style:text-underline-style="none" fo:font-weight="normal" style:font-size-asian="10pt" style:font-weight-asian="normal" style:font-size-complex="10pt"/>
    </style:style>
    <style:style style:name="P700" style:family="paragraph" style:parent-style-name="Standard">
      <style:paragraph-properties fo:margin-left="1.249cm" fo:margin-right="0cm" fo:line-height="150%" fo:text-indent="0cm" style:auto-text-indent="false"/>
      <style:text-properties fo:text-transform="uppercase" style:font-name="Times New Roman"/>
    </style:style>
    <style:style style:name="P701" style:family="paragraph" style:parent-style-name="Standard" style:list-style-name="L6">
      <style:paragraph-properties fo:margin-left="1.249cm" fo:margin-right="0cm" fo:line-height="150%" fo:text-indent="0cm" style:auto-text-indent="false">
        <style:tab-stops>
          <style:tab-stop style:position="1.249cm"/>
          <style:tab-stop style:position="2.498cm"/>
        </style:tab-stops>
      </style:paragraph-properties>
      <style:text-properties style:font-name="Times New Roman" fo:font-size="12pt" style:font-size-asian="12pt"/>
    </style:style>
    <style:style style:name="P702" style:family="paragraph" style:parent-style-name="Standard" style:list-style-name="L10">
      <style:paragraph-properties fo:margin-left="1.249cm" fo:margin-right="0cm" fo:line-height="150%" fo:text-indent="0cm" style:auto-text-indent="false"/>
      <style:text-properties style:font-name="Times New Roman" fo:font-size="12pt" style:font-size-asian="12pt"/>
    </style:style>
    <style:style style:name="P703" style:family="paragraph" style:parent-style-name="Standard" style:list-style-name="L14">
      <style:paragraph-properties fo:margin-left="1.249cm" fo:margin-right="0cm" fo:line-height="150%" fo:text-indent="0cm" style:auto-text-indent="false"/>
      <style:text-properties style:font-name="Times New Roman" fo:font-size="12pt" style:font-size-asian="12pt"/>
    </style:style>
    <style:style style:name="P704" style:family="paragraph" style:parent-style-name="Standard" style:list-style-name="L18">
      <style:paragraph-properties fo:margin-left="1.249cm" fo:margin-right="0cm" fo:line-height="150%" fo:text-indent="0cm" style:auto-text-indent="false"/>
      <style:text-properties style:font-name="Times New Roman" fo:font-size="12pt" style:font-size-asian="12pt"/>
    </style:style>
    <style:style style:name="P705" style:family="paragraph" style:parent-style-name="Standard" style:list-style-name="L19">
      <style:paragraph-properties fo:margin-left="1.249cm" fo:margin-right="0cm" fo:line-height="150%" fo:text-indent="0cm" style:auto-text-indent="false"/>
      <style:text-properties style:font-name="Times New Roman" fo:font-size="12pt" style:font-size-asian="12pt"/>
    </style:style>
    <style:style style:name="P706" style:family="paragraph" style:parent-style-name="Standard" style:list-style-name="L24">
      <style:paragraph-properties fo:margin-left="1.249cm" fo:margin-right="0cm" fo:line-height="150%" fo:text-indent="0cm" style:auto-text-indent="false"/>
      <style:text-properties style:font-name="Times New Roman" fo:font-size="12pt" style:font-size-asian="12pt"/>
    </style:style>
    <style:style style:name="P707" style:family="paragraph" style:parent-style-name="Standard">
      <style:paragraph-properties fo:margin-left="1.249cm" fo:margin-right="0cm" fo:line-height="150%" fo:text-indent="0cm" style:auto-text-indent="false"/>
      <style:text-properties style:font-name="Times New Roman" fo:font-size="10pt" fo:font-style="italic" style:font-size-asian="10pt" style:font-style-asian="italic" style:font-size-complex="10pt"/>
    </style:style>
    <style:style style:name="P708" style:family="paragraph" style:parent-style-name="Standard" style:list-style-name="L18">
      <style:paragraph-properties fo:margin-left="1.249cm" fo:margin-right="0cm" fo:line-height="150%" fo:text-indent="0cm" style:auto-text-indent="false"/>
    </style:style>
    <style:style style:name="P709" style:family="paragraph" style:parent-style-name="Standard">
      <style:paragraph-properties fo:margin-left="1.249cm" fo:margin-right="0cm" fo:line-height="150%" fo:text-align="start" style:justify-single-word="false" fo:text-indent="0cm" style:auto-text-indent="false" style:text-autospace="none"/>
      <style:text-properties fo:color="#000000" style:font-name="Times New Roman" fo:font-size="12pt" style:font-name-asian="LMMono10-Regular" style:font-size-asian="12pt" style:font-name-complex="LMMono10-Regular" style:font-size-complex="12pt"/>
    </style:style>
    <style:style style:name="P710" style:family="paragraph" style:parent-style-name="Standard" style:list-style-name="L11">
      <style:paragraph-properties fo:margin-left="1.249cm" fo:margin-right="0cm" fo:line-height="150%" fo:text-indent="0cm" style:auto-text-indent="false" fo:break-before="page"/>
      <style:text-properties style:font-name="Times New Roman" fo:font-size="12pt" style:font-size-asian="12pt"/>
    </style:style>
    <style:style style:name="P711" style:family="paragraph" style:parent-style-name="Standard" style:list-style-name="L5">
      <style:paragraph-properties fo:margin-left="2.498cm" fo:margin-right="0cm" fo:line-height="150%" fo:text-indent="-0.635cm" style:auto-text-indent="false"/>
      <style:text-properties fo:text-transform="uppercase" fo:font-size="8pt" style:font-size-asian="8pt" style:font-size-complex="8pt"/>
    </style:style>
    <style:style style:name="P712" style:family="paragraph" style:parent-style-name="Standard" style:list-style-name="L12">
      <style:paragraph-properties fo:margin-left="2.498cm" fo:margin-right="0cm" fo:line-height="150%" fo:text-indent="-0.635cm" style:auto-text-indent="false"/>
      <style:text-properties style:font-name="Times New Roman" fo:font-size="12pt" style:font-size-asian="12pt"/>
    </style:style>
    <style:style style:name="P713" style:family="paragraph" style:parent-style-name="Standard" style:list-style-name="WW8Num1">
      <style:paragraph-properties fo:margin-left="2.498cm" fo:margin-right="0cm" fo:line-height="150%" fo:text-indent="-0.635cm" style:auto-text-indent="false"/>
      <style:text-properties style:font-name="Times New Roman" fo:font-size="12pt" style:font-size-asian="12pt" style:font-size-complex="12pt"/>
    </style:style>
    <style:style style:name="P714" style:family="paragraph" style:parent-style-name="Standard" style:list-style-name="L12">
      <style:paragraph-properties fo:margin-left="2.498cm" fo:margin-right="0cm" fo:line-height="150%" fo:text-indent="-0.635cm" style:auto-text-indent="false"/>
    </style:style>
    <style:style style:name="P715" style:family="paragraph" style:parent-style-name="Standard" style:list-style-name="L29">
      <style:paragraph-properties fo:margin-left="2.498cm" fo:margin-right="0cm" fo:line-height="150%" fo:text-align="start" style:justify-single-word="false" fo:text-indent="-0.635cm" style:auto-text-indent="false" style:text-autospace="none"/>
      <style:text-properties fo:color="#000000" style:font-name="Times New Roman" fo:font-size="12pt" style:font-name-asian="CMR10" style:font-size-asian="12pt" style:font-name-complex="CMR10" style:font-size-complex="12pt"/>
    </style:style>
    <style:style style:name="P716" style:family="paragraph" style:parent-style-name="Standard" style:list-style-name="L7">
      <style:paragraph-properties fo:margin-left="0cm" fo:margin-right="0cm" fo:line-height="150%" fo:text-indent="0cm" style:auto-text-indent="false"/>
      <style:text-properties fo:text-transform="uppercase" style:font-name="Times New Roman" fo:font-size="12pt" style:text-underline-style="solid" style:text-underline-width="auto" style:text-underline-color="font-color" fo:font-weight="bold" style:font-size-asian="12pt" style:font-weight-asian="bold"/>
    </style:style>
    <style:style style:name="P717" style:family="paragraph" style:parent-style-name="Standard" style:list-style-name="L27">
      <style:paragraph-properties fo:margin-left="0cm" fo:margin-right="0cm" fo:line-height="150%" fo:text-indent="0cm" style:auto-text-indent="false"/>
      <style:text-properties fo:text-transform="uppercase" style:font-name="Times New Roman" fo:font-size="12pt" style:text-underline-style="solid" style:text-underline-width="auto" style:text-underline-color="font-color" fo:font-weight="bold" style:font-size-asian="12pt" style:font-weight-asian="bold" style:font-size-complex="12pt"/>
    </style:style>
    <style:style style:name="P718" style:family="paragraph" style:parent-style-name="Standard">
      <style:paragraph-properties fo:margin-left="0cm" fo:margin-right="0cm" fo:text-indent="0cm" style:auto-text-indent="false"/>
      <style:text-properties fo:text-transform="uppercase"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19" style:family="paragraph" style:parent-style-name="Standard" style:list-style-name="L8">
      <style:paragraph-properties fo:margin-left="0cm" fo:margin-right="0cm" fo:line-height="150%" fo:text-indent="0cm" style:auto-text-indent="false" style:text-autospace="none"/>
      <style:text-properties fo:text-transform="uppercase" fo:color="#000000" style:font-name="Times New Roman"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720" style:family="paragraph" style:parent-style-name="Standard" style:list-style-name="L28">
      <style:paragraph-properties fo:margin-left="0cm" fo:margin-right="0cm" fo:line-height="150%" fo:text-indent="0cm" style:auto-text-indent="false"/>
      <style:text-properties fo:text-transform="uppercase" fo:color="#000000" style:font-name="Times New Roman" fo:font-size="12pt" fo:font-weight="bold" style:font-size-asian="12pt" style:font-weight-asian="bold"/>
    </style:style>
    <style:style style:name="P721" style:family="paragraph" style:parent-style-name="Standard">
      <style:paragraph-properties fo:margin-left="0cm" fo:margin-right="0cm" fo:text-indent="0cm" style:auto-text-indent="false"/>
      <style:text-properties fo:font-style="italic" style:font-style-asian="italic" style:font-style-complex="italic"/>
    </style:style>
    <style:style style:name="P722"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style:font-size-asian="12pt" style:font-weight-asian="bold" style:font-weight-complex="bold"/>
    </style:style>
    <style:style style:name="P723" style:family="paragraph" style:parent-style-name="Standard">
      <style:paragraph-properties fo:margin-left="0cm" fo:margin-right="0cm" fo:line-height="150%" fo:text-indent="0cm" style:auto-text-indent="false"/>
      <style:text-properties style:font-name="Times New Roman" fo:font-size="10pt" fo:font-style="italic" style:font-size-asian="10pt" style:font-style-asian="italic" style:font-size-complex="10pt"/>
    </style:style>
    <style:style style:name="P724" style:family="paragraph" style:parent-style-name="Standard" style:list-style-name="L32">
      <style:paragraph-properties fo:margin-left="0cm" fo:margin-right="0cm" fo:text-indent="0cm" style:auto-text-indent="false" fo:break-before="page"/>
      <style:text-properties fo:text-transform="uppercase"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25" style:family="paragraph" style:parent-style-name="Standard" style:list-style-name="L11">
      <style:paragraph-properties fo:margin-left="1.249cm" fo:margin-right="0cm" fo:line-height="150%" fo:text-indent="-0.635cm" style:auto-text-indent="false"/>
      <style:text-properties style:font-name="Times New Roman" fo:font-size="12pt" style:font-size-asian="12pt"/>
    </style:style>
    <style:style style:name="P726" style:family="paragraph" style:parent-style-name="Standard" style:list-style-name="L23">
      <style:paragraph-properties fo:margin-left="1.249cm" fo:margin-right="0cm" fo:line-height="150%" fo:text-indent="-0.635cm" style:auto-text-indent="false"/>
      <style:text-properties style:font-name="Times New Roman" fo:font-size="12pt" style:font-size-asian="12pt"/>
    </style:style>
    <style:style style:name="P727" style:family="paragraph" style:parent-style-name="Standard" style:list-style-name="L34">
      <style:paragraph-properties fo:margin-left="1.249cm" fo:margin-right="0cm" fo:line-height="150%" fo:text-indent="-0.635cm" style:auto-text-indent="false"/>
      <style:text-properties fo:color="#000000" style:font-name="Times New Roman" fo:font-size="12pt" fo:font-weight="bold" style:font-name-asian="Tahoma" style:font-size-asian="12pt" style:font-weight-asian="bold" style:font-name-complex="Tahoma" style:font-size-complex="12pt" style:font-weight-complex="bold"/>
    </style:style>
    <style:style style:name="P728" style:family="paragraph" style:parent-style-name="Standard" style:list-style-name="L22">
      <style:paragraph-properties fo:margin-left="3.747cm" fo:margin-right="0cm" fo:line-height="150%" fo:text-indent="0cm" style:auto-text-indent="false"/>
      <style:text-properties style:font-name="Times New Roman" fo:font-size="12pt" style:font-size-asian="12pt"/>
    </style:style>
    <style:style style:name="P729" style:family="paragraph" style:parent-style-name="Standard">
      <style:paragraph-properties fo:margin-left="3.747cm" fo:margin-right="0cm" fo:line-height="150%" fo:text-indent="0cm" style:auto-text-indent="false" style:text-autospace="none"/>
      <style:text-properties fo:color="#000000" style:font-name="Times New Roman" fo:font-size="12pt" fo:font-style="italic" style:font-name-asian="LMSans10-Regular" style:font-size-asian="12pt" style:font-style-asian="italic" style:font-name-complex="LMSans10-Regular" style:font-size-complex="12pt" style:font-style-complex="italic"/>
    </style:style>
    <style:style style:name="P730" style:family="paragraph" style:parent-style-name="Standard" style:list-style-name="L23">
      <style:paragraph-properties fo:margin-left="0.792cm" fo:margin-right="0cm" fo:line-height="150%" fo:text-indent="0cm" style:auto-text-indent="false"/>
      <style:text-properties style:font-name="Times New Roman" fo:font-size="12pt" fo:font-style="italic" style:font-size-asian="12pt" style:font-style-asian="italic"/>
    </style:style>
    <style:style style:name="P731" style:family="paragraph" style:parent-style-name="Standard" style:list-style-name="L23">
      <style:paragraph-properties fo:margin-left="0.792cm" fo:margin-right="0cm" fo:line-height="150%" fo:text-indent="0cm" style:auto-text-indent="false"/>
      <style:text-properties fo:font-size="12pt" style:font-size-asian="12pt" style:font-size-complex="12pt"/>
    </style:style>
    <style:style style:name="P732" style:family="paragraph" style:parent-style-name="Standard" style:list-style-name="L26">
      <style:paragraph-properties fo:margin-left="0cm" fo:margin-right="0cm" fo:line-height="150%" fo:text-indent="-0.635cm" style:auto-text-indent="false"/>
      <style:text-properties fo:text-transform="uppercase" style:font-name="Times New Roman" fo:font-size="12pt" style:text-underline-style="solid" style:text-underline-width="auto" style:text-underline-color="font-color" fo:font-weight="bold" style:font-size-asian="12pt" style:font-weight-asian="bold" style:font-size-complex="12pt"/>
    </style:style>
    <style:style style:name="P733" style:family="paragraph" style:parent-style-name="Standard" style:list-style-name="L34">
      <style:paragraph-properties fo:margin-left="0cm" fo:margin-right="0cm" fo:line-height="150%" fo:text-indent="-0.635cm" style:auto-text-indent="false"/>
      <style:text-properties fo:text-transform="uppercase" fo:color="#000000" style:font-name="Times New Roman" fo:font-size="12pt" style:text-underline-style="solid" style:text-underline-width="auto" style:text-underline-color="font-color" fo:font-weight="bold" style:font-name-asian="Tahoma" style:font-size-asian="12pt" style:font-weight-asian="bold" style:font-name-complex="Tahoma" style:font-size-complex="12pt"/>
    </style:style>
    <style:style style:name="P734" style:family="paragraph" style:parent-style-name="Standard">
      <style:paragraph-properties fo:break-before="page" style:text-autospace="none"/>
    </style:style>
    <style:style style:name="P735" style:family="paragraph" style:parent-style-name="Standard">
      <style:paragraph-properties fo:line-height="150%" fo:text-align="center" style:justify-single-word="false" fo:break-before="page" fo:padding="0.071cm" fo:border="0.018cm solid #000000"/>
      <style:text-properties fo:font-size="18pt" fo:font-weight="bold" style:font-size-asian="18pt" style:font-weight-asian="bold" style:font-size-complex="18pt" style:font-weight-complex="bold"/>
    </style:style>
    <style:style style:name="P736" style:family="paragraph" style:parent-style-name="Standard">
      <style:paragraph-properties fo:line-height="150%" style:writing-mode="lr-tb"/>
      <style:text-properties fo:font-size="12pt" style:font-name-asian="CMTT8" style:font-size-asian="12pt" style:font-name-complex="CMTT8" style:font-size-complex="12pt"/>
    </style:style>
    <style:style style:name="P737" style:family="paragraph" style:parent-style-name="texte">
      <style:paragraph-properties fo:line-height="150%"/>
      <style:text-properties style:font-name="Times New Roman" fo:font-size="12pt" fo:font-weight="bold" style:font-size-asian="12pt" style:font-weight-asian="bold" style:font-size-complex="12pt"/>
    </style:style>
    <style:style style:name="P738" style:family="paragraph" style:parent-style-name="texte" style:list-style-name="L30">
      <style:paragraph-properties fo:margin-left="2.498cm" fo:margin-right="0cm" fo:line-height="150%" fo:text-indent="0cm" style:auto-text-indent="false"/>
      <style:text-properties fo:text-transform="lowercase" fo:color="#000000" style:font-name="Times New Roman" fo:font-size="12pt" fo:font-weight="normal" style:font-size-asian="12pt" style:font-weight-asian="normal" style:font-size-complex="12pt" style:font-weight-complex="normal"/>
    </style:style>
    <style:style style:name="P739" style:family="paragraph" style:parent-style-name="texte" style:list-style-name="L30">
      <style:paragraph-properties fo:margin-left="2.498cm" fo:margin-right="0cm" fo:line-height="150%" fo:text-indent="0cm" style:auto-text-indent="false"/>
      <style:text-properties style:font-name="Times New Roman"/>
    </style:style>
    <style:style style:name="P740" style:family="paragraph" style:parent-style-name="Heading_20_3">
      <style:paragraph-properties fo:margin-top="0cm" fo:margin-bottom="0.132cm" fo:padding="0cm" fo:border="none"/>
      <style:text-properties fo:color="#000000" style:font-name="Times New Roman" fo:font-size="10pt" style:font-size-asian="10pt" style:font-size-complex="10pt"/>
    </style:style>
    <style:style style:name="P741" style:family="paragraph" style:parent-style-name="Heading_20_3">
      <style:paragraph-properties fo:margin-left="1.249cm" fo:margin-right="0cm" fo:line-height="150%" fo:text-indent="-1.249cm" style:auto-text-indent="false"/>
      <style:text-properties fo:text-transform="uppercas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42" style:family="paragraph" style:parent-style-name="Heading_20_3">
      <style:paragraph-properties fo:margin-left="1.249cm" fo:margin-right="0cm" fo:line-height="150%" fo:text-indent="-1.249cm" style:auto-text-indent="false" fo:break-before="page"/>
      <style:text-properties fo:text-transform="uppercas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43" style:family="paragraph" style:parent-style-name="Table_20_Contents">
      <style:paragraph-properties fo:line-height="150%"/>
      <style:text-properties fo:font-style="italic" style:font-style-asian="italic" style:font-style-complex="italic"/>
    </style:style>
    <style:style style:name="T1" style:family="text">
      <style:text-properties fo:text-transform="uppercase"/>
    </style:style>
    <style:style style:name="T2" style:family="text">
      <style:text-properties fo:text-transform="uppercase" style:font-name="Times New Roman"/>
    </style:style>
    <style:style style:name="T3" style:family="text">
      <style:text-properties fo:text-transform="uppercase" style:font-name="Times New Roman" fo:font-size="12pt" fo:font-weight="bold" style:font-size-asian="12pt" style:font-weight-asian="bold"/>
    </style:style>
    <style:style style:name="T4" style:family="text">
      <style:text-properties fo:text-transform="uppercase" style:font-name="Times New Roman" fo:font-size="12pt" style:text-underline-style="none" fo:font-weight="bold" style:font-size-asian="12pt" style:font-weight-asian="bold"/>
    </style:style>
    <style:style style:name="T5" style:family="text">
      <style:text-properties fo:text-transform="uppercase" style:font-name="Times New Roman" fo:font-size="12pt" style:text-underline-style="none" fo:font-weight="normal" style:font-size-asian="12pt" style:font-weight-asian="normal" style:font-size-complex="10pt" style:font-weight-complex="normal"/>
    </style:style>
    <style:style style:name="T6" style:family="text">
      <style:text-properties fo:text-transform="uppercase"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text-transform="uppercase" style:font-name="Times New Roman" fo:font-size="8pt" style:font-size-asian="8pt"/>
    </style:style>
    <style:style style:name="T8" style:family="text">
      <style:text-properties fo:text-transform="uppercase" style:font-name="Times New Roman" fo:font-size="8pt" style:font-size-asian="8pt" style:font-size-complex="8pt"/>
    </style:style>
    <style:style style:name="T9" style:family="text">
      <style:text-properties fo:text-transform="uppercase" style:font-name="Times New Roman" fo:font-weight="bold" style:font-weight-asian="bold"/>
    </style:style>
    <style:style style:name="T10" style:family="text">
      <style:text-properties fo:text-transform="uppercase" style:font-name="Times New Roman" fo:font-weight="bold" style:font-weight-asian="bold" style:font-size-complex="18pt"/>
    </style:style>
    <style:style style:name="T11" style:family="text">
      <style:text-properties fo:text-transform="uppercase" style:font-name="Times New Roman" style:font-size-complex="18pt"/>
    </style:style>
    <style:style style:name="T12" style:family="text">
      <style:text-properties fo:text-transform="uppercase" style:font-name="Times New Roman" fo:font-size="10pt" style:text-underline-style="none" fo:font-weight="normal" style:font-size-asian="10pt" style:font-weight-asian="normal" style:font-size-complex="10pt" style:font-weight-complex="normal"/>
    </style:style>
    <style:style style:name="T13" style:family="text">
      <style:text-properties fo:text-transform="uppercase" fo:font-weight="bold" style:font-weight-asian="bold"/>
    </style:style>
    <style:style style:name="T14" style:family="text">
      <style:text-properties fo:text-transform="uppercase"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text-transform="uppercase" fo:color="#000000" style:font-name="Times New Roman" fo:font-size="16pt" fo:font-weight="bold" style:font-size-asian="16pt" style:font-weight-asian="bold"/>
    </style:style>
    <style:style style:name="T16" style:family="text">
      <style:text-properties fo:text-transform="uppercase" fo:color="#000000" style:font-name="Times New Roman" fo:font-size="12pt" fo:font-weight="bold" style:font-size-asian="12pt" style:font-weight-asian="bold"/>
    </style:style>
    <style:style style:name="T17" style:family="text">
      <style:text-properties fo:text-transform="uppercase" fo:color="#000000"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8" style:family="text">
      <style:text-properties fo:text-transform="uppercase" fo:color="#000000" style:font-name="Times New Roman" fo:letter-spacing="normal" fo:font-style="normal" style:text-underline-style="solid" style:text-underline-width="auto" style:text-underline-color="font-color" fo:font-weight="bold" style:font-weight-asian="bold" style:font-weight-complex="bold"/>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size-complex="12pt" style:font-weight-complex="bold"/>
    </style:style>
    <style:style style:name="T23" style:family="text">
      <style:text-properties fo:font-weight="bold" style:font-name-asian="CMMI12" style:font-weight-asian="bold" style:font-name-complex="CMMI12" style:font-weight-complex="bold"/>
    </style:style>
    <style:style style:name="T24" style:family="text">
      <style:text-properties fo:font-weight="bold" style:font-name-asian="CMSY10" style:font-weight-asian="bold" style:font-name-complex="CMSY10" style:font-weight-complex="bold"/>
    </style:style>
    <style:style style:name="T25" style:family="text">
      <style:text-properties fo:font-weight="bold" style:font-name-asian="CMBX10" style:font-weight-asian="bold" style:font-name-complex="CMBX10" style:font-weight-complex="bold"/>
    </style:style>
    <style:style style:name="T26" style:family="text">
      <style:text-properties fo:font-weight="bold" style:font-name-asian="CMBX9" style:font-weight-asian="bold" style:font-name-complex="CMBX9" style:font-weight-complex="bold"/>
    </style:style>
    <style:style style:name="T27" style:family="text">
      <style:text-properties fo:font-weight="bold" style:font-name-asian="Consolas" style:font-weight-asian="bold" style:font-name-complex="Consolas" style:font-weight-complex="bold"/>
    </style:style>
    <style:style style:name="T28" style:family="text">
      <style:text-properties fo:font-weight="bold" style:font-name-asian="Courier New1" style:font-weight-asian="bold" style:font-name-complex="Courier New1" style:font-weight-complex="bold"/>
    </style:style>
    <style:style style:name="T29" style:family="text">
      <style:text-properties fo:font-weight="bold" style:font-name-asian="Times New Roman1" style:font-weight-asian="bold" style:font-name-complex="Times New Roman1" style:font-weight-complex="bold"/>
    </style:style>
    <style:style style:name="T30" style:family="text">
      <style:text-properties fo:font-weight="bold" style:font-name-asian="LMMono9-Regular" style:font-weight-asian="bold" style:font-name-complex="LMMono9-Regular" style:font-weight-complex="bold"/>
    </style:style>
    <style:style style:name="T31" style:family="text">
      <style:text-properties fo:font-weight="bold" style:font-name-asian="CMR10" style:font-weight-asian="bold" style:font-name-complex="CMR10" style:font-weight-complex="bold"/>
    </style:style>
    <style:style style:name="T32" style:family="text">
      <style:text-properties fo:font-weight="bold" style:font-name-asian="CMTI10" style:font-weight-asian="bold" style:font-name-complex="CMTI10" style:font-weight-complex="bold"/>
    </style:style>
    <style:style style:name="T33" style:family="text">
      <style:text-properties style:font-name="Times New Roman"/>
    </style:style>
    <style:style style:name="T34" style:family="text">
      <style:text-properties style:font-name="Times New Roman" fo:font-size="12pt" fo:font-weight="bold" style:font-size-asian="12pt" style:font-weight-asian="bold"/>
    </style:style>
    <style:style style:name="T35" style:family="text">
      <style:text-properties style:font-name="Times New Roman" fo:font-size="12pt" fo:font-weight="bold" style:font-size-asian="12pt" style:font-weight-asian="bold" style:font-weight-complex="bold"/>
    </style:style>
    <style:style style:name="T36" style:family="text">
      <style:text-properties style:font-name="Times New Roman" fo:font-size="12pt" fo:font-weight="bold" style:font-size-asian="12pt" style:font-weight-asian="bold" style:font-size-complex="12pt" style:font-weight-complex="bold"/>
    </style:style>
    <style:style style:name="T37" style:family="text">
      <style:text-properties style:font-name="Times New Roman" fo:font-size="12pt" style:font-size-asian="12pt"/>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style="italic" style:font-size-asian="12pt" style:font-style-asian="italic"/>
    </style:style>
    <style:style style:name="T40" style:family="text">
      <style:text-properties style:font-name="Times New Roman" fo:font-size="12pt" fo:font-style="italic" style:font-size-asian="12pt" style:font-style-asian="italic" style:font-style-complex="italic"/>
    </style:style>
    <style:style style:name="T41" style:family="text">
      <style:text-properties style:font-name="Times New Roman" fo:font-size="12pt" fo:font-style="italic" fo:font-weight="bold" style:font-size-asian="12pt" style:font-style-asian="italic" style:font-weight-asian="bold"/>
    </style:style>
    <style:style style:name="T42" style:family="text">
      <style:text-properties style:font-name="Times New Roman" fo:font-size="12pt" fo:font-style="italic" fo:font-weight="bold" style:font-size-asian="12pt" style:font-style-asian="italic" style:font-weight-asian="bold" style:font-weight-complex="bold"/>
    </style:style>
    <style:style style:name="T43" style:family="text">
      <style:text-properties style:font-name="Times New Roman" fo:font-size="12pt" fo:font-style="italic" fo:font-weight="bold" style:font-size-asian="12pt" style:font-style-asian="italic" style:font-weight-asian="bold" style:font-style-complex="italic"/>
    </style:style>
    <style:style style:name="T44" style:family="text">
      <style:text-properties style:font-name="Times New Roman" fo:font-size="12pt" fo:font-style="italic" fo:font-weight="normal" style:font-size-asian="12pt" style:font-style-asian="italic" style:font-weight-asian="normal"/>
    </style:style>
    <style:style style:name="T45" style:family="text">
      <style:text-properties style:font-name="Times New Roman" fo:font-size="12pt" fo:font-style="italic" style:text-underline-style="none" fo:font-weight="normal" style:font-size-asian="12pt" style:font-style-asian="italic" style:font-weight-asian="normal"/>
    </style:style>
    <style:style style:name="T46" style:family="text">
      <style:text-properties style:font-name="Times New Roman" fo:font-size="12pt" fo:font-style="italic" style:text-underline-style="none" fo:font-weight="normal" style:font-size-asian="12pt" style:font-style-asian="italic" style:font-weight-asian="normal" style:font-style-complex="italic" style:font-weight-complex="normal"/>
    </style:style>
    <style:style style:name="T47" style:family="text">
      <style:text-properties style:font-name="Times New Roman" fo:font-size="12pt" fo:font-style="italic" style:text-underline-style="none" fo:font-weight="bold" style:font-size-asian="12pt" style:font-style-asian="italic" style:font-weight-asian="bold"/>
    </style:style>
    <style:style style:name="T48" style:family="text">
      <style:text-properties style:font-name="Times New Roman" fo:font-size="12pt" fo:font-style="italic" style:text-underline-style="none" style:font-size-asian="12pt" style:font-style-asian="italic" style:font-style-complex="italic"/>
    </style:style>
    <style:style style:name="T49"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tyle-complex="italic" style:font-weight-complex="normal"/>
    </style:style>
    <style:style style:name="T50" style:family="text">
      <style:text-properties style:font-name="Times New Roman" fo:font-size="12pt" fo:font-style="normal" fo:font-weight="bold" style:font-size-asian="12pt" style:font-style-asian="normal" style:font-weight-asian="bold"/>
    </style:style>
    <style:style style:name="T51" style:family="text">
      <style:text-properties style:font-name="Times New Roman" fo:font-size="12pt" fo:font-style="normal" fo:font-weight="bold" style:font-size-asian="12pt" style:font-style-asian="normal" style:font-weight-asian="bold" style:font-style-complex="normal" style:font-weight-complex="bold"/>
    </style:style>
    <style:style style:name="T52" style:family="text">
      <style:text-properties style:font-name="Times New Roman" fo:font-size="12pt" fo:font-style="normal" fo:font-weight="normal" style:font-size-asian="12pt" style:font-style-asian="normal" style:font-weight-asian="normal"/>
    </style:style>
    <style:style style:name="T53" style:family="text">
      <style:text-properties style:font-name="Times New Roman" fo:font-size="12pt" fo:font-style="normal" style:font-size-asian="12pt" style:font-style-asian="normal"/>
    </style:style>
    <style:style style:name="T54" style:family="text">
      <style:text-properties style:font-name="Times New Roman" fo:font-size="12pt" style:text-underline-style="solid" style:text-underline-width="auto" style:text-underline-color="font-color" fo:font-weight="bold" style:font-size-asian="12pt" style:font-weight-asian="bold"/>
    </style:style>
    <style:style style:name="T55" style:family="text">
      <style:text-properties style:font-name="Times New Roman" fo:font-size="12pt" style:text-underline-style="solid" style:text-underline-width="auto" style:text-underline-color="font-color" style:font-size-asian="12pt"/>
    </style:style>
    <style:style style:name="T56" style:family="text">
      <style:text-properties style:font-name="Times New Roman" fo:font-size="12pt" fo:font-weight="normal" style:font-size-asian="12pt" style:font-weight-asian="normal"/>
    </style:style>
    <style:style style:name="T57" style:family="text">
      <style:text-properties style:font-name="Times New Roman" fo:font-size="12pt" fo:font-weight="normal" style:font-size-asian="12pt" style:font-weight-asian="normal" style:font-weight-complex="normal"/>
    </style:style>
    <style:style style:name="T58" style:family="text">
      <style:text-properties style:font-name="Times New Roman" fo:font-size="12pt" style:text-underline-style="none" fo:font-weight="bold" style:font-size-asian="12pt" style:font-weight-asian="bold"/>
    </style:style>
    <style:style style:name="T59" style:family="text">
      <style:text-properties style:font-name="Times New Roman" fo:font-size="12pt" style:text-underline-style="none" fo:font-weight="normal" style:font-size-asian="12pt" style:font-weight-asian="normal"/>
    </style:style>
    <style:style style:name="T60" style:family="text">
      <style:text-properties style:font-name="Times New Roman" fo:font-size="12pt" style:text-underline-style="none" style:font-size-asian="12pt"/>
    </style:style>
    <style:style style:name="T61" style:family="text">
      <style:text-properties style:font-name="Times New Roman" style:text-underline-style="solid" style:text-underline-width="auto" style:text-underline-color="font-color"/>
    </style:style>
    <style:style style:name="T62" style:family="text">
      <style:text-properties style:font-name="Times New Roman" style:text-underline-style="solid" style:text-underline-width="auto" style:text-underline-color="font-color" fo:font-weight="bold" style:font-weight-asian="bold" style:font-weight-complex="bold"/>
    </style:style>
    <style:style style:name="T63" style:family="text">
      <style:text-properties style:font-name="Times New Roman" fo:font-weight="bold" style:font-weight-asian="bold"/>
    </style:style>
    <style:style style:name="T64" style:family="text">
      <style:text-properties style:font-name="Times New Roman" fo:font-weight="bold" style:font-weight-asian="bold" style:font-weight-complex="bold"/>
    </style:style>
    <style:style style:name="T65" style:family="text">
      <style:text-properties style:font-name="Times New Roman" fo:font-weight="bold" style:font-weight-asian="bold" style:font-size-complex="12pt" style:font-weight-complex="bold"/>
    </style:style>
    <style:style style:name="T66" style:family="text">
      <style:text-properties style:font-name="Times New Roman" fo:font-style="italic" fo:font-weight="bold" style:font-style-asian="italic" style:font-weight-asian="bold" style:font-weight-complex="bold"/>
    </style:style>
    <style:style style:name="T67" style:family="text">
      <style:text-properties style:font-name="Times New Roman" fo:font-style="italic" fo:font-weight="bold" style:font-style-asian="italic" style:font-weight-asian="bold" style:font-style-complex="italic" style:font-weight-complex="bold"/>
    </style:style>
    <style:style style:name="T68" style:family="text">
      <style:text-properties style:font-name="Times New Roman" fo:font-style="italic" fo:font-weight="normal" style:font-style-asian="italic" style:font-weight-asian="normal" style:font-weight-complex="normal"/>
    </style:style>
    <style:style style:name="T69" style:family="text">
      <style:text-properties style:font-name="Times New Roman" fo:font-style="italic" style:font-style-asian="italic"/>
    </style:style>
    <style:style style:name="T70" style:family="text">
      <style:text-properties style:font-name="Times New Roman" fo:font-style="italic" style:font-style-asian="italic" style:font-style-complex="italic"/>
    </style:style>
    <style:style style:name="T71" style:family="text">
      <style:text-properties style:font-name="Times New Roman" style:text-underline-style="none"/>
    </style:style>
    <style:style style:name="T72" style:family="text">
      <style:text-properties style:font-name="Times New Roman" style:text-underline-style="none" fo:font-weight="normal" style:font-weight-asian="normal" style:font-weight-complex="normal"/>
    </style:style>
    <style:style style:name="T73" style:family="text">
      <style:text-properties style:font-name="Times New Roman" fo:font-style="normal" fo:font-weight="normal" style:font-style-asian="normal" style:font-weight-asian="normal" style:font-style-complex="normal" style:font-weight-complex="normal"/>
    </style:style>
    <style:style style:name="T74" style:family="text">
      <style:text-properties style:font-name="Times New Roman" fo:font-size="16pt" fo:font-weight="normal" style:font-size-asian="16pt" style:font-weight-asian="normal" style:font-size-complex="16pt" style:font-weight-complex="normal"/>
    </style:style>
    <style:style style:name="T75" style:family="text">
      <style:text-properties style:font-name="Times New Roman" fo:font-size="16pt" fo:font-weight="bold" style:font-size-asian="16pt" style:font-weight-asian="bold"/>
    </style:style>
    <style:style style:name="T76" style:family="text">
      <style:text-properties style:font-name="Times New Roman" fo:font-size="16pt" fo:font-weight="bold" style:font-size-asian="16pt" style:font-weight-asian="bold" style:font-size-complex="16pt" style:font-weight-complex="bold"/>
    </style:style>
    <style:style style:name="T77" style:family="text">
      <style:text-properties style:font-name="Times New Roman" fo:font-size="14pt" style:font-size-asian="14pt" style:font-size-complex="14pt"/>
    </style:style>
    <style:style style:name="T78" style:family="text">
      <style:text-properties style:font-name="Times New Roman" fo:font-size="14pt" fo:font-weight="bold" style:font-size-asian="14pt" style:font-weight-asian="bold"/>
    </style:style>
    <style:style style:name="T79" style:family="text">
      <style:text-properties style:font-name="Times New Roman" fo:font-size="14pt" fo:font-weight="bold" style:font-size-asian="14pt" style:font-weight-asian="bold" style:font-size-complex="14pt"/>
    </style:style>
    <style:style style:name="T80" style:family="text">
      <style:text-properties style:font-name="Times New Roman" fo:font-size="14pt" style:text-underline-style="solid" style:text-underline-width="auto" style:text-underline-color="font-color" fo:font-weight="bold" style:font-size-asian="14pt" style:font-weight-asian="bold"/>
    </style:style>
    <style:style style:name="T81" style:family="text">
      <style:text-properties style:font-name="Times New Roman" fo:language="fr" fo:country="FR" style:font-name-asian="Courier New1" style:font-name-complex="Courier New1"/>
    </style:style>
    <style:style style:name="T82" style:family="text">
      <style:text-properties fo:font-size="12pt"/>
    </style:style>
    <style:style style:name="T83" style:family="text">
      <style:text-properties fo:font-size="12pt" style:font-size-asian="12pt"/>
    </style:style>
    <style:style style:name="T84" style:family="text">
      <style:text-properties fo:font-size="12pt" style:font-size-asian="12pt" style:font-size-complex="12pt"/>
    </style:style>
    <style:style style:name="T85" style:family="text">
      <style:text-properties fo:font-size="12pt" style:text-underline-style="solid" style:text-underline-width="auto" style:text-underline-color="font-color" style:font-size-asian="12pt" style:font-size-complex="12pt"/>
    </style:style>
    <style:style style:name="T8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7" style:family="text">
      <style:text-properties fo:font-size="12pt" fo:font-weight="bold" style:font-size-asian="12pt" style:font-weight-asian="bold" style:font-size-complex="12pt" style:font-weight-complex="bold"/>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style="italic" fo:font-weight="bold" style:font-size-asian="12pt" style:font-style-asian="italic" style:font-weight-asian="bold" style:font-size-complex="12pt" style:font-style-complex="italic" style:font-weight-complex="bold"/>
    </style:style>
    <style:style style:name="T90" style:family="text">
      <style:text-properties fo:font-size="8pt" style:font-size-asian="8pt" style:font-size-complex="8pt"/>
    </style:style>
    <style:style style:name="T91" style:family="text">
      <style:text-properties fo:font-variant="normal" fo:text-transform="none" style:text-outline="false" style:text-line-through-style="none" fo:font-style="normal" fo:font-weight="bold" style:font-style-asian="normal" style:font-weight-asian="bold" style:font-style-complex="normal" style:font-weight-complex="normal" text:display="true"/>
    </style:style>
    <style:style style:name="T92" style:family="text">
      <style:text-properties fo:font-variant="normal" fo:text-transform="none" fo:color="#000000" style:font-name="Times New Roman" fo:font-size="12pt" fo:letter-spacing="normal" fo:font-style="normal" fo:font-weight="normal" style:font-size-asian="12pt" style:font-size-complex="12pt"/>
    </style:style>
    <style:style style:name="T93"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94"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95" style:family="text">
      <style:text-properties fo:font-variant="normal" fo:text-transform="none" fo:color="#000000" style:font-name="Times New Roman" fo:letter-spacing="normal" fo:font-style="normal" fo:font-weight="normal"/>
    </style:style>
    <style:style style:name="T96" style:family="text">
      <style:text-properties fo:font-variant="normal" fo:text-transform="none" fo:color="#000000" style:font-name="Times New Roman" fo:letter-spacing="normal" fo:font-style="normal" fo:font-weight="bold" style:font-weight-asian="bold" style:font-weight-complex="bold"/>
    </style:style>
    <style:style style:name="T97" style:family="text">
      <style:text-properties fo:font-variant="normal" fo:text-transform="none" fo:color="#000000" style:text-underline-style="none" fo:font-weight="normal" style:font-weight-asian="normal" style:font-weight-complex="normal"/>
    </style:style>
    <style:style style:name="T98" style:family="text">
      <style:text-properties fo:font-variant="normal" fo:text-transform="none" fo:font-size="12pt" fo:font-weight="normal" style:font-size-asian="12pt" style:font-weight-asian="normal" style:font-weight-complex="normal"/>
    </style:style>
    <style:style style:name="T99" style:family="text">
      <style:text-properties style:text-position="-4% 100%" style:font-name="Times New Roman" fo:font-size="12pt" style:font-size-asian="12pt"/>
    </style:style>
    <style:style style:name="T100" style:family="text">
      <style:text-properties fo:font-variant="small-caps" style:font-name="Times New Roman" fo:font-size="12pt" style:font-size-asian="12pt"/>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style:text-underline-style="solid" style:text-underline-width="auto" style:text-underline-color="font-color" fo:font-weight="bold" style:font-name-asian="LMMono9-Regular" style:font-weight-asian="bold" style:font-name-complex="LMMono9-Regular" style:font-weight-complex="bold"/>
    </style:style>
    <style:style style:name="T104" style:family="text">
      <style:text-properties style:text-underline-style="solid" style:text-underline-width="auto" style:text-underline-color="font-color" style:font-name-asian="CMR10" style:font-name-complex="CMR10"/>
    </style:style>
    <style:style style:name="T105" style:family="text">
      <style:text-properties fo:color="#ff0000"/>
    </style:style>
    <style:style style:name="T106" style:family="text">
      <style:text-properties fo:color="#ff0000" style:font-name="Times New Roman" fo:font-size="14pt" fo:font-weight="bold" style:font-size-asian="14pt" style:font-weight-asian="bold"/>
    </style:style>
    <style:style style:name="T107" style:family="text">
      <style:text-properties fo:color="#ff0000" style:font-name="Times New Roman" fo:font-size="12pt" fo:font-weight="bold" style:font-size-asian="12pt" style:font-weight-asian="bold"/>
    </style:style>
    <style:style style:name="T108" style:family="text">
      <style:text-properties fo:color="#ff0000" style:font-name="Times New Roman" fo:font-size="12pt" style:text-underline-style="none" fo:font-weight="bold" style:font-size-asian="12pt" style:font-weight-asian="bold"/>
    </style:style>
    <style:style style:name="T109" style:family="text">
      <style:text-properties fo:color="#ff0000" style:font-name="Times New Roman" fo:font-size="12pt" style:font-size-asian="12pt"/>
    </style:style>
    <style:style style:name="T110" style:family="text">
      <style:text-properties fo:color="#ff0000" style:font-name="Consolas" fo:font-size="18pt" style:font-name-asian="Consolas" style:font-size-asian="18pt" style:font-name-complex="Consolas" style:font-size-complex="18pt"/>
    </style:style>
    <style:style style:name="T111" style:family="text">
      <style:text-properties fo:color="#ff0000" style:font-name="Consolas" fo:font-size="9.5pt" style:font-name-asian="Consolas" style:font-size-asian="9.5pt" style:font-name-complex="Consolas" style:font-size-complex="9.5pt"/>
    </style:style>
    <style:style style:name="T112" style:family="text">
      <style:text-properties fo:color="#ff0000" style:font-name="Consolas" fo:font-size="16pt" fo:font-weight="bold" style:font-name-asian="Consolas" style:font-size-asian="16pt" style:font-weight-asian="bold" style:font-name-complex="Consolas" style:font-size-complex="16pt" style:font-weight-complex="bold"/>
    </style:style>
    <style:style style:name="T113" style:family="text">
      <style:text-properties fo:color="#ff0000" style:font-name="Consolas" style:font-name-asian="Consolas" style:font-name-complex="Consolas"/>
    </style:style>
    <style:style style:name="T114" style:family="text">
      <style:text-properties fo:color="#ff0000" fo:font-weight="bold" style:font-weight-asian="bold" style:font-weight-complex="bold"/>
    </style:style>
    <style:style style:name="T115" style:family="text">
      <style:text-properties fo:color="#ff0000" fo:font-size="18pt" style:font-size-asian="18pt" style:font-size-complex="18pt"/>
    </style:style>
    <style:style style:name="T116" style:family="text">
      <style:text-properties fo:color="#ff0000" fo:font-size="16pt" fo:font-weight="bold" style:font-size-asian="16pt" style:font-weight-asian="bold" style:font-size-complex="16pt" style:font-weight-complex="bold"/>
    </style:style>
    <style:style style:name="T117" style:family="text">
      <style:text-properties fo:color="#ff0000" style:font-weight-complex="bold"/>
    </style:style>
    <style:style style:name="T118" style:family="text">
      <style:text-properties style:text-position="12% 100%" style:font-name="Times New Roman" fo:font-size="12pt" style:font-size-asian="12pt"/>
    </style:style>
    <style:style style:name="T119" style:family="text">
      <style:text-properties style:text-position="12% 100%" style:font-name="Times New Roman" fo:font-size="12pt" fo:font-weight="bold" style:font-size-asian="12pt" style:font-weight-asian="bold"/>
    </style:style>
    <style:style style:name="T120" style:family="text">
      <style:text-properties fo:color="#008000" style:font-name="Consolas" fo:font-size="9.5pt" style:font-name-asian="Consolas" style:font-size-asian="9.5pt" style:font-name-complex="Consolas" style:font-size-complex="9.5pt"/>
    </style:style>
    <style:style style:name="T121" style:family="text">
      <style:text-properties fo:color="#000000"/>
    </style:style>
    <style:style style:name="T122" style:family="text">
      <style:text-properties fo:color="#000000" style:font-name="Times New Roman" fo:font-size="12pt" fo:font-style="italic" style:text-underline-style="solid" style:text-underline-width="auto" style:text-underline-color="font-color" fo:font-weight="bold" style:font-size-asian="12pt" style:font-style-asian="italic" style:font-weight-asian="bold"/>
    </style:style>
    <style:style style:name="T123" style:family="text">
      <style:text-properties fo:color="#000000" style:font-name="Times New Roman" fo:font-size="12pt" fo:font-style="italic" style:font-size-asian="12pt" style:font-style-asian="italic" style:font-style-complex="italic"/>
    </style:style>
    <style:style style:name="T124" style:family="text">
      <style:text-properties fo:color="#000000" style:font-name="Times New Roman" fo:font-size="12pt" style:text-underline-style="none" fo:font-weight="bold" style:font-size-asian="12pt" style:font-weight-asian="bold"/>
    </style:style>
    <style:style style:name="T125" style:family="text">
      <style:text-properties fo:color="#000000" style:font-name="Times New Roman" fo:font-size="12pt" style:text-underline-style="none" fo:font-weight="bold" style:font-size-asian="12pt" style:font-weight-asian="bold" style:font-weight-complex="bold"/>
    </style:style>
    <style:style style:name="T126" style:family="text">
      <style:text-properties fo:color="#000000" style:font-name="Times New Roman" fo:font-size="12pt" style:font-size-asian="12pt"/>
    </style:style>
    <style:style style:name="T127" style:family="text">
      <style:text-properties fo:color="#000000" style:font-name="Times New Roman" fo:font-size="12pt" fo:font-weight="bold" style:font-size-asian="12pt" style:font-weight-asian="bold"/>
    </style:style>
    <style:style style:name="T128" style:family="text">
      <style:text-properties fo:color="#000000" style:font-name="Times New Roman" fo:font-size="12pt" style:text-underline-style="solid" style:text-underline-width="auto" style:text-underline-color="font-color" fo:font-weight="bold" style:font-size-asian="12pt" style:font-weight-asian="bold"/>
    </style:style>
    <style:style style:name="T129" style:family="text">
      <style:text-properties fo:color="#000000" style:font-name="Times New Roman" fo:font-size="12pt" style:text-underline-style="solid" style:text-underline-width="auto" style:text-underline-color="font-color" fo:font-weight="bold" style:font-size-asian="12pt" style:font-weight-asian="bold" style:font-weight-complex="bold"/>
    </style:style>
    <style:style style:name="T130" style:family="text">
      <style:text-properties fo:color="#000000" style:font-name="Times New Roman" fo:font-size="12pt" style:text-underline-style="solid" style:text-underline-width="auto" style:text-underline-color="font-color" style:font-size-asian="12pt"/>
    </style:style>
    <style:style style:name="T131" style:family="text">
      <style:text-properties fo:color="#000000" style:font-name="Times New Roman" fo:font-size="12pt" fo:font-weight="normal" style:font-size-asian="12pt" style:font-weight-asian="normal"/>
    </style:style>
    <style:style style:name="T132" style:family="text">
      <style:text-properties fo:color="#000000" style:font-name="Times New Roman" fo:font-size="14pt" style:text-underline-style="solid" style:text-underline-width="auto" style:text-underline-color="font-color" fo:font-weight="bold" style:font-size-asian="14pt" style:font-weight-asian="bold"/>
    </style:style>
    <style:style style:name="T133" style:family="text">
      <style:text-properties fo:color="#000000" style:font-name="Times New Roman" fo:font-size="14pt" fo:font-style="italic" fo:font-weight="bold" style:font-size-asian="14pt" style:font-style-asian="italic" style:font-weight-asian="bold"/>
    </style:style>
    <style:style style:name="T134" style:family="text">
      <style:text-properties fo:color="#000000" style:font-name="Times New Roman" fo:font-size="14pt" style:text-underline-style="none" fo:font-weight="bold" style:font-size-asian="14pt" style:font-weight-asian="bold"/>
    </style:style>
    <style:style style:name="T135" style:family="text">
      <style:text-properties fo:color="#000000" style:font-name="Times New Roman" fo:font-size="16pt" fo:font-weight="bold" style:font-size-asian="16pt" style:font-weight-asian="bold"/>
    </style:style>
    <style:style style:name="T136" style:family="text">
      <style:text-properties fo:color="#000000" style:font-name="Times New Roman" fo:font-size="10pt" style:font-size-asian="10pt" style:font-size-complex="10pt"/>
    </style:style>
    <style:style style:name="T137" style:family="text">
      <style:text-properties fo:color="#000000" style:font-name="Times New Roman" fo:font-size="10pt" style:text-underline-style="none" fo:font-weight="normal" style:font-name-asian="CMBX10" style:font-size-asian="10pt" style:font-weight-asian="normal" style:font-name-complex="CMBX10" style:font-size-complex="10pt" style:font-weight-complex="normal"/>
    </style:style>
    <style:style style:name="T138" style:family="text">
      <style:text-properties fo:color="#000000" style:font-name="Times New Roman" fo:font-size="10pt" fo:font-style="italic" style:font-size-asian="10pt" style:font-size-complex="10pt"/>
    </style:style>
    <style:style style:name="T139" style:family="text">
      <style:text-properties fo:color="#000000" style:font-name="Times New Roman" style:font-name-asian="Tahoma" style:font-name-complex="Tahoma" style:font-size-complex="12pt"/>
    </style:style>
    <style:style style:name="T140" style:family="text">
      <style:text-properties fo:color="#000000" style:font-name="Times New Roman" fo:font-weight="bold" style:font-name-asian="Tahoma" style:font-weight-asian="bold" style:font-name-complex="Tahoma" style:font-size-complex="12pt" style:font-weight-complex="bold"/>
    </style:style>
    <style:style style:name="T141" style:family="text">
      <style:text-properties fo:color="#000000" style:font-name="Times New Roman" fo:font-weight="bold" fo:background-color="transparent" style:font-name-asian="Wingdings-Regular" style:font-weight-asian="bold" style:font-name-complex="Wingdings-Regular" style:font-size-complex="12pt" style:font-weight-complex="bold"/>
    </style:style>
    <style:style style:name="T142" style:family="text">
      <style:text-properties fo:color="#000000" style:font-name="Times New Roman" fo:font-weight="bold" fo:background-color="transparent" style:font-name-asian="Tahoma" style:font-weight-asian="bold" style:font-name-complex="Tahoma" style:font-size-complex="12pt" style:font-weight-complex="bold"/>
    </style:style>
    <style:style style:name="T143" style:family="text">
      <style:text-properties fo:color="#000000" style:font-name="Times New Roman" fo:background-color="transparent" style:font-name-asian="Tahoma" style:font-name-complex="Tahoma" style:font-size-complex="12pt"/>
    </style:style>
    <style:style style:name="T144" style:family="text">
      <style:text-properties fo:color="#000000" fo:font-weight="bold" style:font-weight-asian="bold" style:font-weight-complex="bold"/>
    </style:style>
    <style:style style:name="T145" style:family="text">
      <style:text-properties fo:color="#000000" fo:font-weight="bold" style:font-name-asian="Consolas" style:font-weight-asian="bold" style:font-name-complex="Consolas" style:font-weight-complex="bold"/>
    </style:style>
    <style:style style:name="T146" style:family="text">
      <style:text-properties fo:color="#000000" fo:font-size="12pt" fo:language="en" fo:country="GB" fo:font-weight="normal" style:font-size-asian="12pt" style:font-weight-asian="normal" style:font-size-complex="12pt" style:font-weight-complex="normal"/>
    </style:style>
    <style:style style:name="T147" style:family="text">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148" style:family="text">
      <style:text-properties fo:color="#000000" style:font-weight-complex="bold"/>
    </style:style>
    <style:style style:name="T149" style:family="text">
      <style:text-properties fo:color="#000000" style:text-underline-style="solid" style:text-underline-width="auto" style:text-underline-color="font-color"/>
    </style:style>
    <style:style style:name="T150" style:family="text">
      <style:text-properties fo:color="#000000" style:text-position="14% 100%" style:font-name="Times New Roman" fo:font-size="14pt" style:text-underline-style="solid" style:text-underline-width="auto" style:text-underline-color="font-color" fo:font-weight="bold" style:font-size-asian="14pt" style:font-weight-asian="bold"/>
    </style:style>
    <style:style style:name="T151" style:family="text">
      <style:text-properties fo:color="#000000" style:text-underline-style="none"/>
    </style:style>
    <style:style style:name="T152" style:family="text">
      <style:text-properties fo:color="#000000" style:font-name-asian="Consolas" style:font-name-complex="Consolas"/>
    </style:style>
    <style:style style:name="T153" style:family="text">
      <style:text-properties fo:color="#000000" style:font-name="Consolas" fo:font-size="9.5pt" style:font-name-asian="Consolas" style:font-size-asian="9.5pt" style:font-name-complex="Consolas" style:font-size-complex="9.5pt"/>
    </style:style>
    <style:style style:name="T154"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155" style:family="text">
      <style:text-properties fo:color="#000000" style:font-name="Consolas" fo:font-weight="bold" style:font-name-asian="Consolas" style:font-weight-asian="bold" style:font-name-complex="Consolas" style:font-weight-complex="bold"/>
    </style:style>
    <style:style style:name="T156" style:family="text">
      <style:text-properties fo:color="#000000" style:font-name="Consolas" style:font-name-asian="Consolas" style:font-name-complex="Consolas"/>
    </style:style>
    <style:style style:name="T157" style:family="text">
      <style:text-properties fo:color="#000000" style:text-line-through-style="none" style:font-name="Times New Roman" fo:font-size="10pt" style:text-underline-style="none" style:text-blinking="false" style:font-size-asian="10pt" style:font-size-complex="10pt"/>
    </style:style>
    <style:style style:name="T158" style:family="text">
      <style:text-properties fo:color="#0000ff"/>
    </style:style>
    <style:style style:name="T159" style:family="text">
      <style:text-properties fo:color="#0000ff" style:font-name="Consolas"/>
    </style:style>
    <style:style style:name="T160" style:family="text">
      <style:text-properties fo:color="#0000ff" style:font-name="Consolas" fo:font-size="9.5pt" style:font-name-asian="Consolas" style:font-size-asian="9.5pt" style:font-name-complex="Consolas" style:font-size-complex="9.5pt"/>
    </style:style>
    <style:style style:name="T161" style:family="text">
      <style:text-properties fo:color="#0000ff" style:font-name="Consolas" style:font-name-asian="Consolas" style:font-name-complex="Consolas"/>
    </style:style>
    <style:style style:name="T162" style:family="text">
      <style:text-properties fo:color="#0000ff" style:font-name-asian="Consolas" style:font-name-complex="Consolas"/>
    </style:style>
    <style:style style:name="T163" style:family="text">
      <style:text-properties style:use-window-font-color="true" style:font-name="Consolas" fo:font-size="9.5pt" style:font-name-asian="Consolas" style:font-size-asian="9.5pt" style:font-name-complex="Consolas" style:font-size-complex="9.5pt"/>
    </style:style>
    <style:style style:name="T164" style:family="text">
      <style:text-properties style:use-window-font-color="true" style:font-name="Consolas" style:font-name-asian="Consolas" style:font-name-complex="Consolas"/>
    </style:style>
    <style:style style:name="T165" style:family="text">
      <style:text-properties style:use-window-font-color="true" style:font-name-asian="Consolas" style:font-name-complex="Consolas"/>
    </style:style>
    <style:style style:name="T166" style:family="text">
      <style:text-properties fo:color="#a31515" style:font-name="Consolas" fo:font-size="9.5pt" style:font-name-asian="Consolas" style:font-size-asian="9.5pt" style:font-name-complex="Consolas" style:font-size-complex="9.5pt"/>
    </style:style>
    <style:style style:name="T167" style:family="text">
      <style:text-properties style:text-underline-style="none"/>
    </style:style>
    <style:style style:name="T168" style:family="text">
      <style:text-properties style:text-underline-style="none" fo:font-weight="bold" style:font-weight-asian="bold"/>
    </style:style>
    <style:style style:name="T169" style:family="text">
      <style:text-properties style:text-underline-style="none" fo:font-weight="bold" style:font-weight-asian="bold" style:font-weight-complex="bold"/>
    </style:style>
    <style:style style:name="T170" style:family="text">
      <style:text-properties style:text-underline-style="none" style:font-name-asian="LMMono9-Regular" style:font-name-complex="LMMono9-Regular"/>
    </style:style>
    <style:style style:name="T171" style:family="text">
      <style:text-properties fo:font-weight="normal" style:font-weight-asian="normal" style:font-weight-complex="normal"/>
    </style:style>
    <style:style style:name="T172" style:family="text">
      <style:text-properties fo:font-weight="normal" style:font-name-asian="LMMono10-Regular" style:font-weight-asian="normal" style:font-name-complex="LMMono10-Regular" style:font-weight-complex="normal"/>
    </style:style>
    <style:style style:name="T173" style:family="text">
      <style:text-properties style:font-name-asian="CMMI12" style:font-name-complex="CMMI12"/>
    </style:style>
    <style:style style:name="T174" style:family="text">
      <style:text-properties style:font-name-asian="CMTT12~33" style:font-name-complex="CMTT12~33"/>
    </style:style>
    <style:style style:name="T175" style:family="text">
      <style:text-properties style:font-name-asian="CMR17" style:font-name-complex="CMR17"/>
    </style:style>
    <style:style style:name="T176" style:family="text">
      <style:text-properties style:font-name-asian="CMTI12" style:font-name-complex="CMTI12"/>
    </style:style>
    <style:style style:name="T177" style:family="text">
      <style:text-properties style:font-name-asian="CMSY10" style:font-name-complex="CMSY10"/>
    </style:style>
    <style:style style:name="T178" style:family="text">
      <style:text-properties fo:font-style="italic"/>
    </style:style>
    <style:style style:name="T179" style:family="text">
      <style:text-properties fo:font-style="italic" fo:font-weight="bold" style:font-style-asian="italic" style:font-weight-asian="bold"/>
    </style:style>
    <style:style style:name="T180" style:family="text">
      <style:text-properties fo:font-style="italic" fo:font-weight="bold" style:font-style-asian="italic" style:font-weight-asian="bold"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style:font-name-asian="CourierNewPSMT" style:font-style-asian="italic" style:font-weight-asian="bold" style:font-name-complex="CourierNewPSMT" style:font-style-complex="italic" style:font-weight-complex="bold"/>
    </style:style>
    <style:style style:name="T183" style:family="text">
      <style:text-properties fo:font-style="italic" fo:font-weight="bold" style:font-name-asian="LMMono9-Regular" style:font-style-asian="italic" style:font-weight-asian="bold" style:font-name-complex="LMMono9-Regular"/>
    </style:style>
    <style:style style:name="T184" style:family="text">
      <style:text-properties fo:font-style="italic" style:font-style-asian="italic"/>
    </style:style>
    <style:style style:name="T185" style:family="text">
      <style:text-properties fo:font-style="italic" style:font-style-asian="italic" style:font-style-complex="italic"/>
    </style:style>
    <style:style style:name="T186" style:family="text">
      <style:text-properties fo:font-style="italic" style:text-underline-style="none" fo:font-weight="bold" style:font-style-asian="italic" style:font-weight-asian="bold" style:font-style-complex="italic"/>
    </style:style>
    <style:style style:name="T187" style:family="text">
      <style:text-properties fo:font-style="italic" style:text-underline-style="none" fo:font-weight="bold" style:font-style-asian="italic" style:font-weight-asian="bold" style:font-style-complex="italic" style:font-weight-complex="bold"/>
    </style:style>
    <style:style style:name="T188" style:family="text">
      <style:text-properties fo:font-style="italic" style:text-underline-style="none" fo:font-weight="bold" style:font-name-asian="Arial-ItalicMT" style:font-style-asian="italic" style:font-weight-asian="bold" style:font-name-complex="Arial-ItalicMT" style:font-style-complex="italic" style:font-weight-complex="bold"/>
    </style:style>
    <style:style style:name="T189" style:family="text">
      <style:text-properties fo:font-style="italic" style:font-name-asian="LMMathItalic10-Regular" style:font-style-asian="italic" style:font-name-complex="LMMathItalic10-Regular" style:font-style-complex="italic"/>
    </style:style>
    <style:style style:name="T1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1" style:family="text">
      <style:text-properties fo:font-style="italic" style:font-name-asian="LMMono9-Regular" style:font-style-asian="italic" style:font-name-complex="LMMono9-Regular" style:font-style-complex="italic"/>
    </style:style>
    <style:style style:name="T192" style:family="text">
      <style:text-properties fo:font-style="italic" style:font-name-asian="LMMono10-Regular" style:font-style-asian="italic" style:font-name-complex="LMMono10-Regular" style:font-style-complex="italic"/>
    </style:style>
    <style:style style:name="T193" style:family="text">
      <style:text-properties style:text-position="super 58%"/>
    </style:style>
    <style:style style:name="T194" style:family="text">
      <style:text-properties style:text-position="sub 58%"/>
    </style:style>
    <style:style style:name="T195" style:family="text">
      <style:text-properties fo:language="en" fo:country="GB"/>
    </style:style>
    <style:style style:name="T196" style:family="text">
      <style:text-properties fo:language="en" fo:country="GB" fo:font-weight="bold" style:font-weight-asian="bold"/>
    </style:style>
    <style:style style:name="T197" style:family="text">
      <style:text-properties fo:language="en" fo:country="GB" fo:font-weight="bold" style:font-weight-asian="bold" style:font-weight-complex="bold"/>
    </style:style>
    <style:style style:name="T198" style:family="text">
      <style:text-properties fo:language="en" fo:country="GB" fo:font-style="italic" style:font-style-asian="italic" style:font-style-complex="italic"/>
    </style:style>
    <style:style style:name="T199" style:family="text">
      <style:text-properties fo:language="en" fo:country="GB" fo:font-style="italic" fo:font-weight="bold" style:font-style-asian="italic" style:font-weight-asian="bold" style:font-style-complex="italic"/>
    </style:style>
    <style:style style:name="T200" style:family="text">
      <style:text-properties fo:language="en" fo:country="GB" fo:font-style="italic" fo:font-weight="bold" style:font-name-asian="CourierNewPSMT" style:font-style-asian="italic" style:font-weight-asian="bold" style:font-name-complex="CourierNewPSMT" style:font-style-complex="italic" style:font-weight-complex="bold"/>
    </style:style>
    <style:style style:name="T201" style:family="text">
      <style:text-properties fo:language="en" fo:country="GB" fo:font-style="italic" style:text-underline-style="none" fo:font-weight="bold" style:font-name-asian="Arial-ItalicMT" style:font-style-asian="italic" style:font-weight-asian="bold" style:font-name-complex="Arial-ItalicMT" style:font-style-complex="italic" style:font-weight-complex="bold"/>
    </style:style>
    <style:style style:name="T202" style:family="text">
      <style:text-properties style:font-name="Courier New1"/>
    </style:style>
    <style:style style:name="T203" style:family="text">
      <style:text-properties style:font-weight-complex="bold"/>
    </style:style>
    <style:style style:name="T204" style:family="text">
      <style:text-properties style:text-underline-style="solid" style:text-underline-type="double" style:text-underline-width="auto" style:text-underline-color="font-color"/>
    </style:style>
    <style:style style:name="T205" style:family="text">
      <style:text-properties style:font-name-asian="CMBX10" style:font-name-complex="CMBX10"/>
    </style:style>
    <style:style style:name="T206" style:family="text">
      <style:text-properties style:font-name-asian="CMTI10" style:font-name-complex="CMTI10"/>
    </style:style>
    <style:style style:name="T207" style:family="text">
      <style:text-properties fo:text-transform="lowercase"/>
    </style:style>
    <style:style style:name="T208" style:family="text">
      <style:text-properties fo:text-transform="lowercase" fo:language="en" fo:country="GB" fo:font-weight="bold" style:font-weight-asian="bold" style:font-weight-complex="bold"/>
    </style:style>
    <style:style style:name="T209" style:family="text">
      <style:text-properties style:font-name="Consolas" fo:font-size="9.5pt" style:font-name-asian="Consolas" style:font-size-asian="9.5pt" style:font-name-complex="Consolas" style:font-size-complex="9.5pt"/>
    </style:style>
    <style:style style:name="T210" style:family="text">
      <style:text-properties style:font-name-asian="Consolas" style:font-name-complex="Consolas"/>
    </style:style>
    <style:style style:name="T211" style:family="text">
      <style:text-properties fo:font-size="16pt" fo:font-weight="bold" style:font-size-asian="16pt" style:font-weight-asian="bold" style:font-size-complex="16pt" style:font-weight-complex="bold"/>
    </style:style>
    <style:style style:name="T212" style:family="text">
      <style:text-properties fo:font-size="16pt" fo:font-style="italic" fo:font-weight="bold" style:font-size-asian="16pt" style:font-style-asian="italic" style:font-weight-asian="bold" style:font-size-complex="16pt" style:font-style-complex="italic" style:font-weight-complex="bold"/>
    </style:style>
    <style:style style:name="T213" style:family="text">
      <style:text-properties fo:color="#00ae00"/>
    </style:style>
    <style:style style:name="T214" style:family="text">
      <style:text-properties fo:color="#00ae00" fo:font-weight="bold" style:font-weight-asian="bold" style:font-weight-complex="bold"/>
    </style:style>
    <style:style style:name="T215" style:family="text">
      <style:text-properties fo:color="#00ae00" style:font-weight-complex="bold"/>
    </style:style>
    <style:style style:name="T216" style:family="text">
      <style:text-properties fo:font-size="14pt" style:font-size-asian="14pt" style:font-size-complex="14pt"/>
    </style:style>
    <style:style style:name="T217" style:family="text">
      <style:text-properties fo:color="#3333cd" style:font-name-asian="Wingdings-Regular" style:font-name-complex="Wingdings-Regular"/>
    </style:style>
    <style:style style:name="T218" style:family="text">
      <style:text-properties style:font-name="Tahoma" fo:font-size="20pt" style:font-size-asian="20pt" style:font-size-complex="20pt"/>
    </style:style>
    <style:style style:name="T219" style:family="text">
      <style:text-properties fo:font-size="10pt" style:font-size-asian="10pt" style:font-size-complex="10pt"/>
    </style:style>
    <style:style style:name="T220" style:family="text">
      <style:text-properties style:font-name-asian="Courier New1" style:font-name-complex="Courier New1"/>
    </style:style>
    <style:style style:name="T221" style:family="text">
      <style:text-properties fo:font-style="normal" style:font-style-asian="normal" style:font-style-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style:text-underline-style="solid" style:text-underline-width="auto" style:text-underline-color="font-color" fo:font-weight="bold" style:font-name-asian="LMMono9-Regular" style:font-style-asian="normal" style:font-weight-asian="bold" style:font-name-complex="LMMono9-Regular" style:font-style-complex="normal" style:font-weight-complex="bold"/>
    </style:style>
    <style:style style:name="T224" style:family="text">
      <style:text-properties fo:language="nl" fo:country="NL"/>
    </style:style>
    <style:style style:name="T225" style:family="text">
      <style:text-properties fo:language="nl" fo:country="NL" fo:font-weight="bold" style:font-weight-asian="bold" style:font-weight-complex="bold"/>
    </style:style>
    <style:style style:name="T226" style:family="text">
      <style:text-properties style:font-name-asian="Times New Roman1" style:font-name-complex="Times New Roman1"/>
    </style:style>
    <style:style style:name="T227" style:family="text">
      <style:text-properties style:font-name-asian="ArialMT" style:font-name-complex="ArialMT"/>
    </style:style>
    <style:style style:name="T228" style:family="text">
      <style:text-properties style:font-name-asian="LMSans10-Regular" style:font-name-complex="LMSans10-Regular"/>
    </style:style>
    <style:style style:name="T229" style:family="text">
      <style:text-properties style:font-weight-asian="bold"/>
    </style:style>
    <style:style style:name="T230" style:family="text">
      <style:text-properties style:font-style-asian="italic"/>
    </style:style>
    <style:style style:name="T231" style:family="text">
      <style:text-properties style:font-name-asian="CourierNewPSMT" style:font-name-complex="CourierNewPSMT"/>
    </style:style>
    <style:style style:name="T232" style:family="text">
      <style:text-properties style:font-size-asian="12pt"/>
    </style:style>
    <style:style style:name="T233" style:family="text">
      <style:text-properties style:font-name-asian="LMSans8-Regular" style:font-name-complex="LMSans8-Regular"/>
    </style:style>
    <style:style style:name="T234" style:family="text">
      <style:text-properties style:font-name-asian="LMMono9-Regular" style:font-name-complex="LMMono9-Regular"/>
    </style:style>
    <style:style style:name="T235" style:family="text">
      <style:text-properties style:font-name-asian="LMMono10-Regular" style:font-name-complex="LMMono10-Regular"/>
    </style:style>
    <style:style style:name="T236" style:family="text">
      <style:text-properties style:font-name-asian="CMR10" style:font-name-complex="CMR10"/>
    </style:style>
    <style:style style:name="T237" style:family="text">
      <style:text-properties style:font-name-asian="CMTT10" style:font-name-complex="CMTT10"/>
    </style:style>
    <style:style style:name="T238" style:family="text"/>
    <style:style style:name="fr1"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5">
        <style:list-level-properties/>
      </text:list-level-style-number>
      <text:list-level-style-number text:level="2"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fo:text-indent="-0.635cm" fo:margin-left="-3.17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L6">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style:num-prefix="-" text:bullet-char="-">
        <style:list-level-properties text:space-before="4.44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fo:text-inden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style>
    <text:list-style style:name="L23">
      <text:list-level-style-bullet text:level="1" style:num-prefix="·" text:bullet-char="·">
        <style:list-level-properties text:space-before="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prefix="§" text:bullet-char="•">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7">COURS lANGAGE c</text:p>
      <text:p text:style-name="P473">mICHEL lANDSCHOOT</text:p>
      <text:p text:style-name="P232"/>
      <text:p text:style-name="P233"/>
      <text:p text:style-name="P6">chapitre 1 : eLEMENTS DE BASE</text:p>
      <text:p text:style-name="P238">1 LES COMMENTAIRES</text:p>
      <text:p text:style-name="P237">2 LES IDENTIFICATEURS</text:p>
      <text:p text:style-name="P237">3 LES MOTS RESERVES</text:p>
      <text:p text:style-name="P237">4 LES TYPES SIMPLES</text:p>
      <text:p text:style-name="P412">5.1 TYPE CARACTERE </text:p>
      <text:p text:style-name="P475"><text:tab/><text:tab/>5.2 TYPES ENTIERS</text:p>
      <text:p text:style-name="P475"><text:tab/><text:tab/>5.3 TYPES REELS<text:tab/></text:p>
      <text:p text:style-name="P237">5 les constantes</text:p>
      <text:p text:style-name="P503"><text:span text:style-name="T2"><text:tab/><text:tab/></text:span><text:span text:style-name="T7">5.1 CONSTANTES ENTIERES</text:span></text:p>
      <text:p text:style-name="P475"><text:tab/><text:tab/>5.2 CONSTANTES VIRGULE FLOTTANTE<text:tab/></text:p>
      <text:p text:style-name="P475"><text:tab/><text:tab/>5.3 CONSTANTES CARACTERES</text:p>
      <text:p text:style-name="P475"><text:tab/><text:tab/>5.4 CHAîNES DE CARACTERES</text:p>
      <text:p text:style-name="P475"><text:tab/><text:tab/>5.5 LES CONSTANTES NOMMEES</text:p>
      <text:p text:style-name="P237">6 ENUMERATIONS</text:p>
      <text:p text:style-name="P237">7 GAIN D'ESPACE MEMOIRE</text:p>
      <text:p text:style-name="P503"><text:span text:style-name="T2"><text:tab/><text:tab/></text:span><text:span text:style-name="T7">7.1 CHAMPS DANS UNE STRUCTURE</text:span></text:p>
      <text:p text:style-name="P475"><text:tab/><text:tab/>7.2 UNIONS</text:p>
      <text:p text:style-name="P33"/>
      <text:p text:style-name="P6">chapitre 2 : INSTRUCTIONS</text:p>
      <text:p text:style-name="P237">1 INSTRUCTIONs CONDITIONNELLES</text:p>
      <text:p text:style-name="P503"><text:span text:style-name="T2"><text:tab/></text:span><text:span text:style-name="T7"><text:tab/>1.1 TEST simple</text:span></text:p>
      <text:p text:style-name="P475"><text:tab/><text:tab/>1.2 test multiple, aiguillage</text:p>
      <text:p text:style-name="P237">2 instructions de BOUCLE</text:p>
      <text:p text:style-name="P503"><text:span text:style-name="T2"><text:tab/><text:tab/></text:span><text:span text:style-name="T7">2.1 boucle while</text:span></text:p>
      <text:p text:style-name="P475"><text:tab/><text:tab/>2.2 Boucle <text:s/>do ... while</text:p>
      <text:p text:style-name="P475"><text:tab/><text:tab/>2.3 boucle <text:s/>for</text:p>
      <text:p text:style-name="P237">3 Instructions de controle</text:p>
      <text:p text:style-name="P503"><text:span text:style-name="T2"><text:tab/><text:tab/></text:span><text:span text:style-name="T7">3.1 sortie <text:s/>de <text:s/>boucle ou d'aiguillage : break</text:span></text:p>
      <text:p text:style-name="P475"><text:tab/><text:tab/>3.2 saut à l'iteration <text:s/>suivante : continue</text:p>
      <text:p text:style-name="P475"><text:tab/><text:tab/>3.3 saut a une <text:s/>etiquette : goto</text:p>
      <text:p text:style-name="P503"><text:span text:style-name="T2"><text:tab/></text:span><text:span text:style-name="T7"><text:tab/>3.4 sortie <text:s/>d'une fonction <text:s/>: return</text:span></text:p>
      <text:p text:style-name="P503"><text:span text:style-name="T2"><text:tab/></text:span><text:span text:style-name="T7"><text:tab/>3.5 sortie <text:s/>d'un programme <text:s/>: exit()</text:span></text:p>
      <text:p text:style-name="P32"/>
      <text:p text:style-name="P32"/>
      <text:p text:style-name="P351">chapitre 3 : OPERATEURS</text:p>
      <text:p text:style-name="P237">1 OPERATEURS ARITHMETIQUES </text:p>
      <text:p text:style-name="P237">2 Operateurs relationnels</text:p>
      <text:p text:style-name="P237">3 Operateurs logiques</text:p>
      <text:p text:style-name="P237">4 Conversions arithmEtiques</text:p>
      <text:p text:style-name="P237">5 operateurs d'INCREment et de decrement</text:p>
      <text:p text:style-name="P237">6 OPERATEURS AU NIVEAU DU BIT </text:p>
      <text:p text:style-name="P237">7 OPERATEURS D'affectation</text:p>
      <text:p text:style-name="P237">8 Operateur ternaire</text:p>
      <text:p text:style-name="P237">9 OPerateur sizeof</text:p>
      <text:p text:style-name="P237">10 operateur de sequence</text:p>
      <text:p text:style-name="P237">11 OPerateur ()</text:p>
      <text:p text:style-name="P237">12 OPerateur sur les tableaux</text:p>
      <text:p text:style-name="P237">13 OPErateurs sur les pointeurs</text:p>
      <text:p text:style-name="P237">14 operateurs sur les structures</text:p>
      <text:p text:style-name="P237">15 operateur de conversion explicite (cast)</text:p>
      <text:p text:style-name="P237">16 sommaire des operateurs</text:p>
      <text:p text:style-name="P32"/>
      <text:p text:style-name="P6">chapitre 4 : POINTEURS</text:p>
      <text:p text:style-name="P237">1 POINTEURS ET ADRESSES</text:p>
      <text:p text:style-name="P503"><text:span text:style-name="T2"><text:tab/><text:tab/></text:span><text:span text:style-name="T7">1.1 DEfinition</text:span></text:p>
      <text:p text:style-name="P475"><text:tab/><text:tab/>1.2 <text:s/>LES opErateurs unaires &amp; et * </text:p>
      <text:p text:style-name="P475"><text:tab/><text:tab/>1.3 LES OPERATEURS ++ ET --</text:p>
      <text:p text:style-name="P475"><text:tab/> <text:s text:c="11"/><text:tab/><text:tab/>1.3.1 IncrEmentation des valeurs DErEfErencEes</text:p>
      <text:p text:style-name="P475"><text:tab/><text:tab/><text:tab/>1.3.2 Decrementation des valeurs dereferencees</text:p>
      <text:p text:style-name="P475"><text:tab/><text:tab/>1.4 L'operateur d'affectation</text:p>
      <text:p text:style-name="P237">2 POINTEURS ET ARGUMENTS DE FONCTIONS </text:p>
      <text:p text:style-name="P237">3 POINTEURS ET TABLEAUX</text:p>
      <text:p text:style-name="P237">4 POINTEURS GENERIQUES</text:p>
      <text:p text:style-name="P32"/>
      <text:p text:style-name="P32"/>
      <text:p text:style-name="P351">chapitre 5 : types dérivés </text:p>
      <text:p text:style-name="P237">1 Tableau à une dimension</text:p>
      <text:p text:style-name="P503"><text:span text:style-name="T2"><text:tab/><text:tab/></text:span><text:span text:style-name="T7">1.1 Déclaration</text:span></text:p>
      <text:p text:style-name="P475"><text:tab/><text:tab/>1.2 Initialisation</text:p>
      <text:p text:style-name="P237">2 Tableaux a plusieurs dimensions</text:p>
      <text:p text:style-name="P503"><text:span text:style-name="T2"><text:tab/><text:tab/></text:span><text:span text:style-name="T7">2.1 Déclaration</text:span></text:p>
      <text:p text:style-name="P477"><text:tab/><text:tab/><text:span text:style-name="T90">2.2 Initialisation</text:span></text:p>
      <text:p text:style-name="P237">3 Pointeurs et tableaux</text:p>
      <text:p text:style-name="P237">4 Les chaînes de caractères</text:p>
      <text:list xml:id="list31217138" text:style-name="L1">
        <text:list-item>
          <text:list>
            <text:list-header>
              <text:p text:style-name="P692">4.1 Déclaration</text:p>
              <text:p text:style-name="P692">4.2 fonctions sur les chaînes</text:p>
            </text:list-header>
          </text:list>
        </text:list-item>
      </text:list>
      <text:list xml:id="list31222514" text:style-name="L2">
        <text:list-item>
          <text:list>
            <text:list-header>
              <text:p text:style-name="P693">4.3 COPIE DE TABLEAUX DE CARACTERES</text:p>
            </text:list-header>
          </text:list>
        </text:list-item>
      </text:list>
      <text:p text:style-name="P237">5 Les structures</text:p>
      <text:p text:style-name="P503"><text:span text:style-name="T2"><text:tab/><text:tab/></text:span><text:span text:style-name="T7">5.1 Définition</text:span></text:p>
      <text:p text:style-name="P475"><text:tab/><text:tab/>5.2 Déclaration</text:p>
      <text:p text:style-name="P475"><text:tab/><text:tab/>5.3 Allocation mémoire</text:p>
      <text:p text:style-name="P475"><text:tab/><text:tab/>5.4 Initialisation des structures</text:p>
      <text:p text:style-name="P475"><text:tab/><text:tab/>5.5 Utilisation d'une variable structure</text:p>
      <text:p text:style-name="P503"><text:span text:style-name="T2"><text:tab/><text:tab/></text:span><text:span text:style-name="T7">5.6 Autre opérateurs</text:span></text:p>
      <text:p text:style-name="P475"><text:tab/><text:tab/>5.7 Les structures recursives</text:p>
      <text:p text:style-name="P237">6 Champ de bits dans les stuctures</text:p>
      <text:p text:style-name="P237">7 Les unions</text:p>
      <text:p text:style-name="P237">8 Les énumérations</text:p>
      <text:p text:style-name="P248"><text:span text:style-name="T2"><text:tab/></text:span><text:span text:style-name="T7">8.1 Déclaration</text:span></text:p>
      <text:p text:style-name="P235"><text:tab/>8.2 Initialisation</text:p>
      <text:p text:style-name="P235"><text:tab/>8.3 Déclaration de variable</text:p>
      <text:p text:style-name="P245"/>
      <text:p text:style-name="P6">chapitre 6 : fonctions </text:p>
      <text:p text:style-name="P237">1 Passage de paramètres à une fonction</text:p>
      <text:p text:style-name="P237">2 déclaration prototype</text:p>
      <text:p text:style-name="P33"/>
      <text:p text:style-name="P32"/>
      <text:p text:style-name="P351">chapitre 7 : conversions de types, types complexes</text:p>
      <text:p text:style-name="P237">1 Conversion de types</text:p>
      <text:p text:style-name="P248"><text:span text:style-name="T2"><text:tab/></text:span><text:span text:style-name="T7">1.1 Conversion implicite</text:span></text:p>
      <text:p text:style-name="P235"><text:tab/>1.2 Conversion explicite</text:p>
      <text:p text:style-name="P237">2 Les types complexes</text:p>
      <text:p text:style-name="P248"><text:span text:style-name="T2"><text:tab/></text:span><text:span text:style-name="T7">2.1 Définition de types synonymes</text:span></text:p>
      <text:p text:style-name="P235"><text:tab/>2.2 Construction de types complexes </text:p>
      <text:p text:style-name="P41"/>
      <text:p text:style-name="P6">chapitre 8 : classes d'allocation DES VARIABLES</text:p>
      <text:p text:style-name="P239">1 Environnement d'un processus </text:p>
      <text:p text:style-name="P239">2 Classe register</text:p>
      <text:p text:style-name="P239">3 Classe automatique</text:p>
      <text:p text:style-name="P239">4 Classe statique (locale)</text:p>
      <text:p text:style-name="P239">5 variable globale simple </text:p>
      <text:p text:style-name="P239">6 Variable externe </text:p>
      <text:p text:style-name="P239">7 Variable globale statique et fonction statique</text:p>
      <text:p text:style-name="P471"/>
      <text:p text:style-name="P6">chapitre 9 : TABLEAUX A DEUX DIMENSIONS</text:p>
      <text:list xml:id="list31217292" text:style-name="L3">
        <text:list-item>
          <text:list>
            <text:list-header>
              <text:p text:style-name="P698">1 VISION CLASSIQUE 2D D'UN TABLEAU 2D</text:p>
              <text:p text:style-name="P699">2 VISION ORIGINALE 1D D'UN TABLEAU 2D</text:p>
            </text:list-header>
          </text:list>
        </text:list-item>
      </text:list>
      <text:p text:style-name="P20"/>
      <text:p text:style-name="P6">chapitre 10 : PASSAGE DE PARAMETRES A LA FONCTION MAIN</text:p>
      <text:p text:style-name="P245">1 Exécutable ne recevant aucun argument</text:p>
      <text:p text:style-name="P245">2 Exécutable recevant des arguments</text:p>
      <text:list xml:id="list31220833" text:style-name="L4">
        <text:list-item>
          <text:list>
            <text:list-header>
              <text:p text:style-name="P659"/>
            </text:list-header>
          </text:list>
        </text:list-item>
      </text:list>
      <text:p text:style-name="P6">chapitre 11 : ALLOCATION DYNAMIQUE</text:p>
      <text:p text:style-name="P45"><text:span text:style-name="T5"><text:tab/></text:span><text:span text:style-name="T12">1 Allocation dynamique de mEmoire : fonction malloc</text:span></text:p>
      <text:p text:style-name="P21"><text:tab/>2 DEsallocation de mEmoire : free</text:p>
      <text:p text:style-name="P21"><text:tab/>3 DECLARATIONS PROTOTYPES DES FONCTIONS D'ALLOCATION DYNAMIQUE</text:p>
      <text:p text:style-name="P21"><text:tab/>4 .Allocation dynamique d’un tableau multidimensionneL</text:p>
      <text:p text:style-name="P21"><text:tab/>5 EXEMPLES</text:p>
      <text:p text:style-name="P21"/>
      <text:p text:style-name="P6">chapitre 12 : pointeurs de fonctions</text:p>
      <text:p text:style-name="P240">1 DEFINITION</text:p>
      <text:p text:style-name="P240">2 EXEMPLES</text:p>
      <text:p text:style-name="P351">chapitre 13 : LES FICHIERS</text:p>
      <text:p text:style-name="P240">1 FichierS textES</text:p>
      <text:p text:style-name="P241"><text:tab/><text:span text:style-name="T90">1.1 Création et Ouverture d'un fichier</text:span></text:p>
      <text:p text:style-name="P236"><text:tab/>1.2 Lecture/Ecriture</text:p>
      <text:p text:style-name="P236"><text:tab/><text:tab/>1.2.1 Lecture / écriture de caractEre</text:p>
      <text:p text:style-name="P236"><text:tab/><text:tab/>1.2.2 Lecture / écriture de chaînes</text:p>
      <text:p text:style-name="P236"><text:tab/><text:tab/>1.2.3 Lecture / écriture formatEe</text:p>
      <text:p text:style-name="P236"><text:tab/>1.3 Fermeture d'un fichier</text:p>
      <text:p text:style-name="P236"><text:tab/>1.4 DEPLACEMENTS DANS UN FICHIER</text:p>
      <text:p text:style-name="P236"><text:tab/>1.5 Le caractère de fin de fichier (EOF)</text:p>
      <text:p text:style-name="P242">2 FichieRS BINAIRES</text:p>
      <text:p text:style-name="P22"/>
      <text:p text:style-name="P9">chapitre 14 : Obtention d' UN EXECUTABLE</text:p>
      <text:p text:style-name="P237">1 DIFFERENTES PHASES AVANT L'EXECUTION </text:p>
      <text:p text:style-name="P503"><text:span text:style-name="T2"><text:tab/></text:span><text:span text:style-name="T7"><text:tab/>1.1 édition de textes </text:span></text:p>
      <text:p text:style-name="P475"><text:tab/><text:tab/>1.2 expansion <text:s/>du fichier source</text:p>
      <text:p text:style-name="P475"><text:tab/><text:tab/>1.3 compilation </text:p>
      <text:p text:style-name="P475"><text:tab/><text:tab/>1.4 assemblage</text:p>
      <text:p text:style-name="P475"><text:tab/><text:tab/>1.5 édition de liens</text:p>
      <text:p text:style-name="P475"><text:tab/><text:tab/>1.6 chargement</text:p>
      <text:p text:style-name="P237">2 PREPROCESSEUR</text:p>
      <text:p text:style-name="P503"><text:span text:style-name="T2"><text:tab/><text:tab/></text:span><text:span text:style-name="T7">2.1substitution symbolique</text:span></text:p>
      <text:p text:style-name="P475"><text:tab/><text:tab/><text:tab/>2.1.1 Constantes</text:p>
      <text:p text:style-name="P475"><text:tab/><text:tab/><text:tab/>2.1.2 MACROS</text:p>
      <text:p text:style-name="P475"><text:tab/><text:tab/>2.2 Inclusion de fichiers sources</text:p>
      <text:p text:style-name="P475"><text:tab/><text:tab/>2.3 Compilation conditionnelle</text:p>
      <text:p text:style-name="P475"><text:tab/><text:tab/><text:tab/>2.3.1 Sur la valeur de constantes</text:p>
      <text:p text:style-name="P476"><text:tab/><text:tab/><text:tab/>2.3.2 Sur la définition de constantes </text:p>
      <text:p text:style-name="P247"/>
      <text:p text:style-name="P6">chapitre 15 : La LIBRAIRIE STANDARD</text:p>
      <text:p text:style-name="P237">1 TRAITEMENTS DES CHAîNES DE CARACTèRES</text:p>
      <text:p text:style-name="P503"><text:span text:style-name="T2"><text:tab/><text:tab/></text:span><text:span text:style-name="T7">1.1 Longueur d'une chaîne : STRLEN</text:span></text:p>
      <text:p text:style-name="P475"><text:tab/><text:tab/>1.2 Copie d'une chaîne dans une autre : STRCPY</text:p>
      <text:p text:style-name="P475"><text:tab/><text:tab/>1.3 Concatenation de chaînes : STRCAT</text:p>
      <text:p text:style-name="P475"><text:tab/><text:tab/>1.4 Comparaison de chaînes : STRCMP</text:p>
      <text:p text:style-name="P237">2 LIMITES ET FONCTIONS DE CONVERSION</text:p>
      <text:p text:style-name="P413">2.1 LIMITES POUR LES ENTIERS</text:p>
      <text:list xml:id="list31201190" text:style-name="L5">
        <text:list-item>
          <text:list>
            <text:list-item>
              <text:list>
                <text:list-item>
                  <text:list>
                    <text:list-item>
                      <text:list>
                        <text:list-item>
                          <text:list>
                            <text:list-item>
                              <text:list>
                                <text:list-item>
                                  <text:list>
                                    <text:list-header>
                                      <text:p text:style-name="P711">2.2 LIMITES POUR LES REELS</text:p>
                                      <text:p text:style-name="P711">2.3 ConverSion de chaînes en nombres : atof, atoi, atoL</text:p>
                                      <text:p text:style-name="P711">2.4 Conversions en minuscule ou en majuscule : tolower, toupper</text:p>
                                    </text:list-header>
                                  </text:list>
                                </text:list-item>
                              </text:list>
                            </text:list-item>
                          </text:list>
                        </text:list-item>
                      </text:list>
                    </text:list-item>
                  </text:list>
                </text:list-item>
              </text:list>
            </text:list-item>
          </text:list>
        </text:list-item>
      </text:list>
      <text:p text:style-name="P237">3 FONCTIONS D'ENTREE - SORTIE </text:p>
      <text:p text:style-name="P503"><text:span text:style-name="T2"><text:tab/><text:tab/></text:span><text:span text:style-name="T8">3.1 G</text:span><text:span text:style-name="T7">énéralités</text:span></text:p>
      <text:p text:style-name="P475"><text:tab/><text:tab/>3.2 déclarations prototypes</text:p>
      <text:p text:style-name="P25"><text:s/></text:p>
      <text:p text:style-name="P6"><text:soft-page-break/>chapitre 16 : La PROGRAMMATION MODULAIRE</text:p>
      <text:p text:style-name="P6"/>
      <text:p text:style-name="P9">ANNEXES</text:p>
      <text:p text:style-name="P240">1 CODAGE BINAIRE</text:p>
      <text:p text:style-name="P240">2 OPERATEURS BIT A BIT</text:p>
      <text:p text:style-name="P240">3 BIBLIOGRAPHIE</text:p>
      <text:p text:style-name="P376">chapitre i : Elements de base</text:p>
      <text:p text:style-name="P27"/>
      <text:p text:style-name="P7">1 LES COMMENTAIRES</text:p>
      <text:p text:style-name="P7"/>
      <table:table table:name="Tableau11" table:style-name="Tableau11">
        <table:table-column table:style-name="Tableau11.A"/>
        <table:table-column table:style-name="Tableau11.B"/>
        <table:table-column table:style-name="Tableau11.C"/>
        <table:table-row>
          <table:table-cell table:style-name="Tableau11.A1" office:value-type="string">
            <text:p text:style-name="P479">/* commentaires */</text:p>
          </table:table-cell>
          <table:table-cell table:style-name="Tableau11.B1" office:value-type="string">
            <text:p text:style-name="P479">/*</text:p>
            <text:p text:style-name="P273">commentaires</text:p>
            <text:p text:style-name="P479">*/</text:p>
          </table:table-cell>
          <table:table-cell table:style-name="Tableau11.C1" office:value-type="string">
            <text:p text:style-name="P479">/*</text:p>
            <text:p text:style-name="P479">* <text:s text:c="8"/>commentaires</text:p>
            <text:p text:style-name="P479">*<text:tab/>commentaires</text:p>
            <text:p text:style-name="P479">*/</text:p>
          </table:table-cell>
        </table:table-row>
      </table:table>
      <text:p text:style-name="P273"/>
      <text:p text:style-name="P273">Un commentaire peut s'étendre sur plusieurs lignes.</text:p>
      <text:p text:style-name="P46"/>
      <text:p text:style-name="P273">Le premier */ rencontré ferme tous les /* précédents. Les commentaires imbriqués ne sont donc pas autorisés, sauf option de compilation activée. Mais dans ce cas la portabilité des sources n'est pas garantie.</text:p>
      <text:p text:style-name="P44"/>
      <text:p text:style-name="P6">2 LES IDENTIFICATEURS</text:p>
      <text:p text:style-name="P6"/>
      <table:table table:name="Tableau12" table:style-name="Tableau12">
        <table:table-column table:style-name="Tableau12.A"/>
        <table:table-column table:style-name="Tableau12.B"/>
        <table:table-column table:style-name="Tableau12.C"/>
        <table:table-row>
          <table:table-cell table:style-name="Tableau12.A1" office:value-type="string">
            <text:p text:style-name="P280">Constantes symboliques </text:p>
            <text:p text:style-name="P266">en majuscules par convention</text:p>
          </table:table-cell>
          <table:table-cell table:style-name="Tableau12.A1" office:value-type="string">
            <text:p text:style-name="P494">Variables typées</text:p>
          </table:table-cell>
          <table:table-cell table:style-name="Tableau12.C1" office:value-type="string">
            <text:p text:style-name="P494">Déclarations protypes </text:p>
            <text:p text:style-name="P494">de fonctions</text:p>
          </table:table-cell>
        </table:table-row>
        <table:table-row>
          <table:table-cell table:style-name="Tableau12.A2" office:value-type="string">
            <text:p text:style-name="P48">#define <text:span text:style-name="T21">SIZE</text:span><text:tab/>100</text:p>
          </table:table-cell>
          <table:table-cell table:style-name="Tableau12.A2" office:value-type="string">
            <text:p text:style-name="P48">char <text:span text:style-name="T21">c</text:span>;</text:p>
            <text:p text:style-name="P48">int <text:span text:style-name="T21">i</text:span>;</text:p>
            <text:p text:style-name="P48">int <text:span text:style-name="T21">mois</text:span>;</text:p>
          </table:table-cell>
          <table:table-cell table:style-name="Tableau12.C2" office:value-type="string">
            <text:p text:style-name="P48">extern int <text:span text:style-name="T21">f</text:span>();</text:p>
            <text:p text:style-name="P48">extern void <text:span text:style-name="T21">g</text:span>();</text:p>
            <text:p text:style-name="P48">extern int <text:span text:style-name="T21">h</text:span>(int);</text:p>
            <text:p text:style-name="P48">extern int <text:span text:style-name="T21">k</text:span>(int n);</text:p>
          </table:table-cell>
        </table:table-row>
      </table:table>
      <text:p text:style-name="P479"><text:tab/><text:tab/><text:tab/></text:p>
      <text:p text:style-name="P256">règles lexicales : </text:p>
      <text:list xml:id="list31210368" text:style-name="L6">
        <text:list-item>
          <text:p text:style-name="P701"><text:s text:c="2"/>suite de caractères alphanumériques ou caractère surligné _</text:p>
        </text:list-item>
        <text:list-item>
          <text:p text:style-name="P701"><text:s text:c="2"/>premier caractère alphabétique ou caractère surligné _</text:p>
        </text:list-item>
        <text:list-item>
          <text:p text:style-name="P701"><text:s text:c="2"/>longueur des identificateurs dépendante du compilateur</text:p>
        </text:list-item>
        <text:list-item>
          <text:p text:style-name="P701"><text:s text:c="2"/>différenciation des majuscules et minuscules (case sensitive)</text:p>
        </text:list-item>
      </text:list>
      <text:p text:style-name="P351">3 LES MOTS RESERVES (mots clés)</text:p>
      <text:p text:style-name="P341">Typologie des mots-clés :</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49"><text:span text:style-name="T91"><text:s text:c="3"/></text:span><text:span text:style-name="T91"><text:s text:c="2"/>Types</text:span></text:p>
            <text:p text:style-name="P213"/>
          </table:table-cell>
          <table:table-cell table:style-name="Tableau9.A1" office:value-type="string">
            <text:p text:style-name="P213">Classes d'allocation</text:p>
          </table:table-cell>
          <table:table-cell table:style-name="Tableau9.A1" office:value-type="string">
            <text:p text:style-name="P213">Instructions de contrôle </text:p>
          </table:table-cell>
          <table:table-cell table:style-name="Tableau9.A1" office:value-type="string">
            <text:p text:style-name="P213">Opérateurs</text:p>
            <text:p text:style-name="P213"/>
          </table:table-cell>
          <table:table-cell table:style-name="Tableau9.E1" office:value-type="string">
            <text:p text:style-name="P213">Etiquettes prédéfinies</text:p>
          </table:table-cell>
        </table:table-row>
        <table:table-row table:style-name="Tableau9.1">
          <table:table-cell table:style-name="Tableau9.A2" office:value-type="string">
            <text:p text:style-name="P217">char</text:p>
            <text:p text:style-name="P217">short</text:p>
            <text:p text:style-name="P217">int</text:p>
            <text:p text:style-name="P217">long</text:p>
            <text:p text:style-name="P217">float</text:p>
            <text:p text:style-name="P217">double</text:p>
            <text:p text:style-name="P217">signed</text:p>
            <text:p text:style-name="P217">unsigned</text:p>
            <text:p text:style-name="P217">enum</text:p>
            <text:p text:style-name="P217">struct</text:p>
            <text:p text:style-name="P217">union</text:p>
            <text:p text:style-name="P217">typedef</text:p>
            <text:p text:style-name="P217">void</text:p>
            <text:p text:style-name="P217">const</text:p>
            <text:p text:style-name="P217">volatile</text:p>
          </table:table-cell>
          <table:table-cell table:style-name="Tableau9.B2" office:value-type="string">
            <text:p text:style-name="P217">auto</text:p>
            <text:p text:style-name="P217">static</text:p>
            <text:p text:style-name="P217">extern</text:p>
            <text:p text:style-name="P217">register</text:p>
          </table:table-cell>
          <table:table-cell table:style-name="Tableau9.A2" office:value-type="string">
            <text:p text:style-name="P217">if</text:p>
            <text:p text:style-name="P217">else</text:p>
            <text:p text:style-name="P217">while</text:p>
            <text:p text:style-name="P217">do</text:p>
            <text:p text:style-name="P217">for</text:p>
            <text:p text:style-name="P217">switch</text:p>
            <text:p text:style-name="P217">break</text:p>
            <text:p text:style-name="P217">continue</text:p>
            <text:p text:style-name="P217">goto</text:p>
            <text:p text:style-name="P217">return</text:p>
          </table:table-cell>
          <table:table-cell table:style-name="Tableau9.A2" office:value-type="string">
            <text:p text:style-name="P217"><text:s/>= + - <text:s text:c="2"/>/ %</text:p>
            <text:p text:style-name="P217"><text:s/>&lt;&lt; <text:s text:c="3"/>&gt;&gt;</text:p>
            <text:p text:style-name="P217"><text:s/>&amp;&amp; <text:s text:c="5"/>||</text:p>
            <text:p text:style-name="P217"><text:s/>&amp; <text:s text:c="2"/>|</text:p>
            <text:p text:style-name="P217"><text:s text:c="2"/>&lt;&lt;= <text:s text:c="10"/></text:p>
            <text:p text:style-name="P217"><text:s text:c="2"/>&gt;&gt;=</text:p>
            <text:p text:style-name="P217"><text:s/>== <text:s text:c="4"/>+=</text:p>
            <text:p text:style-name="P217"/>
            <text:p text:style-name="P217"><text:s/>etc...</text:p>
            <text:p text:style-name="P217"/>
            <text:p text:style-name="P217"/>
            <text:p text:style-name="P217"/>
            <text:p text:style-name="P217">sizeof</text:p>
          </table:table-cell>
          <table:table-cell table:style-name="Tableau9.E2" office:value-type="string">
            <text:p text:style-name="P217">case</text:p>
            <text:p text:style-name="P217">default</text:p>
            <text:p text:style-name="P217"/>
          </table:table-cell>
        </table:table-row>
      </table:table>
      <text:p text:style-name="P418"/>
      <text:p text:style-name="P418"><text:tab/><text:span text:style-name="T85">volatile</text:span><text:span text:style-name="T84"> : programmation système</text:span></text:p>
      <text:p text:style-name="P419"><text:tab/><text:span text:style-name="T101">auto </text:span>: obsolète, pour les variables locales à une fonction<text:tab/></text:p>
      <text:p text:style-name="P419"><text:span text:style-name="T167"><text:tab/></text:span><text:span text:style-name="T101">register</text:span> : obsolète, pour demander au compilateur de ranger une variable dans l'un des <text:tab/>registres du processeur, si cela est possible. Les compilateurs modernes le décident seuls <text:tab/>dorénavant.</text:p>
      <text:p text:style-name="P13"/>
      <text:p text:style-name="P535">4 LES TYPES SIMPLES</text:p>
      <text:p text:style-name="P474"/>
      <text:list xml:id="list31218494" text:style-name="L7">
        <text:list-item>
          <text:list>
            <text:list-header>
              <text:p text:style-name="P716">4.1 TYPE Caractère</text:p>
            </text:list-header>
          </text:list>
        </text:list-item>
      </text:list>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507">Type</text:p>
          </table:table-cell>
          <table:table-cell table:style-name="Tableau73.A1" office:value-type="string">
            <text:p text:style-name="P598">Taille</text:p>
          </table:table-cell>
          <table:table-cell table:style-name="Tableau73.C1" table:number-columns-spanned="2" office:value-type="string">
            <text:p text:style-name="P598">Valeurs</text:p>
          </table:table-cell>
          <table:covered-table-cell/>
        </table:table-row>
        <table:table-row>
          <table:table-cell table:style-name="Tableau73.A2" office:value-type="string">
            <text:p text:style-name="P507">char</text:p>
          </table:table-cell>
          <table:table-cell table:style-name="Tableau73.A2" office:value-type="string">
            <text:p text:style-name="P507">1 octet</text:p>
          </table:table-cell>
          <table:table-cell table:style-name="Tableau73.A2" office:value-type="string">
            <text:p text:style-name="P516"><text:span text:style-name="T21">signed char</text:span> : [-128,+127]</text:p>
          </table:table-cell>
          <table:table-cell table:style-name="Tableau73.D2" office:value-type="string">
            <text:p text:style-name="P513"><text:span text:style-name="T21">unsigned char </text:span>: [0-255]</text:p>
          </table:table-cell>
        </table:table-row>
      </table:table>
      <text:p text:style-name="P515"/>
      <text:p text:style-name="P472">4.2 TYPES ENTIERS </text:p>
      <text:p text:style-name="P335">types char, short, int, long, long long</text:p>
      <text:p text:style-name="P304">signed (defaut) ou unsigned</text:p>
      <text:p text:style-name="P315">les tailles sont "machine dépendante" et "système dépendant"</text:p>
      <text:p text:style-name="P315"/>
      <text:p text:style-name="P514"><text:span text:style-name="T102">garantie :</text:span> <text:span text:style-name="T21">sizeof(char) &lt;= sizeof(short) &lt;= sizeof(int) &lt;= sizeof(long) &lt;= sizeof(long long)</text:span></text:p>
      <text:p text:style-name="P248"><text:tab/></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507">Type</text:p>
          </table:table-cell>
          <table:table-cell table:style-name="Tableau74.A1" office:value-type="string">
            <text:p text:style-name="P598">Taille</text:p>
          </table:table-cell>
          <table:table-cell table:style-name="Tableau74.C1" table:number-columns-spanned="2" office:value-type="string">
            <text:p text:style-name="P598">Valeurs</text:p>
          </table:table-cell>
          <table:covered-table-cell/>
        </table:table-row>
        <table:table-row>
          <table:table-cell table:style-name="Tableau74.A2" office:value-type="string">
            <text:p text:style-name="P507">short /short int </text:p>
          </table:table-cell>
          <table:table-cell table:style-name="Tableau74.A2" office:value-type="string">
            <text:p text:style-name="P507">&gt;=2 octets</text:p>
          </table:table-cell>
          <table:table-cell table:style-name="Tableau74.A2" office:value-type="string">
            <text:p text:style-name="P516"><text:span text:style-name="T21">signed </text:span>[-32768, 32767] </text:p>
          </table:table-cell>
          <table:table-cell table:style-name="Tableau74.D2" office:value-type="string">
            <text:p text:style-name="P650"><text:span text:style-name="T21"><text:s text:c="2"/>U <text:s text:c="5"/>nsigned</text:span> [0, 65535]</text:p>
          </table:table-cell>
        </table:table-row>
        <table:table-row>
          <table:table-cell table:style-name="Tableau74.A2" office:value-type="string">
            <text:p text:style-name="P507">int</text:p>
          </table:table-cell>
          <table:table-cell table:style-name="Tableau74.A2" office:value-type="string">
            <text:p text:style-name="P649"><text:s text:c="11"/>&gt;= 2 octets</text:p>
          </table:table-cell>
          <table:table-cell table:style-name="Tableau74.D2" table:number-columns-spanned="2" office:value-type="string">
            <text:p text:style-name="P516">taille d'un mot machine: le plus souvent 32 bits</text:p>
            <text:p text:style-name="P314"><text:span text:style-name="T21">signed <text:s/></text:span>[-27147483648, 27147483647]</text:p>
          </table:table-cell>
          <table:covered-table-cell/>
        </table:table-row>
        <table:table-row>
          <table:table-cell table:style-name="Tableau74.A2" office:value-type="string">
            <text:p text:style-name="P507">long / long int</text:p>
          </table:table-cell>
          <table:table-cell table:style-name="Tableau74.D2" table:number-columns-spanned="3" office:value-type="string">
            <text:p text:style-name="P649"><text:s text:c="11"/>&gt;= 4 octets</text:p>
          </table:table-cell>
          <table:covered-table-cell/>
          <table:covered-table-cell/>
        </table:table-row>
        <table:table-row>
          <table:table-cell table:style-name="Tableau74.A2" office:value-type="string">
            <text:p text:style-name="P507">long long </text:p>
          </table:table-cell>
          <table:table-cell table:style-name="Tableau74.D2" table:number-columns-spanned="3" office:value-type="string">
            <text:p text:style-name="P649"><text:s text:c="11"/>&gt;= 8 octets (2 mots machine)</text:p>
            <text:p text:style-name="P649"><text:s text:c="10"/><text:span text:style-name="T171"><text:s/>16 octets sur des architectures 64 bits</text:span></text:p>
          </table:table-cell>
          <table:covered-table-cell/>
          <table:covered-table-cell/>
        </table:table-row>
      </table:table>
      <text:p text:style-name="P251"/>
      <text:p text:style-name="P174"/>
      <text:list xml:id="list31215015" text:style-name="L8">
        <text:list-item>
          <text:list>
            <text:list-header>
              <text:p text:style-name="P719">4.3 TYPES REELS</text:p>
            </text:list-header>
          </text:list>
        </text:list-item>
      </text:list>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507">Type</text:p>
          </table:table-cell>
          <table:table-cell table:style-name="Tableau72.A1" office:value-type="string">
            <text:p text:style-name="P598">Taille</text:p>
          </table:table-cell>
          <table:table-cell table:style-name="Tableau72.A1" office:value-type="string">
            <text:p text:style-name="P598">Valeurs</text:p>
          </table:table-cell>
          <table:table-cell table:style-name="Tableau72.D1" office:value-type="string">
            <text:p text:style-name="P507">Chiffres significatifs</text:p>
          </table:table-cell>
        </table:table-row>
        <table:table-row>
          <table:table-cell table:style-name="Tableau72.A2" office:value-type="string">
            <text:p text:style-name="P507"><text:s/>float</text:p>
            <text:p text:style-name="P507">double<text:tab/></text:p>
            <text:p text:style-name="P507">long double</text:p>
          </table:table-cell>
          <table:table-cell table:style-name="Tableau72.A2" office:value-type="string">
            <text:p text:style-name="P505">4 octets</text:p>
            <text:p text:style-name="P506">8 octets</text:p>
            <text:p text:style-name="P506">8 ou 16 octets<text:tab/></text:p>
          </table:table-cell>
          <table:table-cell table:style-name="Tableau72.A2" office:value-type="string">
            <text:p text:style-name="P497"><text:span text:style-name="T97">+/- </text:span><text:span text:style-name="T228">3</text:span><text:span text:style-name="T189">.</text:span><text:span text:style-name="T228">40282</text:span><text:span text:style-name="T97">10 +/-38</text:span></text:p>
            <text:p text:style-name="P498"><text:span text:style-name="T97">+/-</text:span><text:span text:style-name="T228">1</text:span><text:span text:style-name="T189">.</text:span><text:span text:style-name="T228">79769 </text:span><text:span text:style-name="T97">10 +/-308</text:span></text:p>
            <text:p text:style-name="P498"><text:span text:style-name="T97">+/- </text:span><text:span text:style-name="T228">1</text:span><text:span text:style-name="T189">.</text:span><text:span text:style-name="T228">18973</text:span><text:span text:style-name="T97"> 10 +/-4932</text:span></text:p>
          </table:table-cell>
          <table:table-cell table:style-name="Tableau72.D2" office:value-type="string">
            <text:p text:style-name="P505">6 </text:p>
            <text:p text:style-name="P506">15 </text:p>
            <text:p text:style-name="P506">18</text:p>
          </table:table-cell>
        </table:table-row>
      </table:table>
      <text:list xml:id="list31639665" text:continue-numbering="true" text:style-name="L8">
        <text:list-item>
          <text:list>
            <text:list-header>
              <text:p text:style-name="P719"/>
            </text:list-header>
          </text:list>
        </text:list-item>
      </text:list>
      <text:p text:style-name="P6"/>
      <text:p text:style-name="P351">5 LES CONSTANTES</text:p>
      <text:p text:style-name="P273">Une constante possède une valeur fixe non modifiable et un type particulier. </text:p>
      <text:p text:style-name="P273">En C, une constante n'a pas d'identificateur, c'est une valeur littérale.</text:p>
      <text:p text:style-name="P46"/>
      <text:p text:style-name="P8">5.1 CONSTANTES ENTIERES</text:p>
      <text:p text:style-name="P248"><text:span text:style-name="T34">décimale : </text:span><text:span text:style-name="T37">base 10</text:span></text:p>
      <text:p text:style-name="P248"><text:span text:style-name="T37">Une constante décimale est un </text:span><text:span text:style-name="T34">int</text:span><text:span text:style-name="T37"> à condition qu'elle tienne dans un </text:span><text:span text:style-name="T34">int</text:span><text:span text:style-name="T37">, sinon un </text:span><text:span text:style-name="T34">long</text:span><text:span text:style-name="T37">.</text:span></text:p>
      <text:p text:style-name="P280"/>
      <text:p text:style-name="P248"><text:span text:style-name="T34">octale : <text:s/></text:span><text:span text:style-name="T37">base 8 et commençant par un 0</text:span></text:p>
      <text:p text:style-name="P280"/>
      <text:p text:style-name="P248"><text:span text:style-name="T34">hexadécimale: </text:span><text:span text:style-name="T37">base 16 et commençant par <text:s/>0x</text:span></text:p>
      <text:p text:style-name="P273">Les lettres A, B, C, D, E, F ou a, b, c, d, e, f sont utilisées pour représenter successivement les nombres 10, 11, 12, 13, 14 et 15.</text:p>
      <text:p text:style-name="P281"/>
      <text:p text:style-name="P249"><text:span text:style-name="T64">Les suffixes u ou U et l ou L</text:span><text:span text:style-name="T33"> spécifient explicitement des constantes respectivement non signées et de type long : 251293L, </text:span><text:span text:style-name="T139">45lu, 12u, 4565665L</text:span></text:p>
      <text:p text:style-name="P305"/>
      <text:p text:style-name="P249"><text:span text:style-name="T141">Les suffixes </text:span><text:span text:style-name="T142">ll ou LL </text:span><text:span text:style-name="T143">pour long long.</text:span></text:p>
      <text:p text:style-name="P316"/>
      <text:p text:style-name="P8">5.2 CONSTANTES VIRGULE FLOTTANTE</text:p>
      <text:p text:style-name="P273">Une constante en virgule flottante est de <text:span text:style-name="T21">type double par défaut</text:span>.</text:p>
      <text:p text:style-name="P286"/>
      <text:p text:style-name="P273"><text:span text:style-name="T102">syntaxe :</text:span><text:span text:style-name="T65"> </text:span><text:span text:style-name="T140">[+-][entier].[Ee][+-][entier][fFlL]</text:span></text:p>
      <text:p text:style-name="P273"/>
      <text:p text:style-name="P273"><text:span text:style-name="T102">exemples :</text:span><text:tab/>1.23<text:tab/>.16<text:tab/>0.16<text:tab/>16 E – 2<text:tab/><text:span text:style-name="T139">2.564e6</text:span><text:tab/>1.6 e -1</text:p>
      <text:p text:style-name="P173"><text:span text:style-name="T218"><text:tab/><text:tab/><text:tab/></text:span>suffixe <text:span text:style-name="T21">f ou F</text:span> pour float : 12.35f</text:p>
      <text:p text:style-name="P173"><text:tab/><text:tab/><text:tab/>suffixe <text:span text:style-name="T21">l ou L</text:span> pour long double</text:p>
      <text:p text:style-name="P171"/>
      <text:p text:style-name="P171"/>
      <text:p text:style-name="P8"/>
      <text:p text:style-name="P352">5.3 CONSTANTES CARACTERES</text:p>
      <text:p text:style-name="P273">Une constante caractère est un entier particulier de <text:span text:style-name="T21">type char</text:span> <text:s/>et dépendant de la machine cible.</text:p>
      <text:p text:style-name="P273">notation entre quotes : <text:tab/>'a' = 48 en ASCII<text:tab/>'a' = 240 en EBCDIC</text:p>
      <text:p text:style-name="P46"/>
      <text:p text:style-name="P277">Des caractères standards sont possibles :</text:p>
      <table:table table:name="Tableau13" table:style-name="Tableau13">
        <table:table-column table:style-name="Tableau13.A"/>
        <table:table-row>
          <table:table-cell table:style-name="Tableau13.A1" office:value-type="string">
            <text:p text:style-name="P273">'\b' <text:tab/><text:tab/>backspace</text:p>
            <text:p text:style-name="P67"><text:tab/>'\f' <text:tab/><text:tab/>saut de page</text:p>
            <text:p text:style-name="P67"><text:tab/>'\n'<text:tab/><text:tab/>passage à la ligne</text:p>
            <text:p text:style-name="P67"><text:tab/>'\r'<text:tab/> <text:tab/>retour chariot</text:p>
            <text:p text:style-name="P67"><text:tab/>'\t' <text:tab/><text:tab/>tabulation horizontale</text:p>
            <text:p text:style-name="P67"><text:tab/>'\v' <text:tab/><text:tab/>tabulation verticale</text:p>
            <text:p text:style-name="P67"><text:tab/>'\\'<text:tab/> <text:tab/>backslash</text:p>
            <text:p text:style-name="P67"><text:tab/>'\'' <text:tab/><text:tab/>apostrophe</text:p>
            <text:p text:style-name="P67"><text:tab/>'\'''<text:tab/><text:tab/>guillemet</text:p>
            <text:p text:style-name="P67"><text:tab/>'\0'<text:tab/><text:tab/>entier 0 (les 8 bits à 0)</text:p>
            <text:p text:style-name="P67"><text:tab/>'\ooo'<text:tab/>nombre octal</text:p>
            <text:p text:style-name="P67"><text:tab/>'\xhhh'<text:tab/>nombre hexadécimal</text:p>
          </table:table-cell>
        </table:table-row>
      </table:table>
      <text:p text:style-name="P96"/>
      <text:p text:style-name="P172"/>
      <text:p text:style-name="P8">5.4 CHAîNES DE CARACTERES</text:p>
      <text:p text:style-name="P249"><text:span text:style-name="T33">Les chaînes de caractères sont des tableaux de caractères terminés par</text:span><text:span text:style-name="T64"> le caractère nul</text:span><text:span text:style-name="T33"> </text:span><text:span text:style-name="T64">\0</text:span><text:span text:style-name="T33">.</text:span></text:p>
      <text:p text:style-name="P249"/>
      <text:p text:style-name="P273">Pour poursuivre sur plusieurs lignes une chaîne, il faut mettre le <text:span text:style-name="T21">caractère \ </text:span>en fin de ligne.</text:p>
      <text:p text:style-name="P249"><text:tab/><text:tab/>Lands\</text:p>
      <text:p text:style-name="P249"><text:tab/><text:tab/>choot</text:p>
      <text:p text:style-name="P46"/>
      <text:p text:style-name="P273"><text:span text:style-name="T102">attention :</text:span><text:tab/>sizeof("Landschoot") <text:s/>== strlen("Landschoot") + 1</text:p>
      <text:p text:style-name="P273"><text:tab/><text:tab/><text:tab/>11 octets<text:tab/> = <text:tab/>10 octets <text:tab/> <text:s text:c="3"/>+ 1 octet (le '\0')</text:p>
      <text:p text:style-name="P352">5.5 LES CONSTANTES NOMMEES</text:p>
      <text:p text:style-name="P248"><text:span text:style-name="T37">Le mot-clé </text:span><text:span text:style-name="T34">const</text:span><text:span text:style-name="T37"> rend un objet constant.</text:span></text:p>
      <text:p text:style-name="P46"/>
      <text:p text:style-name="P283">Exemples:</text:p>
      <text:p text:style-name="P46"><text:span text:style-name="T63"><text:tab/></text:span><text:span text:style-name="T66">/* définition d'une constante x */</text:span></text:p>
      <text:p text:style-name="P347">const int <text:s/>x = 55;</text:p>
      <text:p text:style-name="P258">x = 93;<text:tab/>/* erreur : modification du <text:span text:style-name="T21">CONTENU */</text:span></text:p>
      <text:p text:style-name="P252"/>
      <text:p text:style-name="P260">/* définition d' un pointeur pc sur une chaîne de caractères constante */</text:p>
      <text:p text:style-name="P260">const char * pc = "Landschoot";</text:p>
      <text:p text:style-name="P252"><text:span text:style-name="T33">pc[3] = 'N';<text:tab/><text:tab/>/* erreur : modification du </text:span><text:span text:style-name="T64">CONTENU */</text:span></text:p>
      <text:p text:style-name="P258">pc = "Michel";<text:tab/>/* ok : modification du <text:span text:style-name="T21">CONTENANT */</text:span></text:p>
      <text:p text:style-name="P252"/>
      <text:p text:style-name="P260">/* définition d' un pointeur constant pc */</text:p>
      <text:p text:style-name="P260">char * const pc = "Langage C";</text:p>
      <text:p text:style-name="P258">pc[10] = pc[11] = 'P';<text:tab/>/* ok : modification du <text:span text:style-name="T21">CONTENU */</text:span></text:p>
      <text:p text:style-name="P258">pc = "Langage C++";<text:tab/>/* erreur : modification du <text:span text:style-name="T21">CONTENANT */</text:span></text:p>
      <text:p text:style-name="P258"/>
      <text:p text:style-name="P260">/* définition d' un pointeur constant pc sur une chaîne de caractères constante */</text:p>
      <text:p text:style-name="P260">const char * const pc = "Landschoot";</text:p>
      <text:p text:style-name="P252"><text:span text:style-name="T33">pc[3] = 'N';<text:tab/><text:tab/>/* erreur : modification du </text:span><text:span text:style-name="T64">CONTENU */</text:span></text:p>
      <text:p text:style-name="P258">pc = "Michel";<text:tab/>/* erreur : modification du <text:span text:style-name="T21">CONTENANT */</text:span></text:p>
      <text:p text:style-name="P260"/>
      <text:p text:style-name="P260">/* déclaration prototype de la fonction de comparaison de chaînes de caractères */</text:p>
      <text:p text:style-name="P258">int strcmp (<text:span text:style-name="T21">const char * p1, const char * p2</text:span>);</text:p>
      <text:p text:style-name="P258">/* les données pointées par les pointeurs p1 et p2 restent inchangées : <text:span text:style-name="T102">LE CONTENU</text:span><text:span text:style-name="T169"> */</text:span></text:p>
      <text:p text:style-name="P248"><text:span text:style-name="T39">/* les valeurs de p1 et p2 peuvent changées : </text:span><text:span text:style-name="T181">LE CONTENANT</text:span><text:span text:style-name="T167"> */</text:span></text:p>
      <text:p text:style-name="P351">6 ENUMERATIONS</text:p>
      <text:p text:style-name="P273">Une énumération est un ensemble de constantes entières rangées par ordre croissant, à partir de 0 par défaut.</text:p>
      <text:p text:style-name="P46"/>
      <text:p text:style-name="P280"><text:span text:style-name="T101">exemple :</text:span><text:tab/></text:p>
      <text:p text:style-name="P248"><text:span text:style-name="T41"><text:tab/><text:tab/></text:span><text:span text:style-name="T39">enum motcle { ASM = 0, AUTO = 1, BREAK = 2};</text:span></text:p>
      <text:p text:style-name="P258"><text:tab/>ou avec des valeurs par défaut, celles de la suite des entiers naturels<text:tab/><text:tab/></text:p>
      <text:p text:style-name="P258"><text:tab/><text:tab/>enum motcle { ASM, AUTO, BREAK };</text:p>
      <text:p text:style-name="P273">ce qui revient à écrire :</text:p>
      <text:p text:style-name="P425">const int ASM = 0;</text:p>
      <text:p text:style-name="P425">const <text:s/>int AUTO = 1;</text:p>
      <text:p text:style-name="P425">const int <text:s/>BREAK = 2;</text:p>
      <text:p text:style-name="P67"/>
      <text:p text:style-name="P67"><text:tab/>D'autres valeurs que celles par défaut peuvent être données.</text:p>
      <text:p text:style-name="P46"/>
      <text:p text:style-name="P73"><text:tab/><text:span text:style-name="T101">exemple :</text:span><text:tab/></text:p>
      <text:p text:style-name="P44"><text:span text:style-name="T41"><text:tab/><text:tab/><text:tab/></text:span><text:span text:style-name="T39">enum <text:s/>nombre { zero, un, deux, assez = 10, assez_un, beaucoup = 20};</text:span></text:p>
      <text:p text:style-name="P67"><text:tab/>ce qui revient à :</text:p>
      <text:p text:style-name="P425">const int zero = 0;</text:p>
      <text:p text:style-name="P425">const int un = 1;</text:p>
      <text:p text:style-name="P425">const int deux = 2;</text:p>
      <text:p text:style-name="P425">const int assez = 10;</text:p>
      <text:p text:style-name="P481"><text:tab/><text:tab/><text:tab/>const int assez_un = 11;</text:p>
      <text:p text:style-name="P425">const int beaucoup = 20;</text:p>
      <text:p text:style-name="P46"/>
      <text:p text:style-name="P6"/>
      <text:p text:style-name="P351">7 GAIN D'ESPACE MEMOIRE</text:p>
      <text:p text:style-name="P26"/>
      <text:p text:style-name="P8">7.1 CHAMPS DANS UNE STRUCTURE</text:p>
      <text:p text:style-name="P273">Ils permettent d'optimiser la mémoire et de descendre au niveau du bit (programmations hardware et système).</text:p>
      <text:p text:style-name="P73"/>
      <text:p text:style-name="P73"><text:tab/><text:span text:style-name="T101">exemple :</text:span></text:p>
      <text:p text:style-name="P77"><text:tab/>struct registre_etat {</text:p>
      <text:p text:style-name="P77"><text:tab/><text:tab/>unsigned int autorise : 1;<text:tab/><text:tab/> /* 1 bit : 0 ou 1 */</text:p>
      <text:p text:style-name="P258"><text:tab/>unsigned int numero_page : 3;<text:tab/>/* 3 bits : 0 <text:s/>à 7 */</text:p>
      <text:p text:style-name="P258"><text:tab/>unsigned int acces : 1;<text:tab/><text:tab/>/* 1 bit : 0 ou 1 */</text:p>
      <text:p text:style-name="P258"><text:tab/>unsigned : 1;<text:tab/><text:tab/><text:tab/><text:tab/> /* inutilisé */</text:p>
      <text:p text:style-name="P258"><text:tab/>unsigned int non_resident : 1;<text:tab/>/* 1 bit : 0 ou 1 */</text:p>
      <text:p text:style-name="P77"><text:tab/>};</text:p>
      <text:p text:style-name="P46"/>
      <text:p text:style-name="P273">Les champs sont obligatoirement de type entier, il n'est pas possible de prendre l'adresse d'un champ.</text:p>
      <text:p text:style-name="P273"/>
      <text:p text:style-name="P273">Les champs non nommés sont permis (pour caler sur le début d'un mot machine).</text:p>
      <text:p text:style-name="P286"/>
      <text:p text:style-name="P273"><text:span text:style-name="T102">Attention :</text:span><text:span text:style-name="T101"> </text:span>raccourci l'espace des données mais allonge le code pour manipuler de telles variables.</text:p>
      <text:p text:style-name="P26"/>
      <text:p text:style-name="P8"/>
      <text:p text:style-name="P352">7.2 UNIONS</text:p>
      <text:p text:style-name="P273">Une union regroupe des objets de type différents à une même adresse mémoire. La taille de l'union est celle du plus grand objet. </text:p>
      <text:p text:style-name="P46"><text:tab/>Les unions sont rarement utilisées.</text:p>
      <text:p text:style-name="P73"><text:tab/></text:p>
      <text:p text:style-name="P73"><text:tab/><text:span text:style-name="T101">exemple :</text:span></text:p>
      <text:p text:style-name="P441">union adresse_stagiaire {</text:p>
      <text:p text:style-name="P444">struct hotel hot;</text:p>
      <text:p text:style-name="P444">struct particulier part;</text:p>
      <text:p text:style-name="P441">};</text:p>
      <text:p text:style-name="P77"><text:tab/>où:</text:p>
      <text:p text:style-name="P393">struct hotel {<text:tab/><text:tab/><text:tab/><text:tab/><text:tab/>struct particulier {</text:p>
      <text:p text:style-name="P393"><text:tab/>int categorie;<text:tab/><text:tab/><text:tab/><text:tab/><text:tab/>char nom[64];</text:p>
      <text:p text:style-name="P393"><text:tab/>short numero-chambre;<text:tab/><text:tab/><text:tab/>char adresse[256];<text:tab/></text:p>
      <text:p text:style-name="P393"><text:tab/>char adresse[256];<text:tab/><text:tab/><text:tab/>};</text:p>
      <text:p text:style-name="P393">} ;</text:p>
      <text:p text:style-name="P393"/>
      <text:p text:style-name="P393"/>
      <text:p text:style-name="P377">chapitre 2 : INStructions</text:p>
      <text:p text:style-name="P46"/>
      <text:p text:style-name="P67">Une partie de la grammaire du langage C sous forme B.N.F. (Backus Naur Form):</text:p>
      <text:p text:style-name="P67"/>
      <table:table table:name="Tableau14" table:style-name="Tableau14">
        <table:table-column table:style-name="Tableau14.A"/>
        <table:table-row>
          <table:table-cell table:style-name="Tableau14.A1" office:value-type="string">
            <text:p text:style-name="P273"><text:s/>instruction :</text:p>
            <text:p text:style-name="P273"><text:s/><text:tab/><text:tab/>déclaration</text:p>
            <text:p text:style-name="P248"><text:span text:style-name="T37"><text:tab/><text:tab/>{ liste-instructions </text:span><text:span text:style-name="T99">opt </text:span><text:span text:style-name="T37">}</text:span></text:p>
            <text:p text:style-name="P248"><text:span text:style-name="T37"><text:tab/><text:tab/>expression</text:span><text:span text:style-name="T99"> opt</text:span><text:span text:style-name="T37">;</text:span></text:p>
            <text:p text:style-name="P248"><text:span text:style-name="T37"><text:s/></text:span><text:span text:style-name="T34"><text:tab/><text:tab/>if <text:s/></text:span><text:span text:style-name="T37">(expression) <text:s/>instruction</text:span></text:p>
            <text:p text:style-name="P248"><text:span text:style-name="T37"><text:tab/><text:tab/></text:span><text:span text:style-name="T34">if </text:span><text:span text:style-name="T37"><text:s/>(expression) <text:s/>instruction <text:s/></text:span><text:span text:style-name="T34">else </text:span><text:span text:style-name="T37"><text:s/>instruction</text:span></text:p>
            <text:p text:style-name="P248"><text:span text:style-name="T37"><text:tab/><text:tab/></text:span><text:span text:style-name="T34">switch </text:span><text:span text:style-name="T37"><text:s/>(expression) <text:s/>instruction <text:s text:c="3"/></text:span></text:p>
            <text:p text:style-name="P248"><text:span text:style-name="T37"><text:tab/><text:tab/></text:span><text:span text:style-name="T34">while</text:span><text:span text:style-name="T37"> <text:s/>(expression) <text:s/>instruction</text:span></text:p>
            <text:p text:style-name="P248"><text:span text:style-name="T34"><text:tab/><text:tab/>do </text:span><text:span text:style-name="T37"><text:s/>instruction </text:span><text:span text:style-name="T34"><text:s/>while </text:span><text:span text:style-name="T37"><text:s/>(expression) ;</text:span></text:p>
            <text:p text:style-name="P424"><text:span text:style-name="T34">for </text:span><text:span text:style-name="T37">(instruction-for; <text:s/>expression</text:span><text:span text:style-name="T99"> opt</text:span><text:span text:style-name="T37">; expression <text:s/></text:span><text:span text:style-name="T99">opt</text:span><text:span text:style-name="T37">) <text:s/></text:span></text:p>
            <text:p text:style-name="P436">instruction</text:p>
            <text:p text:style-name="P248"><text:span text:style-name="T34"><text:tab/><text:tab/>case</text:span><text:span text:style-name="T37"> <text:s/>expression-constante : instruction</text:span></text:p>
            <text:p text:style-name="P248"><text:span text:style-name="T34"><text:tab/><text:tab/>default </text:span><text:span text:style-name="T37">: instruction</text:span></text:p>
            <text:p text:style-name="P248"><text:span text:style-name="T37"><text:tab/><text:tab/></text:span><text:span text:style-name="T34">break</text:span><text:span text:style-name="T37">; <text:s text:c="2"/></text:span></text:p>
            <text:p text:style-name="P248"><text:span text:style-name="T34"><text:tab/><text:tab/>continue</text:span><text:span text:style-name="T37">;</text:span></text:p>
            <text:p text:style-name="P248"><text:span text:style-name="T37"><text:tab/><text:tab/></text:span><text:span text:style-name="T34">return </text:span><text:span text:style-name="T37">expression </text:span><text:span text:style-name="T99">opt</text:span><text:span text:style-name="T37">;</text:span></text:p>
            <text:p text:style-name="P248"><text:span text:style-name="T34"><text:tab/><text:tab/>goto </text:span><text:span text:style-name="T37"><text:s/>identificateur;</text:span></text:p>
            <text:p text:style-name="P273"><text:tab/><text:tab/>identificateur : instruction</text:p>
            <text:p text:style-name="P273"/>
            <text:p text:style-name="P273">liste-instructions :</text:p>
            <text:p text:style-name="P273"><text:tab/><text:tab/>instruction</text:p>
            <text:p text:style-name="P273"><text:tab/><text:tab/>liste-instructions <text:s/>instruction</text:p>
            <text:p text:style-name="P273">instruction-for :</text:p>
            <text:p text:style-name="P273"><text:tab/><text:tab/>déclaration</text:p>
            <text:p text:style-name="P248"><text:span text:style-name="T37"><text:tab/><text:tab/>expression</text:span><text:span text:style-name="T99"> opt</text:span><text:span text:style-name="T37">;</text:span></text:p>
          </table:table-cell>
        </table:table-row>
      </table:table>
      <text:p text:style-name="P280"><text:soft-page-break/>exemples d'instructions :</text:p>
      <text:p text:style-name="P441">un bloc</text:p>
      <text:p text:style-name="P441">une expression suivie d'un ;</text:p>
      <text:p text:style-name="P441">if (expression) instruction;</text:p>
      <text:p text:style-name="P441">case expression-constante : instruction</text:p>
      <text:p text:style-name="P441">default : instruction</text:p>
      <text:p text:style-name="P46"/>
      <text:p text:style-name="P248"><text:span text:style-name="T37">Le caractère</text:span><text:span text:style-name="T34"> ;</text:span><text:span text:style-name="T37"> signifie dans certains contextes "instruction vide". </text:span></text:p>
      <text:p text:style-name="P248"><text:span text:style-name="T34">exemple : </text:span><text:span text:style-name="T37"><text:tab/></text:span><text:span text:style-name="T39">while ( getchar () != 'Q' )</text:span></text:p>
      <text:p text:style-name="P444"><text:tab/>;</text:p>
      <text:p text:style-name="P67"><text:tab/>Un ensemble (bloc) d'instructions délimité par { et } est une instruction.</text:p>
      <text:p text:style-name="P46"/>
      <text:p text:style-name="P6">1 INSTRUCTIONs CONDITIONNELLES</text:p>
      <text:p text:style-name="P26"/>
      <text:p text:style-name="P8">1.1 TEST simple</text:p>
      <table:table table:name="Tableau15" table:style-name="Tableau15">
        <table:table-column table:style-name="Tableau15.A"/>
        <table:table-column table:style-name="Tableau15.B"/>
        <table:table-row>
          <table:table-cell table:style-name="Tableau15.A1" office:value-type="string">
            <text:p text:style-name="P44"><text:span text:style-name="T34">if <text:s/></text:span><text:span text:style-name="T37">(expression) <text:s/>instruction;</text:span></text:p>
            <text:p text:style-name="P44"><text:span text:style-name="T34">if <text:s/></text:span><text:span text:style-name="T37">(expression) <text:s/>instruction1</text:span><text:span text:style-name="T34"> <text:s/>else <text:s/></text:span><text:span text:style-name="T37">instruction2;</text:span></text:p>
            <text:p text:style-name="P46"/>
            <text:p text:style-name="P93"/>
            <text:p text:style-name="P93"/>
            <text:p text:style-name="P93"/>
            <text:p text:style-name="P93"/>
            <text:p text:style-name="P93">La structuration en "else if" imbriqués :</text:p>
            <text:p text:style-name="P44"><text:span text:style-name="T34">if <text:s/></text:span><text:span text:style-name="T37">(expression1) <text:s/>instruction1;</text:span></text:p>
            <text:p text:style-name="P44"><text:span text:style-name="T34">else <text:s/>if <text:s/></text:span><text:span text:style-name="T37">(expression2) <text:s/>instruction2;</text:span></text:p>
            <text:p text:style-name="P73">else <text:s/>if <text:s/>...</text:p>
            <text:p text:style-name="P44"><text:span text:style-name="T34">else </text:span><text:span text:style-name="T37">instructionN;<text:tab/>/* le cas par défaut */</text:span></text:p>
          </table:table-cell>
          <table:table-cell table:style-name="Tableau15.B1" office:value-type="string">
            <text:p text:style-name="P44"><text:span text:style-name="T34">if <text:s/></text:span><text:span text:style-name="T37">(expression) <text:s/></text:span></text:p>
            <text:p text:style-name="P273">instruction;</text:p>
            <text:p text:style-name="P44"><text:span text:style-name="T34">if <text:s/></text:span><text:span text:style-name="T37">(expression) <text:s/></text:span></text:p>
            <text:p text:style-name="P248"><text:span text:style-name="T37">instruction1</text:span><text:span text:style-name="T34"> <text:s/></text:span></text:p>
            <text:p text:style-name="P493">else <text:s/></text:p>
            <text:p text:style-name="P273">instruction2;</text:p>
            <text:p text:style-name="P46"/>
            <text:p text:style-name="P93">La structuration en "else if" imbriqués :</text:p>
            <text:p text:style-name="P44"><text:span text:style-name="T34">if <text:s/></text:span><text:span text:style-name="T37">(expression1) <text:s/></text:span></text:p>
            <text:p text:style-name="P273">instruction1;</text:p>
            <text:p text:style-name="P44"><text:span text:style-name="T34">else <text:s/>if <text:s/></text:span><text:span text:style-name="T37">(expression2) <text:s/></text:span></text:p>
            <text:p text:style-name="P273">instruction2;</text:p>
            <text:p text:style-name="P44"><text:span text:style-name="T34">else <text:s/>if <text:s/></text:span><text:span text:style-name="T37">...</text:span></text:p>
            <text:p text:style-name="P73">else </text:p>
            <text:p text:style-name="P273">instructionN;<text:tab/>/* le cas par défaut */</text:p>
          </table:table-cell>
        </table:table-row>
      </table:table>
      <text:p text:style-name="P73"><text:soft-page-break/><text:tab/><text:span text:style-name="T101">remarque :</text:span><text:tab/></text:p>
      <table:table table:name="Tableau19" table:style-name="Tableau19">
        <table:table-column table:style-name="Tableau19.A"/>
        <table:table-row>
          <table:table-cell table:style-name="Tableau19.A1" office:value-type="string">
            <text:p text:style-name="P68">if (expression) &lt;==&gt; if (expression != 0)</text:p>
          </table:table-cell>
        </table:table-row>
      </table:table>
      <text:p text:style-name="P73"><text:tab/><text:span text:style-name="T101">exemples :</text:span></text:p>
      <table:table table:name="Tableau16" table:style-name="Tableau16">
        <table:table-column table:style-name="Tableau16.A"/>
        <table:table-column table:style-name="Tableau16.B"/>
        <table:table-row>
          <table:table-cell table:style-name="Tableau16.A1" office:value-type="string">
            <text:p text:style-name="P258">if (a &gt;100 )</text:p>
            <text:p text:style-name="P258"><text:tab/>b = a % 100;</text:p>
          </table:table-cell>
          <table:table-cell table:style-name="Tableau16.B1" office:value-type="string">
            <text:p text:style-name="P258">if ((x &lt;y) || (y &lt;z))</text:p>
            <text:p text:style-name="P258">{</text:p>
            <text:p text:style-name="P258"><text:tab/>x = x * y;</text:p>
            <text:p text:style-name="P258"><text:tab/>z = z / y;</text:p>
            <text:p text:style-name="P258">}</text:p>
          </table:table-cell>
        </table:table-row>
      </table:table>
      <text:p text:style-name="P77"/>
      <text:p text:style-name="P44"><text:span text:style-name="T34"><text:tab/></text:span><text:span text:style-name="T54">attention :</text:span><text:span text:style-name="T37"> Une mauvaise présentation des sources peut conduire à des résultats inattendus <text:tab/>dans le cadre des "if else imbriqués". Un enjoliveur (formateur) de sources peut alors <text:tab/>s'avérer être très utile.</text:span></text:p>
      <text:p text:style-name="P46"/>
      <text:p text:style-name="P73"><text:tab/><text:span text:style-name="T101">Exemple :</text:span></text:p>
      <table:table table:name="Tableau17" table:style-name="Tableau17">
        <table:table-column table:style-name="Tableau17.A"/>
        <table:table-column table:style-name="Tableau17.B"/>
        <table:table-row>
          <table:table-cell table:style-name="Tableau17.A1" office:value-type="string">
            <text:p text:style-name="P488">mauvaise présentation</text:p>
            <text:p text:style-name="P258">if (var1 &gt; 0)</text:p>
            <text:p text:style-name="P258"><text:tab/>if (x &gt; y)</text:p>
            <text:p text:style-name="P258"><text:tab/><text:tab/>z = x;</text:p>
            <text:p text:style-name="P258">else</text:p>
            <text:p text:style-name="P258"><text:tab/>z = y;</text:p>
          </table:table-cell>
          <table:table-cell table:style-name="Tableau17.B1" office:value-type="string">
            <text:p text:style-name="P67">Dans l'exemple ci-contre, le "else" est associé avec le "if" le plus interne.</text:p>
            <text:p text:style-name="P67">Une présentation correcte est :</text:p>
            <text:p text:style-name="P393">if ( var1 &gt; 0 )</text:p>
            <text:p text:style-name="P393"><text:tab/>if ( x &gt; y )</text:p>
            <text:p text:style-name="P393"><text:tab/><text:tab/>z = x;</text:p>
            <text:p text:style-name="P393"><text:tab/>else</text:p>
            <text:p text:style-name="P393"><text:tab/><text:tab/>z = y;</text:p>
          </table:table-cell>
        </table:table-row>
        <table:table-row>
          <table:table-cell table:style-name="Tableau17.A2" table:number-columns-spanned="2" office:value-type="string">
            <text:p text:style-name="P67">Aussi pour associer le "else" au premier "if", il convient d'utiliser des accolades :</text:p>
            <text:p text:style-name="P393">if ( var1 &gt; 0 )</text:p>
            <text:p text:style-name="P393">{</text:p>
            <text:p text:style-name="P393"><text:tab/>if ( x &gt; y )</text:p>
            <text:p text:style-name="P393"><text:tab/><text:tab/>z = x;</text:p>
            <text:p text:style-name="P393">}</text:p>
            <text:p text:style-name="P393">else</text:p>
            <text:p text:style-name="P425">z = y;</text:p>
          </table:table-cell>
          <table:covered-table-cell/>
        </table:table-row>
      </table:table>
      <text:p text:style-name="P17"/>
      <text:p text:style-name="P352">1.2 test multiple, aiguillage</text:p>
      <text:p text:style-name="P273">Cette instruction permet de comparer une expression de type entier à différentes valeurs constantes. Ces constantes, nécessairement toutes différentes, doivent être de type entier, sinon le recours à la construction des "else if" s'impose.</text:p>
      <text:p text:style-name="P273"/>
      <table:table table:name="Tableau18" table:style-name="Tableau18">
        <table:table-column table:style-name="Tableau18.A"/>
        <table:table-row>
          <table:table-cell table:style-name="Tableau18.A1" office:value-type="string">
            <text:p text:style-name="P44"><text:span text:style-name="T34">switch </text:span><text:span text:style-name="T37"><text:s/>(expression)</text:span></text:p>
            <text:p text:style-name="P67">{</text:p>
            <text:p text:style-name="P44"><text:span text:style-name="T37"><text:tab/></text:span><text:span text:style-name="T34">case</text:span><text:span text:style-name="T37"> CTE1 : <text:s text:c="2"/>instruction1;</text:span></text:p>
            <text:p text:style-name="P44"><text:span text:style-name="T37"><text:tab/></text:span><text:span text:style-name="T34">case </text:span><text:span text:style-name="T37">CTE2 : <text:s text:c="2"/>instruction2;</text:span></text:p>
            <text:p text:style-name="P67"><text:tab/><text:tab/>...</text:p>
            <text:p text:style-name="P44"><text:span text:style-name="T37"><text:tab/></text:span><text:span text:style-name="T34">case</text:span><text:span text:style-name="T37"> CTEN : <text:s text:c="2"/>instructionN;</text:span></text:p>
            <text:p text:style-name="P44"><text:span text:style-name="T37"><text:tab/></text:span><text:span text:style-name="T34">default </text:span><text:span text:style-name="T37">: instructionD;<text:tab/>/* facultatif */</text:span></text:p>
            <text:p text:style-name="P67">}</text:p>
          </table:table-cell>
        </table:table-row>
      </table:table>
      <text:p text:style-name="P67"/>
      <text:p text:style-name="P256">Ordre d évaluation : </text:p>
      <text:p text:style-name="P273">expression est comparée successivement à CTE1, CTE2 ... Si elle est égale à une des constantes CTEi, les instructions qui suivent l'étiquette CTEi sont exécutées jusqu'à la rencontre d'une directive de débranchement inconditionnelle.</text:p>
      <text:p text:style-name="P46"/>
      <text:p text:style-name="P44"><text:span text:style-name="T37"><text:tab/>En général, le mot-clé </text:span><text:span text:style-name="T34">break </text:span><text:span text:style-name="T37">déclenche le débranchement à la première instruction située <text:tab/>après la } du switch. </text:span></text:p>
      <text:p text:style-name="P44"><text:span text:style-name="T37"><text:tab/>Le traditionnel et si décrié</text:span><text:span text:style-name="T34"> goto</text:span><text:span text:style-name="T37"> peut aussi être utilisé, ou encore un</text:span><text:span text:style-name="T34"> return</text:span><text:span text:style-name="T37"> pour sortir de <text:tab/>la fonction.</text:span></text:p>
      <text:p text:style-name="P67"><text:tab/></text:p>
      <text:p text:style-name="P67"><text:tab/>Si expression n'est égale à aucune des constantes :</text:p>
      <text:p text:style-name="P479"><text:tab/>alors si l'étiquette default existe (non nécessairement à la fin du switch), l'instruction qui la <text:tab/>suit est exécutée.</text:p>
      <text:p text:style-name="P273">sinon le switch est sans action.</text:p>
      <text:p text:style-name="P51"/>
      <text:p text:style-name="P73"/>
      <text:p text:style-name="P282"><text:soft-page-break/>exemple : </text:p>
      <table:table table:name="Tableau52" table:style-name="Tableau52">
        <table:table-column table:style-name="Tableau52.A"/>
        <table:table-row>
          <table:table-cell table:style-name="Tableau52.A1" office:value-type="string">
            <text:p text:style-name="P258">int c;</text:p>
            <text:p text:style-name="P258">c = getchar ();</text:p>
            <text:p text:style-name="P258">switch ( c )</text:p>
            <text:p text:style-name="P258">{</text:p>
            <text:p text:style-name="P258"><text:tab/>case <text:tab/>'a' :<text:tab/>case<text:tab/>'A' :</text:p>
            <text:p text:style-name="P258"><text:tab/>case <text:tab/>'e' :<text:tab/>case<text:tab/>'E' :</text:p>
            <text:p text:style-name="P258"><text:tab/>case <text:tab/>'i ' :<text:tab/>case<text:tab/>'I' :</text:p>
            <text:p text:style-name="P258"><text:tab/>case <text:tab/>'o' :<text:tab/>case<text:tab/>'O' :</text:p>
            <text:p text:style-name="P258"><text:tab/>case <text:tab/>'u' :<text:tab/>case<text:tab/>'U' :</text:p>
            <text:p text:style-name="P258"><text:tab/>case <text:tab/>'y' :<text:tab/>case<text:tab/>'Y' : printf ("voyelle \n"); break;</text:p>
            <text:p text:style-name="P258"><text:tab/>case <text:tab/>'b' :<text:tab/>case<text:tab/>'B' :</text:p>
            <text:p text:style-name="P258"><text:tab/>case <text:tab/>'c' :<text:tab/>case<text:tab/>'C' :</text:p>
            <text:p text:style-name="P258"><text:tab/>...<text:tab/></text:p>
            <text:p text:style-name="P258"><text:tab/>case<text:tab/>'z' :<text:tab/>case<text:tab/>'Z' : printf ("consonne \n"); break;</text:p>
            <text:p text:style-name="P258"><text:tab/>case <text:tab/>'0' :</text:p>
            <text:p text:style-name="P258"><text:tab/>case<text:tab/>'1' :</text:p>
            <text:p text:style-name="P258"><text:tab/>...</text:p>
            <text:p text:style-name="P258"><text:tab/>case <text:tab/>'9' : printf ("chiffre \n");break;</text:p>
            <text:p text:style-name="P258"><text:tab/>default : printf ("vous ne jouerez décidemment pas aux chiffres et <text:tab/>\<text:tab/><text:tab/><text:tab/><text:tab/>aux lettres \n");<text:span text:style-name="T21"> break;</text:span></text:p>
            <text:p text:style-name="P258">}</text:p>
          </table:table-cell>
        </table:table-row>
      </table:table>
      <text:p text:style-name="P280"/>
      <text:p text:style-name="P393"/>
      <text:p text:style-name="P273">Remarquez le "break" à la dernière ligne. Ceci est une bonne pratique à adopter dans l'optique où d'autres "case" pourraient être ajoutés lors d'une phase ultérieure du codage. L'absence de ce "break" dans le cas "default" conduirait à l'exécution de l'instruction du cas suivant.</text:p>
      <text:p text:style-name="P46"/>
      <text:p text:style-name="P46"/>
      <text:p text:style-name="P31"><text:soft-page-break/>2 instructions de BOUCLE</text:p>
      <text:p text:style-name="P29"/>
      <text:p text:style-name="P8">2.1 boucle while</text:p>
      <table:table table:name="Tableau26" table:style-name="Tableau26">
        <table:table-column table:style-name="Tableau26.A"/>
        <table:table-row>
          <table:table-cell table:style-name="Tableau26.A1" office:value-type="string">
            <text:p text:style-name="P503"><text:span text:style-name="T34">while </text:span><text:span text:style-name="T37"><text:s/>(expression) <text:s/></text:span></text:p>
            <text:p text:style-name="P273">instruction;</text:p>
          </table:table-cell>
        </table:table-row>
      </table:table>
      <text:p text:style-name="P46"/>
      <text:p text:style-name="P273">L'expression est évaluée, et si une valeur non nulle est rencontrée l'instruction est exécutée. Le processus continue de manière cyclique jusqu'à ce que la valeur de l'expression soit nulle; auquel cas le programme reprend son exécution après l'instruction.</text:p>
      <text:p text:style-name="P46"/>
      <text:p text:style-name="P282">exemples :</text:p>
      <table:table table:name="Tableau20" table:style-name="Tableau20">
        <table:table-column table:style-name="Tableau20.A"/>
        <table:table-column table:style-name="Tableau20.B"/>
        <table:table-row>
          <table:table-cell table:style-name="Tableau20.A1" office:value-type="string">
            <text:p text:style-name="P489">Le plus classique </text:p>
            <text:p text:style-name="P258">int notes[20], i; <text:tab/><text:tab/><text:tab/></text:p>
            <text:p text:style-name="P258">i = 0;<text:tab/><text:tab/><text:tab/></text:p>
            <text:p text:style-name="P258">while (i &lt; 20)</text:p>
            <text:p text:style-name="P258">{</text:p>
            <text:p text:style-name="P393">notes[i] = 0;</text:p>
            <text:p text:style-name="P258"><text:tab/>i++;</text:p>
            <text:p text:style-name="P258">}</text:p>
          </table:table-cell>
          <table:table-cell table:style-name="Tableau20.B1" office:value-type="string">
            <text:p text:style-name="P489">Code plus concis</text:p>
            <text:p text:style-name="P258">int notes[20], i = 0;</text:p>
            <text:p text:style-name="P77"/>
            <text:p text:style-name="P258"><text:s/>while ( i &lt; 20 ) </text:p>
            <text:p text:style-name="P393">notes[i++] = 0;</text:p>
          </table:table-cell>
        </table:table-row>
      </table:table>
      <text:p text:style-name="P46"/>
      <text:p text:style-name="P77"><text:tab/></text:p>
      <text:p text:style-name="P8">2.2 Boucle do ... while</text:p>
      <table:table table:name="Tableau25" table:style-name="Tableau25">
        <table:table-column table:style-name="Tableau25.A"/>
        <table:table-row>
          <table:table-cell table:style-name="Tableau25.A1" office:value-type="string">
            <text:p text:style-name="P493">do <text:s/></text:p>
            <text:p text:style-name="P273">instruction <text:s/></text:p>
            <text:p text:style-name="P503"><text:span text:style-name="T34">while </text:span><text:span text:style-name="T37"><text:s/>(expression);</text:span></text:p>
          </table:table-cell>
        </table:table-row>
      </table:table>
      <text:p text:style-name="P249"/>
      <text:p text:style-name="P273">Même évaluation que précédemment, mais l'instruction est évaluée au moins une fois.</text:p>
      <text:p text:style-name="P19"/>
      <text:p text:style-name="P8"/>
      <text:p text:style-name="P352">2.3 boucle for</text:p>
      <text:p text:style-name="P8"/>
      <table:table table:name="Tableau21" table:style-name="Tableau21">
        <table:table-column table:style-name="Tableau21.A"/>
        <table:table-column table:style-name="Tableau21.B"/>
        <table:table-row>
          <table:table-cell table:style-name="Tableau21.A1" office:value-type="string">
            <text:p text:style-name="P492">Boucle for</text:p>
            <text:p text:style-name="P503"><text:span text:style-name="T34">for </text:span><text:span text:style-name="T37">(expression1; expression2; expression3)</text:span></text:p>
            <text:p text:style-name="P273">instruction;</text:p>
          </table:table-cell>
          <table:table-cell table:style-name="Tableau21.B1" office:value-type="string">
            <text:p text:style-name="P491">Boucle while équivalente </text:p>
            <text:p text:style-name="P479">expression1;</text:p>
            <text:p text:style-name="P503"><text:span text:style-name="T34">while</text:span><text:span text:style-name="T37"> (expression2) </text:span></text:p>
            <text:p text:style-name="P479">{</text:p>
            <text:p text:style-name="P479"><text:tab/>instruction;</text:p>
            <text:p text:style-name="P479"><text:tab/>expression3;</text:p>
            <text:p text:style-name="P479">}</text:p>
          </table:table-cell>
        </table:table-row>
      </table:table>
      <text:p text:style-name="P67"/>
      <text:p text:style-name="P249"><text:span text:style-name="T61">expression1</text:span><text:span text:style-name="T71"><text:tab/></text:span><text:span text:style-name="T33"> <text:tab/>suite d'instructions séparées par le délimiteur ',' et </text:span></text:p>
      <text:p text:style-name="P434">exécutées une et une seule fois à l'entrée dans la boucle</text:p>
      <text:p text:style-name="P437"><text:span text:style-name="T55">expression2 </text:span><text:span text:style-name="T37"><text:s/><text:tab/><text:tab/></text:span><text:span text:style-name="T34">tant que</text:span><text:span text:style-name="T37"> expression2 est vraie, le corps de la <text:s/>boucle </text:span></text:p>
      <text:p text:style-name="P434">instruction est exécuté</text:p>
      <text:p text:style-name="P439"><text:span text:style-name="T101">expression3</text:span> <text:tab/><text:tab/>suite d'instructions séparées par le délimiteur ',' et </text:p>
      <text:p text:style-name="P434">exécutées après le corps de la boucle, suite à quoi </text:p>
      <text:p text:style-name="P434">expression2 est de nouveau évaluée ...</text:p>
      <text:p text:style-name="P67"/>
      <text:p text:style-name="P273">Chacune de ces 3 parties est optionnelle, ainsi que le corps de la boucle.</text:p>
      <text:p text:style-name="P273"/>
      <text:p text:style-name="P273">Communément les expressions 1 et 3 sont des affectations, tandis que l'expression 2 comprend un opérateur relationnel.</text:p>
      <text:p text:style-name="P46"/>
      <text:p text:style-name="P73"/>
      <text:p text:style-name="P363">Exemples:</text:p>
      <table:table table:name="Tableau22" table:style-name="Tableau22">
        <table:table-column table:style-name="Tableau22.A"/>
        <table:table-column table:style-name="Tableau22.B"/>
        <table:table-row>
          <table:table-cell table:style-name="Tableau22.A1" office:value-type="string">
            <text:p text:style-name="P489">Le plus classique </text:p>
            <text:p text:style-name="P258">int notes[20], i;</text:p>
            <text:p text:style-name="P258">for <text:s/>(i = 0; i &lt; 20; i++)</text:p>
            <text:p text:style-name="P393">notes[i] = 0;</text:p>
          </table:table-cell>
          <table:table-cell table:style-name="Tableau22.B1" office:value-type="string">
            <text:p text:style-name="P489">expression3 <text:s/>vide : moins lisible</text:p>
            <text:p text:style-name="P258">int notes[20], i;</text:p>
            <text:p text:style-name="P258">for <text:s/>(i = 0; i &lt; 20; <text:s/>)</text:p>
            <text:p text:style-name="P393">notes[i++] = 0;</text:p>
          </table:table-cell>
        </table:table-row>
        <table:table-row>
          <table:table-cell table:style-name="Tableau22.A2" office:value-type="string">
            <text:p text:style-name="P489">expression1 et expression3 <text:s/>vides : peu lisible</text:p>
            <text:p text:style-name="P258">int notes[20], i = 0;<text:tab/><text:tab/><text:tab/></text:p>
            <text:p text:style-name="P77"><text:tab/>for <text:s/>( <text:s/>; i &lt; 20; <text:s/>)<text:tab/><text:tab/><text:tab/><text:tab/></text:p>
            <text:p text:style-name="P77"><text:tab/><text:tab/>notes[i++] = 0;</text:p>
          </table:table-cell>
          <table:table-cell table:style-name="Tableau22.B2" office:value-type="string">
            <text:p text:style-name="P489">expression3 <text:s/>affectation <text:s/>et instruction vide: peu lisible et dangereux</text:p>
            <text:p text:style-name="P258">int notes[20], i;</text:p>
            <text:p text:style-name="P258">for <text:s/>(i = 0; i &lt; 20; notes[i++] = 0)</text:p>
            <text:p text:style-name="P405">;</text:p>
          </table:table-cell>
        </table:table-row>
        <table:table-row>
          <table:table-cell table:style-name="Tableau22.B2" table:number-columns-spanned="2" office:value-type="string">
            <text:p text:style-name="P489">Mise à 0 des éléments de la seconde diagonale de la matrice</text:p>
            <text:p text:style-name="P258">int i, j, matrice[20][20];</text:p>
            <text:p text:style-name="P258">for ( i = 0, j = 20 - 1; <text:s/>(i &lt; 20) &amp;&amp; (j &gt;= 0); i++, j-- )</text:p>
            <text:p text:style-name="P258"><text:tab/><text:tab/>matrice[i][j] = 0;</text:p>
          </table:table-cell>
          <table:covered-table-cell/>
        </table:table-row>
      </table:table>
      <text:p text:style-name="P73"/>
      <text:p text:style-name="P73"/>
      <text:p text:style-name="P276">Attention aux boucles infinies :</text:p>
      <text:p text:style-name="P276"/>
      <table:table table:name="Tableau23" table:style-name="Tableau23">
        <table:table-column table:style-name="Tableau23.A"/>
        <table:table-column table:style-name="Tableau23.B"/>
        <table:table-row>
          <table:table-cell table:style-name="Tableau23.A1" office:value-type="string">
            <text:p text:style-name="P489">Pas de test d'arrêt </text:p>
            <text:p text:style-name="P258">for ( ; ; )</text:p>
            <text:p text:style-name="P258">{</text:p>
            <text:p text:style-name="P393">...</text:p>
            <text:p text:style-name="P258">}</text:p>
          </table:table-cell>
          <table:table-cell table:style-name="Tableau23.B1" office:value-type="string">
            <text:p text:style-name="P489">Test d'arrêt toujours vrai</text:p>
            <text:p text:style-name="P258">for (i = 0; i &gt;= 0; i++)</text:p>
            <text:p text:style-name="P258">{</text:p>
            <text:p text:style-name="P393">...</text:p>
            <text:p text:style-name="P258">}</text:p>
          </table:table-cell>
        </table:table-row>
      </table:table>
      <text:p text:style-name="P257"><text:tab/></text:p>
      <text:p text:style-name="P393"/>
      <text:p text:style-name="P51"/>
      <text:p text:style-name="P13"/>
      <text:p text:style-name="P352">3 Instructions de controle</text:p>
      <text:p text:style-name="P29"/>
      <text:p text:style-name="P8">3.1 sortie de boucle ou d'aiguillage : break</text:p>
      <text:p text:style-name="P8"/>
      <table:table table:name="Tableau24" table:style-name="Tableau24">
        <table:table-column table:style-name="Tableau24.A"/>
        <table:table-column table:style-name="Tableau24.B"/>
        <table:table-row>
          <table:table-cell table:style-name="Tableau24.A1" office:value-type="string">
            <text:p text:style-name="P48">while ( ... )<text:tab/><text:tab/><text:tab/><text:tab/></text:p>
            <text:p text:style-name="P48">{<text:tab/><text:tab/><text:tab/><text:tab/><text:tab/><text:tab/></text:p>
            <text:p text:style-name="P48"><text:tab/>...<text:tab/><text:tab/><text:tab/><text:tab/>.</text:p>
            <text:p text:style-name="P48"><text:tab/>if (expression)</text:p>
            <text:p text:style-name="P389"><text:span text:style-name="T21">break;</text:span><text:tab/></text:p>
            <text:p text:style-name="P251">... <text:tab/></text:p>
            <text:p text:style-name="P44"><text:span text:style-name="T84">}<text:tab/></text:span><text:span text:style-name="T37"><text:tab/></text:span></text:p>
          </table:table-cell>
          <table:table-cell table:style-name="Tableau24.B1" office:value-type="string">
            <text:p text:style-name="P95">for ( ...; ...; ... )</text:p>
            <text:p text:style-name="P95">{</text:p>
            <text:p text:style-name="P287">…</text:p>
            <text:p text:style-name="P287">if (expression)</text:p>
            <text:p text:style-name="P402">break;</text:p>
            <text:p text:style-name="P287">…</text:p>
            <text:p text:style-name="P496">}</text:p>
          </table:table-cell>
        </table:table-row>
        <table:table-row>
          <table:table-cell table:style-name="Tableau24.A2" office:value-type="string">
            <text:p text:style-name="P48">while ( ... )<text:tab/><text:tab/><text:tab/><text:tab/></text:p>
            <text:p text:style-name="P48">{<text:tab/><text:tab/><text:tab/><text:tab/><text:tab/><text:tab/></text:p>
            <text:p text:style-name="P48"><text:tab/>...<text:tab/><text:tab/><text:tab/><text:tab/>.</text:p>
            <text:p text:style-name="P48"><text:tab/>while (…)</text:p>
            <text:p text:style-name="P251">{</text:p>
            <text:p text:style-name="P389">...</text:p>
            <text:p text:style-name="P389">if (expression)</text:p>
            <text:p text:style-name="P426"><text:span text:style-name="T21">break;</text:span><text:tab/></text:p>
            <text:p text:style-name="P389">... </text:p>
            <text:p text:style-name="P251">}</text:p>
            <text:p text:style-name="P251">…<text:tab/></text:p>
            <text:p text:style-name="P48">}<text:tab/></text:p>
          </table:table-cell>
          <table:table-cell table:style-name="Tableau24.B2" office:value-type="string">
            <text:p text:style-name="P44"><text:span text:style-name="T34">switch</text:span><text:span text:style-name="T37"> (expression) </text:span></text:p>
            <text:p text:style-name="P67">{</text:p>
            <text:p text:style-name="P248"><text:span text:style-name="T34">case</text:span><text:span text:style-name="T37"> CTE1 : ...; </text:span><text:span text:style-name="T34">break;</text:span></text:p>
            <text:p text:style-name="P67"><text:tab/>...<text:tab/><text:tab/><text:tab/><text:tab/></text:p>
            <text:p text:style-name="P44"><text:span text:style-name="T37"><text:tab/></text:span><text:span text:style-name="T34">case</text:span><text:span text:style-name="T37"> CTEN : ...; </text:span><text:span text:style-name="T34">break;</text:span></text:p>
            <text:p text:style-name="P44"><text:span text:style-name="T37"><text:tab/></text:span><text:span text:style-name="T34">default </text:span><text:span text:style-name="T37">: ...; </text:span><text:span text:style-name="T34">break;</text:span></text:p>
            <text:p text:style-name="P67">}</text:p>
          </table:table-cell>
        </table:table-row>
      </table:table>
      <text:p text:style-name="P26"/>
      <text:p text:style-name="P26"/>
      <text:p text:style-name="P15"><text:tab/></text:p>
      <text:p text:style-name="P44"><text:span text:style-name="T3"><text:tab/></text:span><text:span text:style-name="T37"><text:tab/><text:tab/><text:tab/><text:tab/><text:tab/><text:tab/></text:span></text:p>
      <text:p text:style-name="P8"><text:soft-page-break/>3.2 saut à l'iteration suivante : continue</text:p>
      <text:p text:style-name="P251">Retour au contrôle de la boucle : l'itération de la boucle</text:p>
      <table:table table:name="Tableau27" table:style-name="Tableau27">
        <table:table-column table:style-name="Tableau27.A"/>
        <table:table-column table:style-name="Tableau27.B"/>
        <table:table-row>
          <table:table-cell table:style-name="Tableau27.A1" office:value-type="string">
            <text:p text:style-name="P222">while ( ... )<text:tab/><text:tab/><text:tab/><text:tab/></text:p>
            <text:p text:style-name="P222">{<text:tab/><text:tab/><text:tab/><text:tab/><text:tab/></text:p>
            <text:p text:style-name="P222"><text:tab/>...<text:tab/><text:tab/><text:tab/>.</text:p>
            <text:p text:style-name="P222"><text:tab/>if (expression)</text:p>
            <text:p text:style-name="P406"><text:span text:style-name="T21">continue;</text:span><text:tab/></text:p>
            <text:p text:style-name="P299">... <text:tab/></text:p>
            <text:p text:style-name="P222">}<text:tab/><text:span text:style-name="T33"><text:tab/></text:span></text:p>
          </table:table-cell>
          <table:table-cell table:style-name="Tableau27.B1" office:value-type="string">
            <text:p text:style-name="P112">for ( ...; ...; ... )</text:p>
            <text:p text:style-name="P112">{</text:p>
            <text:p text:style-name="P296">…</text:p>
            <text:p text:style-name="P296">if (expression)</text:p>
            <text:p text:style-name="P403">continue;</text:p>
            <text:p text:style-name="P296">…</text:p>
            <text:p text:style-name="P499">}</text:p>
          </table:table-cell>
        </table:table-row>
      </table:table>
      <text:p text:style-name="P44"><text:span text:style-name="T3"><text:tab/></text:span><text:span text:style-name="T54">remarque :</text:span><text:span text:style-name="T37"> </text:span><text:span text:style-name="T35">continue </text:span><text:span text:style-name="T37">ne peut être utilisé dans un </text:span><text:span text:style-name="T35">switch</text:span></text:p>
      <text:p text:style-name="P34"/>
      <text:p text:style-name="P34">3.3 saut a une etiquette : goto</text:p>
      <text:p text:style-name="P273">Le goto si décrié (programmation spaghetti) existe. Il est vivement conseillé d'en limiter l'usage. Ainsi on pourra l'utiliser pour sortir de plusieurs boucles imbriquées.</text:p>
      <table:table table:name="Tableau28" table:style-name="Tableau28">
        <table:table-column table:style-name="Tableau28.A"/>
        <table:table-row>
          <table:table-cell table:style-name="Tableau28.A1" office:value-type="string">
            <text:p text:style-name="P297">if ( ... ) </text:p>
            <text:p text:style-name="P407"><text:span text:style-name="T63">goto</text:span><text:span text:style-name="T33"> label;</text:span></text:p>
            <text:p text:style-name="P117"><text:tab/>...</text:p>
            <text:p text:style-name="P117">label :</text:p>
            <text:p text:style-name="P117"><text:tab/>...</text:p>
            <text:p text:style-name="P117"><text:tab/>while ( ... ) {</text:p>
            <text:p text:style-name="P117"><text:tab/><text:tab/>while ( ... ) {</text:p>
            <text:p text:style-name="P117"><text:tab/><text:tab/><text:tab/>...</text:p>
            <text:p text:style-name="P117"><text:tab/><text:tab/><text:tab/>if (erreur)</text:p>
            <text:p text:style-name="P300"><text:span text:style-name="T33"><text:tab/><text:tab/><text:tab/></text:span><text:span text:style-name="T63">goto </text:span><text:span text:style-name="T33">erreur_label;</text:span></text:p>
            <text:p text:style-name="P404"><text:tab/>...</text:p>
            <text:p text:style-name="P117"><text:tab/><text:tab/>}</text:p>
            <text:p text:style-name="P117"><text:tab/><text:tab/>...</text:p>
            <text:p text:style-name="P117"><text:tab/>}</text:p>
            <text:p text:style-name="P117"><text:tab/>...</text:p>
            <text:p text:style-name="P117">erreur_label :</text:p>
            <text:p text:style-name="P114"><text:tab/>…</text:p>
          </table:table-cell>
        </table:table-row>
      </table:table>
      <text:p text:style-name="P67"><text:tab/><text:span text:style-name="T102">Remarques :</text:span><text:span text:style-name="T169"> <text:tab/></text:span>Les étiquettes ont une visibilité limitée à un bloc de fonction. </text:p>
      <text:p text:style-name="P67"><text:tab/><text:tab/><text:tab/>Pas de goto entre 2 fonctions.</text:p>
      <text:p text:style-name="P353">3.4 sortie d'une fonction : return</text:p>
      <text:p text:style-name="P248"><text:span text:style-name="T37">Suite à une instruction "</text:span><text:span text:style-name="T34">return expression" </text:span><text:span text:style-name="T37">dans le corps d'une fonction, le contrôle du flot des instructions est rendu à l'appelant.</text:span></text:p>
      <text:p text:style-name="P249"/>
      <text:p text:style-name="P273">Le type de l'expression de retour doit être en adéquation avec le type de retour de la fonction.</text:p>
      <text:p text:style-name="P46"/>
      <text:p text:style-name="P280">Exemple :</text:p>
      <table:table table:name="Tableau29" table:style-name="Tableau29">
        <table:table-column table:style-name="Tableau29.A"/>
        <table:table-column table:style-name="Tableau29.B"/>
        <table:table-row>
          <table:table-cell table:style-name="Tableau29.A1" office:value-type="string">
            <text:p text:style-name="P66">/* déclaration prototype de la fonction */</text:p>
            <text:p text:style-name="P57">extern int valeur_absolue ( int x );</text:p>
            <text:p text:style-name="P55"/>
            <text:p text:style-name="P55">int main()</text:p>
            <text:p text:style-name="P55">{</text:p>
            <text:p text:style-name="P254">int a = 6;</text:p>
            <text:p text:style-name="P255">/* appel de la fonction */</text:p>
            <text:p text:style-name="P254">printf("%d \n", <text:span text:style-name="T21">valeur_absolue(a)</text:span>);</text:p>
            <text:p text:style-name="P254">return 0;</text:p>
            <text:p text:style-name="P55">}</text:p>
          </table:table-cell>
          <table:table-cell table:style-name="Tableau29.B1" office:value-type="string">
            <text:p text:style-name="P490">/* définition de la fonction */</text:p>
            <text:p text:style-name="P483">int valeur_absolue ( int x )</text:p>
            <text:p text:style-name="P483">{</text:p>
            <text:p text:style-name="P483"><text:tab/>if (x &gt; 0) </text:p>
            <text:p text:style-name="P261"><text:tab/>return x;</text:p>
            <text:p text:style-name="P483"><text:tab/>return (-x);</text:p>
            <text:p text:style-name="P483">}</text:p>
          </table:table-cell>
        </table:table-row>
      </table:table>
      <text:p text:style-name="P73"/>
      <text:p text:style-name="P246"/>
      <text:p text:style-name="P8">3.5 sortie d'un programme : exit()</text:p>
      <text:p text:style-name="P249"><text:span text:style-name="T33">La </text:span><text:span text:style-name="T64">primitive système exit() </text:span><text:span text:style-name="T33">provoque la sortie propre de l'exécution d'un programme. </text:span></text:p>
      <text:p text:style-name="P273">Les fichiers ouverts sont fermés après les éventuelles écritures sur disque.</text:p>
      <text:p text:style-name="P273">La fonction exit() a un argument de type entier qui est un code de retour à interprétrer par l'appelant.</text:p>
      <text:p text:style-name="P273">Exemples : </text:p>
      <text:p text:style-name="P273"><text:tab/>exit(0); <text:tab/>/* sortie sans erreur */</text:p>
      <text:p text:style-name="P273"><text:tab/>exit(1); <text:tab/>/* sortie avec un code erreur égal à 1 : erreur de syntaxe */</text:p>
      <text:p text:style-name="P273"><text:tab/>exit(2); <text:tab/>/* sortie avec un code erreur égal à 2 : erreur sur les fichiers */</text:p>
      <text:p text:style-name="P273"><text:tab/>...</text:p>
      <text:p text:style-name="P378">Chapitre 3 : OPERATEURS</text:p>
      <text:p text:style-name="P46"/>
      <text:p text:style-name="P6">1 OPERATEURS ARITHMETIQUES </text:p>
      <text:p text:style-name="P46"/>
      <text:p text:style-name="P44"><text:span text:style-name="T58"><text:tab/></text:span><text:span text:style-name="T54">Opérateurs binaires :</text:span><text:span text:style-name="T34"><text:tab/>+<text:tab/><text:tab/></text:span><text:span text:style-name="T37">addition</text:span></text:p>
      <text:p text:style-name="P431"><text:span text:style-name="T34"><text:tab/>-<text:tab/><text:tab/></text:span><text:span text:style-name="T37">soustraction</text:span></text:p>
      <text:p text:style-name="P431"><text:span text:style-name="T34"><text:tab/>*<text:tab/><text:tab/></text:span><text:span text:style-name="T37">multiplication</text:span></text:p>
      <text:p text:style-name="P431"><text:span text:style-name="T34"><text:tab/>/<text:tab/><text:tab/></text:span><text:span text:style-name="T37">division entière</text:span></text:p>
      <text:p text:style-name="P435"><text:span text:style-name="T34"><text:tab/>%n<text:tab/><text:tab/></text:span><text:span text:style-name="T37">modulo (reste de la division euclidienne)<text:tab/><text:tab/></text:span></text:p>
      <text:p text:style-name="P44"><text:span text:style-name="T58"><text:tab/></text:span><text:span text:style-name="T54">Opérateur unaire :</text:span><text:span text:style-name="T34"><text:tab/> <text:tab/>- </text:span><text:span text:style-name="T37"><text:tab/><text:tab/>opposé d'un nombre</text:span></text:p>
      <text:p text:style-name="P46"/>
      <text:list xml:id="list31221583" text:style-name="L9">
        <text:list-item>
          <text:p text:style-name="P662">La division entière tronque toute partie décimale. </text:p>
        </text:list-item>
        <text:list-item>
          <text:p text:style-name="P662">Le modulo ne s'applique ni à des flottants ni à des doubles. </text:p>
        </text:list-item>
        <text:list-item>
          <text:p text:style-name="P662">Une expression arithmétique est évaluée de la gauche vers la droite en tenant compte de la priorité des opérateurs. Les opérateurs *, /, % ont la même priorité et une priorité supérieure à celle des opérateurs + et -.</text:p>
        </text:list-item>
        <text:list-item>
          <text:p text:style-name="P662">Les opérateurs associatifs et commutatifs tels * et + n'ont pas leur ordre d'évaluation spécifié par le langage. Le compilateur est libre de réorganiser l'arbre syntaxique d'une expression parenthésée comprenant de tels opérateurs.</text:p>
        </text:list-item>
      </text:list>
      <text:p text:style-name="P61"/>
      <text:p text:style-name="P6">2 Operateurs relationnels</text:p>
      <text:p text:style-name="P51"/>
      <table:table table:name="Tableau30" table:style-name="Tableau30">
        <table:table-column table:style-name="Tableau30.A"/>
        <table:table-column table:style-name="Tableau30.B"/>
        <table:table-row>
          <table:table-cell table:style-name="Tableau30.A1" office:value-type="string">
            <text:p text:style-name="P280">==</text:p>
          </table:table-cell>
          <table:table-cell table:style-name="Tableau30.B1" office:value-type="string">
            <text:p text:style-name="P273">égal</text:p>
          </table:table-cell>
        </table:table-row>
        <table:table-row>
          <table:table-cell table:style-name="Tableau30.A2" office:value-type="string">
            <text:p text:style-name="P280">!=</text:p>
          </table:table-cell>
          <table:table-cell table:style-name="Tableau30.B2" office:value-type="string">
            <text:p text:style-name="P273">différent</text:p>
          </table:table-cell>
        </table:table-row>
        <table:table-row>
          <table:table-cell table:style-name="Tableau30.A2" office:value-type="string">
            <text:p text:style-name="P280">&gt;</text:p>
          </table:table-cell>
          <table:table-cell table:style-name="Tableau30.B2" office:value-type="string">
            <text:p text:style-name="P273">supérieur</text:p>
          </table:table-cell>
        </table:table-row>
        <table:table-row>
          <table:table-cell table:style-name="Tableau30.A2" office:value-type="string">
            <text:p text:style-name="P280">&gt;=</text:p>
          </table:table-cell>
          <table:table-cell table:style-name="Tableau30.B2" office:value-type="string">
            <text:p text:style-name="P273">supérieur ou égal</text:p>
          </table:table-cell>
        </table:table-row>
        <table:table-row>
          <table:table-cell table:style-name="Tableau30.A2" office:value-type="string">
            <text:p text:style-name="P280">&lt;</text:p>
          </table:table-cell>
          <table:table-cell table:style-name="Tableau30.B2" office:value-type="string">
            <text:p text:style-name="P273">inférieur</text:p>
          </table:table-cell>
        </table:table-row>
        <table:table-row>
          <table:table-cell table:style-name="Tableau30.A2" office:value-type="string">
            <text:p text:style-name="P280">&lt;=</text:p>
          </table:table-cell>
          <table:table-cell table:style-name="Tableau30.B2" office:value-type="string">
            <text:p text:style-name="P273">inférieur ou égal</text:p>
          </table:table-cell>
        </table:table-row>
      </table:table>
      <text:list xml:id="list31217373" text:style-name="L10">
        <text:list-header>
          <text:p text:style-name="P702"/>
        </text:list-header>
      </text:list>
      <text:list xml:id="list31221284" text:style-name="L11">
        <text:list-header>
          <text:p text:style-name="P710"/>
        </text:list-header>
      </text:list>
      <text:list xml:id="list31616435" text:continue-list="list31221583" text:style-name="L9">
        <text:list-item>
          <text:p text:style-name="P662">Le résultat d'une comparaison est soit 1 (vrai) soit 0 (faux).</text:p>
        </text:list-item>
      </text:list>
      <text:list xml:id="list31625719" text:continue-list="list31221284" text:style-name="L11">
        <text:list-item>
          <text:p text:style-name="P725">Dans une expression, ces opérateurs sont évalués de gauche à droite.</text:p>
        </text:list-item>
        <text:list-item>
          <text:p text:style-name="P725">Les opérateurs &gt;, &gt;=, &lt;, &lt;= ont une priorité plus forte que celle des opérateurs == et !=.</text:p>
        </text:list-item>
        <text:list-item>
          <text:p text:style-name="P725">Ils ont tous une priorité plus faible que celle des opérateurs arithmétiques.</text:p>
          <text:p text:style-name="P674"><text:span text:style-name="T37">Ainsi :<text:tab/><text:tab/></text:span><text:span text:style-name="T34">var1 &lt; var2 - 1;</text:span><text:span text:style-name="T37"><text:tab/>est évaluée comme<text:tab/></text:span><text:span text:style-name="T34">var1 &lt; (var2 - 1);</text:span></text:p>
        </text:list-item>
      </text:list>
      <text:p text:style-name="P51"/>
      <text:p text:style-name="P282">Attention :</text:p>
      <text:p text:style-name="P442">x &lt;= y &lt;= z<text:tab/>ne signifie pas que y est dans l'intervalle [x,z].</text:p>
      <text:p text:style-name="P67"><text:tab/><text:tab/>x &lt;= y &lt;= z<text:tab/>&lt;==&gt;<text:tab/>(x &lt;= y) &lt;= z</text:p>
      <text:p text:style-name="P46"/>
      <text:p text:style-name="P67"><text:tab/><text:span text:style-name="T102">Interprétation de (x &lt;= y) &lt;= z </text:span></text:p>
      <text:p text:style-name="P249"><text:span text:style-name="T72"><text:tab/>si (x &lt;= y) est faux alors son évaluation est 0 et z est comparé à 0 : 0 &lt;= z</text:span><text:tab/></text:p>
      <text:p text:style-name="P289"><text:tab/>si (x &lt;= y) est vrai alors son évaluation est une valeur différente de 0 et z est <text:tab/>comparé à cette valeur </text:p>
      <text:p text:style-name="P289"><text:s/><text:tab/></text:p>
      <text:p text:style-name="P46"><text:span text:style-name="T72"><text:tab/></text:span><text:span text:style-name="T62">Pour exprimer la sémantique "y appartient à l'intervalle [x,z]", on écrit :</text:span></text:p>
      <text:p text:style-name="P67"><text:tab/><text:tab/><text:tab/><text:tab/>(x &lt;= y) &amp;&amp; (y &lt;= z)</text:p>
      <text:p text:style-name="P46"/>
      <text:p text:style-name="P67"><text:tab/><text:span text:style-name="T102">Interprétation de x &lt;= y == z &lt;= u</text:span></text:p>
      <text:p text:style-name="P400">x &lt;= y == z &lt;= u <text:tab/>&lt;==&gt; <text:tab/><text:tab/>(x &lt;= y) == (z &lt;= u)</text:p>
      <text:p text:style-name="P46"><text:tab/><text:tab/>donc 4 cas possibles : </text:p>
      <text:p text:style-name="P46"><text:tab/><text:tab/><text:tab/>vrai == vrai donc valeur différente de 0 car vrai</text:p>
      <text:p text:style-name="P46"><text:tab/><text:tab/><text:tab/>vrai == faux donc 0 car faux</text:p>
      <text:p text:style-name="P46"><text:tab/><text:tab/><text:tab/>faux == vrai donc 0 car faux</text:p>
      <text:p text:style-name="P46"><text:tab/><text:tab/><text:tab/>faux == faux donc valeur différente de 0 car vrai</text:p>
      <text:p text:style-name="P13"/>
      <text:p text:style-name="P13"/>
      <text:p text:style-name="P351">3 Operateurs logiques</text:p>
      <text:p text:style-name="P273">Le langage C ne supporte pas le type booléen.</text:p>
      <text:p text:style-name="P273">Une expression nulle est considérée comme fausse.</text:p>
      <text:p text:style-name="P273">Toute expression non nulle est considérée comme vraie.</text:p>
      <text:p text:style-name="P46"/>
      <text:p text:style-name="P44"><text:span text:style-name="T58"><text:tab/></text:span><text:span text:style-name="T54">Opérateurs binaires :</text:span><text:span text:style-name="T34"><text:tab/>&amp;&amp;<text:tab/><text:tab/></text:span><text:span text:style-name="T37">et logique</text:span></text:p>
      <text:p text:style-name="P431"><text:span text:style-name="T34"><text:tab/>||<text:tab/><text:tab/></text:span><text:span text:style-name="T37">ou logique</text:span></text:p>
      <text:p text:style-name="P434"/>
      <text:p text:style-name="P44"><text:span text:style-name="T58"><text:tab/></text:span><text:span text:style-name="T54">Opérateur unaire :<text:tab/></text:span><text:span text:style-name="T34"><text:tab/>!</text:span><text:span text:style-name="T37"><text:tab/><text:tab/>négation logique</text:span></text:p>
      <text:p text:style-name="P73"><text:tab/><text:tab/>if (expression)<text:tab/><text:tab/>&lt;==&gt;<text:tab/><text:tab/>if (expression != 0)</text:p>
      <text:p text:style-name="P73"><text:tab/><text:tab/>if (!expression)<text:tab/><text:tab/>&lt;==&gt;<text:tab/><text:tab/>if (expression == 0)</text:p>
      <text:p text:style-name="P67"/>
      <text:list xml:id="list31204597" text:style-name="L12">
        <text:list-item>
          <text:p text:style-name="P712">&amp;&amp; et ||sont évalués de la gauche vers la droite. </text:p>
        </text:list-item>
        <text:list-item>
          <text:p text:style-name="P712">Leur évaluation cesse dès que faux pour &amp;&amp; et vrai pour || sont atteints. </text:p>
        </text:list-item>
        <text:list-item>
          <text:p text:style-name="P714"><text:span text:style-name="T37">On dit qu'il y a </text:span><text:span text:style-name="T34">rupture d'évaluation.</text:span></text:p>
        </text:list-item>
      </text:list>
      <text:p text:style-name="P249"/>
      <text:p text:style-name="P73"><text:tab/><text:span text:style-name="T101">exemples :</text:span><text:tab/></text:p>
      <text:p text:style-name="P44"><text:span text:style-name="T41"><text:tab/><text:tab/></text:span><text:span text:style-name="T39">if ((x &lt;= borne_inf) &amp;&amp; (x &lt;= borne_sup )) { ... }</text:span></text:p>
      <text:p text:style-name="P401">Si l'expression <text:s/>(x &lt;= borne_inf) est fausse </text:p>
      <text:p text:style-name="P401">alors l'expression <text:s/>(x &lt;= borne_sup) n'est pas évaluée ainsi que le corps du if.</text:p>
      <text:p text:style-name="P393"/>
      <text:p text:style-name="P393">while (((c = getchar()) != '\0') &amp;&amp; (i++ &lt;= MAX)) <text:s/>{ ... }</text:p>
      <text:p text:style-name="P51"><text:tab/><text:tab/><text:span text:style-name="T171">Si l'expression </text:span><text:span text:style-name="T68">((c = getchar()) != '\0') est fausse </text:span></text:p>
      <text:p text:style-name="P51"><text:span text:style-name="T68"><text:tab/><text:tab/>alors l'expression (i++ &lt;= MAX) </text:span><text:span text:style-name="T73">n'est pas évaluée ainsi que le corps du if.</text:span></text:p>
      <text:p text:style-name="P363"><text:span text:style-name="T167"><text:tab/></text:span>Les effets de bord sont à proscrire dans de tels contextes.</text:p>
      <text:p text:style-name="P73"><text:tab/><text:span text:style-name="T101">exemple :</text:span><text:tab/></text:p>
      <text:p text:style-name="P44"><text:span text:style-name="T41"><text:tab/><text:tab/><text:tab/></text:span><text:span text:style-name="T39">int x, y = 3, i;</text:span></text:p>
      <text:p text:style-name="P444">scanf(" %d", &amp;i);</text:p>
      <text:p text:style-name="P444">if ((x = ++i) &amp;&amp; (y =++i))</text:p>
      <text:p text:style-name="P444">{</text:p>
      <text:p text:style-name="P432">… /* pas de modification de x, y et i</text:p>
      <text:p text:style-name="P444">}</text:p>
      <text:p text:style-name="P67"><text:tab/></text:p>
      <text:p text:style-name="P67"><text:span text:style-name="T167"><text:tab/></text:span><text:span text:style-name="T101">Que valent x, y et i ?</text:span></text:p>
      <text:p text:style-name="P46"><text:tab/>Si la valeur saisie de i est -1 alors <text:s/>l' expression x = ++i est évaluée à 0, il y a rupture <text:tab/>d'évaluation du &amp;&amp; et par suite l'expression y = ++i n'est pas évaluée ainsi que le corps du <text:tab/>if. Les variables x, y et i valent respectivement 0, toujours 3 et 0.</text:p>
      <text:p text:style-name="P46"><text:tab/>Si la valeur saisie de i est différente de -1 alors l'expression x = ++i n'est pas évaluée à 0, il <text:tab/>n'y a pas rupture d'évaluation du &amp;&amp; et par suite l'expression y = ++i <text:s/>est évaluée ainsi que <text:tab/>le corps du if. </text:p>
      <text:p text:style-name="P46"><text:tab/><text:span text:style-name="T102">Exemple :</text:span><text:span text:style-name="T21"> </text:span></text:p>
      <text:p text:style-name="P46"><text:tab/>Si la valeur saisie de i est 4, alors les variables x, y et i valent respectivement 5, <text:tab/>6 et 6.</text:p>
      <text:p text:style-name="P13"/>
      <text:p text:style-name="P6">4 Conversions arithmEtiques</text:p>
      <text:p text:style-name="P273">Beaucoup d'opérateurs provoquent les conversions et produisent les types résultants d'une façon similaire. Ce mécanisme est appelé la "<text:span text:style-name="T21">conversion arithmétique usuelle</text:span>".</text:p>
      <text:p text:style-name="P46"/>
      <text:p text:style-name="P44"><text:span text:style-name="T37"><text:tab/>Si un des opérandes est du type </text:span><text:span text:style-name="T34">long double</text:span><text:span text:style-name="T37">, l'autre est </text:span><text:span text:style-name="T34">converti en long double.</text:span></text:p>
      <text:p text:style-name="P44"><text:span text:style-name="T37"><text:tab/>Sinon, si un des opérandes est du type </text:span><text:span text:style-name="T35">d</text:span><text:span text:style-name="T34">ouble</text:span><text:span text:style-name="T37">, l'autre est </text:span><text:span text:style-name="T34">converti en double.</text:span></text:p>
      <text:p text:style-name="P44"><text:span text:style-name="T37"><text:tab/>Sinon, si un des opérandes est du type </text:span><text:span text:style-name="T34">float</text:span><text:span text:style-name="T37">, l'autre est </text:span><text:span text:style-name="T34">converti en float.</text:span></text:p>
      <text:p text:style-name="P44"><text:span text:style-name="T37"><text:tab/>Sinon, les </text:span><text:span text:style-name="T35">pr</text:span><text:span text:style-name="T34">omotions d'entiers</text:span><text:span text:style-name="T37"> sont appliqués aux deux opérandes.</text:span></text:p>
      <text:p text:style-name="P248"><text:span text:style-name="T37">Ensuite, si un des opérandes est du type </text:span><text:span text:style-name="T34">unsigned long</text:span><text:span text:style-name="T37">, l'autre est </text:span><text:span text:style-name="T34">converti en </text:span></text:p>
      <text:p text:style-name="P248"><text:span text:style-name="T34">unsigned long</text:span><text:span text:style-name="T37">.</text:span></text:p>
      <text:p text:style-name="P44"><text:soft-page-break/><text:span text:style-name="T37"><text:tab/>Sinon, si un opérande est du type </text:span><text:span text:style-name="T34">long int</text:span><text:span text:style-name="T37"> et l'autre du type </text:span><text:span text:style-name="T34">unsigned int</text:span><text:span text:style-name="T37">, </text:span><text:span text:style-name="T39">puis si un long <text:tab/>int peut représenter toutes les valeurs d'un unsigned int</text:span><text:span text:style-name="T37">, le </text:span><text:span text:style-name="T34">unsigned int est converti en <text:tab/>long int</text:span><text:span text:style-name="T37"> ; sinon les deux opérandes sont </text:span><text:span text:style-name="T34">convertis en unsigned long int</text:span><text:span text:style-name="T37">.</text:span></text:p>
      <text:p text:style-name="P44"><text:span text:style-name="T37"><text:tab/>Sinon, si un des opérandes est du type </text:span><text:span text:style-name="T34">long int</text:span><text:span text:style-name="T37">, l'autre est </text:span><text:span text:style-name="T34">converti en long int.</text:span></text:p>
      <text:p text:style-name="P44"><text:span text:style-name="T37"><text:tab/>Sinon, si un des opérandes est du type </text:span><text:span text:style-name="T34">unsigned int</text:span><text:span text:style-name="T37">, l'autre est </text:span><text:span text:style-name="T34">converti en unsigned int.</text:span></text:p>
      <text:p text:style-name="P44"><text:span text:style-name="T37"><text:tab/>Sinon, les deux opérandes sont des </text:span><text:span text:style-name="T34">int</text:span><text:span text:style-name="T37">.</text:span></text:p>
      <text:p text:style-name="P67"/>
      <text:p text:style-name="P44"><text:span text:style-name="T37"><text:tab/>Rappel : La </text:span><text:span text:style-name="T34">promotion d'entiers</text:span><text:span text:style-name="T37"> est la conversion d'un type char, short, d'une <text:tab/>énumération, d'un champ de bits int (signé ou non) en un int ou un unsigned int si l'int n'est <text:tab/>pas suffisant.</text:span></text:p>
      <text:p text:style-name="P46"/>
      <text:p text:style-name="P44"><text:span text:style-name="T37"><text:tab/>Les flottants ne sont plus convertis en double (cf </text:span><text:span text:style-name="T100">K&amp;R 78).</text:span></text:p>
      <text:p text:style-name="P26"/>
      <text:p text:style-name="P6">5 operateurs d'INCREment et de decrement</text:p>
      <text:list xml:id="list31215432" text:style-name="L13">
        <text:list-item>
          <text:p text:style-name="P663">L'opérateur d'incrément ++ est utilisé pour ajouter 1 à son opérande.</text:p>
        </text:list-item>
        <text:list-item>
          <text:p text:style-name="P663">L'opérateur de décrément -- est utilisé pour retrancher 1 à son opérande.</text:p>
        </text:list-item>
        <text:list-item>
          <text:p text:style-name="P663">Les deux opérateurs peuvent être utilisés soit en notation préfixée ou postfixée.</text:p>
        </text:list-item>
        <text:list-item>
          <text:p text:style-name="P663">L'expression ++x incrémente x avant l'utilisation de sa valeur.</text:p>
        </text:list-item>
        <text:list-item>
          <text:p text:style-name="P663">L'expression x++ incrémente x après l'utilisation de sa valeur.</text:p>
        </text:list-item>
        <text:list-item>
          <text:p text:style-name="P663">L'expression --x décrémente x avant l'utilisation de sa valeur.</text:p>
        </text:list-item>
        <text:list-item>
          <text:p text:style-name="P663">L'expression x-- décrémente x après l'utilisation de sa valeur.</text:p>
        </text:list-item>
      </text:list>
      <text:p text:style-name="P46"/>
      <text:p text:style-name="Standard"><text:span text:style-name="T4"><text:tab/></text:span><text:span text:style-name="T86">Exemple :</text:span><text:span text:style-name="T84"> </text:span></text:p>
      <text:p text:style-name="P250"><text:tab/><text:tab/><text:span text:style-name="T185">int x = 2;</text:span></text:p>
      <text:p text:style-name="P253"><text:tab/><text:tab/>int y = 0;</text:p>
      <text:p text:style-name="P253"><text:tab/><text:tab/></text:p>
      <text:p text:style-name="P253"><text:tab/><text:tab/>y = ++x;<text:tab/>/* x vaut 3, y vaut 3 */</text:p>
      <text:p text:style-name="P253"><text:tab/><text:tab/>y = x++;<text:tab/>/* x vaut 3, y vaut 3, puis x vaut 4*/</text:p>
      <text:p text:style-name="P253"><text:tab/><text:tab/>y = x--;<text:tab/>/* x vaut 4, y vaut 4, puis x vaut 3 */</text:p>
      <text:p text:style-name="P351">6 OPERATEURS AU NIVEAU DU BIT </text:p>
      <text:p text:style-name="P273">Le langage C est souvent qualifié de langage de moyen niveau dans la mesure où il offre la capacité d'opérer sur les bits.</text:p>
      <text:p text:style-name="P273">Ils sont applicables aux <text:span text:style-name="T21">types entiers</text:span> (char, short, int, long) et aux <text:span text:style-name="T21">types entiers non signés</text:span> (unsigned). Ils n'opèrent ni sur les flottants ni sur les doubles.</text:p>
      <text:p text:style-name="P46"/>
      <text:p text:style-name="P107"><text:tab/><text:span text:style-name="T21">Le bit de poids fort d’un entier est son signe : 0 nombre positif, 1 nombre négatif</text:span></text:p>
      <text:p text:style-name="P107"/>
      <text:p text:style-name="P107"><text:tab/>Un<text:span text:style-name="T21"> entier positif </text:span>est donc représenté en mémoire par la suite de 32 bits dont le bit de <text:tab/>poids fort vaut 0 et les 31 autres bits correspondent à la décomposition de l’entier en base <text:tab/>2. </text:p>
      <text:p text:style-name="P108"><text:tab/><text:span text:style-name="T102">Exemple :</text:span></text:p>
      <text:p text:style-name="P108"><text:tab/>Pour une variable de type <text:span text:style-name="T237">char </text:span>(8 bits), l’entier positif 12 sera représenté en mémoire par <text:tab/>00001100. </text:p>
      <text:p text:style-name="P108"/>
      <text:p text:style-name="P108"><text:tab/>Un <text:span text:style-name="T21">entier négatif </text:span>est, lui,représenté par une suite de 32 bits dont le bit de poids fort vaut 1 <text:tab/>et les 31 autres bits correspondent à la valeur absolue de l’entier représentée suivant la <text:tab/>technique dite du <text:span text:style-name="T21">complément à 2</text:span>. </text:p>
      <text:p text:style-name="P108"><text:tab/>Cela signifie que l’on exprime la valeur absolue de l’entier sous forme binaire, que l’on</text:p>
      <text:p text:style-name="P108"><text:tab/>prend le <text:span text:style-name="T21">complémentaire bit à bit </text:span>de cette valeur et que l’on <text:span text:style-name="T21">ajoute 1 au résultat</text:span>. </text:p>
      <text:p text:style-name="P108"><text:tab/><text:span text:style-name="T102">Exemple : </text:span></text:p>
      <text:p text:style-name="P71"><text:span text:style-name="T236"><text:tab/>Pour une variable de type </text:span><text:span text:style-name="T237">char </text:span><text:span text:style-name="T236">(8 bits) : </text:span></text:p>
      <text:p text:style-name="P108"><text:tab/><text:tab/> -1 sera représenté par 1 1 1 1 1 1 1 1</text:p>
      <text:p text:style-name="P108"><text:tab/><text:tab/>-2 sera représenté <text:s/>par 1 1 1 1 1 1 1 0</text:p>
      <text:p text:style-name="P71"><text:span text:style-name="T236"><text:tab/><text:tab/>-12 </text:span><text:span text:style-name="T236">sera représenté </text:span><text:span text:style-name="T236">par 1 1 1 1 0 1 0 0</text:span></text:p>
      <text:p text:style-name="P72"><text:span text:style-name="T236"><text:tab/></text:span><text:span text:style-name="T104">preuve</text:span></text:p>
      <table:table table:name="Tableau81" table:style-name="Tableau81">
        <table:table-column table:style-name="Tableau81.A" table:number-columns-repeated="3"/>
        <table:table-column table:style-name="Tableau81.D"/>
        <table:table-row>
          <table:table-cell table:style-name="Tableau81.A1" office:value-type="string">
            <text:p text:style-name="P71"><text:span text:style-name="T236"><text:s/>type </text:span><text:span text:style-name="T237">char </text:span><text:span text:style-name="T236">(8 bits) </text:span></text:p>
          </table:table-cell>
          <table:table-cell table:style-name="Tableau81.A1" office:value-type="string">
            <text:p text:style-name="Table_20_Contents">-1</text:p>
          </table:table-cell>
          <table:table-cell table:style-name="Tableau81.A1" office:value-type="string">
            <text:p text:style-name="Table_20_Contents">-2</text:p>
          </table:table-cell>
          <table:table-cell table:style-name="Tableau81.D1" office:value-type="string">
            <text:p text:style-name="Table_20_Contents">-12</text:p>
          </table:table-cell>
        </table:table-row>
        <table:table-row>
          <table:table-cell table:style-name="Tableau81.A2" office:value-type="string">
            <text:p text:style-name="Table_20_Contents">Valeur absolue</text:p>
          </table:table-cell>
          <table:table-cell table:style-name="Tableau81.A2" office:value-type="string">
            <text:p text:style-name="P668">0 0 0 0 0 0 0 1</text:p>
          </table:table-cell>
          <table:table-cell table:style-name="Tableau81.A2" office:value-type="string">
            <text:p text:style-name="P668">0 0 0 0 0 0 1 0</text:p>
          </table:table-cell>
          <table:table-cell table:style-name="Tableau81.D2" office:value-type="string">
            <text:p text:style-name="P668">0 0 0 0 1 1 0 0</text:p>
          </table:table-cell>
        </table:table-row>
        <table:table-row>
          <table:table-cell table:style-name="Tableau81.A2" office:value-type="string">
            <text:p text:style-name="Table_20_Contents">Complément à 1</text:p>
          </table:table-cell>
          <table:table-cell table:style-name="Tableau81.A2" office:value-type="string">
            <text:p text:style-name="P668">1 1 1 1 1 1 1 0</text:p>
          </table:table-cell>
          <table:table-cell table:style-name="Tableau81.A2" office:value-type="string">
            <text:p text:style-name="P668">1 1 1 1 1 1 0 1</text:p>
          </table:table-cell>
          <table:table-cell table:style-name="Tableau81.D2" office:value-type="string">
            <text:p text:style-name="P668">1 1 1 1 0 0 1 1</text:p>
          </table:table-cell>
        </table:table-row>
        <table:table-row>
          <table:table-cell table:style-name="Tableau81.A2" office:value-type="string">
            <text:p text:style-name="Table_20_Contents">Ajout de 1</text:p>
          </table:table-cell>
          <table:table-cell table:style-name="Tableau81.A2" office:value-type="string">
            <text:p text:style-name="P668">1 1 1 1 1 1 1 1</text:p>
          </table:table-cell>
          <table:table-cell table:style-name="Tableau81.A2" office:value-type="string">
            <text:p text:style-name="P668">1 1 1 1 1 1 1 0</text:p>
          </table:table-cell>
          <table:table-cell table:style-name="Tableau81.D2" office:value-type="string">
            <text:p text:style-name="P668">1 1 1 1 0 1 0 0</text:p>
          </table:table-cell>
        </table:table-row>
      </table:table>
      <text:p text:style-name="P668"/>
      <text:p text:style-name="P282"><text:soft-page-break/>Opérateurs binaires :</text:p>
      <table:table table:name="Tableau31" table:style-name="Tableau31">
        <table:table-column table:style-name="Tableau31.A"/>
        <table:table-column table:style-name="Tableau31.B"/>
        <table:table-column table:style-name="Tableau31.C"/>
        <table:table-row>
          <table:table-cell table:style-name="Tableau31.A1" office:value-type="string">
            <text:p text:style-name="P74">&amp;</text:p>
          </table:table-cell>
          <table:table-cell table:style-name="Tableau31.A1" office:value-type="string">
            <text:p text:style-name="P67">et binaire</text:p>
          </table:table-cell>
          <table:table-cell table:style-name="Tableau31.C1" office:value-type="string">
            <text:p text:style-name="P67">et logique bit à bit des 2 opérandes</text:p>
          </table:table-cell>
        </table:table-row>
        <table:table-row>
          <table:table-cell table:style-name="Tableau31.A2" office:value-type="string">
            <text:p text:style-name="P74">|</text:p>
          </table:table-cell>
          <table:table-cell table:style-name="Tableau31.A2" office:value-type="string">
            <text:p text:style-name="P67">ou binaire inclusif</text:p>
          </table:table-cell>
          <table:table-cell table:style-name="Tableau31.C2" office:value-type="string">
            <text:p text:style-name="P67">ou inclusif bit à bit des 2 opérandes</text:p>
          </table:table-cell>
        </table:table-row>
        <table:table-row>
          <table:table-cell table:style-name="Tableau31.A2" office:value-type="string">
            <text:p text:style-name="P74">^</text:p>
          </table:table-cell>
          <table:table-cell table:style-name="Tableau31.A2" office:value-type="string">
            <text:p text:style-name="P67">ou binaire exclusif</text:p>
          </table:table-cell>
          <table:table-cell table:style-name="Tableau31.C2" office:value-type="string">
            <text:p text:style-name="P67">ou exclusif bit à bit des 2 opérandes</text:p>
          </table:table-cell>
        </table:table-row>
        <table:table-row>
          <table:table-cell table:style-name="Tableau31.A2" office:value-type="string">
            <text:p text:style-name="P74">&lt;&lt; n</text:p>
          </table:table-cell>
          <table:table-cell table:style-name="Tableau31.A2" office:value-type="string">
            <text:p text:style-name="P67">décalage à gauche</text:p>
          </table:table-cell>
          <table:table-cell table:style-name="Tableau31.C2" office:value-type="string">
            <text:p text:style-name="P67">décalage non circulaire de n bits à gauche</text:p>
          </table:table-cell>
        </table:table-row>
        <table:table-row>
          <table:table-cell table:style-name="Tableau31.A2" office:value-type="string">
            <text:p text:style-name="P74">&gt;&gt; n</text:p>
          </table:table-cell>
          <table:table-cell table:style-name="Tableau31.A2" office:value-type="string">
            <text:p text:style-name="P67">décalage à droite</text:p>
          </table:table-cell>
          <table:table-cell table:style-name="Tableau31.C2" office:value-type="string">
            <text:p text:style-name="P67">décalage non circulaire de n bits à droite</text:p>
          </table:table-cell>
        </table:table-row>
      </table:table>
      <text:p text:style-name="P51"/>
      <text:p text:style-name="P51"><text:tab/><text:span text:style-name="T101">Remarque :</text:span> <text:tab/><text:span text:style-name="T171">Bit à bit se traduit par </text:span><text:span text:style-name="T203">bitwise</text:span><text:span text:style-name="T171"> en anglais</text:span></text:p>
      <text:p text:style-name="P282"/>
      <text:p text:style-name="P282">Opérateur unaire :</text:p>
      <table:table table:name="Tableau32" table:style-name="Tableau32">
        <table:table-column table:style-name="Tableau32.A"/>
        <table:table-column table:style-name="Tableau32.B"/>
        <table:table-column table:style-name="Tableau32.C"/>
        <table:table-row>
          <table:table-cell table:style-name="Tableau32.A1" office:value-type="string">
            <text:p text:style-name="P76">~</text:p>
          </table:table-cell>
          <table:table-cell table:style-name="Tableau32.A1" office:value-type="string">
            <text:p text:style-name="P67">complément à 1</text:p>
          </table:table-cell>
          <table:table-cell table:style-name="Tableau32.C1" office:value-type="string">
            <text:p text:style-name="P67">les bits à 0 passent à 1 et réciproquement</text:p>
          </table:table-cell>
        </table:table-row>
      </table:table>
      <text:p text:style-name="P44"><text:span text:style-name="T34"><text:tab/> </text:span><text:span text:style-name="T37"><text:tab/><text:tab/><text:tab/></text:span></text:p>
      <text:p text:style-name="P248"><text:span text:style-name="T54">Attention</text:span><text:span text:style-name="T34"> :</text:span><text:span text:style-name="T37"> Ne pas confondre les opérateurs &amp; et | avec les opérateurs logiques &amp;&amp; et ||.</text:span></text:p>
      <text:p text:style-name="P46"/>
      <text:p text:style-name="P278">Lors d'un <text:span text:style-name="T21">décalage à gauche</text:span>, les bits les plus à gauche sont perdus. </text:p>
      <text:p text:style-name="P278">Les positions binaires rendues vacantes sont <text:span text:style-name="T21">remplies par des </text:span><text:span text:style-name="T25">0</text:span>.</text:p>
      <text:p text:style-name="P278">Lors d'un <text:span text:style-name="T21">décalage à droite</text:span>, les bits les plus à droite sont perdus. </text:p>
      <text:p text:style-name="P279"><text:span text:style-name="T236">Si l'entier à décaler est </text:span><text:span text:style-name="T32">non signé</text:span><text:span text:style-name="T206"> alors <text:s/></text:span><text:span text:style-name="T236">les positions binaires rendues vacantes sont </text:span><text:span text:style-name="T31">remplies par des </text:span><text:span text:style-name="T25">0</text:span><text:span text:style-name="T236">, s'il est </text:span><text:span text:style-name="T32">signé </text:span><text:span text:style-name="T236">le remplissage s'effectue à l'aide du</text:span><text:span text:style-name="T31"> bit de signe</text:span><text:span text:style-name="T236">.</text:span></text:p>
      <text:p text:style-name="P279"/>
      <text:p text:style-name="P273"><text:span text:style-name="T102">exemple :</text:span><text:tab/><text:span text:style-name="T184">char x = 11, y = 55;</text:span></text:p>
      <text:p text:style-name="P273">x<text:tab/><text:tab/><text:tab/>0<text:tab/>0<text:tab/>0<text:tab/>0<text:tab/>1<text:tab/>0<text:tab/>1<text:tab/>1</text:p>
      <text:p text:style-name="P273">y<text:tab/><text:tab/><text:tab/>0<text:tab/>0<text:tab/>1<text:tab/>1<text:tab/>0<text:tab/>1<text:tab/>1<text:tab/>1</text:p>
      <text:p text:style-name="P273">x &amp; y<text:tab/><text:tab/><text:tab/>0<text:tab/>0<text:tab/>0<text:tab/>0<text:tab/>0<text:tab/>0<text:tab/>1<text:tab/>1</text:p>
      <text:p text:style-name="P273">x | y<text:tab/><text:tab/><text:tab/>0<text:tab/>0<text:tab/>1<text:tab/>1<text:tab/>1<text:tab/>1<text:tab/>1<text:tab/>1<text:tab/></text:p>
      <text:p text:style-name="P273">x ^ y<text:tab/><text:tab/><text:tab/>0<text:tab/>0<text:tab/>1<text:tab/>1<text:tab/>1<text:tab/>1<text:tab/>0<text:tab/>0</text:p>
      <text:p text:style-name="P273">x &lt;&lt; 3<text:tab/><text:tab/><text:tab/>0<text:tab/>1<text:tab/>0<text:tab/>1<text:tab/>1<text:tab/>0<text:tab/>0<text:tab/>0</text:p>
      <text:p text:style-name="P273">y &gt;&gt; 3<text:tab/><text:tab/><text:tab/>0<text:tab/>0<text:tab/>0<text:tab/>0<text:tab/>0<text:tab/>1<text:tab/>1<text:tab/>0</text:p>
      <text:p text:style-name="P273">~x<text:tab/><text:tab/><text:tab/>1<text:tab/>1<text:tab/>1<text:tab/>1<text:tab/>0<text:tab/>1<text:tab/>0<text:tab/>0</text:p>
      <text:p text:style-name="P518"><text:soft-page-break/><text:tab/>short x = 5;<text:tab/><text:tab/><text:span text:style-name="T235">x<text:tab/>0 0 0 0 0 0 0 0 0 0 0 0 0 1 0 1</text:span></text:p>
      <text:p text:style-name="P519"><text:span text:style-name="T233"><text:tab/>short</text:span> y = 10;<text:tab/><text:tab/><text:span text:style-name="T235">y<text:tab/>0 0 0 0 0 0 0 0 0 0 0 0 1 0 1 0</text:span></text:p>
      <text:p text:style-name="P519"><text:span text:style-name="T233"><text:tab/></text:span>x = x | y;<text:tab/><text:tab/><text:span text:style-name="T235">x | y<text:tab/>0 0 0 0 0 0 0 0 0 0 0 0 1 1 1 1</text:span><text:span text:style-name="T228">.</text:span></text:p>
      <text:p text:style-name="P517"><text:tab/><text:tab/></text:p>
      <text:p text:style-name="P518"><text:tab/>short x = 5;<text:tab/><text:tab/><text:span text:style-name="T235">x<text:tab/>0 0 0 0 0 0 0 0 0 0 0 0 0 1 0 1</text:span></text:p>
      <text:p text:style-name="P519"><text:span text:style-name="T233"><text:tab/>short</text:span> y = <text:span text:style-name="T21">-10</text:span>;<text:tab/><text:tab/><text:span text:style-name="T235">y<text:tab/></text:span><text:span text:style-name="T172">1 1 1 1 1 1 1 1 1 1 1 1 0 1 1 0</text:span></text:p>
      <text:p text:style-name="P519"><text:span text:style-name="T233"><text:tab/></text:span>x = x | y;<text:tab/><text:tab/><text:span text:style-name="T235">x | y<text:tab/>1 1 1 1 1 1 1 1 1 1 1 1 0 1 1 1</text:span></text:p>
      <text:p text:style-name="P177"><text:tab/><text:tab/></text:p>
      <table:table table:name="Tableau80" table:style-name="Tableau80">
        <table:table-column table:style-name="Tableau80.A"/>
        <table:table-column table:style-name="Tableau80.B"/>
        <table:table-row>
          <table:table-cell table:style-name="Tableau80.A1" office:value-type="string">
            <text:p text:style-name="P517">char x = 117<text:tab/> <text:s text:c="3"/>0 1 1 1 0 1 0 1</text:p>
            <text:p text:style-name="P517">x &lt; &lt; 3<text:tab/><text:tab/> <text:s text:c="3"/>1 0 1 0 1 <text:span text:style-name="T21">0 0 0</text:span></text:p>
            <text:p text:style-name="P517">x &gt; &gt; 3<text:tab/><text:tab/> <text:s text:c="2"/><text:span text:style-name="T21">0 0 0</text:span> 0 1 1 1 0</text:p>
          </table:table-cell>
          <table:table-cell table:style-name="Tableau80.B1" office:value-type="string">
            <text:p text:style-name="P517">char x = <text:span text:style-name="T21">-10 <text:s/></text:span><text:s text:c="5"/><text:span text:style-name="T171">1 1 1 1 0 1 1 0</text:span> </text:p>
            <text:p text:style-name="P177">x &lt; &lt; 3<text:tab/><text:tab/> <text:s text:c="2"/><text:span text:style-name="T171">1 0 1 1 0</text:span> <text:span text:style-name="T21">0 0 0</text:span></text:p>
            <text:p text:style-name="P177">x &gt; &gt; 3<text:tab/><text:tab/> <text:s text:c="2"/><text:span text:style-name="T21">1 1 1 </text:span><text:span text:style-name="T171">1 1 1 1 0</text:span></text:p>
          </table:table-cell>
        </table:table-row>
      </table:table>
      <text:p text:style-name="P309"/>
      <text:p text:style-name="P282">L'opérateur &amp; est utilisé pour mettre à 0 des bits.</text:p>
      <text:p text:style-name="P282">exemple :</text:p>
      <text:p text:style-name="P258">#define MASK<text:tab/> <text:span text:style-name="T21">0x0F</text:span></text:p>
      <text:p text:style-name="P258">int x = <text:span text:style-name="T21">0x34</text:span>;</text:p>
      <text:p text:style-name="P258">x = <text:span text:style-name="T21">x &amp; MASK</text:span>;</text:p>
      <text:p text:style-name="P248"><text:span text:style-name="T37">x<text:tab/><text:tab/><text:tab/></text:span><text:span text:style-name="T35">0<text:tab/>0</text:span><text:span text:style-name="T37"><text:tab/></text:span><text:span text:style-name="T34">1<text:tab/>1</text:span><text:span text:style-name="T37"><text:tab/></text:span><text:span text:style-name="T57">0<text:tab/>1<text:tab/>0<text:tab/>0</text:span></text:p>
      <text:p text:style-name="P273">MASK<text:tab/><text:tab/><text:tab/><text:span text:style-name="T21">0<text:tab/>0<text:tab/>0<text:tab/>0</text:span><text:tab/><text:span text:style-name="T171">1<text:tab/>1<text:tab/>1<text:tab/>1</text:span></text:p>
      <text:p text:style-name="P248"><text:span text:style-name="T37">x = x &amp; MASK<text:tab/></text:span><text:span text:style-name="T35">0<text:tab/>0<text:tab/></text:span><text:span text:style-name="T34">0<text:tab/>0</text:span><text:span text:style-name="T37"><text:tab/></text:span><text:span text:style-name="T57">0<text:tab/>1<text:tab/>0<text:tab/>0</text:span></text:p>
      <text:p text:style-name="P51"/>
      <text:p text:style-name="P73"><text:tab/><text:span text:style-name="T101">L'opérateur | est utilisé pour mettre à 1 des bits.</text:span></text:p>
      <text:p text:style-name="P73"><text:tab/><text:span text:style-name="T101">exemple :</text:span></text:p>
      <text:p text:style-name="P258">#define MASK<text:tab/> <text:span text:style-name="T21">0x0F</text:span></text:p>
      <text:p text:style-name="P258">int x = <text:span text:style-name="T21">0x34;</text:span></text:p>
      <text:p text:style-name="P258">x = <text:span text:style-name="T21">x | MASK</text:span>;</text:p>
      <text:p text:style-name="P248"><text:span text:style-name="T37">x<text:tab/><text:tab/><text:tab/>0<text:tab/>0<text:tab/>1<text:tab/>1<text:tab/></text:span><text:span text:style-name="T35">0<text:tab/>1<text:tab/>0<text:tab/>0</text:span></text:p>
      <text:p text:style-name="P273">MASK<text:tab/><text:tab/><text:tab/>0<text:tab/>0<text:tab/>0<text:tab/>0<text:tab/><text:span text:style-name="T21">1<text:tab/>1<text:tab/>1<text:tab/>1</text:span></text:p>
      <text:p text:style-name="P248"><text:span text:style-name="T37">x = x | MASK<text:tab/><text:tab/>0<text:tab/>0<text:tab/>1<text:tab/>1<text:tab/></text:span><text:span text:style-name="T34">1</text:span><text:span text:style-name="T37"><text:tab/>1<text:tab/></text:span><text:span text:style-name="T34">1<text:tab/>1</text:span></text:p>
      <text:p text:style-name="P46"><text:tab/></text:p>
      <text:p text:style-name="P6"><text:soft-page-break/>7 OPERATEURS D'affectation</text:p>
      <text:p text:style-name="P273">Le langage C est un langage basée sur les expressions, aussi une affectation peut être utilisée en lieu et place d'une expression. Dans une expression, les affectations sont évaluées de droite à gauche. Les opérateurs d'affectation ont une priorité inférieure à celle de la plupart des opérateurs. Lors d'une affectation, le membre gauche est converti dans le type de celui du type droit. L'opérateur d'affectation de base est =.</text:p>
      <text:p text:style-name="P67"/>
      <text:p text:style-name="P273">Les opérateurs composés <text:s/>à partir des opérateurs arithmétiques : <text:s/>+=, -=, *=, /=, %=</text:p>
      <text:list xml:id="list31217139" text:style-name="L14">
        <text:list-item>
          <text:list>
            <text:list-item>
              <text:list>
                <text:list-item>
                  <text:list>
                    <text:list-item>
                      <text:list>
                        <text:list-header>
                          <text:p text:style-name="P703">Les opérateurs composés à partir des opérateurs sur les bits : &amp;=, |=, ^=, &gt;&gt;=, &lt;&lt;=</text:p>
                        </text:list-header>
                      </text:list>
                    </text:list-item>
                  </text:list>
                </text:list-item>
              </text:list>
            </text:list-item>
          </text:list>
        </text:list-item>
      </text:list>
      <text:list xml:id="list31212368" text:style-name="L15">
        <text:list-item>
          <text:list>
            <text:list-header>
              <text:p text:style-name="P664"/>
            </text:list-header>
          </text:list>
        </text:list-item>
      </text:list>
      <text:p text:style-name="P67"><text:tab/>Leur signification est :</text:p>
      <text:p text:style-name="P44"><text:span text:style-name="T37"><text:tab/><text:tab/></text:span><text:span text:style-name="T34">x op= y<text:tab/><text:tab/>&lt;==&gt;<text:tab/><text:tab/>x = x op y</text:span></text:p>
      <text:p text:style-name="P44"><text:span text:style-name="T37"><text:tab/><text:tab/>mais avec l'avantage d'</text:span><text:span text:style-name="T34">une seule évaluation de x</text:span><text:span text:style-name="T37">.</text:span></text:p>
      <text:p text:style-name="P46"/>
      <text:p text:style-name="P44"><text:span text:style-name="T34"><text:tab/></text:span><text:span text:style-name="T54">exemples :</text:span><text:span text:style-name="T37"><text:tab/><text:tab/></text:span></text:p>
      <text:p text:style-name="P77"><text:tab/><text:tab/><text:tab/>x *= y;<text:tab/><text:tab/>&lt;==&gt;<text:tab/><text:tab/>x = x * y;</text:p>
      <text:p text:style-name="P441"><text:tab/>x &gt;&gt;= y;<text:tab/>&lt;==&gt;<text:tab/><text:tab/>x = x &gt;&gt; y;</text:p>
      <text:p text:style-name="P441"><text:tab/>x *= y + 6;<text:tab/>&lt;==&gt;<text:tab/><text:tab/>x = x * (y + 6);</text:p>
      <text:p text:style-name="P67"/>
      <text:p text:style-name="P67"><text:tab/>Les affectations étant des expressions, sont possibles :</text:p>
      <text:p text:style-name="P44"><text:span text:style-name="T37"><text:tab/><text:tab/>leur chaînage :<text:tab/></text:span><text:span text:style-name="T39">a = b = c = d = 6;<text:tab/>&lt;==&gt;<text:tab/>a = (b = (c = ( d = 6)));</text:span></text:p>
      <text:list xml:id="list31195311" text:style-name="L16">
        <text:list-item>
          <text:list>
            <text:list-item>
              <text:list>
                <text:list-header>
                  <text:p text:style-name="P675"><text:span text:style-name="T37">leur imbrication dans une expression :<text:tab/></text:span><text:span text:style-name="T39">if <text:s/>( (x = y - z) &lt;= u ) <text:s/>{ ... }</text:span></text:p>
                </text:list-header>
              </text:list>
            </text:list-item>
          </text:list>
        </text:list-item>
      </text:list>
      <text:p text:style-name="P73"/>
      <text:p text:style-name="P44"><text:span text:style-name="T34"><text:tab/></text:span><text:span text:style-name="T54">exeemple:</text:span><text:span text:style-name="T34"><text:tab/></text:span></text:p>
      <text:p text:style-name="P44"><text:span text:style-name="T41"><text:tab/><text:tab/></text:span><text:span text:style-name="T39">int x = 5, y =12, z = 6;</text:span></text:p>
      <text:p text:style-name="P77"><text:tab/><text:tab/>x *= y /= z - 3;</text:p>
      <text:p text:style-name="P67"><text:tab/><text:tab/>Quelles sont les valeurs de x, y, z?</text:p>
      <text:list xml:id="list31218658" text:style-name="L17">
        <text:list-item>
          <text:list>
            <text:list-item>
              <text:list>
                <text:list-item>
                  <text:p text:style-name="P677">y /= z – 3 &lt;==&gt; y = y / (z -3), soit y vaut 4</text:p>
                </text:list-item>
                <text:list-item>
                  <text:p text:style-name="P677">x *= y &lt;==&gt; x = x * y, soit x vaut 20</text:p>
                </text:list-item>
              </text:list>
            </text:list-item>
          </text:list>
        </text:list-item>
      </text:list>
      <text:p text:style-name="P46"/>
      <text:p text:style-name="P6"><text:soft-page-break/>8 Operateur ternaire</text:p>
      <text:p text:style-name="P46"/>
      <table:table table:name="Tableau33" table:style-name="Tableau33">
        <table:table-column table:style-name="Tableau33.A"/>
        <table:table-column table:style-name="Tableau33.B"/>
        <table:table-row>
          <table:table-cell table:style-name="Tableau33.A1" office:value-type="string">
            <text:p text:style-name="P493">? :</text:p>
          </table:table-cell>
          <table:table-cell table:style-name="Tableau33.B1" office:value-type="string">
            <text:p text:style-name="P273">produit une valeur de manière conditionnelle</text:p>
          </table:table-cell>
        </table:table-row>
      </table:table>
      <text:p text:style-name="P46"/>
      <text:p text:style-name="P248"><text:span text:style-name="T54">syntaxe :</text:span><text:span text:style-name="T37"><text:tab/>expression1 ? expression2 : expression3;</text:span></text:p>
      <text:p text:style-name="P46"/>
      <text:p text:style-name="P44"><text:span text:style-name="T34"><text:tab/></text:span><text:span text:style-name="T54">sémantique :</text:span><text:span text:style-name="T37"><text:tab/><text:tab/>si expression1 est vraie </text:span></text:p>
      <text:p text:style-name="P67"><text:tab/><text:tab/><text:tab/><text:tab/>alors évaluation de expression2</text:p>
      <text:p text:style-name="P453"><text:tab/><text:tab/><text:tab/><text:tab/>sinon évaluation de expression3</text:p>
      <text:p text:style-name="P67"/>
      <text:p text:style-name="P67"><text:tab/>Les expressions expression2 et expression3 doivent être de types scalaires (entier, <text:tab/>caractère, flottant, double, pointeur).</text:p>
      <text:p text:style-name="P67"><text:tab/>Le plus souvent cet opérateur est utilisé avec une affectation.</text:p>
      <text:p text:style-name="P46"/>
      <table:table table:name="Tableau35" table:style-name="Tableau35">
        <table:table-column table:style-name="Tableau35.A"/>
        <table:table-column table:style-name="Tableau35.B"/>
        <table:table-row>
          <table:table-cell table:style-name="Tableau35.A1" office:value-type="string">
            <text:p text:style-name="P67">x = (expression1 ? expression2 : expression3);</text:p>
          </table:table-cell>
          <table:table-cell table:style-name="Tableau35.B1" office:value-type="string">
            <text:p text:style-name="P67">signifie :</text:p>
            <text:p text:style-name="P599"><text:tab/>if (expression1)</text:p>
            <text:p text:style-name="P599"><text:tab/><text:tab/>x = expression2;</text:p>
            <text:p text:style-name="P599"><text:tab/>else</text:p>
            <text:p text:style-name="P599"><text:tab/><text:tab/>x = expression3;</text:p>
            <text:p text:style-name="P51"/>
          </table:table-cell>
        </table:table-row>
      </table:table>
      <text:p text:style-name="P67"><text:tab/></text:p>
      <text:p text:style-name="P73"><text:tab/><text:span text:style-name="T101">exemples :</text:span><text:tab/><text:tab/></text:p>
      <text:p text:style-name="P44"><text:span text:style-name="T41"><text:tab/><text:tab/><text:tab/></text:span><text:span text:style-name="T39">valeur_absolue_x = ((x &gt;=0) ? x : -x);</text:span></text:p>
      <text:p text:style-name="P444">max = (( x &gt;= y ) ? x : y);</text:p>
      <text:p text:style-name="P67"/>
      <text:p text:style-name="P44"><text:span text:style-name="T37"><text:tab/>avec une </text:span><text:span text:style-name="T34">macro-définition (déconseillé en raison d'effets de bord potentiels):</text:span></text:p>
      <text:p text:style-name="P444">#define ABS(x)<text:tab/> (((x) &gt;0 ) ? (x) : -(x))</text:p>
      <text:p text:style-name="P444">#define MAX(x,y)<text:tab/> (((x) &gt;= (y) ) ? (x) : (y))<text:tab/></text:p>
      <text:p text:style-name="P334"><text:span text:style-name="T21">conseil :</text:span><text:span text:style-name="T167"> Utiliser plutôt des fonctions.</text:span></text:p>
      <text:p text:style-name="P351">9 OPerateur sizeof</text:p>
      <text:p text:style-name="P67"><text:tab/>Il donne la taille en octets de l'objet ou du type donné dans les parenthèses.</text:p>
      <text:p text:style-name="P46"><text:tab/>Il est évalué à la compilation et ne pénalise donc pas le temps d'exécution.</text:p>
      <text:p text:style-name="P46"/>
      <text:p text:style-name="P282">exemples :</text:p>
      <text:p text:style-name="P393">int x;<text:tab/><text:tab/><text:tab/>/* déclaration d'un entier x */</text:p>
      <text:p text:style-name="P393">float y;<text:tab/><text:tab/><text:tab/>/* déclaration d'un flottant y */</text:p>
      <text:p text:style-name="P393">x = sizeof(int);<text:tab/>/* x vaut la taille du type entier */</text:p>
      <text:p text:style-name="P393">x = sizeof(y);<text:tab/><text:tab/>/* x vaut la taille du flottant y */</text:p>
      <text:p text:style-name="P273"/>
      <text:p text:style-name="P273">Cet opérateur assure la portabilité des programmes en n'étant pas machine dépendante.</text:p>
      <text:p text:style-name="P67"><text:tab/></text:p>
      <text:p text:style-name="P31">10 operateur de sequence</text:p>
      <text:p text:style-name="P46"/>
      <table:table table:name="Tableau34" table:style-name="Tableau34">
        <table:table-column table:style-name="Tableau34.A"/>
        <table:table-column table:style-name="Tableau34.B"/>
        <table:table-row>
          <table:table-cell table:style-name="Tableau34.A1" office:value-type="string">
            <text:p text:style-name="P493">,</text:p>
          </table:table-cell>
          <table:table-cell table:style-name="Tableau34.B1" office:value-type="string">
            <text:p text:style-name="P273">Sépare une séquence d'expressions</text:p>
          </table:table-cell>
        </table:table-row>
      </table:table>
      <text:p text:style-name="P46"/>
      <text:p text:style-name="P248"><text:span text:style-name="T54">syntaxe :</text:span><text:span text:style-name="T37"><text:tab/>expression1, expression2, ...</text:span></text:p>
      <text:p text:style-name="P273">L'évaluation a lieu de la gauche vers la droite.</text:p>
      <text:p text:style-name="P273">L'expression expression1,expression2 a pour valeur celle de expression2.</text:p>
      <text:p text:style-name="P46"/>
      <text:p text:style-name="P44"><text:span text:style-name="T34"><text:tab/></text:span><text:span text:style-name="T54">exemple :</text:span><text:span text:style-name="T34"><text:tab/><text:tab/><text:tab/></text:span></text:p>
      <text:p text:style-name="P44"><text:span text:style-name="T41"><text:tab/><text:tab/></text:span><text:span text:style-name="T39">int a = 5, b = 7;</text:span></text:p>
      <text:p text:style-name="P481"><text:tab/><text:tab/>int c;</text:p>
      <text:p text:style-name="P481"><text:tab/><text:tab/>c = ( a++, a + b + 8);</text:p>
      <text:p text:style-name="P439"><text:tab/>Que valent a, b et c?</text:p>
      <text:p text:style-name="P439"><text:tab/>a vaut 6, b vaut 7 et c vaut a + b + 8, soit 21.</text:p>
      <text:p text:style-name="P46"/>
      <text:p text:style-name="P267"/>
      <text:p text:style-name="P344">Les opérateurs suivants seront étudiés de manière plus approfondie dans la suite du cours.</text:p>
      <text:p text:style-name="P13"/>
      <text:p text:style-name="P13">11 OPerateur ()</text:p>
      <text:p text:style-name="P67"><text:tab/>Il a une sémantique dépendante du contexte.</text:p>
      <text:p text:style-name="P67"/>
      <text:p text:style-name="P67"><text:tab/>Soit il modifie l'ordre d'évaluation d'une expression.</text:p>
      <text:p text:style-name="P44"><text:span text:style-name="T34"><text:tab/><text:tab/><text:tab/><text:tab/></text:span><text:span text:style-name="T39">int a = 3, b = 5;</text:span></text:p>
      <text:p text:style-name="P432">int c;</text:p>
      <text:p text:style-name="P432">c = <text:span text:style-name="T211">(</text:span>a + b<text:span text:style-name="T211">)</text:span> * 10;</text:p>
      <text:p text:style-name="P67"/>
      <text:p text:style-name="P46"><text:span text:style-name="T33"><text:tab/>Soit il indique un appel de fonction : </text:span><text:span text:style-name="T70">somme</text:span>(<text:span text:style-name="T70">3, 4, 8</text:span>)</text:p>
      <text:p text:style-name="P110"/>
      <text:p text:style-name="P67"><text:span text:style-name="T212"><text:tab/></text:span>Soit la liste des paramètres d'une fonction lors de sa déclaration prototype ou de sa <text:tab/>définition : <text:s/><text:span text:style-name="T185">int somme</text:span><text:span text:style-name="T212">(</text:span><text:span text:style-name="T185">int a, int b, int c</text:span><text:span text:style-name="T212">)</text:span></text:p>
      <text:p text:style-name="P46"/>
      <text:p text:style-name="P13">12 OPerateurS sur les tableaux</text:p>
      <text:p text:style-name="P248"><text:span text:style-name="T34">[]</text:span><text:span text:style-name="T37"><text:tab/><text:tab/>élément d'un tableau et déclaration/définition d'un tableau</text:span></text:p>
      <text:p text:style-name="P46"/>
      <text:p text:style-name="P44"><text:span text:style-name="T34"><text:tab/></text:span><text:span text:style-name="T54">exemple :</text:span><text:span text:style-name="T34"><text:tab/><text:tab/></text:span><text:span text:style-name="T39">int tab[7];</text:span></text:p>
      <text:p text:style-name="P432">tab[2] = 8;</text:p>
      <text:p text:style-name="P46"/>
      <text:p text:style-name="P13">13 OPErateurs sur les pointeurs</text:p>
      <text:p text:style-name="P248"><text:span text:style-name="T34">&amp;</text:span><text:span text:style-name="T37"><text:tab/><text:tab/>adresse d'une variable</text:span></text:p>
      <text:p text:style-name="P248"><text:span text:style-name="T34">*</text:span><text:span text:style-name="T37"><text:tab/><text:tab/>contenu de l'objet pointé par un pointeur</text:span></text:p>
      <text:p text:style-name="P46"/>
      <text:p text:style-name="P13">14 operateurs sur les structures</text:p>
      <text:p text:style-name="P248"><text:span text:style-name="T76">.</text:span><text:span text:style-name="T37"><text:tab/><text:tab/>accès à un membre de structure par une variable</text:span></text:p>
      <text:p text:style-name="P248"><text:span text:style-name="T74">→</text:span><text:span text:style-name="T34"> </text:span><text:span text:style-name="T37"><text:tab/><text:tab/>accès à un membre de structure par un pointeur</text:span></text:p>
      <text:p text:style-name="P26"><text:soft-page-break/>15 operateur de conversion explicite (cast)</text:p>
      <text:p text:style-name="P46"><text:span text:style-name="T33"><text:tab/></text:span><text:span text:style-name="T64">(type)</text:span><text:span text:style-name="T33"><text:tab/>force le type d'un objet ou d'une expression</text:span></text:p>
      <text:p text:style-name="P44"><text:span text:style-name="T34"><text:tab/></text:span><text:span text:style-name="T54">exemple :</text:span><text:span text:style-name="T34"><text:tab/></text:span><text:span text:style-name="T39">double x = 7.678;</text:span></text:p>
      <text:p text:style-name="P77"><text:tab/><text:tab/><text:tab/>double y;</text:p>
      <text:p text:style-name="P444">y = <text:span text:style-name="T21">(int)</text:span> x + 22/7; /* y vaut 7 + 3 = 10 et x vaut toujours 7.678 */</text:p>
      <text:p text:style-name="P26"/>
      <text:p text:style-name="P6">16 sommaire des opérateurs</text:p>
      <text:p text:style-name="P6"/>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212"/>
            <text:p text:style-name="P211">Priorité</text:p>
            <text:p text:style-name="P211"/>
            <text:p text:style-name="P211"/>
          </table:table-cell>
          <table:table-cell table:style-name="Tableau10.A1" office:value-type="string">
            <text:p text:style-name="P212"/>
            <text:p text:style-name="P211"><text:s/>Opérateur</text:p>
            <text:p text:style-name="P211"/>
          </table:table-cell>
          <table:table-cell table:style-name="Tableau10.A1" office:value-type="string">
            <text:p text:style-name="P212"><text:s text:c="11"/></text:p>
            <text:p text:style-name="P211"><text:s text:c="9"/>Signification</text:p>
            <text:p text:style-name="P211"/>
          </table:table-cell>
          <table:table-cell table:style-name="Tableau10.D1" office:value-type="string">
            <text:p text:style-name="P212"><text:s text:c="15"/></text:p>
            <text:p text:style-name="P211"><text:s text:c="13"/>Exemple</text:p>
            <text:p text:style-name="P211"/>
          </table:table-cell>
        </table:table-row>
        <table:table-row table:style-name="Tableau10.1">
          <table:table-cell table:style-name="Tableau10.A2" office:value-type="string">
            <text:p text:style-name="P216"><text:s text:c="4"/>1</text:p>
            <text:p text:style-name="P215"/>
            <text:p text:style-name="P214"/>
          </table:table-cell>
          <table:table-cell table:style-name="Tableau10.A2" office:value-type="string">
            <text:p text:style-name="P216"><text:s text:c="4"/>→</text:p>
            <text:p text:style-name="P215"><text:s text:c="4"/>.</text:p>
            <text:p text:style-name="P215"><text:s text:c="4"/>[]</text:p>
            <text:p text:style-name="P215"><text:s text:c="4"/>()</text:p>
            <text:p text:style-name="P215"><text:s text:c="4"/>sizeof</text:p>
            <text:p text:style-name="P215"><text:s text:c="4"/>sizeof</text:p>
            <text:p text:style-name="P215"/>
          </table:table-cell>
          <table:table-cell table:style-name="Tableau10.A2" office:value-type="string">
            <text:p text:style-name="P216"><text:s text:c="2"/>sélection de membre</text:p>
            <text:p text:style-name="P215"><text:s text:c="2"/>sélection de membre</text:p>
            <text:p text:style-name="P215"><text:s text:c="2"/>indiçage</text:p>
            <text:p text:style-name="P215"><text:s text:c="2"/>appel de fonction</text:p>
            <text:p text:style-name="P215"><text:s text:c="2"/>taille d'un objet</text:p>
            <text:p text:style-name="P215"><text:s text:c="2"/>taille d'un <text:s/>type</text:p>
          </table:table-cell>
          <table:table-cell table:style-name="Tableau10.D2" office:value-type="string">
            <text:p text:style-name="P216"><text:s text:c="2"/>pointeur → membre</text:p>
            <text:p text:style-name="P215"><text:s text:c="2"/>objet . membre</text:p>
            <text:p text:style-name="P215"><text:s text:c="2"/>pointeur [expr]</text:p>
            <text:p text:style-name="P215"><text:s text:c="2"/>fonction(liste_expr)</text:p>
            <text:p text:style-name="P215"><text:s text:c="2"/>sizeof (expr)</text:p>
            <text:p text:style-name="P215"><text:s text:c="2"/>sizeof (type)</text:p>
          </table:table-cell>
        </table:table-row>
        <table:table-row table:style-name="Tableau10.1">
          <table:table-cell table:style-name="Tableau10.A2" office:value-type="string">
            <text:p text:style-name="P216"><text:s text:c="4"/>2</text:p>
            <text:p text:style-name="P215"/>
            <text:p text:style-name="P214"/>
          </table:table-cell>
          <table:table-cell table:style-name="Tableau10.A2" office:value-type="string">
            <text:p text:style-name="P216"><text:s text:c="4"/>++</text:p>
            <text:p text:style-name="P215"><text:s text:c="4"/>++</text:p>
            <text:p text:style-name="P215"><text:s text:c="4"/>--</text:p>
            <text:p text:style-name="P215"><text:s text:c="4"/>-- </text:p>
            <text:p text:style-name="P215"><text:s text:c="4"/>~</text:p>
            <text:p text:style-name="P215"><text:s text:c="4"/>!</text:p>
            <text:p text:style-name="P215"><text:s text:c="4"/>-</text:p>
            <text:p text:style-name="P215"><text:s text:c="4"/>+</text:p>
            <text:p text:style-name="P215"><text:s text:c="4"/>&amp;</text:p>
            <text:p text:style-name="P215"><text:s text:c="4"/>*</text:p>
            <text:p text:style-name="P215"><text:s text:c="4"/>()</text:p>
          </table:table-cell>
          <table:table-cell table:style-name="Tableau10.A2" office:value-type="string">
            <text:p text:style-name="P216"><text:s text:c="2"/>post-incrémentation </text:p>
            <text:p text:style-name="P215"><text:s text:c="2"/>pré-incrémentation</text:p>
            <text:p text:style-name="P215"><text:s text:c="2"/>post-décrémentation</text:p>
            <text:p text:style-name="P215"><text:s text:c="2"/>pré-décrémentation</text:p>
            <text:p text:style-name="P215"><text:s text:c="2"/>complément</text:p>
            <text:p text:style-name="P215"><text:s text:c="2"/>non</text:p>
            <text:p text:style-name="P215"><text:s text:c="2"/>moins unaire</text:p>
            <text:p text:style-name="P215"><text:s text:c="2"/>plus unaire</text:p>
            <text:p text:style-name="P215"><text:s text:c="2"/>adresse de</text:p>
            <text:p text:style-name="P215"><text:s text:c="2"/>déréférence </text:p>
            <text:p text:style-name="P215"><text:s text:c="2"/>cast (conversion de type)</text:p>
            <text:p text:style-name="P215"/>
          </table:table-cell>
          <table:table-cell table:style-name="Tableau10.D2" office:value-type="string">
            <text:p text:style-name="P216"><text:s text:c="2"/>lvalue ++</text:p>
            <text:p text:style-name="P215"><text:s text:c="2"/>++ lvalue</text:p>
            <text:p text:style-name="P215"><text:s text:c="2"/>lvalue --</text:p>
            <text:p text:style-name="P215"><text:s text:c="2"/>-- lvalue</text:p>
            <text:p text:style-name="P215"><text:s text:c="2"/>~ expr</text:p>
            <text:p text:style-name="P215"><text:s text:c="2"/>! expr </text:p>
            <text:p text:style-name="P215"><text:s text:c="2"/>- expr</text:p>
            <text:p text:style-name="P215"><text:s text:c="2"/>+ expr</text:p>
            <text:p text:style-name="P215"><text:s text:c="2"/>&amp; lvalue</text:p>
            <text:p text:style-name="P215"><text:s text:c="2"/>*expr</text:p>
            <text:p text:style-name="P215"><text:s text:c="2"/>(type) expr</text:p>
          </table:table-cell>
        </table:table-row>
        <text:soft-page-break/>
        <table:table-row table:style-name="Tableau10.1">
          <table:table-cell table:style-name="Tableau10.A2" office:value-type="string">
            <text:p text:style-name="P216"><text:s text:c="3"/>3</text:p>
            <text:p text:style-name="P215"/>
            <text:p text:style-name="P214"/>
          </table:table-cell>
          <table:table-cell table:style-name="Tableau10.A2" office:value-type="string">
            <text:p text:style-name="P216"><text:s text:c="4"/>*</text:p>
            <text:p text:style-name="P215"><text:s text:c="4"/>/</text:p>
            <text:p text:style-name="P215"><text:s text:c="4"/>%</text:p>
            <text:p text:style-name="P215"/>
          </table:table-cell>
          <table:table-cell table:style-name="Tableau10.A2" office:value-type="string">
            <text:p text:style-name="P216"><text:s text:c="2"/>multiplication</text:p>
            <text:p text:style-name="P215"><text:s text:c="2"/>division</text:p>
            <text:p text:style-name="P215"><text:s text:c="2"/>modulo (reste)</text:p>
            <text:p text:style-name="P215"/>
          </table:table-cell>
          <table:table-cell table:style-name="Tableau10.D2" office:value-type="string">
            <text:p text:style-name="P216"><text:s text:c="2"/>expr1 * expr2</text:p>
            <text:p text:style-name="P215"><text:s text:c="2"/>expr1 / expr2</text:p>
            <text:p text:style-name="P215"><text:s text:c="2"/>expr1 % expr2</text:p>
            <text:p text:style-name="P215"/>
          </table:table-cell>
        </table:table-row>
        <table:table-row table:style-name="Tableau10.1">
          <table:table-cell table:style-name="Tableau10.A2" office:value-type="string">
            <text:p text:style-name="P216"><text:s text:c="3"/>4</text:p>
            <text:p text:style-name="P215"/>
            <text:p text:style-name="P214"/>
          </table:table-cell>
          <table:table-cell table:style-name="Tableau10.A2" office:value-type="string">
            <text:p text:style-name="P216"><text:s text:c="4"/>+</text:p>
            <text:p text:style-name="P215"><text:s text:c="4"/>-</text:p>
            <text:p text:style-name="P215"/>
          </table:table-cell>
          <table:table-cell table:style-name="Tableau10.A2" office:value-type="string">
            <text:p text:style-name="P216"><text:s text:c="2"/>addition (plus)</text:p>
            <text:p text:style-name="P215"><text:s text:c="2"/>soustraction (moins)</text:p>
            <text:p text:style-name="P215"/>
          </table:table-cell>
          <table:table-cell table:style-name="Tableau10.D2" office:value-type="string">
            <text:p text:style-name="P216"><text:s text:c="2"/>expr1 + expr2</text:p>
            <text:p text:style-name="P215"><text:s text:c="2"/>expr1 - expr2</text:p>
            <text:p text:style-name="P215"/>
          </table:table-cell>
        </table:table-row>
        <table:table-row table:style-name="Tableau10.1">
          <table:table-cell table:style-name="Tableau10.A2" office:value-type="string">
            <text:p text:style-name="P216"><text:s text:c="3"/>5</text:p>
            <text:p text:style-name="P215"/>
            <text:p text:style-name="P214"/>
          </table:table-cell>
          <table:table-cell table:style-name="Tableau10.A2" office:value-type="string">
            <text:p text:style-name="P216"><text:s text:c="3"/>&lt;&lt;</text:p>
            <text:p text:style-name="P215"><text:s text:c="3"/>&gt;&gt;</text:p>
            <text:p text:style-name="P215"/>
          </table:table-cell>
          <table:table-cell table:style-name="Tableau10.A2" office:value-type="string">
            <text:p text:style-name="P216"><text:s text:c="2"/>décalage à gauche</text:p>
            <text:p text:style-name="P215"><text:s text:c="2"/>décalage à droite</text:p>
            <text:p text:style-name="P215"/>
          </table:table-cell>
          <table:table-cell table:style-name="Tableau10.D2" office:value-type="string">
            <text:p text:style-name="P216"><text:s text:c="2"/>expr1 &lt;&lt; expr2</text:p>
            <text:p text:style-name="P215"><text:s text:c="2"/>expr1 &gt;&gt;expr2</text:p>
            <text:p text:style-name="P215"/>
          </table:table-cell>
        </table:table-row>
        <table:table-row table:style-name="Tableau10.1">
          <table:table-cell table:style-name="Tableau10.A2" office:value-type="string">
            <text:p text:style-name="P216"><text:s text:c="3"/>6</text:p>
            <text:p text:style-name="P215"/>
            <text:p text:style-name="P214"/>
          </table:table-cell>
          <table:table-cell table:style-name="Tableau10.A2" office:value-type="string">
            <text:p text:style-name="P216"><text:s text:c="3"/>&lt;</text:p>
            <text:p text:style-name="P215"><text:s text:c="3"/>&lt;=</text:p>
            <text:p text:style-name="P215"><text:s text:c="3"/>&gt;</text:p>
            <text:p text:style-name="P215"><text:s text:c="3"/>&gt;=</text:p>
            <text:p text:style-name="P215"/>
          </table:table-cell>
          <table:table-cell table:style-name="Tableau10.A2" office:value-type="string">
            <text:p text:style-name="P216"><text:s text:c="2"/>inférieur à</text:p>
            <text:p text:style-name="P215"><text:s text:c="2"/>inférieur ou égal à</text:p>
            <text:p text:style-name="P215"><text:s text:c="2"/>supérieur </text:p>
            <text:p text:style-name="P215"><text:s text:c="2"/>supérieur ou égal à</text:p>
            <text:p text:style-name="P215"/>
          </table:table-cell>
          <table:table-cell table:style-name="Tableau10.D2" office:value-type="string">
            <text:p text:style-name="P216"><text:s text:c="2"/>expr1 &lt; expr2</text:p>
            <text:p text:style-name="P215"><text:s text:c="2"/>expr1 &lt;= expr2</text:p>
            <text:p text:style-name="P215"><text:s text:c="2"/>expr1 &gt; expr2</text:p>
            <text:p text:style-name="P215"><text:s text:c="2"/>expr1 &gt;= expr2</text:p>
            <text:p text:style-name="P215"/>
          </table:table-cell>
        </table:table-row>
        <table:table-row table:style-name="Tableau10.1">
          <table:table-cell table:style-name="Tableau10.A2" office:value-type="string">
            <text:p text:style-name="P216"><text:s text:c="3"/>7</text:p>
            <text:p text:style-name="P215"/>
            <text:p text:style-name="P214"/>
          </table:table-cell>
          <table:table-cell table:style-name="Tableau10.A2" office:value-type="string">
            <text:p text:style-name="P216"><text:s text:c="3"/>==</text:p>
            <text:p text:style-name="P215"><text:s text:c="3"/>! =</text:p>
            <text:p text:style-name="P215"/>
          </table:table-cell>
          <table:table-cell table:style-name="Tableau10.A2" office:value-type="string">
            <text:p text:style-name="P216"><text:s text:c="2"/>égal </text:p>
            <text:p text:style-name="P215"><text:s text:c="2"/>différent de</text:p>
            <text:p text:style-name="P215"/>
          </table:table-cell>
          <table:table-cell table:style-name="Tableau10.D2" office:value-type="string">
            <text:p text:style-name="P216"><text:s text:c="2"/>expr1 == expr2</text:p>
            <text:p text:style-name="P215"><text:s text:c="2"/>expr1 ! = expr2</text:p>
            <text:p text:style-name="P215"/>
          </table:table-cell>
        </table:table-row>
        <table:table-row table:style-name="Tableau10.1">
          <table:table-cell table:style-name="Tableau10.A2" office:value-type="string">
            <text:p text:style-name="P216"><text:s text:c="3"/>8</text:p>
            <text:p text:style-name="P215"/>
            <text:p text:style-name="P214"/>
          </table:table-cell>
          <table:table-cell table:style-name="Tableau10.A2" office:value-type="string">
            <text:p text:style-name="P216"><text:s text:c="3"/>&amp;</text:p>
            <text:p text:style-name="P215"/>
          </table:table-cell>
          <table:table-cell table:style-name="Tableau10.A2" office:value-type="string">
            <text:p text:style-name="P216"><text:s text:c="2"/>ET bit-à-bit</text:p>
            <text:p text:style-name="P215"/>
          </table:table-cell>
          <table:table-cell table:style-name="Tableau10.D2" office:value-type="string">
            <text:p text:style-name="P216"><text:s text:c="2"/>expr1 <text:s/>&amp; <text:s/>expr2</text:p>
            <text:p text:style-name="P215"/>
          </table:table-cell>
        </table:table-row>
        <table:table-row table:style-name="Tableau10.1">
          <table:table-cell table:style-name="Tableau10.A2" office:value-type="string">
            <text:p text:style-name="P216"><text:s text:c="3"/>9</text:p>
            <text:p text:style-name="P215"/>
            <text:p text:style-name="P214"/>
          </table:table-cell>
          <table:table-cell table:style-name="Tableau10.A2" office:value-type="string">
            <text:p text:style-name="P216"><text:s text:c="3"/>^</text:p>
            <text:p text:style-name="P215"/>
          </table:table-cell>
          <table:table-cell table:style-name="Tableau10.A2" office:value-type="string">
            <text:p text:style-name="P216"><text:s text:c="2"/>OU exclusif bit-à-bit</text:p>
            <text:p text:style-name="P215"/>
          </table:table-cell>
          <table:table-cell table:style-name="Tableau10.D2" office:value-type="string">
            <text:p text:style-name="P216"><text:s text:c="2"/>expr1 <text:s/>^ <text:s text:c="2"/>expr2</text:p>
            <text:p text:style-name="P215"/>
          </table:table-cell>
        </table:table-row>
        <table:table-row table:style-name="Tableau10.1">
          <table:table-cell table:style-name="Tableau10.A2" office:value-type="string">
            <text:p text:style-name="P216"><text:s text:c="2"/>10</text:p>
            <text:p text:style-name="P215"/>
            <text:p text:style-name="P214"/>
          </table:table-cell>
          <table:table-cell table:style-name="Tableau10.A2" office:value-type="string">
            <text:p text:style-name="P216"><text:s text:c="3"/>|</text:p>
            <text:p text:style-name="P215"/>
          </table:table-cell>
          <table:table-cell table:style-name="Tableau10.A2" office:value-type="string">
            <text:p text:style-name="P216"><text:s text:c="2"/>OU inclusif bit-à-bit</text:p>
            <text:p text:style-name="P215"/>
          </table:table-cell>
          <table:table-cell table:style-name="Tableau10.D2" office:value-type="string">
            <text:p text:style-name="P216"><text:s text:c="2"/>expr1 <text:s text:c="2"/>| <text:s/>expr2</text:p>
            <text:p text:style-name="P215"/>
          </table:table-cell>
        </table:table-row>
        <table:table-row table:style-name="Tableau10.1">
          <table:table-cell table:style-name="Tableau10.A2" office:value-type="string">
            <text:p text:style-name="P216"><text:s text:c="2"/>11</text:p>
            <text:p text:style-name="P215"/>
            <text:p text:style-name="P214"/>
          </table:table-cell>
          <table:table-cell table:style-name="Tableau10.A2" office:value-type="string">
            <text:p text:style-name="P216"><text:s text:c="3"/>&amp;&amp;</text:p>
            <text:p text:style-name="P215"/>
          </table:table-cell>
          <table:table-cell table:style-name="Tableau10.A2" office:value-type="string">
            <text:p text:style-name="P216"><text:s text:c="2"/>ET logique</text:p>
            <text:p text:style-name="P215"/>
          </table:table-cell>
          <table:table-cell table:style-name="Tableau10.D2" office:value-type="string">
            <text:p text:style-name="P216"><text:s text:c="2"/>expr1 &amp;&amp; expr2</text:p>
            <text:p text:style-name="P215"/>
          </table:table-cell>
        </table:table-row>
        <table:table-row table:style-name="Tableau10.1">
          <table:table-cell table:style-name="Tableau10.A2" office:value-type="string">
            <text:p text:style-name="P216"><text:s text:c="2"/>12</text:p>
            <text:p text:style-name="P215"/>
          </table:table-cell>
          <table:table-cell table:style-name="Tableau10.A2" office:value-type="string">
            <text:p text:style-name="P216"><text:s text:c="3"/>||</text:p>
          </table:table-cell>
          <table:table-cell table:style-name="Tableau10.A2" office:value-type="string">
            <text:p text:style-name="P216"><text:s text:c="2"/>OU logique inclusif</text:p>
            <text:p text:style-name="P215"/>
          </table:table-cell>
          <table:table-cell table:style-name="Tableau10.D2" office:value-type="string">
            <text:p text:style-name="P216"><text:s text:c="2"/>expr1 || expr2</text:p>
            <text:p text:style-name="P215"/>
          </table:table-cell>
        </table:table-row>
        <table:table-row table:style-name="Tableau10.1">
          <table:table-cell table:style-name="Tableau10.A2" office:value-type="string">
            <text:p text:style-name="P216"><text:s text:c="2"/>13</text:p>
            <text:p text:style-name="P215"/>
            <text:p text:style-name="P214"><text:soft-page-break/></text:p>
          </table:table-cell>
          <table:table-cell table:style-name="Tableau10.A2" office:value-type="string">
            <text:p text:style-name="P216"><text:s text:c="3"/>? :</text:p>
            <text:p text:style-name="P215"/>
          </table:table-cell>
          <table:table-cell table:style-name="Tableau10.A2" office:value-type="string">
            <text:p text:style-name="P216"><text:s/>Expression conditionnelle</text:p>
            <text:p text:style-name="P215"/>
          </table:table-cell>
          <table:table-cell table:style-name="Tableau10.D2" office:value-type="string">
            <text:p text:style-name="P216">expr1 ? expr2 : expr3</text:p>
            <text:p text:style-name="P215"/>
          </table:table-cell>
        </table:table-row>
        <table:table-row table:style-name="Tableau10.1">
          <table:table-cell table:style-name="Tableau10.A2" office:value-type="string">
            <text:p text:style-name="P216"><text:s text:c="2"/>14 </text:p>
            <text:p text:style-name="P215"/>
            <text:p text:style-name="P214"/>
          </table:table-cell>
          <table:table-cell table:style-name="Tableau10.A2" office:value-type="string">
            <text:p text:style-name="P216"><text:s text:c="3"/>=</text:p>
            <text:p text:style-name="P215"><text:s text:c="3"/>*=</text:p>
            <text:p text:style-name="P215"><text:s text:c="3"/>/=</text:p>
            <text:p text:style-name="P215"><text:s text:c="3"/>%=</text:p>
            <text:p text:style-name="P215"><text:s text:c="3"/>+=</text:p>
            <text:p text:style-name="P215"><text:s text:c="3"/>-=</text:p>
            <text:p text:style-name="P215"><text:s text:c="3"/>&lt;&lt;=</text:p>
            <text:p text:style-name="P215"><text:s text:c="3"/>&gt;&gt;=</text:p>
            <text:p text:style-name="P215"><text:s text:c="3"/>&amp; =</text:p>
            <text:p text:style-name="P215"><text:s text:c="3"/>|=</text:p>
            <text:p text:style-name="P215"><text:s text:c="3"/>^=</text:p>
            <text:p text:style-name="P215"/>
          </table:table-cell>
          <table:table-cell table:style-name="Tableau10.A2" office:value-type="string">
            <text:p text:style-name="P216"><text:s text:c="2"/>affectation simple </text:p>
            <text:p text:style-name="P215"><text:s text:c="2"/>multiplication et affectation</text:p>
            <text:p text:style-name="P215"><text:s text:c="2"/>division et affectation</text:p>
            <text:p text:style-name="P215"><text:s text:c="2"/>modulo et affectation</text:p>
            <text:p text:style-name="P215"><text:s text:c="2"/>addition et affectation</text:p>
            <text:p text:style-name="P215"><text:s text:c="2"/>soustraction et affectation</text:p>
            <text:p text:style-name="P215"><text:s/>décalage à gauche et affectation</text:p>
            <text:p text:style-name="P215"><text:s text:c="2"/>décalage à droite et affectation</text:p>
            <text:p text:style-name="P215"><text:s text:c="2"/>ET et affectation</text:p>
            <text:p text:style-name="P215"><text:s text:c="2"/>OU inclusif et affectation</text:p>
            <text:p text:style-name="P215"><text:s text:c="2"/>OU exclusif et affectation</text:p>
            <text:p text:style-name="P215"/>
          </table:table-cell>
          <table:table-cell table:style-name="Tableau10.D2" office:value-type="string">
            <text:p text:style-name="P216"><text:s text:c="2"/>lvalue = expr</text:p>
            <text:p text:style-name="P215"><text:s text:c="2"/>lvalue *= expr</text:p>
            <text:p text:style-name="P215"><text:s text:c="2"/>lvalue /= expr</text:p>
            <text:p text:style-name="P215"><text:s text:c="2"/>lvalue %= expr</text:p>
            <text:p text:style-name="P215"><text:s text:c="2"/>lvalue += expr</text:p>
            <text:p text:style-name="P215"><text:s text:c="2"/>lvalue -= expr</text:p>
            <text:p text:style-name="P215"><text:s text:c="2"/>lvalue &lt;&lt;= expr</text:p>
            <text:p text:style-name="P215"><text:s text:c="2"/>lvalue &gt;&gt;= expr</text:p>
            <text:p text:style-name="P215"><text:s text:c="2"/>lvalue &amp; = expr</text:p>
            <text:p text:style-name="P215"><text:s text:c="2"/>lvalue |=expr</text:p>
            <text:p text:style-name="P215"><text:s text:c="2"/>lvalue ^=expr</text:p>
            <text:p text:style-name="P215"/>
          </table:table-cell>
        </table:table-row>
        <table:table-row table:style-name="Tableau10.1">
          <table:table-cell table:style-name="Tableau10.A2" office:value-type="string">
            <text:p text:style-name="P216"><text:s text:c="2"/>15</text:p>
            <text:p text:style-name="P215"/>
          </table:table-cell>
          <table:table-cell table:style-name="Tableau10.A2" office:value-type="string">
            <text:p text:style-name="P216"><text:s text:c="3"/>,</text:p>
          </table:table-cell>
          <table:table-cell table:style-name="Tableau10.A2" office:value-type="string">
            <text:p text:style-name="P216"><text:s text:c="2"/>virgule (séquence)</text:p>
          </table:table-cell>
          <table:table-cell table:style-name="Tableau10.D2" office:value-type="string">
            <text:p text:style-name="P216"><text:s text:c="2"/>expr1, expr2</text:p>
          </table:table-cell>
        </table:table-row>
      </table:table>
      <text:p text:style-name="P121"/>
      <text:p text:style-name="P329">Tous les opérateurs sont associatifs à gauche sauf les unaires et les affectations qui sont associatifs à droite.</text:p>
      <text:p text:style-name="P73"/>
      <text:p text:style-name="P378">Chapitre 4 : POINTEURS</text:p>
      <text:p text:style-name="P46"/>
      <text:p text:style-name="P6">1 POINTEURS ET ADRESSES</text:p>
      <text:p text:style-name="P61"/>
      <text:p text:style-name="P62"><text:span text:style-name="T63">1.1</text:span><text:span text:style-name="T9"> DEfinition</text:span></text:p>
      <text:p text:style-name="P46"><text:tab/><text:span text:style-name="T102">UN POINTEUR EST UNE VARIABLE QUI CONTIENT L'ADRESSE D'UNE </text:span><text:span text:style-name="T169"><text:tab/></text:span><text:span text:style-name="T102">AUTRE VARIABLE.</text:span></text:p>
      <text:p text:style-name="P46"/>
      <text:list xml:id="list31221070" text:style-name="L18">
        <text:list-header>
          <text:p text:style-name="P704">On dit qu'un pointeur pointe sur une variable.</text:p>
          <text:p text:style-name="P704">Le langage C encourage l'utilisation judicieuse des pointeurs.</text:p>
          <text:p text:style-name="P704">Le libre usage des pointeurs nécessite une programmation soigneuse.</text:p>
          <text:p text:style-name="P704">Les pointeurs sont utilisés pour la génération compacte et efficiente de code par le compilateur.</text:p>
          <text:p text:style-name="P708"><text:span text:style-name="T37">Un pointeur se déclare de la même manière que toute autre variable :</text:span><text:span text:style-name="T37"> </text:span><text:span text:style-name="T42">int * p;</text:span></text:p>
          <text:p text:style-name="P678"/>
        </text:list-header>
      </text:list>
      <text:list xml:id="list31209808" text:style-name="L19">
        <text:list-header>
          <text:p text:style-name="P705">Le caractère ' <text:span text:style-name="T22">*</text:span> ' avant <text:s/>l'identificateur p <text:s/>indique que p est un pointeur.</text:p>
          <text:p text:style-name="P705"><text:span text:style-name="T21">int </text:span>spécifie le type de l'objet pointé par p;</text:p>
        </text:list-header>
      </text:list>
      <text:p text:style-name="P273">On dit que p et un pointeur d'entier.</text:p>
      <text:p text:style-name="P280">le type de p est int *</text:p>
      <text:p text:style-name="P273">Un pointeur étant une variable il souscrit à toutes les règles concernant la portée, la durée de vie, la classe d'allocation ...</text:p>
      <text:p text:style-name="P249"/>
      <text:p text:style-name="P46"/>
      <text:p text:style-name="P19"/>
      <text:p text:style-name="P352">1.2 <text:s/>LES opErateurs unaires &amp; et * </text:p>
      <text:p text:style-name="P44"><text:span text:style-name="T3"><text:tab/></text:span><text:span text:style-name="T15">&amp;</text:span><text:span text:style-name="T16"> </text:span><text:span text:style-name="T127"><text:tab/></text:span><text:span text:style-name="T126">pour l'adresse d'une variable</text:span></text:p>
      <text:p text:style-name="P44"><text:span text:style-name="T126"><text:tab/></text:span><text:span text:style-name="T135"> *</text:span><text:span text:style-name="T34"><text:tab/></text:span><text:span text:style-name="T37">pour le contenu de l'adresse pointée, on parle alors de la valeur déréférencée d'un <text:tab/><text:tab/>pointeur.</text:span></text:p>
      <text:p text:style-name="P73"/>
      <text:p text:style-name="P282">exemple :</text:p>
      <text:p text:style-name="P77"><text:tab/>int a, * p;<text:tab/>/* on définit une variable entière a et un pointeur p sur un entier */</text:p>
      <text:p text:style-name="P77"><text:tab/>p = &amp;a;<text:tab/>/* initialisation du pointeur :p contient alors l'adresse de a, </text:p>
      <text:p text:style-name="P444">il pointe sur a*/</text:p>
      <text:p text:style-name="P77"><text:tab/>*p = 4;<text:tab/>/* on donne la valeur 4 à la valeur déréférencée du pointeur p;</text:p>
      <text:p text:style-name="P77"><text:tab/><text:tab/><text:tab/>la variable a vaut <text:s/>donc 4 */</text:p>
      <text:p text:style-name="P46"/>
      <text:p text:style-name="P273">Ainsi, pour un pointeur p, il ne faut pas confondre les 3 notions essentielles :</text:p>
      <text:p text:style-name="P44"><text:span text:style-name="T37"><text:tab/><text:tab/></text:span><text:span text:style-name="T135">&amp;p</text:span><text:span text:style-name="T126"><text:tab/><text:tab/>adresse du pointeur p</text:span></text:p>
      <text:p text:style-name="P199"><text:span text:style-name="T37"><text:tab/><text:tab/></text:span><text:span text:style-name="T75">p</text:span><text:span text:style-name="T37"><text:tab/><text:tab/>valeur du pointeur, soit l'adresse d'une autre variable</text:span></text:p>
      <text:p text:style-name="P199"><text:span text:style-name="T37"><text:tab/><text:tab/></text:span><text:span text:style-name="T75">*p</text:span><text:span text:style-name="T34"><text:tab/></text:span><text:span text:style-name="T37"><text:tab/>contenu de l'adresse pointée par p</text:span></text:p>
      <text:p text:style-name="P67"><text:span text:style-name="T121"><text:tab/><text:tab/><text:tab/><text:tab/></text:span>valeur déréférencée du pointeur p.</text:p>
      <text:p text:style-name="P46"/>
      <text:p text:style-name="P248"><text:span text:style-name="T37">Il convient de noter que l'opérateur </text:span><text:span text:style-name="T34">&amp;</text:span><text:span text:style-name="T37"> ne s'applique que sur des objets correspondant à une location mémoire (notion de </text:span><text:span text:style-name="T34">lvalue</text:span><text:span text:style-name="T37">) :</text:span></text:p>
      <text:p text:style-name="P67"><text:tab/><text:tab/>- les variables de type :</text:p>
      <text:p text:style-name="P67"><text:tab/><text:tab/><text:tab/>- caractère, entier, flottant, double</text:p>
      <text:p text:style-name="P67"><text:tab/><text:tab/><text:tab/>- pointeur sur un objet de type quelconque</text:p>
      <text:p text:style-name="P67"><text:tab/><text:tab/><text:tab/>- tableau, structure, union</text:p>
      <text:p text:style-name="P67"><text:tab/><text:tab/>- les fonctions (le compilateur "voit" une fonction en tant que son adresse mémoire <text:tab/><text:tab/>dans le <text:span text:style-name="T21">segment text</text:span>)</text:p>
      <text:p text:style-name="P67"><text:tab/><text:tab/>- les éléments d'un tableau, les champs d'une structure</text:p>
      <text:p text:style-name="P46"/>
      <text:p text:style-name="P273"><text:soft-page-break/>Ainsi l'opérateur <text:span text:style-name="T21">&amp;</text:span> ne peut être appliqué aux expressions, aux constantes, aux variables de classe de stockage<text:span text:style-name="T21"> register</text:span>.</text:p>
      <text:p text:style-name="P46"/>
      <text:p text:style-name="P67"><text:tab/>Il convient de noter que pour une variable x de type quelconque on a :</text:p>
      <text:p text:style-name="P44"><text:span text:style-name="T37"><text:tab/><text:tab/><text:tab/></text:span><text:span text:style-name="T34">*&amp;x &lt; == &gt; * (&amp;x) &lt; == &gt; x</text:span></text:p>
      <text:p text:style-name="P46"/>
      <text:p text:style-name="P44"><text:span text:style-name="T37"><text:tab/></text:span><text:span text:style-name="T34">*</text:span><text:span text:style-name="T37"> et </text:span><text:span text:style-name="T34">&amp;</text:span><text:span text:style-name="T37"> sont deux opérateurs </text:span><text:span text:style-name="T34">unaires</text:span><text:span text:style-name="T37"> de </text:span><text:span text:style-name="T34">même priorité</text:span><text:span text:style-name="T37"> avec liaison de l'opérande de la <text:tab/></text:span><text:span text:style-name="T34">droite vers la gauche</text:span><text:span text:style-name="T37">.</text:span></text:p>
      <text:p text:style-name="P46"/>
      <text:p text:style-name="P44"><text:span text:style-name="T37"><text:tab/>Si un pointeur </text:span><text:span text:style-name="T34">p</text:span><text:span text:style-name="T37"> pointe sur une variable</text:span><text:span text:style-name="T34"> a <text:s/></text:span><text:span text:style-name="T37">alors</text:span><text:span text:style-name="T34">*p</text:span><text:span text:style-name="T37"> peut être utilisé partout où </text:span><text:span text:style-name="T34">a </text:span><text:span text:style-name="T37">pourrait <text:tab/>l'être.</text:span></text:p>
      <text:p text:style-name="P46"/>
      <text:p text:style-name="P73"><text:tab/><text:span text:style-name="T101">exemple :</text:span></text:p>
      <text:p text:style-name="P44"><text:span text:style-name="T37"><text:tab/></text:span><text:span text:style-name="T39">voici un bloc d'instructions coupé de son contexte :</text:span></text:p>
      <text:p text:style-name="P258"><text:tab/>{</text:p>
      <text:p text:style-name="P258"><text:tab/><text:tab/>int a, b, <text:s/>* p;</text:p>
      <text:p text:style-name="P258"><text:tab/><text:tab/>a = 10;<text:tab/><text:tab/>/* initialisation de a */</text:p>
      <text:p text:style-name="P258"><text:tab/><text:tab/>p = &amp;a; <text:tab/><text:tab/>/* initialisation de p */</text:p>
      <text:p text:style-name="P258"><text:tab/><text:tab/>b = *p + 2;<text:tab/><text:tab/>/* soit b = 10 + 2 */</text:p>
      <text:p text:style-name="P258"><text:tab/><text:tab/>*p = *p + 4;<text:tab/><text:tab/>/* soit a = a + 4 */</text:p>
      <text:p text:style-name="P258"><text:tab/><text:tab/>*p + = 11;<text:tab/><text:tab/>/* soit a + = 11 */</text:p>
      <text:p text:style-name="P258"><text:tab/><text:tab/>*p = 0;<text:tab/><text:tab/>/* soit a = 0 */</text:p>
      <text:p text:style-name="P258"><text:tab/>}</text:p>
      <text:p text:style-name="P252"/>
      <text:p text:style-name="P19"/>
      <text:p text:style-name="P352">1.3 LES OPERATEURS ++ ET --</text:p>
      <text:p text:style-name="P48"/>
      <text:p text:style-name="P8">1.3.1 IncrEmentation des valeurs <text:s/>DErEfErencEes</text:p>
      <text:p text:style-name="P46"/>
      <text:p text:style-name="P44"><text:span text:style-name="T34"><text:tab/></text:span><text:span text:style-name="T54">Rappel </text:span><text:span text:style-name="T55">: </text:span><text:span text:style-name="T37">les deux opérateurs unaires </text:span><text:span text:style-name="T34">*</text:span><text:span text:style-name="T37"> et </text:span><text:span text:style-name="T34">++</text:span><text:span text:style-name="T37"> ont même priorité, la liaison de l'opérande <text:tab/>étant de la droite vers la gauche.</text:span></text:p>
      <text:p text:style-name="P67"><text:tab/>Les équivalences suivantes ont lieu :</text:p>
      <text:p text:style-name="P51"/>
      <text:p text:style-name="P457"><text:span text:style-name="T34">++*p<text:tab/>&lt; == &gt;<text:tab/>++(*p)</text:span><text:span text:style-name="T37"><text:tab/><text:tab/>pré_incrémentation de la valeur déréférencée</text:span></text:p>
      <text:p text:style-name="P458">*++p<text:tab/>&lt; == &gt;<text:tab/>*(++p)<text:tab/></text:p>
      <text:p text:style-name="P457"><text:span text:style-name="T37"><text:tab/></text:span><text:span text:style-name="T34">&lt; == &gt; ++p;</text:span><text:span text:style-name="T37"><text:tab/><text:tab/>pré_incrémentation du pointeur <text:s/>(adresse "suivante")</text:span></text:p>
      <text:p text:style-name="P457"><text:span text:style-name="T37"><text:tab/><text:tab/></text:span><text:span text:style-name="T34">*p;</text:span><text:span text:style-name="T37"><text:tab/><text:tab/>valeur déréférencée</text:span></text:p>
      <text:p text:style-name="P458">*p++<text:tab/>&lt; == &gt;<text:tab/>* (p++)</text:p>
      <text:p text:style-name="P457"><text:span text:style-name="T37"><text:tab/></text:span><text:span text:style-name="T34">&lt; == &gt;<text:tab/>* p;</text:span><text:span text:style-name="T37"><text:tab/><text:tab/>valeur déréférencée</text:span></text:p>
      <text:p text:style-name="P457"><text:span text:style-name="T37"><text:tab/><text:tab/></text:span><text:span text:style-name="T34">p++;<text:tab/></text:span><text:span text:style-name="T37"><text:tab/>post_incrémentation du pointeur (adresse "suivante")</text:span></text:p>
      <text:p text:style-name="P46"/>
      <text:p text:style-name="P121"><text:tab/><text:span text:style-name="T121">Ainsi pour post_incrémenter la valeur déréférencée d'un pointeur faut-il <text:tab/>écrire :<text:tab/>(*p)++</text:span></text:p>
      <text:p text:style-name="P75"><text:tab/></text:p>
      <text:p text:style-name="P75"><text:tab/><text:span text:style-name="T101">exemple :</text:span></text:p>
      <text:p text:style-name="P44"><text:span text:style-name="T37"><text:tab/></text:span><text:span text:style-name="T39">{</text:span></text:p>
      <text:p text:style-name="P77"><text:tab/><text:tab/>int x, y, * p;</text:p>
      <text:p text:style-name="P77"><text:tab/><text:tab/>x = 2;</text:p>
      <text:p text:style-name="P77"><text:tab/><text:tab/>p = &amp;x;</text:p>
      <text:p text:style-name="P77"><text:tab/><text:tab/>++*p;<text:tab/><text:tab/>/* soit ++x donc x vaut 3 */</text:p>
      <text:p text:style-name="P77"><text:tab/><text:tab/>(*p)++;<text:tab/>/* soit x++ donc x vaudra 4 à la prochaine utilisation */</text:p>
      <text:p text:style-name="P77"><text:tab/><text:tab/>y = ++*p;<text:tab/>/* y vaut 5 */</text:p>
      <text:p text:style-name="P77"><text:tab/><text:tab/>y = (*p) ++;<text:tab/>/* y vaut 5 et x vaut 6 */</text:p>
      <text:p text:style-name="P77"><text:tab/><text:tab/>y = *p;<text:tab/>/* y vaut 6 */</text:p>
      <text:p text:style-name="P77"><text:tab/>}</text:p>
      <text:p text:style-name="P352">1.3.2 Decrementation des valeurs dereferencees</text:p>
      <text:p text:style-name="P67"><text:tab/>Les problèmes rencontrés sont les mêmes que ceux liés à l'incrémentation.</text:p>
      <text:p text:style-name="P67"/>
      <text:p text:style-name="P9">1.4 L'operateur d'affectation</text:p>
      <text:p text:style-name="P67"><text:tab/>Les pointeurs étant des variables, l'affectation entre deux pointeurs est possible : </text:p>
      <text:p text:style-name="P447">p1 = p2;</text:p>
      <text:p text:style-name="P67"/>
      <text:p text:style-name="P67"><text:tab/>Cette instruction copie la valeur de p2 dans p1. Autrement dit p1 pointe vers le même objet <text:tab/>que p2.</text:p>
      <text:p text:style-name="P44"><text:span text:style-name="T34"><text:tab/></text:span><text:span text:style-name="T54">Attention</text:span><text:span text:style-name="T55"> : </text:span><text:span text:style-name="T37">Il faut que les </text:span><text:span text:style-name="T34">pointeurs soient de même type</text:span><text:span text:style-name="T37">. Sinon un warning est indiqué à <text:tab/>la compilation quant à un problème potentiel d'alignement en mémoire. Il convient alors de <text:tab/>recourir à des conversions explicites de pointeurs.</text:span></text:p>
      <text:p text:style-name="P46"/>
      <text:p text:style-name="P44"><text:span text:style-name="T37"><text:tab/><text:tab/></text:span><text:span text:style-name="T39"><text:tab/>int * p;</text:span></text:p>
      <text:p text:style-name="P77"><text:tab/><text:tab/><text:tab/>char * q;</text:p>
      <text:p text:style-name="P77"><text:tab/><text:tab/><text:tab/>...</text:p>
      <text:p text:style-name="P77"><text:tab/><text:tab/><text:tab/>p = (int *) q;<text:tab/>/* conversion explicite (cast) */</text:p>
      <text:p text:style-name="P46"/>
      <text:p text:style-name="P6">2 POINTEURS ET ARGUMENTS DE FONCTIONS </text:p>
      <text:p text:style-name="P67"><text:tab/>Une utilisation fréquente des pointeurs est de les passer en arguments des appels de <text:tab/>fonction.</text:p>
      <text:p text:style-name="P73"/>
      <text:p text:style-name="P44"><text:span text:style-name="T34"><text:tab/></text:span><text:span text:style-name="T54">Rappel :</text:span></text:p>
      <text:p text:style-name="P44"><text:span text:style-name="T37"><text:tab/>En C le </text:span><text:span text:style-name="T34">passage des paramètres se fait par valeur</text:span><text:span text:style-name="T37"> (call by value). Ainsi si <text:s/>une fonction <text:tab/>modifie les arguments, cette modification n'est valable que dans le corps de la fonction. Au <text:tab/>retour de l'appel, les arguments ont conservé leurs valeurs. Les valeurs des arguments sont <text:tab/>copiées dans les paramètres formels sur la pile.</text:span></text:p>
      <text:p text:style-name="P374"><text:span text:style-name="T34"><text:tab/></text:span><text:span text:style-name="T54">Exemple :</text:span><text:span text:style-name="T34"> </text:span><text:span text:style-name="T51">Un exemple classique est celui de la fonction swap() :</text:span></text:p>
      <text:p text:style-name="P77"><text:tab/><text:span text:style-name="T21">extern void swap (int , int );</text:span></text:p>
      <text:p text:style-name="P77"><text:tab/>int main()</text:p>
      <text:p text:style-name="P77"><text:tab/>{</text:p>
      <text:p text:style-name="P77"><text:tab/><text:tab/>int a = 1, b = 2;</text:p>
      <text:p text:style-name="P44"><text:span text:style-name="T39"><text:tab/><text:tab/></text:span><text:span text:style-name="T41">swap(a, b);</text:span></text:p>
      <text:p text:style-name="P44"><text:span text:style-name="T39"><text:tab/><text:tab/></text:span><text:span text:style-name="T41">/* a et b valent toujours 1 et 2. */</text:span></text:p>
      <text:p text:style-name="P77"><text:tab/><text:tab/>printf ("a = %d b = %d \n", a, b);</text:p>
      <text:p text:style-name="P77"><text:tab/><text:tab/>return 0;<text:tab/></text:p>
      <text:p text:style-name="P77"><text:tab/>}</text:p>
      <text:p text:style-name="P44"><text:span text:style-name="T39"><text:tab/></text:span><text:span text:style-name="T41">void swap (int x, int y)</text:span></text:p>
      <text:p text:style-name="P77"><text:tab/>{</text:p>
      <text:p text:style-name="P77"><text:tab/><text:tab/>int tmp;</text:p>
      <text:p text:style-name="P77"><text:tab/><text:tab/>tmp = x;</text:p>
      <text:p text:style-name="P77"><text:tab/><text:tab/>x = y;</text:p>
      <text:p text:style-name="P77"><text:tab/><text:tab/>y = tmp;</text:p>
      <text:p text:style-name="P77"><text:tab/>}</text:p>
      <text:p text:style-name="P46"/>
      <text:p text:style-name="P44"><text:span text:style-name="T37"><text:tab/>Pour conserver les modifications au retour de l'appel, </text:span><text:span text:style-name="T34">les arguments</text:span><text:span text:style-name="T37"> </text:span><text:span text:style-name="T34">doivent être des <text:tab/>adresses</text:span><text:span text:style-name="T37">. </text:span><text:span text:style-name="T34">Les paramètres doivent être</text:span><text:span text:style-name="T37"> alors des variables pouvant contenir des adresses, <text:tab/>autrement dit </text:span><text:span text:style-name="T34">des pointeurs</text:span><text:span text:style-name="T37">.</text:span></text:p>
      <text:p text:style-name="P44"><text:span text:style-name="T41"><text:tab/></text:span><text:span text:style-name="T133">extern void swap (int * x, <text:s/>int * y);</text:span></text:p>
      <text:p text:style-name="P46"><text:tab/>int main()</text:p>
      <text:p text:style-name="P77"><text:tab/>{</text:p>
      <text:p text:style-name="P77"><text:tab/><text:tab/>int a = 1, b = 2;</text:p>
      <text:p text:style-name="P44"><text:span text:style-name="T39"><text:tab/><text:tab/></text:span><text:span text:style-name="T133">swap(&amp;a, &amp;b);</text:span></text:p>
      <text:p text:style-name="P44"><text:span text:style-name="T39"><text:tab/></text:span><text:span text:style-name="T39"><text:tab/></text:span><text:span text:style-name="T41">/* a et b valent maintenant 2 et 1. */</text:span></text:p>
      <text:p text:style-name="P77"><text:tab/><text:tab/>printf ("a = %d b = %d \n", a, b);</text:p>
      <text:p text:style-name="P77"><text:tab/><text:tab/>return 0;<text:tab/></text:p>
      <text:p text:style-name="P77"><text:tab/>}</text:p>
      <text:p text:style-name="P54"><text:soft-page-break/></text:p>
      <text:p text:style-name="P44"><text:span text:style-name="T39"><text:tab/></text:span><text:span text:style-name="T133">void swap (int * x, <text:s/>int *y)</text:span></text:p>
      <text:p text:style-name="P182"><text:tab/>{</text:p>
      <text:p text:style-name="P182"><text:tab/><text:tab/>int tmp;</text:p>
      <text:p text:style-name="P182"><text:tab/><text:tab/>tmp = *x;</text:p>
      <text:p text:style-name="P182"><text:tab/><text:tab/>*x = *y;</text:p>
      <text:p text:style-name="P182"><text:tab/><text:tab/>*y = tmp;</text:p>
      <text:p text:style-name="P182"><text:tab/>}<text:tab/></text:p>
      <text:p text:style-name="P46"/>
      <text:list xml:id="list31222051" text:style-name="L20">
        <text:list-item>
          <text:list>
            <text:list-header>
              <text:p text:style-name="P679">Ce mode de passage des paramètres s'appelle aussi l'<text:span text:style-name="T21">appel par valeur ou par copie </text:span><text:s/>(ce sont les valeurs des pointeurs qui sont copiées sur la pile).</text:p>
            </text:list-header>
          </text:list>
        </text:list-item>
      </text:list>
      <text:p text:style-name="P44"/>
      <text:p text:style-name="P87">3 POINTEURS ET TABLEAUX</text:p>
      <text:p text:style-name="P67"><text:tab/>En C une étroite relation existe entre les tableaux et les pointeurs.</text:p>
      <text:p text:style-name="P67"><text:tab/>Toute opération mettant en oeuvre un sous-tableau ou un élément d'un tableau peut être <text:tab/>réalisée à l'aide de pointeurs.</text:p>
      <text:p text:style-name="P67"><text:tab/>Le code généré à partir des pointeurs sera en général plus rapide.</text:p>
      <text:p text:style-name="P44"><text:span text:style-name="T37"><text:tab/>L'</text:span><text:span text:style-name="T34">opérateur primaire []</text:span><text:span text:style-name="T37"> permet l'accès à un élément d'un tableau.</text:span></text:p>
      <text:p text:style-name="P44"><text:span text:style-name="T37"><text:tab/></text:span><text:span text:style-name="T35">a [n-1]</text:span><text:span text:style-name="T37"> permet l'accès au n</text:span><text:span text:style-name="T118">ième</text:span><text:span text:style-name="T37"> élément d'un tableau a.</text:span></text:p>
      <text:p text:style-name="P46"/>
      <text:p text:style-name="P73"><text:tab/>Les indices des tableaux commencent à 0.</text:p>
      <text:p text:style-name="P46"/>
      <text:p text:style-name="P67"><text:tab/>Considérons les instructions suivantes :</text:p>
      <text:p text:style-name="P77"><text:tab/>int x;</text:p>
      <text:p text:style-name="P77"><text:tab/>int a [10];<text:tab/><text:tab/>/* définition d'un tableau de 10 entiers */</text:p>
      <text:p text:style-name="P77"><text:tab/>int * <text:s/>pa;<text:tab/><text:tab/>/* définition d'un pointeur d'entier */</text:p>
      <text:p text:style-name="P77"><text:tab/>a[0] = 4;<text:tab/><text:tab/>/* affecte la valeur 4 au 1er élément */</text:p>
      <text:p text:style-name="P77"><text:tab/>a[3] = 2;<text:tab/><text:tab/>/* affecte la valeur 2 au 4ème élément */</text:p>
      <text:p text:style-name="P77"><text:tab/>pa = &amp;a[0];<text:tab/><text:tab/>/* pa pointe sur le 1er élément du tableau.</text:p>
      <text:p text:style-name="P77"><text:soft-page-break/><text:tab/><text:tab/><text:tab/><text:tab/> <text:s text:c="3"/>pa contient l'adresse du 1er element */</text:p>
      <text:p text:style-name="P77"><text:tab/>x = *pa;<text:tab/><text:tab/>/* copie la valeur du 1er élément du tableau </text:p>
      <text:p text:style-name="P77"><text:tab/><text:tab/><text:tab/><text:tab/>dans la variable x. x vaut 4. */</text:p>
      <text:p text:style-name="P46"/>
      <text:p text:style-name="P44"><text:span text:style-name="T37"><text:tab/>L'opérateur primaire </text:span><text:span text:style-name="T34">[] à une priorité plus élevée</text:span><text:span text:style-name="T37"> que celle de l'opérateur unaire </text:span><text:span text:style-name="T34">&amp;.</text:span></text:p>
      <text:p text:style-name="P44"><text:span text:style-name="T37"><text:tab/>La liaison pour </text:span><text:span text:style-name="T34">[]</text:span><text:span text:style-name="T37"> se fait de la </text:span><text:span text:style-name="T34">gauche vers la droite</text:span><text:span text:style-name="T37">.</text:span></text:p>
      <text:p text:style-name="P44"><text:span text:style-name="T37"><text:tab/>Ainsi :<text:tab/> <text:tab/><text:tab/></text:span><text:span text:style-name="T34">&amp;a[0] &lt; == &gt; &amp;(a[0])</text:span></text:p>
      <text:p text:style-name="P46"/>
      <text:p text:style-name="P44"><text:span text:style-name="T34"><text:tab/>Si pa pointe sur le n</text:span><text:span text:style-name="T119">ième</text:span><text:span text:style-name="T34"> élément d'un tableau, la notation pa + i permet de pointer <text:tab/>sur le (n + i)</text:span><text:span text:style-name="T119">ième</text:span><text:span text:style-name="T34"> élément.</text:span></text:p>
      <text:p text:style-name="P46"/>
      <text:p text:style-name="P73"><text:tab/><text:span text:style-name="T101">Exemples :</text:span></text:p>
      <text:p text:style-name="P87"/>
      <table:table table:name="Tableau75" table:style-name="Tableau75">
        <table:table-column table:style-name="Tableau75.A"/>
        <table:table-column table:style-name="Tableau75.B"/>
        <table:table-row>
          <table:table-cell table:style-name="Tableau75.A1" office:value-type="string">
            <text:p text:style-name="P654">Si pa = &amp;a[0]<text:tab/></text:p>
            <text:p text:style-name="P654">alors</text:p>
            <text:p text:style-name="P655"><text:tab/>pa + 1<text:tab/>&lt; == &gt;<text:tab/> &amp;a[0] + 1</text:p>
            <text:p text:style-name="P656"><text:tab/><text:tab/> &lt; == &gt; &amp;a[0 + 1]</text:p>
            <text:p text:style-name="P656"><text:tab/><text:tab/> &lt; == &gt; &amp;a[1]</text:p>
          </table:table-cell>
          <table:table-cell table:style-name="Tableau75.B1" office:value-type="string">
            <text:p text:style-name="P479">Si pa = &amp;a[3]</text:p>
            <text:p text:style-name="P479">alors</text:p>
            <text:p text:style-name="P273">pa + 4<text:tab/> &lt; == &gt; &amp;a[3] + 4</text:p>
            <text:p text:style-name="P273"><text:tab/> &lt; == &gt; &amp;a[3 + 4]</text:p>
            <text:p text:style-name="P67"><text:tab/><text:tab/> &lt; == &gt; &amp;a[7]</text:p>
          </table:table-cell>
        </table:table-row>
      </table:table>
      <text:p text:style-name="P46"/>
      <text:p text:style-name="P67"><text:tab/>plus généralement :</text:p>
      <text:p text:style-name="P73"><text:tab/>Si<text:tab/><text:tab/>pa = &amp;a[n]<text:tab/>alors <text:tab/>pa + i<text:tab/>&lt; == &gt;<text:tab/>&amp;a[n] + i</text:p>
      <text:p text:style-name="P73"><text:tab/><text:tab/><text:tab/><text:tab/> <text:tab/><text:tab/><text:tab/>&lt; == &gt;<text:tab/>&amp;a[n + i]</text:p>
      <text:p text:style-name="P51"/>
      <text:p text:style-name="P73"><text:tab/>La notation * (pa + i) est la valeur déréférencée du pointeur pa + i . </text:p>
      <text:p text:style-name="P73"><text:tab/>Si<text:tab/><text:tab/>pa = &amp;a[n]<text:tab/>alors<text:tab/>*(pa + i) &lt;==&gt; a[n + i]</text:p>
      <text:p text:style-name="P46"/>
      <text:p text:style-name="P73"><text:tab/><text:line-break/><text:tab/></text:p>
      <text:p text:style-name="P366"><text:tab/><text:span text:style-name="T101">Exemples :</text:span></text:p>
      <text:p text:style-name="P67"><text:tab/>Si<text:tab/><text:tab/>pa = &amp;a[0]<text:tab/>alors :</text:p>
      <text:p text:style-name="P67"><text:tab/><text:tab/><text:tab/>*(pa + 1)<text:tab/><text:tab/>&lt; == &gt;<text:tab/><text:tab/>*(&amp;a[0] + 1)</text:p>
      <text:p text:style-name="P67"><text:tab/><text:tab/><text:tab/><text:tab/><text:tab/><text:tab/>&lt; == &gt;<text:tab/><text:tab/>* (&amp;a[0 + 1])</text:p>
      <text:p text:style-name="P67"><text:tab/><text:tab/><text:tab/><text:tab/><text:tab/> <text:tab/>&lt; == &gt;<text:tab/><text:tab/>* (&amp;a[1])</text:p>
      <text:p text:style-name="P67"><text:tab/><text:tab/><text:tab/><text:tab/><text:tab/><text:tab/> &lt; == &gt;<text:tab/>a [1]</text:p>
      <text:p text:style-name="P67"><text:tab/>Si<text:tab/><text:tab/>pa = &amp;a[3]<text:tab/>alors :</text:p>
      <text:p text:style-name="P67"><text:tab/><text:tab/><text:tab/>*(pa + 4)<text:tab/><text:tab/>&lt; == &gt;<text:tab/><text:tab/>*(&amp;a[3] + 4)</text:p>
      <text:p text:style-name="P67"><text:tab/><text:tab/><text:tab/><text:tab/><text:tab/><text:tab/> &lt; == &gt;<text:tab/>* (&amp;a[3 + 4])</text:p>
      <text:p text:style-name="P67"><text:tab/><text:tab/><text:tab/><text:tab/><text:tab/><text:tab/> &lt; == &gt;<text:tab/>* (&amp;a[7])</text:p>
      <text:p text:style-name="P67"><text:tab/><text:tab/><text:tab/><text:tab/><text:tab/><text:tab/> &lt; == &gt;<text:tab/>a [7]</text:p>
      <text:p text:style-name="P67"><text:tab/>plus généralement :</text:p>
      <text:p text:style-name="P73"><text:tab/>Si<text:tab/><text:tab/>pa = &amp;a[n]<text:tab/>alors :</text:p>
      <text:p text:style-name="P73"><text:tab/><text:tab/><text:tab/>*(pa + i)<text:tab/><text:tab/>&lt; == &gt; <text:tab/>*(&amp;a[n] + i)</text:p>
      <text:p text:style-name="P73"><text:tab/><text:tab/><text:tab/><text:tab/><text:tab/><text:tab/> &lt; == &gt; <text:tab/>* (&amp;a[n + i])</text:p>
      <text:p text:style-name="P73"><text:tab/><text:tab/><text:tab/><text:tab/> <text:s text:c="16"/><text:tab/> &lt; == &gt;<text:tab/>a [n + i]</text:p>
      <text:p text:style-name="P46"/>
      <text:p text:style-name="P44"><text:span text:style-name="T106"><text:tab/></text:span><text:span text:style-name="T132">Les parenthèses dans l'expression *(pa + i) sont nécessaires pour l'accès </text:span><text:span text:style-name="T134"><text:tab/></text:span><text:span text:style-name="T132">au (n + i)</text:span><text:span text:style-name="T150">ième </text:span><text:span text:style-name="T132">élément, si pa = &amp;a[n].</text:span></text:p>
      <text:p text:style-name="P44"><text:span text:style-name="T37">En effet l'</text:span><text:span text:style-name="T34">opérateur unaire * a une priorité plus élévée</text:span><text:span text:style-name="T37"> que celle de l'</text:span><text:span text:style-name="T34">opérateur binaire +</text:span><text:span text:style-name="T37">.</text:span></text:p>
      <text:p text:style-name="P46"/>
      <text:p text:style-name="P121"><text:tab/><text:span text:style-name="T149">Attention : </text:span></text:p>
      <text:p text:style-name="P121"><text:span text:style-name="T151"><text:tab/></text:span><text:span text:style-name="T149">L'expression *pa + i ramène la valeur déréférencée du pointeur pa </text:span><text:span text:style-name="T151"><text:tab/></text:span><text:span text:style-name="T149">augmentée de i.</text:span></text:p>
      <text:p text:style-name="P196"/>
      <text:p text:style-name="P67"/>
      <text:p text:style-name="P362">Reprenons et complétons les expressions vues précédemment :</text:p>
      <text:p text:style-name="P44"><text:span text:style-name="T37"><text:tab/></text:span><text:span text:style-name="T39">int x, y;</text:span></text:p>
      <text:p text:style-name="P77"><text:tab/>int a [10];<text:tab/><text:tab/><text:tab/>/* définition d'un tableau de 10 entiers */</text:p>
      <text:p text:style-name="P77"><text:tab/>int * pa;<text:tab/><text:tab/><text:tab/>/* définition d'un pointeur d'entier */</text:p>
      <text:p text:style-name="P77"><text:tab/>int * pb;<text:tab/><text:tab/><text:tab/>/* définition d'un pointeur d'entier */</text:p>
      <text:p text:style-name="P77"><text:tab/>a[0] = 4;<text:tab/><text:tab/><text:tab/>/* affecte la valeur 4 au 1er élément */</text:p>
      <text:p text:style-name="P77"><text:tab/></text:p>
      <text:p text:style-name="P77"><text:tab/>a[3] = 2;<text:tab/><text:tab/><text:tab/>/* affecte la valeur 2 au 4ème élément */</text:p>
      <text:p text:style-name="P77"><text:tab/>a[7] = 11;<text:tab/><text:tab/><text:tab/>/* affecte la valeur 11 au 8ème élément */</text:p>
      <text:p text:style-name="P77"><text:tab/>pa = &amp;a[0];<text:tab/><text:tab/><text:tab/>/* pa pointe sur le 1er élément du tableau.<text:tab/><text:tab/><text:tab/><text:tab/><text:tab/><text:tab/><text:tab/><text:tab/>pa contient l'adresse du 1er élément */</text:p>
      <text:p text:style-name="P438">x = *pa;<text:tab/><text:tab/><text:tab/>/* copie la valeur du 1er élément du tableau dans la </text:p>
      <text:p text:style-name="P446">variable x. x vaut 4. */</text:p>
      <text:p text:style-name="P77"><text:tab/>pb = pa + 3;<text:tab/><text:tab/><text:tab/>/* <text:tab/>pb = &amp;a[3];<text:tab/> */</text:p>
      <text:p text:style-name="P77"><text:tab/>x = *pb;<text:tab/><text:tab/><text:tab/>/* x vaut 2 */</text:p>
      <text:p text:style-name="P77"><text:tab/>y = *(pa + 3);<text:tab/><text:tab/><text:tab/>/* y vaut 2 */</text:p>
      <text:p text:style-name="P77"><text:tab/>x = *(pb + 4);<text:tab/><text:tab/><text:tab/>/* x vaut 11 */</text:p>
      <text:p text:style-name="P77"><text:tab/>x = *pb + 4;<text:tab/><text:tab/><text:tab/>/* x vaut 2 + 4 */</text:p>
      <text:p text:style-name="P46"/>
      <text:p text:style-name="P73"><text:tab/>En C le nom d'un tableau est synonyme de la location mémoire de son premier <text:tab/>élément : </text:p>
      <text:p text:style-name="P44"><text:span text:style-name="T37"><text:tab/><text:tab/><text:tab/>&amp;</text:span><text:span text:style-name="T34">a[0] <text:tab/><text:tab/>&lt; == &gt;<text:tab/><text:tab/> a</text:span></text:p>
      <text:p text:style-name="P44"><text:span text:style-name="T37"><text:tab/>d'où :<text:tab/><text:tab/></text:span><text:span text:style-name="T34">pa = &amp;a[0]<text:tab/>&lt; == &gt; <text:tab/>pa = a</text:span></text:p>
      <text:p text:style-name="P46"/>
      <text:p text:style-name="P67"><text:tab/>Plus généralement :</text:p>
      <text:p text:style-name="P443"><text:span text:style-name="T34">&amp;a[i] </text:span><text:span text:style-name="T37"><text:s/>&lt; == &gt; &amp;a[0 + i] &lt; == &gt;<text:tab/>&amp;a[0] + i <text:s/></text:span><text:span text:style-name="T34">&lt; == &gt; a + i</text:span></text:p>
      <text:p text:style-name="P44"><text:span text:style-name="T37"><text:tab/>d'où :<text:tab/><text:tab/><text:tab/></text:span><text:span text:style-name="T34">pa = &amp;a[i]<text:tab/> &lt; == &gt; <text:tab/>pa <text:s text:c="2"/>= a + i</text:span></text:p>
      <text:p text:style-name="P44"><text:span text:style-name="T37"><text:tab/>Par suite :<text:tab/><text:tab/></text:span><text:span text:style-name="T34"> *(a + i)<text:tab/> </text:span><text:span text:style-name="T37">&lt; == &gt; <text:tab/>*(&amp;a[i])</text:span></text:p>
      <text:p text:style-name="P447"><text:tab/>&lt; == &gt; <text:tab/>a[i]</text:p>
      <text:p text:style-name="P73"/>
      <text:p text:style-name="P363">4 POINTEURS GENERIQUES</text:p>
      <text:p text:style-name="P44"><text:span text:style-name="T58"><text:tab/></text:span><text:span text:style-name="T54">Information </text:span><text:span text:style-name="T55">: </text:span><text:span text:style-name="T37">Un pointeur de n'importe quel type peut être affecté à un pointeur générique <text:tab/>(universel) de type </text:span><text:span text:style-name="T35">void *</text:span><text:span text:style-name="T37"> sans utiliser de conversion:</text:span></text:p>
      <text:p text:style-name="P67"/>
      <table:table table:name="Tableau48" table:style-name="Tableau48">
        <table:table-column table:style-name="Tableau48.A"/>
        <table:table-column table:style-name="Tableau48.B"/>
        <table:table-column table:style-name="Tableau48.C"/>
        <table:table-row>
          <table:table-cell table:style-name="Tableau48.A1" table:number-rows-spanned="2" office:value-type="string">
            <text:p text:style-name="P137">int x = 3;</text:p>
            <text:p text:style-name="P137"><text:span text:style-name="T21">int *</text:span> pi; </text:p>
            <text:p text:style-name="P137"><text:span text:style-name="T21">void *</text:span> p;</text:p>
            <text:p text:style-name="P137">pi = &amp;x; <text:tab/></text:p>
            <text:p text:style-name="P523"><text:span text:style-name="T35">p = pi;<text:tab/> <text:s text:c="14"/></text:span><text:span text:style-name="T37">// particulier pi vers général p</text:span></text:p>
            <text:p text:style-name="P137"><text:span text:style-name="T21">pi = (int *) p; </text:span><text:s text:c="3"/>// général p vers particulier pi</text:p>
          </table:table-cell>
          <table:table-cell table:style-name="Tableau48.B1" table:number-columns-spanned="2" office:value-type="string">
            <text:p text:style-name="P583">avec un pointeur p de type void *</text:p>
            <text:p text:style-name="P582"/>
            <text:p text:style-name="P582"/>
          </table:table-cell>
          <table:covered-table-cell/>
        </table:table-row>
        <table:table-row>
          <table:covered-table-cell/>
          <table:table-cell table:style-name="Tableau48.B2" office:value-type="string">
            <text:p text:style-name="P585">INTERDIT</text:p>
            <text:p text:style-name="P585"><text:s/></text:p>
            <text:p text:style-name="P584">p++</text:p>
            <text:p text:style-name="P584"/>
            <text:p text:style-name="P584">*p</text:p>
          </table:table-cell>
          <table:table-cell table:style-name="Tableau48.C2" office:value-type="string">
            <text:p text:style-name="P585">AUTORISE</text:p>
            <text:p text:style-name="P585"/>
            <text:p text:style-name="P538">((int *) p)++</text:p>
            <text:p text:style-name="P584"/>
            <text:p text:style-name="P538">* (int *) p</text:p>
          </table:table-cell>
        </table:table-row>
      </table:table>
      <text:p text:style-name="P6"/>
      <text:p text:style-name="P218"><text:tab/>Les pointeurs génériques sont souvent utilisés dans des structures de données génériques et <text:tab/>en paramètres de fonction et comme type de retour d'une fonction.</text:p>
      <text:p text:style-name="P534">RESUME</text:p>
      <text:p text:style-name="P502"/>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579">Adresse du ième élément du tableau a</text:p>
          </table:table-cell>
          <table:table-cell table:style-name="Tableau53.A1" office:value-type="string">
            <text:p text:style-name="P494">&amp;a[i] </text:p>
          </table:table-cell>
          <table:table-cell table:style-name="Tableau53.A1" office:value-type="string">
            <text:p text:style-name="P494">a + i</text:p>
          </table:table-cell>
          <table:table-cell table:style-name="Tableau53.D1" office:value-type="string">
            <text:p text:style-name="P480"/>
          </table:table-cell>
        </table:table-row>
        <table:table-row>
          <table:table-cell table:style-name="Tableau53.A2" office:value-type="string">
            <text:p text:style-name="P579">Affectation du pointeur pa sur le ième élément du tableau a</text:p>
          </table:table-cell>
          <table:table-cell table:style-name="Tableau53.A2" office:value-type="string">
            <text:p text:style-name="P494">pa = &amp;a[i]</text:p>
          </table:table-cell>
          <table:table-cell table:style-name="Tableau53.A2" office:value-type="string">
            <text:p text:style-name="P494">pa <text:s text:c="2"/>= a + i</text:p>
          </table:table-cell>
          <table:table-cell table:style-name="Tableau53.D2" office:value-type="string">
            <text:p text:style-name="P480"/>
          </table:table-cell>
        </table:table-row>
        <table:table-row>
          <table:table-cell table:style-name="Tableau53.A2" office:value-type="string">
            <text:p text:style-name="P579">Accès au ième élément du tableau a</text:p>
          </table:table-cell>
          <table:table-cell table:style-name="Tableau53.A2" office:value-type="string">
            <text:p text:style-name="P494">a[i]</text:p>
          </table:table-cell>
          <table:table-cell table:style-name="Tableau53.A2" office:value-type="string">
            <text:p text:style-name="P494"><text:s/>*(a + i)</text:p>
          </table:table-cell>
          <table:table-cell table:style-name="Tableau53.D2" office:value-type="string">
            <text:p text:style-name="P494">*pa</text:p>
          </table:table-cell>
        </table:table-row>
      </table:table>
      <text:p text:style-name="P493"/>
      <table:table table:name="Tableau54" table:style-name="Tableau54">
        <table:table-column table:style-name="Tableau54.A"/>
        <table:table-column table:style-name="Tableau54.B"/>
        <table:table-column table:style-name="Tableau54.C"/>
        <table:table-row>
          <table:table-cell table:style-name="Tableau54.A1" office:value-type="string">
            <text:p text:style-name="P586">Niveaux</text:p>
          </table:table-cell>
          <table:table-cell table:style-name="Tableau54.A1" office:value-type="string">
            <text:p text:style-name="P578">Déclaration</text:p>
          </table:table-cell>
          <table:table-cell table:style-name="Tableau54.C1" office:value-type="string">
            <text:p text:style-name="P578">Dans ce contexte</text:p>
          </table:table-cell>
        </table:table-row>
        <table:table-row table:style-name="Tableau54.2">
          <table:table-cell table:style-name="Tableau54.A2" office:value-type="string">
            <text:p text:style-name="P579">Entier <text:span text:style-name="T114">0</text:span> </text:p>
          </table:table-cell>
          <table:table-cell table:style-name="Tableau54.A2" office:value-type="string">
            <text:p text:style-name="P579"><text:span text:style-name="T114">int</text:span> x</text:p>
          </table:table-cell>
          <table:table-cell table:style-name="Tableau54.C2" office:value-type="string">
            <text:p text:style-name="P579">x associé à <text:span text:style-name="T114">0</text:span> (pas d'indirection; pas de montée)</text:p>
          </table:table-cell>
        </table:table-row>
        <table:table-row>
          <table:table-cell table:style-name="Tableau54.A2" office:value-type="string">
            <text:p text:style-name="P579">Tableau (a pointeur constant) <text:span text:style-name="T114">+1</text:span></text:p>
          </table:table-cell>
          <table:table-cell table:style-name="Tableau54.A2" office:value-type="string">
            <text:p text:style-name="P579"><text:span text:style-name="T114">int</text:span> a<text:span text:style-name="T114">[</text:span>10<text:span text:style-name="T114">]</text:span></text:p>
          </table:table-cell>
          <table:table-cell table:style-name="Tableau54.C2" office:value-type="string">
            <text:p text:style-name="P579"><text:span text:style-name="T114">[] </text:span>associé à<text:span text:style-name="T114"> +1</text:span> (une indirection, une montée)</text:p>
          </table:table-cell>
        </table:table-row>
        <table:table-row>
          <table:table-cell table:style-name="Tableau54.A2" office:value-type="string">
            <text:p text:style-name="P579">Pointeur (pa pointeur variable) <text:span text:style-name="T114">+1</text:span></text:p>
          </table:table-cell>
          <table:table-cell table:style-name="Tableau54.A2" office:value-type="string">
            <text:p text:style-name="P579"><text:span text:style-name="T114">int *</text:span> pa</text:p>
          </table:table-cell>
          <table:table-cell table:style-name="Tableau54.C2" office:value-type="string">
            <text:p text:style-name="P579"><text:span text:style-name="T114">*</text:span> associé à <text:span text:style-name="T114">+1</text:span> (une indirection, une montée)</text:p>
          </table:table-cell>
        </table:table-row>
        <table:table-row>
          <table:table-cell table:style-name="Tableau54.A2" office:value-type="string">
            <text:p text:style-name="P579">Opérateur d'adressse &amp; <text:span text:style-name="T114">+1</text:span></text:p>
          </table:table-cell>
          <table:table-cell table:style-name="Tableau54.A2" office:value-type="string">
            <text:p text:style-name="P579">pa <text:s/>= <text:s text:c="2"/><text:span text:style-name="T114">&amp;</text:span> <text:s/>x</text:p>
            <text:p text:style-name="P579"><text:span text:style-name="T114">+1</text:span> = <text:s text:c="2"/><text:span text:style-name="T114">+1</text:span> <text:s/>0</text:p>
          </table:table-cell>
          <table:table-cell table:style-name="Tableau54.C2" office:value-type="string">
            <text:p text:style-name="P579"><text:span text:style-name="T114">&amp;</text:span> associé à <text:span text:style-name="T114">+1</text:span> (une indirection, une montée)</text:p>
          </table:table-cell>
        </table:table-row>
      </table:table>
      <text:p text:style-name="P493"/>
      <text:p text:style-name="P484"><text:tab/><text:tab/><text:tab/></text:p>
      <table:table table:name="Tableau55" table:style-name="Tableau55">
        <table:table-column table:style-name="Tableau55.A"/>
        <table:table-column table:style-name="Tableau55.B"/>
        <table:table-row>
          <table:table-cell table:style-name="Tableau55.A1" office:value-type="string">
            <text:p text:style-name="P591">Niveaux</text:p>
          </table:table-cell>
          <table:table-cell table:style-name="Tableau55.B1" office:value-type="string">
            <text:p text:style-name="P578">Dans ce contexte</text:p>
          </table:table-cell>
        </table:table-row>
        <table:table-row>
          <table:table-cell table:style-name="Tableau55.A2" office:value-type="string">
            <text:p text:style-name="P77">a <text:s text:c="4"/><text:span text:style-name="T214">[</text:span>0<text:span text:style-name="T214">]</text:span> = 4;</text:p>
            <text:p text:style-name="P77"><text:span text:style-name="T114">+1 <text:s/></text:span><text:span text:style-name="T214"><text:s/>-1 </text:span><text:tab/> <text:s text:c="2"/>= <text:s text:c="2"/><text:span text:style-name="T114">0</text:span></text:p>
          </table:table-cell>
          <table:table-cell table:style-name="Tableau55.B2" office:value-type="string">
            <text:p text:style-name="P579"><text:span text:style-name="T214">[]</text:span><text:span text:style-name="T114"> </text:span>associé à <text:span text:style-name="T214">-1</text:span><text:span text:style-name="T213"> </text:span>(une déférenciation, une descente)</text:p>
          </table:table-cell>
        </table:table-row>
        <table:table-row>
          <table:table-cell table:style-name="Tableau55.A2" office:value-type="string">
            <text:p text:style-name="P484">pa <text:s text:c="4"/>= <text:s text:c="2"/>&amp; <text:s/>a <text:s text:c="2"/><text:span text:style-name="T215">[</text:span>0<text:span text:style-name="T215">]</text:span>;</text:p>
            <text:p text:style-name="P484"><text:span text:style-name="T117">+1 <text:s text:c="4"/>= </text:span><text:span text:style-name="T215"><text:s/></text:span><text:span text:style-name="T117">+1</text:span><text:span text:style-name="T215"> <text:s/></text:span><text:span text:style-name="T117">+1</text:span><text:span text:style-name="T215"> <text:s/>-1 </text:span></text:p>
          </table:table-cell>
          <table:table-cell table:style-name="Tableau55.B2" office:value-type="string">
            <text:p text:style-name="P579">CA MARCHE!</text:p>
          </table:table-cell>
        </table:table-row>
        <table:table-row>
          <table:table-cell table:style-name="Tableau55.A2" office:value-type="string">
            <text:p text:style-name="P481">x <text:s text:c="4"/>= <text:s text:c="2"/><text:span text:style-name="T214">* </text:span><text:s text:c="2"/>pa;</text:p>
            <text:p text:style-name="P484"><text:span text:style-name="T117">0 <text:s text:c="4"/>= </text:span><text:span text:style-name="T215"><text:s text:c="2"/>-1 <text:s/></text:span><text:span text:style-name="T117">+1</text:span></text:p>
          </table:table-cell>
          <table:table-cell table:style-name="Tableau55.B2" office:value-type="string">
            <text:p text:style-name="P579"><text:span text:style-name="T114">* </text:span>associé à <text:span text:style-name="T214">-1</text:span><text:span text:style-name="T213"> </text:span>(une déférenciation, une descente)</text:p>
          </table:table-cell>
        </table:table-row>
        <table:table-row>
          <table:table-cell table:style-name="Tableau55.A2" office:value-type="string">
            <text:p text:style-name="P77">pb <text:s text:c="3"/>= pa <text:s text:c="3"/>+ 3;<text:tab/></text:p>
            <text:p text:style-name="P484"><text:span text:style-name="T117">+1 <text:s text:c="4"/>= </text:span><text:span text:style-name="T215"><text:s/></text:span><text:span text:style-name="T117">+1</text:span><text:span text:style-name="T215"> <text:s text:c="5"/></text:span><text:span text:style-name="T117">0 </text:span></text:p>
          </table:table-cell>
          <table:table-cell table:style-name="Tableau55.B2" office:value-type="string">
            <text:p text:style-name="P579">CA MARCHE!</text:p>
          </table:table-cell>
        </table:table-row>
        <table:table-row>
          <table:table-cell table:style-name="Tableau55.A2" office:value-type="string">
            <text:p text:style-name="P77">y <text:s text:c="4"/>= <text:s text:c="2"/><text:span text:style-name="T214">* </text:span><text:s text:c="2"/>(pa + 3);<text:tab/></text:p>
            <text:p text:style-name="P484"><text:span text:style-name="T117">0 <text:s text:c="4"/>= </text:span><text:span text:style-name="T215"><text:s text:c="2"/>-1 <text:s/></text:span><text:span text:style-name="T148">(</text:span><text:span text:style-name="T117">+1 + 0</text:span><text:span text:style-name="T148">)</text:span></text:p>
          </table:table-cell>
          <table:table-cell table:style-name="Tableau55.B2" office:value-type="string">
            <text:p text:style-name="P579">CA MARCHE!</text:p>
          </table:table-cell>
        </table:table-row>
        <table:table-row>
          <table:table-cell table:style-name="Tableau55.A2" office:value-type="string">
            <text:p text:style-name="P484"><text:span text:style-name="T203">x <text:s text:c="3"/>= <text:s text:c="4"/></text:span><text:span text:style-name="T215">*</text:span><text:span text:style-name="T203"> <text:s text:c="2"/>pb + 4;</text:span><text:tab/></text:p>
            <text:p text:style-name="P484"><text:span text:style-name="T117">0 <text:s text:c="4"/>= </text:span><text:span text:style-name="T215"><text:s text:c="2"/>-1 <text:s/></text:span><text:span text:style-name="T117">+1 + 0</text:span><text:tab/></text:p>
          </table:table-cell>
          <table:table-cell table:style-name="Tableau55.B2" office:value-type="string">
            <text:p text:style-name="P579">CA MARCHE!</text:p>
          </table:table-cell>
        </table:table-row>
      </table:table>
      <text:p text:style-name="P68"/>
      <text:p text:style-name="P605">chapitre 5 : types dérivés </text:p>
      <text:p text:style-name="P14"/>
      <text:p text:style-name="P6">1 Tableau à une dimension</text:p>
      <text:p text:style-name="P184">Un tableau est un ensemble dimensionné d'objets de même type.</text:p>
      <text:p text:style-name="P46"/>
      <text:p text:style-name="P19">1.1 Déclaration</text:p>
      <text:p text:style-name="P44"><text:span text:style-name="T34"><text:tab/></text:span><text:span text:style-name="T54">Exemples :</text:span><text:span text:style-name="T39"><text:tab/>int table [50];<text:tab/><text:tab/><text:tab/>tableau de 50 entiers</text:span></text:p>
      <text:p text:style-name="P441"><text:tab/>char buffer [20];<text:tab/><text:tab/>tableau de 20 caractères</text:p>
      <text:p text:style-name="P67"><text:tab/>Les indices de tableaux commencent à zéro.</text:p>
      <text:p text:style-name="P67"><text:tab/>Ainsi, l'indice d'un tableau de dimension N va de zéro à <text:s/>N-1.</text:p>
      <text:p text:style-name="P46"/>
      <text:p text:style-name="P73"><text:tab/><text:span text:style-name="T101">Attention : </text:span></text:p>
      <text:p text:style-name="P73"><text:tab/>Le compilateur ne fait aucune vérification du dépassement des bornes d'un tableau.</text:p>
      <text:p text:style-name="P44"><text:span text:style-name="T37"><text:tab/>L'</text:span><text:span text:style-name="T34">identificateur d'un tableau</text:span><text:span text:style-name="T37"> est en fait une </text:span><text:span text:style-name="T34">constante </text:span><text:span text:style-name="T37">égale à l'adresse du premier <text:tab/>élément du tableau. Cette particularité sera étudiée dans le chapitre sur les "pointeurs et <text:tab/>tableaux".</text:span></text:p>
      <text:p text:style-name="P46"/>
      <text:p text:style-name="P67"><text:tab/>Il est possible de déclarer des tableaux d'objets dérivés :</text:p>
      <text:list xml:id="list31203568" text:style-name="L21">
        <text:list-header>
          <text:p text:style-name="P694">tableau de pointeurs, tableau de structures</text:p>
          <text:p text:style-name="P696"><text:span text:style-name="T34">tableau de tableaux</text:span><text:span text:style-name="T37"> (multidimensionnel)</text:span></text:p>
        </text:list-header>
      </text:list>
      <text:p text:style-name="P399">L'omission de la dimension d'un tableau n'est possible que dans 3 cas :</text:p>
      <text:p text:style-name="P399"><text:tab/>si la déclaration comporte une initialisation</text:p>
      <text:p text:style-name="P399"><text:tab/>lors d'une déclaration de variable externe déjà déclarée dans un autre </text:p>
      <text:list xml:id="list31196130" text:style-name="L22">
        <text:list-header>
          <text:p text:style-name="P728">source (allouée ailleurs)</text:p>
          <text:p text:style-name="P728">lorsque l'on déclare un paramètre de fonction qui est l'adresse d'un tableau.</text:p>
        </text:list-header>
      </text:list>
      <text:p text:style-name="P46"/>
      <text:p text:style-name="P67"><text:tab/>La déclaration d'un tableau se traduit par une allocation mémoire de taille égale à la <text:tab/>dimension par la taille du type de chaque élément.</text:p>
      <text:p text:style-name="P46"/>
      <text:p text:style-name="P19"/>
      <text:p text:style-name="P356">1.2 Initialisation</text:p>
      <text:p text:style-name="P65"/>
      <text:p text:style-name="P18">1.2.1 Initialisation à la déclaration</text:p>
      <text:p text:style-name="P67"><text:tab/>Pour initialiser un tableau à sa déclaration, il doit être :</text:p>
      <text:p text:style-name="P273"><text:tab/>- soit une variable globale</text:p>
      <text:p text:style-name="P273"><text:tab/>- soit une variable locale avec une classe d'allocation automatique ou statique.</text:p>
      <text:p text:style-name="P46"/>
      <text:p text:style-name="P67"><text:tab/>Dans les deux cas, le tableau sera alloué à la compilation.</text:p>
      <text:p text:style-name="P67"><text:tab/>Les valeurs d'initialisation doivent obligatoirement être des constantes évaluées à la <text:tab/>compilation.</text:p>
      <text:p text:style-name="P87"/>
      <text:p text:style-name="P282">Exemples</text:p>
      <text:p text:style-name="P44"><text:span text:style-name="T34"><text:tab/>Variables globales<text:tab/></text:span><text:span text:style-name="T39">int tabi [5] = {1, 2, 3, 4 , 5};</text:span></text:p>
      <text:p text:style-name="P441"><text:tab/><text:tab/>char tabc [4] = {'a', 'b', 'c', 'd'};</text:p>
      <text:p text:style-name="P44"><text:span text:style-name="T37"><text:tab/></text:span><text:span text:style-name="T34">Variables locales</text:span><text:span text:style-name="T37"> (dans une fonction) :</text:span></text:p>
      <text:p text:style-name="P440"><text:span text:style-name="T50">automatique:</text:span><text:span text:style-name="T39"> float tf1[4] = {1.3, 1.2, 5.4, 3.14};</text:span></text:p>
      <text:p text:style-name="P440"><text:span text:style-name="T50">statique</text:span><text:span text:style-name="T39">: <text:tab/>static float tf2[4] = {1.3, 1.2, 5.4, 3.14};</text:span></text:p>
      <text:p text:style-name="P46"/>
      <text:p text:style-name="P67"><text:tab/>Il est possible de ne pas initialiser complètement un tableau à sa déclaration. </text:p>
      <text:p text:style-name="P67"><text:tab/>Dans le cas d'un tableau global ou statique, le compilateur remplit les éléments non <text:tab/>initialisés par des zéros pour les nombres ou par <text:span text:style-name="T207">De</text:span>s caractères nuls '\o' pour les caractères.</text:p>
      <text:p text:style-name="P282">Dans le cas d'un tableau local, les valeurs d'initialisation sont aléatoires.</text:p>
      <text:p text:style-name="P282">Exemples :</text:p>
      <text:p text:style-name="P77"><text:tab/><text:tab/>int table [6] = {1, 2, 3};<text:tab/></text:p>
      <text:p text:style-name="P44"><text:span text:style-name="T39"><text:tab/><text:tab/></text:span><text:span text:style-name="T37">donne :</text:span></text:p>
      <table:table table:name="Tableau63" table:style-name="Tableau63">
        <table:table-column table:style-name="Tableau63.A"/>
        <table:table-column table:style-name="Tableau63.B"/>
        <table:table-column table:style-name="Tableau63.C"/>
        <table:table-column table:style-name="Tableau63.D"/>
        <table:table-column table:style-name="Tableau63.E"/>
        <table:table-column table:style-name="Tableau63.F"/>
        <table:table-row>
          <table:table-cell table:style-name="Tableau63.A1" office:value-type="string">
            <text:p text:style-name="P576">1</text:p>
          </table:table-cell>
          <table:table-cell table:style-name="Tableau63.A1" office:value-type="string">
            <text:p text:style-name="P576">2</text:p>
          </table:table-cell>
          <table:table-cell table:style-name="Tableau63.A1" office:value-type="string">
            <text:p text:style-name="P576">3</text:p>
          </table:table-cell>
          <table:table-cell table:style-name="Tableau63.A1" office:value-type="string">
            <text:p text:style-name="P576">0</text:p>
          </table:table-cell>
          <table:table-cell table:style-name="Tableau63.A1" office:value-type="string">
            <text:p text:style-name="P576">0</text:p>
          </table:table-cell>
          <table:table-cell table:style-name="Tableau63.F1" office:value-type="string">
            <text:p text:style-name="P576">0</text:p>
          </table:table-cell>
        </table:table-row>
      </table:table>
      <text:p text:style-name="P77"/>
      <text:p text:style-name="P77"><text:tab/><text:tab/>char buf[6] = {'a', 'b'};<text:tab/></text:p>
      <text:p text:style-name="P44"><text:span text:style-name="T39"><text:tab/><text:tab/></text:span><text:span text:style-name="T37">donne :<text:tab/></text:span></text:p>
      <table:table table:name="Tableau64" table:style-name="Tableau64">
        <table:table-column table:style-name="Tableau64.A"/>
        <table:table-column table:style-name="Tableau64.B"/>
        <table:table-column table:style-name="Tableau64.C"/>
        <table:table-column table:style-name="Tableau64.D"/>
        <table:table-column table:style-name="Tableau64.E"/>
        <table:table-column table:style-name="Tableau64.F"/>
        <table:table-row>
          <table:table-cell table:style-name="Tableau64.A1" office:value-type="string">
            <text:p text:style-name="P576">a</text:p>
          </table:table-cell>
          <table:table-cell table:style-name="Tableau64.A1" office:value-type="string">
            <text:p text:style-name="P576">b</text:p>
          </table:table-cell>
          <table:table-cell table:style-name="Tableau64.A1" office:value-type="string">
            <text:p text:style-name="P70">\0</text:p>
          </table:table-cell>
          <table:table-cell table:style-name="Tableau64.A1" office:value-type="string">
            <text:p text:style-name="P70">\0</text:p>
          </table:table-cell>
          <table:table-cell table:style-name="Tableau64.A1" office:value-type="string">
            <text:p text:style-name="P70">\0</text:p>
          </table:table-cell>
          <table:table-cell table:style-name="Tableau64.F1" office:value-type="string">
            <text:p text:style-name="P70">\0</text:p>
          </table:table-cell>
        </table:table-row>
      </table:table>
      <text:p text:style-name="P360"><text:tab/>Il est également possible d'omettre la dimension du tableau. Le compilateur allouera la <text:tab/>place mémoire nécessaire pour stocker les éléments de la liste d'initialisation.</text:p>
      <text:p text:style-name="P51"/>
      <text:p text:style-name="P248"><text:span text:style-name="T54">Exemples </text:span><text:span text:style-name="T34">:<text:tab/></text:span></text:p>
      <text:p text:style-name="P44"><text:span text:style-name="T41"><text:tab/><text:tab/></text:span><text:span text:style-name="T39">int table [] = {1, 2, 3};<text:tab/><text:tab/></text:span><text:span text:style-name="T37"> </text:span></text:p>
      <text:p text:style-name="P67"><text:tab/><text:tab/>donne :</text:p>
      <table:table table:name="Tableau61" table:style-name="Tableau61">
        <table:table-column table:style-name="Tableau61.A"/>
        <table:table-column table:style-name="Tableau61.B"/>
        <table:table-column table:style-name="Tableau61.C"/>
        <table:table-row>
          <table:table-cell table:style-name="Tableau61.A1" office:value-type="string">
            <text:p text:style-name="P68">1<text:tab/></text:p>
          </table:table-cell>
          <table:table-cell table:style-name="Tableau61.A1" office:value-type="string">
            <text:p text:style-name="P68">2</text:p>
          </table:table-cell>
          <table:table-cell table:style-name="Tableau61.C1" office:value-type="string">
            <text:p text:style-name="P68">3</text:p>
          </table:table-cell>
        </table:table-row>
      </table:table>
      <text:p text:style-name="P67"/>
      <text:p text:style-name="P44"><text:span text:style-name="T37"><text:tab/> <text:tab/></text:span><text:span text:style-name="T39">char buf [] = {'a', 'b', 'c', 'd'};</text:span><text:span text:style-name="T37"> <text:tab/></text:span></text:p>
      <text:p text:style-name="P67"><text:tab/><text:tab/>donne :</text:p>
      <table:table table:name="Tableau62" table:style-name="Tableau62">
        <table:table-column table:style-name="Tableau62.A" table:number-columns-repeated="2"/>
        <table:table-column table:style-name="Tableau62.C"/>
        <table:table-column table:style-name="Tableau62.D"/>
        <table:table-row>
          <table:table-cell table:style-name="Tableau62.A1" office:value-type="string">
            <text:p text:style-name="P67">a<text:tab/></text:p>
          </table:table-cell>
          <table:table-cell table:style-name="Tableau62.A1" office:value-type="string">
            <text:p text:style-name="P67">b<text:tab/></text:p>
          </table:table-cell>
          <table:table-cell table:style-name="Tableau62.A1" office:value-type="string">
            <text:p text:style-name="P67">c<text:tab/></text:p>
          </table:table-cell>
          <table:table-cell table:style-name="Tableau62.D1" office:value-type="string">
            <text:p text:style-name="P67">d</text:p>
          </table:table-cell>
        </table:table-row>
      </table:table>
      <text:p text:style-name="P67"/>
      <text:p text:style-name="P67"><text:s/><text:tab/><text:tab/></text:p>
      <text:p text:style-name="P59">1.2.2 <text:span text:style-name="T1">Initialisation par une instruction</text:span></text:p>
      <text:p text:style-name="P248"><text:span text:style-name="T54">Exemples :</text:span><text:span text:style-name="T34"><text:tab/></text:span></text:p>
      <text:p text:style-name="P280"/>
      <table:table table:name="Tableau1" table:style-name="Tableau1">
        <table:table-column table:style-name="Tableau1.A"/>
        <table:table-column table:style-name="Tableau1.B"/>
        <table:table-row>
          <table:table-cell table:style-name="Tableau1.A1" office:value-type="string">
            <text:p text:style-name="P262">élément par élément </text:p>
            <text:p text:style-name="P258">char buf [3];</text:p>
            <text:p text:style-name="P532"><text:tab/>int table [10], i = 0;</text:p>
            <text:p text:style-name="P456"><text:tab/>buf [0] = 'a';<text:tab/><text:tab/><text:tab/></text:p>
            <text:p text:style-name="P456"><text:tab/>buf [1] = 'b';<text:tab/><text:tab/><text:tab/></text:p>
            <text:p text:style-name="P532"><text:tab/>buf [2] = 'c';<text:tab/><text:tab/></text:p>
          </table:table-cell>
          <table:table-cell table:style-name="Tableau1.B1" office:value-type="string">
            <text:p text:style-name="P340">par une boucle </text:p>
            <text:p text:style-name="P338">while (i &lt;10)</text:p>
            <text:p text:style-name="P338">{</text:p>
            <text:p text:style-name="P414">table [i] = 0;</text:p>
            <text:p text:style-name="P338"><text:tab/>i++;</text:p>
            <text:p text:style-name="P337"><text:span text:style-name="T39">}</text:span><text:span text:style-name="T37"><text:tab/></text:span></text:p>
          </table:table-cell>
        </table:table-row>
      </table:table>
      <text:p text:style-name="P73"/>
      <text:p text:style-name="P16"/>
      <text:p text:style-name="P352">2 Tableaux a plusieurs dimensions</text:p>
      <text:p text:style-name="P62"/>
      <text:p text:style-name="P8">2.1 Déclaration</text:p>
      <text:p text:style-name="P73"><text:tab/><text:span text:style-name="T101">Exemple :</text:span><text:tab/></text:p>
      <text:p text:style-name="P44"><text:span text:style-name="T41"><text:tab/><text:tab/></text:span><text:span text:style-name="T39">int matrice [2] [5];</text:span><text:span text:style-name="T37"><text:tab/><text:tab/>tableau de 2 lignes de 5 entiers </text:span></text:p>
      <text:p text:style-name="P388"><text:span text:style-name="T39">char buffer [5] [80];<text:tab/></text:span><text:span text:style-name="T37"><text:tab/>tableau de 5 lignes de 80 caractères</text:span></text:p>
      <text:p text:style-name="P26"/>
      <text:p text:style-name="P8">2.2 Initialisation</text:p>
      <text:p text:style-name="P65"/>
      <text:p text:style-name="P8">2.2.1 Initialisation à la déclaration</text:p>
      <text:p text:style-name="P44"><text:span text:style-name="T34"><text:tab/></text:span><text:span text:style-name="T54">Exemple :</text:span><text:span text:style-name="T34"><text:tab/></text:span><text:span text:style-name="T39">int t [4]] [2] = {1,2,3,4,5};</text:span><text:span text:style-name="T37"> <text:tab/><text:tab/></text:span></text:p>
      <text:p text:style-name="P67"><text:tab/><text:tab/><text:tab/>donne <text:tab/>:</text:p>
      <table:table table:name="Tableau57" table:style-name="Tableau57">
        <table:table-column table:style-name="Tableau57.A"/>
        <table:table-column table:style-name="Tableau57.B"/>
        <table:table-row>
          <table:table-cell table:style-name="Tableau57.A1" office:value-type="string">
            <text:p text:style-name="P68">1<text:tab/></text:p>
          </table:table-cell>
          <table:table-cell table:style-name="Tableau57.B1" office:value-type="string">
            <text:p text:style-name="P68">2</text:p>
          </table:table-cell>
        </table:table-row>
        <table:table-row>
          <table:table-cell table:style-name="Tableau57.A2" office:value-type="string">
            <text:p text:style-name="P68">3<text:tab/></text:p>
          </table:table-cell>
          <table:table-cell table:style-name="Tableau57.B2" office:value-type="string">
            <text:p text:style-name="P68">4</text:p>
          </table:table-cell>
        </table:table-row>
        <table:table-row>
          <table:table-cell table:style-name="Tableau57.A2" office:value-type="string">
            <text:p text:style-name="P68">5<text:tab/></text:p>
          </table:table-cell>
          <table:table-cell table:style-name="Tableau57.B2" office:value-type="string">
            <text:p text:style-name="P68">0</text:p>
          </table:table-cell>
        </table:table-row>
        <table:table-row>
          <table:table-cell table:style-name="Tableau57.A2" office:value-type="string">
            <text:p text:style-name="P68">0</text:p>
          </table:table-cell>
          <table:table-cell table:style-name="Tableau57.B2" office:value-type="string">
            <text:p text:style-name="P68">0</text:p>
          </table:table-cell>
        </table:table-row>
      </table:table>
      <text:p text:style-name="P46"/>
      <text:p text:style-name="P67"><text:tab/>L'utilisation des accolades imbriquées dans la liste d'initialisation permet de forcer la <text:tab/>disposition.</text:p>
      <text:p text:style-name="P73"/>
      <text:p text:style-name="P44"><text:span text:style-name="T34"><text:tab/></text:span><text:span text:style-name="T54">Exemple :</text:span><text:span text:style-name="T34"><text:tab/></text:span><text:span text:style-name="T39">int t [2] [4] = {{1,2}, {3,4,5}};<text:tab/></text:span></text:p>
      <text:p text:style-name="P44"><text:span text:style-name="T39"><text:tab/><text:tab/><text:tab/></text:span><text:span text:style-name="T37">donne : </text:span></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68">1<text:tab/></text:p>
          </table:table-cell>
          <table:table-cell table:style-name="Tableau58.A1" office:value-type="string">
            <text:p text:style-name="P68">2<text:tab/></text:p>
          </table:table-cell>
          <table:table-cell table:style-name="Tableau58.A1" office:value-type="string">
            <text:p text:style-name="P68">0</text:p>
          </table:table-cell>
          <table:table-cell table:style-name="Tableau58.D1" office:value-type="string">
            <text:p text:style-name="P68">0</text:p>
          </table:table-cell>
        </table:table-row>
        <table:table-row>
          <table:table-cell table:style-name="Tableau58.A2" office:value-type="string">
            <text:p text:style-name="P68">3<text:tab/></text:p>
          </table:table-cell>
          <table:table-cell table:style-name="Tableau58.A2" office:value-type="string">
            <text:p text:style-name="P68">4<text:tab/></text:p>
          </table:table-cell>
          <table:table-cell table:style-name="Tableau58.A2" office:value-type="string">
            <text:p text:style-name="P68">5<text:tab/></text:p>
          </table:table-cell>
          <table:table-cell table:style-name="Tableau58.D2" office:value-type="string">
            <text:p text:style-name="P68">0</text:p>
          </table:table-cell>
        </table:table-row>
      </table:table>
      <text:p text:style-name="P67"><text:tab/><text:tab/> <text:s text:c="2"/><text:tab/><text:tab/><text:tab/><text:tab/><text:tab/><text:tab/></text:p>
      <text:p text:style-name="P67"><text:tab/>Seule dimension la plus externe peut être omise.</text:p>
      <text:p text:style-name="P44"><text:span text:style-name="T34"><text:tab/></text:span><text:span text:style-name="T54">Exemple :</text:span><text:span text:style-name="T39"><text:tab/>int t [] [3] = {1,2,3,4,5,6};</text:span><text:span text:style-name="T37"><text:tab/><text:tab/></text:span></text:p>
      <text:p text:style-name="P67"><text:tab/><text:tab/><text:tab/>donne<text:tab/>: </text:p>
      <table:table table:name="Tableau59" table:style-name="Tableau59">
        <table:table-column table:style-name="Tableau59.A"/>
        <table:table-column table:style-name="Tableau59.B"/>
        <table:table-column table:style-name="Tableau59.C"/>
        <table:table-row>
          <table:table-cell table:style-name="Tableau59.A1" office:value-type="string">
            <text:p text:style-name="P68">1</text:p>
          </table:table-cell>
          <table:table-cell table:style-name="Tableau59.A1" office:value-type="string">
            <text:p text:style-name="P592">2</text:p>
          </table:table-cell>
          <table:table-cell table:style-name="Tableau59.C1" office:value-type="string">
            <text:p text:style-name="P592">3</text:p>
          </table:table-cell>
        </table:table-row>
        <table:table-row>
          <table:table-cell table:style-name="Tableau59.A2" office:value-type="string">
            <text:p text:style-name="P592">4</text:p>
          </table:table-cell>
          <table:table-cell table:style-name="Tableau59.A2" office:value-type="string">
            <text:p text:style-name="P592">5</text:p>
          </table:table-cell>
          <table:table-cell table:style-name="Tableau59.C2" office:value-type="string">
            <text:p text:style-name="P592">6</text:p>
          </table:table-cell>
        </table:table-row>
      </table:table>
      <text:p text:style-name="P67"/>
      <text:p text:style-name="P6"><text:soft-page-break/>3 Pointeurs et tableaux</text:p>
      <text:p text:style-name="P67"><text:tab/>Nous avons vu que l'identificateur d'un tableau est une constante égale à l'adresse du <text:tab/>premier élément.</text:p>
      <text:p text:style-name="P46"/>
      <text:p text:style-name="P44"><text:span text:style-name="T34"><text:tab/></text:span><text:span text:style-name="T54">Exemple :</text:span><text:span text:style-name="T34"><text:tab/></text:span><text:span text:style-name="T39">short tab[3] = {1,2,3};</text:span></text:p>
      <text:p text:style-name="P67"><text:tab/>Il est possible de déclarer un pointeur et de lui affecter cette constante :<text:tab/></text:p>
      <text:p text:style-name="P452"><text:span text:style-name="T37"><text:tab/><text:tab/><text:tab/></text:span><text:span text:style-name="T39">short * pt;<text:tab/><text:tab/><text:tab/><text:tab/><text:tab/><text:tab/></text:span></text:p>
      <text:p text:style-name="P44"><text:span text:style-name="T39"><text:tab/><text:tab/><text:tab/>pt = tab;<text:tab/><text:tab/></text:span><text:span text:style-name="T37"><text:tab/><text:tab/><text:tab/></text:span></text:p>
      <text:p text:style-name="P67"><text:tab/>Suite à cette instruction, tab et pt contiennent tous les deux l'adresse du premier élément <text:tab/>du tableau. La différence tient au fait que pt est modifiable alors que tab ne l'est pas </text:p>
      <text:p text:style-name="P67"><text:tab/>On peut alors se déplacer dans le tableau et accéder aux éléments en utilisant pt :</text:p>
      <text:p text:style-name="P452"><text:span text:style-name="T37"><text:tab/><text:tab/><text:tab/></text:span><text:span text:style-name="T39">pt++;</text:span><text:span text:style-name="T37"><text:tab/>fait pointer sur l'élément suivant <text:tab/><text:tab/></text:span></text:p>
      <text:p text:style-name="P67"><text:tab/><text:tab/><text:tab/><text:tab/>*pt vaut 2</text:p>
      <text:p text:style-name="P67"><text:tab/><text:tab/><text:tab/><text:tab/>*(pt + 1) vaut 3<text:tab/></text:p>
      <text:p text:style-name="P46"/>
      <text:p text:style-name="P67"><text:tab/>L'<text:span text:style-name="T21">opérateur d'indexation [] </text:span>est aussi utilisable sur un pointeur :</text:p>
      <text:p text:style-name="P44"><text:span text:style-name="T39"><text:tab/><text:tab/><text:tab/>pt [0]<text:tab/><text:tab/></text:span><text:span text:style-name="T37"> vaut 2</text:span></text:p>
      <text:p text:style-name="P44"><text:span text:style-name="T39"><text:tab/><text:tab/><text:tab/>pt [1]<text:tab/><text:tab/></text:span><text:span text:style-name="T37"> vaut 3</text:span></text:p>
      <text:p text:style-name="P46"/>
      <text:p text:style-name="P67"><text:tab/>De même, il est possible d'appliquer certains opérateurs à un nom de tableau :</text:p>
      <text:p text:style-name="P67"><text:tab/><text:tab/>==, !=, &lt;, &gt;, &lt;=,<text:tab/>&gt;=, -, +, *, []</text:p>
      <text:p text:style-name="P44"><text:span text:style-name="T34"><text:tab/></text:span><text:span text:style-name="T54">Exemple :</text:span><text:span text:style-name="T37"><text:tab/></text:span><text:span text:style-name="T34">*tab </text:span><text:span text:style-name="T37"><text:tab/><text:tab/>vaut tab [0]</text:span></text:p>
      <text:p text:style-name="P46"/>
      <text:p text:style-name="P67"><text:tab/><text:span text:style-name="T102">ATTENTION :</text:span></text:p>
      <text:p text:style-name="P273"><text:span text:style-name="T102">En revanche, les opérateurs suivants sont interdits, puisqu'un nom de tableau est une </text:span><text:span text:style-name="T102">constante : =,<text:tab/>+=,<text:tab/>-=,<text:tab/>++,<text:tab/>--,<text:tab/>&amp; (opérateur adresse)</text:span></text:p>
      <text:p text:style-name="P8"/>
      <text:p text:style-name="P351">4 Les chaînes de caractères</text:p>
      <text:p text:style-name="P67"><text:tab/>Il n'existe pas en C de type chaîne de caractères. Toutefois, la librairie standard offre un <text:tab/>certain nombre de fonctions de traitements des chaînes de caractères. Pour ces fonctions <text:tab/>une chaîne de caractères, c'est une suite d'octets dont le dernier contient <text:span text:style-name="T21">le caractère nul <text:tab/>'\0'.</text:span></text:p>
      <text:p text:style-name="P46"/>
      <text:p text:style-name="P8">4.1 Déclaration</text:p>
      <text:p text:style-name="P77"><text:tab/>char ch [] = "constante chaîne";</text:p>
      <text:p text:style-name="P77"><text:tab/>char * s = "constante chaîne";</text:p>
      <text:p text:style-name="P46"><text:tab/>char buffer [20];</text:p>
      <text:p text:style-name="P77"><text:tab/>buffer [0] = 'm';</text:p>
      <text:p text:style-name="P77"><text:tab/>...</text:p>
      <text:p text:style-name="P77"><text:tab/>buffer [15] = 'b';</text:p>
      <text:p text:style-name="P67"><text:tab/>Ici, les 3 identificateurs ch, s et buffer sont utilisables comme des chaînes de caractères.</text:p>
      <text:p text:style-name="P67"><text:tab/>Dans le 1er cas, ch est un nom de tableau de la taille de la constante chaîne.</text:p>
      <text:p text:style-name="P67"><text:tab/>Dans le 2ème cas, s pointe sur l'adresse de la constante chaîne, s est un pointeur <text:tab/>modifiable.</text:p>
      <text:p text:style-name="P67"><text:tab/>Dans le 3ème cas, buffer est un tableau de caractères dont les éléments sont affectés un par <text:tab/>un pour construire une chaîne de caractères à l'éxécution.</text:p>
      <text:p text:style-name="P67"/>
      <text:p text:style-name="P46"/>
      <text:p text:style-name="P8">4.2 fonctions sur les chaînes</text:p>
      <text:p text:style-name="P280">fonctions d'entrée-sortie sur les chaînes :</text:p>
      <text:p text:style-name="P248"><text:span text:style-name="T39"><text:tab/>printf<text:tab/></text:span><text:span text:style-name="T37"><text:tab/>possibilité d'afficher une chaine (%s)</text:span></text:p>
      <text:p text:style-name="P248"><text:span text:style-name="T39"><text:tab/>scanf<text:tab/></text:span><text:span text:style-name="T37"><text:tab/>possibilité de lire une chaine (%s)</text:span></text:p>
      <text:p text:style-name="P248"><text:span text:style-name="T39"><text:tab/>gets </text:span><text:span text:style-name="T37"><text:tab/><text:tab/>lecture d'une chaine</text:span></text:p>
      <text:p text:style-name="P248"><text:span text:style-name="T39"><text:tab/>puts </text:span><text:span text:style-name="T37"><text:tab/><text:tab/>écriture d'une chaine</text:span></text:p>
      <text:p text:style-name="P51"/>
      <text:p text:style-name="P73"/>
      <text:p text:style-name="P280"/>
      <text:p text:style-name="P345">fonctions de traitements :</text:p>
      <text:p text:style-name="P248"><text:span text:style-name="T39"><text:tab/>strlen<text:tab/></text:span><text:span text:style-name="T37"><text:tab/>longueur d'une chaine</text:span></text:p>
      <text:p text:style-name="P248"><text:span text:style-name="T39"><text:tab/>strcpy</text:span><text:span text:style-name="T37"><text:tab/><text:tab/>copie de chaine</text:span></text:p>
      <text:p text:style-name="P248"><text:span text:style-name="T39"><text:tab/>strcat<text:tab/></text:span><text:span text:style-name="T37"><text:tab/>concaténation de chaines</text:span></text:p>
      <text:p text:style-name="P248"><text:span text:style-name="T39"><text:tab/>strcmp</text:span><text:span text:style-name="T37"><text:tab/><text:tab/>comparaison de chaines</text:span></text:p>
      <text:p text:style-name="P46"/>
      <text:p text:style-name="P67"><text:tab/>Pour plus de précisions, se reporter au chapitre sur la librairie standard.</text:p>
      <text:p text:style-name="P51"/>
      <text:p text:style-name="P73"><text:tab/><text:span text:style-name="T101">Exemple :</text:span></text:p>
      <text:p text:style-name="P248"><text:span text:style-name="T37"><text:tab/></text:span><text:span text:style-name="T39">static char message [] = "bonjour";</text:span></text:p>
      <text:p text:style-name="P258"><text:tab/>int <text:s/>length = 0;</text:p>
      <text:p text:style-name="P258"><text:tab/>printf ("%s \n", message);</text:p>
      <text:p text:style-name="P258"><text:tab/>length = strlen (message);</text:p>
      <text:p text:style-name="P258"><text:tab/>printf ("longueur chaine : %d \n", length);</text:p>
      <text:p text:style-name="P54"/>
      <text:p text:style-name="P35">4.3 COPIE DE TABLEAUX DE CARACTERES</text:p>
      <text:p text:style-name="P125"/>
      <text:p text:style-name="P128"><text:span text:style-name="T167"><text:tab/></text:span>3 versions</text:p>
      <text:p text:style-name="P541">tableau</text:p>
      <text:p text:style-name="P541">pointeur + indice</text:p>
      <text:p text:style-name="P540">pointeur + increment</text:p>
      <text:p text:style-name="P137"/>
      <text:p text:style-name="P127"><text:span text:style-name="T167"><text:tab/></text:span>Clarifier le contrat</text:p>
      <text:p text:style-name="P540">Copier le contenu d’un tableau dans un autre</text:p>
      <text:p text:style-name="P541">Le tableau destination doit être assez grand</text:p>
      <text:p text:style-name="P541">Le tableau source doit avoir une marque de fin ('\0')</text:p>
      <text:p text:style-name="P138"><text:tab/><text:tab/>Le tableau source ne doit pas être modifié.</text:p>
      <text:p text:style-name="P541">La marque de fin sera ajoutée au tableau destination</text:p>
      <text:p text:style-name="P541">2 paramètres :</text:p>
      <text:p text:style-name="P607">dst = argument de sortie</text:p>
      <text:p text:style-name="P606">src = argument d’entrée</text:p>
      <text:p text:style-name="P346">Vision tableau</text:p>
      <text:p text:style-name="P302">On ne voit pas de pointeur …</text:p>
      <text:p text:style-name="P546"/>
      <text:p text:style-name="P546">void copy(char dst[], const char src[])</text:p>
      <text:p text:style-name="P546">{</text:p>
      <text:p text:style-name="P608">int i;</text:p>
      <text:p text:style-name="P608">for (i=0;src[i] != ‘\0’; i++)</text:p>
      <text:p text:style-name="P608">{</text:p>
      <text:p text:style-name="P616">dst[i] = src[i];</text:p>
      <text:p text:style-name="P608">}</text:p>
      <text:p text:style-name="P608">dst[i] = ‘\0’;</text:p>
      <text:p text:style-name="P545">}</text:p>
      <text:p text:style-name="P156"/>
      <text:p text:style-name="P307">Vision mixte …</text:p>
      <text:p text:style-name="P302">Utilisation indice 0, incrément des pointeurs …</text:p>
      <text:p text:style-name="P302">src et dst sont jetables</text:p>
      <text:p text:style-name="P546"/>
      <text:p text:style-name="P546">void copy(char dst[], const char src[])</text:p>
      <text:p text:style-name="P546">{</text:p>
      <text:p text:style-name="P608">for ( ;src[0] != ‘\0’; src++, dst++)</text:p>
      <text:p text:style-name="P608">{</text:p>
      <text:p text:style-name="P616">dst[0] = src[0];</text:p>
      <text:p text:style-name="P608">}</text:p>
      <text:p text:style-name="P608">dst[0] = ‘\0’;</text:p>
      <text:p text:style-name="P545">}</text:p>
      <text:p text:style-name="P133"/>
      <text:p text:style-name="P307">Vision pointeurs …</text:p>
      <text:p text:style-name="P302">Utilisation indirection, incrément des pointeurs …</text:p>
      <text:p text:style-name="P302">src et dst sont jetables</text:p>
      <text:p text:style-name="P546"/>
      <text:p text:style-name="P546">void copy(char * dst, const char * src)</text:p>
      <text:p text:style-name="P546">{</text:p>
      <text:p text:style-name="P608">for ( ;*src != ‘\0’; src++, dst++)</text:p>
      <text:p text:style-name="P608">{</text:p>
      <text:p text:style-name="P616">*dst = *src;</text:p>
      <text:p text:style-name="P608">}</text:p>
      <text:p text:style-name="P608">*dst = ‘\0’;</text:p>
      <text:p text:style-name="P545">}</text:p>
      <text:p text:style-name="P133"/>
      <text:p text:style-name="P307"/>
      <text:p text:style-name="P346">Ecritures compactes</text:p>
      <text:p text:style-name="P151"><text:tab/></text:p>
      <text:p text:style-name="Standard"><text:span text:style-name="T124"><text:tab/><text:tab/><text:tab/></text:span><text:span text:style-name="T123">void copy(char * dst, const char * src)</text:span></text:p>
      <text:p text:style-name="P546">{</text:p>
      <text:p text:style-name="P608">while (*src != ‘\0’)</text:p>
      <text:p text:style-name="P608">{</text:p>
      <text:p text:style-name="P616">*dst++ = *src++;</text:p>
      <text:p text:style-name="P608">}</text:p>
      <text:p text:style-name="P608">*dst = ‘\0’;</text:p>
      <text:p text:style-name="P545">}</text:p>
      <text:p text:style-name="P544"/>
      <text:p text:style-name="P544"/>
      <text:p text:style-name="P545">void copy(char * dst, const char * src)</text:p>
      <text:p text:style-name="P550">{</text:p>
      <text:p text:style-name="P609">while ((*dst++ = *src++) != ‘\0’)</text:p>
      <text:p text:style-name="P609">{</text:p>
      <text:p text:style-name="P617">;</text:p>
      <text:p text:style-name="P609">}</text:p>
      <text:p text:style-name="P549">}</text:p>
      <text:p text:style-name="P545"/>
      <text:p text:style-name="P547">/* THE MUST! */</text:p>
      <text:p text:style-name="P545">void copy(char * dst, const char * src)</text:p>
      <text:p text:style-name="P550">{</text:p>
      <text:p text:style-name="P609">while (*dst++ = *src++)</text:p>
      <text:p text:style-name="P609">{</text:p>
      <text:p text:style-name="P617">;</text:p>
      <text:p text:style-name="P609">}</text:p>
      <text:p text:style-name="P551">}</text:p>
      <text:p text:style-name="P552"/>
      <text:p text:style-name="P545">void copy(char * dst, const char * src)</text:p>
      <text:p text:style-name="P550">{</text:p>
      <text:p text:style-name="P609">while (*dst++ = *src++);</text:p>
      <text:p text:style-name="P551">}</text:p>
      <text:p text:style-name="P551"/>
      <text:p text:style-name="P554">/* K&amp;R 78 */</text:p>
      <text:p text:style-name="P548">void copy(char * dst, const char * src)</text:p>
      <text:p text:style-name="P553">{</text:p>
      <text:p text:style-name="P610">while (*dst++ = *src++);</text:p>
      <text:p text:style-name="P554">}</text:p>
      <text:p text:style-name="P8"/>
      <text:p text:style-name="P352">5 Les structures</text:p>
      <text:p text:style-name="P62"/>
      <text:p text:style-name="P8">5.1 Définition</text:p>
      <text:p text:style-name="P67"><text:tab/>Une structure C est un objet défini par l'utilisateur, et qui réunit sous forme d'un type <text:tab/>unique une collection d'objets de types différents.</text:p>
      <text:p text:style-name="P46"/>
      <text:p text:style-name="P8">5.2 Déclaration</text:p>
      <text:p text:style-name="P44"><text:span text:style-name="T34"><text:tab/></text:span><text:span text:style-name="T54">Exemple :</text:span><text:span text:style-name="T39"><text:tab/>struct date </text:span></text:p>
      <text:p text:style-name="P77"><text:tab/><text:tab/><text:tab/>{</text:p>
      <text:p text:style-name="P77"><text:tab/><text:tab/><text:tab/><text:tab/>int jour, mois, année;</text:p>
      <text:p text:style-name="P441"><text:tab/>};</text:p>
      <text:p text:style-name="P44"><text:span text:style-name="T37"><text:tab/>Cette déclaration fait de </text:span><text:span text:style-name="T34">struct date</text:span><text:span text:style-name="T37"> un type C, souscrivant au règles classiques de <text:tab/>visibilité.</text:span></text:p>
      <text:p text:style-name="P67"><text:tab/></text:p>
      <text:p text:style-name="P67"><text:tab/>Les identificateurs utilisés dans la définition des membres de la structure serviront à <text:tab/>manipuler ces membres dans les instructions du programme.</text:p>
      <text:p text:style-name="P67"><text:tab/></text:p>
      <text:p text:style-name="P67"><text:tab/>Il n'y a pas de conflit entre un identificateur interne à une structure et un objet externe :</text:p>
      <text:p text:style-name="P44"><text:span text:style-name="T37"><text:tab/><text:tab/></text:span><text:span text:style-name="T39">long l;</text:span></text:p>
      <text:p text:style-name="P77"><text:tab/><text:tab/>struct <text:s/>machin</text:p>
      <text:p text:style-name="P77"><text:tab/><text:tab/>{</text:p>
      <text:p text:style-name="P77"><text:tab/><text:tab/><text:tab/>int * l;</text:p>
      <text:p text:style-name="P77"><text:tab/><text:tab/><text:tab/>...</text:p>
      <text:p text:style-name="P77"><text:tab/><text:tab/>};</text:p>
      <text:p text:style-name="P67"><text:s text:c="2"/><text:tab/>Un nom de membre ne peut être utilisé 2 fois dans une structure.</text:p>
      <text:p text:style-name="P282"/>
      <text:p text:style-name="P282"/>
      <text:p text:style-name="P343">Déclaration de variables :</text:p>
      <text:p text:style-name="P73"><text:tab/><text:span text:style-name="T101">Exemple :</text:span><text:tab/></text:p>
      <text:p text:style-name="P44"><text:span text:style-name="T41"><text:tab/></text:span><text:span text:style-name="T39">struct date d, dt [7], * p, ** pp;</text:span></text:p>
      <text:p text:style-name="P437"><text:span text:style-name="T37">d<text:tab/><text:tab/>variable de type </text:span><text:span text:style-name="T34">struct date</text:span></text:p>
      <text:p text:style-name="P44"><text:span text:style-name="T37"><text:s text:c="12"/>dt <text:tab/><text:tab/>tableau de type </text:span><text:span text:style-name="T34">struct date [7]</text:span><text:span text:style-name="T37"> de 7 structures de type struct date</text:span></text:p>
      <text:p text:style-name="P437"><text:span text:style-name="T37">p<text:tab/><text:tab/>pointeur de type </text:span><text:span text:style-name="T34">struct date *</text:span><text:span text:style-name="T37"> sur un objet de type <text:tab/>struct date</text:span></text:p>
      <text:p text:style-name="P437"><text:span text:style-name="T37">pp<text:tab/><text:tab/>pointeur de type </text:span><text:span text:style-name="T34">struct date ** <text:s/></text:span><text:span text:style-name="T37">sur un pointeur de <text:tab/>type struct date *<text:tab/><text:tab/><text:tab/></text:span></text:p>
      <text:p text:style-name="P439"/>
      <text:p text:style-name="P8">5.3 Allocation mémoire</text:p>
      <text:p text:style-name="P44"><text:span text:style-name="T52"><text:tab/>La déclaration du type </text:span><text:span text:style-name="T44">struct machin </text:span><text:span text:style-name="T52">ne réserve aucune place mémoire.</text:span></text:p>
      <text:p text:style-name="P77"><text:tab/><text:tab/>struct machin {</text:p>
      <text:p text:style-name="P77"><text:tab/><text:tab/><text:tab/>char b [3];<text:tab/><text:tab/>/* 3 octets */</text:p>
      <text:p text:style-name="P77"><text:tab/><text:tab/><text:tab/>int x;<text:tab/><text:tab/><text:tab/>/* 2 octets */</text:p>
      <text:p text:style-name="P77"><text:tab/><text:tab/><text:tab/>char c;<text:tab/><text:tab/><text:tab/>/* 1 octet */</text:p>
      <text:p text:style-name="P77"><text:tab/><text:tab/><text:tab/>long l;<text:tab/><text:tab/><text:tab/>/* 4 octets */</text:p>
      <text:p text:style-name="P77"><text:tab/><text:tab/>};</text:p>
      <text:p text:style-name="P44"><text:span text:style-name="T52"><text:tab/>En revanche, la déclaration de la variable m de type </text:span><text:span text:style-name="T44">struct machin </text:span><text:span text:style-name="T52">réserve de la place <text:tab/>mémoire.</text:span></text:p>
      <text:p text:style-name="P77"><text:tab/><text:tab/>struct machin m;</text:p>
      <text:p text:style-name="P46"/>
      <text:p text:style-name="P67"><text:tab/>Dans un objet de type structure , le compilateur alloue une zone mémoire dans laquelle <text:tab/>chaque membre est stocké dans son ordre d'apparition, et sur une longueur déterminée par <text:tab/>son type. Cependant , sauf option de compilation spécifique (structure "packée"), chaque <text:tab/>membre est aligné <text:s/>sur une frontière de mot (sauf les caractères) . Une structure peut donc <text:tab/>occuper plus de place qu'il n'y paraît.</text:p>
      <text:p text:style-name="P67"/>
      <text:p text:style-name="P360"/>
      <table:table table:name="Tableau2" table:style-name="Tableau2">
        <table:table-column table:style-name="Tableau2.A"/>
        <table:table-column table:style-name="Tableau2.B"/>
        <table:table-row>
          <table:table-cell table:style-name="Tableau2.A1" office:value-type="string">
            <text:p text:style-name="P224">#include &lt;stdio.h&gt;</text:p>
            <text:p text:style-name="P224"/>
            <text:p text:style-name="P224">struct machin {</text:p>
            <text:p text:style-name="P224"><text:tab/>char b [3];<text:tab/>/* 3 octets */</text:p>
            <text:p text:style-name="P224"><text:tab/>int x;<text:tab/><text:tab/>/* 4 octets */<text:tab/><text:tab/>char c;<text:tab/><text:tab/>/* 1 octet */</text:p>
            <text:p text:style-name="P224"><text:tab/>long l;<text:tab/><text:tab/>/* 4 octets */</text:p>
            <text:p text:style-name="P224">};</text:p>
          </table:table-cell>
          <table:table-cell table:style-name="Tableau2.B1" office:value-type="string">
            <text:p text:style-name="P224">int main()</text:p>
            <text:p text:style-name="P224">{</text:p>
            <text:p text:style-name="P224"><text:s text:c="4"/>struct machin m;</text:p>
            <text:p text:style-name="P224"><text:s text:c="2"/></text:p>
            <text:p text:style-name="P224"><text:s text:c="4"/>printf("taille de struct machin = %d \n", <text:span text:style-name="T114">sizeof(struct machin))</text:span>;</text:p>
            <text:p text:style-name="P224"><text:s text:c="4"/>printf("taille de m = %d \n", <text:span text:style-name="T114">sizeof(m)</text:span>);</text:p>
            <text:p text:style-name="P224"><text:s text:c="3"/>return 0;</text:p>
            <text:p text:style-name="P224">}</text:p>
          </table:table-cell>
        </table:table-row>
      </table:table>
      <text:p text:style-name="P67"/>
      <text:p text:style-name="P67"><text:tab/>Sur un machine 32 bits, mots de 4 octets, la taille de la structure est de 16 octets :</text:p>
      <text:p text:style-name="P44"><text:span text:style-name="T37"><text:tab/>(3 + </text:span><text:span text:style-name="T107">1</text:span><text:span text:style-name="T127">)</text:span><text:span text:style-name="T37"> + 4 + (1 + </text:span><text:span text:style-name="T107">3</text:span><text:span text:style-name="T127">)</text:span><text:span text:style-name="T37"> + 4<text:tab/>(</text:span><text:span text:style-name="T107">1</text:span><text:span text:style-name="T37"> et </text:span><text:span text:style-name="T107">3</text:span><text:span text:style-name="T37"> octets pour l'</text:span><text:span text:style-name="T107">alignement</text:span><text:span text:style-name="T37"> sur les frontières de mots).</text:span></text:p>
      <text:p text:style-name="P67"><text:tab/>Sur un machine 32 bits, une structure occupe toujours un nombre d'octets multiple de 4: <text:tab/>des octets d'extrémité peuvent donc également être "ajoutés" après le dernier membre.</text:p>
      <text:p text:style-name="P67"><text:tab/>Ainsi, si dans la structure s on ajoute le membre 'char a', elle occupera tout de même 20 <text:tab/>octets et non 17.</text:p>
      <text:p text:style-name="P44"><text:span text:style-name="T37"><text:tab/><text:tab/><text:tab/><text:tab/>(3 + </text:span><text:span text:style-name="T107">1</text:span><text:span text:style-name="T127">)</text:span><text:span text:style-name="T37"> + 4 + (1 + </text:span><text:span text:style-name="T107">3</text:span><text:span text:style-name="T127">)</text:span><text:span text:style-name="T37"> + 4 + (1 +</text:span><text:span text:style-name="T107"> 3</text:span><text:span text:style-name="T127">)</text:span></text:p>
      <text:p text:style-name="P46"/>
      <text:p text:style-name="P67"><text:tab/>Ce mécanisme est transparent à la programmation si le programmeur s'astreint à manipuler <text:tab/>ses structures à l'aide des opérateurs prévus à cet effet dans le langage.</text:p>
      <text:p text:style-name="P46"/>
      <text:p text:style-name="P67"><text:tab/>Par souci d'optimisation de place, il est conseillé de ranger les champs par taille croissante :</text:p>
      <table:table table:name="Tableau56" table:style-name="Tableau56">
        <table:table-column table:style-name="Tableau56.A"/>
        <table:table-column table:style-name="Tableau56.B"/>
        <table:table-row>
          <table:table-cell table:style-name="Tableau56.A1" office:value-type="string">
            <text:p text:style-name="P422">struct s {</text:p>
            <text:p text:style-name="P422"><text:tab/>char b [3]; /* 3 octets */</text:p>
            <text:p text:style-name="P422"><text:tab/>int x;<text:tab/>/* 4 octets */</text:p>
            <text:p text:style-name="P422"><text:tab/>char c;<text:tab/>/* 1 octet */</text:p>
            <text:p text:style-name="P422"><text:tab/>long l;<text:tab/>/* 4 octets */</text:p>
            <text:p text:style-name="P533">}; <text:span text:style-name="T21">16 octets</text:span></text:p>
          </table:table-cell>
          <table:table-cell table:style-name="Tableau56.B1" office:value-type="string">
            <text:p text:style-name="P422">struct s {</text:p>
            <text:p text:style-name="P339">char c; /* 1 octet */</text:p>
            <text:p text:style-name="P422"><text:tab/>char b [3]; /* 3 octets */</text:p>
            <text:p text:style-name="P422"><text:tab/>int x;<text:tab/>/* 4 octets */</text:p>
            <text:p text:style-name="P422"><text:tab/>long l;<text:tab/>/* 4 octets */</text:p>
            <text:p text:style-name="P422">}; <text:span text:style-name="T21">Optimisation : 12 octets</text:span></text:p>
          </table:table-cell>
        </table:table-row>
        <text:soft-page-break/>
        <table:table-row>
          <table:table-cell table:style-name="Tableau56.A2" office:value-type="string">
            <text:p text:style-name="P422"/>
            <text:p text:style-name="P422">struct s {</text:p>
            <text:p text:style-name="P422"><text:tab/>char b [3]; /* 3 octets */</text:p>
            <text:p text:style-name="P422"><text:tab/>int x;<text:tab/>/* 4 octets */</text:p>
            <text:p text:style-name="P422"><text:tab/>char c;<text:tab/>/* 1 octet */</text:p>
            <text:p text:style-name="P422"><text:tab/>long l;<text:tab/>/* 4 octets */</text:p>
            <text:p text:style-name="P422"><text:s text:c="11"/>char a;</text:p>
            <text:p text:style-name="P422">}; <text:span text:style-name="T21">20 octets</text:span></text:p>
          </table:table-cell>
          <table:table-cell table:style-name="Tableau56.B2" office:value-type="string">
            <text:p text:style-name="P422"/>
            <text:p text:style-name="P422">struct s {</text:p>
            <text:p text:style-name="P339">char a; /* 1 octet */</text:p>
            <text:p text:style-name="P339">char c; /* 1 octet */</text:p>
            <text:p text:style-name="P422"><text:tab/>char b [3]; /* 3 octets */</text:p>
            <text:p text:style-name="P422"><text:tab/>int x;<text:tab/>/* 4 octets */</text:p>
            <text:p text:style-name="P422"><text:tab/>long l;<text:tab/>/* 4 octets */</text:p>
            <text:p text:style-name="P422">}; <text:span text:style-name="T21">Optimisation : 16 octets</text:span></text:p>
          </table:table-cell>
        </table:table-row>
      </table:table>
      <text:p text:style-name="P73"><text:tab/></text:p>
      <text:p text:style-name="P282">Remarque : écritures déconseillées</text:p>
      <text:p text:style-name="P248"><text:span text:style-name="T37"><text:tab/></text:span><text:span text:style-name="T34">1) la définition et la déclaration peuvent être cumulées :</text:span></text:p>
      <text:p text:style-name="P248"><text:span text:style-name="T37"><text:tab/></text:span><text:span text:style-name="T39"><text:tab/>struct date {</text:span></text:p>
      <text:p text:style-name="P258"><text:tab/><text:tab/><text:tab/>int jour, mois, annee :</text:p>
      <text:p text:style-name="P258"><text:tab/><text:tab/>} d, table [7], * p;</text:p>
      <text:p text:style-name="P252"/>
      <text:p text:style-name="P248"><text:span text:style-name="T37"><text:tab/><text:tab/></text:span><text:span text:style-name="T39">struct date ** pp;</text:span><text:span text:style-name="T37"><text:tab/>/* type date connu */</text:span></text:p>
      <text:p text:style-name="P248"><text:span text:style-name="T37"><text:tab/></text:span><text:span text:style-name="T34">2) le nom du type est facultatif :</text:span></text:p>
      <text:p text:style-name="P248"><text:span text:style-name="T37"><text:tab/><text:tab/></text:span><text:span text:style-name="T39">struct {</text:span></text:p>
      <text:p text:style-name="P258"><text:tab/><text:tab/><text:tab/>int jour, mois, annee;</text:p>
      <text:p text:style-name="P258"><text:tab/><text:tab/>} d, table [7];</text:p>
      <text:p text:style-name="P248"><text:span text:style-name="T37"><text:tab/>mais <text:s text:c="3"/></text:span><text:span text:style-name="T39">struct date ** pp;</text:span><text:span text:style-name="T37"><text:tab/>/* NE COMPILE PAS : type date inconnu */</text:span></text:p>
      <text:p text:style-name="P273"/>
      <text:p text:style-name="P19"/>
      <text:p text:style-name="P352">5.4 Initialisation des structures</text:p>
      <text:p text:style-name="P67"><text:tab/>L'initialisation est possible pour les structures et les tableaux de structures globaux et <text:tab/>locaux automatiques et statiques.</text:p>
      <text:p text:style-name="P67"><text:tab/>La syntaxe est identique aux tableaux, les membres de la structure étant remplis dans leur <text:tab/>ordre d'apparition. Les éléments restant sont mis à 0. Cette initialisation peut être cumulée <text:tab/>avec la déclaration.</text:p>
      <text:p text:style-name="P46"/>
      <text:p text:style-name="P73"><text:tab/><text:span text:style-name="T101">Exemples :</text:span><text:tab/></text:p>
      <text:p text:style-name="P44"><text:span text:style-name="T47"><text:tab/><text:tab/><text:tab/></text:span><text:span text:style-name="T45">st</text:span><text:span text:style-name="T44">ruct date d= {01, 05, 1994};</text:span></text:p>
      <text:p text:style-name="P44"><text:span text:style-name="T47"><text:tab/><text:tab/><text:tab/></text:span><text:span text:style-name="T45">st</text:span><text:span text:style-name="T39">ruct date table [2] = { {01, 05, 1994} , {24, 12, 1994}};</text:span></text:p>
      <text:p text:style-name="P454"><text:tab/><text:tab/><text:tab/>struct date2 {<text:tab/></text:p>
      <text:p text:style-name="P441"><text:tab/><text:tab/>char * nom ;</text:p>
      <text:p text:style-name="P441"><text:tab/><text:tab/>struct date dt;</text:p>
      <text:p text:style-name="P454"><text:tab/><text:tab/><text:tab/>} <text:s/>table2 [] = { {"Dimanche", 01, 05, 1994}, <text:s/>{"Samedi", 24, 12, 1994}} ;</text:p>
      <text:p text:style-name="P454"><text:tab/><text:tab/></text:p>
      <text:p text:style-name="P454"><text:tab/><text:tab/><text:tab/>struct <text:s/>salarie {</text:p>
      <text:p text:style-name="P441"><text:tab/><text:tab/>char nom[32];</text:p>
      <text:p text:style-name="P441"><text:tab/><text:tab/>short age;</text:p>
      <text:p text:style-name="P441"><text:tab/><text:tab/>flot salaire;</text:p>
      <text:p text:style-name="P454"><text:tab/><text:tab/><text:tab/>} <text:s/>table [4] = {{"Dupont", 31, 9900}, {"Martin", 33, 12700}};</text:p>
      <text:p text:style-name="P44"><text:span text:style-name="T37"><text:tab/><text:tab/></text:span><text:span text:style-name="T55">remarque </text:span><text:span text:style-name="T37">: table [2] et table [3] sont à 0.</text:span></text:p>
      <text:p text:style-name="P19"/>
      <text:p text:style-name="P8">5.5 Utilisation d'une variable DE TYPE structure</text:p>
      <text:p text:style-name="P44"><text:span text:style-name="T37"><text:tab/>Accès au membre d'une structure depuis une variable :</text:span><text:span text:style-name="T34"> opérateur '.'</text:span></text:p>
      <text:p text:style-name="P46"/>
      <text:p text:style-name="P73"><text:tab/><text:span text:style-name="T101">Exemples :</text:span><text:tab/></text:p>
      <text:p text:style-name="P248"><text:span text:style-name="T41"><text:tab/><text:tab/></text:span><text:span text:style-name="T44">d.jour<text:tab/><text:tab/><text:tab/><text:tab/></text:span><text:span text:style-name="T52">est égal à 01</text:span></text:p>
      <text:p text:style-name="P248"><text:span text:style-name="T44"><text:tab/><text:tab/>d.mois<text:tab/><text:tab/><text:tab/><text:tab/></text:span><text:span text:style-name="T52">est égal à 05</text:span></text:p>
      <text:p text:style-name="P248"><text:span text:style-name="T44"><text:tab/><text:tab/>d.annee<text:tab/><text:tab/><text:tab/></text:span><text:span text:style-name="T52">est égal à 1994</text:span></text:p>
      <text:p text:style-name="P248"><text:span text:style-name="T41"><text:tab/><text:tab/></text:span><text:span text:style-name="T39">table2[0].nom<text:tab/></text:span><text:span text:style-name="T37"><text:tab/>pointe sur "Dimanche"</text:span></text:p>
      <text:p text:style-name="P451"><text:soft-page-break/><text:span text:style-name="T37"><text:tab/><text:tab/></text:span><text:span text:style-name="T39">table2[1].dt.mois <text:tab/></text:span><text:span text:style-name="T37"><text:tab/>est égal à 12</text:span></text:p>
      <text:p text:style-name="P451"><text:span text:style-name="T37"><text:tab/><text:tab/></text:span><text:span text:style-name="T39">table2[0].dt.annee</text:span><text:span text:style-name="T37"><text:tab/><text:tab/>est égal à 1994</text:span></text:p>
      <text:p text:style-name="P46"/>
      <text:p text:style-name="P44"><text:span text:style-name="T37"><text:tab/>Accès au membre d'une structure depuis un pointeur <text:s/>: </text:span><text:span text:style-name="T34">opérateur →</text:span></text:p>
      <text:p text:style-name="P51"/>
      <text:p text:style-name="P44"><text:span text:style-name="T34"><text:tab/></text:span><text:span text:style-name="T54">Exemples <text:s/>:</text:span><text:span text:style-name="T60"><text:tab/></text:span></text:p>
      <text:p text:style-name="P258"><text:tab/><text:tab/>struct salarie * p = table; /* soit &amp;table[0] */</text:p>
      <text:p text:style-name="P451"><text:span text:style-name="T37"><text:tab/><text:tab/></text:span><text:span text:style-name="T39">p </text:span><text:span text:style-name="T41">→</text:span><text:span text:style-name="T39">age</text:span><text:span text:style-name="T37"><text:tab/><text:tab/>est égal à 31</text:span></text:p>
      <text:p text:style-name="P451"><text:span text:style-name="T37"><text:tab/><text:tab/></text:span><text:span text:style-name="T39">p </text:span><text:span text:style-name="T41">→</text:span><text:span text:style-name="T39">nom</text:span><text:span text:style-name="T37"><text:tab/><text:tab/>est l'adresse de début du tableau contenant <text:s/>"dupont"</text:span></text:p>
      <text:p text:style-name="P451"><text:span text:style-name="T39"><text:tab/><text:tab/>p++;<text:tab/><text:tab/><text:tab/></text:span><text:span text:style-name="T53">p est égale à table + 1 soit &amp;table[1]</text:span></text:p>
      <text:p text:style-name="P451"><text:span text:style-name="T39"><text:tab/><text:tab/>p </text:span><text:span text:style-name="T41">→</text:span><text:span text:style-name="T39">salaire<text:tab/> <text:tab/></text:span><text:span text:style-name="T37">est égal à 12700</text:span></text:p>
      <text:p text:style-name="P54"/>
      <table:table table:name="Tableau76" table:style-name="Tableau76">
        <table:table-column table:style-name="Tableau76.A"/>
        <table:table-row>
          <table:table-cell table:style-name="Tableau76.A1" office:value-type="string">
            <text:p text:style-name="P44"><text:span text:style-name="T37">La notation <text:tab/></text:span><text:span text:style-name="T34">p→membre</text:span><text:span text:style-name="T37"><text:tab/>équivaut à<text:tab/><text:tab/></text:span><text:span text:style-name="T34">(*p).membre</text:span></text:p>
          </table:table-cell>
        </table:table-row>
      </table:table>
      <text:p text:style-name="P67"><text:tab/></text:p>
      <text:p text:style-name="P46"/>
      <text:p text:style-name="P223"><text:span text:style-name="T167"><text:tab/></text:span><text:span text:style-name="T37">Pour changer les valeurs d'une structure :</text:span></text:p>
      <text:p text:style-name="P63"/>
      <text:p text:style-name="P84"><text:tab/><text:tab/>struct salarie x = {"Dupont", 31, 9900};</text:p>
      <text:p text:style-name="P44"><text:span text:style-name="T56"><text:tab/><text:tab/></text:span><text:span text:style-name="T44">x.age = 39;</text:span></text:p>
      <text:p text:style-name="P204"/>
      <text:p text:style-name="P44"><text:span text:style-name="T108"><text:tab/></text:span><text:span text:style-name="T128">Attention:</text:span><text:span text:style-name="T131"> </text:span></text:p>
      <text:p text:style-name="P94"><text:tab/>Pour les chaînes ne pas faire </text:p>
      <text:p text:style-name="P288"><text:tab/>x.nom = "Durand";<text:tab/>===========&gt; <text:s/>FAUX</text:p>
      <text:p text:style-name="P248"><text:span text:style-name="T56"><text:tab/>x.nom est soit un tableau soit un </text:span><text:span text:style-name="T34">pointeur constant</text:span></text:p>
      <text:p text:style-name="P248"><text:span text:style-name="T56"><text:tab/>Message compilateur :</text:span><text:span text:style-name="T107"> </text:span><text:span text:style-name="T127">lvalue required<text:tab/></text:span></text:p>
      <text:p text:style-name="P303"><text:tab/><text:tab/><text:tab/><text:tab/>ou LHS (left hand side) </text:p>
      <text:p text:style-name="P303"><text:tab/><text:tab/><text:tab/><text:tab/>ou non modifiable.</text:p>
      <text:p text:style-name="P94"><text:tab/>Utiliser la fonction <text:span text:style-name="T21">strcpy </text:span>de la librairie standard :</text:p>
      <text:p text:style-name="P94"><text:tab/><text:tab/><text:span text:style-name="T185">strcpy(x.nom, "Durand");</text:span></text:p>
      <text:p text:style-name="P23"/>
      <text:p text:style-name="P8"/>
      <text:p text:style-name="P352">5.6 AutreS opérateurs</text:p>
      <text:p text:style-name="P273">L'opérateur &amp; retournant l'adresse d'une variable est autorisé :</text:p>
      <text:list xml:id="list31218793" text:style-name="L23">
        <text:list-header>
          <text:p text:style-name="P676"><text:span text:style-name="T37"><text:tab/></text:span><text:span text:style-name="T39"><text:tab/>struct salarie <text:s/>x = {"dupont", 31, 9900};</text:span></text:p>
          <text:p text:style-name="P669"><text:tab/><text:tab/>struct salarie * p;</text:p>
          <text:p text:style-name="P730"><text:tab/>p = &amp;x;</text:p>
          <text:p text:style-name="P731">L'affectation d'une structure par une structure de même type est autorisée :</text:p>
          <text:p text:style-name="P676"><text:span text:style-name="T37"><text:tab/><text:tab/></text:span><text:span text:style-name="T39">struct salarie <text:s/>x = {"dupont", 31, 9900};</text:span><text:span text:style-name="T37"><text:tab/></text:span></text:p>
          <text:p text:style-name="P669"><text:tab/><text:tab/>struct salarie y;</text:p>
          <text:list>
            <text:list-header>
              <text:p text:style-name="P669">y = x; <text:tab/><text:tab/>/* y vaut <text:s/>{"dupont", 31, 9900} */</text:p>
              <text:p text:style-name="P726">L'affectation est réalisée par une <text:span text:style-name="T102">recopie <text:s/>superficielle</text:span> membre à membre des champs de la structure.</text:p>
            </text:list-header>
          </text:list>
        </text:list-header>
      </text:list>
      <text:p text:style-name="P67"/>
      <text:p text:style-name="P524"><text:span text:style-name="T109"><text:tab/></text:span><text:span text:style-name="T130">Attention :</text:span></text:p>
      <text:p text:style-name="P454"><text:tab/><text:tab/><text:tab/>struct date2 <text:s/>d1 = {"Dimanche", 01, 05, 1994};</text:p>
      <text:p text:style-name="P44"><text:span text:style-name="T37"><text:tab/><text:tab/><text:tab/></text:span><text:span text:style-name="T39">struct date2 <text:s/>d2;</text:span></text:p>
      <text:p text:style-name="P77"><text:tab/><text:tab/><text:tab/>d2 = d1;<text:tab/><text:tab/>/* d2 vaut {"Dimanche", 01, 05, 1994};</text:p>
      <text:p text:style-name="P44"><text:span text:style-name="T39"><text:tab/></text:span><text:span text:style-name="T41">Mais le champ nom de la variable d2 est un pointeur : c'est sa valeur qui est recopiée.</text:span></text:p>
      <text:p text:style-name="P44"><text:span text:style-name="T41"><text:tab/>Par suite, les 2 pointeurs nom des variables d1 et d2 pointent sur la même chaîne de <text:tab/>caractères. </text:span><text:span text:style-name="T41">On dit qu'il y a </text:span><text:span text:style-name="T122">partage de données.</text:span></text:p>
      <text:p text:style-name="P80"><text:tab/>Si le nom de la date d1 change alors ce changement sera répercuté sur le nom de la <text:tab/>date d2.</text:p>
      <text:p text:style-name="P80"><text:tab/>Le remède est d'écrire une fonction de <text:span text:style-name="T101">recopie profonde</text:span>.</text:p>
      <text:p text:style-name="P80"><text:tab/>La nouvelle zone pointée, ici le nom de la date d2, doit être allouée dynamiquement, <text:tab/>puis le nom de la date d1 y est recopié. </text:p>
      <text:p text:style-name="P80"><text:tab/>Ainsi chaque date aura son propre nom et il n'y aura pas partage de données.</text:p>
      <text:p text:style-name="P67"/>
      <text:list xml:id="list31207016" text:style-name="L24">
        <text:list-header>
          <text:p text:style-name="P706">Une structure ou <text:s/>une adresse de structure peut être passée en argument d'une fonction.</text:p>
          <text:p text:style-name="P706">Une fonction peut retourner une structure ou <text:s/>une adresse de structure (allouée dynamiquement dans la fonction, mais surtout pas allouée statiquement sur la pile, problème de la référence pendante).</text:p>
          <text:p text:style-name="P706"><text:soft-page-break/>Les tests <text:s/>de comparaison == et != ne sont pas autorisés. </text:p>
          <text:p text:style-name="P706">Il faut écrire des <text:span text:style-name="T21">fonctions de comparaison membre à membre </text:span>des structures .</text:p>
        </text:list-header>
      </text:list>
      <text:p text:style-name="P46"/>
      <text:p text:style-name="P722">Exemple complet : structure personne</text:p>
      <text:p text:style-name="P53"/>
      <table:table table:name="Tableau38" table:style-name="Tableau38">
        <table:table-column table:style-name="Tableau38.A"/>
        <table:table-row>
          <table:table-cell table:style-name="Tableau38.A1" office:value-type="string">
            <text:p text:style-name="P573">/* définition du type struct personne */</text:p>
            <text:p text:style-name="P561">struct personne</text:p>
            <text:p text:style-name="P561">{</text:p>
            <text:p text:style-name="P561"><text:tab/>char nom[30];</text:p>
            <text:p text:style-name="P561"><text:tab/>char prenom[40];</text:p>
            <text:p text:style-name="P561"><text:tab/>int age;</text:p>
            <text:p text:style-name="P561"><text:tab/>char sexe;</text:p>
            <text:p text:style-name="P561">};</text:p>
          </table:table-cell>
        </table:table-row>
        <table:table-row>
          <table:table-cell table:style-name="Tableau38.A2" office:value-type="string">
            <text:p text:style-name="P572">/* déclarations prototypes des fonctions */</text:p>
            <text:p text:style-name="P564"><text:span text:style-name="T161">extern</text:span><text:span text:style-name="T164"> </text:span><text:span text:style-name="T161">void</text:span><text:span text:style-name="T164"> saisie(</text:span><text:span text:style-name="T161">struct</text:span><text:span text:style-name="T164"> personne *);</text:span></text:p>
            <text:p text:style-name="P565"><text:span text:style-name="T161">extern</text:span><text:span text:style-name="T164"> </text:span><text:span text:style-name="T161">void</text:span><text:span text:style-name="T164"> affiche(</text:span><text:span text:style-name="T161">const</text:span><text:span text:style-name="T164"> </text:span><text:span text:style-name="T161">struct</text:span><text:span text:style-name="T164"> personne *);</text:span></text:p>
          </table:table-cell>
        </table:table-row>
      </table:table>
      <text:p text:style-name="P561"/>
      <text:p text:style-name="P205">int main()</text:p>
      <text:p text:style-name="P206">{</text:p>
      <text:p text:style-name="P209"><text:span text:style-name="T163"><text:tab/></text:span><text:span text:style-name="T160">struct</text:span><text:span text:style-name="T163"> personne toto; <text:tab/></text:span></text:p>
      <text:p text:style-name="P209"><text:span text:style-name="T163"><text:tab/></text:span><text:span text:style-name="T160">struct</text:span><text:span text:style-name="T163"> personne * p;<text:tab/><text:tab/></text:span></text:p>
      <text:p text:style-name="P206"/>
      <text:p text:style-name="P206"><text:tab/>toto<text:span text:style-name="T115">.</text:span>age = 13;</text:p>
      <text:p text:style-name="P209"><text:span text:style-name="T163"><text:tab/>printf(</text:span><text:span text:style-name="T166">"nom = <text:s/>"</text:span><text:span text:style-name="T163">); scanf("</text:span><text:span text:style-name="T111">%s</text:span><text:span text:style-name="T163">", toto</text:span><text:span text:style-name="T110">.</text:span><text:span text:style-name="T163">nom);</text:span></text:p>
      <text:p text:style-name="P209"><text:span text:style-name="T163"><text:tab/>printf(</text:span><text:span text:style-name="T166">"prenom = <text:s/>"</text:span><text:span text:style-name="T163">); scanf("</text:span><text:span text:style-name="T111">%s</text:span><text:span text:style-name="T163">", toto</text:span><text:span text:style-name="T110">.</text:span><text:span text:style-name="T163">prenom);</text:span></text:p>
      <text:p text:style-name="P209"><text:span text:style-name="T163"><text:tab/>printf(</text:span><text:span text:style-name="T166">"sexe = <text:s/>"</text:span><text:span text:style-name="T163">); scanf(</text:span><text:span text:style-name="T166">" %c"</text:span><text:span text:style-name="T163">; <text:s/>&amp;(toto</text:span><text:span text:style-name="T110">.</text:span><text:span text:style-name="T163">sexe));</text:span></text:p>
      <text:p text:style-name="P206"/>
      <text:p text:style-name="P206"><text:tab/>affiche(&amp;toto);</text:p>
      <text:p text:style-name="P206"/>
      <text:p text:style-name="P206"><text:tab/>p = &amp;toto;<text:tab/>/* *p vaut toto */</text:p>
      <text:p text:style-name="P206"/>
      <text:p text:style-name="P206"><text:tab/>p<text:span text:style-name="T116">-&gt;</text:span>age = 14; /* <text:span text:style-name="T116">(*</text:span>p<text:span text:style-name="T116">).</text:span>age = 13; */</text:p>
      <text:p text:style-name="P209"><text:span text:style-name="T163"><text:tab/>printf(</text:span><text:span text:style-name="T166">"nom = <text:s/>"</text:span><text:span text:style-name="T163">); scanf("</text:span><text:span text:style-name="T111">%s</text:span><text:span text:style-name="T163">", p</text:span><text:span text:style-name="T112">-&gt;</text:span><text:span text:style-name="T163">nom);</text:span></text:p>
      <text:p text:style-name="P206"><text:tab/></text:p>
      <text:p text:style-name="P206"><text:tab/>affiche(p);</text:p>
      <text:p text:style-name="P206"><text:tab/>saisie(p);</text:p>
      <text:p text:style-name="P206"><text:tab/>affiche(p);</text:p>
      <text:p text:style-name="P206"><text:tab/>return 0;</text:p>
      <text:p text:style-name="P206">}</text:p>
      <text:p text:style-name="P206"/>
      <text:p text:style-name="P209"><text:span text:style-name="T160"/></text:p>
      <text:p text:style-name="P734"><text:span text:style-name="T160">void</text:span><text:span text:style-name="T163"> affiche(</text:span><text:span text:style-name="T160">const</text:span><text:span text:style-name="T163"> </text:span><text:span text:style-name="T160">struct</text:span><text:span text:style-name="T163"> personne * p)</text:span></text:p>
      <text:p text:style-name="P206">{</text:p>
      <text:p text:style-name="P206"><text:tab/>/* p-&gt;age = 150; NE COMPILE PAS! */</text:p>
      <text:p text:style-name="P206"><text:tab/>printf(<text:span text:style-name="T121">"</text:span>%s \t %s \t %d \t %c \n<text:span text:style-name="T121">"</text:span>, p-&gt;nom, p-&gt;prenom, p-&gt;age, p-&gt;sexe);</text:p>
      <text:p text:style-name="P206">}</text:p>
      <text:p text:style-name="P206"/>
      <text:p text:style-name="P206"/>
      <text:p text:style-name="P209"><text:span text:style-name="T160">void</text:span><text:span text:style-name="T163"> saisie(</text:span><text:span text:style-name="T160">struct </text:span><text:span text:style-name="T163">personne * p)</text:span></text:p>
      <text:p text:style-name="P206">{</text:p>
      <text:p text:style-name="P209"><text:span text:style-name="T163"><text:tab/></text:span><text:span text:style-name="T153">printf("age = "); scanf(" %d", &amp;(p-&gt;age));</text:span></text:p>
      <text:p text:style-name="P200"/>
      <text:p text:style-name="P201"><text:span text:style-name="T209"><text:tab/>printf(</text:span><text:span text:style-name="T209">"nom = "</text:span><text:span text:style-name="T209">); scanf("</text:span><text:span text:style-name="T209">%s</text:span><text:span text:style-name="T209">", &amp;(p-&gt;nom[0));</text:span></text:p>
      <text:p text:style-name="P200"/>
      <text:p text:style-name="P201"><text:span text:style-name="T209"><text:tab/>printf(</text:span><text:span text:style-name="T209">"prenom = "</text:span><text:span text:style-name="T209">); scanf("</text:span><text:span text:style-name="T209">%s</text:span><text:span text:style-name="T209">", p-&gt;prenom);</text:span></text:p>
      <text:p text:style-name="P200"/>
      <text:p text:style-name="P201"><text:span text:style-name="T209"><text:tab/>printf(</text:span><text:span text:style-name="T209">"sexe = "</text:span><text:span text:style-name="T209">); scanf(</text:span><text:span text:style-name="T209">" %c"</text:span><text:span text:style-name="T209">, &amp;(p-&gt;sexe));</text:span></text:p>
      <text:p text:style-name="P206">}</text:p>
      <text:p text:style-name="P561"/>
      <text:p text:style-name="P569">STRUCTURE IMBRIQUEE</text:p>
      <table:table table:name="Tableau40" table:style-name="Tableau40">
        <table:table-column table:style-name="Tableau40.A"/>
        <table:table-column table:style-name="Tableau40.B"/>
        <table:table-row>
          <table:table-cell table:style-name="Tableau40.A1" office:value-type="string">
            <text:p text:style-name="P570">struct date</text:p>
            <text:p text:style-name="P570">{</text:p>
            <text:p text:style-name="P570"><text:tab/>int jour;</text:p>
            <text:p text:style-name="P570"><text:tab/>int mois;</text:p>
            <text:p text:style-name="P570"><text:tab/>int annee;</text:p>
            <text:p text:style-name="P570">};</text:p>
          </table:table-cell>
          <table:table-cell table:style-name="Tableau40.B1" office:value-type="string">
            <text:p text:style-name="P564">struct personne</text:p>
            <text:p text:style-name="P564">{</text:p>
            <text:p text:style-name="P564"><text:tab/>char nom[30];</text:p>
            <text:p text:style-name="P564"><text:tab/>char prenom[40];</text:p>
            <text:p text:style-name="P564"><text:tab/>int age;</text:p>
            <text:p text:style-name="P564"><text:tab/>char sexe;</text:p>
            <text:p text:style-name="P564"><text:tab/><text:span text:style-name="T21">struct </text:span><text:span text:style-name="T144">date dateNaissance;</text:span></text:p>
            <text:p text:style-name="P564">};</text:p>
          </table:table-cell>
        </table:table-row>
      </table:table>
      <text:p text:style-name="P561"/>
      <table:table table:name="Tableau41" table:style-name="Tableau41">
        <table:table-column table:style-name="Tableau41.A"/>
        <table:table-column table:style-name="Tableau41.B"/>
        <table:table-row>
          <table:table-cell table:style-name="Tableau41.A1" office:value-type="string">
            <text:p text:style-name="P567">int <text:s/>main ()</text:p>
            <text:p text:style-name="P567">{</text:p>
            <text:p text:style-name="P567"><text:tab/><text:span text:style-name="T161">struct</text:span> personne toto;</text:p>
            <text:p text:style-name="P567"><text:tab/><text:span text:style-name="T161">struct</text:span> personne * p;</text:p>
            <text:p text:style-name="P567"><text:tab/>p = &amp;toto;</text:p>
            <text:p text:style-name="P567"/>
            <text:p text:style-name="P567"><text:tab/>toto<text:span text:style-name="T113">.</text:span>dateNaissance<text:span text:style-name="T113">.</text:span>jour = 10;</text:p>
            <text:p text:style-name="P567"><text:tab/>toto<text:span text:style-name="T113">.</text:span>dateNaissance<text:span text:style-name="T113">.</text:span>mois = 09;</text:p>
            <text:p text:style-name="P567"><text:tab/>toto<text:span text:style-name="T113">.</text:span>dateNaissance<text:span text:style-name="T113">.</text:span>annee = 2010;</text:p>
            <text:p text:style-name="P567"><text:tab/><text:span text:style-name="T121">(p</text:span><text:span text:style-name="T155">-&gt;</text:span><text:span text:style-name="T121">dateNaissance)</text:span><text:span text:style-name="T156">.</text:span><text:span text:style-name="T121">jour = 11;</text:span></text:p>
            <text:p text:style-name="P567"><text:tab/>saisie(&amp;toto);</text:p>
            <text:p text:style-name="P567"><text:tab/>affiche(p);</text:p>
            <text:p text:style-name="P567"><text:s text:c="15"/>return 0;</text:p>
            <text:p text:style-name="P567">}</text:p>
          </table:table-cell>
          <table:table-cell table:style-name="Tableau41.B1" office:value-type="string">
            <text:p text:style-name="P384"><text:span text:style-name="T162">void</text:span><text:span text:style-name="T165"> affiche(</text:span><text:span text:style-name="T162">const</text:span><text:span text:style-name="T165"> <text:s/></text:span><text:span text:style-name="T161">struct </text:span><text:span text:style-name="T165">personne * p)</text:span></text:p>
            <text:p text:style-name="P208">{</text:p>
            <text:p text:style-name="P208"><text:tab/><text:span text:style-name="T144">/* p-&gt;age = 150; INTERDIT*/</text:span></text:p>
            <text:p text:style-name="P188"><text:span text:style-name="T210"><text:tab/>printf(</text:span><text:span text:style-name="T210">"%s \t %s \t %d \t %c \n"</text:span><text:span text:style-name="T210">, p-&gt;nom, p-&gt;prenom, </text:span></text:p>
            <text:p text:style-name="P611">p-&gt;age, p-&gt;sexe);</text:p>
            <text:p text:style-name="P188"><text:span text:style-name="T210"><text:tab/>printf(</text:span><text:span text:style-name="T210">"%d \t %d \t %d \n"</text:span><text:span text:style-name="T210">, </text:span><text:span text:style-name="T27">p-&gt;dateNaissance.jour</text:span><text:span text:style-name="T210">, </text:span></text:p>
            <text:p text:style-name="P188"><text:span text:style-name="T27"><text:s text:c="58"/></text:span><text:span text:style-name="T27">p-&gt;dateNaissance.mois</text:span><text:span text:style-name="T210">, </text:span></text:p>
            <text:p text:style-name="P188"><text:span text:style-name="T210"><text:tab/><text:tab/><text:tab/> <text:s text:c="13"/></text:span><text:span text:style-name="T27">p-&gt;dateNaissance.annee</text:span><text:span text:style-name="T210">);</text:span></text:p>
            <text:p text:style-name="P208">}</text:p>
            <text:p text:style-name="P206"/>
            <text:p text:style-name="P206"/>
            <text:p text:style-name="P208"><text:span text:style-name="T158">void</text:span> saisie(<text:span text:style-name="T159">struct </text:span>personne * p)</text:p>
            <text:p text:style-name="P208">{</text:p>
            <text:p text:style-name="P326"><text:span text:style-name="T210">printf(</text:span><text:span text:style-name="T210">"age = "</text:span><text:span text:style-name="T210">); scanf(</text:span><text:span text:style-name="T210">" %d"</text:span><text:span text:style-name="T210">, &amp;(p-&gt;age));</text:span></text:p>
            <text:p text:style-name="P188"><text:span text:style-name="T210"><text:tab/>printf("nom = "); scanf("%s", &amp;(p-&gt;nom[0));</text:span></text:p>
            <text:p text:style-name="P188"><text:span text:style-name="T210"><text:tab/>printf("prenom = "); scanf("%s", p-&gt;prenom);</text:span></text:p>
            <text:p text:style-name="P188"><text:span text:style-name="T210"><text:tab/>printf("sexe = "); scanf(" %c", &amp;(p-&gt;sexe));</text:span></text:p>
            <text:p text:style-name="P119"><text:span text:style-name="T165"><text:tab/></text:span><text:span text:style-name="T152">printf("jour = "); scanf(" %d", </text:span><text:span text:style-name="T145">&amp;(p-&gt;dateNaissance.jour)</text:span><text:span text:style-name="T152">);</text:span></text:p>
            <text:p text:style-name="P188"><text:span text:style-name="T210"><text:tab/>printf("mois = "); scanf(" %d", </text:span><text:span text:style-name="T27">&amp;(p-&gt;dateNaissance.mois)</text:span><text:span text:style-name="T210">);</text:span></text:p>
            <text:p text:style-name="P188"><text:span text:style-name="T210"><text:tab/>printf("annee = "); scanf("%d", </text:span><text:span text:style-name="T27">&amp;(p-&gt;dateNaissance.annee)</text:span><text:span text:style-name="T210">);</text:span></text:p>
            <text:p text:style-name="P208">}</text:p>
          </table:table-cell>
        </table:table-row>
      </table:table>
      <text:p text:style-name="P736"><text:soft-page-break/><text:span text:style-name="T102">TABLEAU DE STRUCTURES</text:span></text:p>
      <text:p text:style-name="P568"><text:span text:style-name="T160">#include</text:span><text:span text:style-name="T163"> </text:span><text:span text:style-name="T166">&lt;stdio.h&gt;</text:span></text:p>
      <text:p text:style-name="P206"/>
      <text:p text:style-name="P209"><text:span text:style-name="T160">struct</text:span><text:span text:style-name="T163"> personne</text:span></text:p>
      <text:p text:style-name="P206">{</text:p>
      <text:p text:style-name="P209"><text:span text:style-name="T163"><text:tab/></text:span><text:span text:style-name="T160">char</text:span><text:span text:style-name="T163"> nom[30];</text:span></text:p>
      <text:p text:style-name="P209"><text:span text:style-name="T163"><text:tab/></text:span><text:span text:style-name="T160">char</text:span><text:span text:style-name="T163"> prenom[40];</text:span></text:p>
      <text:p text:style-name="P209"><text:span text:style-name="T163"><text:tab/></text:span><text:span text:style-name="T160">int</text:span><text:span text:style-name="T163"> age;</text:span></text:p>
      <text:p text:style-name="P209"><text:span text:style-name="T163"><text:tab/></text:span><text:span text:style-name="T160">char</text:span><text:span text:style-name="T163"> sexe;</text:span></text:p>
      <text:p text:style-name="P206">};</text:p>
      <text:p text:style-name="P206"/>
      <text:p text:style-name="P209"><text:span text:style-name="T160">extern</text:span><text:span text:style-name="T163"> </text:span><text:span text:style-name="T160">void</text:span><text:span text:style-name="T163"> saisie(</text:span><text:span text:style-name="T160">struct</text:span><text:span text:style-name="T163"> personne *);</text:span></text:p>
      <text:p text:style-name="P209"><text:span text:style-name="T160">extern</text:span><text:span text:style-name="T163"> </text:span><text:span text:style-name="T160">void</text:span><text:span text:style-name="T163"> affiche(</text:span><text:span text:style-name="T160">const</text:span><text:span text:style-name="T163"> </text:span><text:span text:style-name="T160">struct</text:span><text:span text:style-name="T163"> personne *);</text:span></text:p>
      <text:p text:style-name="P209"><text:span text:style-name="T160">extern</text:span><text:span text:style-name="T163"> </text:span><text:span text:style-name="T160">void</text:span><text:span text:style-name="T163"> saisie_tableau(</text:span><text:span text:style-name="T160">struct</text:span><text:span text:style-name="T163"> personne * t,</text:span><text:span text:style-name="T160">int</text:span><text:span text:style-name="T163"> taille);</text:span></text:p>
      <text:p text:style-name="P209"><text:span text:style-name="T160">extern</text:span><text:span text:style-name="T163"> </text:span><text:span text:style-name="T160">void</text:span><text:span text:style-name="T163"> affiche_tableau(</text:span><text:span text:style-name="T160">const</text:span><text:span text:style-name="T163"> </text:span><text:span text:style-name="T160">struct</text:span><text:span text:style-name="T163"> personne * t,</text:span><text:span text:style-name="T160">int</text:span><text:span text:style-name="T163"> taille);</text:span></text:p>
      <text:p text:style-name="P206"/>
      <text:p text:style-name="P206"/>
      <text:p text:style-name="P209"><text:span text:style-name="T160">int</text:span><text:span text:style-name="T163"> main()</text:span></text:p>
      <text:p text:style-name="P206">{</text:p>
      <text:p text:style-name="P209"><text:span text:style-name="T163"><text:tab/></text:span><text:span text:style-name="T160">struct</text:span><text:span text:style-name="T163"> personne toto, titi;</text:span></text:p>
      <text:p text:style-name="P206"/>
      <text:p text:style-name="P209"><text:span text:style-name="T163"><text:tab/></text:span><text:span text:style-name="T160">struct</text:span><text:span text:style-name="T163"> personne tab[] = {toto, titi}; /* copie des variables toto et titi */</text:span></text:p>
      <text:p text:style-name="P206"/>
      <text:p text:style-name="P209"><text:span text:style-name="T163"><text:tab/>saisie_tableau(tab,</text:span><text:span text:style-name="T160">sizeof</text:span><text:span text:style-name="T163">(tab)/</text:span><text:span text:style-name="T160">sizeof</text:span><text:span text:style-name="T163">(tab[0]));</text:span></text:p>
      <text:p text:style-name="P206"/>
      <text:p text:style-name="P209"><text:span text:style-name="T163"><text:tab/>affiche_tableau(tab,</text:span><text:span text:style-name="T160">sizeof</text:span><text:span text:style-name="T163">(tab)/</text:span><text:span text:style-name="T160">sizeof</text:span><text:span text:style-name="T163">(tab[0]));</text:span></text:p>
      <text:p text:style-name="P206"/>
      <text:p text:style-name="P206"><text:s/><text:tab/>return 0;</text:p>
      <text:p text:style-name="P206">}</text:p>
      <text:p text:style-name="P206"/>
      <text:p text:style-name="P209"><text:span text:style-name="T160">void</text:span><text:span text:style-name="T163"> affiche(</text:span><text:span text:style-name="T160">const</text:span><text:span text:style-name="T163"> </text:span><text:span text:style-name="T160">struct</text:span><text:span text:style-name="T163"> personne * p)</text:span></text:p>
      <text:p text:style-name="P206">{</text:p>
      <text:p text:style-name="P206"><text:tab/>printf(<text:span text:style-name="T121">"</text:span> %s \t %s \t %d \t %c \n<text:span text:style-name="T121">"</text:span>, p-&gt;nom, p-&gt;prenom, p-&gt;age, p-&gt;sexe);</text:p>
      <text:p text:style-name="P206">}</text:p>
      <text:p text:style-name="P206"/>
      <text:p text:style-name="P209"><text:span text:style-name="T160">void</text:span><text:span text:style-name="T163"> saisie(</text:span><text:span text:style-name="T160">struct</text:span><text:span text:style-name="T163"> personne * p)</text:span></text:p>
      <text:p text:style-name="P206">{</text:p>
      <text:p text:style-name="P209"><text:span text:style-name="T163"><text:tab/></text:span><text:span text:style-name="T153">printf("age = ");scanf(" %d", &amp;(p-&gt;age));</text:span></text:p>
      <text:p text:style-name="P200"/>
      <text:p text:style-name="P201"><text:span text:style-name="T209"><text:tab/>printf(</text:span><text:span text:style-name="T209">"nom = "</text:span><text:span text:style-name="T209">); scanf("</text:span><text:span text:style-name="T209">%s</text:span><text:span text:style-name="T209">", &amp;(p-&gt;nom[0));</text:span></text:p>
      <text:p text:style-name="P200"/>
      <text:p text:style-name="P201"><text:span text:style-name="T209"><text:tab/>printf(</text:span><text:span text:style-name="T209">"prenom = "</text:span><text:span text:style-name="T209">); scanf("</text:span><text:span text:style-name="T209">%s</text:span><text:span text:style-name="T209">", p-&gt;prenom);</text:span></text:p>
      <text:p text:style-name="P200"/>
      <text:p text:style-name="P201"><text:span text:style-name="T209"><text:tab/>printf(</text:span><text:span text:style-name="T209">"sexe = "</text:span><text:span text:style-name="T209">); scanf(</text:span><text:span text:style-name="T209">" %c"</text:span><text:span text:style-name="T209">, &amp;(p-&gt;sexe));</text:span></text:p>
      <text:p text:style-name="P206">}</text:p>
      <text:p text:style-name="P206"/>
      <text:p text:style-name="P209"><text:span text:style-name="T160">void</text:span><text:span text:style-name="T163"> affiche_tableau(</text:span><text:span text:style-name="T160">const struct</text:span><text:span text:style-name="T163"> personne * t, </text:span><text:span text:style-name="T160">int</text:span><text:span text:style-name="T163"> taille)</text:span></text:p>
      <text:p text:style-name="P206">{</text:p>
      <text:p text:style-name="P209"><text:span text:style-name="T163"><text:tab/></text:span><text:span text:style-name="T160">struct</text:span><text:span text:style-name="T163"> personne * p;</text:span></text:p>
      <text:p text:style-name="P206"/>
      <text:p text:style-name="P209"><text:span text:style-name="T163"><text:tab/></text:span><text:span text:style-name="T160">for</text:span><text:span text:style-name="T163"> (p = t; p &lt; t + taille; p++)</text:span></text:p>
      <text:p text:style-name="P206"><text:tab/><text:tab/>affiche(p);</text:p>
      <text:p text:style-name="P206">}</text:p>
      <text:p text:style-name="P206"/>
      <text:p text:style-name="P209"><text:span text:style-name="T160"/></text:p>
      <text:p text:style-name="P734"><text:span text:style-name="T160">void</text:span><text:span text:style-name="T163"> saisie_tableau(</text:span><text:span text:style-name="T160">struct</text:span><text:span text:style-name="T163"> personne * t,</text:span><text:span text:style-name="T160">int</text:span><text:span text:style-name="T163"> taille)</text:span></text:p>
      <text:p text:style-name="P206">{</text:p>
      <text:p text:style-name="P209"><text:span text:style-name="T163"><text:tab/></text:span><text:span text:style-name="T160">struct</text:span><text:span text:style-name="T163"> personne * p;</text:span></text:p>
      <text:p text:style-name="P206"/>
      <text:p text:style-name="P209"><text:span text:style-name="T163"><text:tab/></text:span><text:span text:style-name="T160">for</text:span><text:span text:style-name="T163"> (p = t; p &lt; t + taille; p++)</text:span></text:p>
      <text:p text:style-name="P206"><text:tab/><text:tab/>saisie(p);</text:p>
      <text:p text:style-name="P206"/>
      <text:p text:style-name="P206">}</text:p>
      <text:p text:style-name="P206"/>
      <text:p text:style-name="P206"/>
      <text:p text:style-name="P571">TABLEAU DE STRUCTURES IMBRIQUEES</text:p>
      <text:p text:style-name="P568"><text:span text:style-name="T160">#include</text:span><text:span text:style-name="T163"> </text:span><text:span text:style-name="T166">&lt;stdio.h&gt;</text:span></text:p>
      <text:p text:style-name="P207"/>
      <text:p text:style-name="P209"><text:span text:style-name="T160">struct</text:span><text:span text:style-name="T163"> date</text:span></text:p>
      <text:p text:style-name="P206">{</text:p>
      <text:p text:style-name="P209"><text:span text:style-name="T163"><text:tab/></text:span><text:span text:style-name="T160">int</text:span><text:span text:style-name="T163"> jour;</text:span></text:p>
      <text:p text:style-name="P209"><text:span text:style-name="T163"><text:tab/></text:span><text:span text:style-name="T160">int</text:span><text:span text:style-name="T163"> mois;</text:span></text:p>
      <text:p text:style-name="P209"><text:span text:style-name="T163"><text:tab/></text:span><text:span text:style-name="T160">int</text:span><text:span text:style-name="T163"> annee;</text:span></text:p>
      <text:p text:style-name="P206">};</text:p>
      <text:p text:style-name="P206"/>
      <text:p text:style-name="P206"/>
      <text:p text:style-name="P209"><text:span text:style-name="T160">struct</text:span><text:span text:style-name="T163"> personne</text:span></text:p>
      <text:p text:style-name="P206">{</text:p>
      <text:p text:style-name="P209"><text:span text:style-name="T163"><text:tab/></text:span><text:span text:style-name="T160">char</text:span><text:span text:style-name="T163"> nom[30];</text:span></text:p>
      <text:p text:style-name="P209"><text:span text:style-name="T163"><text:tab/></text:span><text:span text:style-name="T160">char</text:span><text:span text:style-name="T163"> prenom[40];</text:span></text:p>
      <text:p text:style-name="P209"><text:span text:style-name="T163"><text:tab/></text:span><text:span text:style-name="T160">int</text:span><text:span text:style-name="T163"> age;</text:span></text:p>
      <text:p text:style-name="P209"><text:span text:style-name="T163"><text:tab/></text:span><text:span text:style-name="T160">char</text:span><text:span text:style-name="T163"> sexe;</text:span></text:p>
      <text:p text:style-name="P209"><text:span text:style-name="T163"><text:tab/></text:span><text:span text:style-name="T160">struct</text:span><text:span text:style-name="T163"> date dateNaissance;</text:span></text:p>
      <text:p text:style-name="P206">};</text:p>
      <text:p text:style-name="P206"/>
      <text:p text:style-name="P209"><text:span text:style-name="T160">extern</text:span><text:span text:style-name="T163"> </text:span><text:span text:style-name="T160">void</text:span><text:span text:style-name="T163"> saisie(</text:span><text:span text:style-name="T160">struct</text:span><text:span text:style-name="T163"> personne *);</text:span></text:p>
      <text:p text:style-name="P209"><text:span text:style-name="T160">extern</text:span><text:span text:style-name="T163"> </text:span><text:span text:style-name="T160">void</text:span><text:span text:style-name="T163"> affiche(</text:span><text:span text:style-name="T160">const</text:span><text:span text:style-name="T163"> </text:span><text:span text:style-name="T160">struct</text:span><text:span text:style-name="T163"> personne *);</text:span></text:p>
      <text:p text:style-name="P209"><text:span text:style-name="T160">extern</text:span><text:span text:style-name="T163"> </text:span><text:span text:style-name="T160">void</text:span><text:span text:style-name="T163"> saisie_tableau(</text:span><text:span text:style-name="T160">struct</text:span><text:span text:style-name="T163"> personne * t,</text:span><text:span text:style-name="T160">int</text:span><text:span text:style-name="T163"> taille);</text:span></text:p>
      <text:p text:style-name="P209"><text:span text:style-name="T160">extern</text:span><text:span text:style-name="T163"> </text:span><text:span text:style-name="T160">void</text:span><text:span text:style-name="T163"> affiche_tableau(</text:span><text:span text:style-name="T160">const</text:span><text:span text:style-name="T163"> </text:span><text:span text:style-name="T160">struct</text:span><text:span text:style-name="T163"> personne * t,</text:span><text:span text:style-name="T160">int</text:span><text:span text:style-name="T163"> taille);</text:span></text:p>
      <text:p text:style-name="P206"/>
      <text:p text:style-name="P209"><text:span text:style-name="T160">int</text:span><text:span text:style-name="T163"> main()</text:span></text:p>
      <text:p text:style-name="P210">{</text:p>
      <text:p text:style-name="P462"><text:span text:style-name="T160">struct</text:span><text:span text:style-name="T163"> personne toto, titi;</text:span></text:p>
      <text:p text:style-name="P206"/>
      <text:p text:style-name="P209"><text:span text:style-name="T163"><text:tab/></text:span><text:span text:style-name="T160">struct</text:span><text:span text:style-name="T163"> personne tab[] = {toto, titi}; <text:s/>/* copie des variables toto et titi */</text:span></text:p>
      <text:p text:style-name="P206"/>
      <text:p text:style-name="P209"><text:span text:style-name="T163"><text:tab/>saisie_tableau(tab,</text:span><text:span text:style-name="T160">sizeof</text:span><text:span text:style-name="T163">(tab)/</text:span><text:span text:style-name="T160">sizeof</text:span><text:span text:style-name="T163">(tab[0]));</text:span></text:p>
      <text:p text:style-name="P206"/>
      <text:p text:style-name="P206"><text:tab/>affiche_tableau(tab,<text:span text:style-name="T158">sizeof</text:span>(tab)/<text:span text:style-name="T158">sizeof</text:span>(tab[0]));</text:p>
      <text:p text:style-name="P206"/>
      <text:p text:style-name="P206"><text:tab/>return 0;</text:p>
      <text:p text:style-name="P206">}</text:p>
      <text:p text:style-name="P206"/>
      <text:p text:style-name="P210"/>
      <text:p text:style-name="P375"><text:span text:style-name="T158">void</text:span> saisie (<text:span text:style-name="T158">struct </text:span>personne * p)</text:p>
      <text:p text:style-name="P206">{</text:p>
      <text:p text:style-name="P209"><text:span text:style-name="T163"><text:tab/></text:span><text:span text:style-name="T153">printf("age = "); scanf(" %d", &amp;(p-&gt;age));</text:span></text:p>
      <text:p text:style-name="P200"/>
      <text:p text:style-name="P201"><text:span text:style-name="T209"><text:tab/>printf(</text:span><text:span text:style-name="T209">"nom = "</text:span><text:span text:style-name="T209">); scanf("</text:span><text:span text:style-name="T209">%s</text:span><text:span text:style-name="T209">", &amp;(p-&gt;nom[0));</text:span></text:p>
      <text:p text:style-name="P200"/>
      <text:p text:style-name="P201"><text:span text:style-name="T209"><text:tab/>printf(</text:span><text:span text:style-name="T209">"prenom = "</text:span><text:span text:style-name="T209">); scanf("</text:span><text:span text:style-name="T209">%s</text:span><text:span text:style-name="T209">", p-&gt;prenom);</text:span></text:p>
      <text:p text:style-name="P200"/>
      <text:p text:style-name="P201"><text:span text:style-name="T209"><text:tab/>printf(</text:span><text:span text:style-name="T209">"sexe = "</text:span><text:span text:style-name="T209">); scanf(</text:span><text:span text:style-name="T209">" %c"</text:span><text:span text:style-name="T209">, &amp;(p-&gt;sexe));</text:span></text:p>
      <text:p text:style-name="P200"/>
      <text:p text:style-name="P201"><text:span text:style-name="T209"><text:tab/>printf(</text:span><text:span text:style-name="T209">"jour = "</text:span><text:span text:style-name="T209">); scanf(</text:span><text:span text:style-name="T209">" %d"</text:span><text:span text:style-name="T209">, &amp;(p-&gt;dateNaissance.jour));</text:span></text:p>
      <text:p text:style-name="P200"/>
      <text:p text:style-name="P201"><text:span text:style-name="T209"><text:tab/>printf(</text:span><text:span text:style-name="T209">"mois = "</text:span><text:span text:style-name="T209">); scanf(</text:span><text:span text:style-name="T209">" %d"</text:span><text:span text:style-name="T209">, &amp;(p-&gt;dateNaissance.mois));</text:span></text:p>
      <text:p text:style-name="P200"/>
      <text:p text:style-name="P201"><text:span text:style-name="T209"><text:tab/>printf(</text:span><text:span text:style-name="T209">"annee = "</text:span><text:span text:style-name="T209">); scanf(</text:span><text:span text:style-name="T209">" %d"</text:span><text:span text:style-name="T209">, &amp;(p-&gt;dateNaissance.annee));</text:span></text:p>
      <text:p text:style-name="P206">}</text:p>
      <text:p text:style-name="P206"/>
      <text:p text:style-name="P210"/>
      <text:p text:style-name="P209"><text:span text:style-name="T160">void</text:span><text:span text:style-name="T163"> affiche (</text:span><text:span text:style-name="T160">const</text:span><text:span text:style-name="T163"> </text:span><text:span text:style-name="T160">struct </text:span><text:span text:style-name="T163">personne * p)</text:span></text:p>
      <text:p text:style-name="P206">{</text:p>
      <text:p text:style-name="P209"><text:span text:style-name="T163"><text:tab/></text:span><text:span text:style-name="T153">/* p-&gt;age = 150; NE COMPILE PAS */</text:span></text:p>
      <text:p text:style-name="P206"><text:tab/></text:p>
      <text:p text:style-name="P209"><text:span text:style-name="T163"><text:tab/></text:span><text:span text:style-name="T153">printf("%s \t %s \t %d \t %c \n", p-&gt;nom, p-&gt;prenom, p-&gt;age, p-&gt;sexe);</text:span></text:p>
      <text:p text:style-name="P200"><text:tab/></text:p>
      <text:p text:style-name="P201"><text:span text:style-name="T209"><text:tab/>printf(</text:span><text:span text:style-name="T209">"%d \t %d \t %d \n"</text:span><text:span text:style-name="T209">, p-&gt;dateNaissance.jour, p-&gt;dateNaissance.mois, </text:span></text:p>
      <text:p text:style-name="P613">p-&gt;dateNaissance.annee);</text:p>
      <text:p text:style-name="P206">}</text:p>
      <text:p text:style-name="P206"/>
      <text:p text:style-name="P206"/>
      <text:p text:style-name="P209"><text:span text:style-name="T160">void</text:span><text:span text:style-name="T163"> affiche_tableau(</text:span><text:span text:style-name="T160">const</text:span><text:span text:style-name="T163"> </text:span><text:span text:style-name="T160">struct</text:span><text:span text:style-name="T163"> personne * t, </text:span><text:span text:style-name="T160">int</text:span><text:span text:style-name="T163"> taille)</text:span></text:p>
      <text:p text:style-name="P206">{</text:p>
      <text:p text:style-name="P209"><text:span text:style-name="T163"><text:tab/></text:span><text:span text:style-name="T160">struct</text:span><text:span text:style-name="T163"> personne * p;</text:span></text:p>
      <text:p text:style-name="P206"/>
      <text:p text:style-name="P209"><text:span text:style-name="T163"><text:tab/></text:span><text:span text:style-name="T160">for</text:span><text:span text:style-name="T163"> (p = t; p &lt; t + taille; p++)</text:span></text:p>
      <text:p text:style-name="P206"><text:tab/><text:tab/>affiche(p);</text:p>
      <text:p text:style-name="P206">}</text:p>
      <text:p text:style-name="P206"/>
      <text:p text:style-name="P209"><text:span text:style-name="T160">void</text:span><text:span text:style-name="T163"> saisie_tableau(</text:span><text:span text:style-name="T160">struct</text:span><text:span text:style-name="T163"> personne * t, </text:span><text:span text:style-name="T160">int</text:span><text:span text:style-name="T163"> taille)</text:span></text:p>
      <text:p text:style-name="P206">{</text:p>
      <text:p text:style-name="P209"><text:span text:style-name="T163"><text:tab/></text:span><text:span text:style-name="T160">struct</text:span><text:span text:style-name="T163"> personne * p;</text:span></text:p>
      <text:p text:style-name="P206"/>
      <text:p text:style-name="P209"><text:span text:style-name="T163"><text:tab/></text:span><text:span text:style-name="T160">for</text:span><text:span text:style-name="T163"> (p = t; p &lt; t + taille; p++)</text:span></text:p>
      <text:p text:style-name="P206"><text:tab/><text:tab/>saisie(p);</text:p>
      <text:p text:style-name="P206"/>
      <text:p text:style-name="P566">}</text:p>
      <text:p text:style-name="P560"/>
      <text:p text:style-name="P559"/>
      <text:p text:style-name="P352">5.7 Les structures recursives</text:p>
      <text:p text:style-name="P67"><text:tab/>Une structure peut contenir des membres qui sont des "pointeurs sur elle-même".</text:p>
      <text:p text:style-name="P67"><text:tab/>On peut ainsi représenter des listes chaînées (pointeurs sur la structure suivante et la <text:tab/>précédente), des arborescences (arbres, arbres binaires, graphes ...) ...</text:p>
      <text:p text:style-name="P51"/>
      <text:p text:style-name="P73"><text:tab/><text:span text:style-name="T101">Exemple :</text:span><text:tab/></text:p>
      <text:p text:style-name="P44"><text:span text:style-name="T41"><text:tab/><text:tab/><text:tab/></text:span><text:span text:style-name="T39">struct fiche {</text:span></text:p>
      <text:p text:style-name="P77"><text:tab/><text:tab/><text:tab/><text:tab/>char nom [20];</text:p>
      <text:p text:style-name="P77"><text:tab/><text:tab/><text:tab/><text:tab/>int age;</text:p>
      <text:p text:style-name="P77"><text:tab/><text:tab/><text:tab/><text:tab/>double salaire;</text:p>
      <text:p text:style-name="P77"><text:tab/><text:tab/><text:tab/><text:tab/>struct fiche * precedente;</text:p>
      <text:p text:style-name="P77"><text:tab/><text:tab/><text:tab/><text:tab/>struct fiche * suivante;</text:p>
      <text:p text:style-name="P449"><text:tab/><text:tab/> };</text:p>
      <text:p text:style-name="P77"><text:tab/><text:tab/><text:tab/>struct fiche a = {"Andre", 28, 2000.80};</text:p>
      <text:p text:style-name="P77"><text:tab/><text:tab/><text:tab/>struct fiche <text:s/>j = {"Jean", 27, 3000.25};</text:p>
      <text:p text:style-name="P77"><text:tab/><text:tab/><text:tab/>struct fiche <text:s/>p = {"Pierre", 32, 4000};</text:p>
      <text:p text:style-name="P70"><text:tab/></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421">Adresse</text:p>
          </table:table-cell>
          <table:table-cell table:style-name="Tableau3.A1" office:value-type="string">
            <text:p text:style-name="P421">Nom</text:p>
          </table:table-cell>
          <table:table-cell table:style-name="Tableau3.A1" office:value-type="string">
            <text:p text:style-name="P574">Age</text:p>
          </table:table-cell>
          <table:table-cell table:style-name="Tableau3.A1" office:value-type="string">
            <text:p text:style-name="P421">Salaire</text:p>
          </table:table-cell>
          <table:table-cell table:style-name="Tableau3.A1" office:value-type="string">
            <text:p text:style-name="P574">Precedente</text:p>
          </table:table-cell>
          <table:table-cell table:style-name="Tableau3.F1" office:value-type="string">
            <text:p text:style-name="P574">Suivante</text:p>
          </table:table-cell>
        </table:table-row>
        <table:table-row>
          <table:table-cell table:style-name="Tableau3.A2" office:value-type="string">
            <text:p text:style-name="P423">A20</text:p>
          </table:table-cell>
          <table:table-cell table:style-name="Tableau3.A2" office:value-type="string">
            <text:p text:style-name="P423">Andre</text:p>
          </table:table-cell>
          <table:table-cell table:style-name="Tableau3.A2" office:value-type="string">
            <text:p text:style-name="P577">28</text:p>
          </table:table-cell>
          <table:table-cell table:style-name="Tableau3.A2" office:value-type="string">
            <text:p text:style-name="P577">2000.80</text:p>
          </table:table-cell>
          <table:table-cell table:style-name="Tableau3.A2" office:value-type="string">
            <text:p text:style-name="P577">0</text:p>
          </table:table-cell>
          <table:table-cell table:style-name="Tableau3.F2" office:value-type="string">
            <text:p text:style-name="P577">A60</text:p>
          </table:table-cell>
        </table:table-row>
        <table:table-row>
          <table:table-cell table:style-name="Tableau3.A2" office:value-type="string">
            <text:p text:style-name="P423">A60</text:p>
          </table:table-cell>
          <table:table-cell table:style-name="Tableau3.A2" office:value-type="string">
            <text:p text:style-name="P423">Jean</text:p>
          </table:table-cell>
          <table:table-cell table:style-name="Tableau3.A2" office:value-type="string">
            <text:p text:style-name="P577">27</text:p>
          </table:table-cell>
          <table:table-cell table:style-name="Tableau3.A2" office:value-type="string">
            <text:p text:style-name="P577">3000.25</text:p>
          </table:table-cell>
          <table:table-cell table:style-name="Tableau3.A2" office:value-type="string">
            <text:p text:style-name="P577">A20</text:p>
          </table:table-cell>
          <table:table-cell table:style-name="Tableau3.F2" office:value-type="string">
            <text:p text:style-name="P577">A100</text:p>
          </table:table-cell>
        </table:table-row>
        <table:table-row>
          <table:table-cell table:style-name="Tableau3.A2" office:value-type="string">
            <text:p text:style-name="P423">A100</text:p>
          </table:table-cell>
          <table:table-cell table:style-name="Tableau3.A2" office:value-type="string">
            <text:p text:style-name="P423">Pierre</text:p>
          </table:table-cell>
          <table:table-cell table:style-name="Tableau3.A2" office:value-type="string">
            <text:p text:style-name="P577">32</text:p>
          </table:table-cell>
          <table:table-cell table:style-name="Tableau3.A2" office:value-type="string">
            <text:p text:style-name="P577">4000</text:p>
          </table:table-cell>
          <table:table-cell table:style-name="Tableau3.A2" office:value-type="string">
            <text:p text:style-name="P577">A60</text:p>
          </table:table-cell>
          <table:table-cell table:style-name="Tableau3.F2" office:value-type="string">
            <text:p text:style-name="P577">0</text:p>
          </table:table-cell>
        </table:table-row>
      </table:table>
      <text:p text:style-name="P70"/>
      <text:p text:style-name="P420"><text:span text:style-name="T37"><text:tab/></text:span><text:span text:style-name="T129">Le pointeur dont la valeur est 0, encore notée NULL, ne correspond à aucune valeur </text:span><text:span text:style-name="T125"><text:tab/></text:span><text:span text:style-name="T129">licite. <text:tab/>Déférencer un pointeur nul conduit à une erreur d'exécution (segmentation </text:span><text:span text:style-name="T125"><text:tab/></text:span><text:span text:style-name="T129">fault).</text:span></text:p>
      <text:p text:style-name="P67"><text:tab/></text:p>
      <text:p text:style-name="P342">Instructions réalisant le chaînage logique ci-dessus :</text:p>
      <text:p text:style-name="P67"><text:tab/><text:tab/>a.precedente = NULL;</text:p>
      <text:p text:style-name="P67"><text:tab/><text:tab/>a.suivante = &amp;j;</text:p>
      <text:p text:style-name="P67"><text:tab/><text:tab/>j.precedente = &amp;a;</text:p>
      <text:p text:style-name="P67"><text:tab/><text:tab/>j.suivante = &amp;p;</text:p>
      <text:p text:style-name="P67"><text:tab/><text:tab/>p.precedente = &amp;j;</text:p>
      <text:p text:style-name="P67"><text:tab/><text:tab/>p.suivante = NULL;</text:p>
      <text:p text:style-name="P67"/>
      <text:p text:style-name="P6">6 Champ de bits dans les stuctures</text:p>
      <text:p text:style-name="P67"><text:tab/>Un objet de type char, int ou unsigned int peut être vu comme une structure dont les <text:tab/>membres sont des suites de bits consécutives.</text:p>
      <text:p text:style-name="P67"><text:tab/>Cela est intéressant pour les logiciels de type 'drivers' dans lesquels on a à lire des parties <text:tab/>de mots d'états qui occupent quelques bits.</text:p>
      <text:p text:style-name="P46"/>
      <text:p text:style-name="P73"><text:tab/><text:span text:style-name="T101">Exemple :</text:span><text:tab/></text:p>
      <table:table table:name="Tableau82" table:style-name="Tableau82">
        <table:table-column table:style-name="Tableau82.A"/>
        <table:table-column table:style-name="Tableau82.B"/>
        <table:table-row>
          <table:table-cell table:style-name="Tableau82.A1" office:value-type="string">
            <text:p text:style-name="P222"><text:span text:style-name="T69">struct </text:span></text:p>
            <text:p text:style-name="P222"><text:span text:style-name="T69">{</text:span></text:p>
            <text:p text:style-name="P707">unsigned <text:s/>bit_faible : 1,</text:p>
            <text:p text:style-name="P695"><text:s/>car_ascii : 7,</text:p>
            <text:p text:style-name="P672"><text:tab/><text:tab/>bit_centre : 1,</text:p>
            <text:p text:style-name="P723"><text:tab/><text:tab/><text:tab/> <text:s text:c="2"/>: 3,<text:tab/>/* padding */</text:p>
            <text:p text:style-name="P672"><text:tab/><text:tab/>demi_octet : 4;</text:p>
            <text:p text:style-name="P691"><text:span text:style-name="T33">} r = {0, 'a', 1, 0x0f};<text:tab/>/* 'a' == 0x61 */</text:span></text:p>
          </table:table-cell>
          <table:table-cell table:style-name="Tableau82.B1" office:value-type="string">
            <text:p text:style-name="P743">struct</text:p>
            <text:p text:style-name="P743">{</text:p>
            <text:p text:style-name="P743"><text:s text:c="4"/>unsigned bit_faible : 1;</text:p>
            <text:p text:style-name="P743"><text:s text:c="4"/>unsigned car_ascii : 7;</text:p>
            <text:p text:style-name="P743"><text:s text:c="4"/>unsigned bit_centre : 1;</text:p>
            <text:p text:style-name="P743"><text:s text:c="4"/>unsigned : 3;<text:tab/><text:tab/>/* padding */</text:p>
            <text:p text:style-name="P743"><text:s text:c="4"/>unsigned demi_octet : 4;</text:p>
            <text:p text:style-name="P743">} r = {0, 'a', 1, 0x0f};<text:tab/><text:tab/>/* 'a' == 0x61 */</text:p>
          </table:table-cell>
        </table:table-row>
      </table:table>
      <text:p text:style-name="P73"/>
      <text:p text:style-name="P44"><text:span text:style-name="T41"><text:tab/><text:tab/><text:tab/></text:span></text:p>
      <text:p text:style-name="P13"/>
      <text:p text:style-name="P351">7 Les unions</text:p>
      <text:p text:style-name="P67"><text:tab/>Une union est une structure dans laquelle tous les membres sont alloués à partir de la <text:tab/>même adresse, qui est celle de l'union elle-même. Celle-ci a donc la taille de son membre le <text:tab/>plus long (arrondi au pair).</text:p>
      <text:p text:style-name="P73"/>
      <text:p text:style-name="P73"><text:tab/><text:span text:style-name="T101">Exemple :</text:span><text:tab/></text:p>
      <text:p text:style-name="P67"><text:tab/>Interprétation d'une zone mémoire de 8 octets selon différents formats </text:p>
      <text:p text:style-name="P454"><text:tab/><text:tab/>struct {</text:p>
      <text:p text:style-name="P77"><text:tab/><text:tab/><text:tab/>int type;</text:p>
      <text:p text:style-name="P77"><text:tab/><text:tab/><text:tab/>union udef {</text:p>
      <text:p text:style-name="P77"><text:tab/><text:tab/><text:tab/><text:tab/><text:tab/>struct {int a; int b;} entiers;</text:p>
      <text:p text:style-name="P44"><text:span text:style-name="T37"><text:tab/><text:tab/></text:span><text:span text:style-name="T39"><text:tab/><text:tab/><text:tab/>long l;</text:span></text:p>
      <text:p text:style-name="P77"><text:tab/><text:tab/><text:tab/><text:tab/><text:tab/>double f;</text:p>
      <text:p text:style-name="P77"><text:tab/><text:tab/><text:tab/><text:tab/><text:tab/>char * s;</text:p>
      <text:p text:style-name="P77"><text:tab/><text:tab/><text:tab/>} u;</text:p>
      <text:p text:style-name="P77"><text:tab/><text:tab/>} su;</text:p>
      <text:p text:style-name="P67"><text:tab/>La syntaxe est analogue aux structures : <text:span text:style-name="T185">su.type, su.u.entiers, su.u.entiers.a, su.u.l</text:span></text:p>
      <text:p text:style-name="P8"/>
      <text:p text:style-name="P8">8 Les énumérations</text:p>
      <text:p text:style-name="P62"/>
      <text:p text:style-name="P8">8.1 Déclaration</text:p>
      <text:p text:style-name="P67"><text:tab/>Cette déclaration permet de définir une liste de constantes par énumération et définit un <text:tab/>nouveau type.</text:p>
      <text:p text:style-name="P67"><text:tab/>Chaque constante correspond en fait à une valeur entière. Par défaut, la première vaut 0, la <text:tab/>deuxième 1, etc...</text:p>
      <text:p text:style-name="P44"><text:span text:style-name="T34"><text:tab/></text:span><text:span text:style-name="T54">Exemple :</text:span><text:span text:style-name="T34"><text:tab/></text:span><text:span text:style-name="T39">enum semaine</text:span></text:p>
      <text:p text:style-name="P441"><text:tab/>{</text:p>
      <text:p text:style-name="P77"><text:tab/><text:tab/><text:tab/><text:tab/>dimanche, lundi, mardi, mercredi, jeudi, vendredi, samedi</text:p>
      <text:p text:style-name="P441"><text:tab/>};</text:p>
      <text:p text:style-name="P44"><text:span text:style-name="T39"><text:tab/>enum semaine </text:span><text:span text:style-name="T37">est un nouveau type</text:span><text:span text:style-name="T39">.</text:span></text:p>
      <text:p text:style-name="P8"><text:soft-page-break/>8.2 Initialisation</text:p>
      <text:p text:style-name="P67"><text:tab/>On peut changer la valeur des constantes en les initialisant à partir d'une certaine valeur.</text:p>
      <text:p text:style-name="P51"/>
      <text:p text:style-name="P44"><text:span text:style-name="T34"><text:tab/></text:span><text:span text:style-name="T54">Exemple :</text:span><text:span text:style-name="T37"><text:tab/></text:span><text:span text:style-name="T39">enum semaine<text:tab/>{</text:span></text:p>
      <text:p text:style-name="P77"><text:tab/><text:tab/><text:tab/>dimanche = 7, lundi = 1, mardi, mercredi, jeudi, vendredi, samedi};</text:p>
      <text:p text:style-name="P67"><text:tab/>la valeur 7 est associée à dimanche, 1 à lundi, 2 à mardi, ..., et 6 à samedi.</text:p>
      <text:p text:style-name="P46"/>
      <text:p text:style-name="P8">8.3 Déclaration de variable</text:p>
      <text:p text:style-name="P44"><text:span text:style-name="T34"><text:tab/></text:span><text:span text:style-name="T54">Exemple :</text:span><text:span text:style-name="T37"><text:tab/><text:tab/></text:span><text:span text:style-name="T39">enum semaine jour;</text:span></text:p>
      <text:p text:style-name="P77"><text:tab/><text:tab/><text:tab/><text:tab/>enum semaine jourJ = jeudi;</text:p>
      <text:p text:style-name="P73"><text:tab/><text:span text:style-name="T101">Utilisation :</text:span></text:p>
      <text:p text:style-name="P44"><text:span text:style-name="T37"><text:tab/><text:tab/></text:span><text:span text:style-name="T34">- </text:span><text:span text:style-name="T57">affectation </text:span><text:span text:style-name="T34">:</text:span><text:span text:style-name="T37"><text:tab/></text:span><text:span text:style-name="T39"><text:tab/>jour = lundi; <text:tab/><text:tab/></text:span><text:span text:style-name="T37">ou <text:tab/><text:tab/></text:span><text:span text:style-name="T39">jour = 0;</text:span></text:p>
      <text:p text:style-name="P44"><text:span text:style-name="T37"><text:tab/><text:tab/>- test :<text:tab/><text:tab/><text:tab/>if (jour == samedi)<text:tab/>ou</text:span><text:span text:style-name="T39"><text:tab/><text:tab/>if (jour == 6)</text:span></text:p>
      <text:p text:style-name="P67"><text:tab/>Les notations entières ou sous forme d'une constante par énumération sont donc <text:tab/>équivalentes.</text:p>
      <text:p text:style-name="P51"/>
      <text:p text:style-name="P44"><text:span text:style-name="T34"><text:tab/></text:span><text:span text:style-name="T54">Attention :</text:span><text:span text:style-name="T55"> </text:span></text:p>
      <text:p text:style-name="P67"><text:tab/>Le compilateur ne vérifie pas que la valeur affectée fait partie de l'ensemble des valeurs <text:tab/>de l'énumération.</text:p>
      <text:p text:style-name="P44"><text:span text:style-name="T37"><text:tab/><text:tab/><text:tab/></text:span><text:span text:style-name="T39">jour = 124;</text:span></text:p>
      <text:p text:style-name="P67"><text:tab/>génére l'erreur : warning : énumération type clash, operator = mais fonctionne bien à <text:tab/>l'éxécution.</text:p>
      <text:p text:style-name="P46"/>
      <text:p text:style-name="P26"/>
      <text:p text:style-name="P378">Chapitre 6 : fonctions </text:p>
      <text:p text:style-name="P46"/>
      <text:p text:style-name="P6">1 Passage de paramètres à une fonction</text:p>
      <text:p text:style-name="P44"><text:span text:style-name="T37"><text:tab/>En C, le </text:span><text:span text:style-name="T34">passage</text:span><text:span text:style-name="T37"> de paramètres se fait toujours "</text:span><text:span text:style-name="T34">par valeur </text:span><text:span text:style-name="T37">" :</text:span></text:p>
      <text:p text:style-name="P388"><text:span text:style-name="T37">les </text:span><text:span text:style-name="T34">paramètres effectifs</text:span><text:span text:style-name="T37"> (</text:span><text:span text:style-name="T41">arguments</text:span><text:span text:style-name="T37">) sont recopiés dans les </text:span><text:span text:style-name="T34">paramètres formels</text:span><text:span text:style-name="T37"> (</text:span><text:span text:style-name="T41">paramètres</text:span><text:span text:style-name="T37">) et ce dans une zone de travail locale à la fonction et allouée sur la </text:span><text:span text:style-name="T34">pile interne</text:span><text:span text:style-name="T37"> du langage C propre à chaque utilisateur.</text:span></text:p>
      <text:p text:style-name="P479"><text:tab/>La fonction ne modifie que cette zone locale et donc en aucune façon les variables <text:tab/>(arguments) de la fonction appelante.</text:p>
      <text:p text:style-name="P453"><text:tab/>Cette zone locale contenant les paramètres est allouée automatiquement sur la pile à <text:tab/>l'entrée dans la fonction et est désallouée automatiquement à la sortie de la fonction.</text:p>
      <text:p text:style-name="P452"><text:span text:style-name="T37"><text:tab/>Les paramètres et les variables locales d'une fonction sont de classe de stockage </text:span><text:span text:style-name="T34">auto</text:span><text:span text:style-name="T37"> <text:tab/>(</text:span><text:span text:style-name="T41">gestion automatique</text:span><text:span text:style-name="T37">).</text:span></text:p>
      <text:p text:style-name="P453"><text:tab/>Pour pouvoir modifier une variable de la fonction appelante indirectement, il faut passer <text:tab/><text:span text:style-name="T121">son </text:span><text:span text:style-name="T144">adresse en paramètre</text:span><text:span text:style-name="T121">.</text:span></text:p>
      <text:p text:style-name="P144"/>
      <table:table table:name="Tableau4" table:style-name="Tableau4">
        <table:table-column table:style-name="Tableau4.A"/>
        <table:table-column table:style-name="Tableau4.B"/>
        <table:table-row>
          <table:table-cell table:style-name="Tableau4.A1" office:value-type="string">
            <text:p text:style-name="P129">1 pas de modification</text:p>
            <text:p text:style-name="P197">void f (<text:span text:style-name="T21">int x</text:span>)<text:tab/></text:p>
            <text:p text:style-name="P197">{</text:p>
            <text:p text:style-name="P330"><text:span text:style-name="T21">x</text:span> = 10;<text:tab/></text:p>
            <text:p text:style-name="P197">}</text:p>
            <text:p text:style-name="P197"/>
            <text:p text:style-name="P197">int main ()<text:tab/><text:tab/><text:tab/></text:p>
            <text:p text:style-name="P197">{<text:tab/><text:tab/><text:tab/><text:tab/></text:p>
            <text:p text:style-name="P197"><text:tab/>int a = 8;<text:tab/><text:tab/><text:tab/><text:tab/></text:p>
            <text:p text:style-name="P197"><text:tab/>f(<text:span text:style-name="T21">a</text:span>);<text:tab/></text:p>
            <text:p text:style-name="P330">return 0;<text:tab/></text:p>
            <text:p text:style-name="P197">}</text:p>
          </table:table-cell>
          <table:table-cell table:style-name="Tableau4.B1" office:value-type="string">
            <text:p text:style-name="P129">2 modification</text:p>
            <text:p text:style-name="P197">void f (<text:span text:style-name="T21">int * p</text:span>)</text:p>
            <text:p text:style-name="P197">{</text:p>
            <text:p text:style-name="P197"><text:tab/><text:span text:style-name="T21">*p</text:span> = 10;</text:p>
            <text:p text:style-name="P197">}</text:p>
            <text:p text:style-name="P197"/>
            <text:p text:style-name="P197">int main ()<text:tab/><text:tab/><text:tab/></text:p>
            <text:p text:style-name="P197">{<text:tab/><text:tab/><text:tab/><text:tab/></text:p>
            <text:p text:style-name="P197"><text:tab/>int a = 8;<text:tab/><text:tab/><text:tab/><text:tab/></text:p>
            <text:p text:style-name="P197"><text:tab/>f(<text:span text:style-name="T21">&amp;a</text:span>);</text:p>
            <text:p text:style-name="P197"><text:tab/>return 0;<text:tab/><text:tab/></text:p>
            <text:p text:style-name="P197">}</text:p>
          </table:table-cell>
        </table:table-row>
        <table:table-row>
          <table:table-cell table:style-name="Tableau4.A2" office:value-type="string">
            <text:p text:style-name="P152">a vaut 8</text:p>
          </table:table-cell>
          <table:table-cell table:style-name="Tableau4.B2" office:value-type="string">
            <text:p text:style-name="P152">a vaut 10</text:p>
          </table:table-cell>
        </table:table-row>
      </table:table>
      <text:p text:style-name="P137"/>
      <text:p text:style-name="P44"><text:span text:style-name="T37"><text:tab/>Un autre exemple, celui classique de la fonction </text:span><text:span text:style-name="T34">swap</text:span><text:span text:style-name="T37">, a été développé dans le chapitre <text:tab/></text:span><text:span text:style-name="T3">POINTEURS</text:span><text:span text:style-name="T37">.</text:span></text:p>
      <text:p text:style-name="P6"><text:soft-page-break/>2 déclaration prototype</text:p>
      <text:p text:style-name="P67"><text:tab/>Afin que le compilateur vérifie le typage, tout appel de fonction doit être précédé d'une <text:tab/>déclaration prototype de la fonction. </text:p>
      <text:p text:style-name="P67"><text:tab/>Plus précisément, le compilateur vérifie l'adéquation entre le type et le nombre des <text:tab/>arguments de l'appel de fonction et le type et le nombre des paramètres de la déclaration <text:tab/>prototype.</text:p>
      <text:p text:style-name="P67"/>
      <text:p text:style-name="P67"><text:tab/><text:span text:style-name="T102">Vocabulaire</text:span><text:span text:style-name="T21"> :</text:span></text:p>
      <text:p text:style-name="P67"><text:tab/><text:tab/><text:tab/><text:span text:style-name="T21">Appel : argument ou paramètre effectif</text:span></text:p>
      <text:p text:style-name="P75"><text:tab/><text:tab/><text:tab/>Déclaration prototype : paramètre ou paramètre formel</text:p>
      <text:p text:style-name="P67"/>
      <text:p text:style-name="P67"><text:tab/>La déclaration protype peut être :</text:p>
      <text:list xml:id="list31213492" text:style-name="L25">
        <text:list-item>
          <text:list>
            <text:list-item>
              <text:list>
                <text:list-item>
                  <text:list>
                    <text:list-item>
                      <text:list>
                        <text:list-item>
                          <text:p text:style-name="P665"><text:span text:style-name="T21">globale</text:span> : elle figure alors en tête d'un fichier .c ou dans un fichier d'entête .h à inclure dans le fichier .c, où l'appel est fait</text:p>
                        </text:list-item>
                        <text:list-item>
                          <text:p text:style-name="P665"><text:span text:style-name="T21">locale </text:span>à une fonction.</text:p>
                        </text:list-item>
                      </text:list>
                    </text:list-item>
                  </text:list>
                </text:list-item>
              </text:list>
            </text:list-item>
          </text:list>
        </text:list-item>
      </text:list>
      <text:p text:style-name="P51"><text:tab/><text:span text:style-name="T171">Le </text:span><text:span text:style-name="T203">mot-clé extern</text:span><text:span text:style-name="T171"> est facultatif, mais conseillé par la plupart des experts.</text:span></text:p>
      <text:p text:style-name="P73"/>
      <text:p text:style-name="P73"><text:tab/><text:span text:style-name="T101">Exemple :</text:span></text:p>
      <table:table table:name="Tableau44" table:style-name="Tableau44">
        <table:table-column table:style-name="Tableau44.A"/>
        <table:table-column table:style-name="Tableau44.B"/>
        <table:table-row>
          <table:table-cell table:style-name="Tableau44.A1" office:value-type="string">
            <text:p text:style-name="P503">extern double cos (double) ; </text:p>
            <text:p text:style-name="P648"/>
            <text:p text:style-name="P500">void f ()</text:p>
            <text:p text:style-name="P500">{</text:p>
            <text:p text:style-name="P500"><text:tab/>double x;</text:p>
            <text:p text:style-name="P500"><text:s/>/* déclaration prototype locale, usage peu fréquent */</text:p>
            <text:p text:style-name="P500"><text:tab/><text:span text:style-name="T21">extern double calcul (int);</text:span></text:p>
            <text:p text:style-name="P500"><text:tab/>x = calcul (5);</text:p>
            <text:p text:style-name="P500"><text:tab/>y = cos(x);</text:p>
            <text:p text:style-name="P500"><text:tab/>x = calcul();<text:tab/>/* NE COMPILE PAS */</text:p>
            <text:p text:style-name="P482"><text:tab/><text:span text:style-name="T219">y = cos(x, 10);<text:tab/>/* NE COMPILE PAS */</text:span></text:p>
            <text:p text:style-name="P500"><text:tab/>...</text:p>
            <text:p text:style-name="P500">}</text:p>
          </table:table-cell>
          <table:table-cell table:style-name="Tableau44.B1" office:value-type="string">
            <text:p text:style-name="P114">/* cos : déclaration prototype dans math.h */</text:p>
            <text:p text:style-name="P501">#include &lt;math.h&gt;</text:p>
            <text:p text:style-name="P114">/* calcul : déclaration prototype dans calcul.h */</text:p>
            <text:p text:style-name="P501">#include ''calcul.h''</text:p>
            <text:p text:style-name="P525"/>
            <text:p text:style-name="P500">void f ()</text:p>
            <text:p text:style-name="P500">{</text:p>
            <text:p text:style-name="P500"><text:tab/>double x;</text:p>
            <text:p text:style-name="P500"><text:tab/>x = calcul (5);</text:p>
            <text:p text:style-name="P500"><text:tab/>y = cos(x);</text:p>
            <text:p text:style-name="P500"><text:tab/>x = calcul();<text:tab/>/* NE COMPILE PAS */</text:p>
            <text:p text:style-name="P482"><text:tab/><text:span text:style-name="T219">y = cos(x, 10);<text:tab/>/* NE COMPILE PAS */<text:tab/></text:span></text:p>
            <text:p text:style-name="P298">...</text:p>
            <text:p text:style-name="P500">}</text:p>
          </table:table-cell>
        </table:table-row>
      </table:table>
      <text:p text:style-name="P73"><text:soft-page-break/><text:tab/></text:p>
      <text:p text:style-name="P555">chapitre 7 : </text:p>
      <text:p text:style-name="P555">conversions de types</text:p>
      <text:p text:style-name="P555">types complexes</text:p>
      <text:p text:style-name="P46"/>
      <text:p text:style-name="P31">1 Conversion de types</text:p>
      <text:p text:style-name="P46"/>
      <text:p text:style-name="P8">1.1 Conversion implicite</text:p>
      <text:p text:style-name="P273">Le langage C effectue de lui-même des conversions de types implicites.</text:p>
      <text:p text:style-name="P273">La conversion implicite s'effectue :</text:p>
      <text:p text:style-name="P273"><text:tab/>- lorsqu'une valeur est affectée à une variable de type différent</text:p>
      <text:p text:style-name="P273"><text:tab/>- en présence d'opérateurs qui convertissent leurs opérandes avant <text:tab/>d'effectuer <text:tab/>l'opération </text:p>
      <text:p text:style-name="P273"><text:tab/>- lors du passage de valeurs comme paramètres à une fonction.</text:p>
      <text:p text:style-name="P273">D'une manière générale, il est conseillé de ne pas trop mélanger des variables de types différents dans une même expression.</text:p>
      <text:p text:style-name="P26"/>
      <text:p text:style-name="P8">1.2 Conversion explicite</text:p>
      <text:p text:style-name="P67"><text:tab/>Une conversion explicite permet de convertir le type d'une expression ou d'une variable.</text:p>
      <text:p text:style-name="P44"><text:span text:style-name="T34"><text:tab/></text:span><text:span text:style-name="T54">exemple :</text:span><text:span text:style-name="T34"><text:tab/><text:tab/></text:span><text:span text:style-name="T40">float f ;</text:span></text:p>
      <text:p text:style-name="P433">int i = 8 , j = 7;</text:p>
      <text:p text:style-name="P433">f = (float) i / (float) j;</text:p>
      <text:p text:style-name="P67"><text:tab/></text:p>
      <text:p text:style-name="P67"><text:tab/>La conversion explicite est aussi utilisée pour convertir les pointeurs. En effet, le <text:tab/>compilateur n'accepte pas l'affectation d'un pointeur dans un pointeur de type différent.</text:p>
      <text:p text:style-name="P44"><text:span text:style-name="T34"><text:tab/></text:span><text:span text:style-name="T54">exemple :</text:span><text:span text:style-name="T34"><text:tab/></text:span><text:span text:style-name="T40">int * p;</text:span></text:p>
      <text:p text:style-name="P78"><text:tab/><text:tab/><text:tab/>p = (int *) malloc(5 * sizeof(int)); /* tableau dynamique de 5 entiers */</text:p>
      <text:p text:style-name="P448"/>
      <text:p text:style-name="P13"/>
      <text:p text:style-name="P351">2 Les types complexes</text:p>
      <text:p text:style-name="P248"><text:span text:style-name="T37">Le mot clé </text:span><text:span text:style-name="T34">typedef</text:span><text:span text:style-name="T37"> permet de définir un identificateur synonyme d'un type déjà existant. Cet identificateur pourra ensuite être utilisé comme un nom de type lors de déclarations.</text:span></text:p>
      <text:p text:style-name="P273">Il est parfois d'usage de mettre les types synonymes en majuscules.</text:p>
      <text:p text:style-name="P46"/>
      <text:list xml:id="list31205689" text:style-name="L26">
        <text:list-item>
          <text:list>
            <text:list-header>
              <text:p text:style-name="P732">2.1 Définition de types synonymes</text:p>
              <text:p text:style-name="P732"/>
            </text:list-header>
          </text:list>
        </text:list-item>
      </text:list>
      <table:table table:name="Tableau71" table:style-name="Tableau71">
        <table:table-column table:style-name="Tableau71.A"/>
        <table:table-column table:style-name="Tableau71.B"/>
        <table:table-row>
          <table:table-cell table:style-name="Tableau71.A1" office:value-type="string">
            <text:p text:style-name="P479">typedef<text:tab/> char BOOLEEN; </text:p>
            <text:p text:style-name="P479">typedef<text:tab/> enum booleen<text:tab/> BOOLEAN;</text:p>
            <text:p text:style-name="P479"/>
            <text:p text:style-name="P479">typedef<text:tab/> unsigned short USHORT;</text:p>
            <text:p text:style-name="P479">typedef <text:s/>short NOTES[20];</text:p>
          </table:table-cell>
          <table:table-cell table:style-name="Tableau71.B1" office:value-type="string">
            <text:p text:style-name="P479">BOOLEEN <text:tab/>est synonyme de<text:tab/>char </text:p>
            <text:p text:style-name="P479">BOOLEAN<text:tab/>est synonyme de<text:tab/>enum booleen</text:p>
            <text:p text:style-name="P482">avec :<text:tab/>enum booleen { FALSE = 0, TRUE = 1 };</text:p>
            <text:p text:style-name="P479">USHORT <text:tab/>est synonyme de<text:tab/>unsigned short</text:p>
            <text:p text:style-name="P479">NOTES<text:tab/>est synonyme de<text:tab/>short [20]</text:p>
          </table:table-cell>
        </table:table-row>
      </table:table>
      <text:list xml:id="list31638029" text:continue-numbering="true" text:style-name="L26">
        <text:list-item>
          <text:list>
            <text:list-header>
              <text:p text:style-name="P660"/>
            </text:list-header>
          </text:list>
        </text:list-item>
      </text:list>
      <text:p text:style-name="P283">Utilisation dans des définitions de variables :</text:p>
      <text:p text:style-name="P273">BOOLEEN status ;<text:tab/><text:tab/>au lieu de<text:tab/><text:tab/>char status;</text:p>
      <text:p text:style-name="P273">BOOLEAN bool;<text:tab/><text:tab/>au lieu de<text:tab/><text:tab/>enum booleen ;</text:p>
      <text:p text:style-name="P273">USHORT n ;<text:tab/><text:tab/><text:tab/>au lieu de<text:tab/><text:tab/>unsigned short n;</text:p>
      <text:p text:style-name="P273">NOTES table ;<text:tab/><text:tab/>au lieu de<text:tab/><text:tab/>short table [20];</text:p>
      <text:p text:style-name="P46"/>
      <text:p text:style-name="P53"><text:tab/><text:span text:style-name="T101">Pour les structures :</text:span></text:p>
      <text:p text:style-name="P60"/>
      <table:table table:name="Tableau70" table:style-name="Tableau70">
        <table:table-column table:style-name="Tableau70.A"/>
        <table:table-column table:style-name="Tableau70.B"/>
        <table:table-row>
          <table:table-cell table:style-name="Tableau70.A1" office:value-type="string">
            <text:p text:style-name="P561">struct personne</text:p>
            <text:p text:style-name="P561">{</text:p>
            <text:p text:style-name="P561"><text:tab/>char nom[30];</text:p>
            <text:p text:style-name="P561"><text:tab/>char prenom[40];</text:p>
            <text:p text:style-name="P561"><text:tab/>int age;</text:p>
            <text:p text:style-name="P561"><text:tab/>char sexe;</text:p>
            <text:p text:style-name="P561">};</text:p>
            <text:p text:style-name="P573">typedef struct personne personne;</text:p>
          </table:table-cell>
          <table:table-cell table:style-name="Tableau70.B1" office:value-type="string">
            <text:p text:style-name="P573">OU </text:p>
            <text:p text:style-name="P573">typedef struct personne</text:p>
            <text:p text:style-name="P561">{</text:p>
            <text:p text:style-name="P561"><text:tab/>char nom[30];</text:p>
            <text:p text:style-name="P561"><text:tab/>char prenom[40];</text:p>
            <text:p text:style-name="P561"><text:tab/>int age;</text:p>
            <text:p text:style-name="P561"><text:tab/>char sexe;</text:p>
            <text:p text:style-name="P561">}<text:span text:style-name="T21">personne</text:span>;</text:p>
          </table:table-cell>
        </table:table-row>
        <table:table-row>
          <table:table-cell table:style-name="Tableau70.A2" office:value-type="string">
            <text:p text:style-name="P561"><text:span text:style-name="T160">extern</text:span><text:span text:style-name="T163"> </text:span><text:span text:style-name="T160">void</text:span><text:span text:style-name="T163"> saisie(</text:span><text:span text:style-name="T160">struct</text:span><text:span text:style-name="T163"> personne *);</text:span></text:p>
            <text:p text:style-name="P562"><text:span text:style-name="T160">extern</text:span><text:span text:style-name="T163"> </text:span><text:span text:style-name="T160">void</text:span><text:span text:style-name="T163"> affiche(</text:span><text:span text:style-name="T160">const</text:span><text:span text:style-name="T163"> </text:span><text:span text:style-name="T160">struct</text:span><text:span text:style-name="T163"> personne *);</text:span></text:p>
          </table:table-cell>
          <table:table-cell table:style-name="Tableau70.B2" office:value-type="string">
            <text:p text:style-name="P561"><text:span text:style-name="T154">OU</text:span><text:span text:style-name="T160"> extern</text:span><text:span text:style-name="T163"> </text:span><text:span text:style-name="T160">void</text:span><text:span text:style-name="T163"> saisie(personne *);</text:span></text:p>
            <text:p text:style-name="P562"><text:span text:style-name="T154">OU</text:span><text:span text:style-name="T160"> extern</text:span><text:span text:style-name="T163"> </text:span><text:span text:style-name="T160">void</text:span><text:span text:style-name="T163"> affiche(</text:span><text:span text:style-name="T160">const</text:span><text:span text:style-name="T163"> personne *);</text:span></text:p>
          </table:table-cell>
        </table:table-row>
      </table:table>
      <text:p text:style-name="P563"/>
      <text:p text:style-name="Standard"><text:tab/><text:span text:style-name="T87">Le nouveau type personne est un synonyme du type struct personne.</text:span></text:p>
      <text:p text:style-name="P352">2.2 Construction de types complexes </text:p>
      <text:p text:style-name="P273">Il est possible de définir des variables de types très complexes en C.</text:p>
      <text:p text:style-name="P273">La méthode est la suivante pour pouvoir comprendre une déclaration comportant un type complexe :</text:p>
      <text:p text:style-name="P399">Il faut partir de l'intérieur (parenthèse la plus imbriquée) vers <text:s/>l'extérieur en allant alternativement à droite puis à gauche.</text:p>
      <text:p text:style-name="P73"><text:tab/><text:span text:style-name="T101">exemple :</text:span></text:p>
      <text:p text:style-name="P73"><text:tab/>char<text:tab/> * <text:s/>(*<text:tab/>(*var) <text:s/>( ) )<text:tab/> [10] ;</text:p>
      <text:p text:style-name="P67"><text:tab/>char<text:tab/> * <text:tab/>(*<text:tab/>(*<text:tab/>var)<text:tab/> ( )<text:tab/> )<text:tab/> [10] ;</text:p>
      <text:p text:style-name="P67"><text:tab/><text:tab/>6 <text:tab/>4 <text:tab/>2 <text:tab/>1 <text:tab/>3 <text:tab/><text:tab/>5</text:p>
      <text:p text:style-name="P274">1. L'identificateur var est<text:tab/><text:tab/>2. un pointeur de<text:tab/>3. fonction retournant </text:p>
      <text:p text:style-name="P274">4. un pointeur vers<text:tab/><text:tab/><text:tab/>5. un tableau de 10<text:tab/>6. pointeurs de caractères</text:p>
      <text:p text:style-name="P46"/>
      <text:p text:style-name="P67"><text:tab/>Si vous savez lire cette déclaration, vous êtes maintenant capable de la définir.</text:p>
      <text:p text:style-name="P73"/>
      <text:p text:style-name="P273">Dans certains cas, les parenthèses sont nécessaires pour modifier l'ordre d'évaluation.</text:p>
      <text:p text:style-name="P248"><text:span text:style-name="T34">int<text:tab/> *<text:tab/>var [10] ;<text:tab/><text:tab/></text:span><text:span text:style-name="T37">tableau de 10 pointeurs d'entiers,</text:span></text:p>
      <text:p text:style-name="P248"><text:span text:style-name="T34">int<text:tab/><text:tab/> (* var) [ ] ;<text:tab/><text:tab/></text:span><text:span text:style-name="T37">pointeur sur un tableau d'entiers.</text:span></text:p>
      <text:p text:style-name="P248"><text:span text:style-name="T34">int <text:tab/>*<text:tab/>var <text:s/>( ) ;<text:tab/><text:tab/></text:span><text:span text:style-name="T37">une fonction retournant un pointeur d’ entier</text:span></text:p>
      <text:p text:style-name="P248"><text:span text:style-name="T34">int <text:tab/>*<text:tab/> (*var) <text:s/>( ) ;</text:span><text:span text:style-name="T37"><text:tab/><text:tab/>un pointeur sur une fonction, cette fonction </text:span></text:p>
      <text:p text:style-name="P614">retourne un pointeur d’entier.</text:p>
      <text:p text:style-name="P248"><text:span text:style-name="T34">int <text:tab/>(* var<text:tab/>[ ] ) <text:s/>( ) ;<text:tab/> <text:tab/></text:span><text:span text:style-name="T37">un tableau de pointeurs vers des fonctions </text:span></text:p>
      <text:p text:style-name="P614">retournant un entier.</text:p>
      <text:p text:style-name="P248"><text:span text:style-name="T34">int<text:tab/> * (* var [ ] ) <text:s/>( ) ;<text:tab/><text:tab/></text:span><text:span text:style-name="T37">un tableau de pointeurs vers des fonctions </text:span></text:p>
      <text:p text:style-name="P615">retournant un pointeur vers un entier.</text:p>
      <text:p text:style-name="P280">int <text:tab/>**<text:tab/>var [ ]<text:tab/> ( ) ;</text:p>
      <text:p text:style-name="P273">signifierait que var est un tableau de fonctions retournant un pointeur vers un pointeur vers un entier ; ceci est impossible, une fonction n'étant pas un objet de taille connue, elle ne peut donc pas être combinée au sein d'un objet dérivé de type tableau.</text:p>
      <text:p text:style-name="P46"/>
      <text:p text:style-name="P556"><text:soft-page-break/>chapitre 8 : </text:p>
      <text:p text:style-name="P557">classes d'allocation DES VARIABLES</text:p>
      <text:p text:style-name="P46"/>
      <text:p text:style-name="P67"><text:tab/>La classe d'allocation d'une variable détermine :</text:p>
      <text:p text:style-name="P448">- l'endroit où va être allouée cette variable,</text:p>
      <text:p text:style-name="P448">- le moment où elle va être allouée (à la compilation, à l'exécution). </text:p>
      <text:p text:style-name="P448">- son mode d'initialisation</text:p>
      <text:p text:style-name="P46"/>
      <text:p text:style-name="P8">1 Environnement d'un processus </text:p>
      <text:p text:style-name="P67"><text:tab/>Pour comprendre la notion de classe, il faut connaître les différentes zones mémoire d'un <text:tab/>processus, image mémoire d'unc programme C en cours d'exécution :</text:p>
      <text:p text:style-name="P388"><text:span text:style-name="T34">DATA :</text:span><text:span text:style-name="T37"><text:tab/>zone de données allouées à la compilation </text:span></text:p>
      <text:p text:style-name="P399"><text:tab/><text:tab/>( variables globales et <text:s/>variables locales <text:s/>static )</text:p>
      <text:p text:style-name="P388"><text:span text:style-name="T34">TEXT :<text:tab/></text:span><text:span text:style-name="T37">zone des instructions</text:span></text:p>
      <text:p text:style-name="P388"><text:span text:style-name="T34">PILE :</text:span><text:span text:style-name="T37"><text:tab/><text:tab/>zone des données dynamiques</text:span></text:p>
      <text:p text:style-name="P399"><text:tab/><text:tab/>( paramètres et variables locales des fonctions )</text:p>
      <text:p text:style-name="P388"><text:span text:style-name="T34">TAS :</text:span><text:span text:style-name="T37"><text:tab/><text:tab/>zone d'allocation dynamique <text:s/>(malloc)</text:span></text:p>
      <text:p text:style-name="P8"/>
      <text:p text:style-name="P8">2 Classe register</text:p>
      <text:p text:style-name="P273">register char c ;<text:tab/><text:tab/>register k ; <text:tab/>/ * sous entendu int * /</text:p>
      <text:p text:style-name="P273">register char * s ;</text:p>
      <text:p text:style-name="P44"><text:span text:style-name="T34"><text:tab/>Types permis : </text:span><text:span text:style-name="T37"><text:s/>char, short, int et leur version "unsigned" et les pointeurs.</text:span></text:p>
      <text:p text:style-name="P46"/>
      <text:p text:style-name="P67"><text:tab/>Le mot clé <text:span text:style-name="T21">register</text:span> suggère au compilateur de stocker une variable locale dans un registre. <text:tab/>Il n'est pas possible de savoir :</text:p>
      <text:p text:style-name="P67"><text:tab/><text:tab/>- si cette suggestion a été ou non prise en compte,</text:p>
      <text:p text:style-name="P67"><text:tab/><text:tab/>- et si oui, dans quel registre se trouve la variable.</text:p>
      <text:p text:style-name="P67"><text:tab/>L'opérateur &amp; est interdit sur une variable register. Quelques registers biens choisis <text:tab/>peuvent sensiblement améliorer les temps d'éxécution.</text:p>
      <text:p text:style-name="P354">3 Classe automatique</text:p>
      <text:p text:style-name="P249"><text:span text:style-name="T33">Classe par défaut des variables locales (mot-clé obsolète </text:span><text:span text:style-name="T64">auto</text:span><text:span text:style-name="T33">)</text:span></text:p>
      <text:p text:style-name="P273">Les variables automatiques sont allouées sur la pile.</text:p>
      <text:p text:style-name="P273">Cette allocation est dynamique, et rien ne garantit que, d'un appel sur l'autre à une même fonction, une variable automatique sera allouée au même endroit.</text:p>
      <text:p text:style-name="P273">Par défaut, ces variables ne sont pas initialisées.</text:p>
      <text:p text:style-name="P273">Leur durée de vie est égale au temps d'exécution du bloc de la fonction dans laquelle elles sont déclarées.</text:p>
      <text:p text:style-name="P46"/>
      <text:p text:style-name="P8">4 Classe statique (locale)</text:p>
      <text:p text:style-name="P262">static int compteur ;</text:p>
      <text:p text:style-name="P273">Les variables locales statiques ne sont visibles que de la fonction dans laquelle elles sont déclarées. </text:p>
      <text:p text:style-name="P273">Cependant, elles ne sont pas allouées sur la pile, mais dans un segment de données allouées de façon permanente pendant toute la durée d'exécution.</text:p>
      <text:p text:style-name="P273">Elles ont donc une localisation figée. Ainsi, leur valeur se conserve entre deux appels consécutifs à la fonction.</text:p>
      <text:p text:style-name="P273">Lorsqu'une variable statique est initialisée en même temps qu'elle est déclarée, cette initialisation n'a lieu qu'une fois, lors du premier appel à la fonction.</text:p>
      <text:p text:style-name="P273">Les locales statiques sont initialisées par défaut à 0.</text:p>
      <text:p text:style-name="P46"/>
      <text:p text:style-name="P73"><text:tab/><text:span text:style-name="T101">Exemple :</text:span></text:p>
      <text:p text:style-name="P479"><text:tab/><text:span text:style-name="T185">void f ( void <text:s/>){</text:span></text:p>
      <text:p text:style-name="P259"><text:tab/>int k <text:s/>= 0 ;<text:tab/><text:tab/><text:tab/>/ * k initialisé à 0 à chaque appel * /</text:p>
      <text:p text:style-name="P259"><text:tab/><text:span text:style-name="T21">static int compteur = 0 ;</text:span> <text:tab/>/ * initialisation au 1er appel * /</text:p>
      <text:p text:style-name="P394">compteur++ ;<text:tab/><text:tab/><text:tab/>/ * avant la sortie du programme, compteur sera </text:p>
      <text:p text:style-name="P612"><text:tab/>égal au nombre d'appels de la fonction <text:s/>f * /</text:p>
      <text:p text:style-name="P259"><text:tab/>… </text:p>
      <text:p text:style-name="P482"><text:tab/>}</text:p>
      <text:p text:style-name="P8"/>
      <text:p text:style-name="P8"><text:soft-page-break/>5 variable globale simple </text:p>
      <text:p text:style-name="P273">Il n'y a pas de mot réservé pour définir une variable globale à un fichier. Toute variable déclarée en dehors du corps des fonctions est globale.</text:p>
      <text:p text:style-name="P273">Les globales sont initialisées par défaut à 0.</text:p>
      <text:p text:style-name="P248"><text:span text:style-name="T37">Toutefois, il est très vivement</text:span><text:span text:style-name="T34"> déconseillé <text:s/>de programmer avec des variables globales</text:span><text:span text:style-name="T37"> ( problèmes de lisibilité, de portabilité, de réutilisation ).</text:span></text:p>
      <text:p text:style-name="P51"/>
      <text:p text:style-name="P73"><text:tab/><text:span text:style-name="T101">exemple : </text:span><text:tab/></text:p>
      <text:p text:style-name="P73"><text:tab/><text:tab/><text:tab/><text:span text:style-name="T101">fichier main.c<text:tab/></text:span><text:tab/></text:p>
      <text:p text:style-name="P399"><text:tab/><text:span text:style-name="T185">int tab [100];</text:span></text:p>
      <text:p text:style-name="P394"><text:tab/>char buf [512];</text:p>
      <text:p text:style-name="P394"><text:tab/>long * 11, * 12;</text:p>
      <text:p text:style-name="P390"/>
      <text:p text:style-name="P394"><text:tab/>int main () </text:p>
      <text:p text:style-name="P394"><text:tab/>{</text:p>
      <text:p text:style-name="P394"><text:tab/><text:tab/>…</text:p>
      <text:p text:style-name="P394"><text:s/><text:tab/><text:tab/>return 0;</text:p>
      <text:p text:style-name="P394"><text:tab/>}<text:tab/></text:p>
      <text:p text:style-name="P46"/>
      <text:p text:style-name="P46"/>
      <text:p text:style-name="P34"/>
      <text:p text:style-name="P352">6 Variable externe </text:p>
      <text:p text:style-name="P248"><text:span text:style-name="T37">Une déclaration de variable précédée du mot clé </text:span><text:span text:style-name="T34">extern</text:span><text:span text:style-name="T37"> indique au compilateur que la variable a été déclarée dans un autre fichier.</text:span></text:p>
      <text:p text:style-name="P273">La visibilité de la variable se trouve ainsi étendue au fichier actuel (ou seulement à une fonction de ce fichier).</text:p>
      <text:p text:style-name="P51"/>
      <text:p text:style-name="P73"><text:tab/>exemple :<text:tab/><text:tab/></text:p>
      <text:p text:style-name="P44"><text:span text:style-name="T34"><text:tab/><text:tab/></text:span><text:span text:style-name="T54">fichier fonc.c</text:span><text:span text:style-name="T55"><text:tab/></text:span><text:span text:style-name="T37"><text:tab/><text:tab/><text:tab/><text:tab/><text:tab/></text:span></text:p>
      <text:p text:style-name="P273"><text:tab/><text:span text:style-name="T181">extern </text:span><text:span text:style-name="T185">int tab[100] ; </text:span></text:p>
      <text:p text:style-name="P273"><text:tab/>tab déclaré et alloué dans <text:span text:style-name="T102">main.c</text:span>, devient visible des fonctions f et g.</text:p>
      <text:p text:style-name="P273"><text:tab/><text:span text:style-name="T185">void f ( )</text:span></text:p>
      <text:p text:style-name="P259"><text:tab/>{</text:p>
      <text:p text:style-name="P259"><text:tab/><text:tab/>tab[5] = 78;</text:p>
      <text:p text:style-name="P259"><text:tab/>}</text:p>
      <text:p text:style-name="P249"/>
      <text:p text:style-name="P273"><text:tab/><text:span text:style-name="T185">void g ( )</text:span></text:p>
      <text:p text:style-name="P259"><text:tab/>{</text:p>
      <text:p text:style-name="P259"><text:tab/><text:tab/>extern long *11 ;<text:tab/>/* seule g peut manipuler 11,</text:p>
      <text:p text:style-name="P259"><text:tab/><text:tab/><text:tab/><text:tab/><text:tab/>l1 est défini et alloué dans main.c */</text:p>
      <text:p text:style-name="P259"><text:tab/><text:tab/>...</text:p>
      <text:p text:style-name="P259"><text:tab/>}<text:tab/><text:tab/><text:tab/></text:p>
      <text:p text:style-name="P56"/>
      <text:p text:style-name="P283">Les références externes non résolues ( définitions oubliées ) sont listées lors de l'édition de liens.</text:p>
      <text:p text:style-name="P46"/>
      <text:p text:style-name="P46"/>
      <text:p text:style-name="P34"/>
      <text:p text:style-name="P352">7 Variable globale statique ET FONCTION STATIQUE</text:p>
      <text:p text:style-name="P248"><text:span text:style-name="T37">Une variable globale précédée du mot clé </text:span><text:span text:style-name="T34">static</text:span><text:span text:style-name="T37"> reste globale au fichier où elle est définie, mais sa visibilité ne peut être étendue aux autres fichiers de l'application.</text:span></text:p>
      <text:p text:style-name="P280">Une fonction peut être déclarée static.</text:p>
      <text:p text:style-name="P51"/>
      <text:p text:style-name="P73"><text:tab/><text:span text:style-name="T101">exemple :</text:span><text:tab/><text:tab/></text:p>
      <table:table table:name="Tableau60" table:style-name="Tableau60">
        <table:table-column table:style-name="Tableau60.A"/>
        <table:table-column table:style-name="Tableau60.B"/>
        <table:table-row>
          <table:table-cell table:style-name="Tableau60.A1" office:value-type="string">
            <text:p text:style-name="P87">fichier main.c :</text:p>
            <text:p text:style-name="P485">static int tab1[100] ;</text:p>
            <text:p text:style-name="P482">long tab2 [5] ;</text:p>
            <text:p text:style-name="P485">static int f (int );</text:p>
            <text:p text:style-name="P482"/>
            <text:p text:style-name="P482">int main ( )</text:p>
            <text:p text:style-name="P482">{</text:p>
            <text:p text:style-name="P482"><text:tab/>int i;</text:p>
            <text:p text:style-name="P482"><text:tab/>i = <text:span text:style-name="T21">f (tab1[5]) </text:span>;</text:p>
            <text:p text:style-name="P482"><text:s text:c="10"/>return 0;</text:p>
            <text:p text:style-name="P482">}<text:tab/></text:p>
            <text:p text:style-name="P482"/>
            <text:p text:style-name="P485">static int f ( int x )</text:p>
            <text:p text:style-name="P482">{</text:p>
            <text:p text:style-name="P482"><text:tab/>tab2[6] = 25000;</text:p>
            <text:p text:style-name="P482">}</text:p>
          </table:table-cell>
          <table:table-cell table:style-name="Tableau60.B1" office:value-type="string">
            <text:p text:style-name="P87">fichier fonc.c :</text:p>
            <text:p text:style-name="P482">extern long <text:s/>tab2 [] ;</text:p>
            <text:p text:style-name="P482">void g ()</text:p>
            <text:p text:style-name="P482">{</text:p>
            <text:p text:style-name="P482"><text:tab/>int i ;</text:p>
            <text:p text:style-name="P482"><text:tab/>i = <text:span text:style-name="T21">f (4)</text:span> ; /* erreur de compilation */</text:p>
            <text:p text:style-name="P482"><text:tab/>tab2[0] = 11; </text:p>
            <text:p text:style-name="P259">…</text:p>
            <text:p text:style-name="P482">}</text:p>
          </table:table-cell>
        </table:table-row>
      </table:table>
      <text:p text:style-name="P73"><text:tab/></text:p>
      <text:p text:style-name="P73"><text:tab/><text:tab/></text:p>
      <text:p text:style-name="P73"><text:tab/><text:tab/></text:p>
      <text:p text:style-name="P67"/>
      <text:p text:style-name="P111"/>
      <text:p text:style-name="P382">chapitre 9 : <text:span text:style-name="T167">TABLEAUX A DEUX DIMENSIONS</text:span></text:p>
      <text:p text:style-name="P134"/>
      <text:p text:style-name="P126">I VISION CLASSIQUE 2D D'UN TABLEAU 2D</text:p>
      <text:p text:style-name="P147"/>
      <text:p text:style-name="P306">Un tableau à deux dimensions permet d'accéder à des informations comme une image (en donnant pour chaque point (<text:span text:style-name="T173">i; j</text:span>) une valeur comme la couleur).</text:p>
      <text:p text:style-name="P306"/>
      <text:p text:style-name="P306">L'élément en ligne i et colonne j d'un tableau tab à deux dimensions est noté tab<text:span text:style-name="T174">[i][j]</text:span></text:p>
      <text:p text:style-name="P306"/>
      <text:p text:style-name="P310"><text:span text:style-name="T175">Du point de vue mathématique, c'est une </text:span><text:span text:style-name="T176">matrice</text:span><text:span text:style-name="T175"> à deux dimensions.</text:span></text:p>
      <text:p text:style-name="P306"/>
      <text:p text:style-name="P306">Voici par exemple comment on initialise un tableau 4<text:span text:style-name="T173"> x</text:span><text:span text:style-name="T177"> 3</text:span><text:span text:style-name="T173"> </text:span>à 0 :</text:p>
      <text:p text:style-name="P147"/>
      <table:table table:name="Tableau5" table:style-name="Tableau5">
        <table:table-column table:style-name="Tableau5.A"/>
        <table:table-row>
          <table:table-cell table:style-name="Tableau5.A1" office:value-type="string">
            <text:p text:style-name="P508">int main ()</text:p>
            <text:p text:style-name="P508">{</text:p>
            <text:p text:style-name="P509"><text:tab/>int tab[4][3];</text:p>
            <text:p text:style-name="P509"><text:tab/>int i, j;</text:p>
            <text:p text:style-name="P509"/>
            <text:p text:style-name="P509"><text:tab/>for (i = 0; i &lt; 4, i++) {</text:p>
            <text:p text:style-name="P408">for (j = 0; j &lt; 3; j++) {</text:p>
            <text:p text:style-name="P509"><text:tab/><text:tab/><text:tab/>tab[i][j] = 0;</text:p>
            <text:p text:style-name="P509"><text:tab/><text:tab/>}</text:p>
            <text:p text:style-name="P509"><text:tab/>}</text:p>
            <text:p text:style-name="P509"><text:tab/></text:p>
            <text:p text:style-name="P509"><text:tab/>return 0;</text:p>
            <text:p text:style-name="P509">}</text:p>
          </table:table-cell>
        </table:table-row>
      </table:table>
      <text:p text:style-name="P147"/>
      <text:p text:style-name="P147"/>
      <text:p text:style-name="P308">Pour passer un tableau à deux dimensions en paramètre, on doit donner explicitement la deuxième dimension.</text:p>
      <text:p text:style-name="P131"/>
      <text:p text:style-name="P131"/>
      <text:p text:style-name="P370">Exemple : lecture d'un tableau à une et deux dimensions.</text:p>
      <text:p text:style-name="P131"/>
      <table:table table:name="Tableau6" table:style-name="Tableau6">
        <table:table-column table:style-name="Tableau6.A"/>
        <table:table-column table:style-name="Tableau6.B"/>
        <table:table-row>
          <table:table-cell table:style-name="Tableau6.A1" office:value-type="string">
            <text:p text:style-name="P159">void lire_tab1D(int a[], int taille)</text:p>
            <text:p text:style-name="P159">{</text:p>
            <text:p text:style-name="P159"><text:s text:c="4"/>int i;</text:p>
            <text:p text:style-name="P159"><text:s text:c="4"/>for (i = 0; i <text:s/>&lt; taille; i++) {</text:p>
            <text:p text:style-name="P159"><text:s text:c="8"/>printf("a[%d] = ", i);</text:p>
            <text:p text:style-name="P159"><text:s text:c="8"/>scanf(" %d", &amp;a[i]);</text:p>
            <text:p text:style-name="P159"><text:s text:c="4"/>}</text:p>
            <text:p text:style-name="P159">}</text:p>
            <text:p text:style-name="P159"/>
            <text:p text:style-name="P159">/** uniquement pour les tableaux 2D de 4 colonnes */</text:p>
            <text:p text:style-name="P159">void lire_tab2D_4COLS(<text:span text:style-name="T21">int a[][4]</text:span>, int nb_lignes)</text:p>
            <text:p text:style-name="P159">{</text:p>
            <text:p text:style-name="P159"><text:s text:c="4"/>int i, j;</text:p>
            <text:p text:style-name="P159"><text:s text:c="4"/>for (i = 0; i &lt; nb_lignes; i++) {</text:p>
            <text:p text:style-name="P159"><text:s text:c="8"/>for(j = 0; j &lt; 4; j++) {</text:p>
            <text:p text:style-name="P159"><text:s text:c="12"/>printf("a[%d][%d] = ", i, j);</text:p>
            <text:p text:style-name="P159"><text:s text:c="12"/>scanf(" %d", &amp;a[i][j]);</text:p>
            <text:p text:style-name="P159"><text:s text:c="8"/>}</text:p>
            <text:p text:style-name="P159"><text:s text:c="4"/>}</text:p>
            <text:p text:style-name="P159">}</text:p>
          </table:table-cell>
          <table:table-cell table:style-name="Tableau6.B1" office:value-type="string">
            <text:p text:style-name="P148"><text:span text:style-name="T175">Dans la fonction </text:span><text:span text:style-name="T174"><text:s/>lire_tab2D, l</text:span><text:span text:style-name="T175">'expression </text:span><text:span text:style-name="T174">a[i] </text:span><text:span text:style-name="T175">designe la ligne d'indice i du tableau. <text:s/>On peut donc aussi écrire :</text:span></text:p>
            <text:p text:style-name="P160"/>
            <text:p text:style-name="P159">/** uniquement pour les tableaux 2D de 4 colonnes */</text:p>
            <text:p text:style-name="P159">void lire_tab2D_4COLS_bis(<text:span text:style-name="T21">int a[][4]</text:span>, int nb_lignes)</text:p>
            <text:p text:style-name="P159">{</text:p>
            <text:p text:style-name="P159"><text:s text:c="4"/>int i;</text:p>
            <text:p text:style-name="P159"><text:s text:c="4"/>for (i = 0; i &lt; nb_lignes; i++) {</text:p>
            <text:p text:style-name="P159"><text:s text:c="8"/>printf("ligne %d : \n", i);</text:p>
            <text:p text:style-name="P159"><text:s text:c="8"/><text:span text:style-name="T21">lire_tab1D(a[i], 4);</text:span></text:p>
            <text:p text:style-name="P159"><text:s text:c="4"/>}</text:p>
            <text:p text:style-name="P159">}</text:p>
            <text:p text:style-name="P150"/>
            <text:p text:style-name="P150"/>
            <text:p text:style-name="P150"/>
            <text:p text:style-name="P150"/>
            <text:p text:style-name="P150"/>
          </table:table-cell>
        </table:table-row>
      </table:table>
      <text:p text:style-name="P149"/>
      <text:p text:style-name="P311"><text:span text:style-name="T102">Inconvénient majeur :</text:span> il y aura autant de fonctions que de valeurs différentes du nombre de colonnes.</text:p>
      <text:p text:style-name="P539">void lire_tab2D_3COLS(int a[][3], int nb_lignes);</text:p>
      <text:p text:style-name="P539">void lire_tab2D_4COLS(int a[][4], int nb_lignes);</text:p>
      <text:p text:style-name="P539">void lire_tab2D_5COLS(int a[][5], int nb_lignes);</text:p>
      <text:p text:style-name="P539">….</text:p>
      <text:p text:style-name="P369">II VISION ORIGINALE 1D D'UN TABLEAU 2D</text:p>
      <text:p text:style-name="P140"/>
      <text:p text:style-name="P301">Un tableau à plusieurs dimensions est organisé en mémoire comme un tableau à une seule dimension.</text:p>
      <text:p text:style-name="P306">Si on range les éléments par ligne alors <text:span text:style-name="T23">tab</text:span><text:span text:style-name="T21">[</text:span><text:span text:style-name="T23">i</text:span><text:span text:style-name="T21">][</text:span><text:span text:style-name="T23">j</text:span><text:span text:style-name="T21">]</text:span> est rangé en place <text:span text:style-name="T23">i *</text:span><text:span text:style-name="T24"> </text:span><text:span text:style-name="T23">m </text:span><text:span text:style-name="T21">+ </text:span><text:span text:style-name="T23">j </text:span>(pour un tableau de <text:span text:style-name="T21">n lignes</text:span> et de <text:span text:style-name="T21">m colonnes).</text:span></text:p>
      <table:table table:name="Tableau8" table:style-name="Tableau8">
        <table:table-column table:style-name="Tableau8.A"/>
        <table:table-column table:style-name="Tableau8.B"/>
        <table:table-row>
          <table:table-cell table:style-name="Tableau8.A1" office:value-type="string">
            <text:p text:style-name="P580">/** pour tous les tableaux 2D </text:p>
            <text:p text:style-name="P580"><text:s/>* de dim1 lignes et dim2 colonnes</text:p>
            <text:p text:style-name="P580">*/</text:p>
            <text:p text:style-name="P581">void ecrire_tab2D(int * m, int dim1, int dim2)</text:p>
            <text:p text:style-name="P580">{</text:p>
            <text:p text:style-name="P580"><text:s text:c="4"/>int i, j;</text:p>
            <text:p text:style-name="P580"/>
            <text:p text:style-name="P580"><text:s text:c="4"/>for (i = 0; i &lt; dim1; i++) {</text:p>
            <text:p text:style-name="P580"><text:s text:c="8"/>for (j = 0; j &lt; dim2; j++) {</text:p>
            <text:p text:style-name="P580"><text:s text:c="12"/>printf("%d ",<text:span text:style-name="T21"> m[dim2 * i <text:s/>+ j]</text:span>);</text:p>
            <text:p text:style-name="P580"><text:s text:c="8"/>}</text:p>
            <text:p text:style-name="P580"><text:s text:c="8"/>printf("\n");</text:p>
            <text:p text:style-name="P580"><text:s text:c="4"/>}</text:p>
            <text:p text:style-name="P580"><text:s text:c="4"/>printf("\n");</text:p>
            <text:p text:style-name="P580">}</text:p>
          </table:table-cell>
          <table:table-cell table:style-name="Tableau8.B1" office:value-type="string">
            <text:p text:style-name="P580">/** pour tous les tableaux 2D carrés */</text:p>
            <text:p text:style-name="P581">void ecrire_tab2D_Carre(int * m, int dim)</text:p>
            <text:p text:style-name="P580">{</text:p>
            <text:p text:style-name="P580"><text:s text:c="4"/>ecrire_tab2D(m, dim, dim);</text:p>
            <text:p text:style-name="P580">}</text:p>
          </table:table-cell>
        </table:table-row>
        <table:table-row>
          <table:table-cell table:style-name="Tableau8.A2" table:number-columns-spanned="2" office:value-type="string">
            <text:p text:style-name="P143"/>
            <text:p text:style-name="P143">Pour tout tableau 2D de dim1 x dim2 <text:s/>: </text:p>
            <text:p text:style-name="P143"/>
            <text:p text:style-name="P143"><text:tab/><text:tab/>tab[i][j] &lt;=&gt; tab[dim2 * i + j]</text:p>
            <text:p text:style-name="P143"/>
            <text:p text:style-name="P143"/>
            <text:p text:style-name="P143">Pour tout tableau 3D de dim1 x dim2 x dim3 <text:s/>: <text:tab/></text:p>
            <text:p text:style-name="P143"/>
            <text:p text:style-name="P142"><text:tab/><text:tab/>tab[i][j][k] &lt;=&gt; tab[dim2 *dim3 * i + dim2 * j + k]</text:p>
          </table:table-cell>
          <table:covered-table-cell/>
        </table:table-row>
      </table:table>
      <text:p text:style-name="P379">chapitre 10 : </text:p>
      <text:p text:style-name="P558">PASSAGE DE PARAMETRES A LA FONCTION MAIN </text:p>
      <text:p text:style-name="P141"/>
      <text:p text:style-name="P248"><text:span text:style-name="T37">Tout exécutable C doit comporter une fonction </text:span><text:span text:style-name="T34">main</text:span><text:span text:style-name="T37"> dont le nom est réservé et qui est le point d'entrée de l'application, du point de vue du système d'exploitation.</text:span></text:p>
      <text:p text:style-name="P26"/>
      <text:list xml:id="list31206430" text:style-name="L27">
        <text:list-header>
          <text:p text:style-name="P717">1 Exécutable ne recevant aucun argument</text:p>
        </text:list-header>
      </text:list>
      <text:p text:style-name="P600"/>
      <table:table table:name="Tableau36" table:style-name="Tableau36">
        <table:table-column table:style-name="Tableau36.A"/>
        <table:table-column table:style-name="Tableau36.B"/>
        <table:table-column table:style-name="Tableau36.C"/>
        <table:table-row>
          <table:table-cell table:style-name="Tableau36.A1" office:value-type="string">
            <text:p text:style-name="P73">int <text:s/>main ()</text:p>
            <text:p text:style-name="P67">{</text:p>
            <text:p text:style-name="P67"><text:s text:c="6"/>…</text:p>
            <text:p text:style-name="P67"><text:s text:c="6"/>return 0;</text:p>
            <text:p text:style-name="P67">}</text:p>
          </table:table-cell>
          <table:table-cell table:style-name="Tableau36.A1" office:value-type="string">
            <text:p text:style-name="P73">void main ()</text:p>
            <text:p text:style-name="P67">{</text:p>
            <text:p text:style-name="P67"><text:tab/>...</text:p>
            <text:p text:style-name="P73">}</text:p>
          </table:table-cell>
          <table:table-cell table:style-name="Tableau36.C1" office:value-type="string">
            <text:p text:style-name="P73">void main ()</text:p>
            <text:p text:style-name="P67">{</text:p>
            <text:p text:style-name="P459">int status</text:p>
            <text:p text:style-name="P67"><text:tab/>… </text:p>
            <text:p text:style-name="P459">exit(status);</text:p>
            <text:p text:style-name="P67">}</text:p>
          </table:table-cell>
        </table:table-row>
      </table:table>
      <text:p text:style-name="P601"/>
      <text:p text:style-name="P602">Dans le cadre de la programmation système, la variable <text:span text:style-name="T21">status</text:span> est récupérée par le processus</text:p>
      <text:p text:style-name="P602">appelant. Si status vaut 0 le processus s'est bien déroulé, sinon sa valeur non nulle indique</text:p>
      <text:p text:style-name="P602">un type d'erreur.</text:p>
      <text:p text:style-name="P73"><text:tab/></text:p>
      <text:p text:style-name="P67"><text:tab/>Une application comportant une telle fonction main se lancera sous shell par son seul nom <text:tab/>exécutable :</text:p>
      <text:p text:style-name="P443"><text:span text:style-name="T37">par défaut :<text:tab/><text:tab/><text:tab/>$</text:span><text:span text:style-name="T34"> a.out</text:span></text:p>
      <text:p text:style-name="P443"><text:span text:style-name="T37">si renommage :<text:tab/><text:tab/>$ </text:span><text:span text:style-name="T34">myexec </text:span></text:p>
      <text:p text:style-name="P26"/>
      <text:p text:style-name="P19"/>
      <text:p text:style-name="P352">2) Exécutable recevant des arguments </text:p>
      <text:p text:style-name="P333">rappel : <text:s/>les 3 notations suivantes sont équivalentes </text:p>
      <text:p text:style-name="P331"><text:tab/>char ** argv, char * argv[], char argv[][]</text:p>
      <text:p text:style-name="P19"/>
      <table:table table:name="Tableau45" table:style-name="Tableau45">
        <table:table-column table:style-name="Tableau45.A"/>
        <table:table-column table:style-name="Tableau45.B"/>
        <table:table-row>
          <table:table-cell table:style-name="Tableau45.A1" office:value-type="string">
            <text:p text:style-name="P81">int main ( int argc , char ** argv ) {<text:tab/></text:p>
            <text:p text:style-name="P460">…</text:p>
            <text:p text:style-name="P81">}</text:p>
          </table:table-cell>
          <table:table-cell table:style-name="Tableau45.B1" office:value-type="string">
            <text:p text:style-name="P81">int main ( int argc , char * <text:s/>argv[] ) {<text:tab/></text:p>
            <text:p text:style-name="P460">…</text:p>
            <text:p text:style-name="P81">}</text:p>
          </table:table-cell>
        </table:table-row>
        <table:table-row>
          <table:table-cell table:style-name="Tableau45.A2" office:value-type="string">
            <text:p text:style-name="P81">int main ( int argc , char argv[][] ) {<text:tab/></text:p>
            <text:p text:style-name="P460">…</text:p>
            <text:p text:style-name="P81">}</text:p>
          </table:table-cell>
          <table:table-cell table:style-name="Tableau45.B2" office:value-type="string">
            <text:p text:style-name="P81">int main ( int argc , char ** argv ) {<text:tab/></text:p>
            <text:p text:style-name="P461">int status;</text:p>
            <text:p text:style-name="P79"><text:tab/>… </text:p>
            <text:p text:style-name="P460">exit(status);</text:p>
            <text:p text:style-name="P81">}</text:p>
          </table:table-cell>
        </table:table-row>
        <table:table-row>
          <table:table-cell table:style-name="Tableau45.A2" office:value-type="string">
            <text:p text:style-name="P81">int main ( int argc , char * <text:s/>argv[] ) {<text:tab/></text:p>
            <text:p text:style-name="P461">int status;</text:p>
            <text:p text:style-name="P79"><text:tab/>… </text:p>
            <text:p text:style-name="P460">exit(status);</text:p>
            <text:p text:style-name="P81">}</text:p>
          </table:table-cell>
          <table:table-cell table:style-name="Tableau45.B2" office:value-type="string">
            <text:p text:style-name="P81">int main ( int argc , char argv[][] ) {<text:tab/></text:p>
            <text:p text:style-name="P461">int status;</text:p>
            <text:p text:style-name="P79"><text:tab/>… </text:p>
            <text:p text:style-name="P460">exit(status);</text:p>
            <text:p text:style-name="P81">}</text:p>
          </table:table-cell>
        </table:table-row>
      </table:table>
      <text:p text:style-name="P46"/>
      <text:p text:style-name="P67"><text:tab/>Une application comportant une telle fonction main se lancera sous shell par son nom <text:tab/>exécutable suivi des arguments :</text:p>
      <text:p text:style-name="P443"><text:span text:style-name="T37">par défaut :<text:tab/><text:tab/><text:tab/>$</text:span><text:span text:style-name="T34"> a.out arg1 ... argN</text:span></text:p>
      <text:p text:style-name="P443"><text:span text:style-name="T37">si renommage :<text:tab/><text:tab/>$ </text:span><text:span text:style-name="T34">myexec arg1 ... argN</text:span></text:p>
      <text:p text:style-name="P67"/>
      <text:p text:style-name="P67"><text:tab/>La signification des paramètres de main est la suivante :</text:p>
      <table:table table:name="Tableau46" table:style-name="Tableau46">
        <table:table-column table:style-name="Tableau46.A"/>
        <table:table-column table:style-name="Tableau46.B"/>
        <table:table-row>
          <table:table-cell table:style-name="Tableau46.A1" office:value-type="string">
            <text:p text:style-name="P493">argc</text:p>
          </table:table-cell>
          <table:table-cell table:style-name="Tableau46.B1" office:value-type="string">
            <text:p text:style-name="P503"><text:span text:style-name="T34">nombre de paramètres</text:span><text:span text:style-name="T37">.</text:span></text:p>
            <text:p text:style-name="P67">Le nom du programme est <text:s/>considéré comme un paramètre.</text:p>
          </table:table-cell>
        </table:table-row>
        <table:table-row>
          <table:table-cell table:style-name="Tableau46.A2" office:value-type="string">
            <text:p text:style-name="P493">argv </text:p>
          </table:table-cell>
          <table:table-cell table:style-name="Tableau46.B2" office:value-type="string">
            <text:p text:style-name="P479"><text:span text:style-name="T20">tableau de pointeurs de chaînes de caractères</text:span>. <text:tab/><text:tab/><text:tab/></text:p>
            <text:p text:style-name="P495">Chaque chaîne est un paramètre.</text:p>
          </table:table-cell>
        </table:table-row>
      </table:table>
      <text:p text:style-name="P67"/>
      <text:p text:style-name="P503"><text:span text:style-name="T46"><text:tab/></text:span><text:span text:style-name="T49">Remarque</text:span><text:span text:style-name="T46">: Les paramètres de la fonction main sont nommés conventionnellement arg et <text:tab/>argv.<text:tab/>argc pour ''argument count'' et argv pour ''arguments en nombre variable''.</text:span><text:span text:style-name="T34"><text:tab/></text:span></text:p>
      <text:p text:style-name="P282"><text:soft-page-break/>Exemple :</text:p>
      <text:p text:style-name="P273">$ gcc - 0 myexec file.c</text:p>
      <text:p text:style-name="P479"><text:tab/><text:tab/>argc<text:tab/><text:tab/><text:tab/> vaut 4</text:p>
      <text:p text:style-name="P399">argv [0] ou *argv<text:tab/><text:tab/>pointe sur le nom de l'exécutable <text:tab/>"cc"</text:p>
      <text:p text:style-name="P399">argv [1] ou *(argv + 1)<text:tab/>pointe sur le paramètre<text:tab/><text:tab/>"-O"</text:p>
      <text:p text:style-name="P399">argv [2] ou *(argv + 2)<text:tab/>pointe sur le paramètre <text:tab/><text:tab/>"myexec"</text:p>
      <text:p text:style-name="P399">argv [3] ou *(argv + 3)<text:tab/>pointe sur le paramètre<text:tab/><text:tab/>"file.c"</text:p>
      <text:p text:style-name="P399">argv [4] ou *(argv + 4)<text:tab/>est le pointeur<text:tab/><text:tab/><text:tab/><text:tab/> NULL<text:tab/><text:tab/> </text:p>
      <text:p text:style-name="P145"><text:tab/>La mise en forme des arguments, leur allocation mémoire et la mise en place des <text:tab/>pointeurs est prise en charge par le système d'exploitation.</text:p>
      <text:p text:style-name="P137"/>
      <text:p text:style-name="P67"><text:span text:style-name="T144"><text:tab/>Pour parcourir la liste des paramètres,</text:span> on peut utiliser :</text:p>
      <text:p text:style-name="P67"><text:tab/><text:tab/>- le nombre de paramètres argc</text:p>
      <text:p text:style-name="P67"><text:tab/><text:tab/>- le fait que le tableau de paramètres se termine par un pointeur NULL (la <text:tab/><text:tab/><text:tab/>sentinelle).</text:p>
      <text:p text:style-name="P46"/>
      <text:p text:style-name="P67"><text:tab/>Les paramètres sont transmis sous la forme de chaînes de caractères. Si un paramètre est <text:tab/>utilisé dans le programme comme un numérique, il devra être converti en numérique.</text:p>
      <text:p text:style-name="P46"/>
      <text:p text:style-name="P44"><text:span text:style-name="T37"><text:tab/>La librairie standard fournit des </text:span><text:span text:style-name="T34">fonctions de conversion</text:span><text:span text:style-name="T37">.</text:span></text:p>
      <text:p text:style-name="P44"><text:span text:style-name="T37"><text:tab/>Les déclarations prototypes des fonctions de conversion figurent dans le fichier </text:span><text:span text:style-name="T34">stdlib.h</text:span><text:span text:style-name="T37"> :</text:span></text:p>
      <text:p text:style-name="P452"><text:span text:style-name="T37"><text:tab/><text:tab/></text:span><text:span text:style-name="T40">double<text:tab/></text:span><text:span text:style-name="T43">atof</text:span><text:span text:style-name="T40"><text:tab/>(const char * s);</text:span></text:p>
      <text:p text:style-name="P455"><text:span text:style-name="T37"><text:tab/><text:tab/>int<text:tab/> </text:span><text:span text:style-name="T34">atoi</text:span><text:span text:style-name="T37"><text:tab/>(const char * s);</text:span></text:p>
      <text:p text:style-name="P224"><text:span text:style-name="T37"><text:tab/><text:tab/>long<text:tab/></text:span><text:span text:style-name="T34">atol</text:span><text:span text:style-name="T37"><text:tab/>(const char * s);</text:span></text:p>
      <text:p text:style-name="P73"/>
      <text:p text:style-name="P88"/>
      <text:p text:style-name="P364">exemples :</text:p>
      <table:table table:name="Tableau47" table:style-name="Tableau47">
        <table:table-column table:style-name="Tableau47.A"/>
        <table:table-column table:style-name="Tableau47.B"/>
        <table:table-row>
          <table:table-cell table:style-name="Tableau47.A1" office:value-type="string">
            <text:p text:style-name="P114">$ a.out 5</text:p>
            <text:p text:style-name="P114"/>
            <text:p text:style-name="P114">int main ( int argc, char * argv [] ) </text:p>
            <text:p text:style-name="P114">{</text:p>
            <text:p text:style-name="P114"><text:tab/>int x;</text:p>
            <text:p text:style-name="P114"><text:tab/>if (argc &gt;= 1)</text:p>
            <text:p text:style-name="P114"><text:tab/><text:tab/><text:span text:style-name="T21">x = atoi(argv[1])</text:span>;</text:p>
            <text:p text:style-name="P114"><text:tab/>…</text:p>
            <text:p text:style-name="P114"><text:tab/><text:span text:style-name="T81">return 0;</text:span></text:p>
            <text:p text:style-name="P115">}</text:p>
            <text:p text:style-name="P115"/>
            <text:p text:style-name="P116">x vaut 5</text:p>
          </table:table-cell>
          <table:table-cell table:style-name="Tableau47.B1" office:value-type="string">
            <text:p text:style-name="P118">#include &lt;stdio.h&gt; <text:s text:c="4"/></text:p>
            <text:p text:style-name="P118">int main(int argc, char * argv[]) </text:p>
            <text:p text:style-name="P118">{</text:p>
            <text:p text:style-name="P118"><text:s text:c="4"/>int i;</text:p>
            <text:p text:style-name="P118"/>
            <text:p text:style-name="P118"><text:s text:c="4"/>/* Affiche le nom du programme : */</text:p>
            <text:p text:style-name="P118"><text:s text:c="4"/>printf("Nom du programme : %s \n", <text:span text:style-name="T21">argv[0]</text:span>);</text:p>
            <text:p text:style-name="P118"/>
            <text:p text:style-name="P118"><text:s text:c="4"/>/* Affiche la ligne de commande : */</text:p>
            <text:p text:style-name="P118"><text:s text:c="3"/><text:span text:style-name="T21"><text:s/>for (i = 1; <text:s/>i &lt; argc; <text:s/>i++)</text:span></text:p>
            <text:p text:style-name="P118"><text:s text:c="8"/>printf("Argument %d : %s \n", i, <text:span text:style-name="T21"><text:s/>argv[i]</text:span>);</text:p>
            <text:p text:style-name="P118"><text:span text:style-name="T202"><text:s text:c="2"/></text:span><text:span text:style-name="T33">return 0; <text:s/></text:span><text:span text:style-name="T202"><text:s text:c="9"/></text:span></text:p>
            <text:p text:style-name="P225">}</text:p>
          </table:table-cell>
        </table:table-row>
        <table:table-row>
          <table:table-cell table:style-name="Tableau47.A2" office:value-type="string">
            <text:p text:style-name="P225"/>
          </table:table-cell>
          <table:table-cell table:style-name="Tableau47.B2" office:value-type="string">
            <text:p text:style-name="P225"/>
          </table:table-cell>
        </table:table-row>
        <table:table-row>
          <table:table-cell table:style-name="Tableau47.A2" office:value-type="string">
            <text:p text:style-name="P118">#include &lt;stdio.h&gt; <text:s text:c="4"/></text:p>
            <text:p text:style-name="P118">int main(int argc, char * argv[]) </text:p>
            <text:p text:style-name="P118">{</text:p>
            <text:p text:style-name="P118"><text:s text:c="4"/>/* Affiche le nom du programme : */</text:p>
            <text:p text:style-name="P118"><text:s text:c="4"/>printf("Nom du programme : %s \n", <text:span text:style-name="T21">*argv</text:span>);</text:p>
            <text:p text:style-name="P118"/>
            <text:p text:style-name="P118"><text:s text:c="4"/>/* Affiche la ligne de commande : */</text:p>
            <text:p text:style-name="P118"><text:s text:c="3"/><text:span text:style-name="T21"><text:s/>for (; <text:s/>*argc != NULL; <text:s/>argv++)</text:span></text:p>
            <text:p text:style-name="P118"><text:s text:c="8"/>printf("Argument: %s \n", <text:span text:style-name="T21">*argv</text:span>);</text:p>
            <text:p text:style-name="P118"><text:span text:style-name="T202"><text:s text:c="2"/></text:span><text:span text:style-name="T33">return 0; <text:s/></text:span><text:span text:style-name="T202"><text:s text:c="9"/></text:span></text:p>
            <text:p text:style-name="P225">}</text:p>
          </table:table-cell>
          <table:table-cell table:style-name="Tableau47.B2" office:value-type="string">
            <text:p text:style-name="P118">#include &lt;stdio.h&gt; <text:s text:c="4"/></text:p>
            <text:p text:style-name="P118">int main(int argc, char * argv[]) </text:p>
            <text:p text:style-name="P118">{</text:p>
            <text:p text:style-name="P118"><text:s text:c="4"/>/* Affiche le nom du programme : */</text:p>
            <text:p text:style-name="P118"><text:s text:c="4"/>printf("Nom du programme : %s \n", <text:span text:style-name="T21">*argv</text:span>);</text:p>
            <text:p text:style-name="P118"/>
            <text:p text:style-name="P118"><text:s text:c="4"/>/* Affiche la ligne de commande : */</text:p>
            <text:p text:style-name="P118"><text:s text:c="3"/><text:span text:style-name="T21"><text:s/>for (i = 1; <text:s/>i &lt; argc; <text:s/>i++)</text:span></text:p>
            <text:p text:style-name="P118"><text:s text:c="8"/>printf("Argument %d : %s \n", i, <text:s/><text:span text:style-name="T21">*(argv + i))</text:span>;</text:p>
            <text:p text:style-name="P118"><text:span text:style-name="T202"><text:s text:c="2"/></text:span><text:span text:style-name="T33">return 0; <text:s/></text:span><text:span text:style-name="T202"><text:s text:c="7"/></text:span></text:p>
            <text:p text:style-name="P225">}</text:p>
          </table:table-cell>
        </table:table-row>
      </table:table>
      <text:p text:style-name="P141"/>
      <text:p text:style-name="P24"/>
      <text:p text:style-name="P379">chapitre 11 : </text:p>
      <text:p text:style-name="P558">ALLOCATION DYNAMIQUE </text:p>
      <text:p text:style-name="P36"/>
      <text:p text:style-name="P199"><text:span text:style-name="T6">1 </text:span><text:span text:style-name="T14">Allocation dynamique de mEmoire : fonction malloc</text:span></text:p>
      <text:p text:style-name="P199"><text:span text:style-name="T37"><text:tab/>La définition du type </text:span><text:span text:style-name="T34">size_t </text:span><text:span text:style-name="T37">dans les fichiers </text:span><text:span text:style-name="T34">stdlib.h, stddef.h</text:span><text:span text:style-name="T37">:</text:span></text:p>
      <text:p text:style-name="P154"><text:tab/><text:span text:style-name="T216">typedef unsigned int size_t;</text:span></text:p>
      <text:p text:style-name="P183"/>
      <text:p text:style-name="P189"><text:span text:style-name="T37"><text:tab/>La déclaration prototype de la fonction </text:span><text:span text:style-name="T35">malloc</text:span><text:span text:style-name="T37"> se trouve dans le fichier </text:span><text:span text:style-name="T35">stdlib.h </text:span><text:span text:style-name="T37">:</text:span></text:p>
      <text:p text:style-name="P183"><text:tab/>void * malloc (size_t n);</text:p>
      <text:p text:style-name="P144"/>
      <text:p text:style-name="P199"><text:span text:style-name="T34"><text:tab/>La fonction malloc</text:span><text:span text:style-name="T37"> permet de demander une allocation dynamique de mémoire d'une zone <text:tab/>de taille </text:span><text:span text:style-name="T34">n octets</text:span><text:span text:style-name="T37"> lors de l'exécution. </text:span></text:p>
      <text:p text:style-name="P199"><text:span text:style-name="T37"><text:tab/>Les octets sont disponibles dans une zone mémoire <text:tab/>appelée le </text:span><text:span text:style-name="T35">TAS</text:span><text:span text:style-name="T37"> (</text:span><text:span text:style-name="T35">HEAP</text:span><text:span text:style-name="T37"> en anglais).</text:span></text:p>
      <text:p text:style-name="P137"><text:span text:style-name="T21"><text:tab/>Un pointeur générique de type void * </text:span>sur la zone allouée est retourné.</text:p>
      <text:p text:style-name="P137"><text:tab/>Si la requête n'a pu être satisfaite, le pointeur retourné vaut <text:span text:style-name="T21">NULL</text:span>.</text:p>
      <text:p text:style-name="P192"><text:tab/>La requête échoue si le tas est saturé : plus d'octets libres.</text:p>
      <text:p text:style-name="P42"/>
      <text:p text:style-name="P144"><text:tab/><text:span text:style-name="T101">exemple : </text:span><text:tab/><text:tab/></text:p>
      <text:p text:style-name="P199"><text:span text:style-name="T34"><text:tab/><text:tab/><text:tab/></text:span><text:span text:style-name="T40">int <text:s/>* pi ;</text:span></text:p>
      <text:p text:style-name="P428"><text:span text:style-name="T21">pi = (int *) malloc (10 * sizeof (int))</text:span> ; // tableau dynamique de 10 entiers</text:p>
      <text:p text:style-name="P428">if ( pi == NULL )</text:p>
      <text:p text:style-name="P428">{</text:p>
      <text:p text:style-name="P409"><text:tab/><text:tab/>printf("plus de place dans le tas \n");</text:p>
      <text:p text:style-name="P428"><text:tab/>exit(2);</text:p>
      <text:p text:style-name="P157"><text:tab/><text:tab/><text:tab/>}</text:p>
      <text:p text:style-name="P427">…</text:p>
      <text:p text:style-name="P427"/>
      <text:p text:style-name="P37"/>
      <text:p text:style-name="P357">2 DEsallocation de mEmoire : free</text:p>
      <text:p text:style-name="P190"><text:tab/>La déclaration prototype de la fonction free se trouve dans le fichier stdlib.h :</text:p>
      <text:p text:style-name="P183"><text:tab/>void free (void * p);</text:p>
      <text:p text:style-name="P183"/>
      <text:p text:style-name="P199"><text:span text:style-name="T34"><text:tab/>free</text:span><text:span text:style-name="T37"> désalloue une zone allouée nécessairement par </text:span><text:span text:style-name="T34">malloc </text:span><text:span text:style-name="T57">et </text:span><text:span text:style-name="T37">identifiée par le pointeur p <text:tab/>passé en paramètre.</text:span></text:p>
      <text:p text:style-name="P202"><text:tab/><text:span text:style-name="T88">Si le pointeur p vaut NULL, la fonction est sans effet.</text:span></text:p>
      <text:p text:style-name="P191"><text:tab/>Si le pointeur p ne correspond pas à une zone mémoire allouée dynamiquement alors le <text:tab/>comportement du programme peut devenir incohérent.</text:p>
      <text:p text:style-name="P202"/>
      <text:p text:style-name="P199"><text:span text:style-name="T21"><text:tab/></text:span><text:span text:style-name="T86">Attention : </text:span><text:span text:style-name="T84">le pointeur p n'est pas remis à NULL. Il est prudent de le faire afin de ne pas <text:tab/>être amené à utiliser un pointeur obsolète.</text:span></text:p>
      <text:p text:style-name="P144"/>
      <text:p text:style-name="P144"><text:tab/><text:span text:style-name="T171">Ne pas désallouer des zones mémoires dont on n'a plus besoin est une très mauvaise <text:tab/>pratique. Le tas risque d'être saturé. </text:span></text:p>
      <text:p text:style-name="P163"><text:tab/>Le <text:span text:style-name="T21">logiciel valgrind</text:span> permet de détecter des fuites mémoires.</text:p>
      <text:p text:style-name="P163"/>
      <text:p text:style-name="P144"><text:span text:style-name="T101">Exemple :</text:span><text:tab/><text:tab/></text:p>
      <table:table table:name="Tableau49" table:style-name="Tableau49">
        <table:table-column table:style-name="Tableau49.A"/>
        <table:table-column table:style-name="Tableau49.B"/>
        <table:table-row>
          <table:table-cell table:style-name="Tableau49.A1" office:value-type="string">
            <text:p text:style-name="P510">extern <text:span text:style-name="T21">char * allocation ( size_t n);</text:span></text:p>
            <text:p text:style-name="P511"/>
            <text:p text:style-name="P510">void main ()</text:p>
            <text:p text:style-name="P510">{</text:p>
            <text:p text:style-name="P313">char * p = NULL;</text:p>
            <text:p text:style-name="P313">p = <text:s/><text:span text:style-name="T21">allocation (100);</text:span></text:p>
            <text:p text:style-name="P158"><text:tab/>if ( p == NULL )</text:p>
            <text:p text:style-name="P465">{</text:p>
            <text:p text:style-name="P465"><text:s text:c="5"/>printf((''plus de place dans le tas! '');</text:p>
            <text:p text:style-name="P465"><text:s text:c="5"/>exit(2);</text:p>
            <text:p text:style-name="P465"><text:s/>}</text:p>
            <text:p text:style-name="P510"/>
          </table:table-cell>
          <table:table-cell table:style-name="Tableau49.B1" office:value-type="string">
            <text:p text:style-name="P465">…</text:p>
            <text:p text:style-name="P466">free(p); </text:p>
            <text:p text:style-name="P466">p = NULL;</text:p>
            <text:p text:style-name="P465">exit(0);</text:p>
            <text:p text:style-name="P511">}</text:p>
            <text:p text:style-name="P155"/>
            <text:p text:style-name="P155">char * allocation ( size_t n)</text:p>
            <text:p text:style-name="P510">{</text:p>
            <text:p text:style-name="P313">char * s = NULL;</text:p>
            <text:p text:style-name="P158"><text:tab/><text:span text:style-name="T21">s = <text:s/>(char *) malloc (n * sizeof(char));</text:span></text:p>
            <text:p text:style-name="P510"><text:tab/>return s;</text:p>
            <text:p text:style-name="P510">}</text:p>
          </table:table-cell>
        </table:table-row>
      </table:table>
      <text:list xml:id="list31219641" text:style-name="L28">
        <text:list-header>
          <text:p text:style-name="P720"><text:soft-page-break/><text:span text:style-name="T204">3 DECLARATIONS PROTOTYPES D</text:span><text:span text:style-name="T101">ES FONCTIONS D'ALLOCATION DYNAMIQUE</text:span></text:p>
        </text:list-header>
      </text:list>
      <text:p text:style-name="P139"><text:tab/>Les fonctions permettant de faire de l'allocation dynamique de memoire sont :</text:p>
      <text:list xml:id="list31209742" text:style-name="L29">
        <text:list-header>
          <text:p text:style-name="P715"><text:span text:style-name="T25">malloc</text:span><text:span text:style-name="T205"> </text:span>et<text:span text:style-name="T21"> </text:span><text:span text:style-name="T25">calloc</text:span><text:span text:style-name="T205"> </text:span>pour allouer un bloc memoire (initialise avec des zéros si <text:span text:style-name="T206">calloc</text:span>),</text:p>
          <text:p text:style-name="P715"><text:span text:style-name="T25">realloc</text:span><text:span text:style-name="T205"> </text:span>pour augmenter ou diminuer sa taille</text:p>
          <text:p text:style-name="P715"><text:span text:style-name="T25">free</text:span><text:span text:style-name="T205"> </text:span>pour le libérer.</text:p>
        </text:list-header>
      </text:list>
      <text:p text:style-name="P153"/>
      <text:p text:style-name="P132"><text:span text:style-name="T169"><text:tab/></text:span><text:span text:style-name="T21">Leurs déclarations </text:span><text:span text:style-name="T26">prototypes</text:span><text:span text:style-name="T21"> se trouvent dans le chier en-tête </text:span><text:span text:style-name="T25">stdlib.h</text:span><text:span text:style-name="T21">.</text:span></text:p>
      <text:p text:style-name="P542">void * malloc(size_t nb_octets)</text:p>
      <text:p text:style-name="P543">void * calloc(size_t nb_elements, size_t taille_elt)</text:p>
      <text:p text:style-name="P543">void * realloc(void *pointeur, size_t nb_octets)</text:p>
      <text:p text:style-name="P543">void free(void *pointeur)</text:p>
      <text:p text:style-name="P180"/>
      <table:table table:name="Tableau50" table:style-name="Tableau50">
        <table:table-column table:style-name="Tableau50.A"/>
        <table:table-row table:style-name="Tableau50.1">
          <table:table-cell table:style-name="Tableau50.A1" office:value-type="string">
            <text:p text:style-name="P604">void* realloc (void* ptr, size_t size);</text:p>
            <text:p text:style-name="P219">Reallocate memory block</text:p>
            <text:p text:style-name="Standard"><text:span text:style-name="T136">Changes the size of the memory block pointed to by </text:span><text:span text:style-name="Variable"><text:span text:style-name="T136">ptr</text:span></text:span><text:span text:style-name="T136">.<text:line-break/><text:line-break/>The function may move the memory block to a new location (whose address is returned by the function).<text:line-break/><text:line-break/>The content of the memory block is preserved up to the lesser of the new and old sizes, even if the block is moved to a new location. If the new </text:span><text:span text:style-name="Variable"><text:span text:style-name="T136">size </text:span></text:span><text:span text:style-name="T136">is larger, the value of the newly allocated portion is indeterminate.<text:line-break/><text:line-break/>In case that </text:span><text:span text:style-name="Variable"><text:span text:style-name="T136">ptr </text:span></text:span><text:span text:style-name="T136">is a null pointer, the function behaves like </text:span><text:a xlink:type="simple" xlink:href="http://www.cplusplus.com/malloc"><text:span text:style-name="Example"><text:span text:style-name="T157">malloc</text:span></text:span></text:a><text:span text:style-name="T136">, assigning a new block of </text:span><text:span text:style-name="Variable"><text:span text:style-name="T136">size </text:span></text:span><text:span text:style-name="T136">bytes and returning a pointer to its beginning. </text:span><text:span text:style-name="T137"><text:s/></text:span></text:p>
            <text:p text:style-name="P181"/>
            <text:p text:style-name="P113"><text:span text:style-name="T121">If the function fails to allocate the requested block of memory, a null pointer is returned, and the memory block pointed to by argument </text:span><text:span text:style-name="Variable"><text:span text:style-name="T121">ptr </text:span></text:span><text:span text:style-name="T121">is not deallocated (it is still valid, and with its contents unchanged).</text:span></text:p>
            <text:h text:style-name="P740" text:outline-level="3"/>
            <text:h text:style-name="P740" text:outline-level="3">Parameters</text:h>
            <text:p text:style-name="P636">ptr</text:p>
            <text:p text:style-name="P603"><text:span text:style-name="T136">Pointer to a memory block previously allocated with </text:span><text:a xlink:type="simple" xlink:href="http://www.cplusplus.com/malloc"><text:span text:style-name="Example"><text:span text:style-name="T157">malloc</text:span></text:span></text:a><text:span text:style-name="T136">, </text:span><text:a xlink:type="simple" xlink:href="http://www.cplusplus.com/calloc"><text:span text:style-name="Example"><text:span text:style-name="T157">calloc </text:span></text:span></text:a><text:span text:style-name="T136">or </text:span><text:a xlink:type="simple" xlink:href="http://www.cplusplus.com/realloc"><text:span text:style-name="Example"><text:span text:style-name="T157">realloc</text:span></text:span></text:a><text:span text:style-name="T136">.<text:line-break/>Alternatively, this can be a </text:span><text:span text:style-name="T138">null pointer</text:span><text:span text:style-name="T136">, in which case a new block is allocated (as if </text:span><text:a xlink:type="simple" xlink:href="http://www.cplusplus.com/malloc"><text:span text:style-name="Example"><text:span text:style-name="T157">malloc </text:span></text:span></text:a><text:span text:style-name="T136">was called).</text:span></text:p>
            <text:p text:style-name="P636">size</text:p>
            <text:p text:style-name="P603"><text:span text:style-name="T136">New size for the memory block, in bytes.<text:line-break/></text:span><text:a xlink:type="simple" xlink:href="http://www.cplusplus.com/cstdlib:size_t"><text:span text:style-name="Example"><text:span text:style-name="T157">size_t </text:span></text:span></text:a><text:span text:style-name="T136">is an unsigned integral type.</text:span></text:p>
          </table:table-cell>
        </table:table-row>
      </table:table>
      <text:p text:style-name="P137"/>
      <text:p text:style-name="P358">4 Allocation dynamique d’un tableau multidimensionnel</text:p>
      <text:p text:style-name="P618"><text:tab/><text:span text:style-name="T21">Tableau dynamique d'entiers de 4 lignes et 3 colonnes.</text:span></text:p>
      <text:p text:style-name="P618"><text:tab/>L’allocation dynamique d’un tel tableau est réalisée en 3 étapes :</text:p>
      <text:list xml:id="list31200948" text:style-name="L30">
        <text:list-header>
          <text:p text:style-name="P738">déclaration d’un pointeur sur pointeur d’entiers</text:p>
          <text:p text:style-name="P738">allocation d’un tableau de 4 pointeurs sur entiers</text:p>
          <text:p text:style-name="P739"><text:span text:style-name="T84">allocation des 4 tableaux de 3 entiers.</text:span><text:span text:style-name="T146"><text:tab/></text:span></text:p>
        </text:list-header>
      </text:list>
      <table:table table:name="Tableau65" table:style-name="Tableau65">
        <table:table-column table:style-name="Tableau65.A" table:number-columns-repeated="6"/>
        <table:table-column table:style-name="Tableau65.G"/>
        <table:table-row table:style-name="Tableau65.1">
          <table:table-cell table:style-name="Tableau65.A1" office:value-type="string">
            <text:p text:style-name="P623">tab</text:p>
            <text:p text:style-name="P622">(int **)</text:p>
          </table:table-cell>
          <table:table-cell table:style-name="Tableau65.B1" office:value-type="string">
            <text:p text:style-name="P621"></text:p>
          </table:table-cell>
          <table:table-cell table:style-name="Tableau65.A1" office:value-type="string">
            <text:p text:style-name="P623">tab[0]</text:p>
            <text:p text:style-name="P622">(int *)</text:p>
          </table:table-cell>
          <table:table-cell table:style-name="Tableau65.B1" office:value-type="string">
            <text:p text:style-name="P621"></text:p>
          </table:table-cell>
          <table:table-cell table:style-name="Tableau65.A1" office:value-type="string">
            <text:p text:style-name="P628">tab[0][0]</text:p>
            <text:p text:style-name="P627">(int)</text:p>
          </table:table-cell>
          <table:table-cell table:style-name="Tableau65.A1" office:value-type="string">
            <text:p text:style-name="P628">tab[0][1]</text:p>
          </table:table-cell>
          <table:table-cell table:style-name="Tableau65.G1" office:value-type="string">
            <text:p text:style-name="P628">tab[0][2]</text:p>
          </table:table-cell>
        </table:table-row>
        <table:table-row table:style-name="Tableau65.2">
          <table:table-cell table:style-name="Tableau65.A2" office:value-type="string">
            <text:p text:style-name="P628"/>
          </table:table-cell>
          <table:table-cell table:style-name="Tableau65.A2" office:value-type="string">
            <text:p text:style-name="P628"/>
          </table:table-cell>
          <table:table-cell table:style-name="Tableau65.A1" office:value-type="string">
            <text:p text:style-name="P623">tab[1]</text:p>
          </table:table-cell>
          <table:table-cell table:style-name="Tableau65.B1" office:value-type="string">
            <text:p text:style-name="P621"></text:p>
          </table:table-cell>
          <table:table-cell table:style-name="Tableau65.A1" office:value-type="string">
            <text:p text:style-name="P628">tab[1][0]</text:p>
          </table:table-cell>
          <table:table-cell table:style-name="Tableau65.A1" office:value-type="string">
            <text:p text:style-name="P628">tab[1][1]</text:p>
          </table:table-cell>
          <table:table-cell table:style-name="Tableau65.G1" office:value-type="string">
            <text:p text:style-name="P628">tab[1][2]</text:p>
          </table:table-cell>
        </table:table-row>
        <table:table-row table:style-name="Tableau65.2">
          <table:table-cell table:style-name="Tableau65.A2" office:value-type="string">
            <text:p text:style-name="P628"/>
          </table:table-cell>
          <table:table-cell table:style-name="Tableau65.A2" office:value-type="string">
            <text:p text:style-name="P628"/>
          </table:table-cell>
          <table:table-cell table:style-name="Tableau65.A1" office:value-type="string">
            <text:p text:style-name="P623">tab[2]</text:p>
          </table:table-cell>
          <table:table-cell table:style-name="Tableau65.B1" office:value-type="string">
            <text:p text:style-name="P621"></text:p>
          </table:table-cell>
          <table:table-cell table:style-name="Tableau65.A1" office:value-type="string">
            <text:p text:style-name="P628">tab[2][0]</text:p>
          </table:table-cell>
          <table:table-cell table:style-name="Tableau65.A1" office:value-type="string">
            <text:p text:style-name="P628">tab[2][1]</text:p>
          </table:table-cell>
          <table:table-cell table:style-name="Tableau65.G1" office:value-type="string">
            <text:p text:style-name="P628">tab[2][2]</text:p>
          </table:table-cell>
        </table:table-row>
        <table:table-row table:style-name="Tableau65.2">
          <table:table-cell table:style-name="Tableau65.A2" office:value-type="string">
            <text:p text:style-name="P628"/>
          </table:table-cell>
          <table:table-cell table:style-name="Tableau65.A2" office:value-type="string">
            <text:p text:style-name="P628"/>
          </table:table-cell>
          <table:table-cell table:style-name="Tableau65.A1" office:value-type="string">
            <text:p text:style-name="P623">Tab[3]</text:p>
          </table:table-cell>
          <table:table-cell table:style-name="Tableau65.B1" office:value-type="string">
            <text:p text:style-name="P621"></text:p>
          </table:table-cell>
          <table:table-cell table:style-name="Tableau65.A1" office:value-type="string">
            <text:p text:style-name="P628">tab[3][0]</text:p>
          </table:table-cell>
          <table:table-cell table:style-name="Tableau65.A1" office:value-type="string">
            <text:p text:style-name="P628">tab[3][1]</text:p>
          </table:table-cell>
          <table:table-cell table:style-name="Tableau65.G1" office:value-type="string">
            <text:p text:style-name="P628">tab[3][2]</text:p>
          </table:table-cell>
        </table:table-row>
      </table:table>
      <text:p text:style-name="P170"/>
      <table:table table:name="Tableau51" table:style-name="Tableau51">
        <table:table-column table:style-name="Tableau51.A"/>
        <table:table-row>
          <table:table-cell table:style-name="Tableau51.A1" office:value-type="string">
            <text:p text:style-name="P520">int i;</text:p>
            <text:p text:style-name="P522"><text:span text:style-name="T195"><text:s/></text:span><text:span text:style-name="T197">/* </text:span><text:span text:style-name="T208">déclaration d’un pointeur sur pointeur d’entiers */</text:span></text:p>
            <text:p text:style-name="P521">int ** tab;</text:p>
            <text:p text:style-name="P536">/* allocation d’un tableau de 4 pointeurs sur entiers */</text:p>
            <text:p text:style-name="P537">tab = (int **) <text:s/>malloc (4 * sizeof(int *)); </text:p>
            <text:p text:style-name="P620">if (tab == NULL) {</text:p>
            <text:p text:style-name="P327">printf((''plus de place dans le tas! '');</text:p>
            <text:p text:style-name="P328">exit(2);</text:p>
            <text:p text:style-name="P520">}</text:p>
            <text:p text:style-name="P536">/* allocation des 4 tableaux de 3 entiers */</text:p>
            <text:p text:style-name="P620">for (i = 0; i &lt; 4; i++) {</text:p>
            <text:p text:style-name="P348">tab[i] = (int *) malloc (3 * sizeof(int));</text:p>
            <text:p text:style-name="P620"><text:tab/>if (tab[i] == NULL) {</text:p>
            <text:p text:style-name="P467"><text:tab/>printf((''plus de place dans le tas!'');</text:p>
            <text:p text:style-name="P468"><text:tab/>exit(2);</text:p>
            <text:p text:style-name="P620"><text:tab/>}</text:p>
            <text:p text:style-name="P619">}</text:p>
          </table:table-cell>
        </table:table-row>
      </table:table>
      <text:p text:style-name="P10"><text:soft-page-break/>5 <text:s/>Exemples</text:p>
      <text:p text:style-name="P410">#include &lt;stdio.h&gt;</text:p>
      <text:p text:style-name="P410">#include &lt;stdlib.h&gt;</text:p>
      <text:p text:style-name="P410">#include &lt;string.h&gt;</text:p>
      <text:p text:style-name="P410">#include &lt;assert.h&gt;</text:p>
      <text:p text:style-name="P410">#define SIZE 100</text:p>
      <text:p text:style-name="P410"/>
      <text:p text:style-name="P410">typedef struct</text:p>
      <text:p text:style-name="P410">{</text:p>
      <text:p text:style-name="P410"><text:s text:c="4"/>int nb;</text:p>
      <text:p text:style-name="P410"><text:s text:c="4"/>float * ptr;</text:p>
      <text:p text:style-name="P410">} ArrayFloat;</text:p>
      <text:p text:style-name="P410"/>
      <text:p text:style-name="P410">const <text:s text:c="2"/>int <text:s text:c="4"/>INCREMENT = 3 ;</text:p>
      <text:p text:style-name="P410">typedef double * PtrDouble;</text:p>
      <text:p text:style-name="P410"/>
      <text:p text:style-name="P410">extern void exemple1();</text:p>
      <text:p text:style-name="P410">extern void exemple2();</text:p>
      <text:p text:style-name="P410">extern void exemple3();</text:p>
      <text:p text:style-name="P410"/>
      <text:p text:style-name="P410">extern void resizeOld(PtrDouble * ptab, int * pnbElmts);</text:p>
      <text:p text:style-name="P410">extern void resize(PtrDouble * ptab, int * pnbElmts);</text:p>
      <text:p text:style-name="P410"/>
      <text:p text:style-name="P410">int main()</text:p>
      <text:p text:style-name="P410">{</text:p>
      <text:p text:style-name="P410"><text:s text:c="4"/>exemple1();</text:p>
      <text:p text:style-name="P410"><text:s text:c="4"/>exemple2();</text:p>
      <text:p text:style-name="P410"><text:s text:c="4"/>exemple3();</text:p>
      <text:p text:style-name="P410"><text:s text:c="4"/>return 0;</text:p>
      <text:p text:style-name="P410">}</text:p>
      <text:p text:style-name="P410"><text:soft-page-break/>void exemple1()</text:p>
      <text:p text:style-name="P410">{</text:p>
      <text:p text:style-name="P410"><text:s text:c="3"/><text:span text:style-name="T21"><text:s/>ArrayFloat * p</text:span>;</text:p>
      <text:p text:style-name="P410"><text:s text:c="4"/>int i;</text:p>
      <text:p text:style-name="P410"/>
      <text:p text:style-name="P410"><text:s text:c="3"/><text:span text:style-name="T21"><text:s/>p = (ArrayFloat *) calloc(SIZE, sizeof(ArrayFloat));</text:span></text:p>
      <text:p text:style-name="P410"><text:s text:c="4"/>if (p == NULL)</text:p>
      <text:p text:style-name="P410"><text:s text:c="4"/>{</text:p>
      <text:p text:style-name="P410"><text:s text:c="8"/>fprintf( stderr, "Erreur a l'allocation\n\n" );</text:p>
      <text:p text:style-name="P410"><text:s text:c="8"/>exit(1);</text:p>
      <text:p text:style-name="P410"><text:s text:c="4"/>}</text:p>
      <text:p text:style-name="P410"/>
      <text:p text:style-name="P410"><text:s text:c="4"/>for (i = 0; i &lt; SIZE; i++)</text:p>
      <text:p text:style-name="P410"><text:s text:c="4"/>{</text:p>
      <text:p text:style-name="P410"><text:s text:c="8"/>p[i].nb = SIZE;</text:p>
      <text:p text:style-name="P410"><text:s text:c="6"/><text:span text:style-name="T21"><text:s text:c="2"/>p[i].ptr = (float *) malloc(p[i].nb * sizeof(float));</text:span></text:p>
      <text:p text:style-name="P410"><text:s text:c="8"/>if (p[i].ptr == NULL)</text:p>
      <text:p text:style-name="P410"><text:s text:c="8"/>{</text:p>
      <text:p text:style-name="P410"><text:s text:c="12"/>fprintf( stderr, "Erreur a l'allocation\n\n" );</text:p>
      <text:p text:style-name="P410"><text:s text:c="12"/>exit(1);</text:p>
      <text:p text:style-name="P410"><text:s text:c="8"/>}</text:p>
      <text:p text:style-name="P410"/>
      <text:p text:style-name="P410"><text:s text:c="8"/>p[i].ptr[i] = 3.14159f;</text:p>
      <text:p text:style-name="P410"><text:s text:c="4"/>}</text:p>
      <text:p text:style-name="P410"/>
      <text:p text:style-name="P410"><text:s text:c="4"/>for (i = 0; i &lt; SIZE; i++)</text:p>
      <text:p text:style-name="P410"><text:s text:c="4"/>{</text:p>
      <text:p text:style-name="P410"><text:s text:c="8"/>printf("%f\t", p[i].ptr[i]);</text:p>
      <text:p text:style-name="P410"><text:s text:c="4"/>}</text:p>
      <text:p text:style-name="P411"><text:s text:c="3"/><text:span text:style-name="T185"><text:s/>printf("\n");</text:span></text:p>
      <text:p text:style-name="P410"><text:soft-page-break/></text:p>
      <text:p text:style-name="P410"><text:s text:c="4"/>for (i = 0; i &lt; SIZE; i++)</text:p>
      <text:p text:style-name="P410"><text:s text:c="7"/><text:span text:style-name="T21"><text:s/>free(p[i].ptr);</text:span></text:p>
      <text:p text:style-name="P410"><text:s text:c="4"/><text:span text:style-name="T21">free(p);</text:span></text:p>
      <text:p text:style-name="P410">}</text:p>
      <text:p text:style-name="P410"/>
      <text:p text:style-name="P410">void exemple2()</text:p>
      <text:p text:style-name="P410">{</text:p>
      <text:p text:style-name="P410"><text:s text:c="4"/><text:span text:style-name="T21">char ** ptr;</text:span></text:p>
      <text:p text:style-name="P410"><text:s text:c="4"/>char buffer[BUFSIZ];</text:p>
      <text:p text:style-name="P410"><text:s text:c="4"/>int nb = 0;</text:p>
      <text:p text:style-name="P410"><text:s text:c="4"/>int i;</text:p>
      <text:p text:style-name="P410"/>
      <text:p text:style-name="P410"><text:s text:c="4"/>for ( ; ; )</text:p>
      <text:p text:style-name="P410"><text:s text:c="4"/>{</text:p>
      <text:p text:style-name="P410"><text:s text:c="8"/>printf("Entrer une chaîne (fin pour terminer): " );</text:p>
      <text:p text:style-name="P410"><text:s text:c="8"/>scanf("%s", buffer );</text:p>
      <text:p text:style-name="P410"><text:s text:c="8"/>if (!strcmp(buffer, "fin"))</text:p>
      <text:p text:style-name="P410"><text:s text:c="12"/>break;</text:p>
      <text:p text:style-name="P410"><text:s text:c="6"/><text:span text:style-name="T21"><text:s text:c="2"/>ptr = (char **) realloc(ptr, ++nb * sizeof(char *));</text:span></text:p>
      <text:p text:style-name="P410"><text:s text:c="8"/>if (ptr == NULL)</text:p>
      <text:p text:style-name="P410"><text:s text:c="8"/>{</text:p>
      <text:p text:style-name="P410"><text:s text:c="12"/>fprintf( stderr, "Erreur a l'allocation\n\n" );</text:p>
      <text:p text:style-name="P410"><text:s text:c="12"/>exit(1);</text:p>
      <text:p text:style-name="P410"><text:s text:c="8"/>}</text:p>
      <text:p text:style-name="P410"/>
      <text:p text:style-name="P410"><text:s text:c="7"/><text:span text:style-name="T21"><text:s/>ptr[nb-1] = (char *) malloc((strlen(buffer)+1) * sizeof(char));</text:span></text:p>
      <text:p text:style-name="P410"><text:s text:c="8"/>if (ptr[nb-1] == NULL)</text:p>
      <text:p text:style-name="P410"><text:s text:c="8"/>{</text:p>
      <text:p text:style-name="P411"><text:s text:c="8"/><text:span text:style-name="T185"><text:s text:c="4"/>fprintf( stderr, "Erreur a l'allocation\n\n" );</text:span></text:p>
      <text:p text:style-name="P410"><text:soft-page-break/><text:s text:c="12"/>exit(1);</text:p>
      <text:p text:style-name="P410"><text:s text:c="8"/>}</text:p>
      <text:p text:style-name="P410"><text:s text:c="8"/>strcpy(ptr[nb-1], buffer);</text:p>
      <text:p text:style-name="P410"><text:s text:c="4"/>}</text:p>
      <text:p text:style-name="P410"/>
      <text:p text:style-name="P410"><text:s text:c="4"/>for (i = 0; i &lt; nb; i++)</text:p>
      <text:p text:style-name="P410"><text:s text:c="4"/>{</text:p>
      <text:p text:style-name="P410"><text:s text:c="8"/>printf("%s\t", ptr[i]);</text:p>
      <text:p text:style-name="P410"><text:s text:c="4"/>}</text:p>
      <text:p text:style-name="P410"><text:s text:c="4"/>printf("\n");</text:p>
      <text:p text:style-name="P410"/>
      <text:p text:style-name="P410"><text:s text:c="4"/>for (i = 0; i &lt; nb; i++)</text:p>
      <text:p text:style-name="P410"><text:s text:c="4"/>{</text:p>
      <text:p text:style-name="P410"><text:s text:c="8"/><text:span text:style-name="T21">free(ptr[i]);</text:span></text:p>
      <text:p text:style-name="P410"><text:s text:c="4"/>}</text:p>
      <text:p text:style-name="P410"><text:s text:c="3"/><text:span text:style-name="T21"><text:s/>free(ptr);</text:span></text:p>
      <text:p text:style-name="P410">}</text:p>
      <text:p text:style-name="P410"/>
      <text:p text:style-name="P410"/>
      <text:p text:style-name="P415">void exemple3()</text:p>
      <text:p text:style-name="P410">{</text:p>
      <text:p text:style-name="P410"><text:s text:c="4"/>int i, j, length, n;</text:p>
      <text:p text:style-name="P410"><text:s text:c="2"/><text:span text:style-name="T21"><text:s text:c="2"/>PtrDouble t;</text:span></text:p>
      <text:p text:style-name="P410"/>
      <text:p text:style-name="P410"><text:s text:c="4"/>printf("dimension de votre tableau: ");</text:p>
      <text:p text:style-name="P410"><text:s text:c="4"/>scanf("%d", &amp;length);</text:p>
      <text:p text:style-name="P410"><text:s text:c="2"/><text:span text:style-name="T21"><text:s text:c="2"/>t = (PtrDouble) malloc(length * sizeof(double));</text:span></text:p>
      <text:p text:style-name="P410"><text:s text:c="4"/>assert(t);</text:p>
      <text:p text:style-name="P410"/>
      <text:p text:style-name="P410"><text:s text:c="4"/>i = 0;</text:p>
      <text:p text:style-name="P411"><text:s text:c="3"/><text:span text:style-name="T185"><text:s/>do</text:span></text:p>
      <text:p text:style-name="P410"><text:s text:c="4"/>{</text:p>
      <text:p text:style-name="P410"><text:s text:c="8"/>printf("entier %d (fin &lt; 0 : ", i+1);</text:p>
      <text:p text:style-name="P410"><text:s text:c="8"/>scanf("%d", &amp;n);</text:p>
      <text:p text:style-name="P410"><text:s text:c="8"/>if (i == length - 1)</text:p>
      <text:p text:style-name="P410"><text:s text:c="8"/>{</text:p>
      <text:p text:style-name="P410"><text:s text:c="12"/>printf("tableau saturé, on l'aggrandit\n");</text:p>
      <text:p text:style-name="P410"><text:s text:c="11"/><text:span text:style-name="T21"><text:s/>resize(&amp;t, &amp;length);</text:span></text:p>
      <text:p text:style-name="P410"><text:s text:c="8"/>}</text:p>
      <text:p text:style-name="P410"><text:s text:c="8"/>t[i] = n;</text:p>
      <text:p text:style-name="P410"><text:s text:c="8"/>i++;</text:p>
      <text:p text:style-name="P410"><text:s text:c="4"/>}</text:p>
      <text:p text:style-name="P410"><text:s text:c="4"/>while (n &gt; 0);</text:p>
      <text:p text:style-name="P410"/>
      <text:p text:style-name="P410"><text:s text:c="4"/>for (j = 0; j &lt; i; j++)</text:p>
      <text:p text:style-name="P410"><text:s text:c="8"/>printf("%.2f ", t[j]);</text:p>
      <text:p text:style-name="P410"><text:s text:c="4"/>printf("\n");</text:p>
      <text:p text:style-name="P410">}</text:p>
      <text:p text:style-name="P410"/>
      <text:p text:style-name="P504"><text:soft-page-break/>void resizeOld(PtrDouble * ptab, int * pnbElmts)</text:p>
      <text:p text:style-name="P504">{</text:p>
      <text:p text:style-name="P504"><text:s text:c="4"/>int i;</text:p>
      <text:p text:style-name="P504"/>
      <text:p text:style-name="P504"><text:s text:c="3"/><text:span text:style-name="T21"><text:s/>PtrDouble tab = (PtrDouble)malloc(((*pnbElmts)+INCREMENT)*sizeof(double));</text:span></text:p>
      <text:p text:style-name="P504"><text:s text:c="4"/>assert(tab);</text:p>
      <text:p text:style-name="P504"/>
      <text:p text:style-name="P504"><text:s text:c="5"/>for (i = 0; i &lt; *pnbElmts; i++)</text:p>
      <text:p text:style-name="P504"><text:s text:c="8"/>tab[i] = (*ptab)[i];</text:p>
      <text:p text:style-name="P504"/>
      <text:p text:style-name="P504"><text:s text:c="3"/><text:span text:style-name="T21"><text:s/>free(*ptab)</text:span>;</text:p>
      <text:p text:style-name="P504"><text:s text:c="4"/>*ptab = tab;</text:p>
      <text:p text:style-name="P504"><text:s text:c="4"/>*pnbElmts += INCREMENT;</text:p>
      <text:p text:style-name="P504">}</text:p>
      <text:p text:style-name="P504"/>
      <text:p text:style-name="P504">void resize(PtrDouble * ptab, int * pnbElmts)</text:p>
      <text:p text:style-name="P504">{</text:p>
      <text:p text:style-name="P504"><text:s text:c="3"/><text:span text:style-name="T21"><text:s/>*ptab = (PtrDouble)realloc((void *) *ptab, ((*pnbElmts)+INCREMENT)*sizeof(double));</text:span></text:p>
      <text:p text:style-name="P504"><text:s text:c="4"/>assert(*ptab);</text:p>
      <text:p text:style-name="P504"/>
      <text:p text:style-name="P504"><text:s text:c="4"/>*pnbElmts += INCREMENT;</text:p>
      <text:p text:style-name="P504">}</text:p>
      <text:p text:style-name="P378">Chapitre 12 : pointeurs de fonctions</text:p>
      <text:p text:style-name="P130"/>
      <text:p text:style-name="P130">1 DEFINITION</text:p>
      <text:p text:style-name="P312">Le nom d'une fonction peut être considéré comme une adresse sur le début des instructions en mémoire de la fonction (similitude avec le nom d'un tableau). Il est donc possible de définir des pointeurs vers des fonctions.</text:p>
      <text:p text:style-name="P312"/>
      <text:p text:style-name="P199"><text:span text:style-name="T37"><text:tab/><text:tab/><text:tab/></text:span><text:span text:style-name="T77"> </text:span><text:span text:style-name="T79">f &lt;==&gt;&amp;f</text:span><text:span text:style-name="T37"><text:tab/>( cf pour les tableaux : tab &lt;==&gt; &amp;tab[0] )</text:span></text:p>
      <text:p text:style-name="P192"/>
      <text:p text:style-name="P199"><text:span text:style-name="T34"><text:tab/></text:span><text:span text:style-name="T54">Déclarations :</text:span><text:span text:style-name="T34"><text:tab/></text:span><text:span text:style-name="T35">int <text:s/>(*pf) <text:s/>( int ) ;<text:tab/><text:tab/></text:span></text:p>
      <text:p text:style-name="P145"><text:tab/><text:tab/><text:tab/><text:tab/>extern int f ( int );</text:p>
      <text:list xml:id="list31207176" text:style-name="L31">
        <text:list-header>
          <text:p text:style-name="P680"><text:span text:style-name="T21">pf est un pointeur vers une fonction</text:span> <text:span text:style-name="T181">avec un paramètre de type int et un retour de type int.</text:span></text:p>
          <text:p text:style-name="P680"><text:span text:style-name="T21">f est une fonction</text:span> <text:s/><text:span text:style-name="T181">avec un paramètre de type int et un retour de type int.</text:span></text:p>
        </text:list-header>
      </text:list>
      <text:p text:style-name="P157"/>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37"/>
          </table:table-cell>
          <table:table-cell table:style-name="Tableau7.A1" office:value-type="string">
            <text:p text:style-name="P137">Fonction</text:p>
          </table:table-cell>
          <table:table-cell table:style-name="Tableau7.A1" office:value-type="string">
            <text:p text:style-name="P137">Pointeur de fonction</text:p>
            <text:p text:style-name="P137">adresse de fonction</text:p>
            <text:p text:style-name="P137"><text:span text:style-name="T21">notation conventionnelle</text:span> </text:p>
          </table:table-cell>
          <table:table-cell table:style-name="Tableau7.D1" office:value-type="string">
            <text:p text:style-name="P137">Pointeur de fonction</text:p>
            <text:p text:style-name="P137">adresse de fonction</text:p>
            <text:p text:style-name="P145">notation ''option confort''</text:p>
          </table:table-cell>
        </table:table-row>
        <table:table-row>
          <table:table-cell table:style-name="Tableau7.A2" office:value-type="string">
            <text:p text:style-name="P144">Affectation du pointeur de fonction</text:p>
          </table:table-cell>
          <table:table-cell table:style-name="Tableau7.A2" office:value-type="string">
            <text:p text:style-name="P137"/>
          </table:table-cell>
          <table:table-cell table:style-name="Tableau7.A2" office:value-type="string">
            <text:p text:style-name="P464">pf = &amp;f;</text:p>
          </table:table-cell>
          <table:table-cell table:style-name="Tableau7.D2" office:value-type="string">
            <text:p text:style-name="P464">pf = f;</text:p>
          </table:table-cell>
        </table:table-row>
        <table:table-row>
          <table:table-cell table:style-name="Tableau7.A2" office:value-type="string">
            <text:p text:style-name="P144">Appel de la fonction</text:p>
          </table:table-cell>
          <table:table-cell table:style-name="Tableau7.A2" office:value-type="string">
            <text:p text:style-name="P512">int i;</text:p>
            <text:p text:style-name="P512">i <text:s/>= <text:span text:style-name="T21">f(5)</text:span> ;</text:p>
          </table:table-cell>
          <table:table-cell table:style-name="Tableau7.A2" office:value-type="string">
            <text:p text:style-name="P463">int i;</text:p>
            <text:p text:style-name="P463">i <text:s/>= <text:span text:style-name="T21">(*pf)(5)</text:span> ;</text:p>
          </table:table-cell>
          <table:table-cell table:style-name="Tableau7.D2" office:value-type="string">
            <text:p text:style-name="P463">int i;</text:p>
            <text:p text:style-name="P463">i <text:s/>= <text:span text:style-name="T21">pf(5)</text:span> ;</text:p>
          </table:table-cell>
        </table:table-row>
      </table:table>
      <text:p text:style-name="P144"/>
      <text:p text:style-name="P137"><text:tab/><text:tab/></text:p>
      <text:p text:style-name="P199"><text:span text:style-name="T37"><text:tab/></text:span><text:span text:style-name="T55">L'utilisation la plus fréquente et la plus pertinente des pointeurs de fonctions est en </text:span><text:span text:style-name="T60"><text:tab/></text:span><text:span text:style-name="T54">paramètre de fonction.</text:span></text:p>
      <text:p text:style-name="P199"><text:span text:style-name="T34"><text:tab/></text:span><text:span text:style-name="T57">On parle de fonction paramétrée par des fonctions, ou encore de traitement paramétré par <text:tab/>des traitements.</text:span></text:p>
      <text:p text:style-name="P164"/>
      <text:p text:style-name="P130"/>
      <text:p text:style-name="P365">2 EXEMPLES</text:p>
      <text:p text:style-name="P90">Exemple 1 : Appel d'une fonction via un pointeur sur cette fonction</text:p>
      <text:p text:style-name="P292">#include &lt;stdio.h&gt; <text:s text:c="2"/></text:p>
      <text:p text:style-name="P317"><text:span text:style-name="T21">int f(int i, int j)</text:span>{ return i + j;}</text:p>
      <text:p text:style-name="P317"/>
      <text:p text:style-name="P317">int main() </text:p>
      <text:p text:style-name="P317">{</text:p>
      <text:p text:style-name="P317"><text:s text:c="4"/>int l, m; </text:p>
      <text:p text:style-name="P317"><text:span text:style-name="T21"><text:s text:c="4"/>int (*pf)(int, int);</text:span> <text:s/>/* Déclare un pointeur de fonction. */ <text:s/></text:p>
      <text:p text:style-name="P317"><text:s text:c="4"/></text:p>
      <text:p text:style-name="P317"><text:span text:style-name="T21"><text:s text:c="5"/>pf = &amp;f;</text:span> <text:s text:c="2"/>/* Initialise pf avec l'adresse de la fonction f. */</text:p>
      <text:p text:style-name="P317"><text:s text:c="4"/>printf("Entrez le premier entier : "); scanf("%d",&amp;l);</text:p>
      <text:p text:style-name="P317"><text:s text:c="4"/>printf("\nEntrez le deuxième entier : "); scanf("%d",&amp;m);</text:p>
      <text:p text:style-name="P317"/>
      <text:p text:style-name="P317"><text:s text:c="4"/>printf("\nLeur somme est de : %u\n", <text:span text:style-name="T21">(*pf)(l,m)</text:span>);</text:p>
      <text:p text:style-name="P317"><text:s text:c="4"/>return 0;</text:p>
      <text:p text:style-name="P317">}</text:p>
      <text:p text:style-name="P165"/>
      <text:p text:style-name="P165">Exemple 2 : Tableau de pointeurs de fonctions</text:p>
      <text:p text:style-name="P317">#include &lt;stdio.h&gt; <text:s/></text:p>
      <text:p text:style-name="P317"/>
      <text:p text:style-name="P317">/* le type fptr est celui d'un pointeur de fonction à 2 paramètres de type int et de valeur de retour int */</text:p>
      <text:p text:style-name="P319">typedef int (*fptr)(int, int);</text:p>
      <text:p text:style-name="P317"/>
      <text:p text:style-name="P317">/* Définitions de plusieurs <text:span text:style-name="T21">fonctions de même signature</text:span>: */</text:p>
      <text:p text:style-name="P317"><text:span text:style-name="T21">int somme(int i, int j)</text:span>{ return i + j; }</text:p>
      <text:p text:style-name="P317"><text:span text:style-name="T21">int multiplication(int i, int j)</text:span> { return i * j; }</text:p>
      <text:p text:style-name="P317"><text:span text:style-name="T21">int quotient(int i, int j)</text:span> { return i / j; }</text:p>
      <text:p text:style-name="P317"><text:span text:style-name="T21">int modulo(int i, int j)</text:span> { return i % j; }</text:p>
      <text:p text:style-name="P166"><text:soft-page-break/></text:p>
      <text:p text:style-name="P318">int main() </text:p>
      <text:p text:style-name="P318">{</text:p>
      <text:p text:style-name="P318"><text:s text:c="4"/>int i ,j, n;</text:p>
      <text:p text:style-name="P318"><text:s text:c="4"/>/* fptr ftab[4] à la place de int (*ftab[4])(int, int) */</text:p>
      <text:p text:style-name="P318"><text:s text:c="4"/><text:span text:style-name="T21">fptr ftab[4] = {somme, multiplication, quotient, modulo};</text:span></text:p>
      <text:p text:style-name="P318"/>
      <text:p text:style-name="P318"><text:s text:c="4"/>printf("Entrez le premier entier : ");</text:p>
      <text:p text:style-name="P318"><text:s text:c="4"/>scanf(" %d",&amp;i);</text:p>
      <text:p text:style-name="P318"><text:s text:c="4"/>printf("\nEntrez le deuxième entier : ");</text:p>
      <text:p text:style-name="P318"><text:s text:c="4"/>scanf(" %d",&amp;j);</text:p>
      <text:p text:style-name="P318"><text:s text:c="4"/>printf("\nEntrez la fonction 1 somme 2 multiplication 3 quotient 4 modulo : ");</text:p>
      <text:p text:style-name="P318"><text:s text:c="4"/>scanf(" %d",&amp;n);</text:p>
      <text:p text:style-name="P318"><text:s text:c="4"/>if ((n &gt; 0) &amp;&amp; (n &lt;= 4))</text:p>
      <text:p text:style-name="P318"><text:s text:c="8"/>printf("\n Résultat : %d.\n", <text:span text:style-name="T21">(*(ftab[n - 1]))(i,j)</text:span> );</text:p>
      <text:p text:style-name="P318"><text:s text:c="4"/>else</text:p>
      <text:p text:style-name="P318"><text:s text:c="8"/>printf("\n Mauvais numéro de fonction.\n");</text:p>
      <text:p text:style-name="P318"><text:s text:c="4"/>return 0;</text:p>
      <text:p text:style-name="P318">}</text:p>
      <text:p text:style-name="P167"/>
      <text:p text:style-name="P186"/>
      <text:p text:style-name="P372">Exemple 3 : pointeur de fonction en paramètre de fonction</text:p>
      <text:p text:style-name="P320">#include &lt;stdio.h&gt;</text:p>
      <text:p text:style-name="P320">/* le type fptr est celui d'un pointeur de fonction à 2 paramètres de type int et de valeur de retour int */</text:p>
      <text:p text:style-name="P322">typedef int (*fptr)(int, int);</text:p>
      <text:p text:style-name="P320"/>
      <text:p text:style-name="P317">/* Déclarations de plusieurs <text:span text:style-name="T21">fonctions de même signature</text:span>: */</text:p>
      <text:p text:style-name="P319">int somme(int i, int j);</text:p>
      <text:p text:style-name="P319">int multiplication(int i, int j);</text:p>
      <text:p text:style-name="P319">int quotient(int i, int j);</text:p>
      <text:p text:style-name="P323">int modulo(int i, int j);</text:p>
      <text:p text:style-name="P320"/>
      <text:p text:style-name="P322">/* déclaration d'une fonction de calcul selon un pointeur de fonction passé en paramètre avec les pararamètres correspondants</text:p>
      <text:p text:style-name="P322">exemple : int x = calcul(somme, 9, 6); x vaut 15</text:p>
      <text:p text:style-name="P322">*/</text:p>
      <text:p text:style-name="P322">int calcul (fptr f, int a, int b);</text:p>
      <text:p text:style-name="P320"/>
      <text:p text:style-name="P320">/* Définitions <text:span text:style-name="T220">plusieurs </text:span><text:span text:style-name="T28">fonctions de même signature</text:span><text:span text:style-name="T220">: */</text:span></text:p>
      <text:p text:style-name="P317"><text:span text:style-name="T21">int somme(int i, int j)</text:span>{ return i + j; }</text:p>
      <text:p text:style-name="P317"><text:span text:style-name="T21">int multiplication(int i, int j)</text:span> { return i * j; }</text:p>
      <text:p text:style-name="P317"><text:span text:style-name="T21">int quotient(int i, int j)</text:span> { return i / j; }</text:p>
      <text:p text:style-name="P321"><text:span text:style-name="T21">int modulo(int i, int j)</text:span> { return i % j; }</text:p>
      <text:p text:style-name="P320"/>
      <text:p text:style-name="P322">/* définition d'une fonction de calcul selon un pointeur de fonction passé en paramètre avec les pararamètres correspondants*/</text:p>
      <text:p text:style-name="P322">int calcul (fptr f, int a, int b)</text:p>
      <text:p text:style-name="P322">{</text:p>
      <text:p text:style-name="P322"><text:s text:c="4"/>return (*f)(a, b);</text:p>
      <text:p text:style-name="P169"><text:tab/>}</text:p>
      <text:p text:style-name="P168"><text:soft-page-break/></text:p>
      <text:p text:style-name="P320">int main()</text:p>
      <text:p text:style-name="P320">{</text:p>
      <text:p text:style-name="P320"><text:s text:c="4"/>int i,j,n;</text:p>
      <text:p text:style-name="P320"/>
      <text:p text:style-name="P320"><text:s text:c="4"/>/* fptr ftab[4] à la place de int (*ftab[4])(int, int) */</text:p>
      <text:p text:style-name="P320"><text:s text:c="2"/><text:span text:style-name="T21"><text:s text:c="2"/>fptr ftab[4] = {somme, multiplication, quotient, modulo};</text:span></text:p>
      <text:p text:style-name="P320"/>
      <text:p text:style-name="P320"><text:s text:c="4"/>printf("Entrez le premier entier : ");</text:p>
      <text:p text:style-name="P320"><text:s text:c="4"/>scanf(" %d",&amp;i);</text:p>
      <text:p text:style-name="P320"><text:s text:c="4"/>printf("\nEntrez le deuxième entier : ");</text:p>
      <text:p text:style-name="P320"><text:s text:c="4"/>scanf(" %d",&amp;j);</text:p>
      <text:p text:style-name="P320"><text:s text:c="4"/>printf("\nEntrez la fonction 1 somme 2 multiplication 3 quotient 4 modulo : ");</text:p>
      <text:p text:style-name="P320"><text:s text:c="4"/>scanf(" %d",&amp;n);</text:p>
      <text:p text:style-name="P320"><text:s text:c="4"/>if ((n &gt; 0) &amp;&amp; (n &lt;= 4))</text:p>
      <text:p text:style-name="P320"><text:s text:c="8"/>printf("\n Résultat : %d.\n", <text:span text:style-name="T21">calcul(ftab[n - 1], i, j)</text:span>);</text:p>
      <text:p text:style-name="P320"><text:s text:c="4"/>else</text:p>
      <text:p text:style-name="P320"><text:s text:c="8"/>printf("\n Mauvais numéro de fonction.\n");</text:p>
      <text:p text:style-name="P320"><text:s text:c="4"/>return 0;</text:p>
      <text:p text:style-name="P320">}</text:p>
      <text:p text:style-name="P320"/>
      <text:p text:style-name="P187"/>
      <text:p text:style-name="P373"><text:span text:style-name="T80">Détermination d'un type complexe :</text:span><text:span text:style-name="T78"> </text:span></text:p>
      <text:p text:style-name="P185">Que signifie char (*(*x())[])() <text:s/>?</text:p>
      <text:p text:style-name="P193">x<text:tab/><text:tab/><text:tab/>est un nom</text:p>
      <text:p text:style-name="P195"><text:span text:style-name="T63">x() <text:tab/><text:tab/><text:tab/></text:span><text:span text:style-name="T33">est une fonction retournant</text:span></text:p>
      <text:p text:style-name="P195"><text:span text:style-name="T63">*x() <text:tab/><text:tab/><text:tab/></text:span><text:span text:style-name="T33">est une fonction retournant un pointeur sur</text:span></text:p>
      <text:p text:style-name="P195"><text:span text:style-name="T63">(*x()) <text:tab/><text:tab/><text:tab/></text:span><text:span text:style-name="T33">est une fonction retournant un pointeur sur</text:span></text:p>
      <text:p text:style-name="P195"><text:span text:style-name="T63">(*x())[] <text:tab/><text:tab/></text:span><text:span text:style-name="T33">est une fonction retournant un pointeur sur un tableau de</text:span></text:p>
      <text:p text:style-name="P195"><text:span text:style-name="T63">*(*x())[] <text:tab/><text:tab/></text:span><text:span text:style-name="T33">est une fonction retournant un pointeur sur un tableau de pointeurs sur</text:span></text:p>
      <text:p text:style-name="P195"><text:span text:style-name="T63">(*(*x())[]) <text:tab/><text:tab/></text:span><text:span text:style-name="T33">est une fonction retournant un pointeur sur un tableau de pointeurs sur</text:span></text:p>
      <text:p text:style-name="P195"><text:span text:style-name="T63">(*(*x())[])() <text:tab/><text:tab/></text:span><text:span text:style-name="T33">est une fonction retournant un pointeur sur un tableau de pointeurs sur <text:tab/><text:tab/><text:tab/><text:tab/>fonction retournant</text:span></text:p>
      <text:p text:style-name="P230"><text:span text:style-name="T21">char (*(*x())[])() </text:span><text:tab/>est une fonction retournant un pointeur sur un tableau de pointeurs sur <text:tab/><text:tab/><text:tab/><text:tab/>fonction retournant un char</text:p>
      <text:p text:style-name="P230"/>
      <text:p text:style-name="P381">Chapitre 13 : <text:span text:style-name="T203">LES FICHIERS</text:span></text:p>
      <text:p text:style-name="P82"/>
      <text:p text:style-name="P624">Les données stockées en mémoire sont perdues dès la sortie du programme. Les fichiers sur support magnétique (bande, disquette, disque) sont par contre permanents, mais au prix d'un temps d'accès aux données très supérieur. </text:p>
      <text:p text:style-name="P624">On distingue les<text:span text:style-name="T21"> fichiers séquentiels</text:span> (on accède au contenu dans l'ordre du stockage) ou <text:span text:style-name="T21">à accès direct </text:span>(on peut directement accéder à n'importe quel endroit du fichier). Les fichiers que nous allons considérer sont des fichiers séquentiels. Les fichiers sont soit <text:span text:style-name="T21">binaires</text:span> (un float sera stocké comme il est codé en mémoire , d'où gain de place mais incompatibilité entre logiciels), soit <text:span text:style-name="T21">formatés ASCII (fichiers textes, </text:span>un float binaire sera transformé en décimal puis on écrira le caractère correspondant à chaque chiffre). </text:p>
      <text:p text:style-name="P624">Les fichiers étant dépendants du matériel, ils ne sont pas prévus dans la syntaxe du C mais par l'intermédiaire de fonctions spécifiques.</text:p>
      <text:p text:style-name="P624"/>
      <text:p text:style-name="P30">1 Fichier <text:s/>textE</text:p>
      <text:p text:style-name="P30"/>
      <text:p text:style-name="P30">1.1 Création et Ouverture d'un fichier</text:p>
      <text:p text:style-name="P624"><text:tab/>Un fichier peut être représenté de 2 manières:</text:p>
      <text:p text:style-name="P624"><text:tab/>1) <text:span text:style-name="T21">Son nom externe</text:span></text:p>
      <text:p text:style-name="P624"><text:tab/>C'est le nom que lui a donné son propriétaire au moment de sa création sous la <text:tab/><text:tab/><text:tab/>forme d'une chaîne de caractères.</text:p>
      <text:p text:style-name="P624"><text:tab/>2) <text:span text:style-name="T21">Son nom interne</text:span></text:p>
      <text:p text:style-name="P624"><text:tab/>C'est le nom que lui a donné le système au moment de l'ouverture de ce fichier. Ce nom <text:tab/>interne est une structure de fichier de type <text:span text:style-name="T20">FILE</text:span> (obligatoirement en majuscules) et qui <text:tab/>contient les informations suivantes: <text:span text:style-name="T184">mode d'ouverture</text:span> du fichier, numéro du descripteur de <text:tab/>fichier, informations concernant le tampon associé au fichier pour les opérations de <text:tab/>lecture/écriture, pointeur courant dans le fichier.</text:p>
      <text:p text:style-name="P624"><text:soft-page-break/></text:p>
      <text:p text:style-name="P624"><text:tab/>A chaque fois que l'on prévoit d'appeler des fonctions d'E/S de la bibliothèque standard, il <text:tab/>convient d'inclure le fichier<text:span text:style-name="T20"> stdio.h</text:span> qui contient les définitions et les prototypes des <text:tab/>fonctions d'E/S.</text:p>
      <text:p text:style-name="P624"><text:tab/>Il existe 3 fichiers <text:span text:style-name="T184">standard </text:span>associés à l'écran du terminal :</text:p>
      <text:p text:style-name="P469"><text:span text:style-name="T20"><text:tab/>stdin</text:span>: fichier d'entrée <text:s/>(nom interne = 0)</text:p>
      <text:p text:style-name="P469"><text:span text:style-name="T20"><text:tab/>stdout</text:span>: fichier de sortie (nom interne = 1)</text:p>
      <text:p text:style-name="P469"><text:span text:style-name="T20"><text:tab/>stderr</text:span>: fichier de sortie erreur (nom interne = 2)</text:p>
      <text:p text:style-name="P624"/>
      <text:p text:style-name="P624"><text:tab/>Pour ouvrir un fichier il faut déclarer un pointeur de type <text:span text:style-name="T20">FILE *</text:span> et faire appel à la <text:tab/>fonction <text:span text:style-name="T21">fopen</text:span> dont le prototype est le suivant :</text:p>
      <text:p text:style-name="P469"><text:tab/><text:span text:style-name="T181">FILE * fopen(const char * path, const char * mode);</text:span></text:p>
      <text:p text:style-name="P624"><text:tab/>La fonction <text:span text:style-name="T21">fopen </text:span>retourne un pointeur sur une structure de type FILE ou bien un <text:tab/>pointeur NULL si l'opération a échoué.</text:p>
      <text:p text:style-name="P349"/>
      <text:p text:style-name="P349">Il existe plusieurs modes d'ouverture d'un fichier :</text:p>
      <table:table table:name="Tableau69" table:style-name="Tableau69">
        <table:table-column table:style-name="Tableau69.A"/>
        <table:table-column table:style-name="Tableau69.B"/>
        <table:table-row table:style-name="Tableau69.1">
          <table:table-cell table:style-name="Tableau69.A1" office:value-type="string">
            <text:p text:style-name="P632">Mode</text:p>
          </table:table-cell>
          <table:table-cell table:style-name="Tableau69.B1" office:value-type="string">
            <text:p text:style-name="P632">Fonction</text:p>
          </table:table-cell>
        </table:table-row>
        <table:table-row table:style-name="Tableau69.1">
          <table:table-cell table:style-name="Tableau69.A1" office:value-type="string">
            <text:p text:style-name="P633">"r"</text:p>
          </table:table-cell>
          <table:table-cell table:style-name="Tableau69.B1" office:value-type="string">
            <text:p text:style-name="P626">Ouvre un fichier existant pour la lecture</text:p>
          </table:table-cell>
        </table:table-row>
        <table:table-row table:style-name="Tableau69.1">
          <table:table-cell table:style-name="Tableau69.A1" office:value-type="string">
            <text:p text:style-name="P633">"w"</text:p>
          </table:table-cell>
          <table:table-cell table:style-name="Tableau69.B1" office:value-type="string">
            <text:p text:style-name="P625">Crée et ouvre un fichier pour l'écriture. Tout fichier existant est remplacé. </text:p>
            <text:p text:style-name="P625">Un nouveau fichier est créé, s'il n'en existe pas.</text:p>
          </table:table-cell>
        </table:table-row>
        <table:table-row table:style-name="Tableau69.1">
          <table:table-cell table:style-name="Tableau69.A1" office:value-type="string">
            <text:p text:style-name="P633">"a"</text:p>
          </table:table-cell>
          <table:table-cell table:style-name="Tableau69.B1" office:value-type="string">
            <text:p text:style-name="P625">Ouvre un fichier en ajout. L'ajout se fait à la fin d'un fichier existant. </text:p>
            <text:p text:style-name="P625">Un nouveau fichier est créé, s'il n'en existe pas.</text:p>
          </table:table-cell>
        </table:table-row>
        <table:table-row table:style-name="Tableau69.1">
          <table:table-cell table:style-name="Tableau69.A1" office:value-type="string">
            <text:p text:style-name="P633">"r+"</text:p>
          </table:table-cell>
          <table:table-cell table:style-name="Tableau69.B1" office:value-type="string">
            <text:p text:style-name="P625">Ouvre un fichier existant pour la lecture et l'écriture</text:p>
          </table:table-cell>
        </table:table-row>
        <table:table-row table:style-name="Tableau69.1">
          <table:table-cell table:style-name="Tableau69.A1" office:value-type="string">
            <text:p text:style-name="P633">"w+"</text:p>
          </table:table-cell>
          <table:table-cell table:style-name="Tableau69.B1" office:value-type="string">
            <text:p text:style-name="P625">Crée et ouvre un fichier existant pour la lecture et l'écriture. Tout fichier existant est remplacé.</text:p>
          </table:table-cell>
        </table:table-row>
        <table:table-row table:style-name="Tableau69.1">
          <table:table-cell table:style-name="Tableau69.A1" office:value-type="string">
            <text:p text:style-name="P633">"a+"</text:p>
          </table:table-cell>
          <table:table-cell table:style-name="Tableau69.B1" office:value-type="string">
            <text:p text:style-name="P625">Ouvre un fichier pour la lecture et <text:s/>l'ajout de données à la fin d'un fichier existant. Un fichier est créé s'il n'en existe pas</text:p>
          </table:table-cell>
        </table:table-row>
      </table:table>
      <text:p text:style-name="P624"/>
      <text:p text:style-name="P624"><text:soft-page-break/><text:tab/><text:span text:style-name="T102">Exemples :</text:span></text:p>
      <text:p text:style-name="P486"><text:tab/>int main() {</text:p>
      <text:p text:style-name="P624"><text:span text:style-name="T20"><text:tab/></text:span><text:span text:style-name="T168"> </text:span><text:span text:style-name="T186"><text:s text:c="2"/><text:tab/></text:span><text:span text:style-name="T185">FILE * fp;</text:span></text:p>
      <text:p text:style-name="P651"><text:tab/>fp = <text:span text:style-name="T21">fopen ("nom-de-fichier", "r")</text:span>;</text:p>
      <text:p text:style-name="P651"><text:tab/>if (fp == NULL) {</text:p>
      <text:p text:style-name="P651"><text:tab/><text:tab/>printf(''Echec ouverture du fichier \n'');</text:p>
      <text:p text:style-name="P651"><text:tab/>}</text:p>
      <text:p text:style-name="P651"><text:tab/>else {</text:p>
      <text:p text:style-name="P651"><text:tab/><text:tab/>printf(''Succès ouverture du fichier \n'');<text:tab/><text:tab/></text:p>
      <text:p text:style-name="P651"><text:tab/><text:tab/><text:span text:style-name="T21">fclose(fp)</text:span>;</text:p>
      <text:p text:style-name="P651"><text:tab/>}</text:p>
      <text:p text:style-name="P651">}</text:p>
      <text:p text:style-name="P652"/>
      <text:p text:style-name="P653">int main() {</text:p>
      <text:p text:style-name="P395">FILE * fp;</text:p>
      <text:p text:style-name="P395">if ((fp = <text:span text:style-name="T21">fopen("test.c", "r"</text:span>)) != NULL) {</text:p>
      <text:p text:style-name="P395"><text:tab/>printf("le fichier test.c existe\n");</text:p>
      <text:p text:style-name="P395"><text:tab/><text:span text:style-name="T21">fclose(fp);</text:span></text:p>
      <text:p text:style-name="P270"><text:tab/>}</text:p>
      <text:p text:style-name="P270"><text:tab/>else {</text:p>
      <text:p text:style-name="P270"><text:tab/><text:tab/>printf("le fichier test.c n'existe pas\n");</text:p>
      <text:p text:style-name="P270"><text:tab/><text:tab/>if ((fp = <text:span text:style-name="T21">fopen("test.c", "w")</text:span>) != NULL) {</text:p>
      <text:p text:style-name="P270"><text:tab/><text:tab/><text:tab/>printf("le fichier test.c a ete cree\n");</text:p>
      <text:p text:style-name="P270"><text:tab/><text:tab/><text:tab/><text:span text:style-name="T21">fclose(fp)</text:span>;</text:p>
      <text:p text:style-name="P270"><text:tab/><text:tab/>}</text:p>
      <text:p text:style-name="P270"><text:tab/><text:tab/>else</text:p>
      <text:p text:style-name="P270"><text:tab/><text:tab/><text:tab/>printf("erreur création fichier text.c \n");</text:p>
      <text:p text:style-name="P270"><text:tab/>}</text:p>
      <text:p text:style-name="P270"><text:tab/>return 0;</text:p>
      <text:p text:style-name="P270">}</text:p>
      <text:p text:style-name="P92"><text:soft-page-break/>Spécifier un chemin d'accès</text:p>
      <text:p text:style-name="P102"><text:tab/>La constante <text:span text:style-name="T181">FILENAME_MAX</text:span> définit la taille maximum du plus long mon possible de <text:tab/>fichier (chemin compris) supporté par le système.</text:p>
      <text:p text:style-name="P91"/>
      <text:p text:style-name="P284">Exemple chemin relatif :</text:p>
      <text:p text:style-name="P395">int main()</text:p>
      <text:p text:style-name="P395">{</text:p>
      <text:p text:style-name="P395"><text:tab/>FILE * fp;</text:p>
      <text:p text:style-name="P395"><text:tab/>if ((fp = <text:span text:style-name="T21">fopen("../../test.txt","w"))</text:span> != NULL) {</text:p>
      <text:p text:style-name="P395"><text:tab/><text:tab/>printf("le fichier est créé 2 repertoires au dessus du repertoire \</text:p>
      <text:p text:style-name="P395"><text:tab/><text:tab/><text:tab/><text:tab/>ou se trouve le programme\n");</text:p>
      <text:p text:style-name="P395"><text:tab/><text:tab/><text:span text:style-name="T21">fclose(fp);</text:span><text:tab/></text:p>
      <text:p text:style-name="P395"><text:tab/>}<text:tab/></text:p>
      <text:p text:style-name="P395"><text:tab/>else</text:p>
      <text:p text:style-name="P395"><text:tab/><text:tab/>printf("erreur création fichier\n");</text:p>
      <text:p text:style-name="P395"><text:tab/>return 0;</text:p>
      <text:p text:style-name="P396">}</text:p>
      <text:p text:style-name="P91"/>
      <text:p text:style-name="P10"><text:span text:style-name="T226">1.2 </text:span>Lecture/Ecriture</text:p>
      <text:p text:style-name="P624"><text:tab/>De nombreuses fonctions permettent l'écriture ou la lecture.</text:p>
      <text:p text:style-name="P624"><text:tab/><text:span text:style-name="T101">Lecture:</text:span></text:p>
      <text:p text:style-name="P624"><text:tab/><text:tab/><text:span text:style-name="T198">int </text:span><text:span text:style-name="T199">fgetc</text:span><text:span text:style-name="T198"> (FILE * stream);</text:span></text:p>
      <text:p text:style-name="P624"><text:span text:style-name="T198"><text:tab/><text:tab/>int </text:span><text:span text:style-name="T199">fgets</text:span><text:span text:style-name="T198"> ( char * string, int n, FILE * stream);</text:span></text:p>
      <text:p text:style-name="P624"><text:span text:style-name="T185"><text:tab/><text:tab/>int </text:span><text:span text:style-name="T180"><text:s/>fscanf</text:span><text:span text:style-name="T185"> (FILE * stream, const char * format[,argument,...];</text:span></text:p>
      <text:p text:style-name="P629"><text:tab/><text:span text:style-name="T101">Ecriture:</text:span></text:p>
      <text:p text:style-name="P624"><text:span text:style-name="T195"><text:tab/><text:tab/></text:span><text:span text:style-name="T198">int </text:span><text:span text:style-name="T199">fputc </text:span><text:span text:style-name="T198">(int c, FILE * stream);</text:span></text:p>
      <text:p text:style-name="P634"><text:span text:style-name="T195"><text:tab/><text:tab/>int </text:span><text:span text:style-name="T196"><text:s/>fputs</text:span><text:span text:style-name="T195"> (const char * string, FILE * stream);</text:span></text:p>
      <text:p text:style-name="P624"><text:span text:style-name="T198"><text:tab/><text:tab/>int</text:span><text:span text:style-name="T199"> fprintf </text:span><text:span text:style-name="T198">(FILE * stream, const char * format[,argument,...];</text:span></text:p>
      <text:p text:style-name="P387">1.2.1 Lecture / écriture de caractEre</text:p>
      <text:p text:style-name="P624"><text:span text:style-name="T201"><text:tab/></text:span><text:span text:style-name="T188">int fgetc(FILE *)</text:span></text:p>
      <text:p text:style-name="P290">Cette fonction retourne un caractère lu sur le fichier passé en paramètre et<text:span text:style-name="T21"> EOF</text:span> en cas d’erreur où de détection de la fin du fichier. </text:p>
      <text:p text:style-name="P290">Elle est équivalente sous la forme d’une fonction véritable à la macro <text:span text:style-name="T21">getc().</text:span></text:p>
      <text:p text:style-name="P291"/>
      <text:p text:style-name="P268">int fputc(int, FILE *)</text:p>
      <text:p text:style-name="P290">Cette fonction écrit le caractère passé en paramètre sur le fichier passé en paramètre. Elle retourne le caractère passé en paramètre, en cas d’erreur elle retourne <text:span text:style-name="T21">EOF</text:span>.</text:p>
      <text:p text:style-name="P290">Elle est équivalente sous la forme d’une fonction véritable à la macro <text:span text:style-name="T21">putc().</text:span></text:p>
      <text:p text:style-name="P102"/>
      <text:p text:style-name="P285">Exemple :</text:p>
      <text:p text:style-name="P102"><text:tab/>Le programme ci-dessous ouvre en lecture seule le fichier <text:span text:style-name="T21">entree.txt</text:span>. </text:p>
      <text:p text:style-name="P102"><text:tab/>Ce fichier est sensé exister et se trouver dans le même répertoire que le programme. </text:p>
      <text:p text:style-name="P102"><text:tab/>Pour les besoins du test il doit également contenir du texte. </text:p>
      <text:p text:style-name="P102"><text:tab/>Un deuxième fichier <text:span text:style-name="T21">sortie.txt </text:span>est ouvert ou créé s’il n’existe pas encore, en écriture seule. <text:tab/>Le contenu d’<text:span text:style-name="T21">entrée.txt</text:span> est récupéré caractère par caractère et copié sur <text:span text:style-name="T21">sortie.txt</text:span> et</text:p>
      <text:p text:style-name="P102"><text:tab/>également sur <text:span text:style-name="T21">stdout</text:span> afin de vérifier visuellement le fonctionnement :</text:p>
      <text:p text:style-name="P106"/>
      <text:p text:style-name="P395">#include &lt;stdio.h&gt;</text:p>
      <text:p text:style-name="P395">#include &lt;stdlib.h&gt;</text:p>
      <text:p text:style-name="P395">#define ERREUR(msg)<text:tab/>{\</text:p>
      <text:p text:style-name="P395"><text:tab/><text:tab/><text:tab/><text:tab/>printf("%s\n",msg);\</text:p>
      <text:p text:style-name="P395"><text:tab/><text:tab/><text:tab/><text:tab/>exit(1);\</text:p>
      <text:p text:style-name="P395"><text:tab/><text:tab/><text:tab/><text:tab/>}</text:p>
      <text:p text:style-name="P395"/>
      <text:p text:style-name="P395"/>
      <text:p text:style-name="P416">int main()</text:p>
      <text:p text:style-name="P395">{</text:p>
      <text:p text:style-name="P395"><text:tab/>FILE * in, * out;</text:p>
      <text:p text:style-name="P395"><text:tab/>int c;</text:p>
      <text:p text:style-name="P395"><text:tab/></text:p>
      <text:p text:style-name="P395"><text:tab/>/* ouverture fichier entree en lecture seule */</text:p>
      <text:p text:style-name="P395"><text:tab/><text:span text:style-name="T21">in = fopen("entree.txt","r");</text:span></text:p>
      <text:p text:style-name="P270"><text:tab/><text:tab/>if (in == NULL)</text:p>
      <text:p text:style-name="P395"><text:tab/><text:tab/>ERREUR("ouverture du fichier entree.txt");</text:p>
      <text:p text:style-name="P270"><text:tab/></text:p>
      <text:p text:style-name="P270"><text:tab/><text:tab/>/* ouverture sortie en écriture seule */</text:p>
      <text:p text:style-name="P270"><text:tab/><text:tab/><text:span text:style-name="T21">out = fopen("sortie.txt","w");</text:span></text:p>
      <text:p text:style-name="P270"><text:tab/><text:tab/>if (out == NULL)</text:p>
      <text:p text:style-name="P270"><text:tab/><text:tab/><text:tab/>ERREUR("ouverture du fichier sortie.txt");</text:p>
      <text:p text:style-name="P270"><text:tab/><text:tab/></text:p>
      <text:p text:style-name="P270"><text:tab/><text:tab/>/* lecture écriture caractère par caractère */</text:p>
      <text:p text:style-name="P270"><text:tab/><text:tab/>while (<text:span text:style-name="T21">(c = fgetc(in)) != EOF</text:span>) {</text:p>
      <text:p text:style-name="P270"><text:tab/><text:tab/><text:tab/><text:span text:style-name="T21">fputc(c, out);</text:span></text:p>
      <text:p text:style-name="P270"><text:tab/><text:tab/><text:tab/><text:span text:style-name="T21">fputc(c, stdout);</text:span> /* contrôle sur la sortie standard */</text:p>
      <text:p text:style-name="P270"><text:tab/><text:tab/>}</text:p>
      <text:p text:style-name="P270"><text:tab/><text:tab/><text:span text:style-name="T21">fclose(in);</text:span></text:p>
      <text:p text:style-name="P264"><text:tab/><text:tab/>fclose(out);</text:p>
      <text:p text:style-name="P270"><text:tab/><text:tab/>return 0;</text:p>
      <text:p text:style-name="P271"><text:tab/>}</text:p>
      <text:p text:style-name="P86"/>
      <text:p text:style-name="P11"/>
      <text:p text:style-name="P355">1.2.2 Lecture / écriture de chaînes</text:p>
      <text:p text:style-name="P265">char* fgets (char * s, int n, FILE* stream);</text:p>
      <text:p text:style-name="P293">Cette fonction lit une chaîne entrée sur le fichier passé en paramètre (dans le cas de l’entrée</text:p>
      <text:p text:style-name="P295"><text:span text:style-name="T226">standard ce fichier sera </text:span><text:span text:style-name="T29">stdin</text:span><text:span text:style-name="T227">) </text:span><text:span text:style-name="T226">jusqu’à un </text:span><text:span text:style-name="T29">'\n'</text:span><text:span text:style-name="T226"> ou jusqu’à ce que</text:span><text:span text:style-name="T29"> n-1</text:span><text:span text:style-name="T226"> caractères aient été lus, le </text:span><text:span text:style-name="T29">'\n'</text:span><text:span text:style-name="T226"> final compris. Tous les caractères lus sont placés à partir de l’adresse</text:span><text:span text:style-name="T29"> s</text:span><text:span text:style-name="T226">. </text:span></text:p>
      <text:p text:style-name="P295"><text:span text:style-name="T226">Un </text:span><text:span text:style-name="T29">'\0' </text:span><text:span text:style-name="T226">est ajouté comme dernier caractère après le </text:span><text:span text:style-name="T29">'\n'</text:span><text:span text:style-name="T226"> dans le cas d’une lecture sur l’entrée standard stdin. La fonction retourne l'adresse </text:span><text:span text:style-name="T29">s</text:span><text:span text:style-name="T226"> ou NULL en cas d'erreur.</text:span></text:p>
      <text:p text:style-name="P272"/>
      <text:p text:style-name="P265">int fputs(char *, FILE *)</text:p>
      <text:p text:style-name="P294">Cette fonction permet d’écrire (copier) la chaîne passée en <text:s/>paramètre dans le fichier passé en paramètre. Elle retourne EOF si une erreur se produit.</text:p>
      <text:p text:style-name="P105"><text:tab/></text:p>
      <text:p text:style-name="P105"><text:span text:style-name="T169"><text:tab/></text:span><text:span text:style-name="T102">Exemple :</text:span></text:p>
      <text:p text:style-name="P102"><text:tab/><text:span text:style-name="T190">Idem programme précédent mais chaîne de caractères par chaîne de caractères</text:span></text:p>
      <text:p text:style-name="P395">#define ERREUR(msg)<text:tab/>{\</text:p>
      <text:p text:style-name="P395"><text:tab/><text:tab/><text:tab/><text:tab/><text:tab/>printf("%s\n",msg);\</text:p>
      <text:p text:style-name="P395"><text:tab/><text:tab/><text:tab/><text:tab/><text:tab/>exit(1);\</text:p>
      <text:p text:style-name="P395"><text:tab/><text:tab/><text:tab/><text:tab/>}</text:p>
      <text:p text:style-name="P395"/>
      <text:p text:style-name="P487"><text:tab/><text:tab/>int main()</text:p>
      <text:p text:style-name="P395">{</text:p>
      <text:p text:style-name="P395"><text:tab/>FILE * in, * out;</text:p>
      <text:p text:style-name="P395"><text:tab/>char buf[1000];</text:p>
      <text:p text:style-name="P395"><text:tab/></text:p>
      <text:p text:style-name="P395"><text:tab/>/* ouverture fichier entree en lecture seule */</text:p>
      <text:p text:style-name="P395"><text:tab/><text:span text:style-name="T21">in = fopen("entree.txt","r");</text:span></text:p>
      <text:p text:style-name="P395"><text:tab/>if (in == NULL)</text:p>
      <text:p text:style-name="P395"><text:tab/><text:tab/>ERREUR("ouverture du fichier entree.txt");</text:p>
      <text:p text:style-name="P395"><text:tab/></text:p>
      <text:p text:style-name="P395"><text:tab/></text:p>
      <text:p text:style-name="P395"><text:soft-page-break/><text:tab/>/* ouverture sortie en écriture seule */</text:p>
      <text:p text:style-name="P395"><text:tab/>if ((<text:span text:style-name="T21">out = fopen("sortie.txt","w")</text:span>) == NULL)</text:p>
      <text:p text:style-name="P395"><text:tab/><text:tab/>ERREUR("ouverture du fichier sortie.txt");</text:p>
      <text:p text:style-name="P395"><text:tab/></text:p>
      <text:p text:style-name="P395"><text:tab/>/* lecture écriture avec chaînes de caractères */</text:p>
      <text:p text:style-name="P395"><text:tab/>while (<text:span text:style-name="T21">fgets(buf, 1000, in) != NULL</text:span>) {</text:p>
      <text:p text:style-name="P395"><text:tab/><text:tab/><text:span text:style-name="T21">fputs(buf, out);</text:span></text:p>
      <text:p text:style-name="P398"><text:tab/><text:tab/>fputs(buf, stdout);</text:p>
      <text:p text:style-name="P395"><text:tab/>}</text:p>
      <text:p text:style-name="P395"><text:tab/><text:span text:style-name="T21">fclose(in) ;</text:span></text:p>
      <text:p text:style-name="P398"><text:tab/>fclose(out) ;</text:p>
      <text:p text:style-name="P395"><text:tab/>return 0;</text:p>
      <text:p text:style-name="P395">}</text:p>
      <text:p text:style-name="P395"/>
      <text:p text:style-name="P12">1.2.3 Lecture / écriture formatEe</text:p>
      <text:p text:style-name="P85"><text:tab/><text:span text:style-name="T21">int fscanf ( FILE * stream, const char * format, …)</text:span></text:p>
      <text:p text:style-name="P102"><text:tab/>Cette fonction analyse une suite de caractères lus sur le fichier . </text:p>
      <text:p text:style-name="P102"><text:tab/>Elle la découpe en "tokens" et convertit chaque token en une valeur. </text:p>
      <text:p text:style-name="P102"><text:tab/>Le découpage et la conversion sont effectués selon la spécification de format. </text:p>
      <text:p text:style-name="P102"><text:tab/>Pour chaque spécification de conversion que contient celle-ci, il doit exister un paramètre <text:tab/>de type pointeur dans la liste des paramètres variables (notée par ...).</text:p>
      <text:p text:style-name="P102"/>
      <text:p text:style-name="P102"><text:tab/>Chaque valeur résultant d’une conversion est copiée à l’adresse du paramètre <text:tab/>correspondant. </text:p>
      <text:p text:style-name="P102"><text:tab/>La fonction retourne le nombre de valeurs correctes trouvées compte tenu de l’adéquation <text:tab/>entre les formats et les références de paramètre prévues.</text:p>
      <text:p text:style-name="P85"/>
      <text:p text:style-name="P85"><text:tab/><text:span text:style-name="T21">int fprintf ( FILE * stream, const char* format, …)</text:span></text:p>
      <text:p text:style-name="P102"><text:tab/>Cette fonction formate la liste des paramètres variables selon la spécification de format. </text:p>
      <text:p text:style-name="P102"><text:tab/>La chaîne de caractères résultante est écrite dans le fichier.</text:p>
      <text:p text:style-name="P367"><text:tab/><text:span text:style-name="T102">Exemples :</text:span></text:p>
      <text:p text:style-name="P102"><text:tab/>Même principe que dans les programmes précédents mais le contenu du fichier<text:span text:style-name="T181"> entree.txt </text:span><text:tab/>contient maintenant trois nombres ainsi qu’une suite de mots pour tester les formats %d et <text:tab/>%s. </text:p>
      <text:p text:style-name="P102"><text:tab/>Voici ce contenu : <text:span text:style-name="T181">10, 15, 4, toto fait des courses</text:span></text:p>
      <text:p text:style-name="P102"><text:span text:style-name="T181"><text:tab/></text:span><text:span text:style-name="T222">où 4 indique le nombre de mots qui suivent</text:span></text:p>
      <text:p text:style-name="P103"><text:tab/>Tout ce qui est récupéré dans le fichier en <text:span text:style-name="T181">entrée </text:span>est recopié dans le fichier en <text:span text:style-name="T181">sortie</text:span> et <text:tab/>également dans le fichier standard <text:span text:style-name="T181">stdout</text:span> d’affichage console.</text:p>
      <text:p text:style-name="P395">#define ERREUR(msg)<text:tab/>{\</text:p>
      <text:p text:style-name="P395"><text:tab/><text:tab/><text:tab/><text:tab/><text:tab/>printf("%s\n",msg);\</text:p>
      <text:p text:style-name="P395"><text:tab/><text:tab/><text:tab/><text:tab/><text:tab/>exit(1);\</text:p>
      <text:p text:style-name="P395"><text:tab/><text:tab/><text:tab/><text:tab/>}</text:p>
      <text:p text:style-name="P395"/>
      <text:p text:style-name="P395">int main()</text:p>
      <text:p text:style-name="P395">{</text:p>
      <text:p text:style-name="P395"><text:tab/>FILE * in, * out;</text:p>
      <text:p text:style-name="P395"><text:tab/>int a ,b, nb, i;</text:p>
      <text:p text:style-name="P395"><text:tab/>char buf[1000] ;</text:p>
      <text:p text:style-name="P395"/>
      <text:p text:style-name="P395"><text:tab/>/* ouverture fichier entree en lecture seule */</text:p>
      <text:p text:style-name="P395"><text:tab/><text:span text:style-name="T21">in = fopen("entree.txt","r");</text:span></text:p>
      <text:p text:style-name="P395"><text:tab/>if (in == NULL)</text:p>
      <text:p text:style-name="P395"><text:tab/><text:tab/>ERREUR("ouverture du fichier entree.txt");</text:p>
      <text:p text:style-name="P395"><text:tab/></text:p>
      <text:p text:style-name="P395"><text:tab/>/* ouverture sortie en écriture seule */</text:p>
      <text:p text:style-name="P395"><text:tab/>if ((<text:span text:style-name="T21">out = fopen("sortie.txt","w")</text:span>) == NULL)</text:p>
      <text:p text:style-name="P395"><text:tab/><text:tab/>ERREUR("ouverture du fichier sortie.txt");</text:p>
      <text:p text:style-name="P395"/>
      <text:p text:style-name="P395"><text:tab/>/* lecture des valeurs des nombres avec format %d */</text:p>
      <text:p text:style-name="P395"><text:tab/><text:span text:style-name="T21">fscanf(in, "%d, %d, %d, ", &amp;a, &amp;b, &amp;nb);</text:span></text:p>
      <text:p text:style-name="P395"><text:soft-page-break/>/* écriture des valeurs des nombres en chaînes de caractères avec format %d */</text:p>
      <text:p text:style-name="P395"><text:tab/><text:span text:style-name="T21">fprintf(out, "%d, %d, %d, ", a, b, nb);</text:span></text:p>
      <text:p text:style-name="P395"><text:tab/>/* équivalent printf, contrôle dans fenêtre console */</text:p>
      <text:p text:style-name="P395"><text:tab/>fprintf(stdout, "%d, %d, %d,\n", a, b, nb);</text:p>
      <text:p text:style-name="P395"/>
      <text:p text:style-name="P395"><text:tab/>/* récupération des nb mots */</text:p>
      <text:p text:style-name="P395"><text:tab/>for (i = 0; i &lt; nb; i++) {</text:p>
      <text:p text:style-name="P395"><text:tab/><text:tab/>fscanf(in,"%s",buf);</text:p>
      <text:p text:style-name="P395"><text:tab/><text:tab/>fprintf(out,"%s",buf);</text:p>
      <text:p text:style-name="P395"><text:tab/><text:tab/>fprintf(stdout, "%s ", buf); /* contrôle sur la sortie standard */</text:p>
      <text:p text:style-name="P395"><text:tab/>}</text:p>
      <text:p text:style-name="P395"><text:tab/>return 0;</text:p>
      <text:p text:style-name="P396">}</text:p>
      <text:p text:style-name="P104"/>
      <text:h text:style-name="P741" text:outline-level="3">1.3 Fermeture d'un fichier</text:h>
      <text:p text:style-name="P624"><text:tab/>Tout fichier ouvert doit être fermé. La fonction fclose( ) permet de fermer le fichier repéré <text:tab/>par son pointeur.</text:p>
      <text:p text:style-name="P629"><text:tab/><text:span text:style-name="T181">int fclose (FILE *stream); </text:span></text:p>
      <text:p text:style-name="P629"/>
      <text:h text:style-name="P741" text:outline-level="3"/>
      <text:h text:style-name="P742" text:outline-level="3">1.4 DEPLACEMENTS DANS UN FICHIER</text:h>
      <text:p text:style-name="P624"><text:tab/>Pour se repositionner n'importe où dans le fichier :</text:p>
      <text:p text:style-name="P629"><text:tab/><text:span text:style-name="T181">int fseek(FILE * stream, <text:s/>long offset, int origin); </text:span></text:p>
      <text:p text:style-name="P101"><text:span text:style-name="T195"><text:tab/>Cette fonction permet de modifier la position courante dans le fichier <text:s/>à partir du <text:tab/></text:span>positionnement <text:span text:style-name="T181">origin</text:span> de la façon suivante :</text:p>
      <text:p text:style-name="P102"><text:tab/><text:tab/><text:span text:style-name="T21">SEEK_SET</text:span> à partir du début du fichier</text:p>
      <text:p text:style-name="P103"><text:tab/><text:tab/><text:span text:style-name="T21">SEEK_CUR</text:span> à partir de la position courante</text:p>
      <text:p text:style-name="P99"><text:tab/><text:tab/><text:span text:style-name="T21">SEEK_END</text:span> à partir de la fin.</text:p>
      <text:p text:style-name="P102"><text:tab/>Le second paramètre <text:span text:style-name="T181">offset</text:span> indique un déplacement en octets. </text:p>
      <text:p text:style-name="P102"><text:tab/></text:p>
      <text:p text:style-name="P102"><text:tab/><text:span text:style-name="T102">Exemple : </text:span></text:p>
      <text:p text:style-name="P83"><text:tab/>fseek (monFichier, 16, SEEK_SET) </text:p>
      <text:p text:style-name="P102"><text:span text:style-name="T200"><text:tab/></text:span><text:span text:style-name="T195">déplace la position courante de 16 octets (16 caractères) à partir du début du fichier.</text:span></text:p>
      <text:p text:style-name="P103"/>
      <text:p text:style-name="P103"><text:tab/>En cas d’erreur fseek renvoie une valeur négative et 0 si pas d’erreur.</text:p>
      <text:p text:style-name="P99"/>
      <text:p text:style-name="P99"><text:tab/>Pour <text:s/>connaître la position courante :</text:p>
      <text:p text:style-name="P100"><text:tab/><text:span text:style-name="T181">long ftell (FILE * stream);</text:span></text:p>
      <text:p text:style-name="P102"><text:tab/>Cette fonction retourne la position courante. </text:p>
      <text:p text:style-name="P102"><text:tab/>Elle échoue si la taille à retourner est supérieure à <text:span text:style-name="T181">LONG_MAX </text:span>(Dans ce cas il faut <text:tab/>utiliser la fonction <text:span text:style-name="T181">fgetpos</text:span>).</text:p>
      <text:p text:style-name="P106"/>
      <text:p text:style-name="P70"><text:tab/>Pour se repositionner en début de fichier :</text:p>
      <text:p text:style-name="P635"><text:tab/><text:span text:style-name="T187">int rewind(FILE * stream);</text:span></text:p>
      <text:p text:style-name="P102"><text:tab/>Cette fonction réinitialise la position courante associée au fichier <text:s/>au début du fichier. </text:p>
      <text:p text:style-name="P102"><text:tab/><text:span text:style-name="T101">Remarque </text:span>: <text:span text:style-name="T181">r</text:span><text:span text:style-name="T182">ewind(fp)</text:span><text:span text:style-name="T231"> est équivalent à </text:span><text:span text:style-name="T182">fseek(fp, 0L, SEEK_SET)</text:span><text:span text:style-name="T231">.</text:span></text:p>
      <text:p text:style-name="P99"/>
      <text:p text:style-name="P630"/>
      <text:p text:style-name="P385"><text:span text:style-name="T167"><text:tab/></text:span>Exemple:</text:p>
      <text:p text:style-name="P470"><text:tab/><text:span text:style-name="T185">#include &lt;stdio.h&gt;</text:span></text:p>
      <text:p text:style-name="P531"/>
      <text:p text:style-name="P531"><text:tab/>main( )</text:p>
      <text:p text:style-name="P531"><text:tab/>{ </text:p>
      <text:p text:style-name="P336"><text:tab/>FILE * fp;</text:p>
      <text:p text:style-name="P336"><text:tab/>char c;</text:p>
      <text:p text:style-name="P336"><text:tab/>char t[100], s[100], tab1[100], tab2[100];</text:p>
      <text:p text:style-name="P336"/>
      <text:p text:style-name="P336"><text:span text:style-name="T195"><text:tab/> </text:span>/* ouvrir le fichier en lecture */</text:p>
      <text:p text:style-name="P336"><text:tab/><text:span text:style-name="T225">fp = fopen ("fichier.txt","r");</text:span></text:p>
      <text:p text:style-name="P336"/>
      <text:p text:style-name="P336"><text:span text:style-name="T224"><text:tab/></text:span><text:span text:style-name="T195">if (fp != </text:span>NULL)</text:p>
      <text:p text:style-name="P336"><text:tab/>{</text:p>
      <text:p text:style-name="P336"><text:tab/><text:tab/>/* lire les 51 premiers caractères dans le tableau s */</text:p>
      <text:p text:style-name="P336"><text:tab/><text:tab/><text:span text:style-name="T21">fgets(s, 52, fp);</text:span> </text:p>
      <text:p text:style-name="P336"><text:tab/></text:p>
      <text:p text:style-name="P336"><text:tab/><text:tab/> /* lire le caractère suivant dans c */</text:p>
      <text:p text:style-name="P336"><text:tab/><text:tab/><text:span text:style-name="T21">c = fgetc(fp)</text:span>; </text:p>
      <text:p text:style-name="P336"><text:tab/></text:p>
      <text:p text:style-name="P336"><text:tab/><text:tab/>/* lire le mot suivant dans le tableau t */</text:p>
      <text:p text:style-name="P336"><text:tab/><text:tab/><text:span text:style-name="T21">fscanf(fp, "%s", t);</text:span> </text:p>
      <text:p text:style-name="P336"><text:tab/></text:p>
      <text:p text:style-name="P336"><text:tab/><text:tab/>/* afficher le contenu des variables s, c, t à l'écran */</text:p>
      <text:p text:style-name="P336"><text:tab/><text:tab/>printf("s=%s c=%c t=%s", s, c, t); </text:p>
      <text:p text:style-name="P336"><text:tab/><text:tab/>/* se positionner en début de fichier */</text:p>
      <text:p text:style-name="P336"><text:tab/><text:tab/><text:span text:style-name="T21">rewind(fp); </text:span></text:p>
      <text:p text:style-name="P336"><text:tab/></text:p>
      <text:p text:style-name="P336"><text:tab/><text:tab/>/* lire dans tab1 les 99 premiers caractères */</text:p>
      <text:p text:style-name="P336"><text:tab/><text:tab/><text:span text:style-name="T21">fgets (tab1, 100, fp);</text:span> <text:span text:style-name="T38"><text:tab/></text:span></text:p>
      <text:p text:style-name="P336"><text:tab/><text:tab/>/* afficher à l'écran le contenu de tab1 */</text:p>
      <text:p text:style-name="P336"><text:tab/><text:tab/>printf("\n tab1=%s", tab1); </text:p>
      <text:p text:style-name="P336"><text:tab/></text:p>
      <text:p text:style-name="P336"><text:tab/><text:tab/>/* se positionner à un déplacement de -40 octets par rapport au pointeur courant */</text:p>
      <text:p text:style-name="P336"><text:span text:style-name="T20"><text:tab/><text:tab/></text:span><text:span text:style-name="T196">fseek (fp, -40L, SEEK_CUR);</text:span></text:p>
      <text:p text:style-name="P336"/>
      <text:p text:style-name="P336"><text:span text:style-name="T195"><text:tab/><text:tab/></text:span>/* lire les 99 caractères à partir du pointeur courant dans tab2 */</text:p>
      <text:p text:style-name="P336"><text:tab/><text:tab/><text:span text:style-name="T21">fgets (tab2, 100, fp);</text:span> </text:p>
      <text:p text:style-name="P336"><text:tab/></text:p>
      <text:p text:style-name="P336"><text:tab/><text:tab/>/* afficher le contenu de tab2 à l'écran */</text:p>
      <text:p text:style-name="P336"><text:tab/><text:tab/>printf("\n tab2=%s", tab2);</text:p>
      <text:p text:style-name="P336"><text:tab/></text:p>
      <text:p text:style-name="P336"><text:tab/><text:tab/>/* fermer le fichier */</text:p>
      <text:p text:style-name="P336"><text:tab/><text:tab/><text:span text:style-name="T21">fclose(fp); </text:span></text:p>
      <text:p text:style-name="P336"><text:tab/>}</text:p>
      <text:p text:style-name="P336">}</text:p>
      <text:p text:style-name="P336"/>
      <text:list xml:id="list31213521" text:style-name="L32">
        <text:list-item>
          <text:list>
            <text:list-header>
              <text:p text:style-name="P724">1.5 Le caractère de fin de fichier (EOF)</text:p>
            </text:list-header>
          </text:list>
        </text:list-item>
      </text:list>
      <text:p text:style-name="P718"/>
      <text:p text:style-name="P624"><text:tab/>Tous les fichiers texte ou binaire possèdent un caractère qui marque la fin du fichier. </text:p>
      <text:p text:style-name="P624"><text:tab/>Cette marque de fin de fichier appelée génériquement <text:span text:style-name="T21">EOF</text:span> est souvent différent selon le <text:tab/>type de machine utilisée. </text:p>
      <text:p text:style-name="P624"><text:tab/>La valeur EOF est définie dans le fichier d'inclusion <text:span text:style-name="T184">stdio.h</text:span>. </text:p>
      <text:p text:style-name="P624"><text:tab/>Pour un fichier texte, cette valeur est le plus souvent égale à -1.</text:p>
      <text:p text:style-name="P71"><text:tab/>remarque : <text:s/>EOF est aussi utilisée comme retour d'erreur, par exemple pour la fonction <text:tab/><text:tab/>fclose.</text:p>
      <text:p text:style-name="P631"><text:tab/></text:p>
      <text:p text:style-name="P631"><text:tab/><text:span text:style-name="T101">Exemple : </text:span></text:p>
      <text:p text:style-name="P392">/* lire le fichier caractère après caractère jusqu'à la marque de fin de fichier */</text:p>
      <text:p text:style-name="P392">#include &lt;stdio.h&gt;</text:p>
      <text:p text:style-name="P392">main() {<text:tab/></text:p>
      <text:p text:style-name="P392"><text:tab/>int i;</text:p>
      <text:p text:style-name="P392"><text:tab/>FILE * fp;</text:p>
      <text:p text:style-name="P392"><text:tab/>// ouverture et lescture du fichier</text:p>
      <text:p text:style-name="P392"><text:tab/>if ((<text:span text:style-name="T21">fp = fopen("fichier","r")</text:span>) != NULL) <text:span text:style-name="T195">{</text:span></text:p>
      <text:p text:style-name="P697"><text:tab/><text:tab/>while ((i = fgetc(fp)) != EOF) </text:p>
      <text:p text:style-name="P392"><text:span text:style-name="T196"><text:tab/><text:tab/><text:tab/></text:span><text:span text:style-name="T195">printf("%c", i); <text:s/></text:span></text:p>
      <text:p text:style-name="P392"><text:tab/>}</text:p>
      <text:p text:style-name="P392">}</text:p>
      <text:p text:style-name="P634"/>
      <text:p text:style-name="P102"><text:tab/>Pour savoir si la fin de fichier est atteinte : <text:tab/></text:p>
      <text:p text:style-name="P85"><text:tab/><text:span text:style-name="T102">int feof (FILE * stream); </text:span></text:p>
      <text:p text:style-name="P102"><text:tab/>Cette fonction retourne <text:span text:style-name="T181">vrai</text:span> si le la position courante dans le fichier est à la fin et <text:span text:style-name="T181">faux</text:span> <text:tab/>sinon. </text:p>
      <text:p text:style-name="P102"><text:tab/>Peut-être utilisée pour les deux modes, texte et binaire.</text:p>
      <text:p text:style-name="P359">2 FichieRS BINAIRES</text:p>
      <text:p text:style-name="P44"><text:span text:style-name="T38"><text:tab/></text:span><text:span text:style-name="T84">Certaines applications nécessitent de mémoriser les données par blocs dans les fichiers. </text:span></text:p>
      <text:p text:style-name="P48"><text:tab/>Par exemple, si dans une applications un ensemble de structures ayant la même <text:tab/>composition est utilisé, il est intéressant de pouvoir écrire dans le fichier le contenu d'une <text:tab/>structure entière (sans être obligé d'écrire le contenu de la structure champ par champ).</text:p>
      <text:p text:style-name="P48"><text:tab/></text:p>
      <text:p text:style-name="P44"><text:span text:style-name="T84"><text:tab/>Les fonctions </text:span><text:span text:style-name="T89">fread</text:span><text:span text:style-name="T84"> et </text:span><text:span text:style-name="T89">fwrite</text:span><text:span text:style-name="T84"> sont destinées <text:s/>à ce type d'entrée/sorties et sont désignées <text:tab/>sous le terme fonctions d'entrées/sorties binaires. </text:span></text:p>
      <text:p text:style-name="P48"><text:tab/>Ces fonctions requièrent quatre arguments :</text:p>
      <text:p text:style-name="P48"><text:tab/><text:tab/>un pointeur sur le bloc de données (par exemple un pointeur de structure)</text:p>
      <text:p text:style-name="P48"><text:tab/><text:tab/>la taille du bloc</text:p>
      <text:p text:style-name="P48"><text:tab/><text:tab/>le nombre de blocs transférés</text:p>
      <text:p text:style-name="P48"><text:tab/><text:tab/>le pointeur de fichier.</text:p>
      <text:p text:style-name="P624"/>
      <text:p text:style-name="P262">size_t<text:tab/><text:tab/>fread(void <text:s/>* ptr, size_t size, size_t n, FILE <text:s/>* stream);</text:p>
      <text:p text:style-name="P273"><text:tab/><text:tab/>n objets lus de même taille size, stockés à l'adresse ptr.</text:p>
      <text:p text:style-name="P273"><text:tab/><text:tab/>retourne le nombre d'objets lus, soit n, sinon erreur ou fin de fichier</text:p>
      <text:p text:style-name="P262">size_t<text:tab/><text:tab/>fwrite(const void <text:s/>* ptr, size_t size, size_t n, FILE * stream);</text:p>
      <text:p text:style-name="P275"><text:tab/><text:tab/>n objets écrits de même taille size, pris à partir de l'adresse ptr.</text:p>
      <text:p text:style-name="P275"/>
      <text:p text:style-name="P624"><text:tab/>Les autres fonctions de manipulation de fichiers (<text:span text:style-name="T181">fopen, fclose</text:span>) ont la même utilisation <text:tab/>avec les fichiers binaires. </text:p>
      <text:p text:style-name="P624"><text:tab/>Il est nécessaire d’ajouter un <text:span text:style-name="T21">‘b’</text:span> aux droits requis à l’ouverture (exemple: <text:span text:style-name="T21">''rb+''</text:span>).</text:p>
      <text:p text:style-name="P631"/>
      <text:p text:style-name="P631"><text:tab/></text:p>
      <text:p text:style-name="P386"><text:span text:style-name="T168"><text:tab/></text:span><text:span text:style-name="T20">Exemple</text:span> :</text:p>
      <text:p text:style-name="P392">#include &lt;stdio.h&gt;</text:p>
      <text:p text:style-name="P391"><text:s/><text:span text:style-name="T195">typedef struct <text:tab/> </text:span></text:p>
      <text:p text:style-name="P391">{</text:p>
      <text:p text:style-name="P391"><text:tab/>char nom[30];</text:p>
      <text:p text:style-name="P391"><text:tab/>char prenom[40];</text:p>
      <text:p text:style-name="P391"><text:tab/>int age;</text:p>
      <text:p text:style-name="P391"><text:span text:style-name="T195"><text:tab/></text:span>char sexe;</text:p>
      <text:p text:style-name="P391"><text:s text:c="2"/>} personne;</text:p>
      <text:p text:style-name="P391"/>
      <text:p text:style-name="P391"/>
      <text:p text:style-name="P391">void main( )</text:p>
      <text:p text:style-name="P391">{</text:p>
      <text:p text:style-name="P391"><text:tab/>FILE * fp;</text:p>
      <text:p text:style-name="P391"/>
      <text:p text:style-name="P391"><text:tab/>personne dupont = {"DUPONT","RENE",28,'M'};</text:p>
      <text:p text:style-name="P391"><text:tab/>personne dupontBis;</text:p>
      <text:p text:style-name="P391"/>
      <text:p text:style-name="P391"><text:tab/>if ((<text:span text:style-name="T21">fp = fopen("essai.dat","wb")</text:span>) != NULL)</text:p>
      <text:p text:style-name="P391"><text:tab/>{</text:p>
      <text:p text:style-name="P391"><text:tab/><text:tab/>/*ecriture de dupont dans le fichier */</text:p>
      <text:p text:style-name="P391"><text:tab/><text:tab/><text:span text:style-name="T21">fwrite(&amp;dupont, sizeof(personne), 1, fp);</text:span></text:p>
      <text:p text:style-name="P391"><text:tab/><text:tab/><text:span text:style-name="T197">fclose(fp);</text:span></text:p>
      <text:p text:style-name="P391"><text:tab/>}</text:p>
      <text:p text:style-name="P391"><text:tab/><text:tab/></text:p>
      <text:p text:style-name="P391"><text:tab/>if (f<text:span text:style-name="T21">p = fopen("essai.dat","rb")</text:span>) <text:s/>!= NULL)</text:p>
      <text:p text:style-name="P391"><text:span text:style-name="T195"><text:tab/></text:span>{</text:p>
      <text:p text:style-name="P391"><text:tab/><text:tab/>/*lecture de dupontBis dans le fichier */</text:p>
      <text:p text:style-name="P391"><text:tab/><text:tab/><text:span text:style-name="T21">fread(&amp;dupontBis, sizeof(personne), 1, fp);</text:span></text:p>
      <text:p text:style-name="P391"><text:tab/><text:tab/><text:span text:style-name="T21">fclose(fp);</text:span></text:p>
      <text:p text:style-name="P391"><text:tab/><text:tab/></text:p>
      <text:p text:style-name="P391"><text:tab/><text:tab/>printf("\n\n NOM :%s PRENOM : %s", dupontBis.nom, <text:tab/><text:tab/><text:tab/><text:tab/><text:tab/><text:tab/><text:tab/><text:tab/><text:tab/><text:tab/>dupontBis.prenom);</text:p>
      <text:p text:style-name="P391"><text:tab/><text:tab/>printf("\n AGE %d", dupontBis.age);</text:p>
      <text:p text:style-name="P391"><text:tab/><text:tab/>printf("\n SEXE : %c\n",( dupontBis.sexe ==' M') ? 'M': 'F');</text:p>
      <text:p text:style-name="P391"><text:tab/>}</text:p>
      <text:p text:style-name="P417">}</text:p>
      <text:p text:style-name="P383">chapitre 14 : Obtention d'UN EXECUTABLE</text:p>
      <text:p text:style-name="P198"/>
      <text:p text:style-name="P38">1 DIFFERENTES PHASES AVANT L'EXECUTION </text:p>
      <text:p text:style-name="P137"><text:tab/>Pour arriver à l'exécution d'un programme en partant d'un ou plusieurs fichiers sources en <text:tab/>C, les étapes suivantes sont nécessaires :</text:p>
      <text:p text:style-name="P137"><text:tab/><text:tab/>l'édition de textes<text:tab/><text:tab/><text:tab/><text:tab/>éditeur</text:p>
      <text:p text:style-name="P137"><text:tab/><text:tab/>l'expansion du ou des fichiers source <text:tab/><text:tab/>préprocesseur</text:p>
      <text:p text:style-name="P137"><text:tab/><text:tab/>la compilation <text:tab/><text:tab/><text:tab/><text:tab/><text:tab/>compilateur</text:p>
      <text:p text:style-name="P137"><text:tab/><text:tab/>l'assemblage<text:tab/><text:tab/><text:tab/><text:tab/><text:tab/>assembleur</text:p>
      <text:p text:style-name="P137"><text:tab/><text:tab/>l'édition de liens <text:tab/><text:tab/><text:tab/><text:tab/>éditeurs de liens</text:p>
      <text:p text:style-name="P137"><text:tab/><text:tab/>le chargement en mémoire <text:tab/><text:tab/><text:tab/>chargeur</text:p>
      <text:p text:style-name="P192"/>
      <text:p text:style-name="P37">1.1 édition de textes</text:p>
      <text:p text:style-name="P137"><text:tab/>Les fichiers sources en langage C sont saisis à l'aide d'un éditeur de textes (emacs, vi sous <text:tab/>Unix). Le suffixe d'un nom d'un fichier source <text:s/>est ''.c".</text:p>
      <text:p text:style-name="P192"/>
      <text:p text:style-name="P37">1.2 expansion du fichier source</text:p>
      <text:p text:style-name="P137"><text:tab/>Seules les lignes commençant par un dièse (#) sont traitées par le préprocesseur.</text:p>
      <text:p text:style-name="P137"><text:tab/>Ce sont les directives du préprocesseur (inclusion de fichiers, définition de constantes et <text:tab/>macros, …).</text:p>
      <text:p text:style-name="P137"/>
      <text:p text:style-name="P192"><text:span text:style-name="T33"><text:tab/></text:span><text:span text:style-name="T62">exemples de directives : </text:span></text:p>
      <text:p text:style-name="P192"><text:span text:style-name="T33"><text:tab/><text:tab/></text:span><text:span text:style-name="T70">#include &lt;stdio.h&gt;<text:tab/></text:span></text:p>
      <text:p text:style-name="P157"><text:tab/><text:tab/>#define MAX 1000</text:p>
      <text:p text:style-name="P192"/>
      <text:p text:style-name="P137"><text:tab/><text:span text:style-name="T102">Le préprocesseur :</text:span></text:p>
      <text:p text:style-name="P44"><text:span text:style-name="T125"><text:tab/><text:tab/></text:span><text:span text:style-name="T126">remplace les commentaires par du blanc</text:span></text:p>
      <text:p text:style-name="P137"><text:tab/><text:tab/>insère le texte d'autres fichiers</text:p>
      <text:p text:style-name="P137"><text:tab/><text:tab/>remplace les constantes et les macros dans le texte</text:p>
      <text:list xml:id="list31209503" text:style-name="L33">
        <text:list-item>
          <text:list>
            <text:list-header>
              <text:p text:style-name="P661"/>
            </text:list-header>
          </text:list>
        </text:list-item>
      </text:list>
      <text:p text:style-name="P37"><text:soft-page-break/>1.3 compilation </text:p>
      <text:p text:style-name="P135"><text:tab/>Le compilateur vérifie la syntaxe et traduit le source en langage assembleur.</text:p>
      <text:p text:style-name="P194"/>
      <text:p text:style-name="P37">1.4 assemblage</text:p>
      <text:p text:style-name="P135"><text:tab/>Les instructions du langage assembleur sont traduites en langage machine.</text:p>
      <text:p text:style-name="P135"><text:tab/>Cette phase produit pour chaque source une fichier objet dont le nom se termine par ".o" <text:tab/>Un fichier objet peut contenir des références externes d'objets définis dans d'autres sources.</text:p>
      <text:p text:style-name="P194"/>
      <text:p text:style-name="P37">1.5 édition de liens</text:p>
      <text:p text:style-name="P135"><text:tab/>A partir du ou des fichiers objets passés en paramètres :</text:p>
      <text:p text:style-name="P135"><text:tab/><text:tab/>résoud les références externes</text:p>
      <text:p text:style-name="P135"><text:tab/><text:tab/>éventuellement intègre des fonctions de la librairie standard ou autres </text:p>
      <text:p text:style-name="P135"><text:tab/><text:tab/>génère un fichier exécutable.</text:p>
      <text:p text:style-name="P43"/>
      <text:p text:style-name="P8">1.6 chargement</text:p>
      <text:p text:style-name="P70"><text:tab/>Le chargeur copie le fichier exécutable en mémoire centrale et initialise l'éxécution.</text:p>
      <text:p text:style-name="P70"/>
      <text:p text:style-name="P70"><text:tab/>Il existe des différences dans les commandes correspondantes à ces phases selon le système <text:tab/>d'exploitation et selon le compilateur utilisé.</text:p>
      <text:p text:style-name="P70"/>
      <text:p text:style-name="P70"><text:tab/>Sur certains compilateurs, le préprocesseur, le compilateur et l'assembleur correspondent à <text:tab/>une seule et même phase.</text:p>
      <text:p text:style-name="P70"/>
      <text:p text:style-name="P70"><text:tab/>La plupart des compilateurs offre la possibilité d'obtenir un fichier source en assembleur <text:tab/>(".s" ou ".a") à partir du fichier en C.</text:p>
      <text:p text:style-name="P48"/>
      <text:p text:style-name="P52"/>
      <text:p text:style-name="P363">Exemple sur UNIX avec le compilateur gcc :</text:p>
      <text:p text:style-name="P67"><text:tab/>toutes les phases :</text:p>
      <text:p text:style-name="P440"><text:span text:style-name="T34">gcc - o prog prog1.c prog2.c</text:span><text:span text:style-name="T37"><text:tab/>exécutable prog</text:span></text:p>
      <text:p text:style-name="P67"><text:tab/>ou</text:p>
      <text:p text:style-name="P44"><text:span text:style-name="T37"><text:tab/><text:tab/>g</text:span><text:span text:style-name="T34">cc prog1.c prog2.c</text:span><text:span text:style-name="T37"><text:tab/><text:tab/><text:tab/>exécutable a.out</text:span></text:p>
      <text:p text:style-name="P67"/>
      <text:p text:style-name="P67"><text:tab/>préprocesseur seul :</text:p>
      <text:p text:style-name="P44"><text:span text:style-name="T37"><text:tab/><text:tab/></text:span><text:span text:style-name="T35">gc</text:span><text:span text:style-name="T34">c -E prog.c</text:span><text:span text:style-name="T37"><text:tab/><text:tab/><text:tab/><text:tab/>sur l'écran</text:span></text:p>
      <text:p text:style-name="P67"><text:tab/></text:p>
      <text:p text:style-name="P67"><text:tab/>préprocesseur <text:s/>+ compilation :</text:p>
      <text:p text:style-name="P44"><text:span text:style-name="T37"><text:tab/><text:tab/></text:span><text:span text:style-name="T35">gc</text:span><text:span text:style-name="T34">c -S prog.c</text:span><text:span text:style-name="T37"><text:tab/><text:tab/><text:tab/><text:tab/>prog.s</text:span></text:p>
      <text:p text:style-name="P67"/>
      <text:p text:style-name="P67"><text:tab/><text:span text:style-name="T101">préprocesseur <text:s/>+ compilation + assemblage</text:span> :</text:p>
      <text:p text:style-name="P44"><text:span text:style-name="T37"><text:tab/><text:tab/></text:span><text:span text:style-name="T35">g</text:span><text:span text:style-name="T34">cc -c prog.c</text:span><text:span text:style-name="T37"><text:tab/><text:tab/><text:tab/><text:tab/>prog.o</text:span></text:p>
      <text:p text:style-name="P67"/>
      <text:p text:style-name="P67"><text:tab/><text:span text:style-name="T101">édition de liens seule :</text:span></text:p>
      <text:p text:style-name="P44"><text:span text:style-name="T37"><text:tab/><text:tab/></text:span><text:span text:style-name="T34">gcc -o prog prog1.o prog2.o</text:span><text:span text:style-name="T37"><text:tab/><text:tab/>exécutable prog</text:span></text:p>
      <text:p text:style-name="P67"/>
      <text:p text:style-name="P67"><text:tab/><text:span text:style-name="T101">avec librairie mathématique :</text:span></text:p>
      <text:p text:style-name="P44"><text:span text:style-name="T37"><text:tab/><text:tab/></text:span><text:span text:style-name="T34">gcc -o prog prog1.o prog2.o -lm</text:span><text:span text:style-name="T37"> <text:tab/>exécutable prog</text:span></text:p>
      <text:p text:style-name="P67"><text:tab/> <text:s text:c="766"/></text:p>
      <text:p text:style-name="P13"/>
      <text:p text:style-name="P351">2 PREPROCESSEUR</text:p>
      <text:p text:style-name="P67"><text:tab/>Le préprocesseur est la première phase du compilateur C. Son rôle est de créer un fichier <text:tab/>source intermédiaire, obtenu à partir de l'original par inclusion d'autres <text:s/>fichiers sources, <text:tab/>substitution de parties de textes ...</text:p>
      <text:p text:style-name="P67"><text:tab/>Ses directives sont introduites par le caractère #.</text:p>
      <text:p text:style-name="P46"/>
      <text:p text:style-name="P8">2.1 Substitution symbolique </text:p>
      <text:p text:style-name="P48"/>
      <text:p text:style-name="P8">2.1.1 Constantes</text:p>
      <text:p text:style-name="P46"><text:span text:style-name="T33"><text:tab/></text:span><text:span text:style-name="T67">#define IDENT expr</text:span></text:p>
      <text:p text:style-name="P67"><text:tab/>IDENT doit être un identificateur régulier. </text:p>
      <text:p text:style-name="P67"><text:tab/>Le préprocesseur substituera alors chaque occurence de IDENT par expr dans le fichier <text:tab/>source, lorsque le contexte fait appaître IDENT comme identificateur.</text:p>
      <text:p text:style-name="P46"/>
      <text:p text:style-name="P67"><text:tab/><text:span text:style-name="T185">#define BUFSIZ 512</text:span></text:p>
      <text:p text:style-name="P78"><text:tab/>void f ()</text:p>
      <text:p text:style-name="P78"><text:tab/>{</text:p>
      <text:p text:style-name="P78"><text:tab/><text:tab/>char buf [BUFSIZ] ;<text:tab/> <text:tab/><text:tab/>/* substitution */</text:p>
      <text:p text:style-name="P78"><text:tab/><text:tab/>char * s = "buf de taille BUFSIZ" ; <text:s/>/* pas de subtitution dans la chaîne */</text:p>
      <text:p text:style-name="P78"><text:tab/>}</text:p>
      <text:p text:style-name="P56"/>
      <text:p text:style-name="P78"><text:tab/>#define CONSTSTRING<text:tab/><text:tab/>"chaîne constante \ n"</text:p>
      <text:p text:style-name="P78"><text:tab/># define then</text:p>
      <text:p text:style-name="P78"><text:tab/># define forever <text:tab/><text:tab/><text:tab/>while (1)</text:p>
      <text:p text:style-name="P34"/>
      <text:p text:style-name="P19"/>
      <text:p text:style-name="P352">2.1.2 MACROS</text:p>
      <text:p text:style-name="P46"><text:span text:style-name="T33"><text:tab/></text:span><text:span text:style-name="T67"># define macro (m1, ..., mN)<text:tab/>expr (m1, ..., mN)</text:span></text:p>
      <text:p text:style-name="P67"><text:tab/>m1, ..., mN sont des identificateurs formels arbitraires. </text:p>
      <text:p text:style-name="P67"><text:tab/>Il est conseillé, pour éviter les effets inattendus de précédence d'opérateurs, de parenthèser <text:tab/>m1, ..., nM dans expr.</text:p>
      <text:p text:style-name="P67"/>
      <text:p text:style-name="P67"><text:tab/>Une macro volumineuse peut être définie sur plusieurs lignes en backslashant toutes les <text:tab/>lignes sauf la dernière.</text:p>
      <text:p text:style-name="P67"><text:tab/></text:p>
      <text:p text:style-name="P67"><text:tab/>Une macro peut être définie à partir d'autres macros précédemment définies.</text:p>
      <text:p text:style-name="P67"><text:tab/></text:p>
      <text:p text:style-name="P67"><text:tab/>Noter l'absence de ';' en fin de définition.</text:p>
      <text:p text:style-name="P46"/>
      <text:p text:style-name="P282">Exemples :</text:p>
      <text:p text:style-name="P394"># define abs(n)<text:tab/><text:tab/> <text:tab/>((n) &gt; = 0 <text:s/>? <text:s/>(n) : - (n))</text:p>
      <text:p text:style-name="P394"># define max(a,b)<text:tab/><text:tab/>((a) &gt; = (b) ? (a) : (b))</text:p>
      <text:p text:style-name="P394">#define squareBug(x)<text:tab/><text:tab/>(x * x)</text:p>
      <text:p text:style-name="P394">#define square(x)<text:tab/><text:tab/>((x) * (x))</text:p>
      <text:p text:style-name="P46"><text:tab/></text:p>
      <text:p text:style-name="P46"><text:tab/><text:tab/>squareBug(3) est substitué par (3 * 3) et vaut 9</text:p>
      <text:p text:style-name="P46"><text:tab/><text:tab/>squareBug(3 + 5) est substitué par (3 + 5 * 3 + 5) et vaut 23 ==&gt; BUG!!!</text:p>
      <text:p text:style-name="P46"><text:tab/><text:tab/>square(3) est substitué par ((3) * (3)) et vaut 9</text:p>
      <text:p text:style-name="P46"><text:tab/><text:tab/>square(3 + 5) est substitué par ((3 + 5) * (3 + 5)) et vaut 64</text:p>
      <text:p text:style-name="P46"><text:tab/></text:p>
      <text:p text:style-name="P19"/>
      <text:p text:style-name="P352">2.2 Inclusion de fichiers sources</text:p>
      <text:p text:style-name="P263"># include "chemin-fichier"</text:p>
      <text:p text:style-name="P263"># include &lt; chemin-fichier &gt;</text:p>
      <text:p text:style-name="P67"><text:tab/>Cette dernière sert à inclure dans le fichier source actuel d'autres fichiers, appelés en <text:tab/>général "headers", et dont le suffixe traditionnel est ".h".</text:p>
      <text:p text:style-name="P67"><text:tab/>Ces fichiers peuvent contenir :</text:p>
      <text:p text:style-name="P67"><text:tab/><text:tab/>des définitions de constantes symboliques (#define)</text:p>
      <text:p text:style-name="P67"><text:tab/><text:tab/>des définitions de type (FILE, …)</text:p>
      <text:p text:style-name="P67"><text:tab/><text:tab/>des déclarations d'objets globaux ou externes.</text:p>
      <text:p text:style-name="P46"/>
      <text:p text:style-name="P67"><text:tab/>Dans la première syntaxe, le fichier est recherché dans la liste de priorité des répertoires <text:tab/>définie par une variable d'environnement (le répertoire courant en fait partie).</text:p>
      <text:p text:style-name="P67"><text:tab/>Dans la deuxième syntaxe, le fichier est exclusivement recherché dans le répertoire <text:tab/>/usr/include. Cette deuxième syntaxe est réservée aux fichiers headers livrés avec le <text:tab/>compilateur.<text:tab/> <text:s text:c="231"/></text:p>
      <text:p text:style-name="P19"/>
      <text:p text:style-name="P8">2.3 Compilation conditionnelle</text:p>
      <text:p text:style-name="P48"/>
      <text:p text:style-name="P8">2.3.1 Sur la valeur de constantes</text:p>
      <text:p text:style-name="P259"># if expression_constantel </text:p>
      <text:p text:style-name="P259">séquence compilée si expression_constantel est vraie. </text:p>
      <text:p text:style-name="P259"># else </text:p>
      <text:p text:style-name="P259"># if expression_constante2</text:p>
      <text:p text:style-name="P259">...</text:p>
      <text:p text:style-name="P259"># endif</text:p>
      <text:p text:style-name="P259">#endif</text:p>
      <text:p text:style-name="P67"><text:tab/>Expression_constante peut être formée de constantes entières liées par les opérateurs <text:tab/>suivants :</text:p>
      <text:p text:style-name="P442">unaires -</text:p>
      <text:p text:style-name="P442">binaires + - * / % &amp; | ^ &lt;&lt; &gt;&gt; == ! = &lt; &gt; &gt; = &lt; =</text:p>
      <text:p text:style-name="P67"><text:tab/>L'expression peut contenir des parenthèses.</text:p>
      <text:p text:style-name="P46"><text:soft-page-break/></text:p>
      <text:p text:style-name="P259"># if (PROCESSEUR == 1)</text:p>
      <text:p text:style-name="P259">...</text:p>
      <text:p text:style-name="P259"># else</text:p>
      <text:p text:style-name="P259">...</text:p>
      <text:p text:style-name="P259"># endif</text:p>
      <text:p text:style-name="P46"/>
      <text:p text:style-name="P8">2.3.2 Sur la définition de constantes </text:p>
      <text:p text:style-name="P259"># ifdef constante_symbolique</text:p>
      <text:p text:style-name="P259">séquence compilée si la constante est connue du préprocesseur <text:s/></text:p>
      <text:p text:style-name="P259">(par #define ou option -D de gcc)</text:p>
      <text:p text:style-name="P259"># else </text:p>
      <text:p text:style-name="P259">...</text:p>
      <text:p text:style-name="P259"># endif</text:p>
      <text:p text:style-name="P249"/>
      <text:p text:style-name="P259"># ifdef DEBUG</text:p>
      <text:p text:style-name="P259">...</text:p>
      <text:p text:style-name="P259"># endif</text:p>
      <text:p text:style-name="P73"/>
      <text:p text:style-name="P44"><text:span text:style-name="T54">Remarque 1</text:span><text:span text:style-name="T55"> : </text:span><text:span text:style-name="T37">la directive contraire </text:span><text:span text:style-name="T34">#ifndef</text:span><text:span text:style-name="T37"> permet d'éviter les conflits de redéfinition :</text:span></text:p>
      <text:p text:style-name="P259"># ifndef NULL</text:p>
      <text:p text:style-name="P259"># define NULL <text:tab/>(char *) 0</text:p>
      <text:p text:style-name="P259"># endif</text:p>
      <text:p text:style-name="P46"/>
      <text:p text:style-name="P44"><text:span text:style-name="T54">Remarque 2 </text:span><text:span text:style-name="T55">: </text:span><text:span text:style-name="T37">la directive </text:span><text:span text:style-name="T34"># undef</text:span><text:span text:style-name="T37"> constante permet d'annuler la définition précédente d'une constante (pour lui attribuer une nouvelle valeur par exemple).</text:span></text:p>
      <text:p text:style-name="P67"/>
      <text:p text:style-name="P735">Chapitre 15 : LA LIBRAIRIE STANDARD</text:p>
      <text:p text:style-name="P46"/>
      <text:p text:style-name="P6">1 TRAITEMENTS DES CHAîNES DE CARACTèRES</text:p>
      <text:p text:style-name="P283">Le type chaîne de caractères n'existe pas en C.</text:p>
      <text:p text:style-name="P273">Seules les constantes chaînes de caractères sont reconnues par le compilateur. </text:p>
      <text:p text:style-name="P273">La librairie standard offre des <text:span text:style-name="T21">fonctions qui manipulent les chaînes</text:span>.</text:p>
      <text:p text:style-name="P248"><text:span text:style-name="T37">Les déclarations prototypes figurent dans le fichier </text:span><text:span text:style-name="T34">string.h</text:span></text:p>
      <text:p text:style-name="P248"><text:span text:style-name="T37">Le nom d'une chaîne correspond à son adresse de début, elle est représentée en mémoire par une suite d'octets contigus terminée par une </text:span><text:span text:style-name="T34">sentinelle valant '\0'</text:span><text:span text:style-name="T37">. </text:span></text:p>
      <text:p text:style-name="P273">Les algorithmes sur les chaînes utilisent ce caractère de fin de chaîne.</text:p>
      <text:p text:style-name="P48"/>
      <text:p text:style-name="P8">1.1 Longueur d'une chaîne : STRLEN</text:p>
      <text:p text:style-name="P249">int strlen (const char * chaîne);</text:p>
      <text:p text:style-name="P248"><text:span text:style-name="T34">strlen</text:span><text:span text:style-name="T37"> retourne le nombre de caractères d'une chaîne sans compter le '\0'.</text:span></text:p>
      <text:p text:style-name="P248"><text:span text:style-name="T54">exemple :</text:span><text:span text:style-name="T34"><text:tab/></text:span><text:span text:style-name="T40">int lg = strlen ("ceci est une chaîne") ; </text:span></text:p>
      <text:p text:style-name="P259"><text:tab/><text:tab/>lg vaut 19, sizeof("ceci est une chaîne") vaut 20.</text:p>
      <text:p text:style-name="P46"/>
      <text:p text:style-name="P8">1.2 Copie d'une chaîne dans une autre : STRCPY</text:p>
      <text:p text:style-name="P249">char * strcpy (char * destination, const char * source);</text:p>
      <text:p text:style-name="P248"><text:span text:style-name="T34">strcpy</text:span><text:span text:style-name="T37"> copie la chaîne source à l'adresse destination.</text:span></text:p>
      <text:p text:style-name="P273">La chaîne destination doit être suffisament grande pour accueillir la chaîne source.</text:p>
      <text:p text:style-name="P273">L'adresse de la chaîne destination est retournée.</text:p>
      <text:p text:style-name="P248"><text:span text:style-name="T54">exemple :</text:span><text:span text:style-name="T34"> <text:tab/></text:span><text:span text:style-name="T48">char ch1 [30] ;</text:span></text:p>
      <text:p text:style-name="P269"><text:tab/><text:tab/>char ch2 [30] ; </text:p>
      <text:p text:style-name="P269"><text:tab/><text:tab/>strcpy (ch1, "je tiens dans 28 caractères") ;</text:p>
      <text:p text:style-name="P269"><text:tab/><text:tab/>ch1 vaut "je tiens dans 28 caractères"<text:tab/><text:tab/></text:p>
      <text:p text:style-name="P269"><text:tab/><text:tab/>strcpy(ch2, strcpy (ch1, "je tiens dans 28 caractères"));</text:p>
      <text:p text:style-name="P243"><text:span text:style-name="T83"><text:tab/><text:tab/></text:span><text:span text:style-name="T98">ch2 vaut aussi "je tiens dans 28 caractères" car l'appel strcpy (ch1, "je <text:tab/><text:tab/><text:tab/>tiens dans 28 caractères") retourne un pointeur sur ch1.</text:span></text:p>
      <text:p text:style-name="P244"/>
      <text:p text:style-name="P8"><text:soft-page-break/>1.3 Concatenation de chaînes : STRCAT</text:p>
      <text:p text:style-name="P249">char * strcat (char * destination , const char * source);</text:p>
      <text:p text:style-name="P248"><text:span text:style-name="T34">strcat</text:span><text:span text:style-name="T37"> concatène à la fin de la chaîne destination la chaîne source </text:span></text:p>
      <text:p text:style-name="P273">La chaîne destination doit être suffisamment grande pour accueillir la chaîne source en supplément.</text:p>
      <text:p text:style-name="P273">L'adresse de la chaîne destination est retournée.</text:p>
      <text:p text:style-name="P248"><text:span text:style-name="T54">exemple :</text:span><text:span text:style-name="T34"><text:tab/></text:span><text:span text:style-name="T40">char ch1 [32] ; </text:span></text:p>
      <text:p text:style-name="P259"><text:tab/><text:tab/>strcpy (ch1, "ceci est");</text:p>
      <text:p text:style-name="P259"><text:tab/><text:tab/>ch1 vaut "ceci est"</text:p>
      <text:p text:style-name="P259"><text:tab/><text:tab/>strcat (ch1, "une chaîne"); </text:p>
      <text:p text:style-name="P56"><text:tab/><text:tab/><text:tab/><text:span text:style-name="T33">ch1 vaut "ceci est une chaîne"</text:span></text:p>
      <text:p text:style-name="P67"/>
      <text:p text:style-name="P8">1.4 Comparaison de chaînes : STRCMP</text:p>
      <text:p text:style-name="P249">int strcmp (const char * ch1, const char * ch2);</text:p>
      <text:p text:style-name="P248"><text:span text:style-name="T34">strcmp</text:span><text:span text:style-name="T37"> compare 2 chaînes lexicographiquement et retourne :</text:span></text:p>
      <text:p text:style-name="P273"><text:tab/><text:tab/>0<text:tab/>si les chaînes sont identiques </text:p>
      <text:p text:style-name="P273"><text:tab/><text:tab/>&gt;0<text:tab/>si ch1 est plus grand lexicographiquement que ch2</text:p>
      <text:p text:style-name="P273"><text:tab/><text:tab/>&lt; 0 <text:tab/>si ch2 est plus grand lexicographiquement que ch1.</text:p>
      <text:p text:style-name="P248"><text:span text:style-name="T54">exemple :</text:span><text:span text:style-name="T34"><text:tab/></text:span><text:span text:style-name="T40">if (! strcmp (ch1, ch2))</text:span></text:p>
      <text:p text:style-name="P445"><text:tab/>printf ("chaînes identiques\n") ;</text:p>
      <text:p text:style-name="P46"/>
      <text:p text:style-name="P6">2 LIMITES ET FONCTIONS DE CONVERSION</text:p>
      <text:p text:style-name="P40"/>
      <text:list xml:id="list31217777" text:style-name="L34">
        <text:list-item>
          <text:list>
            <text:list-header>
              <text:p text:style-name="P733">2.1 Limites pour les entiers</text:p>
              <text:list>
                <text:list-header>
                  <text:p text:style-name="P727">fichier &lt;limits.h&gt;</text:p>
                </text:list-header>
              </text:list>
            </text:list-header>
          </text:list>
        </text:list-item>
      </text:list>
      <text:p text:style-name="P173"><text:span text:style-name="T217"><text:tab/><text:tab/></text:span>SHRT_MIN, SHRT_MAX</text:p>
      <text:p text:style-name="P173"><text:tab/><text:tab/>LONG_MIN, LONG, MAX</text:p>
      <text:p text:style-name="P228"><text:tab/><text:tab/>..</text:p>
      <text:p text:style-name="P229"/>
      <text:p text:style-name="P39"/>
      <text:p text:style-name="P371"><text:span text:style-name="T9">2.2 </text:span><text:span text:style-name="T9">Limites pour les REELS</text:span></text:p>
      <text:p text:style-name="P173"><text:tab/><text:span text:style-name="T21">fichier &lt;float.h&gt;</text:span></text:p>
      <text:p text:style-name="P173"><text:tab/><text:tab/><text:span text:style-name="T185">FLT_MIN, FLT_MAX</text:span></text:p>
      <text:p text:style-name="P161"><text:tab/><text:tab/>DBL_MIN, DBL_MAX</text:p>
      <text:p text:style-name="P161"><text:tab/><text:tab/>LDBL_MIN, LDBL_MAX</text:p>
      <text:p text:style-name="P161"><text:tab/><text:tab/>FLT_EPSILON, DBL_EPSILON, LDBL_EPSILON</text:p>
      <text:p text:style-name="P173"><text:tab/><text:tab/><text:tab/><text:span text:style-name="T185">the smallest X of type xxxxx such that 1.0 + X != 1.0.</text:span></text:p>
      <text:p text:style-name="P203"/>
      <text:p text:style-name="P8">2.3 Conversion de chaînes en nombres : atof, atoi, atoL</text:p>
      <text:p text:style-name="P44"><text:span text:style-name="T37"><text:tab/>La librairie standard fournit des </text:span><text:span text:style-name="T34">fonctions de conversion</text:span><text:span text:style-name="T37">.</text:span></text:p>
      <text:p text:style-name="P44"><text:span text:style-name="T37"><text:tab/>Les déclarations prototypes des fonctions figurent dans le fichier </text:span><text:span text:style-name="T34">stdlib.h</text:span><text:span text:style-name="T37"> :</text:span></text:p>
      <text:p text:style-name="P248"><text:span text:style-name="T37"><text:tab/></text:span><text:span text:style-name="T41">double<text:tab/>atof<text:tab/>(const char * s);</text:span></text:p>
      <text:p text:style-name="P450"><text:tab/>int<text:tab/> atoi<text:tab/>(const char * s);</text:p>
      <text:p text:style-name="P262"><text:tab/>long<text:tab/>atol<text:tab/>(const char * s);</text:p>
      <text:p text:style-name="P46"/>
      <text:p text:style-name="P73"><text:tab/><text:span text:style-name="T101">exemple :</text:span></text:p>
      <text:p text:style-name="P67"><text:span text:style-name="T168"><text:tab/></text:span>ligne de commande : <text:span text:style-name="T185">$ a.out 5</text:span></text:p>
      <text:p text:style-name="P482"><text:tab/><text:span text:style-name="T221">donc argv[1] vaut ''5''</text:span></text:p>
      <text:p text:style-name="P445">int main ( int argc, char * argv [] )</text:p>
      <text:p text:style-name="P445">{</text:p>
      <text:p text:style-name="P445"><text:tab/>int x;</text:p>
      <text:p text:style-name="P433">...</text:p>
      <text:p text:style-name="P445"><text:tab/>x = atoi(argv[1]); /* soit atoi(''5''), x vaut 5 */</text:p>
      <text:p text:style-name="P433">…</text:p>
      <text:p text:style-name="P433">return 0;</text:p>
      <text:p text:style-name="P445">}</text:p>
      <text:p text:style-name="P46"/>
      <text:p text:style-name="P8"/>
      <text:p text:style-name="P352">2.4 Conversions en minuscule ou en majuscule : tolower, toupper</text:p>
      <text:p text:style-name="P248"><text:span text:style-name="T37">Les déclarations prototypes des fonctions figurent dans le fichier </text:span><text:span text:style-name="T34">ctype.h</text:span><text:span text:style-name="T37">.</text:span></text:p>
      <text:p text:style-name="P397">int tolower (int c);</text:p>
      <text:p text:style-name="P397">int toupper (int c);</text:p>
      <text:p text:style-name="P44"><text:span text:style-name="T34"><text:tab/>tolower</text:span><text:span text:style-name="T37"> convertit une lettre majuscule en une lettre minuscule. Si la lettre passée en <text:tab/>paramètre est une minuscule, la lettre retournée est inchangée (et inversement pour <text:tab/></text:span><text:span text:style-name="T34">toupper </text:span><text:span text:style-name="T37">).</text:span></text:p>
      <text:p text:style-name="P73"/>
      <text:p text:style-name="P44"><text:span text:style-name="T34"><text:tab/></text:span><text:span text:style-name="T54">exemple :</text:span></text:p>
      <table:table table:name="Tableau77" table:style-name="Tableau77">
        <table:table-column table:style-name="Tableau77.A"/>
        <table:table-column table:style-name="Tableau77.B"/>
        <table:table-row>
          <table:table-cell table:style-name="Tableau77.A1" office:value-type="string">
            <text:p text:style-name="P527">avec indices du tableau</text:p>
          </table:table-cell>
          <table:table-cell table:style-name="Tableau77.B1" office:value-type="string">
            <text:p text:style-name="P527">Avec des pointeurs</text:p>
          </table:table-cell>
        </table:table-row>
        <table:table-row>
          <table:table-cell table:style-name="Tableau77.A2" office:value-type="string">
            <text:p text:style-name="P528">char chaine[8]= "abcdef";</text:p>
            <text:p text:style-name="P529">INT I.</text:p>
            <text:p text:style-name="P529">for (i = 0; i &lt; chaine[i] != '\0'; i++)</text:p>
            <text:p text:style-name="P332">chaine[i]= toupper(chaine[i]);</text:p>
            <text:p text:style-name="P529">printf("%s\n", chaine);</text:p>
          </table:table-cell>
          <table:table-cell table:style-name="Tableau77.B2" office:value-type="string">
            <text:p text:style-name="P529">char * ch1, * ch2 ;</text:p>
            <text:p text:style-name="P528">ch2 = ch1 = chaine;</text:p>
            <text:p text:style-name="P529">while(*ch1)</text:p>
            <text:p text:style-name="P332">*ch2++ = tolower(*ch1++);</text:p>
            <text:p text:style-name="P529">printf("%s\n", chaine);</text:p>
          </table:table-cell>
        </table:table-row>
        <table:table-row>
          <table:table-cell table:style-name="Tableau77.A2" office:value-type="string">
            <text:p text:style-name="P50">chaine vaut ABCDEF</text:p>
          </table:table-cell>
          <table:table-cell table:style-name="Tableau77.B2" office:value-type="string">
            <text:p text:style-name="P526">chaine vaut abcdef</text:p>
          </table:table-cell>
        </table:table-row>
      </table:table>
      <text:p text:style-name="P87"/>
      <text:p text:style-name="P530"><text:tab/><text:tab/><text:tab/></text:p>
      <text:p text:style-name="P478"/>
      <text:p text:style-name="P123"/>
      <text:p text:style-name="P28"/>
      <text:p text:style-name="P13"/>
      <text:p text:style-name="P351">3 FONCTIONS D'ENTREE - SORTIE </text:p>
      <text:p text:style-name="P46"/>
      <text:p text:style-name="P8">3.1 Généralités</text:p>
      <text:p text:style-name="P44"><text:span text:style-name="T37"><text:tab/>Les opérations d'entrée/sortie sont réalisées par des fonctions utilisant un mécanisme de <text:tab/>bufferisation et un pointeur de fichier de type <text:s/></text:span><text:span text:style-name="T34">FILE *</text:span><text:span text:style-name="T37">, défini dans le fichier <text:s/>s</text:span><text:span text:style-name="T34">tdio.h</text:span><text:span text:style-name="T37">. </text:span></text:p>
      <text:p text:style-name="P67"><text:tab/></text:p>
      <text:p text:style-name="P67"><text:tab/>A l'entrée dans un programme, trois pointeurs de fichiers sont automatiquement attribués :</text:p>
      <text:p text:style-name="P452"><text:span text:style-name="T37"><text:tab/><text:tab/></text:span><text:span text:style-name="T34">stdin</text:span><text:span text:style-name="T37"><text:tab/><text:tab/> <text:tab/>pour l'entrée standard</text:span></text:p>
      <text:p text:style-name="P44"><text:span text:style-name="T37"><text:tab/><text:tab/></text:span><text:span text:style-name="T34">stdout </text:span><text:span text:style-name="T37"><text:tab/><text:tab/>pour la sortie standard</text:span></text:p>
      <text:p text:style-name="P44"><text:span text:style-name="T37"><text:tab/><text:tab/></text:span><text:span text:style-name="T34">stderr</text:span><text:span text:style-name="T37"> <text:tab/><text:tab/>pour la sortie erreur</text:span></text:p>
      <text:p text:style-name="P46"/>
      <text:p text:style-name="P34"/>
      <text:p text:style-name="P8">3.2 déclarations prototypes</text:p>
      <text:p text:style-name="P44"><text:span text:style-name="T37"><text:tab/>Les déclarations prototypes des fonctions figurent dans le fichier </text:span><text:span text:style-name="T34">stdio.h.</text:span></text:p>
      <text:p text:style-name="P26"/>
      <text:p text:style-name="P262">FILE <text:s text:c="3"/>*<text:tab/>fopen(const char <text:s/>* path, const char <text:s/>* mode);</text:p>
      <text:p text:style-name="P273">mode :</text:p>
      <text:p text:style-name="P273"><text:tab/>"r"<text:tab/>lecture, le fichier doit exister</text:p>
      <text:p text:style-name="P273"><text:tab/>"w"<text:tab/>[création] + écriture, si le fichier existe déjà alors il est écrasé</text:p>
      <text:p text:style-name="P273"><text:tab/>"a"<text:tab/>écriture en fin uniquement</text:p>
      <text:p text:style-name="P273"><text:tab/>"r+"<text:tab/>lecture + écriture, le fichier doit exister</text:p>
      <text:p text:style-name="P273"><text:tab/>"w+"<text:tab/>[création] + lecture + écriture, si le fichier existe déjà alors il est écrasé</text:p>
      <text:p text:style-name="P273"><text:tab/>"a+"<text:tab/>lecture + écriture en fin uniquement</text:p>
      <text:p text:style-name="P273">retourne un pointeur nul si erreur</text:p>
      <text:p text:style-name="P46"/>
      <text:p text:style-name="P262">size_t<text:tab/><text:tab/>fread(void <text:s/>*ptr, size_t size, size_t n, FILE <text:s/>* stream);</text:p>
      <text:p text:style-name="P273"><text:tab/><text:tab/>n objets lus de même taille size, stockés à l'adresse ptr.</text:p>
      <text:p text:style-name="P273"><text:tab/><text:tab/>retourne le nombre d'objets lus, soit n, sinon erreur ou fin de fichier</text:p>
      <text:p text:style-name="P262">size_t<text:tab/><text:tab/>fwrite(const void <text:s/>*ptr, size_t size, size_t n, FILE *stream);</text:p>
      <text:p text:style-name="P273"><text:tab/><text:tab/>n objets écrits de même taille size, pris à partir de l'adresse ptr.</text:p>
      <text:p text:style-name="P262"><text:soft-page-break/>int<text:tab/><text:tab/>fseek(FILE <text:s/>* stream, long offset, int <text:s/>whence);</text:p>
      <text:p text:style-name="P273"><text:tab/><text:tab/>Constantes utilisées comme 3ème argument pour "fseek"</text:p>
      <text:p text:style-name="P248"><text:span text:style-name="T37"><text:tab/><text:tab/></text:span><text:span text:style-name="T41">#define SEEK_CUR <text:s text:c="3"/>1</text:span></text:p>
      <text:p text:style-name="P262"><text:tab/><text:tab/>#define SEEK_END <text:s text:c="3"/>2</text:p>
      <text:p text:style-name="P262"><text:tab/><text:tab/>#define SEEK_SET <text:s text:c="3"/>0</text:p>
      <text:p text:style-name="P262">int<text:tab/><text:tab/>fclose(FILE <text:s/>* stream);</text:p>
      <text:p text:style-name="P262">int<text:tab/><text:tab/>feof(FILE <text:s/>* stream);</text:p>
      <text:p text:style-name="P273"><text:tab/><text:tab/>0<text:tab/>si fin de fichier non atteinte</text:p>
      <text:p text:style-name="P273"><text:tab/><text:tab/>1<text:tab/>sinon</text:p>
      <text:p text:style-name="P262">int<text:tab/><text:tab/>ferror(FILE <text:s/>* stream);</text:p>
      <text:p text:style-name="P248"><text:span text:style-name="T37"><text:tab/><text:tab/>retourne la valeur de la variable globale système </text:span><text:span text:style-name="T34">errno</text:span></text:p>
      <text:p text:style-name="P273"><text:tab/><text:tab/>0<text:tab/>si pas d'erreur d'E/S</text:p>
      <text:p text:style-name="P273"><text:tab/><text:tab/>! 0<text:tab/>sinon</text:p>
      <text:p text:style-name="P262">long<text:tab/><text:tab/>ftell(FILE <text:s/>* stream);</text:p>
      <text:p text:style-name="P273"><text:tab/><text:tab/>donne la position courante</text:p>
      <text:p text:style-name="P262">void<text:tab/><text:tab/>rewind<text:tab/>(FILE <text:s/>* stream);</text:p>
      <text:p text:style-name="P273"><text:tab/><text:tab/>rembobine, soit <text:span text:style-name="T185"><text:s/>fseek (stream, OL, SEEK_SET)</text:span></text:p>
      <text:p text:style-name="P262">void<text:tab/><text:tab/>perror(const char <text:s/>* s);</text:p>
      <text:p text:style-name="P273"><text:tab/><text:tab/>affiche le message d'erreur du système</text:p>
      <text:p text:style-name="P262">void<text:tab/><text:tab/>clearerr(FILE <text:s/>* stream);</text:p>
      <text:p text:style-name="P273"><text:tab/><text:tab/>reset les flags d'erreur et de fin de fichier</text:p>
      <text:p text:style-name="P262">int<text:tab/><text:tab/>fflush(FILE <text:s/>* stream);</text:p>
      <text:p text:style-name="P273"><text:tab/><text:tab/>vide le buffer associé au pointeur de fichier</text:p>
      <text:p text:style-name="P262">int<text:tab/><text:tab/>getc(FILE <text:s/>* stream);</text:p>
      <text:p text:style-name="P273"><text:tab/><text:tab/>lit et retourne un caractère du fichier pointé par stream</text:p>
      <text:p text:style-name="P273"><text:tab/><text:tab/>macro</text:p>
      <text:p text:style-name="P262">int<text:tab/><text:tab/>fgetc(FILE <text:s/>* stream);</text:p>
      <text:p text:style-name="P273"><text:tab/><text:tab/>idem getc mais fonction</text:p>
      <text:p text:style-name="P262">int<text:tab/><text:tab/>ungetc<text:tab/>(int c, FILE <text:s/>* stream);</text:p>
      <text:p text:style-name="P273"><text:tab/><text:tab/>remet le caractère c dans le flux d'entrée</text:p>
      <text:p text:style-name="P262"><text:soft-page-break/>int<text:tab/><text:tab/>putc(const int c, FILE <text:s/>* stream);</text:p>
      <text:p text:style-name="P273"><text:tab/><text:tab/>écrit un caractère dans le fichier pointé par stream</text:p>
      <text:p text:style-name="P273"><text:tab/><text:tab/>macro</text:p>
      <text:p text:style-name="P262">int<text:tab/><text:tab/>fputc(const int c, FILE <text:s/>* stream);</text:p>
      <text:p text:style-name="P273"><text:tab/><text:tab/>idem putc mais fonction</text:p>
      <text:p text:style-name="P262">char <text:s text:c="3"/>* <text:s/><text:tab/>fgets(char <text:s/>* s, int n, FILE <text:s/>* stream);</text:p>
      <text:p text:style-name="P273"><text:tab/><text:tab/>lit au maximum n-1 caractères jusqu'au 1er '\n'</text:p>
      <text:p text:style-name="P273"><text:tab/><text:tab/>résultat stocké dans s</text:p>
      <text:p text:style-name="P262">int <text:s text:c="3"/><text:tab/> <text:s text:c="2"/><text:tab/>fputs(const char <text:s/>* s, int n, FILE <text:s/>* stream);</text:p>
      <text:p text:style-name="P273"><text:tab/><text:tab/>écrit la chaîne s dans le fichier pointé par stream</text:p>
      <text:p text:style-name="P262">int <text:s text:c="6"/><text:tab/><text:tab/>fscanf(FILE <text:s/>*stream, const char <text:s/>* format, ...);</text:p>
      <text:p text:style-name="P262">int <text:s text:c="6"/><text:tab/><text:tab/>fprintf(FILE <text:s/>*stream, const char <text:s/>* format, ...);</text:p>
      <text:p text:style-name="P46"/>
      <text:p text:style-name="P282">sur l'entrée et la sortie standart :</text:p>
      <text:p text:style-name="P262">int <text:s text:c="5"/><text:tab/><text:tab/>getchar(void);</text:p>
      <text:p text:style-name="P262">int <text:s text:c="5"/><text:tab/><text:tab/>putchar(const int c);</text:p>
      <text:p text:style-name="P262">char <text:s text:c="3"/>* <text:tab/>gets(char <text:s/>* s);</text:p>
      <text:p text:style-name="P262">int <text:s text:c="5"/><text:tab/><text:tab/>puts(const char <text:s/>* s);</text:p>
      <text:p text:style-name="P262">int <text:s text:c="5"/><text:tab/><text:tab/>scanf(const char <text:s/>* format, ...);</text:p>
      <text:p text:style-name="P262">int <text:s text:c="5"/><text:tab/><text:tab/>printf(const char <text:s/>* format, ...);</text:p>
      <text:p text:style-name="P80"/>
      <text:p text:style-name="P175"><text:span text:style-name="T179"><text:tab/></text:span><text:span text:style-name="T222">La fonction </text:span><text:span text:style-name="T179">printf <text:s/></text:span>permet de réaliser une écriture formatée sur la sortie standard <text:span text:style-name="T235">stdout</text:span>.</text:p>
      <text:p text:style-name="P176"><text:tab/>Cette fonction renvoie le nombre de caractères affichés. </text:p>
      <text:p text:style-name="P176"><text:tab/>Si une erreur a lieu, elle renvoie un entier négatif.</text:p>
      <text:p text:style-name="P681"><text:tab/></text:p>
      <text:p text:style-name="P176"><text:span text:style-name="T234"><text:tab/></text:span><text:span text:style-name="T103">Exemple : </text:span></text:p>
      <text:p text:style-name="P176"><text:span text:style-name="T234"><text:tab/><text:tab/><text:tab/></text:span><text:span text:style-name="T191">int num;</text:span></text:p>
      <text:p text:style-name="P162"><text:span text:style-name="T234"><text:tab/><text:tab/><text:tab/>num = </text:span><text:span text:style-name="T30">printf("%s et %d\n", "test", <text:s/>200);</text:span></text:p>
      <text:p text:style-name="P682"><text:tab/><text:tab/><text:tab/>printf("%d\n", num);</text:p>
      <text:p text:style-name="P683"/>
      <text:p text:style-name="P179"><text:soft-page-break/><text:span text:style-name="T170"><text:tab/></text:span><text:span text:style-name="T234">Indicateurs de conversion</text:span></text:p>
      <text:p text:style-name="P178"><text:span text:style-name="T234"><text:tab/></text:span>On utilise les indicateurs de conversion suivants pour interpréter chaque valeur à afficher <text:tab/>de manière adéquate :</text:p>
      <text:p text:style-name="P176"/>
      <table:table table:name="Tableau78" table:style-name="Tableau78">
        <table:table-column table:style-name="Tableau78.A"/>
        <table:table-column table:style-name="Tableau78.B"/>
        <table:table-row>
          <table:table-cell table:style-name="Tableau78.A1" office:value-type="string">
            <text:p text:style-name="P146">Indicateur de conversion</text:p>
          </table:table-cell>
          <table:table-cell table:style-name="Tableau78.B1" office:value-type="string">
            <text:p text:style-name="P146"><text:s/>Affichage</text:p>
          </table:table-cell>
        </table:table-row>
        <table:table-row>
          <table:table-cell table:style-name="Tableau78.A2" office:value-type="string">
            <text:p text:style-name="P324"><text:span text:style-name="T235">d</text:span>, <text:span text:style-name="T235">i </text:span></text:p>
          </table:table-cell>
          <table:table-cell table:style-name="Tableau78.B2" office:value-type="string">
            <text:p text:style-name="P176">Entier en base dix</text:p>
          </table:table-cell>
        </table:table-row>
        <table:table-row>
          <table:table-cell table:style-name="Tableau78.A2" office:value-type="string">
            <text:p text:style-name="P709">u </text:p>
          </table:table-cell>
          <table:table-cell table:style-name="Tableau78.B2" office:value-type="string">
            <text:p text:style-name="P176"><text:span text:style-name="T235"><text:s/></text:span>Entier non signé en base dix</text:p>
          </table:table-cell>
        </table:table-row>
        <table:table-row>
          <table:table-cell table:style-name="Tableau78.A2" office:value-type="string">
            <text:p text:style-name="P324"><text:span text:style-name="T235">x</text:span>, <text:span text:style-name="T235">X</text:span></text:p>
          </table:table-cell>
          <table:table-cell table:style-name="Tableau78.B2" office:value-type="string">
            <text:p text:style-name="P176">Entier en hexadécimal</text:p>
          </table:table-cell>
        </table:table-row>
        <table:table-row>
          <table:table-cell table:style-name="Tableau78.A2" office:value-type="string">
            <text:p text:style-name="P709">c </text:p>
          </table:table-cell>
          <table:table-cell table:style-name="Tableau78.B2" office:value-type="string">
            <text:p text:style-name="P176">Caractère</text:p>
          </table:table-cell>
        </table:table-row>
        <table:table-row>
          <table:table-cell table:style-name="Tableau78.A2" office:value-type="string">
            <text:p text:style-name="P324"><text:span text:style-name="T235">e</text:span>, <text:span text:style-name="T235">E</text:span></text:p>
          </table:table-cell>
          <table:table-cell table:style-name="Tableau78.B2" office:value-type="string">
            <text:p text:style-name="P176"><text:span text:style-name="T235"><text:s/></text:span>Flottant en notation scientifique</text:p>
          </table:table-cell>
        </table:table-row>
        <table:table-row>
          <table:table-cell table:style-name="Tableau78.A2" office:value-type="string">
            <text:p text:style-name="P324"><text:span text:style-name="T235">f</text:span>, <text:span text:style-name="T235">g</text:span></text:p>
          </table:table-cell>
          <table:table-cell table:style-name="Tableau78.B2" office:value-type="string">
            <text:p text:style-name="P176"><text:span text:style-name="T235"><text:s/></text:span>Flottant</text:p>
          </table:table-cell>
        </table:table-row>
        <table:table-row>
          <table:table-cell table:style-name="Tableau78.A2" office:value-type="string">
            <text:p text:style-name="P709">s </text:p>
          </table:table-cell>
          <table:table-cell table:style-name="Tableau78.B2" office:value-type="string">
            <text:p text:style-name="P176">Chaîne de caractères</text:p>
          </table:table-cell>
        </table:table-row>
        <table:table-row>
          <table:table-cell table:style-name="Tableau78.A2" office:value-type="string">
            <text:p text:style-name="P709">p </text:p>
          </table:table-cell>
          <table:table-cell table:style-name="Tableau78.B2" office:value-type="string">
            <text:p text:style-name="P176">Pointeur</text:p>
          </table:table-cell>
        </table:table-row>
      </table:table>
      <text:p text:style-name="P176"/>
      <text:p text:style-name="P176"/>
      <text:p text:style-name="P136"><text:span text:style-name="T183"><text:tab/></text:span><text:span text:style-name="T223">Caractères d'attribut</text:span></text:p>
      <text:p text:style-name="P325">Il est possible de faire suivre le <text:span text:style-name="T235">% </text:span>d’un indicateur de conversion de caractères d’attribut pour réaliser un formatage avancé.</text:p>
      <text:p text:style-name="P325"/>
      <table:table table:name="Tableau79" table:style-name="Tableau79">
        <table:table-column table:style-name="Tableau79.A"/>
        <table:table-column table:style-name="Tableau79.B"/>
        <table:table-row>
          <table:table-cell table:style-name="Tableau79.A1" office:value-type="string">
            <text:p text:style-name="P176">Caractère d’attribut</text:p>
          </table:table-cell>
          <table:table-cell table:style-name="Tableau79.B1" office:value-type="string">
            <text:p text:style-name="P176"><text:s/>Rôle</text:p>
          </table:table-cell>
        </table:table-row>
        <table:table-row>
          <table:table-cell table:style-name="Tableau79.A2" office:value-type="string">
            <text:p text:style-name="P177">0N </text:p>
          </table:table-cell>
          <table:table-cell table:style-name="Tableau79.B2" office:value-type="string">
            <text:p text:style-name="P176">Affichage du nombre sur <text:span text:style-name="T235">N </text:span>chiffres (ajout de <text:span text:style-name="T235">0</text:span>)</text:p>
          </table:table-cell>
        </table:table-row>
        <table:table-row>
          <table:table-cell table:style-name="Tableau79.A2" office:value-type="string">
            <text:p text:style-name="P177">N</text:p>
          </table:table-cell>
          <table:table-cell table:style-name="Tableau79.B2" office:value-type="string">
            <text:p text:style-name="P176"><text:span text:style-name="T235"><text:s/></text:span>Affichage du nombre sur <text:span text:style-name="T235">N </text:span>chiffres (ajout d’espaces)</text:p>
          </table:table-cell>
        </table:table-row>
        <table:table-row>
          <table:table-cell table:style-name="Tableau79.A2" office:value-type="string">
            <text:p text:style-name="P177">+ </text:p>
          </table:table-cell>
          <table:table-cell table:style-name="Tableau79.B2" office:value-type="string">
            <text:p text:style-name="P176">Force l’affichage du signe d’un nombre</text:p>
          </table:table-cell>
        </table:table-row>
        <table:table-row>
          <table:table-cell table:style-name="Tableau79.A2" office:value-type="string">
            <text:p text:style-name="P177">- </text:p>
          </table:table-cell>
          <table:table-cell table:style-name="Tableau79.B2" office:value-type="string">
            <text:p text:style-name="P176">Justifie à gauche un nombre (à droite par défaut)</text:p>
          </table:table-cell>
        </table:table-row>
      </table:table>
      <text:p text:style-name="P325"/>
      <text:p text:style-name="P176"><text:tab/>e<text:span text:style-name="T102">xemple</text:span></text:p>
      <text:p text:style-name="P430"><text:span text:style-name="T191">printf("%+5d\n", 23);<text:tab/><text:tab/></text:span><text:span text:style-name="T185">affiche </text:span><text:span text:style-name="T192">+23 précédé de 2 espaces</text:span></text:p>
      <text:p text:style-name="P429"><text:span text:style-name="T234">printf("%+-5d %d\n", 23, 5);<text:tab/></text:span>affiche <text:span text:style-name="T235">+23 <text:s text:c="2"/>5 avec 3 espaces</text:span></text:p>
      <text:p text:style-name="P729"/>
      <text:p text:style-name="P684"/>
      <text:p text:style-name="P684"/>
      <text:p text:style-name="P380">Chapitre 16 : <text:span text:style-name="T203">PROGRAMMATION MODULAIRE </text:span></text:p>
      <text:p text:style-name="P80"/>
      <table:table table:name="Tableau66" table:style-name="Tableau66">
        <table:table-column table:style-name="Tableau66.A"/>
        <table:table-row>
          <table:table-cell table:style-name="Tableau66.A1" office:value-type="string">
            <text:p text:style-name="P226">Rappel: <text:span text:style-name="T105">organisation (provisoire, plus modulaire par la suite) d'un programme C:</text:span></text:p>
            <text:list xml:id="list31195414" text:style-name="L35">
              <text:list-item>
                <text:p text:style-name="P686"><text:span text:style-name="T21">Inclusion des fichiers d'entête</text:span> comprenant entre autres des déclarations prototypes de fonctions: ce sont les modes d'emploi des fonctions</text:p>
                <text:p text:style-name="P687">exemple:</text:p>
                <text:p text:style-name="P686">#include &lt;stdio.h&gt; /* pour utiliser entre autres les fonctions d'entrées-sorties */</text:p>
                <text:p text:style-name="P686">#include &lt;math.h&gt; /* pour utiliser les fonctions mathématiques et M_PI */</text:p>
              </text:list-item>
              <text:list-item>
                <text:p text:style-name="P686"><text:span text:style-name="T21">les déclarations prototypes des fonctions</text:span> que l'on doit définir</text:p>
              </text:list-item>
              <text:list-item>
                <text:p text:style-name="P686"><text:span text:style-name="T21">la définition de la fonction principale main</text:span> (point d'entrée du programme) comprenant des appels de fonctions dont celles déclarées au préalable</text:p>
              </text:list-item>
              <text:list-item>
                <text:p text:style-name="P686"><text:span text:style-name="T21">les définitions des fonctions</text:span> déclarées au préalable</text:p>
              </text:list-item>
            </text:list>
          </table:table-cell>
        </table:table-row>
      </table:table>
      <text:p text:style-name="P227"/>
      <text:p text:style-name="P227"/>
      <table:table table:name="Tableau67" table:style-name="Tableau67">
        <table:table-column table:style-name="Tableau67.A"/>
        <table:table-column table:style-name="Tableau67.B"/>
        <table:table-row>
          <table:table-cell table:style-name="Tableau67.A1" office:value-type="string">
            <text:p text:style-name="P597">Programmation non modulaire en un seul fichier</text:p>
          </table:table-cell>
          <table:table-cell table:style-name="Tableau67.B1" office:value-type="string">
            <text:p text:style-name="P594"><text:span text:style-name="T147">Programmation modulaire plusieurs fichiers</text:span> </text:p>
          </table:table-cell>
        </table:table-row>
        <table:table-row>
          <table:table-cell table:style-name="Tableau67.A2" office:value-type="string">
            <text:p text:style-name="P594"/>
            <text:p text:style-name="P594"/>
            <text:p text:style-name="P594"/>
            <text:p text:style-name="P594"/>
            <text:p text:style-name="P594"/>
            <text:p text:style-name="P594"/>
            <text:p text:style-name="P122"/>
            <text:p text:style-name="P122">/* Inclusion des fichiers d'entête */</text:p>
            <text:p text:style-name="P594">#include &lt;stdio.h&gt;</text:p>
            <text:p text:style-name="P594">#include &lt;math.h&gt;</text:p>
            <text:p text:style-name="P587"/>
            <text:p text:style-name="P587"/>
            <text:p text:style-name="P590">/* les déclarations prototypes de fonctions */</text:p>
            <text:p text:style-name="P594">/* Conversion kilomètres-miles*/</text:p>
            <text:p text:style-name="P594">extern double km_vers_mile(double km);</text:p>
            <text:p text:style-name="P594">/* Conversion Fahrenheit – C */</text:p>
            <text:p text:style-name="P594">extern double F_vers_C(double F);</text:p>
            <text:p text:style-name="P594">/* Volume d’une sphère */</text:p>
            <text:p text:style-name="P594">extern double volume_sphere(double rayon);</text:p>
            <text:p text:style-name="P594">/* Notes */</text:p>
            <text:p text:style-name="P594">extern char note (int bonnes_reponses);</text:p>
            <text:p text:style-name="P594"/>
            <text:p text:style-name="P594"/>
            <text:p text:style-name="P590"><text:soft-page-break/>/* utilisation avec les appels des fonctions */</text:p>
            <text:p text:style-name="P594"/>
            <text:p text:style-name="P594"/>
            <text:p text:style-name="P594"/>
            <text:p text:style-name="P594"/>
            <text:p text:style-name="P594">/* pour afficher le menu */</text:p>
            <text:p text:style-name="P594">static void afficheMenu(void);</text:p>
            <text:p text:style-name="P594"/>
            <text:p text:style-name="P594">static void menu(void);</text:p>
            <text:p text:style-name="P594"/>
            <text:p text:style-name="P594">void main(void)</text:p>
            <text:p text:style-name="P594">{</text:p>
            <text:p text:style-name="P594"><text:s text:c="4"/>menu();</text:p>
            <text:p text:style-name="P594">}</text:p>
            <text:p text:style-name="P594"/>
            <text:p text:style-name="P594">static void afficheMenu(void)</text:p>
            <text:p text:style-name="P594">{</text:p>
            <text:p text:style-name="P594"><text:s text:c="4"/>printf(" 1 Conversion kilomètres-miles \n");</text:p>
            <text:p text:style-name="P594"><text:s text:c="4"/>printf(" 2 Conversion Fahrenheit – C <text:s/>\n");</text:p>
            <text:p text:style-name="P594"><text:s text:c="4"/>printf(" 3 Volume d’une sphère \n");</text:p>
            <text:p text:style-name="P594"><text:s text:c="4"/>printf(" 4 Notes <text:s/>\n");</text:p>
            <text:p text:style-name="P594"><text:s text:c="4"/>printf("taper le numero choisi: ");</text:p>
            <text:p text:style-name="P594">}</text:p>
            <text:p text:style-name="P594"/>
            <text:p text:style-name="P594">static void menu(void)</text:p>
            <text:p text:style-name="P594">{</text:p>
            <text:p text:style-name="P594"><text:s text:c="4"/>int choix;</text:p>
            <text:p text:style-name="P594"/>
            <text:p text:style-name="P594"><text:s text:c="4"/>do</text:p>
            <text:p text:style-name="P594"><text:s text:c="4"/>{</text:p>
            <text:p text:style-name="P594"><text:s text:c="8"/>afficheMenu();</text:p>
            <text:p text:style-name="P594"><text:s text:c="8"/>choix = getchar();</text:p>
            <text:p text:style-name="P594"><text:s text:c="8"/>switch( choix)</text:p>
            <text:p text:style-name="P594"><text:s text:c="8"/>{</text:p>
            <text:p text:style-name="P594"><text:s text:c="8"/>case '1':</text:p>
            <text:p text:style-name="P594"><text:s text:c="8"/>{</text:p>
            <text:p text:style-name="P594"><text:s text:c="12"/>double km;</text:p>
            <text:p text:style-name="P594"><text:s text:c="12"/>printf("km = ");</text:p>
            <text:p text:style-name="P594"><text:s text:c="12"/>scanf("%lf",&amp;km);</text:p>
            <text:p text:style-name="P594"><text:s text:c="12"/>printf("%.2lf kms valent %.2lf miles \n\n", km, km_vers_mile(km));</text:p>
            <text:p text:style-name="P594"><text:s text:c="12"/>break;</text:p>
            <text:p text:style-name="P594"><text:s text:c="8"/>}</text:p>
            <text:p text:style-name="P594"><text:s text:c="8"/>case '2':</text:p>
            <text:p text:style-name="P594"><text:s text:c="8"/>{</text:p>
            <text:p text:style-name="P594"><text:s text:c="12"/>double F;</text:p>
            <text:p text:style-name="P594"><text:s text:c="12"/>printf("F = ");</text:p>
            <text:p text:style-name="P594"><text:s text:c="12"/>scanf("%lf",&amp;F);</text:p>
            <text:p text:style-name="P594"><text:soft-page-break/><text:s text:c="12"/>printf("%.2lf F valent %.2lf C \n\n", F, F_vers_C(F));</text:p>
            <text:p text:style-name="P594"><text:s text:c="12"/>break;</text:p>
            <text:p text:style-name="P594"><text:s text:c="8"/>}</text:p>
            <text:p text:style-name="P594"><text:s text:c="8"/>case '3':</text:p>
            <text:p text:style-name="P594"><text:s text:c="8"/>{</text:p>
            <text:p text:style-name="P594"><text:s text:c="12"/>double rayon;</text:p>
            <text:p text:style-name="P594"><text:s text:c="12"/>printf("rayon = ");</text:p>
            <text:p text:style-name="P594"><text:s text:c="12"/>scanf("%lf",&amp;rayon);</text:p>
            <text:p text:style-name="P594"><text:s text:c="12"/>printf("une sphère de rayon %.2lf m a un volume de %.2lf m3 \n\n", rayon, volume_sphere(rayon));</text:p>
            <text:p text:style-name="P594"><text:s text:c="12"/>break;</text:p>
            <text:p text:style-name="P594"><text:s text:c="8"/>}</text:p>
            <text:p text:style-name="P594"><text:s text:c="8"/>case '4':</text:p>
            <text:p text:style-name="P594"><text:s text:c="8"/>{</text:p>
            <text:p text:style-name="P594"><text:s text:c="12"/>int n;</text:p>
            <text:p text:style-name="P594"><text:s text:c="12"/>printf("nombre de bonnes réponses = ");</text:p>
            <text:p text:style-name="P594"><text:s text:c="12"/>scanf("%d",&amp;n);</text:p>
            <text:p text:style-name="P594"><text:s text:c="12"/>printf("%d bonnes réponses valent %c \n\n", n, note(n));</text:p>
            <text:p text:style-name="P594"><text:s text:c="12"/>break;</text:p>
            <text:p text:style-name="P594"><text:s text:c="8"/>}</text:p>
            <text:p text:style-name="P594"><text:s text:c="8"/>default :</text:p>
            <text:p text:style-name="P594"><text:s text:c="12"/>printf("choix impossible \n");</text:p>
            <text:p text:style-name="P594"><text:s text:c="12"/>break;</text:p>
            <text:p text:style-name="P594"><text:s text:c="8"/>}</text:p>
            <text:p text:style-name="P594"><text:s text:c="4"/>}</text:p>
            <text:p text:style-name="P594"><text:s text:c="4"/>while ((choix = getchar()) != EOF);</text:p>
            <text:p text:style-name="P594">}</text:p>
            <text:p text:style-name="P594"/>
            <text:p text:style-name="P594"/>
            <text:p text:style-name="P594"/>
            <text:p text:style-name="P594"/>
            <text:p text:style-name="P588"/>
            <text:p text:style-name="P588">/* les définitions des fonctions */</text:p>
            <text:p text:style-name="P594"/>
            <text:p text:style-name="P594"/>
            <text:p text:style-name="P594"/>
            <text:p text:style-name="P594"/>
            <text:p text:style-name="P594">/* Conversion kilomètres-miles */</text:p>
            <text:p text:style-name="P594">double km_vers_mile ( double km)</text:p>
            <text:p text:style-name="P594">{</text:p>
            <text:p text:style-name="P594"><text:s text:c="4"/>return (km /1.609);</text:p>
            <text:p text:style-name="P594">}</text:p>
            <text:p text:style-name="P594"/>
            <text:p text:style-name="P594">/* Conversion Fahrenheit – C */</text:p>
            <text:p text:style-name="P594">double F_vers_C ( double f)</text:p>
            <text:p text:style-name="P594"><text:soft-page-break/>{</text:p>
            <text:p text:style-name="P594"><text:s text:c="4"/>return (5.0/9.0*(f -32.0));</text:p>
            <text:p text:style-name="P594">}</text:p>
            <text:p text:style-name="P594"/>
            <text:p text:style-name="P594">/* Volume d’une sphère */</text:p>
            <text:p text:style-name="P594">double volume_sphere ( double rayon )</text:p>
            <text:p text:style-name="P594">{</text:p>
            <text:p text:style-name="P594"><text:s text:c="4"/>return (4.0/3.0 * M_PI * rayon * rayon * rayon );</text:p>
            <text:p text:style-name="P594">}</text:p>
            <text:p text:style-name="P594"/>
            <text:p text:style-name="P594">/* Notes */</text:p>
            <text:p text:style-name="P594">char note (int bonnes_reponses )</text:p>
            <text:p text:style-name="P594">{</text:p>
            <text:p text:style-name="P594"><text:s text:c="4"/>if ( bonnes_reponses &lt;0 || bonnes_reponses &gt;50) return '#';</text:p>
            <text:p text:style-name="P594"><text:s text:c="4"/>else if ( bonnes_reponses &lt;=10) <text:s/>return 'E';</text:p>
            <text:p text:style-name="P594"><text:s text:c="4"/>else if ( bonnes_reponses &lt;=20) <text:s/>return 'D';</text:p>
            <text:p text:style-name="P594"><text:s text:c="4"/>else if ( bonnes_reponses &lt;=30) <text:s/>return 'C';</text:p>
            <text:p text:style-name="P594"><text:s text:c="4"/>else if ( bonnes_reponses &lt;=40) <text:s/>return 'B';</text:p>
            <text:p text:style-name="P594"><text:s text:c="4"/>else if ( bonnes_reponses &lt;=50) <text:s/>return 'A';</text:p>
            <text:p text:style-name="P594"/>
            <text:p text:style-name="P594"><text:s text:c="4"/>return '\0';</text:p>
            <text:p text:style-name="P594">}</text:p>
            <text:p text:style-name="P594"/>
          </table:table-cell>
          <table:table-cell table:style-name="Tableau67.B2" office:value-type="string">
            <text:p text:style-name="P590">/* Fichier d'entête avec les déclarations prototypes de fonctions: fonctions.h */</text:p>
            <text:p text:style-name="P594"/>
            <text:p text:style-name="P588">#ifndef __FONCTION_H__</text:p>
            <text:p text:style-name="P588">#define __FONCTION_H__</text:p>
            <text:p text:style-name="P594"/>
            <text:p text:style-name="P122"/>
            <text:p text:style-name="P122">/* Inclusion des fichiers d'entête */</text:p>
            <text:p text:style-name="P594">#include &lt;stdio.h&gt;</text:p>
            <text:p text:style-name="P594">#include &lt;math.h&gt;</text:p>
            <text:p text:style-name="P594"/>
            <text:p text:style-name="P594"/>
            <text:p text:style-name="P590">/* les déclarations prototypes de fonctions */</text:p>
            <text:p text:style-name="P594">/* Conversion kilomètres-miles*/</text:p>
            <text:p text:style-name="P594">extern double km_vers_mile(double km);</text:p>
            <text:p text:style-name="P594">/* Conversion Fahrenheit – C */</text:p>
            <text:p text:style-name="P594">extern double F_vers_C(double F);</text:p>
            <text:p text:style-name="P594">/* Volume d’une sphère */</text:p>
            <text:p text:style-name="P594">extern double volume_sphere(double rayon);</text:p>
            <text:p text:style-name="P594">/* Notes */</text:p>
            <text:p text:style-name="P594">extern char note (int bonnes_reponses);</text:p>
            <text:p text:style-name="P594"/>
            <text:p text:style-name="P588">#endif</text:p>
            <text:p text:style-name="P590"><text:soft-page-break/>/* Fichier d'utilsation avec les appels des fonctions: exercice2.c */</text:p>
            <text:p text:style-name="P588">#include "fonctions.h"</text:p>
            <text:p text:style-name="P594"/>
            <text:p text:style-name="P594">/</text:p>
            <text:p text:style-name="P594">* pour afficher le menu */</text:p>
            <text:p text:style-name="P594">static void afficheMenu(void);</text:p>
            <text:p text:style-name="P594"/>
            <text:p text:style-name="P594">static void menu(void);</text:p>
            <text:p text:style-name="P594"/>
            <text:p text:style-name="P594">void main(void)</text:p>
            <text:p text:style-name="P594">{</text:p>
            <text:p text:style-name="P594"><text:s text:c="4"/>menu();</text:p>
            <text:p text:style-name="P594">}</text:p>
            <text:p text:style-name="P594"/>
            <text:p text:style-name="P594">static void afficheMenu(void)</text:p>
            <text:p text:style-name="P594">{</text:p>
            <text:p text:style-name="P594"><text:s text:c="4"/>printf(" 1 Conversion kilomètres-miles \n");</text:p>
            <text:p text:style-name="P594"><text:s text:c="4"/>printf(" 2 Conversion Fahrenheit – C <text:s/>\n");</text:p>
            <text:p text:style-name="P594"><text:s text:c="4"/>printf(" 3 Volume d’une sphère \n");</text:p>
            <text:p text:style-name="P594"><text:s text:c="4"/>printf(" 4 Notes <text:s/>\n");</text:p>
            <text:p text:style-name="P594"><text:s text:c="4"/>printf("taper le numero choisi: ");</text:p>
            <text:p text:style-name="P594">}</text:p>
            <text:p text:style-name="P594"/>
            <text:p text:style-name="P594">static void menu(void)</text:p>
            <text:p text:style-name="P594">{</text:p>
            <text:p text:style-name="P594"><text:s text:c="4"/>int choix;</text:p>
            <text:p text:style-name="P594"/>
            <text:p text:style-name="P594"><text:s text:c="4"/>do</text:p>
            <text:p text:style-name="P594"><text:s text:c="4"/>{</text:p>
            <text:p text:style-name="P594"><text:s text:c="8"/>afficheMenu();</text:p>
            <text:p text:style-name="P594"><text:s text:c="8"/>choix = getchar();</text:p>
            <text:p text:style-name="P594"><text:s text:c="8"/>switch( choix)</text:p>
            <text:p text:style-name="P594"><text:s text:c="8"/>{</text:p>
            <text:p text:style-name="P594"><text:s text:c="8"/>case '1':</text:p>
            <text:p text:style-name="P594"><text:s text:c="8"/>{</text:p>
            <text:p text:style-name="P594"><text:s text:c="12"/>double km;</text:p>
            <text:p text:style-name="P594"><text:s text:c="12"/>printf("km = ");</text:p>
            <text:p text:style-name="P594"><text:s text:c="12"/>scanf("%lf",&amp;km);</text:p>
            <text:p text:style-name="P594"><text:s text:c="12"/>printf("%.2lf kms valent %.2lf miles \n\n", km, km_vers_mile(km));</text:p>
            <text:p text:style-name="P594"><text:s text:c="12"/>break;</text:p>
            <text:p text:style-name="P594"><text:s text:c="8"/>}</text:p>
            <text:p text:style-name="P594"><text:s text:c="8"/>case '2':</text:p>
            <text:p text:style-name="P594"><text:s text:c="8"/>{</text:p>
            <text:p text:style-name="P594"><text:s text:c="12"/>double F;</text:p>
            <text:p text:style-name="P594"><text:s text:c="12"/>printf("F = ");</text:p>
            <text:p text:style-name="P594"><text:s text:c="12"/>scanf("%lf",&amp;F);</text:p>
            <text:p text:style-name="P594"><text:soft-page-break/><text:s text:c="12"/>printf("%.2lf F valent %.2lf C \n\n", F, F_vers_C(F));</text:p>
            <text:p text:style-name="P594"><text:s text:c="12"/>break;</text:p>
            <text:p text:style-name="P594"><text:s text:c="8"/>}</text:p>
            <text:p text:style-name="P594"><text:s text:c="8"/>case '3':</text:p>
            <text:p text:style-name="P594"><text:s text:c="8"/>{</text:p>
            <text:p text:style-name="P594"><text:s text:c="12"/>double rayon;</text:p>
            <text:p text:style-name="P594"><text:s text:c="12"/>printf("rayon = ");</text:p>
            <text:p text:style-name="P594"><text:s text:c="12"/>scanf("%lf",&amp;rayon);</text:p>
            <text:p text:style-name="P594"><text:s text:c="12"/>printf("une sphère de rayon %.2lf m a un volume de %.2lf m3 \n\n", rayon, volume_sphere(rayon));</text:p>
            <text:p text:style-name="P594"><text:s text:c="12"/>break;</text:p>
            <text:p text:style-name="P594"><text:s text:c="8"/>}</text:p>
            <text:p text:style-name="P594"><text:s text:c="8"/>case '4':</text:p>
            <text:p text:style-name="P594"><text:s text:c="8"/>{</text:p>
            <text:p text:style-name="P594"><text:s text:c="12"/>int n;</text:p>
            <text:p text:style-name="P594"><text:s text:c="12"/>printf("nombre de bonnes réponses = ");</text:p>
            <text:p text:style-name="P594"><text:s text:c="12"/>scanf("%d",&amp;n);</text:p>
            <text:p text:style-name="P594"><text:s text:c="12"/>printf("%d bonnes réponses valent %c \n\n", n, note(n));</text:p>
            <text:p text:style-name="P594"><text:s text:c="12"/>break;</text:p>
            <text:p text:style-name="P594"><text:s text:c="8"/>}</text:p>
            <text:p text:style-name="P594"><text:s text:c="8"/>default :</text:p>
            <text:p text:style-name="P594"><text:s text:c="12"/>printf("choix impossible \n");</text:p>
            <text:p text:style-name="P594"><text:s text:c="12"/>break;</text:p>
            <text:p text:style-name="P594"><text:s text:c="8"/>}</text:p>
            <text:p text:style-name="P594"><text:s text:c="4"/>}</text:p>
            <text:p text:style-name="P594"><text:s text:c="4"/>while ((choix = getchar()) != EOF);</text:p>
            <text:p text:style-name="P594">}</text:p>
            <text:p text:style-name="P594"/>
            <text:p text:style-name="P594"/>
            <text:p text:style-name="P594"/>
            <text:p text:style-name="P590">/* Fichier de défintions des fonctions: fonctions.c */</text:p>
            <text:p text:style-name="P594"/>
            <text:p text:style-name="P594"/>
            <text:p text:style-name="P588">#include "fonctions.h"</text:p>
            <text:p text:style-name="P594"/>
            <text:p text:style-name="P594">/* Conversion kilomètres-miles */</text:p>
            <text:p text:style-name="P594">double km_vers_mile ( double km)</text:p>
            <text:p text:style-name="P594">{</text:p>
            <text:p text:style-name="P594"><text:s text:c="4"/>return (km /1.609);</text:p>
            <text:p text:style-name="P594">}</text:p>
            <text:p text:style-name="P594"/>
            <text:p text:style-name="P594">/* Conversion Fahrenheit – C */</text:p>
            <text:p text:style-name="P594">double F_vers_C ( double f)</text:p>
            <text:p text:style-name="P594">{</text:p>
            <text:p text:style-name="P594"><text:soft-page-break/><text:s text:c="4"/>return (5.0/9.0*(f -32.0));</text:p>
            <text:p text:style-name="P594">}</text:p>
            <text:p text:style-name="P594"/>
            <text:p text:style-name="P594">/* Volume d’une sphère */</text:p>
            <text:p text:style-name="P594">double volume_sphere ( double rayon )</text:p>
            <text:p text:style-name="P594">{</text:p>
            <text:p text:style-name="P594"><text:s text:c="4"/>return (4.0/3.0 * M_PI * rayon * rayon * rayon );</text:p>
            <text:p text:style-name="P594">}</text:p>
            <text:p text:style-name="P594"/>
            <text:p text:style-name="P594">/* Notes */</text:p>
            <text:p text:style-name="P594">char note (int bonnes_reponses )</text:p>
            <text:p text:style-name="P594">{</text:p>
            <text:p text:style-name="P594"><text:s text:c="4"/>if ( bonnes_reponses &lt;0 || bonnes_reponses &gt;50) return '#';</text:p>
            <text:p text:style-name="P594"><text:s text:c="4"/>else if ( bonnes_reponses &lt;=10) <text:s/>return 'E';</text:p>
            <text:p text:style-name="P594"><text:s text:c="4"/>else if ( bonnes_reponses &lt;=20) <text:s/>return 'D';</text:p>
            <text:p text:style-name="P594"><text:s text:c="4"/>else if ( bonnes_reponses &lt;=30) <text:s/>return 'C';</text:p>
            <text:p text:style-name="P594"><text:s text:c="4"/>else if ( bonnes_reponses &lt;=40) <text:s/>return 'B';</text:p>
            <text:p text:style-name="P594"><text:s text:c="4"/>else if ( bonnes_reponses &lt;=50) <text:s/>return 'A';</text:p>
            <text:p text:style-name="P594"/>
            <text:p text:style-name="P594"><text:s text:c="4"/>return '\0';</text:p>
            <text:p text:style-name="P594">}</text:p>
            <text:p text:style-name="P594"/>
            <text:p text:style-name="P594"/>
          </table:table-cell>
        </table:table-row>
        <table:table-row>
          <table:table-cell table:style-name="Tableau67.A3" office:value-type="string">
            <text:p text:style-name="P589">Compilation et génération d'un exécutable dont le nom par défaut est a.out</text:p>
            <text:p text:style-name="P593">gcc exercice2.c</text:p>
            <text:p text:style-name="P596"/>
            <text:p text:style-name="P589">lancement de l'exécutable</text:p>
            <text:p text:style-name="P593">./aout</text:p>
            <text:p text:style-name="P593">---------------------------------------------------------------</text:p>
            <text:p text:style-name="P589">Compilation et génération d'un exécutable renommé</text:p>
            <text:p text:style-name="P595"><text:s/><text:span text:style-name="T21">gcc exercice2.c -o exercice2</text:span></text:p>
            <text:p text:style-name="P596"/>
            <text:p text:style-name="P589">lancement de l'exécutable</text:p>
            <text:p text:style-name="P593">./exercice2</text:p>
          </table:table-cell>
          <table:table-cell table:style-name="Tableau67.B3" office:value-type="string">
            <text:p text:style-name="P589">Compilation séparée:</text:p>
            <text:p text:style-name="P593">gcc -c fonctions.c</text:p>
            <text:p text:style-name="P593">gcc -c exercice2.c</text:p>
            <text:p text:style-name="P595">2 fichiers binaires sont générés:</text:p>
            <text:p text:style-name="P595">fonctions.o et exercice2.o </text:p>
            <text:p text:style-name="P595"/>
            <text:p text:style-name="P589"/>
            <text:p text:style-name="P589">Edition de lien et <text:s/>génération d'un exécutable renommé</text:p>
            <text:p text:style-name="P593">gcc -c fonctions.o exercice2.o -o exercice2 </text:p>
            <text:p text:style-name="P595"/>
            <text:p text:style-name="P589">lancement de l'exécutable</text:p>
            <text:p text:style-name="P593">./exercice2</text:p>
          </table:table-cell>
        </table:table-row>
        <table:table-row>
          <table:table-cell table:style-name="Tableau67.A3" office:value-type="string">
            <text:p text:style-name="P593">Si la <text:span text:style-name="T105">librairie mathématique </text:span>est nécessaire (inclure math.h et faire l'édition de lien avec l'option -lm)</text:p>
            <text:p text:style-name="P593"><text:soft-page-break/></text:p>
            <text:p text:style-name="P593">gcc exercice2.c -o exercice2 <text:s/><text:span text:style-name="T105">-lm </text:span></text:p>
            <text:p text:style-name="P589"/>
          </table:table-cell>
          <table:table-cell table:style-name="Tableau67.B3" office:value-type="string">
            <text:p text:style-name="P595">Si la <text:span text:style-name="T114">librairie mathématique </text:span>est nécessaire (inclure math.h et faire l'édition de lien avec l'option -lm)</text:p>
            <text:p text:style-name="P595"><text:soft-page-break/></text:p>
            <text:p text:style-name="P593">gcc -c fonctions.o exercice2.o <text:s/>-o exercice2 <text:span text:style-name="T105">-lm </text:span></text:p>
          </table:table-cell>
        </table:table-row>
        <table:table-row>
          <table:table-cell table:style-name="Tableau67.B3" table:number-columns-spanned="2" office:value-type="string">
            <text:p text:style-name="P593">Remarque: <text:span text:style-name="T105">pas d'extension particulière pour les exécutables sous Unix</text:span> (notion de magic number)</text:p>
          </table:table-cell>
          <table:covered-table-cell/>
        </table:table-row>
      </table:table>
      <text:p text:style-name="P231"/>
      <text:p text:style-name="P639">Annexe 1 : CODAGE BINAIRE</text:p>
      <text:p text:style-name="P70"><text:tab/>Les seules valeurs que peut traiter l'ordinateur (et d'ailleurs tout système numérique) est le <text:tab/><text:span text:style-name="T21">0</text:span> et le <text:span text:style-name="T21">1 </text:span>(en fait, c'est nous qui représentons par 0 ou 1 le fait que le système numérique ait <text:tab/>vu <text:span text:style-name="T21">du courant ou non</text:span>). </text:p>
      <text:p text:style-name="P70"/>
      <text:p text:style-name="P120">1 Représentation des types d’informations</text:p>
      <text:p text:style-name="P70"><text:span text:style-name="T21"><text:tab/>Un problème important est que différents types d'informations doivent être codés :</text:span> </text:p>
      <text:list xml:id="list31196154" text:style-name="WW8Num1">
        <text:list-item>
          <text:p text:style-name="P713">instructions machine (lignes de programmes)</text:p>
        </text:list-item>
        <text:list-item>
          <text:p text:style-name="P713">valeurs numériques</text:p>
        </text:list-item>
        <text:list-item>
          <text:p text:style-name="P713">caractères</text:p>
        </text:list-item>
        <text:list-item>
          <text:p text:style-name="P713">adresses</text:p>
        </text:list-item>
        <text:list-item>
          <text:p text:style-name="P713">... </text:p>
        </text:list-item>
      </text:list>
      <text:p text:style-name="P70"><text:tab/>et que <text:span text:style-name="T102">rien ne permet de distinguer dans un groupe de 0 et de 1 le type d'information </text:span><text:span text:style-name="T169"><text:tab/></text:span><text:span text:style-name="T102">qu'il est censé représenter.</text:span></text:p>
      <text:p text:style-name="P70"/>
      <text:p text:style-name="P70"><text:tab/>Il est donc capital d'<text:span text:style-name="T102">associer à chaque mémoire que l'on utilise le type de donnée </text:span>que <text:tab/>l'on y mettra. C'est ce que permet la <text:span text:style-name="T21">déclaration des variables dans les langages évolués <text:tab/></text:span>(explicite en C, C++ et en Java, implicite en Fortran). </text:p>
      <text:p text:style-name="P70"/>
      <text:p text:style-name="P70"><text:tab/>Néanmoins l’<text:span text:style-name="T21">erreur reste possible </text:span>(en C, lors d'une erreur sur des <text:span text:style-name="T181">pointeurs</text:span>, par <text:tab/>l'utilisation des <text:span text:style-name="T181">unions</text:span>, ou simplement par <text:span text:style-name="T181">erreur de format dans un printf</text:span>).</text:p>
      <text:p text:style-name="P70"/>
      <text:p text:style-name="P368">2 Représentation des nombres négatifs</text:p>
      <text:p text:style-name="P70"><text:tab/>Une autre erreur est due à la <text:span text:style-name="T102">représentation des nombres négatifs</text:span>. </text:p>
      <text:p text:style-name="P70"><text:tab/>En effet, le signe ne peut être, lui aussi, représenté que par 0 ou 1. </text:p>
      <text:p text:style-name="P70"><text:tab/>Le codage choisi (pour les entiers 16 bits) fait que l'ajout de 1 à 32767 (le plus grand entier <text:tab/>signé) donne -32768 (cela devait de toute façon donner un nombre car soit il y a du <text:tab/>courant, soit il n'y en a pas, il n'est pas prévu de combinaison de 0 et 1 représentant une <text:tab/>erreur). </text:p>
      <text:p text:style-name="P70"><text:tab/>La plupart des compilateurs ne signalent pas d'erreur en cas de dépassement de capacité de <text:tab/>nombres entiers.</text:p>
      <text:p text:style-name="P70"/>
      <text:p text:style-name="P120">3 Représentation des nombres réels</text:p>
      <text:p text:style-name="P70"><text:tab/>Autre problème, la <text:span text:style-name="T102">codification des réels</text:span>. </text:p>
      <text:p text:style-name="P70"><text:tab/>Représenter la présence ou non d'une virgule par un 0 ou un 1 est évidement impossible <text:tab/>(comment la reconnaître ?).</text:p>
      <text:p text:style-name="P70"><text:tab/>La solution envisagée est celle de la <text:span text:style-name="T21">"virgule flottante"</text:span> (d'où le nom de flottants ou <text:tab/>float), représentée par <text:span text:style-name="T21">un mot pour la mantisse</text:span> (qui est un réel sans partie entière), <text:span text:style-name="T21">un <text:tab/>autre mot (souvent de taille différente) pour l'exposant</text:span> (entier signé). </text:p>
      <text:p text:style-name="P89"/>
      <text:p text:style-name="P70"><text:span text:style-name="T169"><text:tab/></text:span><text:span text:style-name="T102">Ceci implique deux limitations</text:span> : </text:p>
      <text:list xml:id="list31197470" text:style-name="WW8Num2">
        <text:list-item>
          <text:p text:style-name="P666">le nombre de chiffres significatifs (dû à la taille de la mantisse) </text:p>
        </text:list-item>
        <text:list-item>
          <text:p text:style-name="P666">le plus grand réel codifiable (dû à la taille de l'exposant, par exemple 2<text:span text:style-name="T193">127</text:span> = 1,7.10<text:span text:style-name="T193">38</text:span>). </text:p>
        </text:list-item>
      </text:list>
      <text:p text:style-name="P70"/>
      <text:p text:style-name="P70"><text:tab/>On cherchera donc à ne combiner que des <text:span text:style-name="T21">réels du même ordre de grandeur</text:span>. </text:p>
      <text:p text:style-name="P70"><text:tab/>Par exemple en mécanique, ajouter à une dimension d'un mètre une dilatation thermique <text:tab/>d'un micron (10<text:span text:style-name="T193">-6 </text:span>m) n'a de sens que si les flottants possèdent plus de 6 chiffres significatifs, <text:tab/>donc par exemple un algorithme cumulatif ne donnera pas de résultat si le pas en <text:tab/>température est trop faible..</text:p>
      <text:p text:style-name="P97"><text:tab/></text:p>
      <text:p text:style-name="P361"><text:span text:style-name="T169"><text:tab/></text:span><text:span text:style-name="T102">En fait on ne peut représenter que les nombres pouvant s'écrire sous forme d'une </text:span><text:span text:style-name="T169"><text:tab/></text:span><text:span text:style-name="T102">partie fractionnaire comportant un nombre fini de chiffres (en binaire).</text:span> </text:p>
      <text:p text:style-name="P70"/>
      <text:p text:style-name="P70"><text:tab/>La représentation en binaire de 1/10 donne une suite infinie, qui est donc toujours tronquée <text:tab/>(0,1<text:span text:style-name="T194">d</text:span> = 0,000100100100100100100...<text:span text:style-name="T194">b</text:span>). donc sur tout ordinateur calculant en binaire, <text:tab/>(1/10)*10 donne 0,999999999... </text:p>
      <text:p text:style-name="P70"><text:tab/>Cette erreur devient gênante dans le cas où le résultat du calcul précédent est utilisé dans le <text:tab/>calcul suivant, pour de grandes suites de calculs.</text:p>
      <text:p text:style-name="P70"/>
      <text:p text:style-name="P70"><text:tab/><text:span text:style-name="T102">exemple (flottant):</text:span></text:p>
      <table:table table:name="Tableau68" table:style-name="Tableau68">
        <table:table-column table:style-name="Tableau68.A"/>
        <table:table-column table:style-name="Tableau68.B"/>
        <table:table-row>
          <table:table-cell table:style-name="Tableau68.A1" office:value-type="string">
            <text:p text:style-name="P79">#include &lt;stdio.h&gt;</text:p>
            <text:p text:style-name="P79">void main()</text:p>
            <text:p text:style-name="P98">{</text:p>
            <text:p text:style-name="P79"><text:s/><text:span text:style-name="T21"><text:s/>float x = 1000</text:span>;</text:p>
            <text:p text:style-name="P79"><text:s text:c="2"/>int i;</text:p>
            <text:p text:style-name="P79"><text:s text:c="2"/>for (i = 0; i &lt; 10000; i = i + 1)</text:p>
            <text:p text:style-name="P79"><text:tab/>x = x + 0.1;</text:p>
            <text:p text:style-name="P79"><text:span text:style-name="T195"><text:s text:c="2"/></text:span>printf("On obtient %12.4f au lieu de 2000.0000\n",x);</text:p>
            <text:p text:style-name="P79"><text:s/>}</text:p>
          </table:table-cell>
          <table:table-cell table:style-name="Tableau68.B1" office:value-type="string">
            <text:p text:style-name="P79">#include &lt;stdio.h&gt;</text:p>
            <text:p text:style-name="P79">void main()</text:p>
            <text:p text:style-name="P98">{</text:p>
            <text:p text:style-name="P79"><text:s/><text:span text:style-name="T21"><text:s/>double <text:s/>x = 1000;</text:span></text:p>
            <text:p text:style-name="P79"><text:s text:c="2"/>int i;</text:p>
            <text:p text:style-name="P79"><text:s text:c="2"/>for (i = 0; i &lt; 10000; i = i + 1)</text:p>
            <text:p text:style-name="P79"><text:tab/>x = x + 0.1;</text:p>
            <text:p text:style-name="P79"><text:span text:style-name="T195"><text:s text:c="2"/></text:span>printf("On obtient %12.4f \n",x);</text:p>
            <text:p text:style-name="P79"><text:s/>}</text:p>
          </table:table-cell>
        </table:table-row>
        <table:table-row>
          <table:table-cell table:style-name="Tableau68.A2" office:value-type="string">
            <text:p text:style-name="P575">1999.7559</text:p>
          </table:table-cell>
          <table:table-cell table:style-name="Tableau68.B2" office:value-type="string">
            <text:p text:style-name="P575">2000.0000</text:p>
          </table:table-cell>
        </table:table-row>
      </table:table>
      <text:p text:style-name="P89"/>
      <text:p text:style-name="P70"><text:tab/>Ce problème est moins flagrant en C que dans les autres langages, le C effectuant toujours <text:tab/>les calculs sur <text:span text:style-name="T21">des réels en double précision</text:span>. </text:p>
      <text:p text:style-name="P70"><text:tab/>Il en résulte néanmoins que, par exemple, <text:span text:style-name="T102">il ne faut pas tester dans un programme si le </text:span><text:span text:style-name="T169"><text:tab/></text:span><text:span text:style-name="T102">résultat d'un calcul flottant est nul mais si sa valeur absolue est inférieure à un petit </text:span><text:span text:style-name="T169"><text:tab/></text:span><text:span text:style-name="T102">nombre. </text:span></text:p>
      <text:p text:style-name="P70"><text:tab/>On cherchera aussi, autant que possible, à choisir des algorithmes utilisant des entiers <text:tab/>plutôt que des réels, d'autant plus que les calculs sur des réels <text:s/>sont plus lents que sur des <text:tab/>entiers.</text:p>
      <text:p text:style-name="P70"/>
      <text:p text:style-name="P637"><text:span text:style-name="T13">Annexe 2 : </text:span><text:span text:style-name="T10">OPERATEURS BIT A BIT</text:span></text:p>
      <text:p text:style-name="P640"><text:span text:style-name="Strong_20_Emphasis"><text:span text:style-name="T17">Exemple 1 : Les couleurs</text:span></text:span></text:p>
      <text:p text:style-name="P641"><text:tab/><text:span text:style-name="T38">Les couleurs sont la plupart du temps codés sur </text:span><text:span text:style-name="T36">24bits</text:span><text:span text:style-name="T38">, avec un octet pour le rouge, un <text:tab/>autre pour le vert et le dernier pour le bleu, soit</text:span><text:span text:style-name="T36"> 8 bits pour chaque couleur</text:span><text:span text:style-name="T38">, c'est le <text:tab/>format RGB (pour Red Green Blue).<text:line-break/></text:span></text:p>
      <text:p text:style-name="P642"><text:tab/>Une couleur est donc composée de rouge, de vert et de bleu avec chacune de ces <text:tab/>couleurs <text:tab/>primaires allant de <text:span text:style-name="T21">0 à 255</text:span>.<text:line-break/></text:p>
      <text:p text:style-name="P642"><text:tab/>En hexadécimal on a donc toutes les valeurs possibles du <text:span text:style-name="T21">noir 000000</text:span> au <text:span text:style-name="T21">blanc FFFFFF <text:tab/></text:span>soit environ <text:span text:style-name="T21">16 millions de couleurs</text:span> (exactement 16 777 216 couleurs possibles)!<text:line-break/></text:p>
      <text:p text:style-name="P642"><text:tab/>En supposant que le rouge est codé sur le premier octet a droite, le vert sur l'octet du <text:tab/>milieu et le bleu l'octet a gauche, on a :<text:line-break/><text:tab/><text:tab/><text:tab/><text:span text:style-name="T21">Couleur : [Bleu][Vert][Rouge]<text:line-break/></text:span><text:line-break/><text:tab/>Donc pour créer une couleur avec du rouge, du vert et du bleu, il faut remplir le premier <text:tab/>octet a droite avec le rouge, le second avec le vert et le dernier avec le bleu.<text:line-break/><text:tab/>Soit : <text:tab/><text:tab/><text:span text:style-name="T21">couleur = (bleu&lt;&lt; 2 octets) + (vert &lt;&lt; 1 octet) + (rouge &lt;&lt; 0 octet)</text:span><text:line-break/><text:tab/>ce qui donne : <text:span text:style-name="T21">couleur = bleu&lt;&lt;16 | vert&lt;&lt;8 | rouge</text:span><text:line-break/><text:tab/>Faire &lt;&lt; 8 revient a multiplier par 256 mais les opérateurs binaires sont plus rapides donc il <text:tab/>vaut mieux les utiliser, de plus c'est plus propre et plus compréhensible.</text:p>
      <text:p text:style-name="P642"><text:line-break/><text:tab/><text:span text:style-name="T102">Pour récupérer la tonalité de bleu d'une couleur ,</text:span> il suffit de récupérer le premier octet <text:tab/>de celle-ci.<text:line-break/><text:tab/>Par exemple pour la couleur<text:span text:style-name="T21"> 94F388 </text:span>la tonalité de bleu est <text:span text:style-name="T21">94</text:span>.<text:line-break/><text:tab/>Il suffit de décaler les bits a droite jusqu'à qu'il ne reste que l'octet qui nous intéresse soit le <text:tab/>premier en partant de la gauche. </text:p>
      <text:p text:style-name="P642"><text:tab/>On a donc :<text:tab/><text:span text:style-name="T21">bleu = couleur &gt;&gt; 16</text:span></text:p>
      <text:p text:style-name="P642"><text:soft-page-break/><text:tab/><text:span text:style-name="T102">Pour récupérer le vert</text:span> on va procéder de la même manière : <text:span text:style-name="T21">vert = couleur &gt;&gt; 8</text:span><text:line-break/><text:tab/>Mais ensuite comment fait-on ? Il reste l'<text:span text:style-name="T21">octet codant le vert</text:span> mais aussi celui qui<text:span text:style-name="T21"> code le <text:tab/>bleu : [bleu][vert]</text:span>, on a réussi à éliminer l'octet <text:span text:style-name="T21">codant le rouge</text:span> mais il faut aussi éliminer <text:tab/>celui qui <text:span text:style-name="T21">code le bleu</text:span>.<text:line-break/><text:tab/>C'est là qu'intervient l'opérateur &amp;. En fait il va nous permettre de récupérer notre octet :<text:line-break/><text:tab/><text:tab/><text:span text:style-name="T21">vert = (couleur &gt;&gt; 8 ) &amp; FF</text:span><text:line-break/></text:p>
      <text:p text:style-name="P642"><text:tab/><text:span text:style-name="T102">Explications:</text:span></text:p>
      <text:p text:style-name="P642"><text:tab/><text:tab/>Soit x un bit : <text:s/>0 &amp; x = 0 et 1 &amp; x = x,</text:p>
      <text:p text:style-name="P642"><text:tab/><text:tab/> XXYY &amp; FF &lt;==&gt; <text:tab/>XXYY &amp; 00FF </text:p>
      <text:p text:style-name="P642"><text:tab/><text:tab/><text:tab/><text:tab/><text:tab/>XX &amp; 00 = 0</text:p>
      <text:p text:style-name="P642"><text:tab/><text:tab/><text:tab/><text:tab/><text:tab/>FF (en hexa) = 11111111 (en base 2)</text:p>
      <text:p text:style-name="P642"><text:tab/><text:tab/><text:tab/><text:tab/><text:tab/>YY &amp; FF = YY.</text:p>
      <text:p text:style-name="P642"><text:line-break/><text:tab/><text:span text:style-name="T102">Pour récupérer le rouge :</text:span><text:line-break/><text:tab/>Le <text:span text:style-name="T21">rouge</text:span> étant dans [XX][YY]<text:span text:style-name="T21">[ZZ] </text:span>à la troisième position, il suffit donc de faire </text:p>
      <text:p text:style-name="P642"><text:tab/>[XX][YY][<text:span text:style-name="T21">ZZ</text:span>] <text:span text:style-name="T21">&amp;</text:span> <text:span text:style-name="T21">FF</text:span> car on ne récupère anisi que le premier octet de droite. </text:p>
      <text:p text:style-name="P642"><text:tab/>On a donc :<text:tab/><text:span text:style-name="T21">rouge = couleur &amp; FF</text:span></text:p>
      <text:p text:style-name="P646"><text:span text:style-name="T92"><text:line-break/><text:tab/></text:span><text:span text:style-name="T93">Résumé :</text:span></text:p>
      <table:table table:name="Tableau37" table:style-name="Tableau37">
        <table:table-column table:style-name="Tableau37.A"/>
        <table:table-row>
          <table:table-cell table:style-name="Tableau37.A1" office:value-type="string">
            <text:p text:style-name="P350">couleur = bleu&lt;&lt;16 | vert&lt;&lt;8 | rouge</text:p>
            <text:p text:style-name="P643"><text:tab/>bleu = couleur &gt;&gt; 16</text:p>
            <text:p text:style-name="P643"><text:tab/>vert = (couleur &gt;&gt; 8 ) &amp; FF</text:p>
            <text:p text:style-name="P646"><text:span text:style-name="T92"><text:tab/></text:span><text:span text:style-name="T94">rouge = couleur &amp; FF</text:span></text:p>
          </table:table-cell>
        </table:table-row>
      </table:table>
      <text:p text:style-name="P647"/>
      <text:p text:style-name="P643"><text:tab/></text:p>
      <text:p text:style-name="P374"><text:span text:style-name="Strong_20_Emphasis"><text:span text:style-name="T17">Exemple 2 : Modifier un octet bit a bit</text:span></text:span><text:span text:style-name="T92"><text:line-break/><text:tab/>Si</text:span><text:span text:style-name="T94"> [XX]</text:span><text:span text:style-name="T92"> est un</text:span><text:span text:style-name="T94"> octet</text:span><text:span text:style-name="T92">, soit </text:span><text:span text:style-name="T94">[abcdefgh] </text:span><text:span text:style-name="T92">en base 2 avec abcdefgh des </text:span><text:span text:style-name="T94">bits</text:span><text:span text:style-name="T92">.</text:span></text:p>
      <text:p text:style-name="P220"><text:tab/>comment récupérer un des bits ou même le modifier ?<text:line-break/></text:p>
      <text:p text:style-name="P44"><text:span text:style-name="T92"><text:tab/>En fait c'est très simple, et les seuls opérateurs nécessaires sont &amp;, &lt;&lt; et &gt;&gt;.<text:line-break/><text:line-break/><text:tab/></text:span><text:span text:style-name="T93">Récupérer c</text:span><text:span text:style-name="T92"> :<text:line-break/><text:tab/>Pour récupérer c, il faut éliminer tous les autres bits :<text:line-break/><text:tab/><text:tab/>[ab</text:span><text:span text:style-name="T94">c</text:span><text:span text:style-name="T92">defgh] &amp; [00</text:span><text:span text:style-name="T94">1</text:span><text:span text:style-name="T92">00000] = [00</text:span><text:span text:style-name="T94">c</text:span><text:span text:style-name="T92">00000]<text:line-break/><text:tab/>Maintenant pour isoler c, il faut le décaler pour qu'il soit en première position a droite :<text:line-break/><text:tab/><text:tab/>[00</text:span><text:span text:style-name="T94">c</text:span><text:span text:style-name="T92">00000] &gt;&gt; </text:span><text:span text:style-name="T94">5</text:span><text:span text:style-name="T92"> = </text:span><text:span text:style-name="T94">c</text:span><text:span text:style-name="T92"><text:line-break/><text:line-break/><text:tab/></text:span><text:span text:style-name="T93">Récupérer un bit en général :</text:span><text:span text:style-name="T92"><text:line-break/><text:tab/>Pour récupérer un bit en général dans un nombre, on utilise d'abord &amp; puis on décale. </text:span></text:p>
      <text:p text:style-name="P220"><text:tab/>Il est nécessaire de connaître la position du bit dans le nombre (ici ^ signifie puissance).<text:line-break/><text:tab/><text:tab/>bit = ( nombre &amp; 2^position ) &gt;&gt; position </text:p>
      <text:p text:style-name="P220"><text:tab/>soit :<text:tab/></text:p>
      <table:table table:name="Tableau39" table:style-name="Tableau39">
        <table:table-column table:style-name="Tableau39.A"/>
        <table:table-row>
          <table:table-cell table:style-name="Tableau39.A1" office:value-type="string">
            <text:p text:style-name="P221">bit = (nombre &amp; (1 &lt;&lt; position)) &gt;&gt; position</text:p>
          </table:table-cell>
        </table:table-row>
      </table:table>
      <text:p text:style-name="P642"><text:line-break/></text:p>
      <text:p text:style-name="P645"><text:span text:style-name="Strong_20_Emphasis"><text:span text:style-name="T18">Exemple 3 : xor et la cryptographie</text:span></text:span><text:span text:style-name="T95"><text:line-break/><text:tab/></text:span><text:span text:style-name="T96">^</text:span><text:span text:style-name="T95"> permet de crypter des bits avec d'autres bits.<text:line-break/><text:tab/>La propiété suivante est exploitée :<text:line-break/><text:tab/><text:tab/><text:tab/></text:span></text:p>
      <table:table table:name="Tableau42" table:style-name="Tableau42">
        <table:table-column table:style-name="Tableau42.A"/>
        <table:table-row>
          <table:table-cell table:style-name="Tableau42.A1" office:value-type="string">
            <text:p text:style-name="P645"><text:span text:style-name="T96">a ^ b = c<text:line-break/></text:span><text:span text:style-name="T96">c ^ b = a</text:span></text:p>
          </table:table-cell>
        </table:table-row>
      </table:table>
      <text:p text:style-name="P642"/>
      <text:p text:style-name="P642"><text:tab/>Ainsi :</text:p>
      <table:table table:name="Tableau43" table:style-name="Tableau43">
        <table:table-column table:style-name="Tableau43.A"/>
        <table:table-row>
          <table:table-cell table:style-name="Tableau43.A1" office:value-type="string">
            <text:p text:style-name="P644">Cryptage →<text:tab/><text:tab/>[octet secret] ^ [octet clé] = [octet crypté]</text:p>
            <text:p text:style-name="P644">Décryptage ← <text:tab/>[octet crypté] ^ [octet clé] = [octet secret]</text:p>
          </table:table-cell>
        </table:table-row>
      </table:table>
      <text:p text:style-name="P643"><text:tab/><text:tab/><text:tab/><text:line-break/></text:p>
      <text:p text:style-name="P638"><text:span text:style-name="T1">Annexe 3 : </text:span><text:span text:style-name="T11">BIBLIOGRAPHIE</text:span></text:p>
      <text:p text:style-name="P234"/>
      <text:p text:style-name="P109">POUR DEBUTER:</text:p>
      <text:p text:style-name="P124"/>
      <text:p text:style-name="P5"><text:span text:style-name="T58">BRAQUELAIRE </text:span><text:span text:style-name="T59">: Méthodologie de programmation en C chez Masson</text:span></text:p>
      <text:p text:style-name="P64"/>
      <text:p text:style-name="P5"><text:span text:style-name="T3">A.R. FEUER </text:span><text:span text:style-name="T37">: "The C puzzle book" : Prentice Hall 1982.</text:span></text:p>
      <text:p text:style-name="P69">Traduit en français sous le titre "Langage C : problèmes et exercices". Masson 1988.</text:p>
      <text:p text:style-name="P58"/>
      <text:p text:style-name="P5"><text:span text:style-name="T3">P. DRIX</text:span><text:span text:style-name="T37"> : "Langage C, norme ANSI, vers une approche orientée objet". Masson 1989. </text:span></text:p>
      <text:p text:style-name="P47"/>
      <text:p text:style-name="P5"><text:span text:style-name="T3">T. PLUM</text:span><text:span text:style-name="T37"> : "Learning to program in C". Prentice Hall 1983.</text:span></text:p>
      <text:p text:style-name="P69">Traduit en français sous le titre "Le langage C. Introduction à la programmation" chez InterEditions.</text:p>
      <text:p text:style-name="P58"/>
      <text:p text:style-name="P64"/>
      <text:p text:style-name="P109">POUR APPROFONDIR:</text:p>
      <text:p text:style-name="P124"/>
      <text:p text:style-name="P5"><text:span text:style-name="T3">B.W. KERNIGHAN and D.M. RITCHIE</text:span><text:span text:style-name="T37"> : "The C programming language". Second edition, AN­SI-C. Prentice Hall Software Series 1988. Traduit en français. Masson 1989.</text:span></text:p>
      <text:p text:style-name="P47"/>
      <text:p text:style-name="P5"><text:span text:style-name="T3">HARBISON et G. Steele </text:span><text:span text:style-name="T37">: "Langage C. Manuel de référence". Masson 1990.</text:span></text:p>
      <text:p text:style-name="P47"/>
      <text:p text:style-name="P5"><text:span text:style-name="T3">A. koenig </text:span><text:span text:style-name="T37">: "Pièges du langage C". Addison Wesley 1994. 188F / 180 pages</text:span></text:p>
      <text:p text:style-name="P47"/>
      <text:p text:style-name="P47"/>
      <text:p text:style-name="P109">STRUCTURES DE DONNEES ET ALGORITHMES</text:p>
      <text:p text:style-name="P47"/>
      <text:p text:style-name="P5"><text:span text:style-name="T3">J. ESAKOV and T. WEISS </text:span><text:span text:style-name="T37">: "An advanced approach using C". Prentice Hall International Editions 1989.</text:span></text:p>
      <text:p text:style-name="P47"/>
      <text:p text:style-name="P5"><text:span text:style-name="T3">A. Robert L. KRUSE, Bruce P. LUNG, Clovis L. TONDO </text:span><text:span text:style-name="T37">: "Data structures and program design in C". Prentice Hall International Editions 1991.</text:span></text:p>
      <text:p text:style-name="P67"><text:s text:c="4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1" svg:font-family="Wingdings" style:font-pitch="variable"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Arial-BoldMT" svg:font-family="Arial-BoldMT"/>
    <style:font-face style:name="CMBX10" svg:font-family="CMBX10"/>
    <style:font-face style:name="CMBX12" svg:font-family="CMBX12"/>
    <style:font-face style:name="CMBX9" svg:font-family="CMBX9"/>
    <style:font-face style:name="CMMI12" svg:font-family="CMMI12"/>
    <style:font-face style:name="CMR10" svg:font-family="CMR10"/>
    <style:font-face style:name="CMR17" svg:font-family="CMR17"/>
    <style:font-face style:name="CMSY10" svg:font-family="CMSY10"/>
    <style:font-face style:name="CMTI10" svg:font-family="CMTI10"/>
    <style:font-face style:name="CMTI12" svg:font-family="CMTI12"/>
    <style:font-face style:name="CMTT10" svg:font-family="CMTT10"/>
    <style:font-face style:name="CMTT12~33" svg:font-family="CMTT12~33"/>
    <style:font-face style:name="CMTT8" svg:font-family="CMTT8"/>
    <style:font-face style:name="Consolas" svg:font-family="Consolas"/>
    <style:font-face style:name="Georgia" svg:font-family="Georgia"/>
    <style:font-face style:name="LMMono10-Regular" svg:font-family="LMMono10-Regular"/>
    <style:font-face style:name="LMMono9-Regular" svg:font-family="LMMono9-Regular"/>
    <style:font-face style:name="OpenSymbol1" svg:font-family="OpenSymbol"/>
    <style:font-face style:name="OpenSymbol" svg:font-family="OpenSymbol, 'Arial Unicode MS'"/>
    <style:font-face style:name="Wingdings-Regular" svg:font-family="Wingdings-Regular"/>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ItalicMT" svg:font-family="Arial-ItalicMT" style:font-family-generic="script"/>
    <style:font-face style:name="LMMathItalic10-Regular" svg:font-family="LMMathItalic10-Regular" style:font-family-generic="script"/>
    <style:font-face style:name="ArialMT" svg:font-family="ArialMT" style:font-family-generic="swiss"/>
    <style:font-face style:name="LMSans10-Bold" svg:font-family="LMSans10-Bold" style:font-family-generic="swiss"/>
    <style:font-face style:name="LMSans10-Regular" svg:font-family="LMSans10-Regular" style:font-family-generic="swiss"/>
    <style:font-face style:name="LMSans8-Regular" svg:font-family="LMSans8-Regular" style:font-family-generic="swiss"/>
    <style:font-face style:name="Tahoma" svg:font-family="Tahoma"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1.249cm" fo:margin-right="0cm" fo:margin-top="0.423cm" fo:margin-bottom="0.106cm" fo:text-indent="-1.249cm"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423cm" fo:margin-bottom="0.106cm" fo:text-indent="-1.249cm" style:auto-text-indent="false"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423cm" fo:margin-bottom="0.106cm" fo:text-indent="-1.249cm" style:auto-text-indent="false" fo:keep-with-next="always"/>
      <style:text-properties style:font-name="Arial" fo:font-size="12pt" style:font-size-asian="12pt"/>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left="7.493cm" fo:margin-right="0cm" fo:margin-top="0.423cm" fo:margin-bottom="0.106cm" fo:text-indent="-1.249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11.24cm" fo:margin-right="0cm" fo:margin-top="0.423cm" fo:margin-bottom="0.106cm" fo:text-indent="-1.249cm" style:auto-text-indent="false"/>
      <style:text-properties style:font-name="Arial" fo:font-size="9pt" fo:font-style="italic" fo:font-weight="bold" style:font-size-asian="9pt" style:font-style-asian="italic" style:font-weight-asian="bold"/>
    </style:style>
    <style:style style:name="Footnote" style:family="paragraph" style:parent-style-name="Standard" style:class="extra"/>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e" style:family="paragraph" style:parent-style-name="Standard">
      <style:paragraph-properties fo:margin-top="0cm" fo:margin-bottom="0.212cm" fo:text-align="justify" style:justify-single-word="false"/>
    </style:style>
    <style:style style:name="Normal_20__28_Web_29_" style:display-name="Normal (Web)" style:family="paragraph" style:parent-style-name="Standard">
      <style:paragraph-properties fo:margin-top="0.176cm" fo:margin-bottom="0.176cm"/>
      <style:text-properties style:font-name="Arial"/>
    </style:style>
    <style:style style:name="Préformaté_20_HTML1" style:display-name="Préformaté HTML1" style:family="paragraph" style:parent-style-name="Standard">
      <style:paragraph-properties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800000" style:font-name="Courier New"/>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xemple" style:family="paragraph" style:parent-style-name="Standard">
      <style:paragraph-properties fo:margin-left="1cm" fo:margin-right="0cm" fo:text-align="justify" style:justify-single-word="false" fo:text-indent="0cm" style:auto-text-indent="false">
        <style:tab-stops>
          <style:tab-stop style:position="6.502cm"/>
        </style:tab-stops>
      </style:paragraph-properties>
      <style:text-properties fo:font-size="12pt" style:font-size-asian="12pt" style:font-size-complex="12pt"/>
    </style:style>
    <style:style style:name="code" style:family="paragraph" style:parent-style-name="exemple">
      <style:paragraph-properties fo:text-align="start" style:justify-single-word="false">
        <style:tab-stops>
          <style:tab-stop style:position="2.501cm"/>
          <style:tab-stop style:position="4.001cm"/>
        </style:tab-stops>
      </style:paragraph-properties>
      <style:text-properties style:font-name="Courier New" fo:font-size="11pt" style:font-size-asian="11pt" style:font-name-complex="Courier New" style:font-size-complex="11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Bullet_20_Symbols" style:display-name="Bullet Symbols" style:family="text">
      <style:text-properties style:font-name="OpenSymbol"/>
    </style:style>
    <style:style style:name="Numbering_20_Symbols" style:display-name="Numbering Symbols" style:family="text"/>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1"/>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1"/>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WW8Num26z0" style:family="text">
      <style:text-properties style:font-name="Wingdings1"/>
    </style:style>
    <style:style style:name="WW8Num26z1" style:family="text">
      <style:text-properties style:font-name="Courier New" style:font-name-complex="Courier New"/>
    </style:style>
    <style:style style:name="WW8Num2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1"/>
      </text:list-level-style-bullet>
      <text:list-level-style-bullet text:level="4" text:style-name="WW8Num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1"/>
      </text:list-level-style-bullet>
      <text:list-level-style-bullet text:level="7" text:style-name="WW8Num2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2" text:style-name="WW8Num2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4" text:style-name="WW8Num2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1"/>
      </text:list-level-style-bullet>
      <text:list-level-style-bullet text:level="7" text:style-name="WW8Num26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Footer">
      <style:paragraph-properties fo:background-color="transparent">
        <style:background-image/>
      </style:paragraph-properties>
    </style:style>
    <style:style style:name="MP3" style:family="paragraph" style:parent-style-name="Footer">
      <style:paragraph-properties fo:text-align="end" style:justify-single-word="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Cadre1" text:anchor-type="paragraph" svg:y="0.002cm" fo:min-width="0.041cm" draw:z-index="40"><draw:text-box fo:min-height="0.37cm"><text:p text:style-name="MP2"><text:span text:style-name="Page_20_Number"><text:page-number text:select-page="current">153</text:page-number></text:span></text:p></draw:text-box></draw:frame></text:p>
        <text:p text:style-name="MP3"/>
        <text:p text:style-name="MP3"/>
      </style:footer>
      <style:footer-left>
        <text:p text:style-name="MP4"><draw:frame draw:style-name="Mfr1" draw:name="Cadre2" text:anchor-type="paragraph" svg:y="0.002cm" fo:min-width="0.041cm" draw:z-index="82"><draw:text-box fo:min-height="0.37cm"><text:p text:style-name="MP2"><text:span text:style-name="Page_20_Number"><text:page-number text:select-page="current">153</text:page-number></text:span></text:p></draw:text-box></draw:frame></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ient Préferé</meta:initial-creator>
    <meta:creation-date>1997-07-19T15:33:00</meta:creation-date>
    <dc:date>2014-08-21T11:47:53.39</dc:date>
    <meta:print-date>1997-07-20T10:21:00</meta:print-date>
    <meta:editing-cycles>161</meta:editing-cycles>
    <meta:editing-duration>PT36H27M43S</meta:editing-duration>
    <meta:generator>OpenOffice.org/3.1$Win32 OpenOffice.org_project/310m11$Build-9399</meta:generator>
    <meta:document-statistic meta:table-count="82" meta:image-count="0" meta:object-count="0" meta:page-count="153" meta:paragraph-count="4067" meta:word-count="24444" meta:character-count="142514"/>
  </office:meta>
</office:document-meta>
</file>